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onaco, 'Andale Mono', monospace"/>
    <style:font-face style:name="Lohit Devanagari1" svg:font-family="'Lohit Devanagari'"/>
    <style:font-face style:name="Open Sans" svg:font-family="'Open Sans', sans-serif"/>
    <style:font-face style:name="Open sans" svg:font-family="'Open sans', sans-serif"/>
    <style:font-face style:name="Source Serif Pro" svg:font-family="'Source Serif Pro', serif"/>
    <style:font-face style:name="monospace" svg:font-family="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Spranq eco sans" svg:font-family="'Spranq eco sans'" style:font-family-generic="roman" style:font-pitch="variable"/>
    <style:font-face style:name="Spranq eco sans1" svg:font-family="'Spranq eco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4b49d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paragraph-rsid="0004df6d" style:font-size-asian="20pt" style:font-weight-asian="bold" style:font-size-complex="20pt" style:font-weight-complex="bold"/>
    </style:style>
    <style:style style:name="P3" style:family="paragraph" style:parent-style-name="Standard">
      <style:text-properties fo:font-variant="normal" fo:text-transform="none" fo:color="#3d464d" style:font-name="Open Sans" fo:font-size="13.5pt" fo:letter-spacing="normal" fo:font-style="normal" fo:font-weight="bold" officeooo:paragraph-rsid="0004b49d"/>
    </style:style>
    <style:style style:name="P4" style:family="paragraph" style:parent-style-name="Heading_20_1">
      <style:text-properties fo:font-variant="normal" fo:text-transform="none" fo:color="#3d464d" style:font-name="Open Sans" fo:font-size="13.5pt" fo:letter-spacing="normal" fo:font-style="normal" fo:font-weight="bold" loext:padding="0cm" loext:border="none"/>
    </style:style>
    <style:style style:name="P5" style:family="paragraph" style:parent-style-name="Heading_20_1">
      <style:text-properties fo:font-variant="normal" fo:text-transform="none" fo:color="#3d464d" style:font-name="Open Sans" fo:font-size="13.5pt" fo:letter-spacing="normal" fo:font-style="normal" fo:font-weight="bold" officeooo:paragraph-rsid="0004b49d" loext:padding="0cm" loext:border="none"/>
    </style:style>
    <style:style style:name="P6" style:family="paragraph" style:parent-style-name="Heading_20_1">
      <style:text-properties fo:font-variant="normal" fo:text-transform="none" fo:color="#3d464d" style:font-name="Open Sans" fo:font-size="13.5pt" fo:letter-spacing="normal" fo:font-style="normal" fo:font-weight="bold" officeooo:paragraph-rsid="000a0a93" loext:padding="0cm" loext:border="none"/>
    </style:style>
    <style:style style:name="P7" style:family="paragraph" style:parent-style-name="Heading_20_1">
      <style:text-properties fo:font-variant="normal" fo:text-transform="none" fo:color="#3d464d" style:font-name="monospace" fo:font-size="9.75pt" fo:letter-spacing="normal" fo:font-style="normal" fo:font-weight="normal" officeooo:paragraph-rsid="00080d0c" loext:padding="0cm" loext:border="none"/>
    </style:style>
    <style:style style:name="P8" style:family="paragraph" style:parent-style-name="Heading_20_1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d464d" style:font-name="Open Sans" fo:font-size="13.5pt" fo:letter-spacing="normal" fo:font-style="normal" fo:font-weight="bold" loext:padding="0cm" loext:border="none"/>
    </style:style>
    <style:style style:name="P9" style:family="paragraph" style:parent-style-name="Preformatted_20_Text">
      <loext:graphic-properties draw:fill="solid" draw:fill-color="#f0f3f5" draw:opacity="100%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0f3f5"/>
    </style:style>
    <style:style style:name="P10" style:family="paragraph" style:parent-style-name="Preformatted_20_Text">
      <loext:graphic-properties draw:fill="solid" draw:fill-color="#f0f3f5" draw:opacity="100%"/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fo:background-color="#f0f3f5"/>
    </style:style>
    <style:style style:name="P11" style:family="paragraph" style:parent-style-name="Preformatted_20_Text">
      <loext:graphic-properties draw:fill="solid" draw:fill-color="#f0f3f5" draw:opacity="100%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0f3f5" fo:padding="0cm" fo:border="none"/>
    </style:style>
    <style:style style:name="P12" style:family="paragraph" style:parent-style-name="Text_20_body">
      <style:paragraph-properties fo:margin-left="0cm" fo:margin-right="0cm" fo:margin-top="0cm" fo:margin-bottom="0cm" loext:contextual-spacing="false" style:line-height-at-least="0.82cm" fo:text-align="start" style:justify-single-word="false" fo:text-indent="0cm" style:auto-text-indent="false" fo:padding="0cm" fo:border="none"/>
    </style:style>
    <style:style style:name="P13" style:family="paragraph" style:parent-style-name="Text_20_body">
      <style:paragraph-properties fo:margin-left="0cm" fo:margin-right="0cm" fo:margin-top="0cm" fo:margin-bottom="0cm" loext:contextual-spacing="false" style:line-height-at-least="0.82cm" fo:text-align="start" style:justify-single-word="false" fo:orphans="2" fo:widows="2" fo:text-indent="0cm" style:auto-text-indent="false" fo:padding="0cm" fo:border="none"/>
    </style:style>
    <style:style style:name="P14" style:family="paragraph" style:parent-style-name="Text_20_body">
      <style:paragraph-properties fo:margin-left="0cm" fo:margin-right="0cm" fo:margin-top="0cm" fo:margin-bottom="0cm" loext:contextual-spacing="false" style:line-height-at-least="0.82cm" fo:text-align="start" style:justify-single-word="false" fo:orphans="2" fo:widows="2" fo:text-indent="0cm" style:auto-text-indent="false" fo:padding="0cm" fo:border="none"/>
      <style:text-properties officeooo:paragraph-rsid="00174ed3"/>
    </style:style>
    <style:style style:name="P15" style:family="paragraph" style:parent-style-name="Text_20_body">
      <style:paragraph-properties fo:margin-left="0cm" fo:margin-right="0cm" fo:margin-top="0cm" fo:margin-bottom="0cm" loext:contextual-spacing="false" style:line-height-at-least="0.82cm" fo:text-align="start" style:justify-single-word="false" fo:text-indent="0cm" style:auto-text-indent="false" fo:padding="0cm" fo:border="none"/>
      <style:text-properties fo:color="#3d464d" style:font-name="Source Serif Pro" fo:font-size="13.5pt" loext:padding="0cm" loext:border="none"/>
    </style:style>
    <style:style style:name="P1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1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18" style:family="paragraph" style:parent-style-name="Text_20_body">
      <style:paragraph-properties fo:margin-left="0cm" fo:margin-right="0cm" fo:margin-top="0cm" fo:margin-bottom="0cm" loext:contextual-spacing="false" style:line-height-at-least="0.82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 loext:padding="0cm" loext:border="none"/>
    </style:style>
    <style:style style:name="P19" style:family="paragraph" style:parent-style-name="Heading_20_1">
      <style:paragraph-properties fo:margin-left="0cm" fo:margin-right="0cm" fo:margin-top="0cm" fo:margin-bottom="0cm" loext:contextual-spacing="false" fo:line-height="118%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Open Sans" fo:font-size="13.5pt" fo:letter-spacing="normal" fo:font-style="normal" fo:font-weight="bold" loext:padding="0cm" loext:border="none"/>
    </style:style>
    <style:style style:name="P20" style:family="paragraph" style:parent-style-name="Heading_20_1">
      <style:paragraph-properties fo:margin-left="0cm" fo:margin-right="0cm" fo:margin-top="0cm" fo:margin-bottom="0cm" loext:contextual-spacing="false" fo:line-height="118%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Open Sans" fo:font-size="13.5pt" fo:letter-spacing="normal" fo:font-style="normal" fo:font-weight="bold" style:font-weight-asian="bold" style:font-weight-complex="bold" loext:padding="0cm" loext:border="none"/>
    </style:style>
    <style:style style:name="P21" style:family="paragraph" style:parent-style-name="Heading_20_1">
      <style:paragraph-properties fo:margin-left="0cm" fo:margin-right="0cm" fo:margin-top="0cm" fo:margin-bottom="0cm" loext:contextual-spacing="false" fo:line-height="118%" fo:text-align="start" style:justify-single-word="false" fo:orphans="2" fo:widows="2" fo:text-indent="0cm" style:auto-text-indent="false" fo:padding="0cm" fo:border="none"/>
    </style:style>
    <style:style style:name="P2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10.5pt" loext:padding="0cm" loext:border="none"/>
    </style:style>
    <style:style style:name="P2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2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6e757a" style:font-name="Source Serif Pro" fo:font-size="11.25pt" fo:letter-spacing="normal" fo:font-style="normal" fo:font-weight="normal"/>
    </style:style>
    <style:style style:name="P2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26" style:family="paragraph" style:parent-style-name="Heading_20_1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3d464d" style:font-name="Open Sans" fo:font-size="13.5pt" fo:letter-spacing="normal" fo:font-style="normal" fo:font-weight="bold" loext:padding="0cm" loext:border="none"/>
    </style:style>
    <style:style style:name="P27" style:family="paragraph" style:parent-style-name="Heading_20_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28" style:family="paragraph" style:parent-style-name="Heading_20_2">
      <style:paragraph-properties fo:margin-left="0cm" fo:margin-right="0cm" fo:margin-top="1.191cm" fo:margin-bottom="0cm" loext:contextual-spacing="false" fo:orphans="2" fo:widows="2" fo:text-indent="0cm" style:auto-text-indent="false" fo:padding="0cm" fo:border="none"/>
      <style:text-properties fo:font-variant="normal" fo:text-transform="none" fo:color="#3d464d" style:font-name="Open sans" fo:letter-spacing="normal" fo:font-style="normal" fo:font-weight="bold"/>
    </style:style>
    <style:style style:name="P29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30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d464d" style:font-name="Open Sans" fo:font-size="13.5pt" fo:letter-spacing="normal" fo:font-style="normal" fo:font-weight="bold"/>
    </style:style>
    <style:style style:name="P3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3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 officeooo:rsid="00172238" officeooo:paragraph-rsid="00172238"/>
    </style:style>
    <style:style style:name="P33" style:family="paragraph" style:parent-style-name="Heading_20_1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Open Sans" fo:font-size="13.5pt" fo:letter-spacing="normal" fo:font-style="normal" fo:font-weight="bold" loext:padding="0cm" loext:border="none"/>
    </style:style>
    <style:style style:name="P34" style:family="paragraph" style:parent-style-name="Text_20_body">
      <style:paragraph-properties fo:margin-left="0cm" fo:margin-right="0cm" fo:margin-top="0.794cm" fo:margin-bottom="0cm" loext:contextual-spacing="false" fo:text-indent="0cm" style:auto-text-indent="false"/>
      <style:text-properties officeooo:paragraph-rsid="001d2ee5"/>
    </style:style>
    <style:style style:name="P35" style:family="paragraph" style:parent-style-name="Preformatted_20_Text">
      <loext:graphic-properties draw:fill="solid" draw:fill-color="#f0f3f5" draw:opacity="100%"/>
      <style:paragraph-properties fo:margin-top="0cm" fo:margin-bottom="0cm" loext:contextual-spacing="false" fo:line-height="150%" fo:text-align="start" style:justify-single-word="false" fo:orphans="2" fo:widows="2" fo:background-color="#f0f3f5"/>
    </style:style>
    <style:style style:name="P36" style:family="paragraph" style:parent-style-name="Text_20_body">
      <style:text-properties fo:font-variant="normal" fo:text-transform="none" fo:color="#3d464d" style:font-name="Open Sans" fo:font-size="13.5pt" fo:letter-spacing="normal" fo:font-style="normal" fo:font-weight="bold" officeooo:paragraph-rsid="0004b49d"/>
    </style:style>
    <style:style style:name="P37" style:family="paragraph" style:parent-style-name="Text_20_body">
      <style:text-properties fo:font-variant="normal" fo:text-transform="none" fo:color="#3d464d" style:font-name="monospace" fo:font-size="9.75pt" fo:letter-spacing="normal" fo:font-style="normal" fo:font-weight="normal" officeooo:paragraph-rsid="00080d0c"/>
    </style:style>
    <style:style style:name="P38" style:family="paragraph" style:parent-style-name="Text_20_body">
      <style:text-properties officeooo:paragraph-rsid="00080d0c"/>
    </style:style>
    <style:style style:name="P39" style:family="paragraph" style:parent-style-name="Text_20_body">
      <style:text-properties officeooo:paragraph-rsid="0009ae08"/>
    </style:style>
    <style:style style:name="P40" style:family="paragraph" style:parent-style-name="Text_20_body">
      <style:text-properties officeooo:paragraph-rsid="000a0a93"/>
    </style:style>
    <style:style style:name="P41" style:family="paragraph" style:parent-style-name="Text_20_body">
      <style:text-properties officeooo:rsid="001370ba" officeooo:paragraph-rsid="0014bc9b"/>
    </style:style>
    <style:style style:name="P42" style:family="paragraph" style:parent-style-name="Text_20_body">
      <style:text-properties officeooo:rsid="0014bc9b" officeooo:paragraph-rsid="0014bc9b"/>
    </style:style>
    <style:style style:name="P43" style:family="paragraph" style:parent-style-name="Text_20_body"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44" style:family="paragraph" style:parent-style-name="Text_20_body">
      <style:text-properties fo:font-variant="normal" fo:text-transform="none" fo:color="#3d464d" style:font-name="Source Serif Pro" fo:font-size="13.5pt" fo:letter-spacing="normal" fo:font-style="normal" fo:font-weight="normal" officeooo:rsid="0014bc9b" officeooo:paragraph-rsid="0014bc9b"/>
    </style:style>
    <style:style style:name="P45" style:family="paragraph" style:parent-style-name="Text_20_body">
      <style:text-properties fo:font-variant="normal" fo:text-transform="none" fo:color="#3d464d" style:font-name="Source Serif Pro" fo:font-size="13.5pt" fo:letter-spacing="normal" fo:font-style="normal" fo:font-weight="normal" officeooo:rsid="001370ba" officeooo:paragraph-rsid="001370ba"/>
    </style:style>
    <style:style style:name="P46" style:family="paragraph" style:parent-style-name="Text_20_body">
      <style:text-properties fo:font-variant="normal" fo:text-transform="none" fo:color="#3d464d" style:font-name="Source Serif Pro" fo:font-size="13.5pt" fo:letter-spacing="normal" fo:font-style="normal" fo:font-weight="normal" officeooo:rsid="001370ba" officeooo:paragraph-rsid="0014bc9b"/>
    </style:style>
    <style:style style:name="P47" style:family="paragraph" style:parent-style-name="Text_20_body">
      <style:text-properties fo:font-variant="normal" fo:text-transform="none" fo:color="#3d464d" style:font-name="Source Serif Pro" fo:font-size="13.5pt" fo:letter-spacing="normal" fo:font-style="normal" fo:font-weight="normal" officeooo:rsid="0018c9e5" loext:padding="0cm" loext:border="none"/>
    </style:style>
    <style:style style:name="P48" style:family="paragraph" style:parent-style-name="Text_20_body">
      <style:text-properties fo:font-variant="normal" fo:text-transform="none" fo:color="#3d464d" style:font-name="Source Serif Pro" fo:font-size="13.5pt" fo:letter-spacing="normal" fo:font-style="normal" fo:font-weight="normal" officeooo:rsid="002e2266" officeooo:paragraph-rsid="002e2266"/>
    </style:style>
    <style:style style:name="P49" style:family="paragraph" style:parent-style-name="Text_20_body">
      <style:text-properties fo:font-variant="normal" fo:text-transform="none" fo:color="#73797e" style:font-name="Open Sans" fo:font-size="10.5pt" fo:letter-spacing="normal" fo:font-style="italic" fo:font-weight="normal" officeooo:rsid="001d2ee5" loext:padding="0cm" loext:border="none"/>
    </style:style>
    <style:style style:name="P50" style:family="paragraph" style:parent-style-name="Text_20_body">
      <style:text-properties officeooo:rsid="0022ca09" officeooo:paragraph-rsid="0022ca09"/>
    </style:style>
    <style:style style:name="P51" style:family="paragraph" style:parent-style-name="Text_20_body">
      <style:text-properties fo:color="#3d464d" style:font-name="Source Serif Pro" fo:font-size="13.5pt" fo:font-weight="normal" loext:padding="0cm" loext:border="none"/>
    </style:style>
    <style:style style:name="P52" style:family="paragraph" style:parent-style-name="Text_20_body">
      <style:text-properties officeooo:paragraph-rsid="002b402f"/>
    </style:style>
    <style:style style:name="P53" style:family="paragraph" style:parent-style-name="Text_20_body">
      <style:text-properties officeooo:paragraph-rsid="002bcd5c"/>
    </style:style>
    <style:style style:name="P54" style:family="paragraph" style:parent-style-name="Text_20_body">
      <style:text-properties officeooo:rsid="002e2266" officeooo:paragraph-rsid="002e2266"/>
    </style:style>
    <style:style style:name="P55" style:family="paragraph" style:parent-style-name="Text_20_body">
      <style:text-properties officeooo:paragraph-rsid="002e2266"/>
    </style:style>
    <style:style style:name="P56" style:family="paragraph" style:parent-style-name="Text_20_body">
      <style:paragraph-properties fo:margin-left="0cm" fo:margin-right="0cm" fo:margin-top="0cm" fo:margin-bottom="0cm" loext:contextual-spacing="false" style:line-height-at-least="0.82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 officeooo:rsid="00174ed3" officeooo:paragraph-rsid="00174ed3" loext:padding="0cm" loext:border="none"/>
    </style:style>
    <style:style style:name="P57" style:family="paragraph" style:parent-style-name="Text_20_body">
      <style:paragraph-properties fo:margin-left="0cm" fo:margin-right="0cm" fo:margin-top="0cm" fo:margin-bottom="0cm" loext:contextual-spacing="false" style:line-height-at-least="0.82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 loext:padding="0cm" loext:border="none"/>
    </style:style>
    <style:style style:name="P5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59" style:family="paragraph" style:parent-style-name="Text_20_body" style:list-style-name="L4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6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61" style:family="paragraph" style:parent-style-name="Text_20_body">
      <style:paragraph-properties fo:margin-left="0cm" fo:margin-right="0cm" fo:margin-top="0cm" fo:margin-bottom="0cm" loext:contextual-spacing="false" style:line-height-at-least="0.82cm" fo:text-align="start" style:justify-single-word="false" fo:orphans="2" fo:widows="2" fo:text-indent="0cm" style:auto-text-indent="false" fo:padding="0cm" fo:border="none"/>
    </style:style>
    <style:style style:name="P62" style:family="paragraph" style:parent-style-name="Text_20_body">
      <style:paragraph-properties fo:margin-left="0cm" fo:margin-right="0cm" fo:margin-top="0cm" fo:margin-bottom="0cm" loext:contextual-spacing="false" style:line-height-at-least="0.82cm" fo:text-align="start" style:justify-single-word="false" fo:text-indent="0cm" style:auto-text-indent="false" fo:padding="0cm" fo:border="none"/>
      <style:text-properties fo:color="#3d464d" style:font-name="Source Serif Pro" fo:font-size="13.5pt" loext:padding="0cm" loext:border="none"/>
    </style:style>
    <style:style style:name="P63" style:family="paragraph" style:parent-style-name="Text_20_body">
      <style:paragraph-properties fo:margin-left="0cm" fo:margin-right="0cm" fo:margin-top="0cm" fo:margin-bottom="0cm" loext:contextual-spacing="false" style:line-height-at-least="0.82cm" fo:text-align="start" style:justify-single-word="false" fo:text-indent="0cm" style:auto-text-indent="false" fo:padding="0cm" fo:border="none"/>
      <style:text-properties fo:color="#3d464d" style:font-name="Source Serif Pro" fo:font-size="13.5pt" fo:font-weight="normal" loext:padding="0cm" loext:border="none"/>
    </style:style>
    <style:style style:name="P64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6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3d464d" style:font-name="Source Serif Pro" fo:font-size="13.5pt" fo:letter-spacing="normal" fo:font-style="normal" fo:font-weight="normal" officeooo:rsid="0018c9e5" officeooo:paragraph-rsid="0018c9e5" loext:padding="0cm" loext:border="none"/>
    </style:style>
    <style:style style:name="P6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color="#73797e" style:font-name="Open Sans" fo:font-size="10.5pt" fo:letter-spacing="normal" fo:font-style="italic" fo:font-weight="normal" officeooo:rsid="001d2ee5" officeooo:paragraph-rsid="001d2ee5" loext:padding="0cm" loext:border="none"/>
    </style:style>
    <style:style style:name="P67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10.5pt" loext:padding="0cm" loext:border="none"/>
    </style:style>
    <style:style style:name="P68" style:family="paragraph" style:parent-style-name="Text_20_body">
      <loext:graphic-properties draw:fill="solid" draw:fill-color="#f0f3f5" draw:opacity="100%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0f3f5"/>
    </style:style>
    <style:style style:name="P6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70" style:family="paragraph" style:parent-style-name="Text_20_body">
      <style:paragraph-properties fo:margin-left="0cm" fo:margin-right="0cm" fo:margin-top="0.794cm" fo:margin-bottom="0cm" loext:contextual-spacing="false" fo:text-indent="0cm" style:auto-text-indent="false"/>
    </style:style>
    <style:style style:name="P71" style:family="paragraph" style:parent-style-name="Text_20_body">
      <style:paragraph-properties fo:margin-left="0cm" fo:margin-right="0cm" fo:margin-top="0.794cm" fo:margin-bottom="0cm" loext:contextual-spacing="false" fo:text-indent="0cm" style:auto-text-indent="false"/>
      <style:text-properties fo:color="#73797e" fo:font-style="italic" officeooo:paragraph-rsid="001d2ee5" loext:padding="0cm" loext:border="none"/>
    </style:style>
    <style:style style:name="P72" style:family="paragraph" style:parent-style-name="Text_20_body">
      <style:paragraph-properties fo:margin-left="0cm" fo:margin-right="0cm" fo:margin-top="0.794cm" fo:margin-bottom="0cm" loext:contextual-spacing="false" fo:text-indent="0cm" style:auto-text-indent="false"/>
      <style:text-properties fo:font-variant="normal" fo:text-transform="none" fo:color="#3d464d" style:font-name="monospace" fo:font-size="10.5pt" fo:letter-spacing="normal" fo:font-style="normal" fo:font-weight="normal" officeooo:paragraph-rsid="001d2ee5"/>
    </style:style>
    <style:style style:name="P73" style:family="paragraph" style:parent-style-name="Text_20_body">
      <style:paragraph-properties fo:margin-left="0cm" fo:margin-right="0cm" fo:margin-top="0.794cm" fo:margin-bottom="0cm" loext:contextual-spacing="false" fo:orphans="2" fo:widows="2" fo:text-indent="0cm" style:auto-text-indent="false"/>
      <style:text-properties fo:font-variant="normal" fo:text-transform="none" fo:color="#3d464d" style:font-name="Source Serif Pro" fo:font-size="13.5pt" fo:letter-spacing="normal" fo:font-style="normal" fo:font-weight="normal" loext:padding="0cm" loext:border="none"/>
    </style:style>
    <style:style style:name="P74" style:family="paragraph" style:parent-style-name="Text_20_body">
      <style:paragraph-properties fo:margin-left="0cm" fo:margin-right="0cm" fo:margin-top="0.794cm" fo:margin-bottom="0cm" loext:contextual-spacing="false" fo:orphans="2" fo:widows="2" fo:text-indent="0cm" style:auto-text-indent="false"/>
    </style:style>
    <style:style style:name="P75" style:family="paragraph" style:parent-style-name="Text_20_body">
      <style:paragraph-properties fo:margin-left="0cm" fo:margin-right="0cm" fo:margin-top="0.794cm" fo:margin-bottom="0cm" loext:contextual-spacing="false" fo:orphans="2" fo:widows="2" fo:text-indent="0cm" style:auto-text-indent="false"/>
      <style:text-properties officeooo:paragraph-rsid="002bcd5c"/>
    </style:style>
    <style:style style:name="P7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77" style:family="paragraph" style:parent-style-name="Text_20_body" style:list-style-name="L4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78" style:family="paragraph" style:parent-style-name="Text_20_body">
      <style:paragraph-properties fo:margin-left="0cm" fo:margin-right="0cm" fo:margin-top="0.476cm" fo:margin-bottom="0.476cm" loext:contextual-spacing="false" fo:text-align="center" style:justify-single-word="false" fo:orphans="2" fo:widows="2" fo:text-indent="0cm" style:auto-text-indent="false"/>
      <style:text-properties fo:font-variant="normal" fo:text-transform="none" fo:color="#000000" style:font-name="Open Sans" fo:font-size="10.5pt" fo:letter-spacing="normal" fo:font-style="normal" fo:font-weight="normal" loext:padding="0cm" loext:border="none"/>
    </style:style>
    <style:style style:name="P79" style:family="paragraph" style:parent-style-name="Text_20_body">
      <style:paragraph-properties fo:margin-left="1.251cm" fo:margin-right="0cm" fo:text-indent="0cm" style:auto-text-indent="false"/>
    </style:style>
    <style:style style:name="P80" style:family="paragraph" style:parent-style-name="Text_20_body">
      <style:paragraph-properties fo:margin-left="1.251cm" fo:margin-right="0cm" fo:text-indent="0cm" style:auto-text-indent="false"/>
      <style:text-properties officeooo:paragraph-rsid="002e2266"/>
    </style:style>
    <style:style style:name="P81" style:family="paragraph" style:parent-style-name="Text_20_body">
      <style:paragraph-properties fo:margin-left="0cm" fo:margin-right="0cm" fo:text-indent="0cm" style:auto-text-indent="false"/>
    </style:style>
    <style:style style:name="P82" style:family="paragraph" style:parent-style-name="Heading_20_1">
      <style:paragraph-properties fo:margin-left="0cm" fo:margin-right="0cm" fo:margin-top="0cm" fo:margin-bottom="0cm" loext:contextual-spacing="false" style:line-height-at-least="0.82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bold" officeooo:rsid="00174ed3" officeooo:paragraph-rsid="00174ed3" style:font-weight-asian="bold" style:font-weight-complex="bold" loext:padding="0cm" loext:border="none"/>
    </style:style>
    <style:style style:name="P83" style:family="paragraph" style:parent-style-name="Heading_20_1">
      <style:paragraph-properties fo:margin-left="0cm" fo:margin-right="0cm" fo:margin-top="0cm" fo:margin-bottom="0cm" loext:contextual-spacing="false" fo:line-height="118%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Open Sans" fo:font-size="13.5pt" fo:letter-spacing="normal" fo:font-style="normal" fo:font-weight="bold" loext:padding="0cm" loext:border="none"/>
    </style:style>
    <style:style style:name="P84" style:family="paragraph" style:parent-style-name="Heading_20_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Open Sans" fo:font-size="13.5pt" fo:letter-spacing="normal" fo:font-style="normal" fo:font-weight="bold" loext:padding="0cm" loext:border="none"/>
    </style:style>
    <style:style style:name="P85" style:family="paragraph" style:parent-style-name="Heading_20_1">
      <style:paragraph-properties fo:margin-left="0cm" fo:margin-right="0cm" fo:margin-top="0cm" fo:margin-bottom="0cm" loext:contextual-spacing="false" fo:line-height="118%" fo:text-align="start" style:justify-single-word="false" fo:orphans="2" fo:widows="2" fo:text-indent="0cm" style:auto-text-indent="false" fo:padding="0cm" fo:border="none"/>
    </style:style>
    <style:style style:name="P86" style:family="paragraph" style:parent-style-name="Heading_20_1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3d464d" style:font-name="Source Serif Pro" fo:font-size="13.5pt" fo:letter-spacing="normal" fo:font-style="normal" fo:font-weight="bold" officeooo:rsid="0018c9e5" officeooo:paragraph-rsid="0018c9e5" style:font-weight-asian="bold" style:font-weight-complex="bold" loext:padding="0cm" loext:border="none"/>
    </style:style>
    <style:style style:name="P87" style:family="paragraph" style:parent-style-name="Heading_20_1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3d464d" style:font-name="Open Sans" fo:font-size="12pt" fo:letter-spacing="normal" fo:font-style="normal" fo:font-weight="bold" style:font-size-asian="12pt" style:font-weight-asian="bold" style:font-size-complex="12pt" style:font-weight-complex="bold" loext:padding="0cm" loext:border="none"/>
    </style:style>
    <style:style style:name="P88" style:family="paragraph" style:parent-style-name="Heading_20_1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73797e" style:font-name="Open Sans" fo:font-size="10.5pt" fo:letter-spacing="normal" fo:font-style="italic" fo:font-weight="normal" officeooo:rsid="001d2ee5" officeooo:paragraph-rsid="001d2ee5" loext:padding="0cm" loext:border="none"/>
    </style:style>
    <style:style style:name="P89" style:family="paragraph" style:parent-style-name="Heading_20_1">
      <loext:graphic-properties draw:fill="solid" draw:fill-color="#f0f3f5" draw:opacity="100%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0f3f5"/>
      <style:text-properties officeooo:paragraph-rsid="0023e2a6"/>
    </style:style>
    <style:style style:name="P90" style:family="paragraph" style:parent-style-name="Heading_20_1">
      <style:paragraph-properties fo:margin-left="0cm" fo:margin-right="0cm" fo:margin-top="0.794cm" fo:margin-bottom="0cm" loext:contextual-spacing="false" fo:orphans="2" fo:widows="2" fo:text-indent="0cm" style:auto-text-indent="false"/>
    </style:style>
    <style:style style:name="P91" style:family="paragraph" style:parent-style-name="Heading_20_1">
      <style:paragraph-properties fo:margin-left="0cm" fo:margin-right="0cm" fo:margin-top="0.794cm" fo:margin-bottom="0cm" loext:contextual-spacing="false" fo:orphans="2" fo:widows="2" fo:text-indent="0cm" style:auto-text-indent="false"/>
      <style:text-properties fo:font-variant="normal" fo:text-transform="none" fo:color="#3d464d" style:font-name="Open Sans" fo:font-size="13.5pt" fo:letter-spacing="normal" fo:font-style="normal" fo:font-weight="bold" loext:padding="0cm" loext:border="none"/>
    </style:style>
    <style:style style:name="P92" style:family="paragraph" style:parent-style-name="Heading_20_1">
      <style:paragraph-properties fo:margin-left="0cm" fo:margin-right="0cm" fo:margin-top="0.794cm" fo:margin-bottom="0cm" loext:contextual-spacing="false" fo:orphans="2" fo:widows="2" fo:text-indent="0cm" style:auto-text-indent="false"/>
      <style:text-properties fo:font-variant="normal" fo:text-transform="none" fo:color="#3d464d" style:font-name="Open Sans" fo:font-size="13.5pt" fo:letter-spacing="normal" fo:font-style="normal" fo:font-weight="bold" officeooo:paragraph-rsid="002bcd5c" loext:padding="0cm" loext:border="none"/>
    </style:style>
    <style:style style:name="P93" style:family="paragraph" style:parent-style-name="Heading_20_1">
      <style:paragraph-properties fo:margin-left="0cm" fo:margin-right="0cm" fo:margin-top="0.794cm" fo:margin-bottom="0cm" loext:contextual-spacing="false" fo:text-indent="0cm" style:auto-text-indent="false"/>
      <style:text-properties fo:font-variant="normal" fo:text-transform="none" fo:color="#3d464d" style:font-name="Open Sans" fo:font-size="13.5pt" fo:letter-spacing="normal" fo:font-style="normal" fo:font-weight="bold" style:font-weight-asian="bold" style:font-weight-complex="bold" loext:padding="0cm" loext:border="none"/>
    </style:style>
    <style:style style:name="P94" style:family="paragraph" style:parent-style-name="Heading_20_1">
      <style:text-properties fo:font-variant="normal" fo:text-transform="none" fo:color="#3d464d" style:font-name="Source Serif Pro" fo:font-size="13.5pt" fo:letter-spacing="normal" fo:font-style="normal" fo:font-weight="normal" officeooo:rsid="0018c9e5" loext:padding="0cm" loext:border="none"/>
    </style:style>
    <style:style style:name="P95" style:family="paragraph" style:parent-style-name="Heading_20_1">
      <style:text-properties fo:font-variant="normal" fo:text-transform="none" fo:color="#3d464d" style:font-name="Source Serif Pro" fo:font-size="13.5pt" fo:letter-spacing="normal" fo:font-style="normal" fo:font-weight="bold" officeooo:rsid="0018c9e5" style:font-weight-asian="bold" style:font-weight-complex="bold" loext:padding="0cm" loext:border="none"/>
    </style:style>
    <style:style style:name="P96" style:family="paragraph" style:parent-style-name="Heading_20_1">
      <style:text-properties fo:font-variant="normal" fo:text-transform="none" fo:color="#3d464d" style:font-name="Open Sans" fo:font-size="13.5pt" fo:letter-spacing="normal" fo:font-style="normal" fo:font-weight="bold" loext:padding="0cm" loext:border="none"/>
    </style:style>
    <style:style style:name="P97" style:family="paragraph" style:parent-style-name="Heading_20_1">
      <style:text-properties fo:font-variant="normal" fo:text-transform="none" fo:color="#3d464d" style:font-name="Open Sans" fo:font-size="13.5pt" fo:letter-spacing="normal" fo:font-style="normal" fo:font-weight="bold" officeooo:paragraph-rsid="002b402f" loext:padding="0cm" loext:border="none"/>
    </style:style>
    <style:style style:name="P98" style:family="paragraph" style:parent-style-name="Heading_20_1">
      <style:text-properties fo:font-variant="normal" fo:text-transform="none" fo:color="#3d464d" style:font-name="Open Sans" fo:font-size="13.5pt" fo:letter-spacing="normal" fo:font-style="normal" fo:font-weight="bold" officeooo:rsid="0022ca09" officeooo:paragraph-rsid="0022ca09" loext:padding="0cm" loext:border="none"/>
    </style:style>
    <style:style style:name="P99" style:family="paragraph" style:parent-style-name="Heading_20_1">
      <style:text-properties fo:font-variant="normal" fo:text-transform="none" fo:color="#3d464d" style:font-name="Open Sans" fo:font-size="13.5pt" fo:letter-spacing="normal" fo:font-style="normal" fo:font-weight="bold" style:font-weight-asian="bold" style:font-weight-complex="bold" loext:padding="0cm" loext:border="none"/>
    </style:style>
    <style:style style:name="P100" style:family="paragraph" style:parent-style-name="Heading_20_1">
      <style:text-properties fo:font-variant="normal" fo:text-transform="none" fo:color="#3d464d" style:font-name="Open Sans" fo:font-size="13.5pt" fo:letter-spacing="normal" fo:font-style="normal" fo:font-weight="bold" officeooo:rsid="002e2266" officeooo:paragraph-rsid="002e2266" loext:padding="0cm" loext:border="none"/>
    </style:style>
    <style:style style:name="P101" style:family="paragraph" style:parent-style-name="Heading_20_1">
      <style:text-properties fo:font-variant="normal" fo:text-transform="none" fo:color="#3d464d" style:font-name="Open Sans" fo:font-size="15pt" fo:letter-spacing="normal" fo:font-style="normal" fo:font-weight="bold" style:font-size-asian="15pt" style:font-weight-asian="bold" style:font-size-complex="15pt" style:font-weight-complex="bold" loext:padding="0cm" loext:border="none"/>
    </style:style>
    <style:style style:name="P102" style:family="paragraph" style:parent-style-name="Heading_20_2">
      <style:paragraph-properties fo:margin-left="0cm" fo:margin-right="0cm" fo:margin-top="1.191cm" fo:margin-bottom="0cm" loext:contextual-spacing="false" fo:orphans="2" fo:widows="2" fo:text-indent="0cm" style:auto-text-indent="false" fo:padding="0cm" fo:border="none"/>
      <style:text-properties fo:font-variant="normal" fo:text-transform="none" fo:color="#3d464d" style:font-name="Open sans" fo:letter-spacing="normal" fo:font-style="normal" fo:font-weight="bold"/>
    </style:style>
    <style:style style:name="P103" style:family="paragraph" style:parent-style-name="Preformatted_20_Text">
      <loext:graphic-properties draw:fill="solid" draw:fill-color="#f0f3f5" draw:opacity="100%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0f3f5"/>
    </style:style>
    <style:style style:name="P104" style:family="paragraph" style:parent-style-name="Preformatted_20_Text">
      <loext:graphic-properties draw:fill="solid" draw:fill-color="#f0f3f5" draw:opacity="100%"/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fo:background-color="#f0f3f5"/>
    </style:style>
    <style:style style:name="P105" style:family="paragraph" style:parent-style-name="Preformatted_20_Text" style:list-style-name="L1">
      <loext:graphic-properties draw:fill="solid" draw:fill-color="#f0f3f5" draw:opacity="100%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0f3f5" fo:padding="0cm" fo:border="none"/>
    </style:style>
    <style:style style:name="P106" style:family="paragraph" style:parent-style-name="Preformatted_20_Text">
      <loext:graphic-properties draw:fill="solid" draw:fill-color="#f0f3f5" draw:opacity="100%"/>
      <style:paragraph-properties fo:margin-top="0cm" fo:margin-bottom="0cm" loext:contextual-spacing="false" fo:line-height="150%" fo:text-align="start" style:justify-single-word="false" fo:orphans="2" fo:widows="2" fo:background-color="#f0f3f5"/>
    </style:style>
    <style:style style:name="P107" style:family="paragraph" style:parent-style-name="Preformatted_20_Text">
      <loext:graphic-properties draw:fill="solid" draw:fill-color="#f0f3f5" draw:opacity="100%"/>
      <style:paragraph-properties fo:margin-left="1.251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0f3f5"/>
    </style:style>
    <style:style style:name="P108" style:family="paragraph" style:parent-style-name="Preformatted_20_Text">
      <loext:graphic-properties draw:fill="solid" draw:fill-color="#f0f3f5" draw:opacity="100%"/>
      <style:paragraph-properties fo:margin-left="1.251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0f3f5"/>
    </style:style>
    <style:style style:name="T1" style:family="text">
      <style:text-properties style:font-name="Source Serif Pro" loext:padding="0cm" loext:border="none"/>
    </style:style>
    <style:style style:name="T2" style:family="text">
      <style:text-properties style:font-name="Source Serif Pro" fo:font-weight="normal"/>
    </style:style>
    <style:style style:name="T3" style:family="text">
      <style:text-properties style:font-name="Source Serif Pro" fo:font-weight="normal" officeooo:rsid="0018c9e5"/>
    </style:style>
    <style:style style:name="T4" style:family="text">
      <style:text-properties style:font-name="Source Serif Pro" fo:font-weight="normal" officeooo:rsid="002e2266"/>
    </style:style>
    <style:style style:name="T5" style:family="text">
      <style:text-properties style:font-name="Source Serif Pro" fo:background-color="#f0f3f5" loext:char-shading-value="0"/>
    </style:style>
    <style:style style:name="T6" style:family="text">
      <style:text-properties style:font-name="Source Serif Pro" officeooo:rsid="0018c9e5" style:font-weight-asian="bold" style:font-weight-complex="bold"/>
    </style:style>
    <style:style style:name="T7" style:family="text">
      <style:text-properties style:font-name="Source Serif Pro" fo:font-style="italic"/>
    </style:style>
    <style:style style:name="T8" style:family="text">
      <style:text-properties style:font-name="Source Serif Pro" officeooo:rsid="002e2266"/>
    </style:style>
    <style:style style:name="T9" style:family="text">
      <style:text-properties fo:color="#3d464d" style:font-name="Source Serif Pro" fo:font-size="13.5pt" loext:padding="0cm" loext:border="none"/>
    </style:style>
    <style:style style:name="T10" style:family="text">
      <style:text-properties fo:color="#3d464d" style:font-name="Source Serif Pro" fo:font-size="13.5pt" fo:font-weight="normal" fo:background-color="#f0f3f5" loext:char-shading-value="0" loext:padding="0cm" loext:border="none"/>
    </style:style>
    <style:style style:name="T11" style:family="text">
      <style:text-properties fo:color="#3d464d" style:font-name="Source Serif Pro" fo:font-size="13.5pt" fo:font-weight="normal" loext:padding="0cm" loext:border="none"/>
    </style:style>
    <style:style style:name="T12" style:family="text">
      <style:text-properties fo:color="#3d464d" style:font-name="Source Serif Pro" fo:font-size="13.5pt" fo:font-weight="normal" officeooo:rsid="002e2266" loext:padding="0cm" loext:border="none"/>
    </style:style>
    <style:style style:name="T13" style:family="text">
      <style:text-properties fo:color="#3d464d" style:font-name="Source Serif Pro" fo:font-size="13.5pt" fo:letter-spacing="normal" fo:font-style="italic" fo:font-weight="normal" loext:padding="0cm" loext:border="none"/>
    </style:style>
    <style:style style:name="T14" style:family="text">
      <style:text-properties fo:color="#3d464d" style:font-name="Source Serif Pro" fo:font-size="13.5pt" fo:font-style="italic" fo:font-weight="normal" loext:padding="0cm" loext:border="none"/>
    </style:style>
    <style:style style:name="T15" style:family="text">
      <style:text-properties fo:color="#3d464d" style:font-name="Source Serif Pro" fo:font-size="13.5pt" fo:font-style="italic" fo:font-weight="normal" officeooo:rsid="0026f585" loext:padding="0cm" loext:border="none"/>
    </style:style>
    <style:style style:name="T16" style:family="text">
      <style:text-properties fo:color="#3d464d" style:font-name="Source Serif Pro" fo:font-size="13.5pt" fo:font-style="italic" loext:padding="0cm" loext:border="none"/>
    </style:style>
    <style:style style:name="T17" style:family="text">
      <style:text-properties fo:color="#3d464d" style:font-name="Source Serif Pro" fo:font-size="13.5pt" officeooo:rsid="002e2266" loext:padding="0cm" loext:border="none"/>
    </style:style>
    <style:style style:name="T18" style:family="text">
      <style:text-properties fo:color="#3d464d" style:font-name="Source Serif Pro" fo:font-size="12.75pt" fo:background-color="#f0f3f5" loext:char-shading-value="0" loext:padding="0cm" loext:border="none"/>
    </style:style>
    <style:style style:name="T19" style:family="text">
      <style:text-properties fo:color="#3d464d" style:font-name="Source Serif Pro" fo:font-size="12.75pt" officeooo:rsid="0015a73a" fo:background-color="#f0f3f5" loext:char-shading-value="0" loext:padding="0cm" loext:border="none"/>
    </style:style>
    <style:style style:name="T20" style:family="text">
      <style:text-properties fo:color="#3d464d" style:font-name="Consolas" fo:font-size="13.5pt" fo:font-weight="normal" loext:padding="0cm" loext:border="none"/>
    </style:style>
    <style:style style:name="T21" style:family="text">
      <style:text-properties fo:color="#3d464d" style:font-name="Consolas" fo:font-size="13.5pt" loext:padding="0cm" loext:border="none"/>
    </style:style>
    <style:style style:name="T22" style:family="text">
      <style:text-properties fo:color="#3d464d" loext:padding="0cm" loext:border="none"/>
    </style:style>
    <style:style style:name="T23" style:family="text">
      <style:text-properties officeooo:rsid="0004df6d"/>
    </style:style>
    <style:style style:name="T24" style:family="text"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T25" style:family="text">
      <style:text-properties fo:font-variant="normal" fo:text-transform="none" fo:color="#3d464d" style:font-name="Source Serif Pro" fo:font-size="13.5pt" fo:letter-spacing="normal" fo:font-style="normal" fo:font-weight="normal" loext:padding="0cm" loext:border="none"/>
    </style:style>
    <style:style style:name="T26" style:family="text">
      <style:text-properties fo:font-variant="normal" fo:text-transform="none" fo:color="#3d464d" style:font-name="Source Serif Pro" fo:font-size="13.5pt" fo:letter-spacing="normal" fo:font-style="normal" fo:font-weight="normal" fo:background-color="#f0f3f5" loext:char-shading-value="0"/>
    </style:style>
    <style:style style:name="T27" style:family="text">
      <style:text-properties fo:font-variant="normal" fo:text-transform="none" fo:color="#3d464d" style:font-name="Source Serif Pro" fo:font-size="13.5pt" fo:letter-spacing="normal" fo:font-style="normal" fo:font-weight="normal" fo:background-color="#f0f3f5" loext:char-shading-value="0" loext:padding="0cm" loext:border="none"/>
    </style:style>
    <style:style style:name="T28" style:family="text">
      <style:text-properties fo:font-variant="normal" fo:text-transform="none" fo:color="#3d464d" style:font-name="Source Serif Pro" fo:font-size="13.5pt" fo:letter-spacing="normal" fo:font-style="normal" fo:font-weight="normal" officeooo:rsid="0015a73a" fo:background-color="#f0f3f5" loext:char-shading-value="0" loext:padding="0cm" loext:border="none"/>
    </style:style>
    <style:style style:name="T29" style:family="text">
      <style:text-properties fo:font-variant="normal" fo:text-transform="none" fo:color="#3d464d" style:font-name="Source Serif Pro" fo:font-size="13.5pt" fo:letter-spacing="normal" fo:font-style="normal" fo:font-weight="normal" officeooo:rsid="001d2ee5" fo:background-color="#f0f3f5" loext:char-shading-value="0" loext:padding="0cm" loext:border="none"/>
    </style:style>
    <style:style style:name="T30" style:family="text">
      <style:text-properties fo:font-variant="normal" fo:text-transform="none" fo:color="#3d464d" style:font-name="Source Serif Pro" fo:font-size="13.5pt" fo:letter-spacing="normal" fo:font-style="normal" fo:font-weight="normal" officeooo:rsid="002e2266" fo:background-color="#f0f3f5" loext:char-shading-value="0" loext:padding="0cm" loext:border="none"/>
    </style:style>
    <style:style style:name="T31" style:family="text">
      <style:text-properties fo:font-variant="normal" fo:text-transform="none" fo:color="#3d464d" style:font-name="Source Serif Pro" fo:font-size="13.5pt" fo:letter-spacing="normal" fo:font-style="normal" fo:font-weight="normal" officeooo:rsid="0014bc9b"/>
    </style:style>
    <style:style style:name="T32" style:family="text">
      <style:text-properties fo:font-variant="normal" fo:text-transform="none" fo:color="#3d464d" style:font-name="Source Serif Pro" fo:font-size="13.5pt" fo:letter-spacing="normal" fo:font-style="normal" fo:font-weight="normal" officeooo:rsid="0015a73a"/>
    </style:style>
    <style:style style:name="T33" style:family="text">
      <style:text-properties fo:font-variant="normal" fo:text-transform="none" fo:color="#3d464d" style:font-name="Source Serif Pro" fo:font-size="13.5pt" fo:letter-spacing="normal" fo:font-style="normal" fo:font-weight="normal" officeooo:rsid="00174ed3" loext:padding="0cm" loext:border="none"/>
    </style:style>
    <style:style style:name="T34" style:family="text">
      <style:text-properties fo:font-variant="normal" fo:text-transform="none" fo:color="#3d464d" style:font-name="Source Serif Pro" fo:font-size="13.5pt" fo:letter-spacing="normal" fo:font-style="normal" fo:font-weight="normal" officeooo:rsid="0018c9e5" loext:padding="0cm" loext:border="none"/>
    </style:style>
    <style:style style:name="T35" style:family="text">
      <style:text-properties fo:font-variant="normal" fo:text-transform="none" fo:color="#3d464d" style:font-name="Source Serif Pro" fo:font-size="13.5pt" fo:letter-spacing="normal" fo:font-style="normal" fo:font-weight="normal" officeooo:rsid="001d2ee5"/>
    </style:style>
    <style:style style:name="T36" style:family="text">
      <style:text-properties fo:font-variant="normal" fo:text-transform="none" fo:color="#3d464d" style:font-name="Source Serif Pro" fo:font-size="13.5pt" fo:letter-spacing="normal" fo:font-style="normal" fo:font-weight="normal" officeooo:rsid="001d2ee5" loext:padding="0cm" loext:border="none"/>
    </style:style>
    <style:style style:name="T37" style:family="text">
      <style:text-properties fo:font-variant="normal" fo:text-transform="none" fo:color="#3d464d" style:font-name="Source Serif Pro" fo:font-size="13.5pt" fo:letter-spacing="normal" fo:font-style="normal" fo:font-weight="normal" officeooo:rsid="002e2266" loext:padding="0cm" loext:border="none"/>
    </style:style>
    <style:style style:name="T38" style:family="text">
      <style:text-properties fo:font-variant="normal" fo:text-transform="none" fo:color="#3d464d" style:font-name="Source Serif Pro" fo:font-size="13.5pt" fo:letter-spacing="normal" fo:font-style="normal" fo:font-weight="bold" style:font-weight-asian="bold" style:font-weight-complex="bold"/>
    </style:style>
    <style:style style:name="T39" style:family="text">
      <style:text-properties fo:font-variant="normal" fo:text-transform="none" fo:color="#3d464d" style:font-name="Source Serif Pro" fo:font-size="13.5pt" fo:letter-spacing="normal" fo:font-style="normal" fo:font-weight="bold" style:font-weight-asian="bold" style:font-weight-complex="bold" loext:padding="0cm" loext:border="none"/>
    </style:style>
    <style:style style:name="T40" style:family="text">
      <style:text-properties fo:font-variant="normal" fo:text-transform="none" fo:color="#3d464d" style:font-name="Source Serif Pro" fo:font-size="13.5pt" fo:letter-spacing="normal" fo:font-style="normal" fo:font-weight="bold" loext:padding="0cm" loext:border="none"/>
    </style:style>
    <style:style style:name="T41" style:family="text">
      <style:text-properties fo:font-variant="normal" fo:text-transform="none" fo:color="#3d464d" style:font-name="Source Serif Pro" fo:font-size="13.5pt" fo:letter-spacing="normal" fo:font-style="normal" fo:font-weight="bold" fo:background-color="#f0f3f5" loext:char-shading-value="0" style:font-weight-asian="bold" style:font-weight-complex="bold" loext:padding="0cm" loext:border="none"/>
    </style:style>
    <style:style style:name="T42" style:family="text">
      <style:text-properties fo:font-variant="normal" fo:text-transform="none" fo:color="#3d464d" style:font-name="Source Serif Pro" fo:font-size="13.5pt" fo:letter-spacing="normal" fo:font-weight="normal" officeooo:rsid="00174ed3" loext:padding="0cm" loext:border="none"/>
    </style:style>
    <style:style style:name="T43" style:family="text">
      <style:text-properties fo:font-variant="normal" fo:text-transform="none" fo:color="#3d464d" style:font-name="Source Serif Pro" fo:font-size="13.5pt" fo:letter-spacing="normal" fo:font-weight="bold" loext:padding="0cm" loext:border="none"/>
    </style:style>
    <style:style style:name="T44" style:family="text">
      <style:text-properties fo:font-variant="normal" fo:text-transform="none" fo:color="#3d464d" style:font-name="Source Serif Pro" fo:font-size="13.5pt" fo:letter-spacing="normal" fo:font-style="italic" fo:font-weight="normal" loext:padding="0cm" loext:border="none"/>
    </style:style>
    <style:style style:name="T45" style:family="text">
      <style:text-properties fo:font-variant="normal" fo:text-transform="none" fo:color="#3d464d" style:font-name="Source Serif Pro" fo:font-size="12.75pt" fo:letter-spacing="normal" fo:font-style="normal" fo:font-weight="normal" officeooo:rsid="0015a73a" fo:background-color="#f0f3f5" loext:char-shading-value="0" loext:padding="0cm" loext:border="none"/>
    </style:style>
    <style:style style:name="T46" style:family="text">
      <style:text-properties fo:font-variant="normal" fo:text-transform="none" fo:color="#3d464d" style:font-name="Consolas" fo:font-size="13.5pt" fo:letter-spacing="normal" fo:font-style="normal" fo:font-weight="normal" loext:padding="0cm" loext:border="none"/>
    </style:style>
    <style:style style:name="T47" style:family="text">
      <style:text-properties fo:font-variant="normal" fo:text-transform="none" fo:color="#3d464d" style:font-name="Consolas" fo:font-size="12.75pt" fo:letter-spacing="normal" fo:font-style="normal" fo:font-weight="normal" loext:padding="0cm" loext:border="none"/>
    </style:style>
    <style:style style:name="T48" style:family="text">
      <style:text-properties fo:font-variant="normal" fo:text-transform="none" fo:color="#3d464d" fo:letter-spacing="normal" loext:padding="0cm" loext:border="none"/>
    </style:style>
    <style:style style:name="T49" style:family="text">
      <style:text-properties fo:font-variant="normal" fo:text-transform="none" fo:color="#3d464d" fo:letter-spacing="normal" fo:font-style="normal" fo:font-weight="normal" fo:background-color="#f0f3f5" loext:char-shading-value="0"/>
    </style:style>
    <style:style style:name="T50" style:family="text">
      <style:text-properties fo:font-variant="normal" fo:text-transform="none" fo:color="#3d464d" style:font-name="monospace" fo:font-size="9.75pt" fo:letter-spacing="normal" fo:font-style="normal" fo:font-weight="normal"/>
    </style:style>
    <style:style style:name="T51" style:family="text">
      <style:text-properties fo:font-variant="normal" fo:text-transform="none" fo:color="#3d464d" style:font-name="monospace" fo:font-size="9.75pt" fo:letter-spacing="normal" fo:font-style="normal" fo:font-weight="normal" loext:padding="0cm" loext:border="none"/>
    </style:style>
    <style:style style:name="T52" style:family="text">
      <style:text-properties fo:font-variant="normal" fo:text-transform="none" fo:color="#3d464d" fo:font-size="12.75pt" fo:letter-spacing="normal" fo:font-style="normal" fo:font-weight="normal" officeooo:rsid="0015a73a" fo:background-color="#f0f3f5" loext:char-shading-value="0" loext:padding="0cm" loext:border="none"/>
    </style:style>
    <style:style style:name="T53" style:family="text">
      <style:text-properties fo:font-variant="normal" fo:text-transform="none" fo:color="#3d464d" fo:font-size="12.75pt" fo:letter-spacing="normal" fo:font-style="normal" fo:font-weight="normal" officeooo:rsid="00172238" fo:background-color="#f0f3f5" loext:char-shading-value="0" loext:padding="0cm" loext:border="none"/>
    </style:style>
    <style:style style:name="T54" style:family="text">
      <style:text-properties fo:font-variant="normal" fo:text-transform="none" fo:color="#3d464d" style:font-name="Open Sans" fo:font-size="13.5pt" fo:letter-spacing="normal" fo:font-style="normal" fo:font-weight="bold" officeooo:rsid="0015a73a" fo:background-color="#f0f3f5" loext:char-shading-value="0" loext:padding="0cm" loext:border="none"/>
    </style:style>
    <style:style style:name="T55" style:family="text">
      <style:text-properties fo:font-variant="normal" fo:text-transform="none" fo:color="#3d464d" style:font-name="Open Sans" fo:font-size="13.5pt" fo:letter-spacing="normal" fo:font-style="normal" fo:font-weight="bold" officeooo:rsid="001d2ee5" loext:padding="0cm" loext:border="none"/>
    </style:style>
    <style:style style:name="T56" style:family="text">
      <style:text-properties fo:font-variant="normal" fo:text-transform="none" fo:color="#3d464d" style:font-name="Open Sans" fo:font-size="13.5pt" fo:letter-spacing="normal" fo:font-style="normal" fo:font-weight="bold" loext:padding="0cm" loext:border="none"/>
    </style:style>
    <style:style style:name="T57" style:family="text">
      <style:text-properties fo:font-variant="normal" fo:text-transform="none" fo:color="#3d464d" style:font-name="Open Sans" fo:font-size="13.5pt" fo:letter-spacing="normal" fo:font-style="normal" fo:font-weight="bold" officeooo:rsid="0022ca09" loext:padding="0cm" loext:border="none"/>
    </style:style>
    <style:style style:name="T58" style:family="text">
      <style:text-properties fo:font-variant="normal" fo:text-transform="none" fo:color="#3d464d" fo:font-size="13.5pt" fo:letter-spacing="normal" fo:font-style="normal" fo:font-weight="normal" officeooo:rsid="00174ed3" fo:background-color="#f0f3f5" loext:char-shading-value="0" loext:padding="0cm" loext:border="none"/>
    </style:style>
    <style:style style:name="T59" style:family="text">
      <style:text-properties fo:font-variant="normal" fo:text-transform="none" fo:color="#3d464d" fo:font-size="13.5pt" fo:letter-spacing="normal" fo:font-style="normal" fo:font-weight="normal" fo:background-color="#f0f3f5" loext:char-shading-value="0" loext:padding="0cm" loext:border="none"/>
    </style:style>
    <style:style style:name="T60" style:family="text">
      <style:text-properties fo:font-variant="normal" fo:text-transform="none" fo:color="#3d464d" fo:font-size="10.5pt" fo:letter-spacing="normal" fo:font-style="normal" fo:font-weight="normal" fo:background-color="#f0f3f5" loext:char-shading-value="0"/>
    </style:style>
    <style:style style:name="T61" style:family="text">
      <style:text-properties fo:font-variant="normal" fo:text-transform="none" fo:color="#3d464d" fo:font-size="10.5pt" fo:letter-spacing="normal" fo:font-style="normal" fo:font-weight="normal" fo:background-color="#f0f3f5" loext:char-shading-value="0" loext:padding="0cm" loext:border="none"/>
    </style:style>
    <style:style style:name="T62" style:family="text">
      <style:text-properties fo:font-variant="normal" fo:text-transform="none" fo:color="#3d464d" style:font-name="Open sans" fo:letter-spacing="normal" fo:font-style="normal" fo:font-weight="bold"/>
    </style:style>
    <style:style style:name="T63" style:family="text">
      <style:text-properties fo:font-variant="normal" fo:text-transform="none" fo:color="#0077aa" style:font-name="Consolas" fo:font-size="13.5pt" fo:letter-spacing="normal" fo:font-style="normal" fo:font-weight="normal" loext:padding="0cm" loext:border="none"/>
    </style:style>
    <style:style style:name="T64" style:family="text">
      <style:text-properties fo:font-variant="normal" fo:text-transform="none" fo:color="#0077aa" style:font-name="Consolas" fo:font-size="12.75pt" fo:letter-spacing="normal" fo:font-style="normal" fo:font-weight="normal" loext:padding="0cm" loext:border="none"/>
    </style:style>
    <style:style style:name="T65" style:family="text">
      <style:text-properties fo:font-variant="normal" fo:text-transform="none" fo:color="#999999" style:font-name="Consolas" fo:font-size="13.5pt" fo:letter-spacing="normal" fo:font-style="normal" fo:font-weight="normal" loext:padding="0cm" loext:border="none"/>
    </style:style>
    <style:style style:name="T66" style:family="text">
      <style:text-properties fo:font-variant="normal" fo:text-transform="none" fo:color="#999999" style:font-name="Consolas" fo:font-size="13.5pt" fo:letter-spacing="normal" fo:font-style="normal" fo:font-weight="normal" officeooo:rsid="00253668" loext:padding="0cm" loext:border="none"/>
    </style:style>
    <style:style style:name="T67" style:family="text">
      <style:text-properties fo:font-variant="normal" fo:text-transform="none" fo:color="#999999" style:font-name="Consolas" fo:font-size="12.75pt" fo:letter-spacing="normal" fo:font-style="normal" fo:font-weight="normal" loext:padding="0cm" loext:border="none"/>
    </style:style>
    <style:style style:name="T68" style:family="text">
      <style:text-properties fo:font-variant="normal" fo:text-transform="none" fo:color="#999999" fo:letter-spacing="normal" loext:padding="0cm" loext:border="none"/>
    </style:style>
    <style:style style:name="T69" style:family="text">
      <style:text-properties fo:font-variant="normal" fo:text-transform="none" fo:color="#669900" style:font-name="Consolas" fo:font-size="13.5pt" fo:letter-spacing="normal" fo:font-style="normal" fo:font-weight="normal" loext:padding="0cm" loext:border="none"/>
    </style:style>
    <style:style style:name="T70" style:family="text">
      <style:text-properties fo:font-variant="normal" fo:text-transform="none" fo:color="#669900" style:font-name="Consolas" fo:font-size="12.75pt" fo:letter-spacing="normal" fo:font-style="normal" fo:font-weight="normal" loext:padding="0cm" loext:border="none"/>
    </style:style>
    <style:style style:name="T71" style:family="text">
      <style:text-properties fo:font-variant="normal" fo:text-transform="none" fo:color="#a67f59" style:font-name="Consolas" fo:font-size="13.5pt" fo:letter-spacing="normal" fo:font-style="normal" fo:font-weight="normal" loext:padding="0cm" loext:border="none"/>
    </style:style>
    <style:style style:name="T72" style:family="text">
      <style:text-properties fo:font-variant="normal" fo:text-transform="none" fo:color="#6e757a" style:font-name="Source Serif Pro" fo:font-size="11.25pt" fo:letter-spacing="normal" fo:font-style="normal" fo:font-weight="normal"/>
    </style:style>
    <style:style style:name="T73" style:family="text">
      <style:text-properties fo:font-variant="normal" fo:text-transform="none" fo:color="#6e757a" style:font-name="Source Serif Pro" fo:font-size="11.25pt" fo:letter-spacing="normal" fo:font-style="normal" fo:font-weight="normal" officeooo:rsid="0015a73a" fo:background-color="#f0f3f5" loext:char-shading-value="0" loext:padding="0cm" loext:border="none"/>
    </style:style>
    <style:style style:name="T74" style:family="text">
      <style:text-properties fo:font-variant="normal" fo:text-transform="none" fo:color="#6e757a" style:font-name="Source Serif Pro" fo:font-size="11.25pt" fo:letter-spacing="normal" fo:font-style="normal" fo:font-weight="normal" officeooo:rsid="00174ed3" loext:padding="0cm" loext:border="none"/>
    </style:style>
    <style:style style:name="T75" style:family="text">
      <style:text-properties fo:font-variant="normal" fo:text-transform="none" fo:color="#6e757a" style:font-name="Source Serif Pro" fo:font-size="11.25pt" fo:letter-spacing="normal" fo:font-style="normal" fo:font-weight="normal" loext:padding="0cm" loext:border="none"/>
    </style:style>
    <style:style style:name="T76" style:family="text">
      <style:text-properties fo:font-variant="normal" fo:text-transform="none" fo:color="#6e757a" style:font-name="Source Serif Pro" fo:font-size="12.75pt" fo:letter-spacing="normal" officeooo:rsid="0015a73a" fo:background-color="#f0f3f5" loext:char-shading-value="0" loext:padding="0cm" loext:border="none"/>
    </style:style>
    <style:style style:name="T77" style:family="text">
      <style:text-properties fo:font-variant="normal" fo:text-transform="none" fo:color="#6e757a" style:font-name="Source Serif Pro" fo:font-size="12.75pt" fo:letter-spacing="normal" fo:font-style="normal" fo:font-weight="normal" officeooo:rsid="0015a73a" fo:background-color="#f0f3f5" loext:char-shading-value="0" loext:padding="0cm" loext:border="none"/>
    </style:style>
    <style:style style:name="T78" style:family="text">
      <style:text-properties fo:font-variant="normal" fo:text-transform="none" fo:color="#6e757a" style:font-name="Source Serif Pro" fo:font-size="12.75pt" fo:letter-spacing="normal" fo:font-style="normal" fo:font-weight="normal" officeooo:rsid="00172238" fo:background-color="#f0f3f5" loext:char-shading-value="0" loext:padding="0cm" loext:border="none"/>
    </style:style>
    <style:style style:name="T79" style:family="text">
      <style:text-properties fo:font-variant="normal" fo:text-transform="none" fo:color="#6e757a" style:font-name="Source Serif Pro" fo:font-size="13.5pt" fo:letter-spacing="normal" officeooo:rsid="00174ed3" loext:padding="0cm" loext:border="none"/>
    </style:style>
    <style:style style:name="T80" style:family="text">
      <style:text-properties fo:font-variant="normal" fo:text-transform="none" fo:color="#6e757a" fo:letter-spacing="normal"/>
    </style:style>
    <style:style style:name="T81" style:family="text">
      <style:text-properties fo:font-variant="normal" fo:text-transform="none" fo:color="#6e757a" style:font-name="monospace" fo:font-size="10.5pt" fo:letter-spacing="normal" fo:font-style="normal" fo:font-weight="normal"/>
    </style:style>
    <style:style style:name="T82" style:family="text">
      <style:text-properties fo:font-variant="normal" fo:text-transform="none" fo:color="#6e757a" style:font-name="Open Sans" fo:font-size="10.5pt" fo:letter-spacing="normal" fo:font-style="italic" fo:font-weight="normal" loext:padding="0cm" loext:border="none"/>
    </style:style>
    <style:style style:name="T83" style:family="text">
      <style:text-properties fo:font-variant="normal" fo:text-transform="none" fo:color="#990055" style:font-name="Consolas" fo:font-size="13.5pt" fo:letter-spacing="normal" fo:font-style="normal" fo:font-weight="normal" loext:padding="0cm" loext:border="none"/>
    </style:style>
    <style:style style:name="T84" style:family="text">
      <style:text-properties fo:font-variant="normal" fo:text-transform="none" fo:color="#708090" style:font-name="Consolas" fo:font-size="13.5pt" fo:letter-spacing="normal" fo:font-style="normal" fo:font-weight="normal" loext:padding="0cm" loext:border="none"/>
    </style:style>
    <style:style style:name="T85" style:family="text">
      <style:text-properties fo:font-variant="normal" fo:text-transform="none" fo:color="#83ad6d" style:font-name="Source Serif Pro" fo:font-size="12.75pt" fo:letter-spacing="normal" fo:font-style="normal" fo:font-weight="normal" officeooo:rsid="0015a73a" fo:background-color="#f0f3f5" loext:char-shading-value="0" loext:padding="0cm" loext:border="none"/>
    </style:style>
    <style:style style:name="T86" style:family="text">
      <style:text-properties fo:font-variant="normal" fo:text-transform="none" fo:color="#73797e" style:font-name="Open Sans" fo:font-size="10.5pt" fo:letter-spacing="normal" fo:font-style="italic" fo:font-weight="normal" loext:padding="0cm" loext:border="none"/>
    </style:style>
    <style:style style:name="T87" style:family="text">
      <style:text-properties fo:font-variant="normal" fo:text-transform="none" fo:color="#73797e" style:font-name="Open Sans" fo:font-size="10.5pt" fo:letter-spacing="normal" fo:font-style="italic" fo:font-weight="normal" officeooo:rsid="00281a38" loext:padding="0cm" loext:border="none"/>
    </style:style>
    <style:style style:name="T88" style:family="text">
      <style:text-properties fo:font-variant="normal" fo:text-transform="none" fo:color="#73797e" style:font-name="Open Sans" fo:font-size="10.5pt" fo:letter-spacing="normal" fo:font-style="italic" loext:padding="0cm" loext:border="none"/>
    </style:style>
    <style:style style:name="T89" style:family="text">
      <style:text-properties fo:font-variant="normal" fo:text-transform="none" fo:color="#73797e" style:font-name="Open Sans" fo:letter-spacing="normal" fo:font-style="italic" loext:padding="0cm" loext:border="none"/>
    </style:style>
    <style:style style:name="T90" style:family="text">
      <style:text-properties fo:font-variant="normal" fo:text-transform="none" fo:letter-spacing="normal" fo:font-style="italic"/>
    </style:style>
    <style:style style:name="T91" style:family="text">
      <style:text-properties fo:color="#999999" style:font-name="Consolas" fo:font-size="13.5pt" fo:font-weight="normal" loext:padding="0cm" loext:border="none"/>
    </style:style>
    <style:style style:name="T92" style:family="text">
      <style:text-properties fo:color="#999999" style:font-name="Consolas" fo:font-size="13.5pt" loext:padding="0cm" loext:border="none"/>
    </style:style>
    <style:style style:name="T93" style:family="text">
      <style:text-properties fo:color="#999999" style:font-name="Consolas" fo:font-size="13.5pt" fo:letter-spacing="normal" fo:font-style="italic" fo:font-weight="normal" loext:padding="0cm" loext:border="none"/>
    </style:style>
    <style:style style:name="T94" style:family="text">
      <style:text-properties fo:color="#669900" style:font-name="Consolas" fo:font-size="13.5pt" fo:font-weight="normal" loext:padding="0cm" loext:border="none"/>
    </style:style>
    <style:style style:name="T95" style:family="text">
      <style:text-properties fo:color="#669900" style:font-name="Consolas" fo:font-size="13.5pt" loext:padding="0cm" loext:border="none"/>
    </style:style>
    <style:style style:name="T96" style:family="text">
      <style:text-properties fo:color="#0077aa" style:font-name="Consolas" fo:font-size="13.5pt" fo:font-weight="normal" loext:padding="0cm" loext:border="none"/>
    </style:style>
    <style:style style:name="T97" style:family="text">
      <style:text-properties fo:color="#0077aa" style:font-name="Consolas" fo:font-size="13.5pt" loext:padding="0cm" loext:border="none"/>
    </style:style>
    <style:style style:name="T98" style:family="text">
      <style:text-properties fo:color="#990055" style:font-name="Consolas" fo:font-size="13.5pt" fo:font-weight="normal" loext:padding="0cm" loext:border="none"/>
    </style:style>
    <style:style style:name="T99" style:family="text">
      <style:text-properties fo:color="#708090" style:font-name="Consolas" fo:font-size="13.5pt" fo:font-weight="normal" loext:padding="0cm" loext:border="none"/>
    </style:style>
    <style:style style:name="T100" style:family="text">
      <style:text-properties officeooo:rsid="00172238"/>
    </style:style>
    <style:style style:name="T101" style:family="text">
      <style:text-properties fo:color="#73797e" style:font-name="Open Sans" fo:font-size="10.5pt" fo:letter-spacing="normal" fo:font-style="italic" fo:font-weight="normal" loext:padding="0cm" loext:border="none"/>
    </style:style>
    <style:style style:name="T102" style:family="text">
      <style:text-properties fo:color="#73797e" style:font-name="Open Sans" fo:font-size="10.5pt" fo:letter-spacing="normal" fo:font-style="italic" fo:font-weight="normal" officeooo:rsid="002bcd5c" loext:padding="0cm" loext:border="none"/>
    </style:style>
    <style:style style:name="T103" style:family="text">
      <style:text-properties fo:color="#73797e" fo:font-style="italic"/>
    </style:style>
    <style:style style:name="T104" style:family="text">
      <style:text-properties fo:color="#73797e" fo:font-size="10.5pt" fo:font-style="italic"/>
    </style:style>
    <style:style style:name="T105" style:family="text">
      <style:text-properties fo:color="#73797e" fo:font-size="10.5pt" fo:font-style="italic" fo:font-weight="normal"/>
    </style:style>
    <style:style style:name="T106" style:family="text">
      <style:text-properties loext:padding="0cm" loext:border="none"/>
    </style:style>
    <style:style style:name="T107" style:family="text">
      <style:text-properties officeooo:rsid="001d2ee5"/>
    </style:style>
    <style:style style:name="T108" style:family="text">
      <style:text-properties officeooo:rsid="00281a38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3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Quadro2" text:anchor-type="page" text:anchor-page-number="1" svg:x="-0.026cm" svg:y="-0.026cm" svg:width="1.429cm" draw:z-index="0">
        <draw:text-box fo:min-height="0.041cm">
          <text:p text:style-name="Text_20_body"/>
        </draw:text-box>
      </draw:frame>
      <draw:frame draw:style-name="fr3" draw:name="Quadro5" text:anchor-type="page" text:anchor-page-number="1" svg:x="-0.026cm" svg:y="-0.026cm" svg:width="1.429cm" draw:z-index="3">
        <draw:text-box fo:min-height="0.041cm">
          <text:p text:style-name="Text_20_body"/>
        </draw:text-box>
      </draw:frame>
      <text:p text:style-name="P2">Python 3 parte 2: Avançando na linguagem </text:p>
      <text:p text:style-name="P2">12 <text:span text:style-name="T23">horas</text:span></text:p>
      <text:p text:style-name="P1"/>
      <text:p text:style-name="P1"/>
      <text:p text:style-name="P1"/>
      <text:p text:style-name="P1"/>
      <text:p text:style-name="P3">Introdução</text:p>
      <text:p text:style-name="P3"/>
      <text:p text:style-name="P36"><text:span text:style-name="T1">Prontos para começar mais um treinamento sobre </text:span><text:span text:style-name="Strong_20_Emphasis"><text:span text:style-name="T1">Python 3</text:span></text:span><text:span text:style-name="T1">?</text:span></text:p>
      <text:p text:style-name="P12"><text:span text:style-name="T9">Nesse curso, vamos implementar mais um jogo, mas dessa vez um </text:span><text:span text:style-name="Strong_20_Emphasis"><text:span text:style-name="T9">Jogo da Forca</text:span></text:span><text:span text:style-name="T9">, que é mais desafiador do que o jogo de adivinhação que criamos no treinamento anterior.</text:span></text:p>
      <text:p text:style-name="P12"><text:span text:style-name="T9">Aprenderemos novas estruturas de dados, </text:span><text:span text:style-name="Strong_20_Emphasis"><text:span text:style-name="T9">listas</text:span></text:span><text:span text:style-name="T9"> e </text:span><text:span text:style-name="Strong_20_Emphasis"><text:span text:style-name="T9">tuplas</text:span></text:span><text:span text:style-name="T9">, entre outras sequências. Veremos também </text:span><text:span text:style-name="Strong_20_Emphasis"><text:span text:style-name="T9">leitura e escrita de arquivos</text:span></text:span><text:span text:style-name="T9">, além de organizar melhor o nosso código através de </text:span><text:span text:style-name="Strong_20_Emphasis"><text:span text:style-name="T9">funções</text:span></text:span><text:span text:style-name="T9">.</text:span></text:p>
      <text:p text:style-name="P15">Vamos começar?</text:p>
      <text:p text:style-name="P22"/>
      <text:p text:style-name="P3"/>
      <text:h text:style-name="P5" text:outline-level="1">Ajustando a infraestrutura</text:h>
      <text:p text:style-name="Text_20_body"><text:line-break/><text:span text:style-name="T24">Esse vídeo é para os alunos que não fizeram o </text:span><text:a xlink:type="simple" xlink:href="https://cursos.alura.com.br/course/python-3-introducao-a-nova-versao-da-linguagem" office:target-frame-name="_blank" xlink:show="new" text:style-name="Internet_20_link" text:visited-style-name="Visited_20_Internet_20_Link"><text:span text:style-name="T25">primeiro treinamento de Python 3</text:span></text:a><text:span text:style-name="T24">.</text:span></text:p>
      <text:p text:style-name="P16"><text:span text:style-name="T24">Continuaremos o projeto do curso anterior, que você pode baixar </text:span><text:a xlink:type="simple" xlink:href="https://s3.amazonaws.com/caelum-online-public/python3-avancando-na-linguagem/stages/01-jogos.zip" office:target-frame-name="_blank" xlink:show="new" text:style-name="Internet_20_link" text:visited-style-name="Visited_20_Internet_20_Link"><text:span text:style-name="T25">AQUI</text:span></text:a><text:span text:style-name="T24">.</text:span></text:p>
      <text:p text:style-name="P31">A seguir, veremos o que é preciso ter e configurar na sua máquina, para prosseguir com o treinamento sem transtornos.</text:p>
      <text:h text:style-name="P28" text:outline-level="2">Baixando e instalando o Python 3</text:h>
      <text:p text:style-name="P16"><text:span text:style-name="T24">O primeiro passo é instalar o </text:span><text:span text:style-name="Strong_20_Emphasis"><text:span text:style-name="T25">Python 3</text:span></text:span><text:span text:style-name="T24">, acessando o site do Python: </text:span><text:a xlink:type="simple" xlink:href="https://www.python.org/" office:target-frame-name="_blank" xlink:show="new" text:style-name="Internet_20_link" text:visited-style-name="Visited_20_Internet_20_Link"><text:span text:style-name="T25">https://www.python.org/</text:span></text:a><text:span text:style-name="T24">. Na sessão de </text:span><text:a xlink:type="simple" xlink:href="https://www.python.org/downloads/" office:target-frame-name="_blank" xlink:show="new" text:style-name="Internet_20_link" text:visited-style-name="Visited_20_Internet_20_Link"><text:span text:style-name="Strong_20_Emphasis"><text:span text:style-name="T25">Downloads</text:span></text:span></text:a><text:span text:style-name="T24">, o instalador específico para a sua plataforma será automaticamente disponibilizado, portanto é só baixar e instalar o </text:span><text:span text:style-name="Strong_20_Emphasis"><text:span text:style-name="T25">Python 3</text:span></text:span><text:span text:style-name="T24">, na sua versão mais atual.</text:span></text:p>
      <text:h text:style-name="P28" text:outline-level="2"><text:soft-page-break/>Baixando e instalando o PyCharm</text:h>
      <text:p text:style-name="P16"><text:a xlink:type="simple" xlink:href="https://www.jetbrains.com/pycharm/" office:target-frame-name="_blank" xlink:show="new" text:style-name="Internet_20_link" text:visited-style-name="Visited_20_Internet_20_Link"><text:span text:style-name="Strong_20_Emphasis"><text:span text:style-name="T25">PyCharm</text:span></text:span></text:a><text:span text:style-name="T24"> é uma IDE voltada exclusivamente para o Python, e é ela que iremos utilizar aqui no treinamento. A sua instalação é bem simples, basta acessar a sessão de </text:span><text:a xlink:type="simple" xlink:href="https://www.jetbrains.com/pycharm/download/" office:target-frame-name="_blank" xlink:show="new" text:style-name="Internet_20_link" text:visited-style-name="Visited_20_Internet_20_Link"><text:span text:style-name="Strong_20_Emphasis"><text:span text:style-name="T25">Download</text:span></text:span></text:a><text:span text:style-name="T24"> do site oficial, baixar e instalar a versão </text:span><text:span text:style-name="Strong_20_Emphasis"><text:span text:style-name="Emphasis"><text:span text:style-name="T25">Community</text:span></text:span></text:span><text:span text:style-name="T24"> da IDE, já que a versão </text:span><text:span text:style-name="Strong_20_Emphasis"><text:span text:style-name="Emphasis"><text:span text:style-name="T25">Professional</text:span></text:span></text:span><text:span text:style-name="T24"> é paga.</text:span></text:p>
      <text:h text:style-name="P28" text:outline-level="2">Conhecendo o PyCharm e criando o primeiro projeto</text:h>
      <text:p text:style-name="P16"><text:span text:style-name="T24">Após instalar o PyCharm e abri-lo, crie um projeto, clicando em </text:span><text:span text:style-name="Strong_20_Emphasis"><text:span text:style-name="Emphasis"><text:span text:style-name="T25">Create New Project</text:span></text:span></text:span><text:span text:style-name="T24">. Na tela que irá se abrir, é perguntada a localização do projeto e a versão do Python. Crie o projeto </text:span><text:span text:style-name="Strong_20_Emphasis"><text:span text:style-name="T25">jogos</text:span></text:span><text:span text:style-name="T24">, dentro da pasta </text:span><text:span text:style-name="Strong_20_Emphasis"><text:span text:style-name="T25">PycharmProjects</text:span></text:span><text:span text:style-name="T24"> mesmo, e atente-se à versão do Python (caso você tenha mais de uma versão instalada), ela deve ser a </text:span><text:span text:style-name="Strong_20_Emphasis"><text:span text:style-name="T25">versão 3</text:span></text:span><text:span text:style-name="T24">.</text:span></text:p>
      <text:p text:style-name="P16"><text:span text:style-name="T24">O projeto será exibido no lado esquerdo e, para criar um arquivo Python nele, basta clicar com o botão direito do mouse em cima dele e selecionar </text:span><text:span text:style-name="Strong_20_Emphasis"><text:span text:style-name="Emphasis"><text:span text:style-name="T25">New -&gt; Python File</text:span></text:span></text:span><text:span text:style-name="T24">. Mas não criaremos arquivos novos, já que há os arquivos do projeto feito no treinamento anterior, que podem ser baixados </text:span><text:a xlink:type="simple" xlink:href="https://s3.amazonaws.com/caelum-online-public/python3-avancando-na-linguagem/stages/01-jogos.zip" office:target-frame-name="_blank" xlink:show="new" text:style-name="Internet_20_link" text:visited-style-name="Visited_20_Internet_20_Link"><text:span text:style-name="T25">aqui</text:span></text:a><text:span text:style-name="T24">.</text:span></text:p>
      <text:p text:style-name="P16"><text:span text:style-name="T24">Ao extrair o zip, uma pasta será criada, basta selecionar os três arquivos que estão dentro dela (</text:span><text:span text:style-name="Source_20_Text"><text:span text:style-name="T26">adivinhacao.py</text:span></text:span><text:span text:style-name="T24">, </text:span><text:span text:style-name="Source_20_Text"><text:span text:style-name="T26">forca.py</text:span></text:span><text:span text:style-name="T24"> e </text:span><text:span text:style-name="Source_20_Text"><text:span text:style-name="T26">jogos.py</text:span></text:span><text:span text:style-name="T24">) e arrastar para dentro da pasta </text:span><text:span text:style-name="Strong_20_Emphasis"><text:span text:style-name="T25">jogos</text:span></text:span><text:span text:style-name="T24">, diretório do projeto que acabou de ser criado.</text:span></text:p>
      <text:p text:style-name="P16"><text:span text:style-name="T24">O arquivo que implementaremos nesse treinamento é o </text:span><text:span text:style-name="Source_20_Text"><text:span text:style-name="T26">forca.py</text:span></text:span><text:span text:style-name="T24">. Para executá-lo, podemos abri-lo, clicando com o botão direito do mouse dentro dele, e selecionando </text:span><text:span text:style-name="Strong_20_Emphasis"><text:span text:style-name="Emphasis"><text:span text:style-name="T25">Run 'forca'</text:span></text:span></text:span><text:span text:style-name="T24">. O console do PyCharm é aberto e exibe a saída do nosso programa.</text:span></text:p>
      <text:p text:style-name="P31">Com o Python 3 e o PyCharm instalados, e o projeto na sua máquina, podemos dar prosseguimento ao treinamento :)</text:p>
      <text:p text:style-name="Text_20_body"/>
      <text:h text:style-name="P4" text:outline-level="1">Arquivos do curso e IDE utilizada</text:h>
      <text:p text:style-name="Text_20_body"><text:line-break/><text:span text:style-name="T24">Olá Alunos!</text:span></text:p>
      <text:p text:style-name="P16"><text:span text:style-name="T24">No curso anterior aprendemos uma série de recursos do Python, inclusive demos início à criação de um </text:span><text:span text:style-name="Strong_20_Emphasis"><text:span text:style-name="T25">Jogo da Forca</text:span></text:span><text:span text:style-name="T24">, que implementaremos neste curso, utilizando novos recursos da linguagem.</text:span></text:p>
      <text:p text:style-name="P16"><text:soft-page-break/><text:span text:style-name="T24">Se você começou diretamente neste curso, porque já conhece o conteúdo apresentado no curso anterior, não se preocupe. Para aqueles que perderam seus arquivos ou que estão começando a partir de agora, disponibilizamos os arquivos </text:span><text:a xlink:type="simple" xlink:href="https://s3.amazonaws.com/caelum-online-public/python3-avancando-na-linguagem/stages/01-jogos.zip" office:target-frame-name="_blank" xlink:show="new" text:style-name="Internet_20_link" text:visited-style-name="Visited_20_Internet_20_Link"><text:span text:style-name="T25">aqui</text:span></text:a><text:span text:style-name="T24">.</text:span></text:p>
      <text:p text:style-name="P16"><text:span text:style-name="T24">Com o arquivo baixado e descompactado, e a </text:span><text:a xlink:type="simple" xlink:href="https://www.jetbrains.com/pycharm/download/" office:target-frame-name="_blank" xlink:show="new" text:style-name="Internet_20_link" text:visited-style-name="Visited_20_Internet_20_Link"><text:span text:style-name="T25">IDE PyCharm</text:span></text:a><text:span text:style-name="T24"> que utilizamos no curso anterior devidamente instalada, já podemos começar os trabalhos.</text:span></text:p>
      <text:p text:style-name="Text_20_body"/>
      <text:h text:style-name="P4" text:outline-level="1">Game Loop</text:h>
      <text:p text:style-name="Text_20_body"><text:line-break/><text:span text:style-name="T24">Agora já temos tudo pronto. Podemos desenvolver o nosso </text:span><text:span text:style-name="Strong_20_Emphasis"><text:span text:style-name="T25">Jogo da Forca</text:span></text:span><text:span text:style-name="T24">.</text:span></text:p>
      <text:h text:style-name="P28" text:outline-level="2">Conhecendo o jogo</text:h>
      <text:p text:style-name="P16"><text:span text:style-name="T24">O jogo da forca também é um jogo de adivinhação, mas no caso o usuário deve adivinhar uma </text:span><text:span text:style-name="Strong_20_Emphasis"><text:span text:style-name="T25">palavra secreta</text:span></text:span><text:span text:style-name="T24">. No arquivo </text:span><text:span text:style-name="Strong_20_Emphasis"><text:span text:style-name="T25">forca.py</text:span></text:span><text:span text:style-name="T24">, já há a função </text:span><text:span text:style-name="Strong_20_Emphasis"><text:span text:style-name="Source_20_Text"><text:span text:style-name="T27">jogar</text:span></text:span></text:span><text:span text:style-name="T24"> definida, onde ficará o código do nosso jogo:</text:span></text:p>
      <text:p text:style-name="P9"><text:span text:style-name="Source_20_Text"><text:span text:style-name="T63">def</text:span></text:span><text:span text:style-name="Source_20_Text"><text:span text:style-name="T46"> jogar</text:span></text:span><text:span text:style-name="Source_20_Text"><text:span text:style-name="T65">():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*********************************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***Bem vindo ao jogo da Forca!***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*********************************"</text:span></text:span><text:span text:style-name="Source_20_Text"><text:span text:style-name="T65">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Fim do jogo"</text:span></text:span><text:span text:style-name="Source_20_Text"><text:span text:style-name="T65">)</text:span></text:span></text:p>
      <text:p text:style-name="P16"><text:span text:style-name="T24">E caso executemos o programa como programa principal, executamos essa função </text:span><text:span text:style-name="Strong_20_Emphasis"><text:span text:style-name="Source_20_Text"><text:span text:style-name="T27">jogar</text:span></text:span></text:span><text:span text:style-name="T24">. Verificamos isso através de um </text:span><text:span text:style-name="Strong_20_Emphasis"><text:span text:style-name="Source_20_Text"><text:span text:style-name="T27">if</text:span></text:span></text:span><text:span text:style-name="T24">:</text:span></text:p>
      <text:p text:style-name="P9"><text:span text:style-name="Source_20_Text"><text:span text:style-name="T63">if</text:span></text:span><text:span text:style-name="Source_20_Text"><text:span text:style-name="T65">(</text:span></text:span><text:span text:style-name="Source_20_Text"><text:span text:style-name="T46">__name__ </text:span></text:span><text:span text:style-name="Source_20_Text"><text:span text:style-name="T65">==</text:span></text:span><text:span text:style-name="Source_20_Text"><text:span text:style-name="T46"> </text:span></text:span><text:span text:style-name="Source_20_Text"><text:span text:style-name="T69">"__main__"</text:span></text:span><text:span text:style-name="Source_20_Text"><text:span text:style-name="T65">):</text:span></text:span></text:p>
      <text:p text:style-name="P9"><text:span text:style-name="Source_20_Text"><text:span text:style-name="T48"><text:s text:c="4"/></text:span></text:span><text:span text:style-name="Source_20_Text"><text:span text:style-name="T46">jogar</text:span></text:span><text:span text:style-name="Source_20_Text"><text:span text:style-name="T65">()</text:span></text:span></text:p>
      <text:h text:style-name="P28" text:outline-level="2">Definindo a palavra secreta</text:h>
      <text:p text:style-name="P16"><text:span text:style-name="T24">Como no jogo devemos adivinhar uma palavra secreta, nada mais justo do que defini-la em uma variável. Por enquanto a palavra será fixa, com o nome de </text:span><text:span text:style-name="Strong_20_Emphasis"><text:span text:style-name="T25">banana</text:span></text:span><text:span text:style-name="T24">:</text:span></text:p>
      <text:p text:style-name="P9"><text:span text:style-name="Source_20_Text"><text:span text:style-name="T63">def</text:span></text:span><text:span text:style-name="Source_20_Text"><text:span text:style-name="T46"> jogar</text:span></text:span><text:span text:style-name="Source_20_Text"><text:span text:style-name="T65">():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*********************************"</text:span></text:span><text:span text:style-name="Source_20_Text"><text:span text:style-name="T65">)</text:span></text:span></text:p>
      <text:p text:style-name="P9"><text:soft-page-break/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***Bem vindo ao jogo da Forca!***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*********************************"</text:span></text:span><text:span text:style-name="Source_20_Text"><text:span text:style-name="T65">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46">palavra_secreta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9">"banana"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Fim do jogo"</text:span></text:span><text:span text:style-name="Source_20_Text"><text:span text:style-name="T65">)</text:span></text:span></text:p>
      <text:p text:style-name="P31">Mais à frente deixaremos essa palavra secreta mais dinâmica.</text:p>
      <text:h text:style-name="P28" text:outline-level="2">Primeiros passos do jogo</text:h>
      <text:p text:style-name="P31">Agora, enquanto o usuário estiver jogando, devemos ficar verificando se o usuário acertou a palavra secreta ou se ele perdeu (se "enforcou"), mas devemos fazer isso em quantas iterações?</text:p>
      <text:p text:style-name="P16"><text:span text:style-name="T24">O usuário continua jogando enquanto ele não acertar a palavra e enquanto ele ainda tiver tentativas para acertar a palavra, ou seja, enquanto ele não "se enforcar". Para representar esse loop, já conhecemos o </text:span><text:span text:style-name="Strong_20_Emphasis"><text:span text:style-name="Source_20_Text"><text:span text:style-name="T27">while</text:span></text:span></text:span><text:span text:style-name="T24">:</text:span></text:p>
      <text:p text:style-name="P9"><text:span text:style-name="Source_20_Text"><text:span text:style-name="T46">palavra_secreta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9">"banana"</text:span></text:span></text:p>
      <text:p text:style-name="P35"/>
      <text:p text:style-name="P9"><text:span text:style-name="Source_20_Text"><text:span text:style-name="T63">while</text:span></text:span><text:span text:style-name="Source_20_Text"><text:span text:style-name="T65">(</text:span></text:span><text:span text:style-name="Source_20_Text"><text:span text:style-name="T46">n</text:span></text:span><text:span text:style-name="Source_20_Text"><text:span text:style-name="T65">ã</text:span></text:span><text:span text:style-name="Source_20_Text"><text:span text:style-name="T46">o acertou E n</text:span></text:span><text:span text:style-name="Source_20_Text"><text:span text:style-name="T65">ã</text:span></text:span><text:span text:style-name="Source_20_Text"><text:span text:style-name="T46">o enforcou</text:span></text:span><text:span text:style-name="Source_20_Text"><text:span text:style-name="T65">):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Jogando..."</text:span></text:span><text:span text:style-name="Source_20_Text"><text:span text:style-name="T65">)</text:span></text:span></text:p>
      <text:p text:style-name="P16"><text:span text:style-name="T24">Mas o que colocamos como condição do </text:span><text:span text:style-name="Source_20_Text"><text:span text:style-name="T26">while</text:span></text:span><text:span text:style-name="T24">, está em português e não existe em Python, logo isso não funcionará.</text:span></text:p>
      <text:p text:style-name="P16"><text:span text:style-name="T24">No caso de se enforcar, podemos ter dois valores, ou o usuário se enforcou, ou não. Logo, podemos ter os valores </text:span><text:span text:style-name="Strong_20_Emphasis"><text:span text:style-name="T25">verdadeiro</text:span></text:span><text:span text:style-name="T24"> ou </text:span><text:span text:style-name="Strong_20_Emphasis"><text:span text:style-name="T25">falso</text:span></text:span><text:span text:style-name="T24">.</text:span></text:p>
      <text:h text:style-name="P28" text:outline-level="2">O tipo bool</text:h>
      <text:p text:style-name="P16"><text:span text:style-name="T24">Nas linguagens de programação, e no Python não é diferente, há um tipo específico para representar esses valores, o tipo </text:span><text:span text:style-name="Strong_20_Emphasis"><text:span text:style-name="Source_20_Text"><text:span text:style-name="T27">bool</text:span></text:span></text:span><text:span text:style-name="T24">. Ele pode ter os valores </text:span><text:span text:style-name="Strong_20_Emphasis"><text:span text:style-name="Source_20_Text"><text:span text:style-name="T27">True</text:span></text:span></text:span><text:span text:style-name="T24"> (</text:span><text:span text:style-name="Strong_20_Emphasis"><text:span text:style-name="T25">Verdadeiro</text:span></text:span><text:span text:style-name="T24">) e </text:span><text:span text:style-name="Strong_20_Emphasis"><text:span text:style-name="Source_20_Text"><text:span text:style-name="T27">False</text:span></text:span></text:span><text:span text:style-name="T24"> (</text:span><text:span text:style-name="Strong_20_Emphasis"><text:span text:style-name="T25">Falso</text:span></text:span><text:span text:style-name="T24">). Então vamos definir uma variável </text:span><text:span text:style-name="Strong_20_Emphasis"><text:span text:style-name="Source_20_Text"><text:span text:style-name="T27">enforcou</text:span></text:span></text:span><text:span text:style-name="T24">, que começará com o valor </text:span><text:span text:style-name="Strong_20_Emphasis"><text:span text:style-name="Source_20_Text"><text:span text:style-name="T27">False</text:span></text:span></text:span><text:span text:style-name="T24">:</text:span></text:p>
      <text:p text:style-name="P9"><text:span text:style-name="Source_20_Text"><text:span text:style-name="T46">palavra_secreta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9">"banana"</text:span></text:span></text:p>
      <text:p text:style-name="P35"/>
      <text:p text:style-name="P9"><text:span text:style-name="Source_20_Text"><text:span text:style-name="T46">enforcou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3">False</text:span></text:span></text:p>
      <text:p text:style-name="P35"/>
      <text:p text:style-name="P9"><text:soft-page-break/><text:span text:style-name="Source_20_Text"><text:span text:style-name="T63">while</text:span></text:span><text:span text:style-name="Source_20_Text"><text:span text:style-name="T65">(</text:span></text:span><text:span text:style-name="Source_20_Text"><text:span text:style-name="T46">n</text:span></text:span><text:span text:style-name="Source_20_Text"><text:span text:style-name="T65">ã</text:span></text:span><text:span text:style-name="Source_20_Text"><text:span text:style-name="T46">o acertou E n</text:span></text:span><text:span text:style-name="Source_20_Text"><text:span text:style-name="T65">ã</text:span></text:span><text:span text:style-name="Source_20_Text"><text:span text:style-name="T46">o enforcou</text:span></text:span><text:span text:style-name="Source_20_Text"><text:span text:style-name="T65">):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Jogando..."</text:span></text:span><text:span text:style-name="Source_20_Text"><text:span text:style-name="T65">)</text:span></text:span></text:p>
      <text:p text:style-name="P16"><text:span text:style-name="T24">Criaremos também a variável </text:span><text:span text:style-name="Strong_20_Emphasis"><text:span text:style-name="Source_20_Text"><text:span text:style-name="T27">acertou</text:span></text:span></text:span><text:span text:style-name="T24">, que representa se o usuário acertou ou não a palavra. Ela também começará com o valor </text:span><text:span text:style-name="Strong_20_Emphasis"><text:span text:style-name="Source_20_Text"><text:span text:style-name="T27">False</text:span></text:span></text:span><text:span text:style-name="T24">, pois quando o jogo começa, o usuário ainda não acertou a palavra secreta:</text:span></text:p>
      <text:p text:style-name="P9"><text:span text:style-name="Source_20_Text"><text:span text:style-name="T46">palavra_secreta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9">"banana"</text:span></text:span></text:p>
      <text:p text:style-name="P35"/>
      <text:p text:style-name="P9"><text:span text:style-name="Source_20_Text"><text:span text:style-name="T46">enforcou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3">False</text:span></text:span></text:p>
      <text:p text:style-name="P9"><text:span text:style-name="Source_20_Text"><text:span text:style-name="T46">acertou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3">False</text:span></text:span></text:p>
      <text:p text:style-name="P35"/>
      <text:p text:style-name="P9"><text:span text:style-name="Source_20_Text"><text:span text:style-name="T63">while</text:span></text:span><text:span text:style-name="Source_20_Text"><text:span text:style-name="T65">(</text:span></text:span><text:span text:style-name="Source_20_Text"><text:span text:style-name="T46">n</text:span></text:span><text:span text:style-name="Source_20_Text"><text:span text:style-name="T65">ã</text:span></text:span><text:span text:style-name="Source_20_Text"><text:span text:style-name="T46">o acertou E n</text:span></text:span><text:span text:style-name="Source_20_Text"><text:span text:style-name="T65">ã</text:span></text:span><text:span text:style-name="Source_20_Text"><text:span text:style-name="T46">o enforcou</text:span></text:span><text:span text:style-name="Source_20_Text"><text:span text:style-name="T65">):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Jogando..."</text:span></text:span><text:span text:style-name="Source_20_Text"><text:span text:style-name="T65">)</text:span></text:span></text:p>
      <text:p text:style-name="P16"><text:span text:style-name="T24">Agora podemos modificar a condição do </text:span><text:span text:style-name="Strong_20_Emphasis"><text:span text:style-name="Source_20_Text"><text:span text:style-name="T27">while</text:span></text:span></text:span><text:span text:style-name="T24">, mas a condição é </text:span><text:span text:style-name="Strong_20_Emphasis"><text:span text:style-name="T25">não</text:span></text:span><text:span text:style-name="T24">acertar a palavra e </text:span><text:span text:style-name="Strong_20_Emphasis"><text:span text:style-name="T25">não</text:span></text:span><text:span text:style-name="T24"> se enforcar. Para representar o </text:span><text:span text:style-name="Strong_20_Emphasis"><text:span text:style-name="T25">não</text:span></text:span><text:span text:style-name="T24">, no Python existe a palavra chave de negação, o </text:span><text:span text:style-name="Strong_20_Emphasis"><text:span text:style-name="Source_20_Text"><text:span text:style-name="T27">not</text:span></text:span></text:span><text:span text:style-name="T24">. E para representar o </text:span><text:span text:style-name="Strong_20_Emphasis"><text:span text:style-name="Source_20_Text"><text:span text:style-name="T27">E</text:span></text:span></text:span><text:span text:style-name="T24">, existe o operador lógico </text:span><text:span text:style-name="Strong_20_Emphasis"><text:span text:style-name="Source_20_Text"><text:span text:style-name="T27">and</text:span></text:span></text:span><text:span text:style-name="T24">:</text:span></text:p>
      <text:p text:style-name="P9"><text:span text:style-name="Source_20_Text"><text:span text:style-name="T46">palavra_secreta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9">"banana"</text:span></text:span></text:p>
      <text:p text:style-name="P35"/>
      <text:p text:style-name="P9"><text:span text:style-name="Source_20_Text"><text:span text:style-name="T46">enforcou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3">False</text:span></text:span></text:p>
      <text:p text:style-name="P9"><text:span text:style-name="Source_20_Text"><text:span text:style-name="T46">acertou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3">False</text:span></text:span></text:p>
      <text:p text:style-name="P35"/>
      <text:p text:style-name="P9"><text:span text:style-name="Source_20_Text"><text:span text:style-name="T63">while</text:span></text:span><text:span text:style-name="Source_20_Text"><text:span text:style-name="T65">(</text:span></text:span><text:span text:style-name="Source_20_Text"><text:span text:style-name="T63">not</text:span></text:span><text:span text:style-name="Source_20_Text"><text:span text:style-name="T46"> acertou </text:span></text:span><text:span text:style-name="Source_20_Text"><text:span text:style-name="T63">and</text:span></text:span><text:span text:style-name="Source_20_Text"><text:span text:style-name="T46"> </text:span></text:span><text:span text:style-name="Source_20_Text"><text:span text:style-name="T63">not</text:span></text:span><text:span text:style-name="Source_20_Text"><text:span text:style-name="T46"> enforcou</text:span></text:span><text:span text:style-name="Source_20_Text"><text:span text:style-name="T65">):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Jogando..."</text:span></text:span><text:span text:style-name="Source_20_Text"><text:span text:style-name="T65">)</text:span></text:span></text:p>
      <text:p text:style-name="P31">Então, enquanto não acertamos a palavra e enquanto não nos enforcamos, continuamos jogando.</text:p>
      <text:p text:style-name="P31">Daremos continuação à programação do nosso jogo no próximo capítulo :)</text:p>
      <text:p text:style-name="Text_20_body"/>
      <text:h text:style-name="P4" text:outline-level="1">Quantos erros tem...</text:h>
      <text:p text:style-name="Text_20_body"><text:line-break/><text:span text:style-name="T24">Gustavo decidiu praticar o que aprendeu no vídeo deste capítulo e escreveu o seguinte código. Leia-o atentamente:</text:span></text:p>
      <text:p text:style-name="P9"><text:span text:style-name="Source_20_Text"><text:span text:style-name="T63">def</text:span></text:span><text:span text:style-name="Source_20_Text"><text:span text:style-name="T46"> jogar</text:span></text:span><text:span text:style-name="Source_20_Text"><text:span text:style-name="T65">():</text:span></text:span></text:p>
      <text:p text:style-name="P9"><text:soft-page-break/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'*****************************************'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'****** Bem-vindo ao jogo da Forca *******'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'*****************************************'</text:span></text:span><text:span text:style-name="Source_20_Text"><text:span text:style-name="T65">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46">palavra_secreta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9">"banana"</text:span></text:span></text:p>
      <text:p text:style-name="P9"><text:span text:style-name="Source_20_Text"><text:span text:style-name="T48"><text:s text:c="4"/></text:span></text:span><text:span text:style-name="Source_20_Text"><text:span text:style-name="T46">enforcou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3">false</text:span></text:span></text:p>
      <text:p text:style-name="P9"><text:span text:style-name="Source_20_Text"><text:span text:style-name="T48"><text:s text:c="4"/></text:span></text:span><text:span text:style-name="Source_20_Text"><text:span text:style-name="T46">acertou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3">false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63">while</text:span></text:span><text:span text:style-name="Source_20_Text"><text:span text:style-name="T65">(</text:span></text:span><text:span text:style-name="Source_20_Text"><text:span text:style-name="T71">Not</text:span></text:span><text:span text:style-name="Source_20_Text"><text:span text:style-name="T46"> enforcou </text:span></text:span><text:span text:style-name="Source_20_Text"><text:span text:style-name="T63">and</text:span></text:span><text:span text:style-name="Source_20_Text"><text:span text:style-name="T46"> </text:span></text:span><text:span text:style-name="Source_20_Text"><text:span text:style-name="T71">Not</text:span></text:span><text:span text:style-name="Source_20_Text"><text:span text:style-name="T46"> acertou</text:span></text:span><text:span text:style-name="Source_20_Text"><text:span text:style-name="T65">):</text:span></text:span></text:p>
      <text:p text:style-name="P9"><text:span text:style-name="Source_20_Text"><text:span text:style-name="T48"><text:s text:c="8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jogando..."</text:span></text:span><text:span text:style-name="Source_20_Text"><text:span text:style-name="T65">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Fim do jogo"</text:span></text:span><text:span text:style-name="Source_20_Text"><text:span text:style-name="T65">)</text:span></text:span></text:p>
      <text:p text:style-name="P35"/>
      <text:p text:style-name="P9"><text:span text:style-name="Source_20_Text"><text:span text:style-name="T63">if</text:span></text:span><text:span text:style-name="Source_20_Text"><text:span text:style-name="T65">(</text:span></text:span><text:span text:style-name="Source_20_Text"><text:span text:style-name="T46">__name__ </text:span></text:span><text:span text:style-name="Source_20_Text"><text:span text:style-name="T65">==</text:span></text:span><text:span text:style-name="Source_20_Text"><text:span text:style-name="T46"> </text:span></text:span><text:span text:style-name="Source_20_Text"><text:span text:style-name="T69">'__main__'</text:span></text:span><text:span text:style-name="Source_20_Text"><text:span text:style-name="T65">):</text:span></text:span></text:p>
      <text:p text:style-name="P9"><text:span text:style-name="Source_20_Text"><text:span text:style-name="T48"><text:s text:c="4"/></text:span></text:span><text:span text:style-name="Source_20_Text"><text:span text:style-name="T46">jogar</text:span></text:span><text:span text:style-name="Source_20_Text"><text:span text:style-name="T65">()</text:span></text:span></text:p>
      <text:p text:style-name="P31">No entanto, seu código não funcionou. Sem executar o programa, apenas olhando o código anterior, podemos afirmar que a quantidade de erros cometidos é:</text:p>
      <text:p text:style-name="P23"><text:span text:style-name="T72">São quatro erros. Os valores lógicos das variáveis </text:span><text:span text:style-name="Source_20_Text"><text:span text:style-name="T49">enforcou</text:span></text:span><text:span text:style-name="T80"> </text:span><text:span text:style-name="T72">e </text:span><text:span text:style-name="Source_20_Text"><text:span text:style-name="T49">acertou</text:span></text:span><text:span text:style-name="T80"> </text:span><text:span text:style-name="T72">iniciam com letra minúscula. O correto é maiúscula como </text:span><text:span text:style-name="Source_20_Text"><text:span text:style-name="T49">True</text:span></text:span><text:span text:style-name="T80"> </text:span><text:span text:style-name="T72">e </text:span><text:span text:style-name="Source_20_Text"><text:span text:style-name="T49">False</text:span></text:span><text:span text:style-name="T72">. Já o operador </text:span><text:span text:style-name="Source_20_Text"><text:span text:style-name="T49">not</text:span></text:span><text:span text:style-name="T80"> </text:span><text:span text:style-name="T72">foi utilizado duas vezes começando com letra maiúscula, quando no correto é minúscula.</text:span></text:p>
      <text:p text:style-name="P24"/>
      <text:p text:style-name="P23"><text:span text:style-name="T25">Qual é o tipo que representa </text:span><text:span text:style-name="Emphasis"><text:span text:style-name="T25">verdadeiro</text:span></text:span><text:span text:style-name="T25"> ou </text:span><text:span text:style-name="Emphasis"><text:span text:style-name="T25">falso</text:span></text:span><text:span text:style-name="T25"> no mundo Python?</text:span></text:p>
      <text:p text:style-name="P37">Bool</text:p>
      <text:p text:style-name="P37"/>
      <text:p text:style-name="P38"><text:span text:style-name="T24">Devemos utilizar o tipo </text:span><text:span text:style-name="Source_20_Text"><text:span text:style-name="T26">bool</text:span></text:span><text:span text:style-name="T24"> para representar verdadeiro (</text:span><text:span text:style-name="Source_20_Text"><text:span text:style-name="T26">True</text:span></text:span><text:span text:style-name="T24">) e falso (</text:span><text:span text:style-name="Source_20_Text"><text:span text:style-name="T26">False</text:span></text:span><text:span text:style-name="T24">), por exemplo:</text:span></text:p>
      <text:p text:style-name="P9"><text:span text:style-name="Source_20_Text"><text:span text:style-name="T65">&gt;&gt;&gt;</text:span></text:span><text:span text:style-name="Source_20_Text"><text:span text:style-name="T46"> existe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3">True</text:span></text:span></text:p>
      <text:p text:style-name="P9"><text:span text:style-name="Source_20_Text"><text:span text:style-name="T65">&gt;&gt;&gt;</text:span></text:span><text:span text:style-name="Source_20_Text"><text:span text:style-name="T46"> type</text:span></text:span><text:span text:style-name="Source_20_Text"><text:span text:style-name="T65">(</text:span></text:span><text:span text:style-name="Source_20_Text"><text:span text:style-name="T46">existe</text:span></text:span><text:span text:style-name="Source_20_Text"><text:span text:style-name="T65">)</text:span></text:span></text:p>
      <text:p text:style-name="P9"><text:span text:style-name="Source_20_Text"><text:span text:style-name="T65">&lt;</text:span></text:span><text:span text:style-name="Source_20_Text"><text:span text:style-name="T63">class</text:span></text:span><text:span text:style-name="Source_20_Text"><text:span text:style-name="T46"> </text:span></text:span><text:span text:style-name="Source_20_Text"><text:span text:style-name="T69">'bool'</text:span></text:span><text:span text:style-name="Source_20_Text"><text:span text:style-name="T65">&gt;</text:span></text:span></text:p>
      <text:p text:style-name="P16"><text:span text:style-name="T24">Dica: Nesse tipo de perguntas, sinta-se sempre à vontade de usar a documentação do Python. Aliás, aconselhamos a usar a documentação para se acostumar. É um documento bastante técnico e menos didático, mas ajuda tirar dúvidas pontuais: </text:span><text:a xlink:type="simple" xlink:href="https://docs.python.org/3.5/index.html" office:target-frame-name="_blank" xlink:show="new" text:style-name="Internet_20_link" text:visited-style-name="Visited_20_Internet_20_Link"><text:span text:style-name="T25">https://docs.python.org/3.5/index.html</text:span></text:a></text:p>
      <text:h text:style-name="P7" text:outline-level="1"><text:soft-page-break/>Para saber mais: built-in</text:h>
      <text:p text:style-name="P38"><text:line-break/><text:span text:style-name="T24">o curso anterior, falamos bastante sobre as funções </text:span><text:span text:style-name="Emphasis"><text:span text:style-name="T25">built-in</text:span></text:span><text:span text:style-name="T24">, como </text:span><text:span text:style-name="Source_20_Text"><text:span text:style-name="T26">type(..)</text:span></text:span><text:span text:style-name="T24">, </text:span><text:span text:style-name="Source_20_Text"><text:span text:style-name="T26">int()</text:span></text:span><text:span text:style-name="T24"> ou </text:span><text:span text:style-name="Source_20_Text"><text:span text:style-name="T26">input(..)</text:span></text:span><text:span text:style-name="T24">. Lembrando que funções </text:span><text:span text:style-name="Emphasis"><text:span text:style-name="T25">built-in</text:span></text:span><text:span text:style-name="T24"> são aquelas que você não precisa importar explicitamente, pois elas estão disponíveis para seu uso automaticamente.</text:span></text:p>
      <text:p text:style-name="P16"><text:span text:style-name="T24">Existe uma função relacionado com o tipo </text:span><text:span text:style-name="Source_20_Text"><text:span text:style-name="T26">bool</text:span></text:span><text:span text:style-name="T24">, com o mesmo nome. Veja o código abaixo:</text:span></text:p>
      <text:p text:style-name="P9"><text:span text:style-name="Source_20_Text"><text:span text:style-name="T65">&gt;&gt;&gt;</text:span></text:span><text:span text:style-name="Source_20_Text"><text:span text:style-name="T46"> </text:span></text:span><text:span text:style-name="Source_20_Text"><text:span text:style-name="T63">bool</text:span></text:span><text:span text:style-name="Source_20_Text"><text:span text:style-name="T65">(</text:span></text:span><text:span text:style-name="Source_20_Text"><text:span text:style-name="T83">0</text:span></text:span><text:span text:style-name="Source_20_Text"><text:span text:style-name="T65">)</text:span></text:span></text:p>
      <text:p text:style-name="P9"><text:span text:style-name="Source_20_Text"><text:span text:style-name="T63">False</text:span></text:span></text:p>
      <text:p text:style-name="P9"><text:span text:style-name="Source_20_Text"><text:span text:style-name="T65">&gt;&gt;&gt;</text:span></text:span><text:span text:style-name="Source_20_Text"><text:span text:style-name="T46"> </text:span></text:span><text:span text:style-name="Source_20_Text"><text:span text:style-name="T63">bool</text:span></text:span><text:span text:style-name="Source_20_Text"><text:span text:style-name="T65">(</text:span></text:span><text:span text:style-name="Source_20_Text"><text:span text:style-name="T69">""</text:span></text:span><text:span text:style-name="Source_20_Text"><text:span text:style-name="T65">)</text:span></text:span></text:p>
      <text:p text:style-name="P9"><text:span text:style-name="Source_20_Text"><text:span text:style-name="T63">False</text:span></text:span></text:p>
      <text:p text:style-name="P9"><text:span text:style-name="Source_20_Text"><text:span text:style-name="T65">&gt;&gt;&gt;</text:span></text:span><text:span text:style-name="Source_20_Text"><text:span text:style-name="T46"> </text:span></text:span><text:span text:style-name="Source_20_Text"><text:span text:style-name="T63">bool</text:span></text:span><text:span text:style-name="Source_20_Text"><text:span text:style-name="T65">(</text:span></text:span><text:span text:style-name="Source_20_Text"><text:span text:style-name="T63">None</text:span></text:span><text:span text:style-name="Source_20_Text"><text:span text:style-name="T65">)</text:span></text:span></text:p>
      <text:p text:style-name="P9"><text:span text:style-name="Source_20_Text"><text:span text:style-name="T63">False</text:span></text:span></text:p>
      <text:p text:style-name="P9"><text:span text:style-name="Source_20_Text"><text:span text:style-name="T65">&gt;&gt;&gt;</text:span></text:span><text:span text:style-name="Source_20_Text"><text:span text:style-name="T46"> </text:span></text:span><text:span text:style-name="Source_20_Text"><text:span text:style-name="T63">bool</text:span></text:span><text:span text:style-name="Source_20_Text"><text:span text:style-name="T65">(</text:span></text:span><text:span text:style-name="Source_20_Text"><text:span text:style-name="T83">1</text:span></text:span><text:span text:style-name="Source_20_Text"><text:span text:style-name="T65">)</text:span></text:span></text:p>
      <text:p text:style-name="P9"><text:span text:style-name="Source_20_Text"><text:span text:style-name="T63">True</text:span></text:span></text:p>
      <text:p text:style-name="P9"><text:span text:style-name="Source_20_Text"><text:span text:style-name="T65">&gt;&gt;&gt;</text:span></text:span><text:span text:style-name="Source_20_Text"><text:span text:style-name="T46"> </text:span></text:span><text:span text:style-name="Source_20_Text"><text:span text:style-name="T63">bool</text:span></text:span><text:span text:style-name="Source_20_Text"><text:span text:style-name="T65">(-</text:span></text:span><text:span text:style-name="Source_20_Text"><text:span text:style-name="T83">100</text:span></text:span><text:span text:style-name="Source_20_Text"><text:span text:style-name="T65">)</text:span></text:span></text:p>
      <text:p text:style-name="P9"><text:span text:style-name="Source_20_Text"><text:span text:style-name="T63">True</text:span></text:span></text:p>
      <text:p text:style-name="P9"><text:span text:style-name="Source_20_Text"><text:span text:style-name="T65">&gt;&gt;&gt;</text:span></text:span><text:span text:style-name="Source_20_Text"><text:span text:style-name="T46"> </text:span></text:span><text:span text:style-name="Source_20_Text"><text:span text:style-name="T63">bool</text:span></text:span><text:span text:style-name="Source_20_Text"><text:span text:style-name="T65">(</text:span></text:span><text:span text:style-name="Source_20_Text"><text:span text:style-name="T83">13.5</text:span></text:span><text:span text:style-name="Source_20_Text"><text:span text:style-name="T65">)</text:span></text:span></text:p>
      <text:p text:style-name="P9"><text:span text:style-name="Source_20_Text"><text:span text:style-name="T63">True</text:span></text:span></text:p>
      <text:p text:style-name="P9"><text:span text:style-name="Source_20_Text"><text:span text:style-name="T65">&gt;&gt;&gt;</text:span></text:span><text:span text:style-name="Source_20_Text"><text:span text:style-name="T46"> </text:span></text:span><text:span text:style-name="Source_20_Text"><text:span text:style-name="T63">bool</text:span></text:span><text:span text:style-name="Source_20_Text"><text:span text:style-name="T65">(</text:span></text:span><text:span text:style-name="Source_20_Text"><text:span text:style-name="T69">"teste"</text:span></text:span><text:span text:style-name="Source_20_Text"><text:span text:style-name="T65">)</text:span></text:span></text:p>
      <text:p text:style-name="P9"><text:span text:style-name="Source_20_Text"><text:span text:style-name="T63">True</text:span></text:span></text:p>
      <text:p text:style-name="P9"><text:span text:style-name="Source_20_Text"><text:span text:style-name="T65">&gt;&gt;&gt;</text:span></text:span><text:span text:style-name="Source_20_Text"><text:span text:style-name="T46"> </text:span></text:span><text:span text:style-name="Source_20_Text"><text:span text:style-name="T63">bool</text:span></text:span><text:span text:style-name="Source_20_Text"><text:span text:style-name="T65">(</text:span></text:span><text:span text:style-name="Source_20_Text"><text:span text:style-name="T63">True</text:span></text:span><text:span text:style-name="Source_20_Text"><text:span text:style-name="T65">)</text:span></text:span></text:p>
      <text:p text:style-name="P9"><text:span text:style-name="Source_20_Text"><text:span text:style-name="T63">True</text:span></text:span></text:p>
      <text:p text:style-name="P16"><text:span text:style-name="T24">Repare que os valores </text:span><text:span text:style-name="Emphasis"><text:span text:style-name="T25">vazios</text:span></text:span><text:span text:style-name="T24"> ou zeros são considerado </text:span><text:span text:style-name="Source_20_Text"><text:span text:style-name="T26">False</text:span></text:span><text:span text:style-name="T24">, do contrário são considerados </text:span><text:span text:style-name="Source_20_Text"><text:span text:style-name="T26">True</text:span></text:span><text:span text:style-name="T24">.</text:span></text:p>
      <text:p text:style-name="P16"><text:span text:style-name="T24">A função executa por baixo dos panos algo que se chama de </text:span><text:span text:style-name="Emphasis"><text:span text:style-name="T25">"Truth Value Testing"</text:span></text:span><text:span text:style-name="T24">. Isto é, decidir quando um valor é considerado </text:span><text:span text:style-name="Source_20_Text"><text:span text:style-name="T26">True</text:span></text:span><text:span text:style-name="T24"> ou </text:span><text:span text:style-name="Source_20_Text"><text:span text:style-name="T26">False</text:span></text:span><text:span text:style-name="T24">.</text:span></text:p>
      <text:p text:style-name="P37"/>
      <text:h text:style-name="P7" text:outline-level="1">Mãos na massa</text:h>
      <text:p text:style-name="P38"><text:line-break/><text:span text:style-name="T24">Chegou a hora de colocarmos em prática o que aprendemos neste capítulo. Em linhas gerais, precisamos de uma palavra secreta e </text:span><text:soft-page-break/><text:span text:style-name="T24">vamos começar a criar o </text:span><text:span text:style-name="Emphasis"><text:span text:style-name="T25">game loop</text:span></text:span><text:span text:style-name="T24">, para verificar se o usuário já se enforcou ou acertou.</text:span></text:p>
      <text:p text:style-name="P16"><text:span text:style-name="T24">Para tal, abra o arquivo </text:span><text:span text:style-name="Strong_20_Emphasis"><text:span text:style-name="T25">forca.py</text:span></text:span><text:span text:style-name="T24">:</text:span></text:p>
      <text:p text:style-name="P16"><text:span text:style-name="T24">1) Dentro da função </text:span><text:span text:style-name="Source_20_Text"><text:span text:style-name="T26">jogar</text:span></text:span><text:span text:style-name="T24">, declare uma nova variável, que guarda a palavra secreta:</text:span></text:p>
      <text:p text:style-name="P9"><text:span text:style-name="Source_20_Text"><text:span text:style-name="T46">palavra_secreta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9">"banana"</text:span></text:span></text:p>
      <text:p text:style-name="P16"><text:span text:style-name="T24">2) Depois crie mais duas, para guardar o status </text:span><text:span text:style-name="Emphasis"><text:span text:style-name="T25">enforcou</text:span></text:span><text:span text:style-name="T24"> e </text:span><text:span text:style-name="Emphasis"><text:span text:style-name="T25">acertou</text:span></text:span><text:span text:style-name="T24">, inicializando-as com </text:span><text:span text:style-name="Source_20_Text"><text:span text:style-name="T26">False</text:span></text:span><text:span text:style-name="T24">:</text:span></text:p>
      <text:p text:style-name="P9"><text:span text:style-name="Source_20_Text"><text:span text:style-name="T46">enforcou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3">False</text:span></text:span></text:p>
      <text:p text:style-name="P9"><text:span text:style-name="Source_20_Text"><text:span text:style-name="T46">acertou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3">False</text:span></text:span></text:p>
      <text:p text:style-name="P31">3) Para o loop, use um laço com condição de entrada, verificando se o usuário não enforcou e nem acertou:</text:p>
      <text:p text:style-name="P9"><text:span text:style-name="Source_20_Text"><text:span text:style-name="T63">while</text:span></text:span><text:span text:style-name="Source_20_Text"><text:span text:style-name="T46"> </text:span></text:span><text:span text:style-name="Source_20_Text"><text:span text:style-name="T65">(</text:span></text:span><text:span text:style-name="Source_20_Text"><text:span text:style-name="T63">not</text:span></text:span><text:span text:style-name="Source_20_Text"><text:span text:style-name="T46"> acertou </text:span></text:span><text:span text:style-name="Source_20_Text"><text:span text:style-name="T63">and</text:span></text:span><text:span text:style-name="Source_20_Text"><text:span text:style-name="T46"> </text:span></text:span><text:span text:style-name="Source_20_Text"><text:span text:style-name="T63">not</text:span></text:span><text:span text:style-name="Source_20_Text"><text:span text:style-name="T46"> enforcou</text:span></text:span><text:span text:style-name="Source_20_Text"><text:span text:style-name="T65">):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Jogando..."</text:span></text:span><text:span text:style-name="Source_20_Text"><text:span text:style-name="T65">)</text:span></text:span></text:p>
      <text:p text:style-name="P31">4) Rode o código no PyCharm e fique atento a possíveis erros. Ao rodar, o jogo fica em um loop infinito.</text:p>
      <text:p text:style-name="P31">Na opinião do instrutor você encontrará o código completo.</text:p>
      <text:p text:style-name="P37">Segue uma possível implementação, ainda bem simples:</text:p>
      <text:p text:style-name="P9"><text:span text:style-name="Source_20_Text"><text:span text:style-name="T63">def</text:span></text:span><text:span text:style-name="Source_20_Text"><text:span text:style-name="T46"> jogar</text:span></text:span><text:span text:style-name="Source_20_Text"><text:span text:style-name="T65">():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*********************************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***Bem vindo ao jogo da Forca!***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*********************************"</text:span></text:span><text:span text:style-name="Source_20_Text"><text:span text:style-name="T65">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46">palavra_secreta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9">"banana"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46">enforcou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3">False</text:span></text:span></text:p>
      <text:p text:style-name="P9"><text:span text:style-name="Source_20_Text"><text:span text:style-name="T48"><text:s text:c="4"/></text:span></text:span><text:span text:style-name="Source_20_Text"><text:span text:style-name="T46">acertou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3">False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63">while</text:span></text:span><text:span text:style-name="Source_20_Text"><text:span text:style-name="T65">(</text:span></text:span><text:span text:style-name="Source_20_Text"><text:span text:style-name="T63">not</text:span></text:span><text:span text:style-name="Source_20_Text"><text:span text:style-name="T46"> acertou </text:span></text:span><text:span text:style-name="Source_20_Text"><text:span text:style-name="T63">and</text:span></text:span><text:span text:style-name="Source_20_Text"><text:span text:style-name="T46"> </text:span></text:span><text:span text:style-name="Source_20_Text"><text:span text:style-name="T63">not</text:span></text:span><text:span text:style-name="Source_20_Text"><text:span text:style-name="T46"> enforcou</text:span></text:span><text:span text:style-name="Source_20_Text"><text:span text:style-name="T65">):</text:span></text:span></text:p>
      <text:p text:style-name="P9"><text:span text:style-name="Source_20_Text"><text:span text:style-name="T48"><text:s text:c="8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Jogando..."</text:span></text:span><text:span text:style-name="Source_20_Text"><text:span text:style-name="T65">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Fim do jogo"</text:span></text:span><text:span text:style-name="Source_20_Text"><text:span text:style-name="T65">)</text:span></text:span></text:p>
      <text:p text:style-name="P35"/>
      <text:p text:style-name="P35"/>
      <text:p text:style-name="P9"><text:soft-page-break/><text:span text:style-name="Source_20_Text"><text:span text:style-name="T63">if</text:span></text:span><text:span text:style-name="Source_20_Text"><text:span text:style-name="T65">(</text:span></text:span><text:span text:style-name="Source_20_Text"><text:span text:style-name="T46">__name__ </text:span></text:span><text:span text:style-name="Source_20_Text"><text:span text:style-name="T65">==</text:span></text:span><text:span text:style-name="Source_20_Text"><text:span text:style-name="T46"> </text:span></text:span><text:span text:style-name="Source_20_Text"><text:span text:style-name="T69">"__main__"</text:span></text:span><text:span text:style-name="Source_20_Text"><text:span text:style-name="T65">):</text:span></text:span></text:p>
      <text:p text:style-name="P9"><text:span text:style-name="Source_20_Text"><text:span text:style-name="T48"><text:s text:c="4"/></text:span></text:span><text:span text:style-name="Source_20_Text"><text:span text:style-name="T46">jogar</text:span></text:span><text:span text:style-name="Source_20_Text"><text:span text:style-name="T65">()</text:span></text:span></text:p>
      <text:p text:style-name="P31">No próximo capítulo, vamos capturar e tratar a entrada do usuário. Pronto para continuar?</text:p>
      <text:h text:style-name="P7" text:outline-level="1">Arquivos do projeto atual</text:h>
      <text:p text:style-name="P38"><text:line-break/><text:span text:style-name="T50">No link abaixo, você encontra o projeto até o momento atual do curso.</text:span></text:p>
      <text:p text:style-name="P16"><text:a xlink:type="simple" xlink:href="https://github.com/alura-cursos/Curso-Python-3-parte-2-Avan-ando-na-linguagem/archive/capitulo1.zip" office:target-frame-name="_blank" xlink:show="new" text:style-name="Internet_20_link" text:visited-style-name="Visited_20_Internet_20_Link"><text:span text:style-name="T25">https://github.com/alura-cursos/Curso-Python-3-parte-2-Avan-ando-na-linguagem/archive/capitulo1.zip</text:span></text:a></text:p>
      <text:p text:style-name="P37"/>
      <text:h text:style-name="P7" text:outline-level="1">Encontrando letras</text:h>
      <text:p text:style-name="P38"><text:line-break/><text:span text:style-name="T50">Já temos o laço do jogo pronto, enquanto o usuário não acertou a palavra secreta e não se enforcou, ele continua jogando. Agora falta implementar a lógica do jogo.</text:span></text:p>
      <text:h text:style-name="P28" text:outline-level="2">Capturando a entrada do usuário</text:h>
      <text:p text:style-name="P16"><text:span text:style-name="T24">Ao jogar, o usuário deve digitar uma letra, então devemos pedi-la para ele. Já fizemos isso no treinamento anterior, basta utilizar a função </text:span><text:span text:style-name="Strong_20_Emphasis"><text:span text:style-name="Source_20_Text"><text:span text:style-name="T27">input</text:span></text:span></text:span><text:span text:style-name="T24"> para capturar a entrada do usuário:</text:span></text:p>
      <text:p text:style-name="P9"><text:span text:style-name="Source_20_Text"><text:span text:style-name="T63">while</text:span></text:span><text:span text:style-name="Source_20_Text"><text:span text:style-name="T46"> </text:span></text:span><text:span text:style-name="Source_20_Text"><text:span text:style-name="T65">(</text:span></text:span><text:span text:style-name="Source_20_Text"><text:span text:style-name="T63">not</text:span></text:span><text:span text:style-name="Source_20_Text"><text:span text:style-name="T46"> acertou </text:span></text:span><text:span text:style-name="Source_20_Text"><text:span text:style-name="T63">and</text:span></text:span><text:span text:style-name="Source_20_Text"><text:span text:style-name="T46"> </text:span></text:span><text:span text:style-name="Source_20_Text"><text:span text:style-name="T63">not</text:span></text:span><text:span text:style-name="Source_20_Text"><text:span text:style-name="T46"> enforcou</text:span></text:span><text:span text:style-name="Source_20_Text"><text:span text:style-name="T65">):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46">chute </text:span></text:span><text:span text:style-name="Source_20_Text"><text:span text:style-name="T65">=</text:span></text:span><text:span text:style-name="Source_20_Text"><text:span text:style-name="T46"> input</text:span></text:span><text:span text:style-name="Source_20_Text"><text:span text:style-name="T65">(</text:span></text:span><text:span text:style-name="Source_20_Text"><text:span text:style-name="T69">"Qual letra? "</text:span></text:span><text:span text:style-name="Source_20_Text"><text:span text:style-name="T65">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Jogando..."</text:span></text:span><text:span text:style-name="Source_20_Text"><text:span text:style-name="T65">)</text:span></text:span></text:p>
      <text:p text:style-name="P31">Com o chute do usuário em mãos, devemos procurar se essa letra existe dentro da palavra secreta. Mas como fazer isso?</text:p>
      <text:h text:style-name="P28" text:outline-level="2">Encontrando a posição de uma letra em uma string</text:h>
      <text:p text:style-name="P16"><text:span text:style-name="T24">A palavra secreta é uma string, tipo </text:span><text:span text:style-name="Strong_20_Emphasis"><text:span text:style-name="Source_20_Text"><text:span text:style-name="T27">str</text:span></text:span></text:span><text:span text:style-name="T24">, e nesse tipo há uma função em que podemos procurar algo dentro da string. Essa função é a </text:span><text:span text:style-name="Strong_20_Emphasis"><text:span text:style-name="Source_20_Text"><text:span text:style-name="T27">find</text:span></text:span></text:span><text:span text:style-name="T24">, ao passar o chute do usuário para ela, a mesma retorna a posição na palavra em que a letra se encontra, começando da posição </text:span><text:span text:style-name="Strong_20_Emphasis"><text:span text:style-name="T25">0</text:span></text:span><text:span text:style-name="T24"> (que representa a primeira letra). Por exemplo:</text:span></text:p>
      <text:p text:style-name="P9"><text:span text:style-name="Source_20_Text"><text:span text:style-name="T65">&gt;&gt;&gt;</text:span></text:span><text:span text:style-name="Source_20_Text"><text:span text:style-name="T46"> palavra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9">"banana"</text:span></text:span></text:p>
      <text:p text:style-name="P9"><text:soft-page-break/><text:span text:style-name="Source_20_Text"><text:span text:style-name="T65">&gt;&gt;&gt;</text:span></text:span><text:span text:style-name="Source_20_Text"><text:span text:style-name="T46"> palavra</text:span></text:span><text:span text:style-name="Source_20_Text"><text:span text:style-name="T65">.</text:span></text:span><text:span text:style-name="Source_20_Text"><text:span text:style-name="T46">find</text:span></text:span><text:span text:style-name="Source_20_Text"><text:span text:style-name="T65">(</text:span></text:span><text:span text:style-name="Source_20_Text"><text:span text:style-name="T69">"b"</text:span></text:span><text:span text:style-name="Source_20_Text"><text:span text:style-name="T65">)</text:span></text:span></text:p>
      <text:p text:style-name="P9"><text:span text:style-name="Source_20_Text"><text:span text:style-name="T83">0</text:span></text:span></text:p>
      <text:p text:style-name="P9"><text:span text:style-name="Source_20_Text"><text:span text:style-name="T65">&gt;&gt;&gt;</text:span></text:span><text:span text:style-name="Source_20_Text"><text:span text:style-name="T46"> palavra</text:span></text:span><text:span text:style-name="Source_20_Text"><text:span text:style-name="T65">.</text:span></text:span><text:span text:style-name="Source_20_Text"><text:span text:style-name="T46">find</text:span></text:span><text:span text:style-name="Source_20_Text"><text:span text:style-name="T65">(</text:span></text:span><text:span text:style-name="Source_20_Text"><text:span text:style-name="T69">"n"</text:span></text:span><text:span text:style-name="Source_20_Text"><text:span text:style-name="T65">)</text:span></text:span></text:p>
      <text:p text:style-name="P9"><text:span text:style-name="Source_20_Text"><text:span text:style-name="T83">2</text:span></text:span></text:p>
      <text:p text:style-name="P16"><text:span text:style-name="T24">Caso a letra não exista na string, nos é retornado o número </text:span><text:span text:style-name="Strong_20_Emphasis"><text:span text:style-name="T25">-1</text:span></text:span><text:span text:style-name="T24">:</text:span></text:p>
      <text:p text:style-name="P9"><text:span text:style-name="Source_20_Text"><text:span text:style-name="T65">&gt;&gt;&gt;</text:span></text:span><text:span text:style-name="Source_20_Text"><text:span text:style-name="T46"> palavra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9">"banana"</text:span></text:span></text:p>
      <text:p text:style-name="P9"><text:span text:style-name="Source_20_Text"><text:span text:style-name="T65">&gt;&gt;&gt;</text:span></text:span><text:span text:style-name="Source_20_Text"><text:span text:style-name="T46"> palavra</text:span></text:span><text:span text:style-name="Source_20_Text"><text:span text:style-name="T65">.</text:span></text:span><text:span text:style-name="Source_20_Text"><text:span text:style-name="T46">find</text:span></text:span><text:span text:style-name="Source_20_Text"><text:span text:style-name="T65">(</text:span></text:span><text:span text:style-name="Source_20_Text"><text:span text:style-name="T69">"z"</text:span></text:span><text:span text:style-name="Source_20_Text"><text:span text:style-name="T65">)</text:span></text:span></text:p>
      <text:p text:style-name="P9"><text:span text:style-name="Source_20_Text"><text:span text:style-name="T65">-</text:span></text:span><text:span text:style-name="Source_20_Text"><text:span text:style-name="T83">1</text:span></text:span></text:p>
      <text:p text:style-name="P16"><text:span text:style-name="T24">Mas podemos reparar em um problema da função, pois ao pesquisar pela letra </text:span><text:span text:style-name="Strong_20_Emphasis"><text:span text:style-name="T25">n</text:span></text:span><text:span text:style-name="T24">, foi retornado o número </text:span><text:span text:style-name="Strong_20_Emphasis"><text:span text:style-name="T25">2</text:span></text:span><text:span text:style-name="T24">, mas a letra </text:span><text:span text:style-name="Strong_20_Emphasis"><text:span text:style-name="T25">n</text:span></text:span><text:span text:style-name="T24"> também existe na posição </text:span><text:span text:style-name="Strong_20_Emphasis"><text:span text:style-name="T25">4</text:span></text:span><text:span text:style-name="T24"> da palavra, porém a função não faz isso, ela só retorna uma única posição, a primeira que ela encontrar. Por isso não vamos utilizar essa função. Então o que faremos?</text:span></text:p>
      <text:h text:style-name="P28" text:outline-level="2">Iterando sobre a palavra</text:h>
      <text:p text:style-name="P16"><text:span text:style-name="T24">Resolveremos isso </text:span><text:span text:style-name="Strong_20_Emphasis"><text:span text:style-name="T25">iterando sobre a palavra secreta</text:span></text:span><text:span text:style-name="T24">. Faremos um laço em cima de cada letra, no nosso caso, na primeira iteração teremos a letra </text:span><text:span text:style-name="Strong_20_Emphasis"><text:span text:style-name="T25">b</text:span></text:span><text:span text:style-name="T24">, na segunda teremos a letra </text:span><text:span text:style-name="Strong_20_Emphasis"><text:span text:style-name="T25">a</text:span></text:span><text:span text:style-name="T24">, depois a </text:span><text:span text:style-name="Strong_20_Emphasis"><text:span text:style-name="T25">n</text:span></text:span><text:span text:style-name="T24"> e assim até terminar a palavra. Com a letra em mãos, basta comparar com o chute do usuário.</text:span></text:p>
      <text:p text:style-name="P31">Mas aí entramos em outra questão: como fazemos um laço em cima de uma palavra?</text:p>
      <text:p text:style-name="P16"><text:span text:style-name="T24">A palavra é uma sequência de letras, logo podemos utilizar o laço </text:span><text:span text:style-name="Strong_20_Emphasis"><text:span text:style-name="Source_20_Text"><text:span text:style-name="T27">for</text:span></text:span></text:span><text:span text:style-name="T24">! Por exemplo:</text:span></text:p>
      <text:p text:style-name="P9"><text:span text:style-name="Source_20_Text"><text:span text:style-name="T65">&gt;&gt;&gt;</text:span></text:span><text:span text:style-name="Source_20_Text"><text:span text:style-name="T46"> palavra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9">"banana"</text:span></text:span></text:p>
      <text:p text:style-name="P9"><text:span text:style-name="Source_20_Text"><text:span text:style-name="T65">&gt;&gt;&gt;</text:span></text:span><text:span text:style-name="Source_20_Text"><text:span text:style-name="T46"> </text:span></text:span><text:span text:style-name="Source_20_Text"><text:span text:style-name="T63">for</text:span></text:span><text:span text:style-name="Source_20_Text"><text:span text:style-name="T46"> letra </text:span></text:span><text:span text:style-name="Source_20_Text"><text:span text:style-name="T63">in</text:span></text:span><text:span text:style-name="Source_20_Text"><text:span text:style-name="T46"> palavra</text:span></text:span><text:span text:style-name="Source_20_Text"><text:span text:style-name="T65">:</text:span></text:span></text:p>
      <text:p text:style-name="P9"><text:span text:style-name="Source_20_Text"><text:span text:style-name="T65">...</text:span></text:span><text:span text:style-name="Source_20_Text"><text:span text:style-name="T46"> 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46">letra</text:span></text:span><text:span text:style-name="Source_20_Text"><text:span text:style-name="T65">)</text:span></text:span></text:p>
      <text:p text:style-name="P9"><text:span text:style-name="Source_20_Text"><text:span text:style-name="T65">...</text:span></text:span><text:span text:style-name="Source_20_Text"><text:span text:style-name="T46"> </text:span></text:span></text:p>
      <text:p text:style-name="P35"><text:span text:style-name="Source_20_Text"><text:span text:style-name="T46">b</text:span></text:span></text:p>
      <text:p text:style-name="P35"><text:span text:style-name="Source_20_Text"><text:span text:style-name="T46">a</text:span></text:span></text:p>
      <text:p text:style-name="P35"><text:span text:style-name="Source_20_Text"><text:span text:style-name="T46">n</text:span></text:span></text:p>
      <text:p text:style-name="P35"><text:span text:style-name="Source_20_Text"><text:span text:style-name="T46">a</text:span></text:span></text:p>
      <text:p text:style-name="P35"><text:span text:style-name="Source_20_Text"><text:span text:style-name="T46">n</text:span></text:span></text:p>
      <text:p text:style-name="P35"><text:span text:style-name="Source_20_Text"><text:span text:style-name="T46">a</text:span></text:span></text:p>
      <text:p text:style-name="P31"><text:soft-page-break/>Faremos isso no nosso jogo. Para cada letra da palavra, comparamos com o chute do usuário, e se o chute for igual à letra, podemos imprimi-lo:</text:p>
      <text:p text:style-name="P9"><text:span text:style-name="Source_20_Text"><text:span text:style-name="T63">while</text:span></text:span><text:span text:style-name="Source_20_Text"><text:span text:style-name="T46"> </text:span></text:span><text:span text:style-name="Source_20_Text"><text:span text:style-name="T65">(</text:span></text:span><text:span text:style-name="Source_20_Text"><text:span text:style-name="T63">not</text:span></text:span><text:span text:style-name="Source_20_Text"><text:span text:style-name="T46"> acertou </text:span></text:span><text:span text:style-name="Source_20_Text"><text:span text:style-name="T63">and</text:span></text:span><text:span text:style-name="Source_20_Text"><text:span text:style-name="T46"> </text:span></text:span><text:span text:style-name="Source_20_Text"><text:span text:style-name="T63">not</text:span></text:span><text:span text:style-name="Source_20_Text"><text:span text:style-name="T46"> enforcou</text:span></text:span><text:span text:style-name="Source_20_Text"><text:span text:style-name="T65">):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46">chute </text:span></text:span><text:span text:style-name="Source_20_Text"><text:span text:style-name="T65">=</text:span></text:span><text:span text:style-name="Source_20_Text"><text:span text:style-name="T46"> input</text:span></text:span><text:span text:style-name="Source_20_Text"><text:span text:style-name="T65">(</text:span></text:span><text:span text:style-name="Source_20_Text"><text:span text:style-name="T69">"Qual letra? "</text:span></text:span><text:span text:style-name="Source_20_Text"><text:span text:style-name="T65">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63">for</text:span></text:span><text:span text:style-name="Source_20_Text"><text:span text:style-name="T46"> letra </text:span></text:span><text:span text:style-name="Source_20_Text"><text:span text:style-name="T63">in</text:span></text:span><text:span text:style-name="Source_20_Text"><text:span text:style-name="T46"> palavra_secreta</text:span></text:span><text:span text:style-name="Source_20_Text"><text:span text:style-name="T65">:</text:span></text:span></text:p>
      <text:p text:style-name="P9"><text:span text:style-name="Source_20_Text"><text:span text:style-name="T48"><text:s text:c="8"/></text:span></text:span><text:span text:style-name="Source_20_Text"><text:span text:style-name="T63">if</text:span></text:span><text:span text:style-name="Source_20_Text"><text:span text:style-name="T46"> </text:span></text:span><text:span text:style-name="Source_20_Text"><text:span text:style-name="T65">(</text:span></text:span><text:span text:style-name="Source_20_Text"><text:span text:style-name="T46">chute </text:span></text:span><text:span text:style-name="Source_20_Text"><text:span text:style-name="T65">==</text:span></text:span><text:span text:style-name="Source_20_Text"><text:span text:style-name="T46"> letra</text:span></text:span><text:span text:style-name="Source_20_Text"><text:span text:style-name="T65">):</text:span></text:span></text:p>
      <text:p text:style-name="P9"><text:span text:style-name="Source_20_Text"><text:span text:style-name="T48"><text:s text:c="12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46">chute</text:span></text:span><text:span text:style-name="Source_20_Text"><text:span text:style-name="T65">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Jogando..."</text:span></text:span><text:span text:style-name="Source_20_Text"><text:span text:style-name="T65">)</text:span></text:span></text:p>
      <text:p text:style-name="P16"><text:span text:style-name="T24">Agora, ao executar o programa e procurar pela letra </text:span><text:span text:style-name="Strong_20_Emphasis"><text:span text:style-name="T25">a</text:span></text:span><text:span text:style-name="T24">, vemos o seguinte resultado:</text:span></text:p>
      <text:p text:style-name="P9"><text:span text:style-name="Source_20_Text"><text:span text:style-name="T65">*********************************</text:span></text:span></text:p>
      <text:p text:style-name="P9"><text:span text:style-name="Source_20_Text"><text:span text:style-name="T65">***</text:span></text:span><text:span text:style-name="Source_20_Text"><text:span text:style-name="T71">Bem</text:span></text:span><text:span text:style-name="Source_20_Text"><text:span text:style-name="T46"> vindo ao jogo da </text:span></text:span><text:span text:style-name="Source_20_Text"><text:span text:style-name="T71">Forca</text:span></text:span><text:span text:style-name="Source_20_Text"><text:span text:style-name="T65">!***</text:span></text:span></text:p>
      <text:p text:style-name="P9"><text:span text:style-name="Source_20_Text"><text:span text:style-name="T65">*********************************</text:span></text:span></text:p>
      <text:p text:style-name="P9"><text:span text:style-name="Source_20_Text"><text:span text:style-name="T71">Qual</text:span></text:span><text:span text:style-name="Source_20_Text"><text:span text:style-name="T46"> letra</text:span></text:span><text:span text:style-name="Source_20_Text"><text:span text:style-name="T65">?</text:span></text:span><text:span text:style-name="Source_20_Text"><text:span text:style-name="T46"> a</text:span></text:span></text:p>
      <text:p text:style-name="P35"><text:span text:style-name="Source_20_Text"><text:span text:style-name="T46">a</text:span></text:span></text:p>
      <text:p text:style-name="P35"><text:span text:style-name="Source_20_Text"><text:span text:style-name="T46">a</text:span></text:span></text:p>
      <text:p text:style-name="P35"><text:span text:style-name="Source_20_Text"><text:span text:style-name="T46">a</text:span></text:span></text:p>
      <text:p text:style-name="P9"><text:span text:style-name="Source_20_Text"><text:span text:style-name="T71">Jogando</text:span></text:span><text:span text:style-name="Source_20_Text"><text:span text:style-name="T65">...</text:span></text:span></text:p>
      <text:p text:style-name="P16"><text:span text:style-name="T24">Podemos melhorar ainda mais, exibindo a posição do chute na palavra, assim como a função </text:span><text:span text:style-name="Strong_20_Emphasis"><text:span text:style-name="Source_20_Text"><text:span text:style-name="T27">find</text:span></text:span></text:span><text:span text:style-name="T24"> fazia.</text:span></text:p>
      <text:h text:style-name="P28" text:outline-level="2">Exibindo a posição da letra</text:h>
      <text:p text:style-name="P16"><text:span text:style-name="T24">Temos que fazer isso na mão, então, fora do </text:span><text:span text:style-name="Strong_20_Emphasis"><text:span text:style-name="Source_20_Text"><text:span text:style-name="T27">for</text:span></text:span></text:span><text:span text:style-name="T24">, vamos criar a variável </text:span><text:span text:style-name="Strong_20_Emphasis"><text:span text:style-name="Source_20_Text"><text:span text:style-name="T27">index</text:span></text:span></text:span><text:span text:style-name="T24">, com o valor 0. E dentro do </text:span><text:span text:style-name="Strong_20_Emphasis"><text:span text:style-name="Source_20_Text"><text:span text:style-name="T27">for</text:span></text:span></text:span><text:span text:style-name="T24">, vamos incrementar essa variável a cada iteração:</text:span></text:p>
      <text:p text:style-name="P9"><text:span text:style-name="Source_20_Text"><text:span text:style-name="T63">while</text:span></text:span><text:span text:style-name="Source_20_Text"><text:span text:style-name="T46"> </text:span></text:span><text:span text:style-name="Source_20_Text"><text:span text:style-name="T65">(</text:span></text:span><text:span text:style-name="Source_20_Text"><text:span text:style-name="T63">not</text:span></text:span><text:span text:style-name="Source_20_Text"><text:span text:style-name="T46"> acertou </text:span></text:span><text:span text:style-name="Source_20_Text"><text:span text:style-name="T63">and</text:span></text:span><text:span text:style-name="Source_20_Text"><text:span text:style-name="T46"> </text:span></text:span><text:span text:style-name="Source_20_Text"><text:span text:style-name="T63">not</text:span></text:span><text:span text:style-name="Source_20_Text"><text:span text:style-name="T46"> enforcou</text:span></text:span><text:span text:style-name="Source_20_Text"><text:span text:style-name="T65">):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46">chute </text:span></text:span><text:span text:style-name="Source_20_Text"><text:span text:style-name="T65">=</text:span></text:span><text:span text:style-name="Source_20_Text"><text:span text:style-name="T46"> input</text:span></text:span><text:span text:style-name="Source_20_Text"><text:span text:style-name="T65">(</text:span></text:span><text:span text:style-name="Source_20_Text"><text:span text:style-name="T69">"Qual letra? "</text:span></text:span><text:span text:style-name="Source_20_Text"><text:span text:style-name="T65">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46">index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83">0</text:span></text:span></text:p>
      <text:p text:style-name="P9"><text:soft-page-break/><text:span text:style-name="Source_20_Text"><text:span text:style-name="T48"><text:s text:c="4"/></text:span></text:span><text:span text:style-name="Source_20_Text"><text:span text:style-name="T63">for</text:span></text:span><text:span text:style-name="Source_20_Text"><text:span text:style-name="T46"> letra </text:span></text:span><text:span text:style-name="Source_20_Text"><text:span text:style-name="T63">in</text:span></text:span><text:span text:style-name="Source_20_Text"><text:span text:style-name="T46"> palavra_secreta</text:span></text:span><text:span text:style-name="Source_20_Text"><text:span text:style-name="T65">:</text:span></text:span></text:p>
      <text:p text:style-name="P9"><text:span text:style-name="Source_20_Text"><text:span text:style-name="T48"><text:s text:c="8"/></text:span></text:span><text:span text:style-name="Source_20_Text"><text:span text:style-name="T63">if</text:span></text:span><text:span text:style-name="Source_20_Text"><text:span text:style-name="T46"> </text:span></text:span><text:span text:style-name="Source_20_Text"><text:span text:style-name="T65">(</text:span></text:span><text:span text:style-name="Source_20_Text"><text:span text:style-name="T46">chute </text:span></text:span><text:span text:style-name="Source_20_Text"><text:span text:style-name="T65">==</text:span></text:span><text:span text:style-name="Source_20_Text"><text:span text:style-name="T46"> letra</text:span></text:span><text:span text:style-name="Source_20_Text"><text:span text:style-name="T65">):</text:span></text:span></text:p>
      <text:p text:style-name="P9"><text:span text:style-name="Source_20_Text"><text:span text:style-name="T48"><text:s text:c="12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46">chute</text:span></text:span><text:span text:style-name="Source_20_Text"><text:span text:style-name="T65">)</text:span></text:span></text:p>
      <text:p text:style-name="P9"><text:span text:style-name="Source_20_Text"><text:span text:style-name="T48"><text:s text:c="8"/></text:span></text:span><text:span text:style-name="Source_20_Text"><text:span text:style-name="T46">index </text:span></text:span><text:span text:style-name="Source_20_Text"><text:span text:style-name="T65">=</text:span></text:span><text:span text:style-name="Source_20_Text"><text:span text:style-name="T46"> index </text:span></text:span><text:span text:style-name="Source_20_Text"><text:span text:style-name="T65">+</text:span></text:span><text:span text:style-name="Source_20_Text"><text:span text:style-name="T46"> </text:span></text:span><text:span text:style-name="Source_20_Text"><text:span text:style-name="T83">1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Jogando..."</text:span></text:span><text:span text:style-name="Source_20_Text"><text:span text:style-name="T65">)</text:span></text:span></text:p>
      <text:p text:style-name="P31">Com a letra e a posição em mãos, vamos imprimi-los, utilizando a interpolação de strings:</text:p>
      <text:p text:style-name="P9"><text:span text:style-name="Source_20_Text"><text:span text:style-name="T63">while</text:span></text:span><text:span text:style-name="Source_20_Text"><text:span text:style-name="T46"> </text:span></text:span><text:span text:style-name="Source_20_Text"><text:span text:style-name="T65">(</text:span></text:span><text:span text:style-name="Source_20_Text"><text:span text:style-name="T63">not</text:span></text:span><text:span text:style-name="Source_20_Text"><text:span text:style-name="T46"> acertou </text:span></text:span><text:span text:style-name="Source_20_Text"><text:span text:style-name="T63">and</text:span></text:span><text:span text:style-name="Source_20_Text"><text:span text:style-name="T46"> </text:span></text:span><text:span text:style-name="Source_20_Text"><text:span text:style-name="T63">not</text:span></text:span><text:span text:style-name="Source_20_Text"><text:span text:style-name="T46"> enforcou</text:span></text:span><text:span text:style-name="Source_20_Text"><text:span text:style-name="T65">):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46">chute </text:span></text:span><text:span text:style-name="Source_20_Text"><text:span text:style-name="T65">=</text:span></text:span><text:span text:style-name="Source_20_Text"><text:span text:style-name="T46"> input</text:span></text:span><text:span text:style-name="Source_20_Text"><text:span text:style-name="T65">(</text:span></text:span><text:span text:style-name="Source_20_Text"><text:span text:style-name="T69">"Qual letra? "</text:span></text:span><text:span text:style-name="Source_20_Text"><text:span text:style-name="T65">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46">index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83">0</text:span></text:span></text:p>
      <text:p text:style-name="P9"><text:span text:style-name="Source_20_Text"><text:span text:style-name="T48"><text:s text:c="4"/></text:span></text:span><text:span text:style-name="Source_20_Text"><text:span text:style-name="T63">for</text:span></text:span><text:span text:style-name="Source_20_Text"><text:span text:style-name="T46"> letra </text:span></text:span><text:span text:style-name="Source_20_Text"><text:span text:style-name="T63">in</text:span></text:span><text:span text:style-name="Source_20_Text"><text:span text:style-name="T46"> palavra_secreta</text:span></text:span><text:span text:style-name="Source_20_Text"><text:span text:style-name="T65">:</text:span></text:span></text:p>
      <text:p text:style-name="P9"><text:span text:style-name="Source_20_Text"><text:span text:style-name="T48"><text:s text:c="8"/></text:span></text:span><text:span text:style-name="Source_20_Text"><text:span text:style-name="T63">if</text:span></text:span><text:span text:style-name="Source_20_Text"><text:span text:style-name="T46"> </text:span></text:span><text:span text:style-name="Source_20_Text"><text:span text:style-name="T65">(</text:span></text:span><text:span text:style-name="Source_20_Text"><text:span text:style-name="T46">chute </text:span></text:span><text:span text:style-name="Source_20_Text"><text:span text:style-name="T65">==</text:span></text:span><text:span text:style-name="Source_20_Text"><text:span text:style-name="T46"> letra</text:span></text:span><text:span text:style-name="Source_20_Text"><text:span text:style-name="T65">):</text:span></text:span></text:p>
      <text:p text:style-name="P9"><text:span text:style-name="Source_20_Text"><text:span text:style-name="T48"><text:s text:c="12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Encontrei a letra {} na posição {}"</text:span></text:span><text:span text:style-name="Source_20_Text"><text:span text:style-name="T65">.</text:span></text:span><text:span text:style-name="Source_20_Text"><text:span text:style-name="T46">format</text:span></text:span><text:span text:style-name="Source_20_Text"><text:span text:style-name="T65">(</text:span></text:span><text:span text:style-name="Source_20_Text"><text:span text:style-name="T46">letra</text:span></text:span><text:span text:style-name="Source_20_Text"><text:span text:style-name="T65">,</text:span></text:span><text:span text:style-name="Source_20_Text"><text:span text:style-name="T46"> index</text:span></text:span><text:span text:style-name="Source_20_Text"><text:span text:style-name="T65">))</text:span></text:span></text:p>
      <text:p text:style-name="P9"><text:span text:style-name="Source_20_Text"><text:span text:style-name="T48"><text:s text:c="8"/></text:span></text:span><text:span text:style-name="Source_20_Text"><text:span text:style-name="T46">index </text:span></text:span><text:span text:style-name="Source_20_Text"><text:span text:style-name="T65">=</text:span></text:span><text:span text:style-name="Source_20_Text"><text:span text:style-name="T46"> index </text:span></text:span><text:span text:style-name="Source_20_Text"><text:span text:style-name="T65">+</text:span></text:span><text:span text:style-name="Source_20_Text"><text:span text:style-name="T46"> </text:span></text:span><text:span text:style-name="Source_20_Text"><text:span text:style-name="T83">1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Jogando..."</text:span></text:span><text:span text:style-name="Source_20_Text"><text:span text:style-name="T65">)</text:span></text:span></text:p>
      <text:p text:style-name="P31">Ao executar novamente o nosso jogo:</text:p>
      <text:p text:style-name="P9"><text:span text:style-name="Source_20_Text"><text:span text:style-name="T65">*********************************</text:span></text:span></text:p>
      <text:p text:style-name="P9"><text:span text:style-name="Source_20_Text"><text:span text:style-name="T65">***</text:span></text:span><text:span text:style-name="Source_20_Text"><text:span text:style-name="T71">Bem</text:span></text:span><text:span text:style-name="Source_20_Text"><text:span text:style-name="T46"> vindo ao jogo da </text:span></text:span><text:span text:style-name="Source_20_Text"><text:span text:style-name="T71">Forca</text:span></text:span><text:span text:style-name="Source_20_Text"><text:span text:style-name="T65">!***</text:span></text:span></text:p>
      <text:p text:style-name="P9"><text:span text:style-name="Source_20_Text"><text:span text:style-name="T65">*********************************</text:span></text:span></text:p>
      <text:p text:style-name="P9"><text:span text:style-name="Source_20_Text"><text:span text:style-name="T71">Qual</text:span></text:span><text:span text:style-name="Source_20_Text"><text:span text:style-name="T46"> letra</text:span></text:span><text:span text:style-name="Source_20_Text"><text:span text:style-name="T65">?</text:span></text:span><text:span text:style-name="Source_20_Text"><text:span text:style-name="T46"> n</text:span></text:span></text:p>
      <text:p text:style-name="P9"><text:span text:style-name="Source_20_Text"><text:span text:style-name="T71">Encontrei</text:span></text:span><text:span text:style-name="Source_20_Text"><text:span text:style-name="T46"> a letra n na posi</text:span></text:span><text:span text:style-name="Source_20_Text"><text:span text:style-name="T65">çã</text:span></text:span><text:span text:style-name="Source_20_Text"><text:span text:style-name="T46">o </text:span></text:span><text:span text:style-name="Source_20_Text"><text:span text:style-name="T83">2</text:span></text:span></text:p>
      <text:p text:style-name="P9"><text:span text:style-name="Source_20_Text"><text:span text:style-name="T71">Encontrei</text:span></text:span><text:span text:style-name="Source_20_Text"><text:span text:style-name="T46"> a letra n na posi</text:span></text:span><text:span text:style-name="Source_20_Text"><text:span text:style-name="T65">çã</text:span></text:span><text:span text:style-name="Source_20_Text"><text:span text:style-name="T46">o </text:span></text:span><text:span text:style-name="Source_20_Text"><text:span text:style-name="T83">4</text:span></text:span></text:p>
      <text:p text:style-name="P9"><text:span text:style-name="Source_20_Text"><text:span text:style-name="T71">Jogando</text:span></text:span><text:span text:style-name="Source_20_Text"><text:span text:style-name="T65">...</text:span></text:span></text:p>
      <text:p text:style-name="P16"><text:span text:style-name="T24">Mas se digitarmos uma letra em maiúsculo, por exemplo a letra </text:span><text:span text:style-name="Strong_20_Emphasis"><text:span text:style-name="T25">A</text:span></text:span><text:span text:style-name="T24">, a mesma não é encontrada na palavra. O ideal é não fazermos essa diferenciação entre letras minúsculas e maiúsculas. Vamos resolver esse problema no próximo capítulo :)</text:span></text:p>
      <text:h text:style-name="P7" text:outline-level="1"><text:soft-page-break/>Buscando um caracter em uma string</text:h>
      <text:p text:style-name="P39"><text:line-break/><text:span text:style-name="T51">Temos a seguinte variável declarada, que armazena uma string:</text:span></text:p>
      <text:p text:style-name="P9"><text:span text:style-name="Source_20_Text"><text:span text:style-name="T46">palavra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9">"aluracursos"</text:span></text:span></text:p>
      <text:p text:style-name="P18">Com base na variável declarada anteriormente, marque somente as verdadeiras:</text:p>
      <text:p text:style-name="P40"><text:line-break/><text:span text:style-name="T50">palavra.find("l") # resultado é 1</text:span></text:p>
      <text:p text:style-name="P40"><text:span text:style-name="T50">Correto! Lembrando que as posições começam de 0 até o tamanho da string menos um. A posição 1 é a segunda letra, logo "l".</text:span><text:line-break/></text:p>
      <text:p text:style-name="P40">palavra.find("b") # resultado é -1</text:p>
      <text:p text:style-name="P40">Correto! Quando a busca nada encontra, o resultado é sempre -1.</text:p>
      <text:p text:style-name="P40"/>
      <text:p text:style-name="P40"><text:span text:style-name="T24">A função </text:span><text:span text:style-name="Source_20_Text"><text:span text:style-name="T26">find</text:span></text:span><text:span text:style-name="T24"> encontra a </text:span><text:span text:style-name="Strong_20_Emphasis"><text:span text:style-name="T25">primeira ocorrência</text:span></text:span><text:span text:style-name="T24"> do texto que estamos procurando e </text:span><text:span text:style-name="Strong_20_Emphasis"><text:span text:style-name="T25">devolve o índice</text:span></text:span><text:span text:style-name="T24">. Lembrando também que o índice começa com </text:span><text:span text:style-name="Strong_20_Emphasis"><text:span text:style-name="T25">0</text:span></text:span><text:span text:style-name="T24">.</text:span></text:p>
      <text:p text:style-name="P16"><text:span text:style-name="T24">O </text:span><text:span text:style-name="Source_20_Text"><text:span text:style-name="T26">find</text:span></text:span><text:span text:style-name="T24"> também aceita um segundo parâmetro, que define a partir de qual posição gostaríamos de começar, por exemplo:</text:span></text:p>
      <text:p text:style-name="P9"><text:span text:style-name="Source_20_Text"><text:span text:style-name="T65">&gt;&gt;&gt;</text:span></text:span><text:span text:style-name="Source_20_Text"><text:span text:style-name="T46"> palavra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9">"aluracursos"</text:span></text:span></text:p>
      <text:p text:style-name="P9"><text:span text:style-name="Source_20_Text"><text:span text:style-name="T65">&gt;&gt;&gt;</text:span></text:span><text:span text:style-name="Source_20_Text"><text:span text:style-name="T46"> palavra</text:span></text:span><text:span text:style-name="Source_20_Text"><text:span text:style-name="T65">.</text:span></text:span><text:span text:style-name="Source_20_Text"><text:span text:style-name="T46">find</text:span></text:span><text:span text:style-name="Source_20_Text"><text:span text:style-name="T65">(</text:span></text:span><text:span text:style-name="Source_20_Text"><text:span text:style-name="T69">"a"</text:span></text:span><text:span text:style-name="Source_20_Text"><text:span text:style-name="T65">,</text:span></text:span><text:span text:style-name="Source_20_Text"><text:span text:style-name="T83">1</text:span></text:span><text:span text:style-name="Source_20_Text"><text:span text:style-name="T65">)</text:span></text:span><text:span text:style-name="Source_20_Text"><text:span text:style-name="T46"> </text:span></text:span><text:span text:style-name="Source_20_Text"><text:span text:style-name="T84">#procurando "a" a partir da segunda posição </text:span></text:span></text:p>
      <text:p text:style-name="P9"><text:span text:style-name="Source_20_Text"><text:span text:style-name="T83">4</text:span></text:span></text:p>
      <text:p text:style-name="P40"/>
      <text:h text:style-name="P6" text:outline-level="1">Iterando em uma palavra</text:h>
      <text:p text:style-name="Text_20_body"><text:line-break/><text:span text:style-name="T24">Uma palavra nada mais é do que uma sequência de caracteres. Tanto isso é verdade, que podemos usar o laço </text:span><text:span text:style-name="Source_20_Text"><text:span text:style-name="T26">for</text:span></text:span><text:span text:style-name="T24"> para </text:span><text:span text:style-name="Emphasis"><text:span text:style-name="T25">iterar</text:span></text:span><text:span text:style-name="T24">. Nesse contexto </text:span><text:span text:style-name="Emphasis"><text:span text:style-name="T25">iterar</text:span></text:span><text:span text:style-name="T24"> significa receber em cada iteração uma letra da palavra.</text:span></text:p>
      <text:p text:style-name="P16"><text:span text:style-name="T24">Sabendo disso, qual das opções abaixo </text:span><text:span text:style-name="Strong_20_Emphasis"><text:span text:style-name="T25">itera corretamente</text:span></text:span><text:span text:style-name="T24"> através da palavra </text:span><text:span text:style-name="Strong_20_Emphasis"><text:span text:style-name="T25">Alura</text:span></text:span><text:span text:style-name="T24">?</text:span></text:p>
      <text:p text:style-name="P11"><text:span text:style-name="Source_20_Text"><text:span text:style-name="T47">palavra </text:span></text:span><text:span text:style-name="Source_20_Text"><text:span text:style-name="T67">=</text:span></text:span><text:span text:style-name="Source_20_Text"><text:span text:style-name="T47"> </text:span></text:span><text:span text:style-name="Source_20_Text"><text:span text:style-name="T70">"Alura"</text:span></text:span></text:p>
      <text:p text:style-name="P11"><text:span text:style-name="Source_20_Text"><text:span text:style-name="T64">for</text:span></text:span><text:span text:style-name="Source_20_Text"><text:span text:style-name="T47"> letra </text:span></text:span><text:span text:style-name="Source_20_Text"><text:span text:style-name="T64">in</text:span></text:span><text:span text:style-name="Source_20_Text"><text:span text:style-name="T47"> palavra</text:span></text:span><text:span text:style-name="Source_20_Text"><text:span text:style-name="T67">:</text:span></text:span></text:p>
      <text:p text:style-name="P11"><text:span text:style-name="Source_20_Text"><text:span text:style-name="T48"><text:s text:c="4"/></text:span></text:span><text:span text:style-name="Source_20_Text"><text:span text:style-name="T64">if</text:span></text:span><text:span text:style-name="Source_20_Text"><text:span text:style-name="T67">(</text:span></text:span><text:span text:style-name="Source_20_Text"><text:span text:style-name="T47">letra </text:span></text:span><text:span text:style-name="Source_20_Text"><text:span text:style-name="T67">==</text:span></text:span><text:span text:style-name="Source_20_Text"><text:span text:style-name="T47"> </text:span></text:span><text:span text:style-name="Source_20_Text"><text:span text:style-name="T70">"l"</text:span></text:span><text:span text:style-name="Source_20_Text"><text:span text:style-name="T67">):</text:span></text:span></text:p>
      <text:p text:style-name="P11"><text:soft-page-break/><text:span text:style-name="Source_20_Text"><text:span text:style-name="T48"><text:s text:c="8"/></text:span></text:span><text:span text:style-name="Source_20_Text"><text:span text:style-name="T64">print</text:span></text:span><text:span text:style-name="Source_20_Text"><text:span text:style-name="T67">(</text:span></text:span><text:span text:style-name="Source_20_Text"><text:span text:style-name="T70">"Achou!"</text:span></text:span><text:span text:style-name="Source_20_Text"><text:span text:style-name="T67">)</text:span></text:span></text:p>
      <text:p text:style-name="P29">Nesse curso vamos falar ainda muito mais sobre sequências, mas já saiba que uma string não é a única sequência no mundo Python!</text:p>
      <text:p text:style-name="P29"/>
      <text:p text:style-name="P30">Recordando<text:span text:style-name="T2">Vamos recordar um exemplo de formatação de strings em Python:</text:span></text:p>
      <text:p text:style-name="P9"><text:span text:style-name="Source_20_Text"><text:span text:style-name="T46">a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9">"Cavalo"</text:span></text:span></text:p>
      <text:p text:style-name="P9"><text:span text:style-name="Source_20_Text"><text:span text:style-name="T46">b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9">"Calopsita"</text:span></text:span></text:p>
      <text:p text:style-name="P9"><text:span text:style-name="Source_20_Text"><text:span text:style-name="T69">"{} e {}"</text:span></text:span><text:span text:style-name="Source_20_Text"><text:span text:style-name="T65">.</text:span></text:span><text:span text:style-name="Source_20_Text"><text:span text:style-name="T46">format</text:span></text:span><text:span text:style-name="Source_20_Text"><text:span text:style-name="T65">(</text:span></text:span><text:span text:style-name="Source_20_Text"><text:span text:style-name="T46">b</text:span></text:span><text:span text:style-name="Source_20_Text"><text:span text:style-name="T65">,</text:span></text:span><text:span text:style-name="Source_20_Text"><text:span text:style-name="T46"> a</text:span></text:span><text:span text:style-name="Source_20_Text"><text:span text:style-name="T65">)</text:span></text:span></text:p>
      <text:p text:style-name="P31">O que será exibido no terminal?</text:p>
      <text:p text:style-name="P30">'Calopsita e Cavalo'</text:p>
      <text:p text:style-name="P30">Correto! Nossa string possui duas lacunas definidas com {}. Os parâmetros passados para a função format são passados na mesma ordem para preencherem a lacuna.</text:p>
      <text:p text:style-name="P30"/>
      <text:h text:style-name="P8" text:outline-level="1">Funções importantes da String</text:h>
      <text:p text:style-name="Text_20_body"><text:line-break/><text:span text:style-name="T24">Ao procurar por uma letra maiúscula, a mesma não é encontrada na palavra, por exemplo:</text:span></text:p>
      <text:p text:style-name="P9"><text:span text:style-name="Source_20_Text"><text:span text:style-name="T65">*********************************</text:span></text:span></text:p>
      <text:p text:style-name="P9"><text:span text:style-name="Source_20_Text"><text:span text:style-name="T65">***</text:span></text:span><text:span text:style-name="Source_20_Text"><text:span text:style-name="T71">Bem</text:span></text:span><text:span text:style-name="Source_20_Text"><text:span text:style-name="T46"> vindo ao jogo da </text:span></text:span><text:span text:style-name="Source_20_Text"><text:span text:style-name="T71">Forca</text:span></text:span><text:span text:style-name="Source_20_Text"><text:span text:style-name="T65">!***</text:span></text:span></text:p>
      <text:p text:style-name="P9"><text:span text:style-name="Source_20_Text"><text:span text:style-name="T65">*********************************</text:span></text:span></text:p>
      <text:p text:style-name="P9"><text:span text:style-name="Source_20_Text"><text:span text:style-name="T71">Qual</text:span></text:span><text:span text:style-name="Source_20_Text"><text:span text:style-name="T46"> letra</text:span></text:span><text:span text:style-name="Source_20_Text"><text:span text:style-name="T65">?</text:span></text:span><text:span text:style-name="Source_20_Text"><text:span text:style-name="T46"> N</text:span></text:span></text:p>
      <text:p text:style-name="P9"><text:span text:style-name="Source_20_Text"><text:span text:style-name="T71">Jogando</text:span></text:span><text:span text:style-name="Source_20_Text"><text:span text:style-name="T65">...</text:span></text:span></text:p>
      <text:p text:style-name="P31">Não queremos que essa distinção entre letras minúsculas e maiúsculas seja feita.</text:p>
      <text:h text:style-name="P28" text:outline-level="2">Alterando a caixa da string</text:h>
      <text:p text:style-name="P16"><text:span text:style-name="T24">Já vimos algumas funções que a string possui, como a </text:span><text:span text:style-name="Strong_20_Emphasis"><text:span text:style-name="Source_20_Text"><text:span text:style-name="T27">format</text:span></text:span></text:span><text:span text:style-name="T24"> e </text:span><text:span text:style-name="Strong_20_Emphasis"><text:span text:style-name="Source_20_Text"><text:span text:style-name="T27">find</text:span></text:span></text:span><text:span text:style-name="T24">, mas há diversas outras, como podemos ver na </text:span><text:a xlink:type="simple" xlink:href="https://docs.python.org/3/library/stdtypes.html#string-methods" office:target-frame-name="_blank" xlink:show="new" text:style-name="Internet_20_link" text:visited-style-name="Visited_20_Internet_20_Link">documentação do </text:a><text:a xlink:type="simple" xlink:href="https://docs.python.org/3/library/stdtypes.html#string-methods" office:target-frame-name="_blank" xlink:show="new" text:style-name="Internet_20_link" text:visited-style-name="Visited_20_Internet_20_Link">Python </text:a><text:soft-page-break/><text:a xlink:type="simple" xlink:href="https://docs.python.org/3/library/stdtypes.html#string-methods" office:target-frame-name="_blank" xlink:show="new" text:style-name="Internet_20_link" text:visited-style-name="Visited_20_Internet_20_Link">3</text:a><text:span text:style-name="T24">. Por exemplo, existe a função </text:span><text:span text:style-name="Strong_20_Emphasis"><text:span text:style-name="Source_20_Text"><text:span text:style-name="T27">capitalize</text:span></text:span></text:span><text:span text:style-name="T24">, que retorna a string com a primeira letra em maiúsculo e o restante em minúsculo.</text:span></text:p>
      <text:p text:style-name="P16"><text:span text:style-name="T24">Existe também a função </text:span><text:span text:style-name="Strong_20_Emphasis"><text:span text:style-name="Source_20_Text"><text:span text:style-name="T27">lower</text:span></text:span></text:span><text:span text:style-name="T24">, que retorna a string com todas as letras em minúsculo:</text:span></text:p>
      <text:p text:style-name="P9"><text:span text:style-name="Source_20_Text"><text:span text:style-name="T65">&gt;&gt;&gt;</text:span></text:span><text:span text:style-name="Source_20_Text"><text:span text:style-name="T46"> palavra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9">"BANANA"</text:span></text:span></text:p>
      <text:p text:style-name="P9"><text:span text:style-name="Source_20_Text"><text:span text:style-name="T65">&gt;&gt;&gt;</text:span></text:span><text:span text:style-name="Source_20_Text"><text:span text:style-name="T46"> palavra</text:span></text:span><text:span text:style-name="Source_20_Text"><text:span text:style-name="T65">.</text:span></text:span><text:span text:style-name="Source_20_Text"><text:span text:style-name="T46">lower</text:span></text:span><text:span text:style-name="Source_20_Text"><text:span text:style-name="T65">()</text:span></text:span></text:p>
      <text:p text:style-name="P9"><text:span text:style-name="Source_20_Text"><text:span text:style-name="T69">'banana'</text:span></text:span></text:p>
      <text:p text:style-name="P16"><text:span text:style-name="T24">Antagonicamente, existe a função </text:span><text:span text:style-name="Strong_20_Emphasis"><text:span text:style-name="Source_20_Text"><text:span text:style-name="T27">upper</text:span></text:span></text:span><text:span text:style-name="T24">, que retorna a string com todas as letras em maiúsculo:</text:span></text:p>
      <text:p text:style-name="P9"><text:span text:style-name="Source_20_Text"><text:span text:style-name="T65">&gt;&gt;&gt;</text:span></text:span><text:span text:style-name="Source_20_Text"><text:span text:style-name="T46"> palavra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9">"banana"</text:span></text:span></text:p>
      <text:p text:style-name="P9"><text:span text:style-name="Source_20_Text"><text:span text:style-name="T65">&gt;&gt;&gt;</text:span></text:span><text:span text:style-name="Source_20_Text"><text:span text:style-name="T46"> palavra</text:span></text:span><text:span text:style-name="Source_20_Text"><text:span text:style-name="T65">.</text:span></text:span><text:span text:style-name="Source_20_Text"><text:span text:style-name="T46">upper</text:span></text:span><text:span text:style-name="Source_20_Text"><text:span text:style-name="T65">()</text:span></text:span></text:p>
      <text:p text:style-name="P9"><text:span text:style-name="Source_20_Text"><text:span text:style-name="T69">'BANANA'</text:span></text:span></text:p>
      <text:p text:style-name="P31">Então, ao compararmos o chute do usuário com a letra da palavra secreta, podemos comparar as duas strings em letras maiúsculas, assim não haverá distinção na hora da comparação:</text:p>
      <text:p text:style-name="P9"><text:span text:style-name="Source_20_Text"><text:span text:style-name="T63">while</text:span></text:span><text:span text:style-name="Source_20_Text"><text:span text:style-name="T46"> </text:span></text:span><text:span text:style-name="Source_20_Text"><text:span text:style-name="T65">(</text:span></text:span><text:span text:style-name="Source_20_Text"><text:span text:style-name="T63">not</text:span></text:span><text:span text:style-name="Source_20_Text"><text:span text:style-name="T46"> acertou </text:span></text:span><text:span text:style-name="Source_20_Text"><text:span text:style-name="T63">and</text:span></text:span><text:span text:style-name="Source_20_Text"><text:span text:style-name="T46"> </text:span></text:span><text:span text:style-name="Source_20_Text"><text:span text:style-name="T63">not</text:span></text:span><text:span text:style-name="Source_20_Text"><text:span text:style-name="T46"> enforcou</text:span></text:span><text:span text:style-name="Source_20_Text"><text:span text:style-name="T65">):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46">chute </text:span></text:span><text:span text:style-name="Source_20_Text"><text:span text:style-name="T65">=</text:span></text:span><text:span text:style-name="Source_20_Text"><text:span text:style-name="T46"> input</text:span></text:span><text:span text:style-name="Source_20_Text"><text:span text:style-name="T65">(</text:span></text:span><text:span text:style-name="Source_20_Text"><text:span text:style-name="T69">"Qual letra? "</text:span></text:span><text:span text:style-name="Source_20_Text"><text:span text:style-name="T65">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46">index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83">0</text:span></text:span></text:p>
      <text:p text:style-name="P9"><text:span text:style-name="Source_20_Text"><text:span text:style-name="T48"><text:s text:c="4"/></text:span></text:span><text:span text:style-name="Source_20_Text"><text:span text:style-name="T63">for</text:span></text:span><text:span text:style-name="Source_20_Text"><text:span text:style-name="T46"> letra </text:span></text:span><text:span text:style-name="Source_20_Text"><text:span text:style-name="T63">in</text:span></text:span><text:span text:style-name="Source_20_Text"><text:span text:style-name="T46"> palavra_secreta</text:span></text:span><text:span text:style-name="Source_20_Text"><text:span text:style-name="T65">:</text:span></text:span></text:p>
      <text:p text:style-name="P9"><text:span text:style-name="Source_20_Text"><text:span text:style-name="T48"><text:s text:c="8"/></text:span></text:span><text:span text:style-name="Source_20_Text"><text:span text:style-name="T63">if</text:span></text:span><text:span text:style-name="Source_20_Text"><text:span text:style-name="T46"> </text:span></text:span><text:span text:style-name="Source_20_Text"><text:span text:style-name="T65">(</text:span></text:span><text:span text:style-name="Source_20_Text"><text:span text:style-name="T46">chute</text:span></text:span><text:span text:style-name="Source_20_Text"><text:span text:style-name="T65">.</text:span></text:span><text:span text:style-name="Source_20_Text"><text:span text:style-name="T46">upper</text:span></text:span><text:span text:style-name="Source_20_Text"><text:span text:style-name="T65">()</text:span></text:span><text:span text:style-name="Source_20_Text"><text:span text:style-name="T46"> </text:span></text:span><text:span text:style-name="Source_20_Text"><text:span text:style-name="T65">==</text:span></text:span><text:span text:style-name="Source_20_Text"><text:span text:style-name="T46"> letra</text:span></text:span><text:span text:style-name="Source_20_Text"><text:span text:style-name="T65">.</text:span></text:span><text:span text:style-name="Source_20_Text"><text:span text:style-name="T46">upper</text:span></text:span><text:span text:style-name="Source_20_Text"><text:span text:style-name="T65">()):</text:span></text:span></text:p>
      <text:p text:style-name="P9"><text:span text:style-name="Source_20_Text"><text:span text:style-name="T48"><text:s text:c="12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Encontrei a letra {} na posição {}"</text:span></text:span><text:span text:style-name="Source_20_Text"><text:span text:style-name="T65">.</text:span></text:span><text:span text:style-name="Source_20_Text"><text:span text:style-name="T46">format</text:span></text:span><text:span text:style-name="Source_20_Text"><text:span text:style-name="T65">(</text:span></text:span><text:span text:style-name="Source_20_Text"><text:span text:style-name="T46">letra</text:span></text:span><text:span text:style-name="Source_20_Text"><text:span text:style-name="T65">,</text:span></text:span><text:span text:style-name="Source_20_Text"><text:span text:style-name="T46"> index</text:span></text:span><text:span text:style-name="Source_20_Text"><text:span text:style-name="T65">))</text:span></text:span></text:p>
      <text:p text:style-name="P9"><text:span text:style-name="Source_20_Text"><text:span text:style-name="T48"><text:s text:c="8"/></text:span></text:span><text:span text:style-name="Source_20_Text"><text:span text:style-name="T46">index </text:span></text:span><text:span text:style-name="Source_20_Text"><text:span text:style-name="T65">=</text:span></text:span><text:span text:style-name="Source_20_Text"><text:span text:style-name="T46"> index </text:span></text:span><text:span text:style-name="Source_20_Text"><text:span text:style-name="T65">+</text:span></text:span><text:span text:style-name="Source_20_Text"><text:span text:style-name="T46"> </text:span></text:span><text:span text:style-name="Source_20_Text"><text:span text:style-name="T83">1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Jogando..."</text:span></text:span><text:span text:style-name="Source_20_Text"><text:span text:style-name="T65">)</text:span></text:span></text:p>
      <text:p text:style-name="P31">Problema resolvido! Mas o que acontece se, ao digitar o chute, o usuário digitar espaços em branco no início ou no fim da letra?</text:p>
      <text:h text:style-name="P28" text:outline-level="2"><text:soft-page-break/>Removendo espaços em branco no início e no fim de uma string</text:h>
      <text:p text:style-name="P31">Ao digitar a letra com espaços em branco no seu início, vejamos o que acontece:</text:p>
      <text:p text:style-name="P9"><text:span text:style-name="Source_20_Text"><text:span text:style-name="T65">*********************************</text:span></text:span></text:p>
      <text:p text:style-name="P9"><text:span text:style-name="Source_20_Text"><text:span text:style-name="T65">***</text:span></text:span><text:span text:style-name="Source_20_Text"><text:span text:style-name="T71">Bem</text:span></text:span><text:span text:style-name="Source_20_Text"><text:span text:style-name="T46"> vindo ao jogo da </text:span></text:span><text:span text:style-name="Source_20_Text"><text:span text:style-name="T71">Forca</text:span></text:span><text:span text:style-name="Source_20_Text"><text:span text:style-name="T65">!***</text:span></text:span></text:p>
      <text:p text:style-name="P9"><text:span text:style-name="Source_20_Text"><text:span text:style-name="T65">*********************************</text:span></text:span></text:p>
      <text:p text:style-name="P9"><text:span text:style-name="Source_20_Text"><text:span text:style-name="T71">Qual</text:span></text:span><text:span text:style-name="Source_20_Text"><text:span text:style-name="T46"> letra</text:span></text:span><text:span text:style-name="Source_20_Text"><text:span text:style-name="T65">?</text:span></text:span><text:span text:style-name="Source_20_Text"><text:span text:style-name="T46"> <text:s text:c="8"/>n</text:span></text:span></text:p>
      <text:p text:style-name="P9"><text:span text:style-name="Source_20_Text"><text:span text:style-name="T71">Jogando</text:span></text:span><text:span text:style-name="Source_20_Text"><text:span text:style-name="T65">...</text:span></text:span></text:p>
      <text:p text:style-name="P16"><text:span text:style-name="T24">A letra não é reconhecida! Então precisamos remover todos os espaços no início e no fim do chute do usuário. E para isso existe a função </text:span><text:span text:style-name="Strong_20_Emphasis"><text:span text:style-name="Source_20_Text"><text:span text:style-name="T27">strip</text:span></text:span></text:span><text:span text:style-name="T24">, que faz exatamente isso:</text:span></text:p>
      <text:p text:style-name="P9"><text:span text:style-name="Source_20_Text"><text:span text:style-name="T65">&gt;&gt;&gt;</text:span></text:span><text:span text:style-name="Source_20_Text"><text:span text:style-name="T46"> palavra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9">" <text:s/>banana <text:s text:c="2"/>"</text:span></text:span></text:p>
      <text:p text:style-name="P9"><text:span text:style-name="Source_20_Text"><text:span text:style-name="T65">&gt;&gt;&gt;</text:span></text:span><text:span text:style-name="Source_20_Text"><text:span text:style-name="T46"> palavra</text:span></text:span><text:span text:style-name="Source_20_Text"><text:span text:style-name="T65">.</text:span></text:span><text:span text:style-name="Source_20_Text"><text:span text:style-name="T46">strip</text:span></text:span><text:span text:style-name="Source_20_Text"><text:span text:style-name="T65">()</text:span></text:span></text:p>
      <text:p text:style-name="P9"><text:span text:style-name="Source_20_Text"><text:span text:style-name="T69">'banana'</text:span></text:span></text:p>
      <text:p text:style-name="P16"><text:span text:style-name="T24">Logo, após capturar o chute do usuário, vamos chamar essa função, atribuindo o seu retorno à variável </text:span><text:span text:style-name="Strong_20_Emphasis"><text:span text:style-name="Source_20_Text"><text:span text:style-name="T27">chute</text:span></text:span></text:span><text:span text:style-name="T24">:</text:span></text:p>
      <text:p text:style-name="P9"><text:span text:style-name="Source_20_Text"><text:span text:style-name="T63">while</text:span></text:span><text:span text:style-name="Source_20_Text"><text:span text:style-name="T46"> </text:span></text:span><text:span text:style-name="Source_20_Text"><text:span text:style-name="T65">(</text:span></text:span><text:span text:style-name="Source_20_Text"><text:span text:style-name="T63">not</text:span></text:span><text:span text:style-name="Source_20_Text"><text:span text:style-name="T46"> acertou </text:span></text:span><text:span text:style-name="Source_20_Text"><text:span text:style-name="T63">and</text:span></text:span><text:span text:style-name="Source_20_Text"><text:span text:style-name="T46"> </text:span></text:span><text:span text:style-name="Source_20_Text"><text:span text:style-name="T63">not</text:span></text:span><text:span text:style-name="Source_20_Text"><text:span text:style-name="T46"> enforcou</text:span></text:span><text:span text:style-name="Source_20_Text"><text:span text:style-name="T65">):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46">chute </text:span></text:span><text:span text:style-name="Source_20_Text"><text:span text:style-name="T65">=</text:span></text:span><text:span text:style-name="Source_20_Text"><text:span text:style-name="T46"> input</text:span></text:span><text:span text:style-name="Source_20_Text"><text:span text:style-name="T65">(</text:span></text:span><text:span text:style-name="Source_20_Text"><text:span text:style-name="T69">"Qual letra? 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46">chute </text:span></text:span><text:span text:style-name="Source_20_Text"><text:span text:style-name="T65">=</text:span></text:span><text:span text:style-name="Source_20_Text"><text:span text:style-name="T46"> chute</text:span></text:span><text:span text:style-name="Source_20_Text"><text:span text:style-name="T65">.</text:span></text:span><text:span text:style-name="Source_20_Text"><text:span text:style-name="T46">strip</text:span></text:span><text:span text:style-name="Source_20_Text"><text:span text:style-name="T65">(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46">index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83">0</text:span></text:span></text:p>
      <text:p text:style-name="P9"><text:span text:style-name="Source_20_Text"><text:span text:style-name="T48"><text:s text:c="4"/></text:span></text:span><text:span text:style-name="Source_20_Text"><text:span text:style-name="T63">for</text:span></text:span><text:span text:style-name="Source_20_Text"><text:span text:style-name="T46"> letra </text:span></text:span><text:span text:style-name="Source_20_Text"><text:span text:style-name="T63">in</text:span></text:span><text:span text:style-name="Source_20_Text"><text:span text:style-name="T46"> palavra_secreta</text:span></text:span><text:span text:style-name="Source_20_Text"><text:span text:style-name="T65">:</text:span></text:span></text:p>
      <text:p text:style-name="P9"><text:span text:style-name="Source_20_Text"><text:span text:style-name="T48"><text:s text:c="8"/></text:span></text:span><text:span text:style-name="Source_20_Text"><text:span text:style-name="T63">if</text:span></text:span><text:span text:style-name="Source_20_Text"><text:span text:style-name="T46"> </text:span></text:span><text:span text:style-name="Source_20_Text"><text:span text:style-name="T65">(</text:span></text:span><text:span text:style-name="Source_20_Text"><text:span text:style-name="T46">chute</text:span></text:span><text:span text:style-name="Source_20_Text"><text:span text:style-name="T65">.</text:span></text:span><text:span text:style-name="Source_20_Text"><text:span text:style-name="T46">upper</text:span></text:span><text:span text:style-name="Source_20_Text"><text:span text:style-name="T65">()</text:span></text:span><text:span text:style-name="Source_20_Text"><text:span text:style-name="T46"> </text:span></text:span><text:span text:style-name="Source_20_Text"><text:span text:style-name="T65">==</text:span></text:span><text:span text:style-name="Source_20_Text"><text:span text:style-name="T46"> letra</text:span></text:span><text:span text:style-name="Source_20_Text"><text:span text:style-name="T65">.</text:span></text:span><text:span text:style-name="Source_20_Text"><text:span text:style-name="T46">upper</text:span></text:span><text:span text:style-name="Source_20_Text"><text:span text:style-name="T65">()):</text:span></text:span></text:p>
      <text:p text:style-name="P9"><text:span text:style-name="Source_20_Text"><text:span text:style-name="T48"><text:s text:c="12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Encontrei a letra {} na posição {}"</text:span></text:span><text:span text:style-name="Source_20_Text"><text:span text:style-name="T65">.</text:span></text:span><text:span text:style-name="Source_20_Text"><text:span text:style-name="T46">format</text:span></text:span><text:span text:style-name="Source_20_Text"><text:span text:style-name="T65">(</text:span></text:span><text:span text:style-name="Source_20_Text"><text:span text:style-name="T46">letra</text:span></text:span><text:span text:style-name="Source_20_Text"><text:span text:style-name="T65">,</text:span></text:span><text:span text:style-name="Source_20_Text"><text:span text:style-name="T46"> index</text:span></text:span><text:span text:style-name="Source_20_Text"><text:span text:style-name="T65">))</text:span></text:span></text:p>
      <text:p text:style-name="P9"><text:span text:style-name="Source_20_Text"><text:span text:style-name="T48"><text:s text:c="8"/></text:span></text:span><text:span text:style-name="Source_20_Text"><text:span text:style-name="T46">index </text:span></text:span><text:span text:style-name="Source_20_Text"><text:span text:style-name="T65">=</text:span></text:span><text:span text:style-name="Source_20_Text"><text:span text:style-name="T46"> index </text:span></text:span><text:span text:style-name="Source_20_Text"><text:span text:style-name="T65">+</text:span></text:span><text:span text:style-name="Source_20_Text"><text:span text:style-name="T46"> </text:span></text:span><text:span text:style-name="Source_20_Text"><text:span text:style-name="T83">1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Jogando..."</text:span></text:span><text:span text:style-name="Source_20_Text"><text:span text:style-name="T65">)</text:span></text:span></text:p>
      <text:p text:style-name="P31">Podemos executar o programa novamente, e digitar uma letra com alguns espaços em branco no seu início:</text:p>
      <text:p text:style-name="P9"><text:span text:style-name="Source_20_Text"><text:span text:style-name="T65">*********************************</text:span></text:span></text:p>
      <text:p text:style-name="P9"><text:soft-page-break/><text:span text:style-name="Source_20_Text"><text:span text:style-name="T65">***</text:span></text:span><text:span text:style-name="Source_20_Text"><text:span text:style-name="T71">Bem</text:span></text:span><text:span text:style-name="Source_20_Text"><text:span text:style-name="T46"> vindo ao jogo da </text:span></text:span><text:span text:style-name="Source_20_Text"><text:span text:style-name="T71">Forca</text:span></text:span><text:span text:style-name="Source_20_Text"><text:span text:style-name="T65">!***</text:span></text:span></text:p>
      <text:p text:style-name="P9"><text:span text:style-name="Source_20_Text"><text:span text:style-name="T65">*********************************</text:span></text:span></text:p>
      <text:p text:style-name="P9"><text:span text:style-name="Source_20_Text"><text:span text:style-name="T71">Qual</text:span></text:span><text:span text:style-name="Source_20_Text"><text:span text:style-name="T46"> letra</text:span></text:span><text:span text:style-name="Source_20_Text"><text:span text:style-name="T65">?</text:span></text:span><text:span text:style-name="Source_20_Text"><text:span text:style-name="T46"> <text:s text:c="8"/>N</text:span></text:span></text:p>
      <text:p text:style-name="P9"><text:span text:style-name="Source_20_Text"><text:span text:style-name="T71">Encontrei</text:span></text:span><text:span text:style-name="Source_20_Text"><text:span text:style-name="T46"> a letra n na posi</text:span></text:span><text:span text:style-name="Source_20_Text"><text:span text:style-name="T65">çã</text:span></text:span><text:span text:style-name="Source_20_Text"><text:span text:style-name="T46">o </text:span></text:span><text:span text:style-name="Source_20_Text"><text:span text:style-name="T83">2</text:span></text:span></text:p>
      <text:p text:style-name="P9"><text:span text:style-name="Source_20_Text"><text:span text:style-name="T71">Encontrei</text:span></text:span><text:span text:style-name="Source_20_Text"><text:span text:style-name="T46"> a letra n na posi</text:span></text:span><text:span text:style-name="Source_20_Text"><text:span text:style-name="T65">çã</text:span></text:span><text:span text:style-name="Source_20_Text"><text:span text:style-name="T46">o </text:span></text:span><text:span text:style-name="Source_20_Text"><text:span text:style-name="T83">4</text:span></text:span></text:p>
      <text:p text:style-name="P9"><text:span text:style-name="Source_20_Text"><text:span text:style-name="T71">Jogando</text:span></text:span><text:span text:style-name="Source_20_Text"><text:span text:style-name="T65">...</text:span></text:span></text:p>
      <text:p text:style-name="P31">Agora a letra é encontrada na palavra, mesmo com os espaços a mais!</text:p>
      <text:p text:style-name="Text_20_body"/>
      <text:h text:style-name="P4" text:outline-level="1">Grandes poderes trazem grandes responsabilidades</text:h>
      <text:p text:style-name="Text_20_body"><text:line-break/><text:span text:style-name="T24">Clarice aprendeu que strings não são apenas um local onde armazenamos informações, elas também sabem executar tarefas. Por exemplo, ela aprendeu a usar </text:span><text:span text:style-name="Source_20_Text"><text:span text:style-name="T26">.format</text:span></text:span><text:span text:style-name="T24"> para formatar uma string.</text:span></text:p>
      <text:p text:style-name="P16"><text:span text:style-name="T24">Ela decidiu experimentar usar </text:span><text:span text:style-name="Source_20_Text"><text:span text:style-name="T26">.capitalize</text:span></text:span><text:span text:style-name="T24"> no seguinte exemplo:</text:span></text:p>
      <text:p text:style-name="P9"><text:span text:style-name="Source_20_Text"><text:span text:style-name="T46">nome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9">"clarice"</text:span></text:span></text:p>
      <text:p text:style-name="P9"><text:span text:style-name="Source_20_Text"><text:span text:style-name="T46">nome</text:span></text:span><text:span text:style-name="Source_20_Text"><text:span text:style-name="T65">.</text:span></text:span><text:span text:style-name="Source_20_Text"><text:span text:style-name="T46">capitalize</text:span></text:span><text:span text:style-name="Source_20_Text"><text:span text:style-name="T65">()</text:span></text:span></text:p>
      <text:p text:style-name="P16"><text:span text:style-name="T24">No entanto, ao imprimir a variável </text:span><text:span text:style-name="Source_20_Text"><text:span text:style-name="T26">nome</text:span></text:span><text:span text:style-name="T24">, logo depois da instrução </text:span><text:span text:style-name="Source_20_Text"><text:span text:style-name="T26">nome.capitalize()</text:span></text:span><text:span text:style-name="T24">, a variável continuou com a primeira letra minúscula:</text:span></text:p>
      <text:p text:style-name="P9"><text:span text:style-name="Source_20_Text"><text:span text:style-name="T46">nome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9">"clarice"</text:span></text:span></text:p>
      <text:p text:style-name="P9"><text:span text:style-name="Source_20_Text"><text:span text:style-name="T46">nome</text:span></text:span><text:span text:style-name="Source_20_Text"><text:span text:style-name="T65">.</text:span></text:span><text:span text:style-name="Source_20_Text"><text:span text:style-name="T46">capitalize</text:span></text:span><text:span text:style-name="Source_20_Text"><text:span text:style-name="T65">()</text:span></text:span></text:p>
      <text:p text:style-name="P9"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46">nome</text:span></text:span><text:span text:style-name="Source_20_Text"><text:span text:style-name="T65">)</text:span></text:span><text:span text:style-name="Source_20_Text"><text:span text:style-name="T46"> </text:span></text:span><text:span text:style-name="Source_20_Text"><text:span text:style-name="T84">## continua como clarice e não Clarice como ela esperava</text:span></text:span></text:p>
      <text:p text:style-name="P16"><text:span text:style-name="T24">Marque a opção abaixo que corrige o código de Clarice para que o resultado de </text:span><text:span text:style-name="Source_20_Text"><text:span text:style-name="T26">print(nome)</text:span></text:span><text:span text:style-name="T24"> seja seu nome iniciando com a letra maiúscula.</text:span></text:p>
      <text:p text:style-name="Text_20_body"><text:tab/>nome = "clarice"</text:p>
      <text:p text:style-name="Text_20_body"><text:tab/>nome = nome.capitalize()</text:p>
      <text:p text:style-name="Text_20_body"><text:tab/>print(nome)</text:p>
      <text:p text:style-name="Text_20_body">Correto! Quando chamamos capitalize, no lugar dela alterar a variável, ela devolve um novo texto modificado. É por isso que precisamos capturar o retorno de capitalize() na própria variável, para que ela passe a apontar para o novo valor.</text:p>
      <text:h text:style-name="P4" text:outline-level="1"><text:soft-page-break/>Mãos na massa</text:h>
      <text:p text:style-name="Text_20_body"><text:line-break/><text:span text:style-name="T24">Chegou a hora de colocarmos em prática o que aprendemos neste capítulo. Em linhas gerais, dentro do loop, devemos perguntar ao jogador o seu chute da palavra secreta. Por enquanto, exibiremos apenas se o chute foi encontrado ou não, inclusive sua posição na string.</text:span></text:p>
      <text:p text:style-name="P16"><text:span text:style-name="Emphasis"><text:span text:style-name="T25">Todas as alterações acontecem dentro do arquivo </text:span></text:span><text:span text:style-name="Emphasis"><text:span text:style-name="Source_20_Text"><text:span text:style-name="T27">forca.py</text:span></text:span></text:span><text:span text:style-name="Emphasis"><text:span text:style-name="T25">.</text:span></text:span></text:p>
      <text:p text:style-name="P16"><text:span text:style-name="T24">1) Dentro de um </text:span><text:span text:style-name="Emphasis"><text:span text:style-name="T25">loop</text:span></text:span><text:span text:style-name="T24"> </text:span><text:span text:style-name="Source_20_Text"><text:span text:style-name="T26">while</text:span></text:span><text:span text:style-name="T24">, nosso famoso </text:span><text:span text:style-name="Emphasis"><text:span text:style-name="T25">game loop</text:span></text:span><text:span text:style-name="T24">, vamos perguntar qual a letra do chute. Só não esqueça de usar a função </text:span><text:span text:style-name="Source_20_Text"><text:span text:style-name="T26">.strip()</text:span></text:span><text:span text:style-name="T24"> para remover espaços em branco à direita e à esquerda da letra digitada:</text:span></text:p>
      <text:p text:style-name="P9"><text:span text:style-name="Source_20_Text"><text:span text:style-name="T63">while</text:span></text:span><text:span text:style-name="Source_20_Text"><text:span text:style-name="T46"> </text:span></text:span><text:span text:style-name="Source_20_Text"><text:span text:style-name="T65">(</text:span></text:span><text:span text:style-name="Source_20_Text"><text:span text:style-name="T63">not</text:span></text:span><text:span text:style-name="Source_20_Text"><text:span text:style-name="T46"> acertou </text:span></text:span><text:span text:style-name="Source_20_Text"><text:span text:style-name="T63">and</text:span></text:span><text:span text:style-name="Source_20_Text"><text:span text:style-name="T46"> </text:span></text:span><text:span text:style-name="Source_20_Text"><text:span text:style-name="T63">not</text:span></text:span><text:span text:style-name="Source_20_Text"><text:span text:style-name="T46"> enforcou</text:span></text:span><text:span text:style-name="Source_20_Text"><text:span text:style-name="T65">):</text:span></text:span></text:p>
      <text:p text:style-name="P9"><text:span text:style-name="Source_20_Text"><text:span text:style-name="T48"><text:s text:c="4"/></text:span></text:span><text:span text:style-name="Source_20_Text"><text:span text:style-name="T46">chute </text:span></text:span><text:span text:style-name="Source_20_Text"><text:span text:style-name="T65">=</text:span></text:span><text:span text:style-name="Source_20_Text"><text:span text:style-name="T46"> input</text:span></text:span><text:span text:style-name="Source_20_Text"><text:span text:style-name="T65">(</text:span></text:span><text:span text:style-name="Source_20_Text"><text:span text:style-name="T69">"Qual letra? 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46">chute </text:span></text:span><text:span text:style-name="Source_20_Text"><text:span text:style-name="T65">=</text:span></text:span><text:span text:style-name="Source_20_Text"><text:span text:style-name="T46"> chute</text:span></text:span><text:span text:style-name="Source_20_Text"><text:span text:style-name="T65">.</text:span></text:span><text:span text:style-name="Source_20_Text"><text:span text:style-name="T46">strip</text:span></text:span><text:span text:style-name="Source_20_Text"><text:span text:style-name="T65">()</text:span></text:span></text:p>
      <text:p text:style-name="P16"><text:span text:style-name="T24">2) Agora que já temos o chute do jogador, podemos compará-lo com cada letra de </text:span><text:span text:style-name="Source_20_Text"><text:span text:style-name="T26">palavra_secreta</text:span></text:span><text:span text:style-name="T24">. Lembre-se que uma string pode ser iterada através de </text:span><text:span text:style-name="Source_20_Text"><text:span text:style-name="T26">for</text:span></text:span><text:span text:style-name="T24">. Para evitarmos diferenças entre maiúsculas e minúsculas, faça com que a comparação considere tanto o chute quanto a letra iterada em maiúscula. Por fim, crie a variável </text:span><text:span text:style-name="Source_20_Text"><text:span text:style-name="T26">index</text:span></text:span><text:span text:style-name="T24"> para guardar a posição da letra encontrada, pois no final queremos exibir essa informação para o usuário:</text:span></text:p>
      <text:p text:style-name="P9"><text:span text:style-name="Source_20_Text"><text:span text:style-name="T63">while</text:span></text:span><text:span text:style-name="Source_20_Text"><text:span text:style-name="T46"> </text:span></text:span><text:span text:style-name="Source_20_Text"><text:span text:style-name="T65">(</text:span></text:span><text:span text:style-name="Source_20_Text"><text:span text:style-name="T63">not</text:span></text:span><text:span text:style-name="Source_20_Text"><text:span text:style-name="T46"> acertou </text:span></text:span><text:span text:style-name="Source_20_Text"><text:span text:style-name="T63">and</text:span></text:span><text:span text:style-name="Source_20_Text"><text:span text:style-name="T46"> </text:span></text:span><text:span text:style-name="Source_20_Text"><text:span text:style-name="T63">not</text:span></text:span><text:span text:style-name="Source_20_Text"><text:span text:style-name="T46"> enforcou</text:span></text:span><text:span text:style-name="Source_20_Text"><text:span text:style-name="T65">):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46">chute </text:span></text:span><text:span text:style-name="Source_20_Text"><text:span text:style-name="T65">=</text:span></text:span><text:span text:style-name="Source_20_Text"><text:span text:style-name="T46"> input</text:span></text:span><text:span text:style-name="Source_20_Text"><text:span text:style-name="T65">(</text:span></text:span><text:span text:style-name="Source_20_Text"><text:span text:style-name="T69">"Qual letra? 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46">chute </text:span></text:span><text:span text:style-name="Source_20_Text"><text:span text:style-name="T65">=</text:span></text:span><text:span text:style-name="Source_20_Text"><text:span text:style-name="T46"> chute</text:span></text:span><text:span text:style-name="Source_20_Text"><text:span text:style-name="T65">.</text:span></text:span><text:span text:style-name="Source_20_Text"><text:span text:style-name="T46">strip</text:span></text:span><text:span text:style-name="Source_20_Text"><text:span text:style-name="T65">(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46">index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83">0</text:span></text:span></text:p>
      <text:p text:style-name="P9"><text:span text:style-name="Source_20_Text"><text:span text:style-name="T48"><text:s text:c="4"/></text:span></text:span><text:span text:style-name="Source_20_Text"><text:span text:style-name="T63">for</text:span></text:span><text:span text:style-name="Source_20_Text"><text:span text:style-name="T46"> letra </text:span></text:span><text:span text:style-name="Source_20_Text"><text:span text:style-name="T63">in</text:span></text:span><text:span text:style-name="Source_20_Text"><text:span text:style-name="T46"> palavra_secreta</text:span></text:span><text:span text:style-name="Source_20_Text"><text:span text:style-name="T65">:</text:span></text:span></text:p>
      <text:p text:style-name="P9"><text:span text:style-name="Source_20_Text"><text:span text:style-name="T48"><text:s text:c="8"/></text:span></text:span><text:span text:style-name="Source_20_Text"><text:span text:style-name="T63">if</text:span></text:span><text:span text:style-name="Source_20_Text"><text:span text:style-name="T46"> </text:span></text:span><text:span text:style-name="Source_20_Text"><text:span text:style-name="T65">(</text:span></text:span><text:span text:style-name="Source_20_Text"><text:span text:style-name="T46">chute</text:span></text:span><text:span text:style-name="Source_20_Text"><text:span text:style-name="T65">.</text:span></text:span><text:span text:style-name="Source_20_Text"><text:span text:style-name="T46">upper</text:span></text:span><text:span text:style-name="Source_20_Text"><text:span text:style-name="T65">()</text:span></text:span><text:span text:style-name="Source_20_Text"><text:span text:style-name="T46"> </text:span></text:span><text:span text:style-name="Source_20_Text"><text:span text:style-name="T65">==</text:span></text:span><text:span text:style-name="Source_20_Text"><text:span text:style-name="T46"> letra</text:span></text:span><text:span text:style-name="Source_20_Text"><text:span text:style-name="T65">.</text:span></text:span><text:span text:style-name="Source_20_Text"><text:span text:style-name="T46">upper</text:span></text:span><text:span text:style-name="Source_20_Text"><text:span text:style-name="T65">()):</text:span></text:span></text:p>
      <text:p text:style-name="P9"><text:span text:style-name="Source_20_Text"><text:span text:style-name="T48"><text:s text:c="12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Encontrei a letra {} na posição {}"</text:span></text:span><text:span text:style-name="Source_20_Text"><text:span text:style-name="T65">.</text:span></text:span><text:span text:style-name="Source_20_Text"><text:span text:style-name="T46">format</text:span></text:span><text:span text:style-name="Source_20_Text"><text:span text:style-name="T65">(</text:span></text:span><text:span text:style-name="Source_20_Text"><text:span text:style-name="T46">letra</text:span></text:span><text:span text:style-name="Source_20_Text"><text:span text:style-name="T65">,</text:span></text:span><text:span text:style-name="Source_20_Text"><text:span text:style-name="T46"> index</text:span></text:span><text:span text:style-name="Source_20_Text"><text:span text:style-name="T65">))</text:span></text:span></text:p>
      <text:p text:style-name="P9"><text:span text:style-name="Source_20_Text"><text:span text:style-name="T48"><text:s text:c="8"/></text:span></text:span><text:span text:style-name="Source_20_Text"><text:span text:style-name="T46">index </text:span></text:span><text:span text:style-name="Source_20_Text"><text:span text:style-name="T65">=</text:span></text:span><text:span text:style-name="Source_20_Text"><text:span text:style-name="T46"> index </text:span></text:span><text:span text:style-name="Source_20_Text"><text:span text:style-name="T65">+</text:span></text:span><text:span text:style-name="Source_20_Text"><text:span text:style-name="T46"> </text:span></text:span><text:span text:style-name="Source_20_Text"><text:span text:style-name="T83">1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Jogando..."</text:span></text:span><text:span text:style-name="Source_20_Text"><text:span text:style-name="T65">)</text:span></text:span></text:p>
      <text:p text:style-name="P16"><text:soft-page-break/><text:span text:style-name="T24">3) Rode e teste o seu código. Ainda estamos executando um </text:span><text:span text:style-name="Emphasis"><text:span text:style-name="T25">loop</text:span></text:span><text:span text:style-name="T24"> infinito e por isso é preciso terminar cada execução do jogo explicitamente pelo PyCharm.</text:span></text:p>
      <text:p text:style-name="P31">Na opinião do instrutor você encontrará o código completo.</text:p>
      <text:p text:style-name="P17">O código final do nosso programa fica assim:</text:p>
      <text:p text:style-name="P9"><text:span text:style-name="Source_20_Text"><text:span text:style-name="T63">def</text:span></text:span><text:span text:style-name="Source_20_Text"><text:span text:style-name="T46"> jogar</text:span></text:span><text:span text:style-name="Source_20_Text"><text:span text:style-name="T65">():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'*****************************************'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'****** Bem-vindo ao jogo da Forca *******'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'*****************************************'</text:span></text:span><text:span text:style-name="Source_20_Text"><text:span text:style-name="T65">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46">palavra_secreta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9">"banana"</text:span></text:span></text:p>
      <text:p text:style-name="P9"><text:span text:style-name="Source_20_Text"><text:span text:style-name="T48"><text:s text:c="4"/></text:span></text:span><text:span text:style-name="Source_20_Text"><text:span text:style-name="T46">enforcou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3">False</text:span></text:span></text:p>
      <text:p text:style-name="P9"><text:span text:style-name="Source_20_Text"><text:span text:style-name="T48"><text:s text:c="4"/></text:span></text:span><text:span text:style-name="Source_20_Text"><text:span text:style-name="T46">acertou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3">False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63">while</text:span></text:span><text:span text:style-name="Source_20_Text"><text:span text:style-name="T46"> </text:span></text:span><text:span text:style-name="Source_20_Text"><text:span text:style-name="T65">(</text:span></text:span><text:span text:style-name="Source_20_Text"><text:span text:style-name="T63">not</text:span></text:span><text:span text:style-name="Source_20_Text"><text:span text:style-name="T46"> acertou </text:span></text:span><text:span text:style-name="Source_20_Text"><text:span text:style-name="T63">and</text:span></text:span><text:span text:style-name="Source_20_Text"><text:span text:style-name="T46"> </text:span></text:span><text:span text:style-name="Source_20_Text"><text:span text:style-name="T63">not</text:span></text:span><text:span text:style-name="Source_20_Text"><text:span text:style-name="T46"> enforcou</text:span></text:span><text:span text:style-name="Source_20_Text"><text:span text:style-name="T65">):</text:span></text:span></text:p>
      <text:p text:style-name="P35"/>
      <text:p text:style-name="P9"><text:span text:style-name="Source_20_Text"><text:span text:style-name="T48"><text:s text:c="8"/></text:span></text:span><text:span text:style-name="Source_20_Text"><text:span text:style-name="T46">chute </text:span></text:span><text:span text:style-name="Source_20_Text"><text:span text:style-name="T65">=</text:span></text:span><text:span text:style-name="Source_20_Text"><text:span text:style-name="T46"> input</text:span></text:span><text:span text:style-name="Source_20_Text"><text:span text:style-name="T65">(</text:span></text:span><text:span text:style-name="Source_20_Text"><text:span text:style-name="T69">"Qual letra? "</text:span></text:span><text:span text:style-name="Source_20_Text"><text:span text:style-name="T65">)</text:span></text:span></text:p>
      <text:p text:style-name="P9"><text:span text:style-name="Source_20_Text"><text:span text:style-name="T48"><text:s text:c="8"/></text:span></text:span><text:span text:style-name="Source_20_Text"><text:span text:style-name="T46">chute </text:span></text:span><text:span text:style-name="Source_20_Text"><text:span text:style-name="T65">=</text:span></text:span><text:span text:style-name="Source_20_Text"><text:span text:style-name="T46"> chute</text:span></text:span><text:span text:style-name="Source_20_Text"><text:span text:style-name="T65">.</text:span></text:span><text:span text:style-name="Source_20_Text"><text:span text:style-name="T46">strip</text:span></text:span><text:span text:style-name="Source_20_Text"><text:span text:style-name="T65">()</text:span></text:span></text:p>
      <text:p text:style-name="P35"/>
      <text:p text:style-name="P9"><text:span text:style-name="Source_20_Text"><text:span text:style-name="T48"><text:s text:c="8"/></text:span></text:span><text:span text:style-name="Source_20_Text"><text:span text:style-name="T46">index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83">0</text:span></text:span></text:p>
      <text:p text:style-name="P9"><text:span text:style-name="Source_20_Text"><text:span text:style-name="T48"><text:s text:c="8"/></text:span></text:span><text:span text:style-name="Source_20_Text"><text:span text:style-name="T63">for</text:span></text:span><text:span text:style-name="Source_20_Text"><text:span text:style-name="T46"> letra </text:span></text:span><text:span text:style-name="Source_20_Text"><text:span text:style-name="T63">in</text:span></text:span><text:span text:style-name="Source_20_Text"><text:span text:style-name="T46"> palavra_secreta</text:span></text:span><text:span text:style-name="Source_20_Text"><text:span text:style-name="T65">:</text:span></text:span></text:p>
      <text:p text:style-name="P9"><text:span text:style-name="Source_20_Text"><text:span text:style-name="T48"><text:s text:c="12"/></text:span></text:span><text:span text:style-name="Source_20_Text"><text:span text:style-name="T63">if</text:span></text:span><text:span text:style-name="Source_20_Text"><text:span text:style-name="T46"> </text:span></text:span><text:span text:style-name="Source_20_Text"><text:span text:style-name="T65">(</text:span></text:span><text:span text:style-name="Source_20_Text"><text:span text:style-name="T46">chute</text:span></text:span><text:span text:style-name="Source_20_Text"><text:span text:style-name="T65">.</text:span></text:span><text:span text:style-name="Source_20_Text"><text:span text:style-name="T46">upper</text:span></text:span><text:span text:style-name="Source_20_Text"><text:span text:style-name="T65">()</text:span></text:span><text:span text:style-name="Source_20_Text"><text:span text:style-name="T46"> </text:span></text:span><text:span text:style-name="Source_20_Text"><text:span text:style-name="T65">==</text:span></text:span><text:span text:style-name="Source_20_Text"><text:span text:style-name="T46"> letra</text:span></text:span><text:span text:style-name="Source_20_Text"><text:span text:style-name="T65">.</text:span></text:span><text:span text:style-name="Source_20_Text"><text:span text:style-name="T46">upper</text:span></text:span><text:span text:style-name="Source_20_Text"><text:span text:style-name="T65">()):</text:span></text:span></text:p>
      <text:p text:style-name="P9"><text:span text:style-name="Source_20_Text"><text:span text:style-name="T48"><text:s text:c="16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Encontrei a letra {} na posição {}"</text:span></text:span><text:span text:style-name="Source_20_Text"><text:span text:style-name="T65">.</text:span></text:span><text:span text:style-name="Source_20_Text"><text:span text:style-name="T46">format</text:span></text:span><text:span text:style-name="Source_20_Text"><text:span text:style-name="T65">(</text:span></text:span><text:span text:style-name="Source_20_Text"><text:span text:style-name="T46">letra</text:span></text:span><text:span text:style-name="Source_20_Text"><text:span text:style-name="T65">,</text:span></text:span><text:span text:style-name="Source_20_Text"><text:span text:style-name="T46"> index</text:span></text:span><text:span text:style-name="Source_20_Text"><text:span text:style-name="T65">))</text:span></text:span></text:p>
      <text:p text:style-name="P9"><text:span text:style-name="Source_20_Text"><text:span text:style-name="T48"><text:s text:c="12"/></text:span></text:span><text:span text:style-name="Source_20_Text"><text:span text:style-name="T46">index </text:span></text:span><text:span text:style-name="Source_20_Text"><text:span text:style-name="T65">=</text:span></text:span><text:span text:style-name="Source_20_Text"><text:span text:style-name="T46"> index </text:span></text:span><text:span text:style-name="Source_20_Text"><text:span text:style-name="T65">+</text:span></text:span><text:span text:style-name="Source_20_Text"><text:span text:style-name="T46"> </text:span></text:span><text:span text:style-name="Source_20_Text"><text:span text:style-name="T83">1</text:span></text:span></text:p>
      <text:p text:style-name="P35"/>
      <text:p text:style-name="P9"><text:span text:style-name="Source_20_Text"><text:span text:style-name="T48"><text:s text:c="8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Jogando..."</text:span></text:span><text:span text:style-name="Source_20_Text"><text:span text:style-name="T65">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Fim do jogo"</text:span></text:span><text:span text:style-name="Source_20_Text"><text:span text:style-name="T65">)</text:span></text:span></text:p>
      <text:p text:style-name="P35"/>
      <text:p text:style-name="P9"><text:span text:style-name="Source_20_Text"><text:span text:style-name="T63">if</text:span></text:span><text:span text:style-name="Source_20_Text"><text:span text:style-name="T65">(</text:span></text:span><text:span text:style-name="Source_20_Text"><text:span text:style-name="T46">__name__ </text:span></text:span><text:span text:style-name="Source_20_Text"><text:span text:style-name="T65">==</text:span></text:span><text:span text:style-name="Source_20_Text"><text:span text:style-name="T46"> </text:span></text:span><text:span text:style-name="Source_20_Text"><text:span text:style-name="T69">'__main__'</text:span></text:span><text:span text:style-name="Source_20_Text"><text:span text:style-name="T65">):</text:span></text:span></text:p>
      <text:p text:style-name="P9"><text:span text:style-name="Source_20_Text"><text:span text:style-name="T48"><text:s text:c="4"/></text:span></text:span><text:span text:style-name="Source_20_Text"><text:span text:style-name="T46">jogar</text:span></text:span><text:span text:style-name="Source_20_Text"><text:span text:style-name="T65">()</text:span></text:span></text:p>
      <text:p text:style-name="Text_20_body"/>
      <text:h text:style-name="P4" text:outline-level="1"><text:soft-page-break/>Arquivos do projeto atual</text:h>
      <text:p text:style-name="Text_20_body"><text:line-break/><text:span text:style-name="T24">No link abaixo, você encontra o projeto até o momento atual do curso.</text:span></text:p>
      <text:p text:style-name="P16"><text:a xlink:type="simple" xlink:href="https://github.com/alura-cursos/Curso-Python-3-parte-2-Avan-ando-na-linguagem/archive/capitulo2.zip" office:target-frame-name="_blank" xlink:show="new" text:style-name="Internet_20_link" text:visited-style-name="Visited_20_Internet_20_Link"><text:span text:style-name="T25">https://github.com/alura-cursos/Curso-Python-3-parte-2-Avan-ando-na-linguagem/archive/capitulo2.zip</text:span></text:a></text:p>
      <text:p text:style-name="Text_20_body"/>
      <text:h text:style-name="P4" text:outline-level="1">Estrutura de dados: List</text:h>
      <text:p text:style-name="Text_20_body"><text:line-break/><text:span text:style-name="T24">Atualmente, já dizemos ao usuário em que posição a letra que ele chutou está na palavra secreta, caso a letra exista na palavra. Mas em um jogo real de forca, o jogador vê quantas letras há na palavra secreta. Algo como:</text:span></text:p>
      <text:p text:style-name="P9"><text:span text:style-name="Source_20_Text"><text:span text:style-name="T71">Qual</text:span></text:span><text:span text:style-name="Source_20_Text"><text:span text:style-name="T46"> letra</text:span></text:span><text:span text:style-name="Source_20_Text"><text:span text:style-name="T65">?</text:span></text:span><text:span text:style-name="Source_20_Text"><text:span text:style-name="T46"> _ _ _ _ _ _</text:span></text:span></text:p>
      <text:p text:style-name="P16"><text:span text:style-name="T24">E se ele encontrar alguma letra, a mesma tem a sua lacuna preenchida. Ao digitar a letra </text:span><text:span text:style-name="Strong_20_Emphasis"><text:span text:style-name="T25">"a"</text:span></text:span><text:span text:style-name="T24">, ficaria:</text:span></text:p>
      <text:p text:style-name="P9"><text:span text:style-name="Source_20_Text"><text:span text:style-name="T46">_ a _ a _ a</text:span></text:span></text:p>
      <text:p text:style-name="P31">Muito mais intuitivo, não? Vamos implementar essa funcionalidade.</text:p>
      <text:h text:style-name="P28" text:outline-level="2">Conhecendo uma nova estrutura de dados: lista</text:h>
      <text:p text:style-name="P31">Para exibir as letras dessa forma, precisamos guardar os chutes certos do usuário, mas como fazer isso?</text:p>
      <text:p text:style-name="P16"><text:span text:style-name="T24">Para tal, o Python nos oferece uma estrutura de dados que nos permite guardar valores. Essa estrutura é a </text:span><text:span text:style-name="Strong_20_Emphasis"><text:span text:style-name="T25">lista</text:span></text:span><text:span text:style-name="T24">. Para criar uma lista, utilizamos colchetes (</text:span><text:span text:style-name="Strong_20_Emphasis"><text:span text:style-name="Source_20_Text"><text:span text:style-name="T27">[]</text:span></text:span></text:span><text:span text:style-name="T24">):</text:span></text:p>
      <text:p text:style-name="P9"><text:span text:style-name="Source_20_Text"><text:span text:style-name="T65">&gt;&gt;&gt;</text:span></text:span><text:span text:style-name="Source_20_Text"><text:span text:style-name="T46"> valores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5">[]</text:span></text:span></text:p>
      <text:p text:style-name="P9"><text:span text:style-name="Source_20_Text"><text:span text:style-name="T65">&gt;&gt;&gt;</text:span></text:span><text:span text:style-name="Source_20_Text"><text:span text:style-name="T46"> type</text:span></text:span><text:span text:style-name="Source_20_Text"><text:span text:style-name="T65">(</text:span></text:span><text:span text:style-name="Source_20_Text"><text:span text:style-name="T46">valores</text:span></text:span><text:span text:style-name="Source_20_Text"><text:span text:style-name="T65">)</text:span></text:span></text:p>
      <text:p text:style-name="P9"><text:span text:style-name="Source_20_Text"><text:span text:style-name="T65">&lt;</text:span></text:span><text:span text:style-name="Source_20_Text"><text:span text:style-name="T63">class</text:span></text:span><text:span text:style-name="Source_20_Text"><text:span text:style-name="T46"> </text:span></text:span><text:span text:style-name="Source_20_Text"><text:span text:style-name="T69">'list'</text:span></text:span><text:span text:style-name="Source_20_Text"><text:span text:style-name="T65">&gt;</text:span></text:span></text:p>
      <text:p text:style-name="P16"><text:span text:style-name="T24">Assim como a string, </text:span><text:span text:style-name="Strong_20_Emphasis"><text:span text:style-name="Source_20_Text"><text:span text:style-name="T27">list</text:span></text:span></text:span><text:span text:style-name="T24"> também é uma sequência de dados. Então podemos ver a sua </text:span><text:a xlink:type="simple" xlink:href="https://docs.python.org/3.6/library/stdtypes.html#sequence-types-list-tuple-range" office:target-frame-name="_blank" xlink:show="new" text:style-name="Internet_20_link" text:visited-style-name="Visited_20_Internet_20_Link"><text:span text:style-name="T25">documentação</text:span></text:a><text:span text:style-name="T24">. Nela, podemos ver o que podemos fazer com uma lista, podemos verificar o seu valor mínimo com o </text:span><text:span text:style-name="Strong_20_Emphasis"><text:span text:style-name="Source_20_Text"><text:span text:style-name="T27">min</text:span></text:span></text:span><text:span text:style-name="T24"> e o seu valor máximo com o </text:span><text:span text:style-name="Strong_20_Emphasis"><text:span text:style-name="Source_20_Text"><text:span text:style-name="T27">max</text:span></text:span></text:span><text:span text:style-name="T24">. Mas a nossa lista ainda tá vazia, certo? Podemos, já no momento de sua inicialização, passar valores para guardar nessa lista:</text:span></text:p>
      <text:p text:style-name="P9"><text:span text:style-name="Source_20_Text"><text:span text:style-name="T65">&gt;&gt;&gt;</text:span></text:span><text:span text:style-name="Source_20_Text"><text:span text:style-name="T46"> valores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5">[</text:span></text:span><text:span text:style-name="Source_20_Text"><text:span text:style-name="T83">0</text:span></text:span><text:span text:style-name="Source_20_Text"><text:span text:style-name="T65">,</text:span></text:span><text:span text:style-name="Source_20_Text"><text:span text:style-name="T83">1</text:span></text:span><text:span text:style-name="Source_20_Text"><text:span text:style-name="T65">,</text:span></text:span><text:span text:style-name="Source_20_Text"><text:span text:style-name="T83">2</text:span></text:span><text:span text:style-name="Source_20_Text"><text:span text:style-name="T65">,</text:span></text:span><text:span text:style-name="Source_20_Text"><text:span text:style-name="T83">3</text:span></text:span><text:span text:style-name="Source_20_Text"><text:span text:style-name="T65">,</text:span></text:span><text:span text:style-name="Source_20_Text"><text:span text:style-name="T83">4</text:span></text:span><text:span text:style-name="Source_20_Text"><text:span text:style-name="T65">]</text:span></text:span></text:p>
      <text:p text:style-name="P31"><text:soft-page-break/>Agora podemos verificar seu menor e seu maior valor:</text:p>
      <text:p text:style-name="P9"><text:span text:style-name="Source_20_Text"><text:span text:style-name="T65">&gt;&gt;&gt;</text:span></text:span><text:span text:style-name="Source_20_Text"><text:span text:style-name="T46"> valores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5">[</text:span></text:span><text:span text:style-name="Source_20_Text"><text:span text:style-name="T83">0</text:span></text:span><text:span text:style-name="Source_20_Text"><text:span text:style-name="T65">,</text:span></text:span><text:span text:style-name="Source_20_Text"><text:span text:style-name="T83">1</text:span></text:span><text:span text:style-name="Source_20_Text"><text:span text:style-name="T65">,</text:span></text:span><text:span text:style-name="Source_20_Text"><text:span text:style-name="T83">2</text:span></text:span><text:span text:style-name="Source_20_Text"><text:span text:style-name="T65">,</text:span></text:span><text:span text:style-name="Source_20_Text"><text:span text:style-name="T83">3</text:span></text:span><text:span text:style-name="Source_20_Text"><text:span text:style-name="T65">,</text:span></text:span><text:span text:style-name="Source_20_Text"><text:span text:style-name="T83">4</text:span></text:span><text:span text:style-name="Source_20_Text"><text:span text:style-name="T65">]</text:span></text:span></text:p>
      <text:p text:style-name="P9"><text:span text:style-name="Source_20_Text"><text:span text:style-name="T65">&gt;&gt;&gt;</text:span></text:span><text:span text:style-name="Source_20_Text"><text:span text:style-name="T46"> min</text:span></text:span><text:span text:style-name="Source_20_Text"><text:span text:style-name="T65">(</text:span></text:span><text:span text:style-name="Source_20_Text"><text:span text:style-name="T46">valores</text:span></text:span><text:span text:style-name="Source_20_Text"><text:span text:style-name="T65">)</text:span></text:span></text:p>
      <text:p text:style-name="P9"><text:span text:style-name="Source_20_Text"><text:span text:style-name="T83">0</text:span></text:span></text:p>
      <text:p text:style-name="P9"><text:span text:style-name="Source_20_Text"><text:span text:style-name="T65">&gt;&gt;&gt;</text:span></text:span><text:span text:style-name="Source_20_Text"><text:span text:style-name="T46"> max</text:span></text:span><text:span text:style-name="Source_20_Text"><text:span text:style-name="T65">(</text:span></text:span><text:span text:style-name="Source_20_Text"><text:span text:style-name="T46">valores</text:span></text:span><text:span text:style-name="Source_20_Text"><text:span text:style-name="T65">)</text:span></text:span></text:p>
      <text:p text:style-name="P9"><text:span text:style-name="Source_20_Text"><text:span text:style-name="T83">4</text:span></text:span></text:p>
      <text:p text:style-name="P16"><text:span text:style-name="T24">Para acessar um valor específico, podemos acessá-lo através do seu </text:span><text:span text:style-name="Strong_20_Emphasis"><text:span text:style-name="T25">índice</text:span></text:span><text:span text:style-name="T24">. O primeiro elemento da lista possui o índice </text:span><text:span text:style-name="Strong_20_Emphasis"><text:span text:style-name="T25">0</text:span></text:span><text:span text:style-name="T24">, o segundo possui o índice </text:span><text:span text:style-name="Strong_20_Emphasis"><text:span text:style-name="T25">1</text:span></text:span><text:span text:style-name="T24"> e assim por diante:</text:span></text:p>
      <text:p text:style-name="P9"><text:span text:style-name="Source_20_Text"><text:span text:style-name="T65">&gt;&gt;&gt;</text:span></text:span><text:span text:style-name="Source_20_Text"><text:span text:style-name="T46"> valores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5">[</text:span></text:span><text:span text:style-name="Source_20_Text"><text:span text:style-name="T83">0</text:span></text:span><text:span text:style-name="Source_20_Text"><text:span text:style-name="T65">,</text:span></text:span><text:span text:style-name="Source_20_Text"><text:span text:style-name="T83">1</text:span></text:span><text:span text:style-name="Source_20_Text"><text:span text:style-name="T65">,</text:span></text:span><text:span text:style-name="Source_20_Text"><text:span text:style-name="T83">2</text:span></text:span><text:span text:style-name="Source_20_Text"><text:span text:style-name="T65">,</text:span></text:span><text:span text:style-name="Source_20_Text"><text:span text:style-name="T83">3</text:span></text:span><text:span text:style-name="Source_20_Text"><text:span text:style-name="T65">,</text:span></text:span><text:span text:style-name="Source_20_Text"><text:span text:style-name="T83">4</text:span></text:span><text:span text:style-name="Source_20_Text"><text:span text:style-name="T65">]</text:span></text:span></text:p>
      <text:p text:style-name="P9"><text:span text:style-name="Source_20_Text"><text:span text:style-name="T65">&gt;&gt;&gt;</text:span></text:span><text:span text:style-name="Source_20_Text"><text:span text:style-name="T46"> valores</text:span></text:span><text:span text:style-name="Source_20_Text"><text:span text:style-name="T65">[</text:span></text:span><text:span text:style-name="Source_20_Text"><text:span text:style-name="T83">2</text:span></text:span><text:span text:style-name="Source_20_Text"><text:span text:style-name="T65">]</text:span></text:span></text:p>
      <text:p text:style-name="P9"><text:span text:style-name="Source_20_Text"><text:span text:style-name="T83">2</text:span></text:span></text:p>
      <text:p text:style-name="P16"><text:span text:style-name="T24">Podemos também saber o tamanho da lista com o </text:span><text:span text:style-name="Strong_20_Emphasis"><text:span text:style-name="Source_20_Text"><text:span text:style-name="T27">len</text:span></text:span></text:span><text:span text:style-name="T24"> e verificar se determinado valor está guardado nela:</text:span></text:p>
      <text:p text:style-name="P9"><text:span text:style-name="Source_20_Text"><text:span text:style-name="T65">&gt;&gt;&gt;</text:span></text:span><text:span text:style-name="Source_20_Text"><text:span text:style-name="T46"> valores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5">[</text:span></text:span><text:span text:style-name="Source_20_Text"><text:span text:style-name="T83">0</text:span></text:span><text:span text:style-name="Source_20_Text"><text:span text:style-name="T65">,</text:span></text:span><text:span text:style-name="Source_20_Text"><text:span text:style-name="T83">1</text:span></text:span><text:span text:style-name="Source_20_Text"><text:span text:style-name="T65">,</text:span></text:span><text:span text:style-name="Source_20_Text"><text:span text:style-name="T83">2</text:span></text:span><text:span text:style-name="Source_20_Text"><text:span text:style-name="T65">,</text:span></text:span><text:span text:style-name="Source_20_Text"><text:span text:style-name="T83">3</text:span></text:span><text:span text:style-name="Source_20_Text"><text:span text:style-name="T65">,</text:span></text:span><text:span text:style-name="Source_20_Text"><text:span text:style-name="T83">4</text:span></text:span><text:span text:style-name="Source_20_Text"><text:span text:style-name="T65">]</text:span></text:span></text:p>
      <text:p text:style-name="P9"><text:span text:style-name="Source_20_Text"><text:span text:style-name="T65">&gt;&gt;&gt;</text:span></text:span><text:span text:style-name="Source_20_Text"><text:span text:style-name="T46"> </text:span></text:span><text:span text:style-name="Source_20_Text"><text:span text:style-name="T83">0</text:span></text:span><text:span text:style-name="Source_20_Text"><text:span text:style-name="T46"> </text:span></text:span><text:span text:style-name="Source_20_Text"><text:span text:style-name="T63">in</text:span></text:span><text:span text:style-name="Source_20_Text"><text:span text:style-name="T46"> valores</text:span></text:span></text:p>
      <text:p text:style-name="P9"><text:span text:style-name="Source_20_Text"><text:span text:style-name="T63">True</text:span></text:span></text:p>
      <text:p text:style-name="P9"><text:span text:style-name="Source_20_Text"><text:span text:style-name="T65">&gt;&gt;&gt;</text:span></text:span><text:span text:style-name="Source_20_Text"><text:span text:style-name="T46"> </text:span></text:span><text:span text:style-name="Source_20_Text"><text:span text:style-name="T83">8</text:span></text:span><text:span text:style-name="Source_20_Text"><text:span text:style-name="T46"> </text:span></text:span><text:span text:style-name="Source_20_Text"><text:span text:style-name="T63">in</text:span></text:span><text:span text:style-name="Source_20_Text"><text:span text:style-name="T46"> valores</text:span></text:span></text:p>
      <text:p text:style-name="P9"><text:span text:style-name="Source_20_Text"><text:span text:style-name="T63">False</text:span></text:span></text:p>
      <text:p text:style-name="P16"><text:span text:style-name="T24">Além disso, existem funções específicas da lista, que podem ser vistas </text:span><text:a xlink:type="simple" xlink:href="https://docs.python.org/3.6/library/stdtypes.html#mutable-sequence-types" office:target-frame-name="_blank" xlink:show="new" text:style-name="Internet_20_link" text:visited-style-name="Visited_20_Internet_20_Link"><text:span text:style-name="T25">aqui</text:span></text:a><text:span text:style-name="T24">. Podemos adicionar elementos ao final da lista com o </text:span><text:span text:style-name="Strong_20_Emphasis"><text:span text:style-name="Source_20_Text"><text:span text:style-name="T27">append</text:span></text:span></text:span><text:span text:style-name="T24">, exibir e remover um elemento de determinada posição com o </text:span><text:span text:style-name="Strong_20_Emphasis"><text:span text:style-name="Source_20_Text"><text:span text:style-name="T27">pop</text:span></text:span></text:span><text:span text:style-name="T24">, entre diversas outras funcionalidades.</text:span></text:p>
      <text:p text:style-name="P31">Agora que sabemos como guardar valores em uma lista, podemos voltar ao nosso jogo e guardar os acertos do usuário. Faremos isso no próximo vídeo :)</text:p>
      <text:p text:style-name="Text_20_body"/>
      <text:h text:style-name="P4" text:outline-level="1">Sistema para as frutas</text:h>
      <text:p text:style-name="Text_20_body"><text:line-break/><text:span text:style-name="T24">Mariana montou o seguinte código Python para controlar se a sua barraca de frutas possui determinadas frutas solicitadas pelos seus clientes:</text:span></text:p>
      <text:p text:style-name="P9"><text:span text:style-name="Source_20_Text"><text:span text:style-name="T84"># coding: utf-8</text:span></text:span></text:p>
      <text:p text:style-name="P9"><text:soft-page-break/><text:span text:style-name="Source_20_Text"><text:span text:style-name="T46">frutas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5">[</text:span></text:span><text:span text:style-name="Source_20_Text"><text:span text:style-name="T69">'Banana'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'Maca'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'Pera'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'Uva'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'Melancia'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'Jamelão'</text:span></text:span><text:span text:style-name="Source_20_Text"><text:span text:style-name="T65">]</text:span></text:span></text:p>
      <text:p text:style-name="P35"/>
      <text:p text:style-name="P9"><text:span text:style-name="Source_20_Text"><text:span text:style-name="T46">fruta_pedida </text:span></text:span><text:span text:style-name="Source_20_Text"><text:span text:style-name="T65">=</text:span></text:span><text:span text:style-name="Source_20_Text"><text:span text:style-name="T46"> input</text:span></text:span><text:span text:style-name="Source_20_Text"><text:span text:style-name="T65">(</text:span></text:span><text:span text:style-name="Source_20_Text"><text:span text:style-name="T69">'Qual é a fruta que deseja consultar ?'</text:span></text:span><text:span text:style-name="Source_20_Text"><text:span text:style-name="T65">)</text:span></text:span></text:p>
      <text:p text:style-name="P35"/>
      <text:p text:style-name="P9"><text:span text:style-name="Source_20_Text"><text:span text:style-name="T63">if</text:span></text:span><text:span text:style-name="Source_20_Text"><text:span text:style-name="T65">(</text:span></text:span><text:span text:style-name="Source_20_Text"><text:span text:style-name="T84">#####):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46"> </text:span></text:span><text:span text:style-name="Source_20_Text"><text:span text:style-name="T65">(</text:span></text:span><text:span text:style-name="Source_20_Text"><text:span text:style-name="T69">'Sim, temos a fruta.'</text:span></text:span><text:span text:style-name="Source_20_Text"><text:span text:style-name="T65">)</text:span></text:span></text:p>
      <text:p text:style-name="P9"><text:span text:style-name="Source_20_Text"><text:span text:style-name="T63">else</text:span></text:span><text:span text:style-name="Source_20_Text"><text:span text:style-name="T65">: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46"> </text:span></text:span><text:span text:style-name="Source_20_Text"><text:span text:style-name="T65">(</text:span></text:span><text:span text:style-name="Source_20_Text"><text:span text:style-name="T69">'Não temos a fruta.'</text:span></text:span><text:span text:style-name="Source_20_Text"><text:span text:style-name="T65">)</text:span></text:span></text:p>
      <text:p text:style-name="P31">Qual código deve substituir o hasheado (#####) para que o programa funcione de modo esperado ?</text:p>
      <text:p text:style-name="Text_20_body"><text:tab/>fruta_pedida in frutas</text:p>
      <text:p text:style-name="Text_20_body">Correto! Assim como nas Strings, podemos utilizar o operador in para verificar se um determinado elemento está dentro de uma lista.</text:p>
      <text:p text:style-name="Text_20_body"/>
      <text:p text:style-name="P16"><text:span text:style-name="T24">Para verificar se um determinado elemento existe em uma Lista, podemos utilizar o operador </text:span><text:span text:style-name="Strong_20_Emphasis"><text:span text:style-name="T25">in</text:span></text:span><text:span text:style-name="T24">.Ele nos retorna </text:span><text:span text:style-name="Emphasis"><text:span text:style-name="T25">True</text:span></text:span><text:span text:style-name="T24"> ou </text:span><text:span text:style-name="Emphasis"><text:span text:style-name="T25">False</text:span></text:span><text:span text:style-name="T24"> caso o elemento esteja ou não dentro da lista verificada, tornado este processo de verificação bem simples!</text:span></text:p>
      <text:p text:style-name="P31">O Python é uma linguagem de programação que nos facilita muito para trabalhar com estruturas de dados, pois ele já tem diversas funções e operadores que auxiliam as tarefas mais comuns em trabalhar com Listas e Strings , nos tornando programadores muito produtivos</text:p>
      <text:h text:style-name="P4" text:outline-level="1">Um bom jeito de economizar</text:h>
      <text:p text:style-name="Text_20_body"><text:line-break/><text:span text:style-name="T24">Douglas deseja comprar um celular novo e tem monitorado o preço do celular desejado através de um pequeno script de Python.</text:span></text:p>
      <text:p text:style-name="P31">Ele salva todos os dias o preço atual do celular que ele deseja, e como ele monitora o preço de várias lojas e já está namorando este celular há muito tempo, ele acabou com uma lista muito grande, veja:</text:p>
      <text:p text:style-name="P9"><text:span text:style-name="Source_20_Text"><text:span text:style-name="T46">precos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5">[</text:span></text:span><text:span text:style-name="Source_20_Text"><text:span text:style-name="T83">1525</text:span></text:span><text:span text:style-name="Source_20_Text"><text:span text:style-name="T65">,</text:span></text:span><text:span text:style-name="Source_20_Text"><text:span text:style-name="T83">1120</text:span></text:span><text:span text:style-name="Source_20_Text"><text:span text:style-name="T65">,</text:span></text:span><text:span text:style-name="Source_20_Text"><text:span text:style-name="T83">1464</text:span></text:span><text:span text:style-name="Source_20_Text"><text:span text:style-name="T65">,</text:span></text:span><text:span text:style-name="Source_20_Text"><text:span text:style-name="T83">1200</text:span></text:span><text:span text:style-name="Source_20_Text"><text:span text:style-name="T65">,</text:span></text:span><text:span text:style-name="Source_20_Text"><text:span text:style-name="T83">1330</text:span></text:span><text:span text:style-name="Source_20_Text"><text:span text:style-name="T65">,</text:span></text:span><text:span text:style-name="Source_20_Text"><text:span text:style-name="T83">1356</text:span></text:span><text:span text:style-name="Source_20_Text"><text:span text:style-name="T65">,</text:span></text:span><text:span text:style-name="Source_20_Text"><text:span text:style-name="T83">1312</text:span></text:span><text:span text:style-name="Source_20_Text"><text:span text:style-name="T65">,</text:span></text:span><text:span text:style-name="Source_20_Text"><text:span text:style-name="T83">1531</text:span></text:span><text:span text:style-name="Source_20_Text"><text:span text:style-name="T65">,</text:span></text:span><text:span text:style-name="Source_20_Text"><text:span text:style-name="T83">1232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83">1234</text:span></text:span><text:span text:style-name="Source_20_Text"><text:span text:style-name="T65">,</text:span></text:span><text:span text:style-name="Source_20_Text"><text:span text:style-name="T83">1250</text:span></text:span><text:span text:style-name="Source_20_Text"><text:span text:style-name="T65">,</text:span></text:span><text:span text:style-name="Source_20_Text"><text:span text:style-name="T83">1114</text:span></text:span><text:span text:style-name="Source_20_Text"><text:span text:style-name="T65">,</text:span></text:span><text:span text:style-name="Source_20_Text"><text:span text:style-name="T83">1553</text:span></text:span><text:span text:style-name="Source_20_Text"><text:span text:style-name="T65">,</text:span></text:span><text:span text:style-name="Source_20_Text"><text:span text:style-name="T83">1147</text:span></text:span><text:span text:style-name="Source_20_Text"><text:span text:style-name="T65">,</text:span></text:span><text:span text:style-name="Source_20_Text"><text:span text:style-name="T83">1303</text:span></text:span><text:span text:style-name="Source_20_Text"><text:span text:style-name="T65">,</text:span></text:span><text:span text:style-name="Source_20_Text"><text:span text:style-name="T83">1296</text:span></text:span><text:span text:style-name="Source_20_Text"><text:span text:style-name="T65">,</text:span></text:span><text:span text:style-name="Source_20_Text"><text:span text:style-name="T83">1309</text:span></text:span><text:span text:style-name="Source_20_Text"><text:span text:style-name="T65">,</text:span></text:span><text:span text:style-name="Source_20_Text"><text:span text:style-name="T83">1404</text:span></text:span><text:span text:style-name="Source_20_Text"><text:span text:style-name="T65">,</text:span></text:span><text:span text:style-name="Source_20_Text"><text:span text:style-name="T83">1479</text:span></text:span><text:span text:style-name="Source_20_Text"><text:span text:style-name="T65">,</text:span></text:span><text:span text:style-name="Source_20_Text"><text:span text:style-name="T83">1376</text:span></text:span><text:span text:style-name="Source_20_Text"><text:span text:style-name="T65">,</text:span></text:span><text:span text:style-name="Source_20_Text"><text:span text:style-name="T83">1152</text:span></text:span><text:soft-page-break/><text:span text:style-name="Source_20_Text"><text:span text:style-name="T65">,</text:span></text:span><text:span text:style-name="Source_20_Text"><text:span text:style-name="T83">1440</text:span></text:span><text:span text:style-name="Source_20_Text"><text:span text:style-name="T65">,</text:span></text:span><text:span text:style-name="Source_20_Text"><text:span text:style-name="T83">1038</text:span></text:span><text:span text:style-name="Source_20_Text"><text:span text:style-name="T65">,</text:span></text:span><text:span text:style-name="Source_20_Text"><text:span text:style-name="T83">1018</text:span></text:span><text:span text:style-name="Source_20_Text"><text:span text:style-name="T65">,</text:span></text:span><text:span text:style-name="Source_20_Text"><text:span text:style-name="T83">1291</text:span></text:span><text:span text:style-name="Source_20_Text"><text:span text:style-name="T65">,</text:span></text:span><text:span text:style-name="Source_20_Text"><text:span text:style-name="T83">1388</text:span></text:span><text:span text:style-name="Source_20_Text"><text:span text:style-name="T65">,</text:span></text:span><text:span text:style-name="Source_20_Text"><text:span text:style-name="T83">1577</text:span></text:span><text:span text:style-name="Source_20_Text"><text:span text:style-name="T65">,</text:span></text:span><text:span text:style-name="Source_20_Text"><text:span text:style-name="T83">1115</text:span></text:span><text:span text:style-name="Source_20_Text"><text:span text:style-name="T65">,</text:span></text:span><text:span text:style-name="Source_20_Text"><text:span text:style-name="T83">1488</text:span></text:span><text:span text:style-name="Source_20_Text"><text:span text:style-name="T65">,</text:span></text:span><text:span text:style-name="Source_20_Text"><text:span text:style-name="T83">1494</text:span></text:span><text:span text:style-name="Source_20_Text"><text:span text:style-name="T65">,</text:span></text:span><text:span text:style-name="Source_20_Text"><text:span text:style-name="T83">1254</text:span></text:span><text:span text:style-name="Source_20_Text"><text:span text:style-name="T65">,</text:span></text:span><text:span text:style-name="Source_20_Text"><text:span text:style-name="T83">1230</text:span></text:span><text:span text:style-name="Source_20_Text"><text:span text:style-name="T65">,</text:span></text:span><text:span text:style-name="Source_20_Text"><text:span text:style-name="T83">1122</text:span></text:span><text:span text:style-name="Source_20_Text"><text:span text:style-name="T65">,</text:span></text:span><text:span text:style-name="Source_20_Text"><text:span text:style-name="T83">1396</text:span></text:span><text:span text:style-name="Source_20_Text"><text:span text:style-name="T65">,</text:span></text:span><text:span text:style-name="Source_20_Text"><text:span text:style-name="T83">1208</text:span></text:span><text:span text:style-name="Source_20_Text"><text:span text:style-name="T65">,</text:span></text:span><text:span text:style-name="Source_20_Text"><text:span text:style-name="T83">1356</text:span></text:span><text:span text:style-name="Source_20_Text"><text:span text:style-name="T65">,</text:span></text:span><text:span text:style-name="Source_20_Text"><text:span text:style-name="T83">1549</text:span></text:span><text:span text:style-name="Source_20_Text"><text:span text:style-name="T65">,</text:span></text:span><text:span text:style-name="Source_20_Text"><text:span text:style-name="T83">1116</text:span></text:span><text:span text:style-name="Source_20_Text"><text:span text:style-name="T65">,</text:span></text:span><text:span text:style-name="Source_20_Text"><text:span text:style-name="T83">1443</text:span></text:span><text:span text:style-name="Source_20_Text"><text:span text:style-name="T65">,</text:span></text:span><text:span text:style-name="Source_20_Text"><text:span text:style-name="T83">1075</text:span></text:span><text:span text:style-name="Source_20_Text"><text:span text:style-name="T65">,</text:span></text:span><text:span text:style-name="Source_20_Text"><text:span text:style-name="T83">1536</text:span></text:span><text:span text:style-name="Source_20_Text"><text:span text:style-name="T65">,</text:span></text:span><text:span text:style-name="Source_20_Text"><text:span text:style-name="T83">1542</text:span></text:span><text:span text:style-name="Source_20_Text"><text:span text:style-name="T65">,</text:span></text:span><text:span text:style-name="Source_20_Text"><text:span text:style-name="T83">1036</text:span></text:span><text:span text:style-name="Source_20_Text"><text:span text:style-name="T65">,</text:span></text:span><text:span text:style-name="Source_20_Text"><text:span text:style-name="T83">1015</text:span></text:span><text:span text:style-name="Source_20_Text"><text:span text:style-name="T65">,</text:span></text:span><text:span text:style-name="Source_20_Text"><text:span text:style-name="T83">1020</text:span></text:span><text:span text:style-name="Source_20_Text"><text:span text:style-name="T65">,</text:span></text:span><text:span text:style-name="Source_20_Text"><text:span text:style-name="T83">1217</text:span></text:span><text:span text:style-name="Source_20_Text"><text:span text:style-name="T65">,</text:span></text:span><text:span text:style-name="Source_20_Text"><text:span text:style-name="T83">1484</text:span></text:span><text:span text:style-name="Source_20_Text"><text:span text:style-name="T65">,</text:span></text:span><text:span text:style-name="Source_20_Text"><text:span text:style-name="T83">1032</text:span></text:span><text:span text:style-name="Source_20_Text"><text:span text:style-name="T65">,</text:span></text:span><text:span text:style-name="Source_20_Text"><text:span text:style-name="T83">1390</text:span></text:span><text:span text:style-name="Source_20_Text"><text:span text:style-name="T65">,</text:span></text:span><text:span text:style-name="Source_20_Text"><text:span text:style-name="T83">1026</text:span></text:span><text:span text:style-name="Source_20_Text"><text:span text:style-name="T46"> </text:span></text:span><text:span text:style-name="Source_20_Text"><text:span text:style-name="T65">]</text:span></text:span></text:p>
      <text:p text:style-name="P31">Recentemente ele esbarrou com uma promoção e o celular está custando R$ 1025. Ele ficou interessado e quer saber se esse é o menor preço que ele já encontrou deste celular.</text:p>
      <text:p text:style-name="P31">Qual dos códigos abaixo retorna o melhor preço até agora, para que o Douglas veja, de modo rápido, e decida se vale aproveitar a promoção?</text:p>
      <text:p text:style-name="P31"><text:tab/>print( min(precos))</text:p>
      <text:p text:style-name="P31">Correto! A função min nos retorna o menor item de uma lista.</text:p>
      <text:p text:style-name="Text_20_body"/>
      <text:p text:style-name="P16"><text:span text:style-name="T24">Se desejamos descobrir o menor item de uma Lista, podemos utilizar a função </text:span><text:span text:style-name="Strong_20_Emphasis"><text:span text:style-name="T25">min()</text:span></text:span><text:span text:style-name="T24">, e passar a lista para ela como parâmetro. Então, no caso do Douglas, para descobrir o menor preço do celular até hoje, faríamos assim:</text:span></text:p>
      <text:p text:style-name="P9"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46"> min</text:span></text:span><text:span text:style-name="Source_20_Text"><text:span text:style-name="T65">(</text:span></text:span><text:span text:style-name="Source_20_Text"><text:span text:style-name="T46">precos</text:span></text:span><text:span text:style-name="Source_20_Text"><text:span text:style-name="T65">))</text:span></text:span></text:p>
      <text:p text:style-name="P16"><text:span text:style-name="T24">E teríamos como resposta </text:span><text:span text:style-name="Strong_20_Emphasis"><text:span text:style-name="T25">1015</text:span></text:span><text:span text:style-name="T24">, ou seja a promoção de R$ 1025 não valeria a pena!</text:span></text:p>
      <text:p text:style-name="P16"><text:span text:style-name="T24">É importante notar também que só conseguimos utilizar a função </text:span><text:span text:style-name="Strong_20_Emphasis"><text:span text:style-name="T25">min()</text:span></text:span><text:span text:style-name="T24">em listas de mesmo tipo, então por exemplo na lista abaixo:</text:span></text:p>
      <text:p text:style-name="P9"><text:span text:style-name="Source_20_Text"><text:span text:style-name="T46">precos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5">[</text:span></text:span><text:span text:style-name="Source_20_Text"><text:span text:style-name="T46"> </text:span></text:span><text:span text:style-name="Source_20_Text"><text:span text:style-name="T83">1050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'mil reais'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83">1020</text:span></text:span><text:span text:style-name="Source_20_Text"><text:span text:style-name="T65">];</text:span></text:span></text:p>
      <text:p text:style-name="P16"><text:span text:style-name="T24">O Python não vai saber comparar a String </text:span><text:span text:style-name="Source_20_Text"><text:span text:style-name="T26">mil reais</text:span></text:span><text:span text:style-name="T24"> com os inteiros numéricos. Então sempre que utilizarmos o </text:span><text:span text:style-name="Strong_20_Emphasis"><text:span text:style-name="T25">min()</text:span></text:span><text:span text:style-name="T24"> a lista deve possuir todos os elementos do mesmo tipo.</text:span></text:p>
      <text:p text:style-name="P16"><text:span text:style-name="T24">E claro, assim como temos a função </text:span><text:span text:style-name="Strong_20_Emphasis"><text:span text:style-name="T25">min()</text:span></text:span><text:span text:style-name="T24"> que nos retorna o menor item da Lista, também temos a função </text:span><text:span text:style-name="Strong_20_Emphasis"><text:span text:style-name="T25">max()</text:span></text:span><text:span text:style-name="T24"> que nos retorna o maior item da mesma.</text:span></text:p>
      <text:p text:style-name="Text_20_body"/>
      <text:h text:style-name="P4" text:outline-level="1">Contando os funcionários</text:h>
      <text:p text:style-name="Text_20_body"><text:line-break/><text:span text:style-name="T24">Marina precisava gerar um relatório sobre o último ano fiscal de sua empresa. Ela solicitou à equipe de TI que gerasse uma lista com todos os nomes dos funcionários da empresa.</text:span></text:p>
      <text:p text:style-name="P31"><text:soft-page-break/>Ela recebeu a lista, que era como a lista abaixo:</text:p>
      <text:p text:style-name="P9"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46">funcionarios</text:span></text:span><text:span text:style-name="Source_20_Text"><text:span text:style-name="T65">)</text:span></text:span></text:p>
      <text:p text:style-name="P9"><text:span text:style-name="Source_20_Text"><text:span text:style-name="T65">[</text:span></text:span><text:span text:style-name="Source_20_Text"><text:span text:style-name="T69">'Astrid'</text:span></text:span><text:span text:style-name="Source_20_Text"><text:span text:style-name="T65">,</text:span></text:span><text:span text:style-name="Source_20_Text"><text:span text:style-name="T69">'Flavia'</text:span></text:span><text:span text:style-name="Source_20_Text"><text:span text:style-name="T65">,</text:span></text:span><text:span text:style-name="Source_20_Text"><text:span text:style-name="T69">'Talia'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5">...</text:span></text:span><text:span text:style-name="Source_20_Text"><text:span text:style-name="T46"> </text:span></text:span><text:span text:style-name="Source_20_Text"><text:span text:style-name="T65">,</text:span></text:span><text:span text:style-name="Source_20_Text"><text:span text:style-name="T69">'Mauricio'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'Waldemar'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'Marina'</text:span></text:span><text:span text:style-name="Source_20_Text"><text:span text:style-name="T65">]</text:span></text:span></text:p>
      <text:p text:style-name="P16"><text:span text:style-name="T24">Marina estava acabando o relatório 10 minutos antes do prazo final de envio quando notou que além do nome de todos os funcionários, ela também precisava do </text:span><text:span text:style-name="Strong_20_Emphasis"><text:span text:style-name="T25">total</text:span></text:span><text:span text:style-name="T24"> de funcionários! Como ela tinha pouco tempo e não conseguiria contar manualmente, precisou recorrer aos seus conhecimentos de Python para contar o número de itens da lista.</text:span></text:p>
      <text:p text:style-name="P16"><text:span text:style-name="T24">Qual comando abaixo retorna o </text:span><text:span text:style-name="Strong_20_Emphasis"><text:span text:style-name="T25">número</text:span></text:span><text:span text:style-name="T24"> de funcionários corretos da empresa de Marina?</text:span></text:p>
      <text:p text:style-name="Text_20_body"><text:tab/>print(len(funcionarios))</text:p>
      <text:p text:style-name="Text_20_body"><text:s/>Correto! A função len() retorna a quantidade de itens das listas</text:p>
      <text:p text:style-name="Text_20_body"/>
      <text:h text:style-name="P4" text:outline-level="1">Um falso campeão</text:h>
      <text:p text:style-name="Text_20_body"><text:line-break/><text:span text:style-name="T24">Romeu e seus colegas estavam competindo em um campeonato de futebol com o seu time 'Drible da emoção'.</text:span></text:p>
      <text:p text:style-name="P16"><text:span text:style-name="T24">Como ele era um dos organizadores, tinha de manter a colocação de cada um dos </text:span><text:span text:style-name="Strong_20_Emphasis"><text:span text:style-name="T25">4 times</text:span></text:span><text:span text:style-name="T24"> manualmente, levando em consideração diversos fatores como número de pontos, gols marcados e etc... Como Romeu era um estudante de Ciências da Computação, ele resolveu automatizar este processo todo em um script em Python, para facilitar sua vida e dedicar mais tempo aos treinos.</text:span></text:p>
      <text:p text:style-name="P16"><text:span text:style-name="T24">O seu script funcionou maravilhosamente bem, porém no dia de entrega dos resultados ele percebeu um erro. O script gerava a lista de colocação corretamente, porém na hora de exibir o resultado final com o campeão, ele sempre mostrava o </text:span><text:span text:style-name="Strong_20_Emphasis"><text:span text:style-name="T25">segundo</text:span></text:span><text:span text:style-name="T24"> colocado em vez do primeiro colocado na Lista.</text:span></text:p>
      <text:p text:style-name="P9"><text:span text:style-name="Source_20_Text"><text:span text:style-name="T84">## Restante do código que gera a lista de colocação...</text:span></text:span></text:p>
      <text:p text:style-name="P35"/>
      <text:p text:style-name="P9"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46">colocacao</text:span></text:span><text:span text:style-name="Source_20_Text"><text:span text:style-name="T65">)</text:span></text:span></text:p>
      <text:p text:style-name="P9"><text:span text:style-name="Source_20_Text"><text:span text:style-name="T84">#Resultado: ['Drible da Emoção', 'Bruxos como Ronaldinho', 'Só golaço', '3x1 não é goleada']</text:span></text:span></text:p>
      <text:p text:style-name="P35"/>
      <text:p text:style-name="P9"><text:soft-page-break/><text:span text:style-name="Source_20_Text"><text:span text:style-name="T46">campeao </text:span></text:span><text:span text:style-name="Source_20_Text"><text:span text:style-name="T65">=</text:span></text:span><text:span text:style-name="Source_20_Text"><text:span text:style-name="T46"> colocacao</text:span></text:span><text:span text:style-name="Source_20_Text"><text:span text:style-name="T65">[</text:span></text:span><text:span text:style-name="Source_20_Text"><text:span text:style-name="T83">1</text:span></text:span><text:span text:style-name="Source_20_Text"><text:span text:style-name="T65">]</text:span></text:span></text:p>
      <text:p text:style-name="P35"/>
      <text:p text:style-name="P9"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' O grande campeão do torneio é o time '</text:span></text:span><text:span text:style-name="Source_20_Text"><text:span text:style-name="T46"> </text:span></text:span><text:span text:style-name="Source_20_Text"><text:span text:style-name="T65">+</text:span></text:span><text:span text:style-name="Source_20_Text"><text:span text:style-name="T46"> campeao</text:span></text:span><text:span text:style-name="Source_20_Text"><text:span text:style-name="T65">)</text:span></text:span></text:p>
      <text:p text:style-name="P9"><text:span text:style-name="Source_20_Text"><text:span text:style-name="T84">#Resultado: <text:s/>O grande campeão do torneio é o time Bruxos como Ronaldinho</text:span></text:span></text:p>
      <text:p text:style-name="P16"><text:span text:style-name="T24">Aponte o provável erro de Romeu na hora de exibir o primeiro colocado de sua lista, para que o seu time </text:span><text:span text:style-name="Source_20_Text"><text:span text:style-name="T26">Drible da Emoção</text:span></text:span><text:span text:style-name="T24"> seja devidamente coroado campeão.</text:span></text:p>
      <text:p text:style-name="Text_20_body">Romeu fez quase tudo corretamente, errando apenas na linha:</text:p>
      <text:p text:style-name="Text_20_body"><text:tab/>campeao = colocacao[1]</text:p>
      <text:p text:style-name="Text_20_body">Apesar dele querer o primeiro colocado de seu torneio, ele deve pedir o primeiro elemento da lista, que é o elemento de índice 0** e não de índice **1.</text:p>
      <text:p text:style-name="Text_20_body">Correto! Vale lembrar que apesar de querermos o primeiro item de uma Lista, temos sempre que lembrar que as listas começam contando do índice 0</text:p>
      <text:p text:style-name="Text_20_body"/>
      <text:h text:style-name="P4" text:outline-level="1">Guardando as letras acertadas</text:h>
      <text:p text:style-name="Text_20_body"><text:line-break/><text:span text:style-name="T24">Agora que já conhecemos um pouco como a lista funciona, chegou a hora de utilizá-la no nosso jogo. Existem diversas formas de implementar essa funcionalidade, mas aqui faremos da seguinte forma: como queremos exibir os espaços vazios primeiro, criaremos uma lista com eles, na mesma quantidade de letras da palavra secreta:</text:span></text:p>
      <text:p text:style-name="P9"><text:span text:style-name="Source_20_Text"><text:span text:style-name="T46">palavra_secreta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9">"banana"</text:span></text:span></text:p>
      <text:p text:style-name="P9"><text:span text:style-name="Source_20_Text"><text:span text:style-name="T46">letras_acertadas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5">[</text:span></text:span><text:span text:style-name="Source_20_Text"><text:span text:style-name="T69">"_"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"_"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"_"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"_"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"_"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"_"</text:span></text:span><text:span text:style-name="Source_20_Text"><text:span text:style-name="T65">]</text:span></text:span></text:p>
      <text:p text:style-name="P31">Atualmente isso tudo está fixo, caso queiramos mudar a palavra secreta, teremos que mudar os espaços vazios. Mas não se preocupe, tornaremos isso dinâmico mais à frente.</text:p>
      <text:h text:style-name="P28" text:outline-level="2">Adicionando as letras acertadas à lista</text:h>
      <text:p text:style-name="P16"><text:span text:style-name="T24">Já temos a posição da letra, que chamamos de </text:span><text:span text:style-name="Strong_20_Emphasis"><text:span text:style-name="Source_20_Text"><text:span text:style-name="T27">index</text:span></text:span></text:span><text:span text:style-name="T24">. Logo, caso o chute seja correto, basta guardar e letra dentro da lista, na sua posição correta:</text:span></text:p>
      <text:p text:style-name="P9"><text:span text:style-name="Source_20_Text"><text:span text:style-name="T63">while</text:span></text:span><text:span text:style-name="Source_20_Text"><text:span text:style-name="T46"> </text:span></text:span><text:span text:style-name="Source_20_Text"><text:span text:style-name="T65">(</text:span></text:span><text:span text:style-name="Source_20_Text"><text:span text:style-name="T63">not</text:span></text:span><text:span text:style-name="Source_20_Text"><text:span text:style-name="T46"> acertou </text:span></text:span><text:span text:style-name="Source_20_Text"><text:span text:style-name="T63">and</text:span></text:span><text:span text:style-name="Source_20_Text"><text:span text:style-name="T46"> </text:span></text:span><text:span text:style-name="Source_20_Text"><text:span text:style-name="T63">not</text:span></text:span><text:span text:style-name="Source_20_Text"><text:span text:style-name="T46"> enforcou</text:span></text:span><text:span text:style-name="Source_20_Text"><text:span text:style-name="T65">):</text:span></text:span></text:p>
      <text:p text:style-name="P35"><text:soft-page-break/></text:p>
      <text:p text:style-name="P9"><text:span text:style-name="Source_20_Text"><text:span text:style-name="T48"><text:s text:c="4"/></text:span></text:span><text:span text:style-name="Source_20_Text"><text:span text:style-name="T46">chute </text:span></text:span><text:span text:style-name="Source_20_Text"><text:span text:style-name="T65">=</text:span></text:span><text:span text:style-name="Source_20_Text"><text:span text:style-name="T46"> input</text:span></text:span><text:span text:style-name="Source_20_Text"><text:span text:style-name="T65">(</text:span></text:span><text:span text:style-name="Source_20_Text"><text:span text:style-name="T69">"Qual letra? 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46">chute </text:span></text:span><text:span text:style-name="Source_20_Text"><text:span text:style-name="T65">=</text:span></text:span><text:span text:style-name="Source_20_Text"><text:span text:style-name="T46"> chute</text:span></text:span><text:span text:style-name="Source_20_Text"><text:span text:style-name="T65">.</text:span></text:span><text:span text:style-name="Source_20_Text"><text:span text:style-name="T46">strip</text:span></text:span><text:span text:style-name="Source_20_Text"><text:span text:style-name="T65">(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46">index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83">0</text:span></text:span></text:p>
      <text:p text:style-name="P9"><text:span text:style-name="Source_20_Text"><text:span text:style-name="T48"><text:s text:c="4"/></text:span></text:span><text:span text:style-name="Source_20_Text"><text:span text:style-name="T63">for</text:span></text:span><text:span text:style-name="Source_20_Text"><text:span text:style-name="T46"> letra </text:span></text:span><text:span text:style-name="Source_20_Text"><text:span text:style-name="T63">in</text:span></text:span><text:span text:style-name="Source_20_Text"><text:span text:style-name="T46"> palavra_secreta</text:span></text:span><text:span text:style-name="Source_20_Text"><text:span text:style-name="T65">:</text:span></text:span></text:p>
      <text:p text:style-name="P9"><text:span text:style-name="Source_20_Text"><text:span text:style-name="T48"><text:s text:c="8"/></text:span></text:span><text:span text:style-name="Source_20_Text"><text:span text:style-name="T63">if</text:span></text:span><text:span text:style-name="Source_20_Text"><text:span text:style-name="T46"> </text:span></text:span><text:span text:style-name="Source_20_Text"><text:span text:style-name="T65">(</text:span></text:span><text:span text:style-name="Source_20_Text"><text:span text:style-name="T46">chute</text:span></text:span><text:span text:style-name="Source_20_Text"><text:span text:style-name="T65">.</text:span></text:span><text:span text:style-name="Source_20_Text"><text:span text:style-name="T46">upper</text:span></text:span><text:span text:style-name="Source_20_Text"><text:span text:style-name="T65">()</text:span></text:span><text:span text:style-name="Source_20_Text"><text:span text:style-name="T46"> </text:span></text:span><text:span text:style-name="Source_20_Text"><text:span text:style-name="T65">==</text:span></text:span><text:span text:style-name="Source_20_Text"><text:span text:style-name="T46"> letra</text:span></text:span><text:span text:style-name="Source_20_Text"><text:span text:style-name="T65">.</text:span></text:span><text:span text:style-name="Source_20_Text"><text:span text:style-name="T46">upper</text:span></text:span><text:span text:style-name="Source_20_Text"><text:span text:style-name="T65">()):</text:span></text:span></text:p>
      <text:p text:style-name="P9"><text:span text:style-name="Source_20_Text"><text:span text:style-name="T48"><text:s text:c="12"/></text:span></text:span><text:span text:style-name="Source_20_Text"><text:span text:style-name="T46">letras_acertadas</text:span></text:span><text:span text:style-name="Source_20_Text"><text:span text:style-name="T65">[</text:span></text:span><text:span text:style-name="Source_20_Text"><text:span text:style-name="T46">index</text:span></text:span><text:span text:style-name="Source_20_Text"><text:span text:style-name="T65">]</text:span></text:span><text:span text:style-name="Source_20_Text"><text:span text:style-name="T46"> </text:span></text:span><text:span text:style-name="Source_20_Text"><text:span text:style-name="T65">=</text:span></text:span><text:span text:style-name="Source_20_Text"><text:span text:style-name="T46"> letra</text:span></text:span></text:p>
      <text:p text:style-name="P9"><text:span text:style-name="Source_20_Text"><text:span text:style-name="T48"><text:s text:c="8"/></text:span></text:span><text:span text:style-name="Source_20_Text"><text:span text:style-name="T46">index </text:span></text:span><text:span text:style-name="Source_20_Text"><text:span text:style-name="T65">=</text:span></text:span><text:span text:style-name="Source_20_Text"><text:span text:style-name="T46"> index </text:span></text:span><text:span text:style-name="Source_20_Text"><text:span text:style-name="T65">+</text:span></text:span><text:span text:style-name="Source_20_Text"><text:span text:style-name="T46"> </text:span></text:span><text:span text:style-name="Source_20_Text"><text:span text:style-name="T83">1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Jogando..."</text:span></text:span><text:span text:style-name="Source_20_Text"><text:span text:style-name="T65">)</text:span></text:span></text:p>
      <text:p text:style-name="P16"><text:span text:style-name="T24">E após adicionar a letra, após o </text:span><text:span text:style-name="Strong_20_Emphasis"><text:span text:style-name="Source_20_Text"><text:span text:style-name="T27">for</text:span></text:span></text:span><text:span text:style-name="T24">, imprimimos a nossa lista:</text:span></text:p>
      <text:p text:style-name="P9"><text:span text:style-name="Source_20_Text"><text:span text:style-name="T63">while</text:span></text:span><text:span text:style-name="Source_20_Text"><text:span text:style-name="T46"> </text:span></text:span><text:span text:style-name="Source_20_Text"><text:span text:style-name="T65">(</text:span></text:span><text:span text:style-name="Source_20_Text"><text:span text:style-name="T63">not</text:span></text:span><text:span text:style-name="Source_20_Text"><text:span text:style-name="T46"> acertou </text:span></text:span><text:span text:style-name="Source_20_Text"><text:span text:style-name="T63">and</text:span></text:span><text:span text:style-name="Source_20_Text"><text:span text:style-name="T46"> </text:span></text:span><text:span text:style-name="Source_20_Text"><text:span text:style-name="T63">not</text:span></text:span><text:span text:style-name="Source_20_Text"><text:span text:style-name="T46"> enforcou</text:span></text:span><text:span text:style-name="Source_20_Text"><text:span text:style-name="T65">):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46">chute </text:span></text:span><text:span text:style-name="Source_20_Text"><text:span text:style-name="T65">=</text:span></text:span><text:span text:style-name="Source_20_Text"><text:span text:style-name="T46"> input</text:span></text:span><text:span text:style-name="Source_20_Text"><text:span text:style-name="T65">(</text:span></text:span><text:span text:style-name="Source_20_Text"><text:span text:style-name="T69">"Qual letra? 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46">chute </text:span></text:span><text:span text:style-name="Source_20_Text"><text:span text:style-name="T65">=</text:span></text:span><text:span text:style-name="Source_20_Text"><text:span text:style-name="T46"> chute</text:span></text:span><text:span text:style-name="Source_20_Text"><text:span text:style-name="T65">.</text:span></text:span><text:span text:style-name="Source_20_Text"><text:span text:style-name="T46">strip</text:span></text:span><text:span text:style-name="Source_20_Text"><text:span text:style-name="T65">(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46">index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83">0</text:span></text:span></text:p>
      <text:p text:style-name="P9"><text:span text:style-name="Source_20_Text"><text:span text:style-name="T48"><text:s text:c="4"/></text:span></text:span><text:span text:style-name="Source_20_Text"><text:span text:style-name="T63">for</text:span></text:span><text:span text:style-name="Source_20_Text"><text:span text:style-name="T46"> letra </text:span></text:span><text:span text:style-name="Source_20_Text"><text:span text:style-name="T63">in</text:span></text:span><text:span text:style-name="Source_20_Text"><text:span text:style-name="T46"> palavra_secreta</text:span></text:span><text:span text:style-name="Source_20_Text"><text:span text:style-name="T65">:</text:span></text:span></text:p>
      <text:p text:style-name="P9"><text:span text:style-name="Source_20_Text"><text:span text:style-name="T48"><text:s text:c="8"/></text:span></text:span><text:span text:style-name="Source_20_Text"><text:span text:style-name="T63">if</text:span></text:span><text:span text:style-name="Source_20_Text"><text:span text:style-name="T46"> </text:span></text:span><text:span text:style-name="Source_20_Text"><text:span text:style-name="T65">(</text:span></text:span><text:span text:style-name="Source_20_Text"><text:span text:style-name="T46">chute</text:span></text:span><text:span text:style-name="Source_20_Text"><text:span text:style-name="T65">.</text:span></text:span><text:span text:style-name="Source_20_Text"><text:span text:style-name="T46">upper</text:span></text:span><text:span text:style-name="Source_20_Text"><text:span text:style-name="T65">()</text:span></text:span><text:span text:style-name="Source_20_Text"><text:span text:style-name="T46"> </text:span></text:span><text:span text:style-name="Source_20_Text"><text:span text:style-name="T65">==</text:span></text:span><text:span text:style-name="Source_20_Text"><text:span text:style-name="T46"> letra</text:span></text:span><text:span text:style-name="Source_20_Text"><text:span text:style-name="T65">.</text:span></text:span><text:span text:style-name="Source_20_Text"><text:span text:style-name="T46">upper</text:span></text:span><text:span text:style-name="Source_20_Text"><text:span text:style-name="T65">()):</text:span></text:span></text:p>
      <text:p text:style-name="P9"><text:span text:style-name="Source_20_Text"><text:span text:style-name="T48"><text:s text:c="12"/></text:span></text:span><text:span text:style-name="Source_20_Text"><text:span text:style-name="T46">letras_acertadas</text:span></text:span><text:span text:style-name="Source_20_Text"><text:span text:style-name="T65">[</text:span></text:span><text:span text:style-name="Source_20_Text"><text:span text:style-name="T46">index</text:span></text:span><text:span text:style-name="Source_20_Text"><text:span text:style-name="T65">]</text:span></text:span><text:span text:style-name="Source_20_Text"><text:span text:style-name="T46"> </text:span></text:span><text:span text:style-name="Source_20_Text"><text:span text:style-name="T65">=</text:span></text:span><text:span text:style-name="Source_20_Text"><text:span text:style-name="T46"> letra</text:span></text:span></text:p>
      <text:p text:style-name="P9"><text:span text:style-name="Source_20_Text"><text:span text:style-name="T48"><text:s text:c="8"/></text:span></text:span><text:span text:style-name="Source_20_Text"><text:span text:style-name="T46">index </text:span></text:span><text:span text:style-name="Source_20_Text"><text:span text:style-name="T65">=</text:span></text:span><text:span text:style-name="Source_20_Text"><text:span text:style-name="T46"> index </text:span></text:span><text:span text:style-name="Source_20_Text"><text:span text:style-name="T65">+</text:span></text:span><text:span text:style-name="Source_20_Text"><text:span text:style-name="T46"> </text:span></text:span><text:span text:style-name="Source_20_Text"><text:span text:style-name="T83">1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46">letras_acertadas</text:span></text:span><text:span text:style-name="Source_20_Text"><text:span text:style-name="T65">)</text:span></text:span></text:p>
      <text:p text:style-name="P31">Podemos executar o jogo, ao acertar uma letra, a palavra é exibida com a mesma preenchida:</text:p>
      <text:p text:style-name="P9"><text:span text:style-name="Source_20_Text"><text:span text:style-name="T65">*********************************</text:span></text:span></text:p>
      <text:p text:style-name="P9"><text:span text:style-name="Source_20_Text"><text:span text:style-name="T65">***</text:span></text:span><text:span text:style-name="Source_20_Text"><text:span text:style-name="T71">Bem</text:span></text:span><text:span text:style-name="Source_20_Text"><text:span text:style-name="T46"> vindo ao jogo da </text:span></text:span><text:span text:style-name="Source_20_Text"><text:span text:style-name="T71">Forca</text:span></text:span><text:span text:style-name="Source_20_Text"><text:span text:style-name="T65">!***</text:span></text:span></text:p>
      <text:p text:style-name="P9"><text:span text:style-name="Source_20_Text"><text:span text:style-name="T65">*********************************</text:span></text:span></text:p>
      <text:p text:style-name="P9"><text:span text:style-name="Source_20_Text"><text:span text:style-name="T71">Qual</text:span></text:span><text:span text:style-name="Source_20_Text"><text:span text:style-name="T46"> letra</text:span></text:span><text:span text:style-name="Source_20_Text"><text:span text:style-name="T65">?</text:span></text:span><text:span text:style-name="Source_20_Text"><text:span text:style-name="T46"> b</text:span></text:span></text:p>
      <text:p text:style-name="P9"><text:span text:style-name="Source_20_Text"><text:span text:style-name="T65">[</text:span></text:span><text:span text:style-name="Source_20_Text"><text:span text:style-name="T69">'b'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'_'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'_'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'_'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'_'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'_'</text:span></text:span><text:span text:style-name="Source_20_Text"><text:span text:style-name="T65">]</text:span></text:span></text:p>
      <text:p text:style-name="P9"><text:span text:style-name="Source_20_Text"><text:span text:style-name="T71">Qual</text:span></text:span><text:span text:style-name="Source_20_Text"><text:span text:style-name="T46"> letra</text:span></text:span><text:span text:style-name="Source_20_Text"><text:span text:style-name="T65">?</text:span></text:span><text:span text:style-name="Source_20_Text"><text:span text:style-name="T46"> a</text:span></text:span></text:p>
      <text:p text:style-name="P9"><text:span text:style-name="Source_20_Text"><text:span text:style-name="T65">[</text:span></text:span><text:span text:style-name="Source_20_Text"><text:span text:style-name="T69">'b'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'a'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'_'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'a'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'_'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'a'</text:span></text:span><text:span text:style-name="Source_20_Text"><text:span text:style-name="T65">]</text:span></text:span></text:p>
      <text:p text:style-name="P31"><text:soft-page-break/>A saída ainda não está visualmente agradável, mas melhoraremos isso. Para ficar ainda melhor, vamos exibir a lista no início do jogo também:</text:p>
      <text:p text:style-name="P9"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46">letras_acertadas</text:span></text:span><text:span text:style-name="Source_20_Text"><text:span text:style-name="T65">)</text:span></text:span></text:p>
      <text:p text:style-name="P35"/>
      <text:p text:style-name="P9"><text:span text:style-name="Source_20_Text"><text:span text:style-name="T63">while</text:span></text:span><text:span text:style-name="Source_20_Text"><text:span text:style-name="T46"> </text:span></text:span><text:span text:style-name="Source_20_Text"><text:span text:style-name="T65">(</text:span></text:span><text:span text:style-name="Source_20_Text"><text:span text:style-name="T63">not</text:span></text:span><text:span text:style-name="Source_20_Text"><text:span text:style-name="T46"> acertou </text:span></text:span><text:span text:style-name="Source_20_Text"><text:span text:style-name="T63">and</text:span></text:span><text:span text:style-name="Source_20_Text"><text:span text:style-name="T46"> </text:span></text:span><text:span text:style-name="Source_20_Text"><text:span text:style-name="T63">not</text:span></text:span><text:span text:style-name="Source_20_Text"><text:span text:style-name="T46"> enforcou</text:span></text:span><text:span text:style-name="Source_20_Text"><text:span text:style-name="T65">):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46">chute </text:span></text:span><text:span text:style-name="Source_20_Text"><text:span text:style-name="T65">=</text:span></text:span><text:span text:style-name="Source_20_Text"><text:span text:style-name="T46"> input</text:span></text:span><text:span text:style-name="Source_20_Text"><text:span text:style-name="T65">(</text:span></text:span><text:span text:style-name="Source_20_Text"><text:span text:style-name="T69">"Qual letra? 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46">chute </text:span></text:span><text:span text:style-name="Source_20_Text"><text:span text:style-name="T65">=</text:span></text:span><text:span text:style-name="Source_20_Text"><text:span text:style-name="T46"> chute</text:span></text:span><text:span text:style-name="Source_20_Text"><text:span text:style-name="T65">.</text:span></text:span><text:span text:style-name="Source_20_Text"><text:span text:style-name="T46">strip</text:span></text:span><text:span text:style-name="Source_20_Text"><text:span text:style-name="T65">(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46">index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83">0</text:span></text:span></text:p>
      <text:p text:style-name="P9"><text:span text:style-name="Source_20_Text"><text:span text:style-name="T48"><text:s text:c="4"/></text:span></text:span><text:span text:style-name="Source_20_Text"><text:span text:style-name="T63">for</text:span></text:span><text:span text:style-name="Source_20_Text"><text:span text:style-name="T46"> letra </text:span></text:span><text:span text:style-name="Source_20_Text"><text:span text:style-name="T63">in</text:span></text:span><text:span text:style-name="Source_20_Text"><text:span text:style-name="T46"> palavra_secreta</text:span></text:span><text:span text:style-name="Source_20_Text"><text:span text:style-name="T65">:</text:span></text:span></text:p>
      <text:p text:style-name="P9"><text:span text:style-name="Source_20_Text"><text:span text:style-name="T48"><text:s text:c="8"/></text:span></text:span><text:span text:style-name="Source_20_Text"><text:span text:style-name="T63">if</text:span></text:span><text:span text:style-name="Source_20_Text"><text:span text:style-name="T46"> </text:span></text:span><text:span text:style-name="Source_20_Text"><text:span text:style-name="T65">(</text:span></text:span><text:span text:style-name="Source_20_Text"><text:span text:style-name="T46">chute</text:span></text:span><text:span text:style-name="Source_20_Text"><text:span text:style-name="T65">.</text:span></text:span><text:span text:style-name="Source_20_Text"><text:span text:style-name="T46">upper</text:span></text:span><text:span text:style-name="Source_20_Text"><text:span text:style-name="T65">()</text:span></text:span><text:span text:style-name="Source_20_Text"><text:span text:style-name="T46"> </text:span></text:span><text:span text:style-name="Source_20_Text"><text:span text:style-name="T65">==</text:span></text:span><text:span text:style-name="Source_20_Text"><text:span text:style-name="T46"> letra</text:span></text:span><text:span text:style-name="Source_20_Text"><text:span text:style-name="T65">.</text:span></text:span><text:span text:style-name="Source_20_Text"><text:span text:style-name="T46">upper</text:span></text:span><text:span text:style-name="Source_20_Text"><text:span text:style-name="T65">()):</text:span></text:span></text:p>
      <text:p text:style-name="P9"><text:span text:style-name="Source_20_Text"><text:span text:style-name="T48"><text:s text:c="12"/></text:span></text:span><text:span text:style-name="Source_20_Text"><text:span text:style-name="T46">letras_acertadas</text:span></text:span><text:span text:style-name="Source_20_Text"><text:span text:style-name="T65">[</text:span></text:span><text:span text:style-name="Source_20_Text"><text:span text:style-name="T46">index</text:span></text:span><text:span text:style-name="Source_20_Text"><text:span text:style-name="T65">]</text:span></text:span><text:span text:style-name="Source_20_Text"><text:span text:style-name="T46"> </text:span></text:span><text:span text:style-name="Source_20_Text"><text:span text:style-name="T65">=</text:span></text:span><text:span text:style-name="Source_20_Text"><text:span text:style-name="T46"> letra</text:span></text:span></text:p>
      <text:p text:style-name="P9"><text:span text:style-name="Source_20_Text"><text:span text:style-name="T48"><text:s text:c="8"/></text:span></text:span><text:span text:style-name="Source_20_Text"><text:span text:style-name="T46">index </text:span></text:span><text:span text:style-name="Source_20_Text"><text:span text:style-name="T65">=</text:span></text:span><text:span text:style-name="Source_20_Text"><text:span text:style-name="T46"> index </text:span></text:span><text:span text:style-name="Source_20_Text"><text:span text:style-name="T65">+</text:span></text:span><text:span text:style-name="Source_20_Text"><text:span text:style-name="T46"> </text:span></text:span><text:span text:style-name="Source_20_Text"><text:span text:style-name="T83">1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46">letras_acertadas</text:span></text:span><text:span text:style-name="Source_20_Text"><text:span text:style-name="T65">)</text:span></text:span></text:p>
      <text:p text:style-name="P31">Com isso, avançamos mais ainda na implementação do nosso jogo!</text:p>
      <text:h text:style-name="P4" text:outline-level="1">Mãos na massa</text:h>
      <text:p text:style-name="Text_20_body"><text:line-break/><text:span text:style-name="T24">Vamos aproveitar o nosso novo conhecimento em listas para fazer com que a nossa forca se lembre das letras acertadas pelo nosso jogador.</text:span></text:p>
      <text:p text:style-name="P16"><text:span text:style-name="T24">1- De início crie uma nova lista chamada </text:span><text:span text:style-name="Source_20_Text"><text:span text:style-name="T26">letras_acertadas</text:span></text:span><text:span text:style-name="T24"> abaixo da variável </text:span><text:span text:style-name="Source_20_Text"><text:span text:style-name="T26">palavra_secreta</text:span></text:span><text:span text:style-name="T24">. Aproveite e inicie esta lista com 6 elementos do caractere </text:span><text:span text:style-name="Strong_20_Emphasis"><text:span text:style-name="T25">"_"</text:span></text:span><text:span text:style-name="T24">, para representar uma letra faltando. Por enquanto estamos fazendo com um número fixo de letras, mas em breve melhoraremos isto também.</text:span></text:p>
      <text:p text:style-name="P9"><text:span text:style-name="Source_20_Text"><text:span text:style-name="T46">letras_acertadas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5">[</text:span></text:span><text:span text:style-name="Source_20_Text"><text:span text:style-name="T69">"_"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"_"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"_"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"_"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"_"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"_"</text:span></text:span><text:span text:style-name="Source_20_Text"><text:span text:style-name="T65">]</text:span></text:span></text:p>
      <text:p text:style-name="P16"><text:span text:style-name="T24">2- Já sabemos quando um usuário acerta uma letra, afinal fazemos isto no </text:span><text:span text:style-name="Strong_20_Emphasis"><text:span text:style-name="T25">if</text:span></text:span><text:span text:style-name="T24"> que já temos:</text:span></text:p>
      <text:p text:style-name="P9"><text:span text:style-name="Source_20_Text"><text:span text:style-name="T63">if</text:span></text:span><text:span text:style-name="Source_20_Text"><text:span text:style-name="T65">(</text:span></text:span><text:span text:style-name="Source_20_Text"><text:span text:style-name="T46">chute</text:span></text:span><text:span text:style-name="Source_20_Text"><text:span text:style-name="T65">.</text:span></text:span><text:span text:style-name="Source_20_Text"><text:span text:style-name="T46">upper</text:span></text:span><text:span text:style-name="Source_20_Text"><text:span text:style-name="T65">()</text:span></text:span><text:span text:style-name="Source_20_Text"><text:span text:style-name="T46"> </text:span></text:span><text:span text:style-name="Source_20_Text"><text:span text:style-name="T65">==</text:span></text:span><text:span text:style-name="Source_20_Text"><text:span text:style-name="T46"> letra</text:span></text:span><text:span text:style-name="Source_20_Text"><text:span text:style-name="T65">.</text:span></text:span><text:span text:style-name="Source_20_Text"><text:span text:style-name="T46">upper</text:span></text:span><text:span text:style-name="Source_20_Text"><text:span text:style-name="T65">()):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Encontrei a letra {} na posição {}"</text:span></text:span><text:span text:style-name="Source_20_Text"><text:span text:style-name="T65">.</text:span></text:span><text:span text:style-name="Source_20_Text"><text:span text:style-name="T46">format</text:span></text:span><text:span text:style-name="Source_20_Text"><text:span text:style-name="T65">(</text:span></text:span><text:span text:style-name="Source_20_Text"><text:span text:style-name="T46">chute</text:span></text:span><text:span text:style-name="Source_20_Text"><text:span text:style-name="T65">,</text:span></text:span><text:span text:style-name="Source_20_Text"><text:span text:style-name="T46"> index</text:span></text:span><text:span text:style-name="Source_20_Text"><text:span text:style-name="T65">))</text:span></text:span></text:p>
      <text:p text:style-name="P31"><text:soft-page-break/>Mas agora, em vez de apenas imprimirmos uma mensagem ao acertar, vamos substituir no nosso array de letras faltando. Como já temos o índice da letra, basta substituir naquela posição do array pela letra que acertamos:</text:p>
      <text:p text:style-name="P9"><text:span text:style-name="Source_20_Text"><text:span text:style-name="T63">if</text:span></text:span><text:span text:style-name="Source_20_Text"><text:span text:style-name="T46"> </text:span></text:span><text:span text:style-name="Source_20_Text"><text:span text:style-name="T65">(</text:span></text:span><text:span text:style-name="Source_20_Text"><text:span text:style-name="T46">chute</text:span></text:span><text:span text:style-name="Source_20_Text"><text:span text:style-name="T65">.</text:span></text:span><text:span text:style-name="Source_20_Text"><text:span text:style-name="T46">upper</text:span></text:span><text:span text:style-name="Source_20_Text"><text:span text:style-name="T65">()</text:span></text:span><text:span text:style-name="Source_20_Text"><text:span text:style-name="T46"> </text:span></text:span><text:span text:style-name="Source_20_Text"><text:span text:style-name="T65">==</text:span></text:span><text:span text:style-name="Source_20_Text"><text:span text:style-name="T46"> letra</text:span></text:span><text:span text:style-name="Source_20_Text"><text:span text:style-name="T65">.</text:span></text:span><text:span text:style-name="Source_20_Text"><text:span text:style-name="T46">upper</text:span></text:span><text:span text:style-name="Source_20_Text"><text:span text:style-name="T65">()):</text:span></text:span></text:p>
      <text:p text:style-name="P9"><text:span text:style-name="Source_20_Text"><text:span text:style-name="T48"><text:s text:c="4"/></text:span></text:span><text:span text:style-name="Source_20_Text"><text:span text:style-name="T46">letras_acertadas</text:span></text:span><text:span text:style-name="Source_20_Text"><text:span text:style-name="T65">[</text:span></text:span><text:span text:style-name="Source_20_Text"><text:span text:style-name="T46">index</text:span></text:span><text:span text:style-name="Source_20_Text"><text:span text:style-name="T65">]</text:span></text:span><text:span text:style-name="Source_20_Text"><text:span text:style-name="T46"> </text:span></text:span><text:span text:style-name="Source_20_Text"><text:span text:style-name="T65">=</text:span></text:span><text:span text:style-name="Source_20_Text"><text:span text:style-name="T46"> letra</text:span></text:span></text:p>
      <text:p text:style-name="P16"><text:span text:style-name="T24">3- Para que o jogador acompanhe o resultado a cada chute que ele der, após o laço </text:span><text:span text:style-name="Strong_20_Emphasis"><text:span text:style-name="T25">for</text:span></text:span><text:span text:style-name="T24"> imprima também a lista de </text:span><text:span text:style-name="Source_20_Text"><text:span text:style-name="T26">letras_acertadas</text:span></text:span><text:span text:style-name="T24"> para que ele veja como ele está indo no jogo:</text:span></text:p>
      <text:p text:style-name="P9"><text:span text:style-name="Source_20_Text"><text:span text:style-name="T63">for</text:span></text:span><text:span text:style-name="Source_20_Text"><text:span text:style-name="T46"> letra </text:span></text:span><text:span text:style-name="Source_20_Text"><text:span text:style-name="T63">in</text:span></text:span><text:span text:style-name="Source_20_Text"><text:span text:style-name="T46"> palavra_secreta</text:span></text:span><text:span text:style-name="Source_20_Text"><text:span text:style-name="T65">:</text:span></text:span></text:p>
      <text:p text:style-name="P9"><text:span text:style-name="Source_20_Text"><text:span text:style-name="T48"><text:s text:c="4"/></text:span></text:span><text:span text:style-name="Source_20_Text"><text:span text:style-name="T65">...</text:span></text:span></text:p>
      <text:p text:style-name="P9"><text:span text:style-name="Source_20_Text"><text:span text:style-name="T48"><text:s text:c="4"/></text:span></text:span><text:span text:style-name="Source_20_Text"><text:span text:style-name="T65">...</text:span></text:span></text:p>
      <text:p text:style-name="P9"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46">letras_acertadas</text:span></text:span><text:span text:style-name="Source_20_Text"><text:span text:style-name="T65">)</text:span></text:span></text:p>
      <text:p text:style-name="P16"><text:span text:style-name="T24">4- E claro, para dar uma dica ao nosso jogador de quantas letras a palavra tem, vamos colocar acima do </text:span><text:span text:style-name="Strong_20_Emphasis"><text:span text:style-name="T25">while</text:span></text:span><text:span text:style-name="T24"> um </text:span><text:span text:style-name="Strong_20_Emphasis"><text:span text:style-name="T25">print</text:span></text:span><text:span text:style-name="T24"> inicial para que ele veja de início qual o tamanho da palavra:</text:span></text:p>
      <text:p text:style-name="P9"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46">letras_acertadas</text:span></text:span><text:span text:style-name="Source_20_Text"><text:span text:style-name="T65">)</text:span></text:span></text:p>
      <text:p text:style-name="P35"/>
      <text:p text:style-name="P9"><text:span text:style-name="Source_20_Text"><text:span text:style-name="T63">while</text:span></text:span><text:span text:style-name="Source_20_Text"><text:span text:style-name="T46"> </text:span></text:span><text:span text:style-name="Source_20_Text"><text:span text:style-name="T65">(</text:span></text:span><text:span text:style-name="Source_20_Text"><text:span text:style-name="T63">not</text:span></text:span><text:span text:style-name="Source_20_Text"><text:span text:style-name="T46"> acertou </text:span></text:span><text:span text:style-name="Source_20_Text"><text:span text:style-name="T63">and</text:span></text:span><text:span text:style-name="Source_20_Text"><text:span text:style-name="T46"> </text:span></text:span><text:span text:style-name="Source_20_Text"><text:span text:style-name="T63">not</text:span></text:span><text:span text:style-name="Source_20_Text"><text:span text:style-name="T46"> enforcou</text:span></text:span><text:span text:style-name="Source_20_Text"><text:span text:style-name="T65">):</text:span></text:span></text:p>
      <text:p text:style-name="P9"><text:span text:style-name="Source_20_Text"><text:span text:style-name="T65">...</text:span></text:span></text:p>
      <text:p text:style-name="P31">Faça o teste e veja na resposta se seu código está batendo com o do instrutor.</text:p>
      <text:p text:style-name="P17">O seu código final deve estar parecido com este:</text:p>
      <text:p text:style-name="P9"><text:span text:style-name="Source_20_Text"><text:span text:style-name="T63">def</text:span></text:span><text:span text:style-name="Source_20_Text"><text:span text:style-name="T46"> jogar</text:span></text:span><text:span text:style-name="Source_20_Text"><text:span text:style-name="T65">():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*********************************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***Bem vindo ao jogo da Forca!***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*********************************"</text:span></text:span><text:span text:style-name="Source_20_Text"><text:span text:style-name="T65">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46">palavra_secreta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9">"banana"</text:span></text:span></text:p>
      <text:p text:style-name="P9"><text:span text:style-name="Source_20_Text"><text:span text:style-name="T48"><text:s text:c="4"/></text:span></text:span><text:span text:style-name="Source_20_Text"><text:span text:style-name="T46">letras_acertadas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5">[</text:span></text:span><text:span text:style-name="Source_20_Text"><text:span text:style-name="T69">"_"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"_"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"_"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"_"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"_"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"_"</text:span></text:span><text:span text:style-name="Source_20_Text"><text:span text:style-name="T65">]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46">enforcou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3">False</text:span></text:span></text:p>
      <text:p text:style-name="P9"><text:span text:style-name="Source_20_Text"><text:span text:style-name="T48"><text:s text:c="4"/></text:span></text:span><text:span text:style-name="Source_20_Text"><text:span text:style-name="T46">acertou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3">False</text:span></text:span></text:p>
      <text:p text:style-name="P35"/>
      <text:p text:style-name="P9"><text:soft-page-break/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46">letras_acertadas</text:span></text:span><text:span text:style-name="Source_20_Text"><text:span text:style-name="T65">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63">while</text:span></text:span><text:span text:style-name="Source_20_Text"><text:span text:style-name="T65">(</text:span></text:span><text:span text:style-name="Source_20_Text"><text:span text:style-name="T63">not</text:span></text:span><text:span text:style-name="Source_20_Text"><text:span text:style-name="T46"> enforcou </text:span></text:span><text:span text:style-name="Source_20_Text"><text:span text:style-name="T63">and</text:span></text:span><text:span text:style-name="Source_20_Text"><text:span text:style-name="T46"> </text:span></text:span><text:span text:style-name="Source_20_Text"><text:span text:style-name="T63">not</text:span></text:span><text:span text:style-name="Source_20_Text"><text:span text:style-name="T46"> acertou</text:span></text:span><text:span text:style-name="Source_20_Text"><text:span text:style-name="T65">):</text:span></text:span></text:p>
      <text:p text:style-name="P35"/>
      <text:p text:style-name="P9"><text:span text:style-name="Source_20_Text"><text:span text:style-name="T48"><text:s text:c="8"/></text:span></text:span><text:span text:style-name="Source_20_Text"><text:span text:style-name="T46">chute </text:span></text:span><text:span text:style-name="Source_20_Text"><text:span text:style-name="T65">=</text:span></text:span><text:span text:style-name="Source_20_Text"><text:span text:style-name="T46"> input</text:span></text:span><text:span text:style-name="Source_20_Text"><text:span text:style-name="T65">(</text:span></text:span><text:span text:style-name="Source_20_Text"><text:span text:style-name="T69">"Qual letra? "</text:span></text:span><text:span text:style-name="Source_20_Text"><text:span text:style-name="T65">)</text:span></text:span></text:p>
      <text:p text:style-name="P9"><text:span text:style-name="Source_20_Text"><text:span text:style-name="T48"><text:s text:c="8"/></text:span></text:span><text:span text:style-name="Source_20_Text"><text:span text:style-name="T46">chute </text:span></text:span><text:span text:style-name="Source_20_Text"><text:span text:style-name="T65">=</text:span></text:span><text:span text:style-name="Source_20_Text"><text:span text:style-name="T46"> chute</text:span></text:span><text:span text:style-name="Source_20_Text"><text:span text:style-name="T65">.</text:span></text:span><text:span text:style-name="Source_20_Text"><text:span text:style-name="T46">strip</text:span></text:span><text:span text:style-name="Source_20_Text"><text:span text:style-name="T65">()</text:span></text:span></text:p>
      <text:p text:style-name="P35"/>
      <text:p text:style-name="P9"><text:span text:style-name="Source_20_Text"><text:span text:style-name="T48"><text:s text:c="8"/></text:span></text:span><text:span text:style-name="Source_20_Text"><text:span text:style-name="T46">index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83">0</text:span></text:span></text:p>
      <text:p text:style-name="P9"><text:span text:style-name="Source_20_Text"><text:span text:style-name="T48"><text:s text:c="8"/></text:span></text:span><text:span text:style-name="Source_20_Text"><text:span text:style-name="T63">for</text:span></text:span><text:span text:style-name="Source_20_Text"><text:span text:style-name="T46"> letra </text:span></text:span><text:span text:style-name="Source_20_Text"><text:span text:style-name="T63">in</text:span></text:span><text:span text:style-name="Source_20_Text"><text:span text:style-name="T46"> palavra_secreta</text:span></text:span><text:span text:style-name="Source_20_Text"><text:span text:style-name="T65">:</text:span></text:span></text:p>
      <text:p text:style-name="P9"><text:span text:style-name="Source_20_Text"><text:span text:style-name="T48"><text:s text:c="12"/></text:span></text:span><text:span text:style-name="Source_20_Text"><text:span text:style-name="T63">if</text:span></text:span><text:span text:style-name="Source_20_Text"><text:span text:style-name="T65">(</text:span></text:span><text:span text:style-name="Source_20_Text"><text:span text:style-name="T46">chute</text:span></text:span><text:span text:style-name="Source_20_Text"><text:span text:style-name="T65">.</text:span></text:span><text:span text:style-name="Source_20_Text"><text:span text:style-name="T46">upper</text:span></text:span><text:span text:style-name="Source_20_Text"><text:span text:style-name="T65">()</text:span></text:span><text:span text:style-name="Source_20_Text"><text:span text:style-name="T46"> </text:span></text:span><text:span text:style-name="Source_20_Text"><text:span text:style-name="T65">==</text:span></text:span><text:span text:style-name="Source_20_Text"><text:span text:style-name="T46"> letra</text:span></text:span><text:span text:style-name="Source_20_Text"><text:span text:style-name="T65">.</text:span></text:span><text:span text:style-name="Source_20_Text"><text:span text:style-name="T46">upper</text:span></text:span><text:span text:style-name="Source_20_Text"><text:span text:style-name="T65">()):</text:span></text:span></text:p>
      <text:p text:style-name="P9"><text:span text:style-name="Source_20_Text"><text:span text:style-name="T48"><text:s text:c="16"/></text:span></text:span><text:span text:style-name="Source_20_Text"><text:span text:style-name="T46">letras_acertadas</text:span></text:span><text:span text:style-name="Source_20_Text"><text:span text:style-name="T65">[</text:span></text:span><text:span text:style-name="Source_20_Text"><text:span text:style-name="T46">index</text:span></text:span><text:span text:style-name="Source_20_Text"><text:span text:style-name="T65">]</text:span></text:span><text:span text:style-name="Source_20_Text"><text:span text:style-name="T46"> </text:span></text:span><text:span text:style-name="Source_20_Text"><text:span text:style-name="T65">=</text:span></text:span><text:span text:style-name="Source_20_Text"><text:span text:style-name="T46"> letra</text:span></text:span></text:p>
      <text:p text:style-name="P9"><text:span text:style-name="Source_20_Text"><text:span text:style-name="T48"><text:s text:c="12"/></text:span></text:span><text:span text:style-name="Source_20_Text"><text:span text:style-name="T46">index </text:span></text:span><text:span text:style-name="Source_20_Text"><text:span text:style-name="T65">=</text:span></text:span><text:span text:style-name="Source_20_Text"><text:span text:style-name="T46"> index </text:span></text:span><text:span text:style-name="Source_20_Text"><text:span text:style-name="T65">+</text:span></text:span><text:span text:style-name="Source_20_Text"><text:span text:style-name="T46"> </text:span></text:span><text:span text:style-name="Source_20_Text"><text:span text:style-name="T83">1</text:span></text:span></text:p>
      <text:p text:style-name="P35"/>
      <text:p text:style-name="P9"><text:span text:style-name="Source_20_Text"><text:span text:style-name="T48"><text:s text:c="8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46">letras_acertadas</text:span></text:span><text:span text:style-name="Source_20_Text"><text:span text:style-name="T65">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Fim do jogo"</text:span></text:span><text:span text:style-name="Source_20_Text"><text:span text:style-name="T65">)</text:span></text:span></text:p>
      <text:p text:style-name="P35"/>
      <text:p text:style-name="P9"><text:span text:style-name="Source_20_Text"><text:span text:style-name="T63">if</text:span></text:span><text:span text:style-name="Source_20_Text"><text:span text:style-name="T65">(</text:span></text:span><text:span text:style-name="Source_20_Text"><text:span text:style-name="T46">__name__ </text:span></text:span><text:span text:style-name="Source_20_Text"><text:span text:style-name="T65">==</text:span></text:span><text:span text:style-name="Source_20_Text"><text:span text:style-name="T46"> </text:span></text:span><text:span text:style-name="Source_20_Text"><text:span text:style-name="T69">"__main__"</text:span></text:span><text:span text:style-name="Source_20_Text"><text:span text:style-name="T65">):</text:span></text:span></text:p>
      <text:p text:style-name="P9"><text:span text:style-name="Source_20_Text"><text:span text:style-name="T48"><text:s text:c="4"/></text:span></text:span><text:span text:style-name="Source_20_Text"><text:span text:style-name="T46">jogar</text:span></text:span><text:span text:style-name="Source_20_Text"><text:span text:style-name="T65">()</text:span></text:span></text:p>
      <text:h text:style-name="P4" text:outline-level="1">Para Saber Mais: Outros recursos com a lista</text:h>
      <text:p text:style-name="Text_20_body"><text:line-break/><text:span text:style-name="T24">Além das funções </text:span><text:span text:style-name="Strong_20_Emphasis"><text:span text:style-name="T25">min()</text:span></text:span><text:span text:style-name="T24">, </text:span><text:span text:style-name="Strong_20_Emphasis"><text:span text:style-name="T25">max()</text:span></text:span><text:span text:style-name="T24"> e </text:span><text:span text:style-name="Strong_20_Emphasis"><text:span text:style-name="T25">len()</text:span></text:span><text:span text:style-name="T24"> que vimos neste capítulo, as listas do Python tem outros recursos que facilitam nossa vida. Vamos conhecer alguns deles:</text:span></text:p>
      <text:h text:style-name="P28" text:outline-level="2">A função .count()</text:h>
      <text:p text:style-name="P16"><text:span text:style-name="T24">Um jeito fácil de contar o número de ocorrências de um determinado elemento em uma lista é a função </text:span><text:span text:style-name="Source_20_Text"><text:span text:style-name="T26">.count()</text:span></text:span><text:span text:style-name="T24"> das listas, veja:</text:span></text:p>
      <text:p text:style-name="P9"><text:span text:style-name="Source_20_Text"><text:span text:style-name="T46">valores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5">[</text:span></text:span><text:span text:style-name="Source_20_Text"><text:span text:style-name="T46"> </text:span></text:span><text:span text:style-name="Source_20_Text"><text:span text:style-name="T83">0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83">0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83">0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83">1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83">2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83">3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83">4</text:span></text:span><text:span text:style-name="Source_20_Text"><text:span text:style-name="T65">]</text:span></text:span></text:p>
      <text:p text:style-name="P9"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46">valores</text:span></text:span><text:span text:style-name="Source_20_Text"><text:span text:style-name="T65">.</text:span></text:span><text:span text:style-name="Source_20_Text"><text:span text:style-name="T46">count</text:span></text:span><text:span text:style-name="Source_20_Text"><text:span text:style-name="T65">(</text:span></text:span><text:span text:style-name="Source_20_Text"><text:span text:style-name="T83">0</text:span></text:span><text:span text:style-name="Source_20_Text"><text:span text:style-name="T65">))</text:span></text:span></text:p>
      <text:p text:style-name="P16"><text:span text:style-name="T24">O código acima nos retorna </text:span><text:span text:style-name="Strong_20_Emphasis"><text:span text:style-name="T25">3</text:span></text:span><text:span text:style-name="T24">, pois em nossa lista encontramos 3 vezes o número zero nela.</text:span></text:p>
      <text:p text:style-name="P16"><text:soft-page-break/><text:span text:style-name="T24">Utilizando a função </text:span><text:span text:style-name="Source_20_Text"><text:span text:style-name="T26">.count()</text:span></text:span><text:span text:style-name="T24"> podemos por exemplo, detectar quantas letras ainda faltam para o nosso usuário preencher:</text:span></text:p>
      <text:p text:style-name="P9"><text:span text:style-name="Source_20_Text"><text:span text:style-name="T46">letras_acertadas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5">[</text:span></text:span><text:span text:style-name="Source_20_Text"><text:span text:style-name="T69">'_'</text:span></text:span><text:span text:style-name="Source_20_Text"><text:span text:style-name="T65">,</text:span></text:span><text:span text:style-name="Source_20_Text"><text:span text:style-name="T69">'_'</text:span></text:span><text:span text:style-name="Source_20_Text"><text:span text:style-name="T65">,</text:span></text:span><text:span text:style-name="Source_20_Text"><text:span text:style-name="T69">'_'</text:span></text:span><text:span text:style-name="Source_20_Text"><text:span text:style-name="T65">,</text:span></text:span><text:span text:style-name="Source_20_Text"><text:span text:style-name="T69">'_'</text:span></text:span><text:span text:style-name="Source_20_Text"><text:span text:style-name="T65">,</text:span></text:span><text:span text:style-name="Source_20_Text"><text:span text:style-name="T69">'_'</text:span></text:span><text:span text:style-name="Source_20_Text"><text:span text:style-name="T65">,</text:span></text:span><text:span text:style-name="Source_20_Text"><text:span text:style-name="T69">'_'</text:span></text:span><text:span text:style-name="Source_20_Text"><text:span text:style-name="T65">]</text:span></text:span></text:p>
      <text:p text:style-name="P9"><text:span text:style-name="Source_20_Text"><text:span text:style-name="T46">letras_faltando </text:span></text:span><text:span text:style-name="Source_20_Text"><text:span text:style-name="T65">=</text:span></text:span><text:span text:style-name="Source_20_Text"><text:span text:style-name="T46"> str</text:span></text:span><text:span text:style-name="Source_20_Text"><text:span text:style-name="T65">(</text:span></text:span><text:span text:style-name="Source_20_Text"><text:span text:style-name="T46">letras_acertadas</text:span></text:span><text:span text:style-name="Source_20_Text"><text:span text:style-name="T65">.</text:span></text:span><text:span text:style-name="Source_20_Text"><text:span text:style-name="T46">count</text:span></text:span><text:span text:style-name="Source_20_Text"><text:span text:style-name="T65">(</text:span></text:span><text:span text:style-name="Source_20_Text"><text:span text:style-name="T69">'_'</text:span></text:span><text:span text:style-name="Source_20_Text"><text:span text:style-name="T65">))</text:span></text:span></text:p>
      <text:p text:style-name="P9"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46"> </text:span></text:span><text:span text:style-name="Source_20_Text"><text:span text:style-name="T69">'Ainda faltam acertar {} letras'</text:span></text:span><text:span text:style-name="Source_20_Text"><text:span text:style-name="T65">.</text:span></text:span><text:span text:style-name="Source_20_Text"><text:span text:style-name="T46">format</text:span></text:span><text:span text:style-name="Source_20_Text"><text:span text:style-name="T65">(</text:span></text:span><text:span text:style-name="Source_20_Text"><text:span text:style-name="T46">letras_faltando</text:span></text:span><text:span text:style-name="Source_20_Text"><text:span text:style-name="T65">))</text:span></text:span></text:p>
      <text:h text:style-name="P28" text:outline-level="2">A função .index()</text:h>
      <text:p text:style-name="P16"><text:span text:style-name="T24">Uma outra função que pode ser bastante útil é a função </text:span><text:span text:style-name="Source_20_Text"><text:span text:style-name="T26">.index()</text:span></text:span><text:span text:style-name="T24">, que nos retorna o </text:span><text:span text:style-name="Strong_20_Emphasis"><text:span text:style-name="T25">índice</text:span></text:span><text:span text:style-name="T24"> da primeira ocorrência de um determinado elemento em uma lista, veja:</text:span></text:p>
      <text:p text:style-name="P9"><text:span text:style-name="Source_20_Text"><text:span text:style-name="T46">frutas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5">[</text:span></text:span><text:span text:style-name="Source_20_Text"><text:span text:style-name="T69">'Banana'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'Morango'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'Maçã'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'Uva'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'Maçã'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'Uva'</text:span></text:span><text:span text:style-name="Source_20_Text"><text:span text:style-name="T65">]</text:span></text:span></text:p>
      <text:p text:style-name="P9"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46">frutas</text:span></text:span><text:span text:style-name="Source_20_Text"><text:span text:style-name="T65">.</text:span></text:span><text:span text:style-name="Source_20_Text"><text:span text:style-name="T46">index</text:span></text:span><text:span text:style-name="Source_20_Text"><text:span text:style-name="T65">(</text:span></text:span><text:span text:style-name="Source_20_Text"><text:span text:style-name="T69">'Uva'</text:span></text:span><text:span text:style-name="Source_20_Text"><text:span text:style-name="T65">))</text:span></text:span></text:p>
      <text:p text:style-name="P16"><text:span text:style-name="T24">O código acima nos retorna </text:span><text:span text:style-name="Strong_20_Emphasis"><text:span text:style-name="T25">3</text:span></text:span><text:span text:style-name="T24">, pois é o índice da primeira ocorrência do elemento 'Uva' na lista frutas (lembre-se nas listas começamos a contar do índice 0).</text:span></text:p>
      <text:p text:style-name="P16"><text:span text:style-name="T24">Só tome cuidado quando utilizar a função </text:span><text:span text:style-name="Source_20_Text"><text:span text:style-name="T26">.index()</text:span></text:span><text:span text:style-name="T24">, pois a mesma pode retornar um erro caso você tente buscar pelo índice de um elemento que não existe. Veja o caso abaixo:</text:span></text:p>
      <text:p text:style-name="P9"><text:span text:style-name="Source_20_Text"><text:span text:style-name="T46">frutas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5">[</text:span></text:span><text:span text:style-name="Source_20_Text"><text:span text:style-name="T69">'Banana'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'Morango'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'Maçã'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'Uva'</text:span></text:span><text:span text:style-name="Source_20_Text"><text:span text:style-name="T65">]</text:span></text:span></text:p>
      <text:p text:style-name="P9"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46">frutas</text:span></text:span><text:span text:style-name="Source_20_Text"><text:span text:style-name="T65">.</text:span></text:span><text:span text:style-name="Source_20_Text"><text:span text:style-name="T46">index</text:span></text:span><text:span text:style-name="Source_20_Text"><text:span text:style-name="T65">(</text:span></text:span><text:span text:style-name="Source_20_Text"><text:span text:style-name="T69">'Melancia'</text:span></text:span><text:span text:style-name="Source_20_Text"><text:span text:style-name="T65">))</text:span></text:span></text:p>
      <text:p text:style-name="P16"><text:span text:style-name="T24">Ao tentar buscar pela fruta 'Melancia', obteremos o erro </text:span><text:span text:style-name="Source_20_Text"><text:span text:style-name="T26">"ValueError: 'Melancia' is not in list"</text:span></text:span><text:span text:style-name="T24"> no console, já que é impossível buscar o índice de algo que não está na lista. Por isto, é sempre uma boa prática </text:span><text:span text:style-name="Strong_20_Emphasis"><text:span text:style-name="T25">verificar</text:span></text:span><text:span text:style-name="T24"> se o elemento está na lista com o operador </text:span><text:span text:style-name="Strong_20_Emphasis"><text:span text:style-name="T25">in</text:span></text:span><text:span text:style-name="T24"> antes de obter o seu índice. Um código ideal que faz uso da função </text:span><text:span text:style-name="Source_20_Text"><text:span text:style-name="T26">index()</text:span></text:span><text:span text:style-name="T24"> é demonstrado abaixo:</text:span></text:p>
      <text:p text:style-name="P9"><text:span text:style-name="Source_20_Text"><text:span text:style-name="T46">frutas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5">[</text:span></text:span><text:span text:style-name="Source_20_Text"><text:span text:style-name="T69">'Banana'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'Morango'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'Maçã'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'Uva'</text:span></text:span><text:span text:style-name="Source_20_Text"><text:span text:style-name="T65">]</text:span></text:span></text:p>
      <text:p text:style-name="P35"/>
      <text:p text:style-name="P9"><text:span text:style-name="Source_20_Text"><text:span text:style-name="T46">fruta_buscada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9">'Melancia'</text:span></text:span></text:p>
      <text:p text:style-name="P9"><text:span text:style-name="Source_20_Text"><text:span text:style-name="T63">if</text:span></text:span><text:span text:style-name="Source_20_Text"><text:span text:style-name="T46"> fruta_buscada </text:span></text:span><text:span text:style-name="Source_20_Text"><text:span text:style-name="T63">in</text:span></text:span><text:span text:style-name="Source_20_Text"><text:span text:style-name="T46"> frutas</text:span></text:span><text:span text:style-name="Source_20_Text"><text:span text:style-name="T65">: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46">frutas</text:span></text:span><text:span text:style-name="Source_20_Text"><text:span text:style-name="T65">.</text:span></text:span><text:span text:style-name="Source_20_Text"><text:span text:style-name="T46">index</text:span></text:span><text:span text:style-name="Source_20_Text"><text:span text:style-name="T65">(</text:span></text:span><text:span text:style-name="Source_20_Text"><text:span text:style-name="T46">fruta_buscada</text:span></text:span><text:span text:style-name="Source_20_Text"><text:span text:style-name="T65">))</text:span></text:span></text:p>
      <text:p text:style-name="P9"><text:span text:style-name="Source_20_Text"><text:span text:style-name="T63">else</text:span></text:span><text:span text:style-name="Source_20_Text"><text:span text:style-name="T65">:</text:span></text:span></text:p>
      <text:p text:style-name="P9"><text:soft-page-break/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'Desculpe, a {} não está na lista frutas'</text:span></text:span><text:span text:style-name="Source_20_Text"><text:span text:style-name="T65">.</text:span></text:span><text:span text:style-name="Source_20_Text"><text:span text:style-name="T46">format</text:span></text:span><text:span text:style-name="Source_20_Text"><text:span text:style-name="T65">(</text:span></text:span><text:span text:style-name="Source_20_Text"><text:span text:style-name="T46"> fruta_buscada</text:span></text:span><text:span text:style-name="Source_20_Text"><text:span text:style-name="T65">))</text:span></text:span></text:p>
      <text:p text:style-name="P16"><text:span text:style-name="T24">Assim temos certeza que a </text:span><text:span text:style-name="Source_20_Text"><text:span text:style-name="T26">fruta_buscada</text:span></text:span><text:span text:style-name="T24"> está dentro da lista antes de perguntarmos o seu índice, evitando assim de receber um erro no console.</text:span></text:p>
      <text:p text:style-name="Text_20_body"/>
      <text:h text:style-name="P4" text:outline-level="1">Arquivos do projeto atual</text:h>
      <text:p text:style-name="Text_20_body"><text:line-break/><text:span text:style-name="T24">No link abaixo, você encontra o projeto até o momento atual do curso.</text:span></text:p>
      <text:p text:style-name="P16"><text:a xlink:type="simple" xlink:href="https://github.com/alura-cursos/Curso-Python-3-parte-2-Avan-ando-na-linguagem/archive/capitulo3.zip" office:target-frame-name="_blank" xlink:show="new" text:style-name="Internet_20_link" text:visited-style-name="Visited_20_Internet_20_Link"><text:span text:style-name="T25">https://github.com/alura-cursos/Curso-Python-3-parte-2-Avan-ando-na-linguagem/archive/capitulo3.zip</text:span></text:a></text:p>
      <text:p text:style-name="Text_20_body"/>
      <text:h text:style-name="P19" text:outline-level="1">O que são tuplas?</text:h>
      <text:p text:style-name="Text_20_body"><text:line-break/><text:span text:style-name="T24">No capítulo anterior, vimos que </text:span><text:span text:style-name="Strong_20_Emphasis"><text:span text:style-name="T25">strings</text:span></text:span><text:span text:style-name="T24"> e </text:span><text:span text:style-name="Strong_20_Emphasis"><text:span text:style-name="T25">listas</text:span></text:span><text:span text:style-name="T24"> são tipos de </text:span><text:span text:style-name="Strong_20_Emphasis"><text:span text:style-name="T25">sequências</text:span></text:span><text:span text:style-name="T24">. Além dessas sequências, também há o </text:span><text:span text:style-name="Strong_20_Emphasis"><text:span text:style-name="T25">range</text:span></text:span><text:span text:style-name="T24">, que vimos no curso anterior, e a </text:span><text:span text:style-name="Strong_20_Emphasis"><text:span text:style-name="T25">tupla</text:span></text:span><text:span text:style-name="T24">, que veremos agora.</text:span></text:p>
      <text:p text:style-name="P43"/>
      <text:p text:style-name="P43">-------------------------</text:p>
      <text:p text:style-name="P42"><text:span text:style-name="T24">LINK documentação </text:span><text:a xlink:type="simple" xlink:href="https://docs.python.org/3/library/stdtypes.html#sequence-types-list-tuple-range" text:style-name="Internet_20_link" text:visited-style-name="Visited_20_Internet_20_Link">https://docs.python.org/3/library/stdtypes.html#sequence-types-list-tuple-range</text:a></text:p>
      <text:p text:style-name="P44"/>
      <text:p text:style-name="P45">O range é muito usado com o for, para que seja executado de tal a tal valor, para fazer esta delimitação, usamos o range.</text:p>
      <text:p text:style-name="P45"/>
      <text:p text:style-name="P44">Listas – ficam entre [ ]</text:p>
      <text:p text:style-name="P46">ex: </text:p>
      <text:p text:style-name="P41"><text:span text:style-name="T31">&gt;&gt;&gt;</text:span><text:span text:style-name="T24">dias = [“S”, “T”, “Q”, “Q”, “S”, “S”, “D”]</text:span></text:p>
      <text:p text:style-name="P41"><text:span text:style-name="T31">&gt;&gt;&gt;</text:span><text:span text:style-name="T24">dias.appe</text:span><text:span text:style-name="T31">nd[“D2”]</text:span></text:p>
      <text:p text:style-name="P44">&gt;&gt;&gt;dias</text:p>
      <text:p text:style-name="P41"><text:span text:style-name="T31">&gt;&gt;&gt;</text:span><text:span text:style-name="T24">[“S”, “T”, “Q”, “Q”, “S”, “S”, “D”, </text:span><text:span text:style-name="T31">D2</text:span><text:span text:style-name="T24">]</text:span></text:p>
      <text:p text:style-name="P42"><text:soft-page-break/><text:span text:style-name="T24">TUPLAS, são listas, que ficam entre </text:span><text:span text:style-name="T32">()</text:span><text:span text:style-name="T24"> e seus valores não podem mudar, imutável.</text:span></text:p>
      <text:p text:style-name="P41"><text:span text:style-name="T31">&gt;&gt;&gt;</text:span><text:span text:style-name="T24">dias = </text:span><text:span text:style-name="T32">(</text:span><text:span text:style-name="T24">“S”, “T”, “Q”, “Q”, “S”, “S”, “D”</text:span><text:span text:style-name="T32">)</text:span></text:p>
      <text:p text:style-name="P44"/>
      <text:p text:style-name="P44">---------------------</text:p>
      <text:h text:style-name="P28" text:outline-level="2">Conhecendo mais uma sequência, a tupla</text:h>
      <text:p text:style-name="P31">Nós gostaríamos de definir os dias da semana, então podemos defini-los em uma lista:</text:p>
      <text:p text:style-name="P9"><text:span text:style-name="Source_20_Text"><text:span text:style-name="T65">&gt;&gt;&gt;</text:span></text:span><text:span text:style-name="Source_20_Text"><text:span text:style-name="T46"> dias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5">[</text:span></text:span><text:span text:style-name="Source_20_Text"><text:span text:style-name="T69">"Domingo"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"Segunda"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"Terça"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"Quarta"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"Quinta"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"Sexta"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"Sábado"</text:span></text:span><text:span text:style-name="Source_20_Text"><text:span text:style-name="T65">]</text:span></text:span></text:p>
      <text:p text:style-name="P31">Faz sentido apagar um dia da semana? Provavelmente não, já que a semana sempre possui sete dias. Assim como também não faz sentido criarmos um novo dia da semana, mas nada nos impede de criarmos um:</text:p>
      <text:p text:style-name="P9"><text:span text:style-name="Source_20_Text"><text:span text:style-name="T65">&gt;&gt;&gt;</text:span></text:span><text:span text:style-name="Source_20_Text"><text:span text:style-name="T46"> dias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5">[</text:span></text:span><text:span text:style-name="Source_20_Text"><text:span text:style-name="T69">"Domingo"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"Segunda"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"Terça"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"Quarta"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"Quinta"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"Sexta"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"Sábado"</text:span></text:span><text:span text:style-name="Source_20_Text"><text:span text:style-name="T65">]</text:span></text:span></text:p>
      <text:p text:style-name="P9"><text:span text:style-name="Source_20_Text"><text:span text:style-name="T65">&gt;&gt;&gt;</text:span></text:span><text:span text:style-name="Source_20_Text"><text:span text:style-name="T46"> dias</text:span></text:span><text:span text:style-name="Source_20_Text"><text:span text:style-name="T65">.</text:span></text:span><text:span text:style-name="Source_20_Text"><text:span text:style-name="T46">append</text:span></text:span><text:span text:style-name="Source_20_Text"><text:span text:style-name="T65">(</text:span></text:span><text:span text:style-name="Source_20_Text"><text:span text:style-name="T69">"Sábado2"</text:span></text:span><text:span text:style-name="Source_20_Text"><text:span text:style-name="T65">)</text:span></text:span></text:p>
      <text:p text:style-name="P9"><text:span text:style-name="Source_20_Text"><text:span text:style-name="T65">&gt;&gt;&gt;</text:span></text:span><text:span text:style-name="Source_20_Text"><text:span text:style-name="T46"> dias</text:span></text:span></text:p>
      <text:p text:style-name="P9"><text:span text:style-name="Source_20_Text"><text:span text:style-name="T65">[</text:span></text:span><text:span text:style-name="Source_20_Text"><text:span text:style-name="T69">'Domingo'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'Segunda'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'Terça'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'Quarta'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'Quinta'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'Sexta'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'Sábado'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'Sábado2'</text:span></text:span><text:span text:style-name="Source_20_Text"><text:span text:style-name="T65">]</text:span></text:span></text:p>
      <text:p text:style-name="P16"><text:span text:style-name="T24">Portanto, essa lista deveria ser fixa, inalterável. Para isso existe o </text:span><text:span text:style-name="Strong_20_Emphasis"><text:span text:style-name="T25">tuple</text:span></text:span><text:span text:style-name="T24">, que é uma lista imutável.</text:span></text:p>
      <text:h text:style-name="P28" text:outline-level="2">Criando uma tupla</text:h>
      <text:p text:style-name="P31">Para criar uma tupla, é bem simples. É do mesmo jeito que criamos uma lista, mas ao invés de usar colchetes, usamos parênteses:</text:p>
      <text:p text:style-name="P9"><text:span text:style-name="Source_20_Text"><text:span text:style-name="T65">&gt;&gt;&gt;</text:span></text:span><text:span text:style-name="Source_20_Text"><text:span text:style-name="T46"> dias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5">(</text:span></text:span><text:span text:style-name="Source_20_Text"><text:span text:style-name="T69">"Domingo"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"Segunda"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"Terça"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"Quarta"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"Quinta"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"Sexta"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"Sábado"</text:span></text:span><text:span text:style-name="Source_20_Text"><text:span text:style-name="T65">)</text:span></text:span></text:p>
      <text:p text:style-name="P9"><text:span text:style-name="Source_20_Text"><text:span text:style-name="T65">&gt;&gt;&gt;</text:span></text:span><text:span text:style-name="Source_20_Text"><text:span text:style-name="T46"> type</text:span></text:span><text:span text:style-name="Source_20_Text"><text:span text:style-name="T65">(</text:span></text:span><text:span text:style-name="Source_20_Text"><text:span text:style-name="T46">dias</text:span></text:span><text:span text:style-name="Source_20_Text"><text:span text:style-name="T65">)</text:span></text:span></text:p>
      <text:p text:style-name="P9"><text:span text:style-name="Source_20_Text"><text:span text:style-name="T65">&lt;</text:span></text:span><text:span text:style-name="Source_20_Text"><text:span text:style-name="T63">class</text:span></text:span><text:span text:style-name="Source_20_Text"><text:span text:style-name="T46"> </text:span></text:span><text:span text:style-name="Source_20_Text"><text:span text:style-name="T69">'tuple'</text:span></text:span><text:span text:style-name="Source_20_Text"><text:span text:style-name="T65">&gt;</text:span></text:span></text:p>
      <text:p text:style-name="P31"><text:soft-page-break/>Agora não conseguimos adicionar, nem remover elementos. Por exemplo:</text:p>
      <text:p text:style-name="P9"><text:span text:style-name="Source_20_Text"><text:span text:style-name="T65">&gt;&gt;&gt;</text:span></text:span><text:span text:style-name="Source_20_Text"><text:span text:style-name="T46"> dias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5">(</text:span></text:span><text:span text:style-name="Source_20_Text"><text:span text:style-name="T69">"Domingo"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"Segunda"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"Terça"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"Quarta"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"Quinta"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"Sexta"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"Sábado"</text:span></text:span><text:span text:style-name="Source_20_Text"><text:span text:style-name="T65">)</text:span></text:span></text:p>
      <text:p text:style-name="P9"><text:span text:style-name="Source_20_Text"><text:span text:style-name="T65">&gt;&gt;&gt;</text:span></text:span><text:span text:style-name="Source_20_Text"><text:span text:style-name="T46"> dias</text:span></text:span><text:span text:style-name="Source_20_Text"><text:span text:style-name="T65">.</text:span></text:span><text:span text:style-name="Source_20_Text"><text:span text:style-name="T46">append</text:span></text:span><text:span text:style-name="Source_20_Text"><text:span text:style-name="T65">(</text:span></text:span><text:span text:style-name="Source_20_Text"><text:span text:style-name="T69">"Sábado2"</text:span></text:span><text:span text:style-name="Source_20_Text"><text:span text:style-name="T65">)</text:span></text:span></text:p>
      <text:p text:style-name="P9"><text:span text:style-name="Source_20_Text"><text:span text:style-name="T71">Traceback</text:span></text:span><text:span text:style-name="Source_20_Text"><text:span text:style-name="T46"> </text:span></text:span><text:span text:style-name="Source_20_Text"><text:span text:style-name="T65">(</text:span></text:span><text:span text:style-name="Source_20_Text"><text:span text:style-name="T46">most recent call </text:span></text:span><text:span text:style-name="Source_20_Text"><text:span text:style-name="T63">last</text:span></text:span><text:span text:style-name="Source_20_Text"><text:span text:style-name="T65">):</text:span></text:span></text:p>
      <text:p text:style-name="P9"><text:span text:style-name="Source_20_Text"><text:span text:style-name="T48"><text:s text:c="2"/></text:span></text:span><text:span text:style-name="Source_20_Text"><text:span text:style-name="T71">File</text:span></text:span><text:span text:style-name="Source_20_Text"><text:span text:style-name="T46"> </text:span></text:span><text:span text:style-name="Source_20_Text"><text:span text:style-name="T69">"&lt;stdin&gt;"</text:span></text:span><text:span text:style-name="Source_20_Text"><text:span text:style-name="T65">,</text:span></text:span><text:span text:style-name="Source_20_Text"><text:span text:style-name="T46"> line </text:span></text:span><text:span text:style-name="Source_20_Text"><text:span text:style-name="T83">1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3">in</text:span></text:span><text:span text:style-name="Source_20_Text"><text:span text:style-name="T46"> </text:span></text:span><text:span text:style-name="Source_20_Text"><text:span text:style-name="T69">&lt;module&gt;</text:span></text:span></text:p>
      <text:p text:style-name="P9"><text:span text:style-name="Source_20_Text"><text:span text:style-name="T71">AttributeError</text:span></text:span><text:span text:style-name="Source_20_Text"><text:span text:style-name="T65">:</text:span></text:span><text:span text:style-name="Source_20_Text"><text:span text:style-name="T46"> </text:span></text:span><text:span text:style-name="Source_20_Text"><text:span text:style-name="T69">'tuple'</text:span></text:span><text:span text:style-name="Source_20_Text"><text:span text:style-name="T46"> </text:span></text:span><text:span text:style-name="Source_20_Text"><text:span text:style-name="T63">object</text:span></text:span><text:span text:style-name="Source_20_Text"><text:span text:style-name="T46"> has </text:span></text:span><text:span text:style-name="Source_20_Text"><text:span text:style-name="T63">no</text:span></text:span><text:span text:style-name="Source_20_Text"><text:span text:style-name="T46"> attribute </text:span></text:span><text:span text:style-name="Source_20_Text"><text:span text:style-name="T69">'append'</text:span></text:span></text:p>
      <text:p text:style-name="P22"/>
      <text:p text:style-name="P9"><text:span text:style-name="Source_20_Text"><text:span text:style-name="T69"/></text:span></text:p>
      <text:h text:style-name="P19" text:outline-level="1">Tipos considerados sequências</text:h>
      <text:p text:style-name="Text_20_body"><text:line-break/><text:span text:style-name="T25">Quais dos tipos abaixo são considerados </text:span><text:span text:style-name="Emphasis"><text:span text:style-name="T25">sequências</text:span></text:span><text:span text:style-name="T25">?</text:span></text:p>
      <text:p text:style-name="Text_20_body"><text:line-break/><text:span text:style-name="Source_20_Text"><text:span text:style-name="T18">Tuple </text:span></text:span><text:span text:style-name="Source_20_Text"><text:span text:style-name="T19">(</text:span></text:span><text:span text:style-name="Source_20_Text"><text:span text:style-name="T18">é considerado uma sequência de valores</text:span></text:span><text:span text:style-name="Source_20_Text"><text:span text:style-name="T19">)</text:span></text:span></text:p>
      <text:p text:style-name="P23"><text:span text:style-name="Source_20_Text"><text:span text:style-name="T52">string</text:span></text:span><text:span text:style-name="Source_20_Text"><text:span text:style-name="T76"> (</text:span></text:span><text:span text:style-name="Source_20_Text"><text:span text:style-name="T73">é considerado uma sequência de caracteres</text:span></text:span><text:span text:style-name="Source_20_Text"><text:span text:style-name="T45">)</text:span></text:span></text:p>
      <text:p text:style-name="P23"><text:span text:style-name="Source_20_Text"><text:span text:style-name="T52">list</text:span></text:span><text:span text:style-name="Source_20_Text"><text:span text:style-name="T77"> (</text:span></text:span><text:span text:style-name="Source_20_Text"><text:span text:style-name="T73">é considerado uma sequência de valores.</text:span></text:span><text:span text:style-name="Source_20_Text"><text:span text:style-name="T45">)</text:span></text:span></text:p>
      <text:p text:style-name="P23"><text:span text:style-name="Source_20_Text"><text:span text:style-name="T45"/></text:span></text:p>
      <text:p text:style-name="P23"><text:span text:style-name="Source_20_Text"><text:span text:style-name="T28">Uma sequência é nada mais do que um conjunto de valores ordenados. Essa ordem é definida pelo índice. Por isso podemos acessar listas, tuples ou strings através dos [] (colchetes), por exemplo:</text:span></text:span></text:p>
      <text:p text:style-name="P9"><text:span text:style-name="Source_20_Text"><text:span text:style-name="T65">&gt;&gt;&gt;</text:span></text:span><text:span text:style-name="Source_20_Text"><text:span text:style-name="T46">palavra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9">"alura"</text:span></text:span></text:p>
      <text:p text:style-name="P9"><text:span text:style-name="Source_20_Text"><text:span text:style-name="T65">&gt;&gt;&gt;</text:span></text:span><text:span text:style-name="Source_20_Text"><text:span text:style-name="T46">palavra</text:span></text:span><text:span text:style-name="Source_20_Text"><text:span text:style-name="T65">[</text:span></text:span><text:span text:style-name="Source_20_Text"><text:span text:style-name="T83">3</text:span></text:span><text:span text:style-name="Source_20_Text"><text:span text:style-name="T65">]</text:span></text:span><text:span text:style-name="Source_20_Text"><text:span text:style-name="T46"> </text:span></text:span></text:p>
      <text:p text:style-name="P35"><text:span text:style-name="Source_20_Text"><text:span text:style-name="T46">r</text:span></text:span></text:p>
      <text:p text:style-name="P31">Ou usando uma tuple:</text:p>
      <text:p text:style-name="P9"><text:span text:style-name="Source_20_Text"><text:span text:style-name="T65">&gt;&gt;&gt;</text:span></text:span><text:span text:style-name="Source_20_Text"><text:span text:style-name="T46">letras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5">(</text:span></text:span><text:span text:style-name="Source_20_Text"><text:span text:style-name="T69">"p"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"y"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"t"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"h"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"o"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"n"</text:span></text:span><text:span text:style-name="Source_20_Text"><text:span text:style-name="T65">)</text:span></text:span></text:p>
      <text:p text:style-name="P9"><text:span text:style-name="Source_20_Text"><text:span text:style-name="T65">&gt;&gt;&gt;</text:span></text:span><text:span text:style-name="Source_20_Text"><text:span text:style-name="T46">letras</text:span></text:span><text:span text:style-name="Source_20_Text"><text:span text:style-name="T65">[</text:span></text:span><text:span text:style-name="Source_20_Text"><text:span text:style-name="T83">2</text:span></text:span><text:span text:style-name="Source_20_Text"><text:span text:style-name="T65">]</text:span></text:span><text:span text:style-name="Source_20_Text"><text:span text:style-name="T46"> </text:span></text:span></text:p>
      <text:p text:style-name="P35"><text:span text:style-name="Source_20_Text"><text:span text:style-name="T46">t</text:span></text:span></text:p>
      <text:p text:style-name="P31">Além disso, as sequências possuem várias funções em comuns, mas isso fica para a próxima pergunta!</text:p>
      <text:p text:style-name="P23"><text:span text:style-name="Source_20_Text"><text:span text:style-name="T45"/></text:span></text:p>
      <text:h text:style-name="P27" text:outline-level="1"><text:span text:style-name="Source_20_Text"><text:span text:style-name="T54">Funções importantes</text:span></text:span></text:h>
      <text:p text:style-name="Text_20_body"><text:line-break/><text:span text:style-name="Source_20_Text"><text:span text:style-name="T28">Veja o código:</text:span></text:span></text:p>
      <text:p text:style-name="P9"><text:soft-page-break/><text:span text:style-name="Source_20_Text"><text:span text:style-name="T46">valores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5">(</text:span></text:span><text:span text:style-name="Source_20_Text"><text:span text:style-name="T69">"a"</text:span></text:span><text:span text:style-name="Source_20_Text"><text:span text:style-name="T65">,</text:span></text:span><text:span text:style-name="Source_20_Text"><text:span text:style-name="T69">"b"</text:span></text:span><text:span text:style-name="Source_20_Text"><text:span text:style-name="T65">,</text:span></text:span><text:span text:style-name="Source_20_Text"><text:span text:style-name="T69">"c"</text:span></text:span><text:span text:style-name="Source_20_Text"><text:span text:style-name="T65">,</text:span></text:span><text:span text:style-name="Source_20_Text"><text:span text:style-name="T69">"d"</text:span></text:span><text:span text:style-name="Source_20_Text"><text:span text:style-name="T65">,</text:span></text:span><text:span text:style-name="Source_20_Text"><text:span text:style-name="T69">"e"</text:span></text:span><text:span text:style-name="Source_20_Text"><text:span text:style-name="T65">)</text:span></text:span></text:p>
      <text:p text:style-name="P9"><text:span text:style-name="Source_20_Text"><text:span text:style-name="T84">#AQUI</text:span></text:span></text:p>
      <text:p text:style-name="P16"><text:span text:style-name="T24">Dentre as funções abaixo, quais podem ser inseridas e executadas corretamente no lugar de </text:span><text:span text:style-name="Source_20_Text"><text:span text:style-name="T26">#AQUI</text:span></text:span><text:span text:style-name="T24">?</text:span></text:p>
      <text:p text:style-name="P23"><text:span text:style-name="Source_20_Text"><text:span text:style-name="T52">len</text:span></text:span><text:span text:style-name="Source_20_Text"><text:span text:style-name="T77"> </text:span></text:span><text:span text:style-name="Source_20_Text"><text:span text:style-name="T78">(valores) → </text:span></text:span><text:span text:style-name="Source_20_Text"><text:span text:style-name="T73">funciona para qualquer sequência, inclusive para tuples</text:span></text:span></text:p>
      <text:p text:style-name="P23"><text:span text:style-name="Source_20_Text"><text:span text:style-name="T73">O </text:span></text:span><text:span text:style-name="Source_20_Text"><text:span text:style-name="T52">max </text:span></text:span><text:span text:style-name="Source_20_Text"><text:span text:style-name="T53">(valores) -&gt;</text:span></text:span><text:span text:style-name="Source_20_Text"><text:span text:style-name="T77"> </text:span></text:span><text:span text:style-name="Source_20_Text"><text:span text:style-name="T73">funciona para qualquer sequência, inclusive para tuples.</text:span></text:span></text:p>
      <text:p text:style-name="P23"><text:span text:style-name="Source_20_Text"><text:span text:style-name="T73">O </text:span></text:span><text:span text:style-name="Source_20_Text"><text:span text:style-name="T52">min </text:span></text:span><text:span text:style-name="Source_20_Text"><text:span text:style-name="T53">(valores) -&gt;</text:span></text:span><text:span text:style-name="Source_20_Text"><text:span text:style-name="T77"> </text:span></text:span><text:span text:style-name="Source_20_Text"><text:span text:style-name="T73">funciona para qualquer sequência, inclusive para tuples.</text:span></text:span></text:p>
      <text:p text:style-name="P23"><text:span text:style-name="Source_20_Text"><text:span text:style-name="T45"/></text:span></text:p>
      <text:p text:style-name="P23"><text:span text:style-name="Source_20_Text"><text:span text:style-name="T28">Importante saber que existem algumas funções que funcionam com todos os tipos de sequências como os </text:span></text:span><text:span text:style-name="Source_20_Text"><text:span text:style-name="Emphasis"><text:span text:style-name="T28">built-ins</text:span></text:span></text:span><text:span text:style-name="Source_20_Text"><text:span text:style-name="T28">: len, min e max.</text:span></text:span></text:p>
      <text:p text:style-name="P16"><text:span text:style-name="T24">O </text:span><text:span text:style-name="Strong_20_Emphasis"><text:span text:style-name="Source_20_Text"><text:span text:style-name="T27">del</text:span></text:span></text:span><text:span text:style-name="T24"> também é uma função </text:span><text:span text:style-name="Emphasis"><text:span text:style-name="T25">built-in</text:span></text:span><text:span text:style-name="T24">, mas só funciona para sequências mutáveis como listas. Como o tuple é imutável, não podemos remover seus elementos, e logo o código dá erro.</text:span></text:p>
      <text:p text:style-name="P31">Veja o mesmo exemplo correto usando uma lista:</text:p>
      <text:p text:style-name="P9"><text:span text:style-name="Source_20_Text"><text:span text:style-name="T46">valores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5">[</text:span></text:span><text:span text:style-name="Source_20_Text"><text:span text:style-name="T69">"a"</text:span></text:span><text:span text:style-name="Source_20_Text"><text:span text:style-name="T65">,</text:span></text:span><text:span text:style-name="Source_20_Text"><text:span text:style-name="T69">"b"</text:span></text:span><text:span text:style-name="Source_20_Text"><text:span text:style-name="T65">,</text:span></text:span><text:span text:style-name="Source_20_Text"><text:span text:style-name="T69">"c"</text:span></text:span><text:span text:style-name="Source_20_Text"><text:span text:style-name="T65">,</text:span></text:span><text:span text:style-name="Source_20_Text"><text:span text:style-name="T69">"d"</text:span></text:span><text:span text:style-name="Source_20_Text"><text:span text:style-name="T65">,</text:span></text:span><text:span text:style-name="Source_20_Text"><text:span text:style-name="T69">"e"</text:span></text:span><text:span text:style-name="Source_20_Text"><text:span text:style-name="T65">]</text:span></text:span></text:p>
      <text:p text:style-name="P9"><text:span text:style-name="Source_20_Text"><text:span text:style-name="T63">del</text:span></text:span><text:span text:style-name="Source_20_Text"><text:span text:style-name="T65">(</text:span></text:span><text:span text:style-name="Source_20_Text"><text:span text:style-name="T46">valores</text:span></text:span><text:span text:style-name="Source_20_Text"><text:span text:style-name="T65">[</text:span></text:span><text:span text:style-name="Source_20_Text"><text:span text:style-name="T83">0</text:span></text:span><text:span text:style-name="Source_20_Text"><text:span text:style-name="T65">])</text:span></text:span><text:span text:style-name="Source_20_Text"><text:span text:style-name="T46"> </text:span></text:span><text:span text:style-name="Source_20_Text"><text:span text:style-name="T84">#funciona pois é lista</text:span></text:span></text:p>
      <text:p text:style-name="P23"><text:span text:style-name="Source_20_Text"><text:span text:style-name="T45"/></text:span></text:p>
      <text:h text:style-name="P27" text:outline-level="1"><text:span text:style-name="Source_20_Text"><text:span text:style-name="T54">Diferenças entre sequências</text:span></text:span></text:h>
      <text:p text:style-name="Text_20_body"><text:line-break/><text:span text:style-name="Source_20_Text"><text:span text:style-name="T28">Quais são as principais diferenças entre as sequências do tipo </text:span></text:span><text:span text:style-name="Source_20_Text"><text:span text:style-name="T52">list</text:span></text:span><text:span text:style-name="Source_20_Text"><text:span text:style-name="T45"> </text:span></text:span><text:span text:style-name="Source_20_Text"><text:span text:style-name="T28">e </text:span></text:span><text:span text:style-name="Source_20_Text"><text:span text:style-name="T52">tuple</text:span></text:span><text:span text:style-name="Source_20_Text"><text:span text:style-name="T28">?</text:span></text:span></text:p>
      <text:p text:style-name="P23"><text:span text:style-name="Source_20_Text"><text:span text:style-name="T52">list</text:span></text:span><text:span text:style-name="Source_20_Text"><text:span text:style-name="T85"> usa colchetes </text:span></text:span><text:span text:style-name="Source_20_Text"><text:span text:style-name="T52">[]</text:span></text:span><text:span text:style-name="Source_20_Text"><text:span text:style-name="T85"> para inicialização, </text:span></text:span><text:span text:style-name="Source_20_Text"><text:span text:style-name="T52">tuple</text:span></text:span><text:span text:style-name="Source_20_Text"><text:span text:style-name="T85"> usa parênteses </text:span></text:span><text:span text:style-name="Source_20_Text"><text:span text:style-name="T52">()</text:span></text:span></text:p>
      <text:p text:style-name="P23"><text:span text:style-name="Source_20_Text"><text:span text:style-name="T52">list</text:span></text:span><text:span text:style-name="Source_20_Text"><text:span text:style-name="T85"> é mutável, </text:span></text:span><text:span text:style-name="Source_20_Text"><text:span text:style-name="T52">tuple</text:span></text:span><text:span text:style-name="Source_20_Text"><text:span text:style-name="T85"> é imutável</text:span></text:span></text:p>
      <text:p text:style-name="P23"><text:span text:style-name="Source_20_Text"><text:span text:style-name="T45"/></text:span></text:p>
      <text:p text:style-name="P23"><text:span text:style-name="Source_20_Text"><text:span text:style-name="T28">Uma diferença que encontramos entre list e tuple é na hora de criá-las, em que usamos [] ou ():</text:span></text:span></text:p>
      <text:p text:style-name="P9"><text:span text:style-name="Source_20_Text"><text:span text:style-name="T65">&gt;&gt;&gt;</text:span></text:span><text:span text:style-name="Source_20_Text"><text:span text:style-name="T46"> lista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5">[</text:span></text:span><text:span text:style-name="Source_20_Text"><text:span text:style-name="T83">4</text:span></text:span><text:span text:style-name="Source_20_Text"><text:span text:style-name="T65">,</text:span></text:span><text:span text:style-name="Source_20_Text"><text:span text:style-name="T83">3</text:span></text:span><text:span text:style-name="Source_20_Text"><text:span text:style-name="T65">,</text:span></text:span><text:span text:style-name="Source_20_Text"><text:span text:style-name="T83">2</text:span></text:span><text:span text:style-name="Source_20_Text"><text:span text:style-name="T65">,</text:span></text:span><text:span text:style-name="Source_20_Text"><text:span text:style-name="T83">1</text:span></text:span><text:span text:style-name="Source_20_Text"><text:span text:style-name="T65">]</text:span></text:span></text:p>
      <text:p text:style-name="P9"><text:span text:style-name="Source_20_Text"><text:span text:style-name="T65">&gt;&gt;&gt;</text:span></text:span><text:span text:style-name="Source_20_Text"><text:span text:style-name="T46"> tuple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5">(</text:span></text:span><text:span text:style-name="Source_20_Text"><text:span text:style-name="T83">4</text:span></text:span><text:span text:style-name="Source_20_Text"><text:span text:style-name="T65">,</text:span></text:span><text:span text:style-name="Source_20_Text"><text:span text:style-name="T83">3</text:span></text:span><text:span text:style-name="Source_20_Text"><text:span text:style-name="T65">,</text:span></text:span><text:span text:style-name="Source_20_Text"><text:span text:style-name="T83">2</text:span></text:span><text:span text:style-name="Source_20_Text"><text:span text:style-name="T65">,</text:span></text:span><text:span text:style-name="Source_20_Text"><text:span text:style-name="T83">1</text:span></text:span><text:span text:style-name="Source_20_Text"><text:span text:style-name="T65">)</text:span></text:span></text:p>
      <text:p text:style-name="P16"><text:span text:style-name="T24">Outra diferença é a questão de podermos alterar a sequência ou não. Listas podem ser alteradas, podendo adicionar ou remover elementos. Tuples, uma vez criadas, não podem ser alteradas. </text:span><text:span text:style-name="Strong_20_Emphasis"><text:span text:style-name="T39">Tuples são imutáveis</text:span></text:span><text:span text:style-name="T38"> .</text:span></text:p>
      <text:p text:style-name="P23"><text:span text:style-name="Source_20_Text"><text:span text:style-name="T45"/></text:span></text:p>
      <text:h text:style-name="P27" text:outline-level="1"><text:span text:style-name="Source_20_Text"><text:span text:style-name="T54">Sequência imutável</text:span></text:span></text:h>
      <text:p text:style-name="Text_20_body"><text:line-break/><text:span text:style-name="Source_20_Text"><text:span text:style-name="T28">Veja todas as afirmações abaixo.</text:span></text:span></text:p>
      <text:p text:style-name="P31">Todas as sequências abaixo são imutáveis, exceto: <text:span text:style-name="T100">tuplas</text:span></text:p>
      <text:p text:style-name="P31"><text:soft-page-break/>Já vimos nos vídeos as sequências <text:span text:style-name="Source_20_Text"><text:span text:style-name="T5">str</text:span></text:span> (strings), <text:span text:style-name="Source_20_Text"><text:span text:style-name="T5">tuple</text:span></text:span>, <text:span text:style-name="Source_20_Text"><text:span text:style-name="T5">list</text:span></text:span> e <text:span text:style-name="Source_20_Text"><text:span text:style-name="T5">range</text:span></text:span>.</text:p>
      <text:p text:style-name="P16"><text:span text:style-name="T24">Entre essas sequências, </text:span><text:span text:style-name="Source_20_Text"><text:span text:style-name="T26">list</text:span></text:span><text:span text:style-name="T24"> é a única que é mutável. </text:span><text:span text:style-name="Source_20_Text"><text:span text:style-name="T26">tuple</text:span></text:span><text:span text:style-name="T24">, </text:span><text:span text:style-name="Source_20_Text"><text:span text:style-name="T26">str</text:span></text:span><text:span text:style-name="T24"> e </text:span><text:span text:style-name="Source_20_Text"><text:span text:style-name="T26">range</text:span></text:span><text:span text:style-name="T24"> são imutáveis.</text:span></text:p>
      <text:p text:style-name="P16"><text:span text:style-name="T24">Não falamos explicitamente que </text:span><text:span text:style-name="Source_20_Text"><text:span text:style-name="T26">range</text:span></text:span><text:span text:style-name="T24"> é imutável, mas saiba que ele se comporta como </text:span><text:span text:style-name="Source_20_Text"><text:span text:style-name="T26">tuple</text:span></text:span><text:span text:style-name="T24">s e </text:span><text:span text:style-name="Source_20_Text"><text:span text:style-name="T26">str</text:span></text:span><text:span text:style-name="T24">s.</text:span></text:p>
      <text:p text:style-name="P31"/>
      <text:h text:style-name="P33" text:outline-level="1">Listas e tuplas juntas</text:h>
      <text:p text:style-name="Text_20_body"><text:line-break/><text:span text:style-name="T24">Nesse vídeo veremos mais sobre tuplas e listas.</text:span></text:p>
      <text:h text:style-name="P28" text:outline-level="2">Tuplas dentro de uma lista</text:h>
      <text:p text:style-name="P31">Agora queremos armazenar instrutores, cada um com o seu nome e sua idade:</text:p>
      <text:p text:style-name="P9"><text:span text:style-name="Source_20_Text"><text:span text:style-name="T65">&gt;&gt;&gt;</text:span></text:span><text:span text:style-name="Source_20_Text"><text:span text:style-name="T46"> instrutor1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5">(</text:span></text:span><text:span text:style-name="Source_20_Text"><text:span text:style-name="T69">"Nico"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83">39</text:span></text:span><text:span text:style-name="Source_20_Text"><text:span text:style-name="T65">)</text:span></text:span></text:p>
      <text:p text:style-name="P9"><text:span text:style-name="Source_20_Text"><text:span text:style-name="T65">&gt;&gt;&gt;</text:span></text:span><text:span text:style-name="Source_20_Text"><text:span text:style-name="T46"> instrutor2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5">(</text:span></text:span><text:span text:style-name="Source_20_Text"><text:span text:style-name="T69">"Flávio"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83">37</text:span></text:span><text:span text:style-name="Source_20_Text"><text:span text:style-name="T65">)</text:span></text:span></text:p>
      <text:p text:style-name="P16"><text:span text:style-name="T24">Agora podemos criar uma </text:span><text:span text:style-name="Strong_20_Emphasis"><text:span text:style-name="T25">lista de instrutores</text:span></text:span><text:span text:style-name="T24">:</text:span></text:p>
      <text:p text:style-name="P9"><text:span text:style-name="Source_20_Text"><text:span text:style-name="T65">&gt;&gt;&gt;</text:span></text:span><text:span text:style-name="Source_20_Text"><text:span text:style-name="T46"> instrutor1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5">(</text:span></text:span><text:span text:style-name="Source_20_Text"><text:span text:style-name="T69">"Nico"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83">39</text:span></text:span><text:span text:style-name="Source_20_Text"><text:span text:style-name="T65">)</text:span></text:span></text:p>
      <text:p text:style-name="P9"><text:span text:style-name="Source_20_Text"><text:span text:style-name="T65">&gt;&gt;&gt;</text:span></text:span><text:span text:style-name="Source_20_Text"><text:span text:style-name="T46"> instrutor2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5">(</text:span></text:span><text:span text:style-name="Source_20_Text"><text:span text:style-name="T69">"Flávio"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83">37</text:span></text:span><text:span text:style-name="Source_20_Text"><text:span text:style-name="T65">)</text:span></text:span></text:p>
      <text:p text:style-name="P9"><text:span text:style-name="Source_20_Text"><text:span text:style-name="T65">&gt;&gt;&gt;</text:span></text:span><text:span text:style-name="Source_20_Text"><text:span text:style-name="T46"> instrutores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5">[</text:span></text:span><text:span text:style-name="Source_20_Text"><text:span text:style-name="T46">instrutor1</text:span></text:span><text:span text:style-name="Source_20_Text"><text:span text:style-name="T65">,</text:span></text:span><text:span text:style-name="Source_20_Text"><text:span text:style-name="T46"> instrutor2</text:span></text:span><text:span text:style-name="Source_20_Text"><text:span text:style-name="T65">]</text:span></text:span></text:p>
      <text:p text:style-name="P31">Isso mesmo! A lista pode armazenar tuplas dentro dela. Ao imprimi-la, vemos:</text:p>
      <text:p text:style-name="P9"><text:span text:style-name="Source_20_Text"><text:span text:style-name="T65">&gt;&gt;&gt;</text:span></text:span><text:span text:style-name="Source_20_Text"><text:span text:style-name="T46"> instrutores</text:span></text:span></text:p>
      <text:p text:style-name="P9"><text:span text:style-name="Source_20_Text"><text:span text:style-name="T65">[(</text:span></text:span><text:span text:style-name="Source_20_Text"><text:span text:style-name="T69">'Nico'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83">39</text:span></text:span><text:span text:style-name="Source_20_Text"><text:span text:style-name="T65">),</text:span></text:span><text:span text:style-name="Source_20_Text"><text:span text:style-name="T46"> </text:span></text:span><text:span text:style-name="Source_20_Text"><text:span text:style-name="T65">(</text:span></text:span><text:span text:style-name="Source_20_Text"><text:span text:style-name="T69">'Flávio'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83">37</text:span></text:span><text:span text:style-name="Source_20_Text"><text:span text:style-name="T65">)]</text:span></text:span></text:p>
      <text:p text:style-name="P31">Podemos acessar somente um tupla pelo seu índice na lista:</text:p>
      <text:p text:style-name="P9"><text:span text:style-name="Source_20_Text"><text:span text:style-name="T65">&gt;&gt;&gt;</text:span></text:span><text:span text:style-name="Source_20_Text"><text:span text:style-name="T46"> instrutores</text:span></text:span><text:span text:style-name="Source_20_Text"><text:span text:style-name="T65">[</text:span></text:span><text:span text:style-name="Source_20_Text"><text:span text:style-name="T83">0</text:span></text:span><text:span text:style-name="Source_20_Text"><text:span text:style-name="T65">]</text:span></text:span></text:p>
      <text:p text:style-name="P9"><text:span text:style-name="Source_20_Text"><text:span text:style-name="T65">(</text:span></text:span><text:span text:style-name="Source_20_Text"><text:span text:style-name="T69">'Nico'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83">39</text:span></text:span><text:span text:style-name="Source_20_Text"><text:span text:style-name="T65">)</text:span></text:span></text:p>
      <text:p text:style-name="P31">E podemos também acessar, através da lista, somente um elemento da tupla. Por exemplo, para acessar a idade do Nico, acessamos a sua tupla, e acessamos a sua idade passando mais um índice:</text:p>
      <text:p text:style-name="P9"><text:span text:style-name="Source_20_Text"><text:span text:style-name="T65">&gt;&gt;&gt;</text:span></text:span><text:span text:style-name="Source_20_Text"><text:span text:style-name="T46"> instrutores</text:span></text:span><text:span text:style-name="Source_20_Text"><text:span text:style-name="T65">[</text:span></text:span><text:span text:style-name="Source_20_Text"><text:span text:style-name="T83">0</text:span></text:span><text:span text:style-name="Source_20_Text"><text:span text:style-name="T65">][</text:span></text:span><text:span text:style-name="Source_20_Text"><text:span text:style-name="T83">1</text:span></text:span><text:span text:style-name="Source_20_Text"><text:span text:style-name="T65">]</text:span></text:span></text:p>
      <text:p text:style-name="P9"><text:span text:style-name="Source_20_Text"><text:span text:style-name="T83">39</text:span></text:span></text:p>
      <text:p text:style-name="P31"><text:soft-page-break/>E podemos fazer o contrário também, podemos colocar listas dentro de tuplas :)</text:p>
      <text:p text:style-name="P31"/>
      <text:p text:style-name="P32">exemplo:</text:p>
      <text:p text:style-name="P32">&gt;&gt;&gt; p1 = (3,5) # é uma lista</text:p>
      <text:p text:style-name="P32">&gt;&gt;&gt; p2 = (4,6)</text:p>
      <text:p text:style-name="P32">&gt;&gt;&gt; p3 = (5,7)</text:p>
      <text:p text:style-name="P32">&gt;&gt;&gt; line = [p1,p2,p3] #criação da tupla com valores que são listas</text:p>
      <text:p text:style-name="P32"/>
      <text:h text:style-name="P28" text:outline-level="2">Convertendo listas em tuplas</text:h>
      <text:p text:style-name="P31">Agora temos a seguinte situação: precisamos ler de um arquivo, mas não sabemos quantas linhas esse arquivo tem. Então, vamos lendo linha por linha, e adicionando-as em uma lista:</text:p>
      <text:p text:style-name="P9"><text:span text:style-name="Source_20_Text"><text:span text:style-name="T65">&gt;&gt;&gt;</text:span></text:span><text:span text:style-name="Source_20_Text"><text:span text:style-name="T46"> linhas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5">[]</text:span></text:span></text:p>
      <text:p text:style-name="P9"><text:span text:style-name="Source_20_Text"><text:span text:style-name="T65">&gt;&gt;&gt;</text:span></text:span><text:span text:style-name="Source_20_Text"><text:span text:style-name="T46"> linhas</text:span></text:span><text:span text:style-name="Source_20_Text"><text:span text:style-name="T65">.</text:span></text:span><text:span text:style-name="Source_20_Text"><text:span text:style-name="T46">append</text:span></text:span><text:span text:style-name="Source_20_Text"><text:span text:style-name="T65">(</text:span></text:span><text:span text:style-name="Source_20_Text"><text:span text:style-name="T69">"linha 1"</text:span></text:span><text:span text:style-name="Source_20_Text"><text:span text:style-name="T65">)</text:span></text:span></text:p>
      <text:p text:style-name="P9"><text:span text:style-name="Source_20_Text"><text:span text:style-name="T65">&gt;&gt;&gt;</text:span></text:span><text:span text:style-name="Source_20_Text"><text:span text:style-name="T46"> linhas</text:span></text:span><text:span text:style-name="Source_20_Text"><text:span text:style-name="T65">.</text:span></text:span><text:span text:style-name="Source_20_Text"><text:span text:style-name="T46">append</text:span></text:span><text:span text:style-name="Source_20_Text"><text:span text:style-name="T65">(</text:span></text:span><text:span text:style-name="Source_20_Text"><text:span text:style-name="T69">"linha 2"</text:span></text:span><text:span text:style-name="Source_20_Text"><text:span text:style-name="T65">)</text:span></text:span></text:p>
      <text:p text:style-name="P9"><text:span text:style-name="Source_20_Text"><text:span text:style-name="T65">&gt;&gt;&gt;</text:span></text:span><text:span text:style-name="Source_20_Text"><text:span text:style-name="T46"> linhas</text:span></text:span><text:span text:style-name="Source_20_Text"><text:span text:style-name="T65">.</text:span></text:span><text:span text:style-name="Source_20_Text"><text:span text:style-name="T46">append</text:span></text:span><text:span text:style-name="Source_20_Text"><text:span text:style-name="T65">(</text:span></text:span><text:span text:style-name="Source_20_Text"><text:span text:style-name="T69">"linha 3"</text:span></text:span><text:span text:style-name="Source_20_Text"><text:span text:style-name="T65">)</text:span></text:span></text:p>
      <text:p text:style-name="P16"><text:span text:style-name="T24">Em algum momento o arquivo irá acabar, e quando esse momento chegar, não queremos mais adicionar linhas à lista. Então, devemos transformar a lista em uma lista imutável, no caso uma tupla. E o Python possui uma função específica para isso, a </text:span><text:span text:style-name="Strong_20_Emphasis"><text:span text:style-name="Source_20_Text"><text:span text:style-name="T27">tuple()</text:span></text:span></text:span><text:span text:style-name="T24">, que recebe por parâmetro a lista a ser convertida:</text:span></text:p>
      <text:p text:style-name="P9"><text:span text:style-name="Source_20_Text"><text:span text:style-name="T65">&gt;&gt;&gt;</text:span></text:span><text:span text:style-name="Source_20_Text"><text:span text:style-name="T46"> linhas_tuple </text:span></text:span><text:span text:style-name="Source_20_Text"><text:span text:style-name="T65">=</text:span></text:span><text:span text:style-name="Source_20_Text"><text:span text:style-name="T46"> tuple</text:span></text:span><text:span text:style-name="Source_20_Text"><text:span text:style-name="T65">(</text:span></text:span><text:span text:style-name="Source_20_Text"><text:span text:style-name="T46">linhas</text:span></text:span><text:span text:style-name="Source_20_Text"><text:span text:style-name="T65">)</text:span></text:span></text:p>
      <text:p text:style-name="P9"><text:span text:style-name="Source_20_Text"><text:span text:style-name="T65">&gt;&gt;&gt;</text:span></text:span><text:span text:style-name="Source_20_Text"><text:span text:style-name="T46"> type</text:span></text:span><text:span text:style-name="Source_20_Text"><text:span text:style-name="T65">(</text:span></text:span><text:span text:style-name="Source_20_Text"><text:span text:style-name="T46">linhas_tuple</text:span></text:span><text:span text:style-name="Source_20_Text"><text:span text:style-name="T65">)</text:span></text:span></text:p>
      <text:p text:style-name="P9"><text:span text:style-name="Source_20_Text"><text:span text:style-name="T65">&lt;</text:span></text:span><text:span text:style-name="Source_20_Text"><text:span text:style-name="T63">class</text:span></text:span><text:span text:style-name="Source_20_Text"><text:span text:style-name="T46"> </text:span></text:span><text:span text:style-name="Source_20_Text"><text:span text:style-name="T69">'tuple'</text:span></text:span><text:span text:style-name="Source_20_Text"><text:span text:style-name="T65">&gt;</text:span></text:span></text:p>
      <text:p text:style-name="P9"><text:span text:style-name="Source_20_Text"><text:span text:style-name="T65">&gt;&gt;&gt;</text:span></text:span><text:span text:style-name="Source_20_Text"><text:span text:style-name="T46"> linhas_tuple</text:span></text:span></text:p>
      <text:p text:style-name="P9"><text:span text:style-name="Source_20_Text"><text:span text:style-name="T65">(</text:span></text:span><text:span text:style-name="Source_20_Text"><text:span text:style-name="T69">'linha 1'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'linha 2'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'linha 3'</text:span></text:span><text:span text:style-name="Source_20_Text"><text:span text:style-name="T65">)</text:span></text:span></text:p>
      <text:h text:style-name="P28" text:outline-level="2"><text:soft-page-break/>Convertendo tuplas em listas</text:h>
      <text:p text:style-name="P16"><text:span text:style-name="T24">Com uma simples função, transformamos uma lista em uma tupla! E o contrário também pode ser feito, com a função </text:span><text:span text:style-name="Strong_20_Emphasis"><text:span text:style-name="Source_20_Text"><text:span text:style-name="T27">list()</text:span></text:span></text:span><text:span text:style-name="T24">:</text:span></text:p>
      <text:p text:style-name="P9"><text:span text:style-name="Source_20_Text"><text:span text:style-name="T65">&gt;&gt;&gt;</text:span></text:span><text:span text:style-name="Source_20_Text"><text:span text:style-name="T46"> linhas_list </text:span></text:span><text:span text:style-name="Source_20_Text"><text:span text:style-name="T65">=</text:span></text:span><text:span text:style-name="Source_20_Text"><text:span text:style-name="T46"> list</text:span></text:span><text:span text:style-name="Source_20_Text"><text:span text:style-name="T65">(</text:span></text:span><text:span text:style-name="Source_20_Text"><text:span text:style-name="T46">linhas_tuple</text:span></text:span><text:span text:style-name="Source_20_Text"><text:span text:style-name="T65">)</text:span></text:span></text:p>
      <text:p text:style-name="P9"><text:span text:style-name="Source_20_Text"><text:span text:style-name="T65">&gt;&gt;&gt;</text:span></text:span><text:span text:style-name="Source_20_Text"><text:span text:style-name="T46"> type</text:span></text:span><text:span text:style-name="Source_20_Text"><text:span text:style-name="T65">(</text:span></text:span><text:span text:style-name="Source_20_Text"><text:span text:style-name="T46">linhas_list</text:span></text:span><text:span text:style-name="Source_20_Text"><text:span text:style-name="T65">)</text:span></text:span></text:p>
      <text:p text:style-name="P9"><text:span text:style-name="Source_20_Text"><text:span text:style-name="T65">&lt;</text:span></text:span><text:span text:style-name="Source_20_Text"><text:span text:style-name="T63">class</text:span></text:span><text:span text:style-name="Source_20_Text"><text:span text:style-name="T46"> </text:span></text:span><text:span text:style-name="Source_20_Text"><text:span text:style-name="T69">'list'</text:span></text:span><text:span text:style-name="Source_20_Text"><text:span text:style-name="T65">&gt;</text:span></text:span></text:p>
      <text:p text:style-name="P9"><text:span text:style-name="Source_20_Text"><text:span text:style-name="T65">&gt;&gt;&gt;</text:span></text:span><text:span text:style-name="Source_20_Text"><text:span text:style-name="T46"> linhas_list</text:span></text:span></text:p>
      <text:p text:style-name="P9"><text:span text:style-name="Source_20_Text"><text:span text:style-name="T65">[</text:span></text:span><text:span text:style-name="Source_20_Text"><text:span text:style-name="T69">'linha 1'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'linha 2'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'linha 3'</text:span></text:span><text:span text:style-name="Source_20_Text"><text:span text:style-name="T65">]</text:span></text:span></text:p>
      <text:p text:style-name="Text_20_body"/>
      <text:h text:style-name="P21" text:outline-level="1"><text:span text:style-name="Source_20_Text"><text:span text:style-name="T54">Ajuda na conversão</text:span></text:span></text:h>
      <text:p text:style-name="Text_20_body"><text:line-break/><text:span text:style-name="Source_20_Text"><text:span text:style-name="T28">O Pedro é um desenvolvedor Python Junior e precisa corrigir o código abaixo que está dando erro:</text:span></text:span></text:p>
      <text:p text:style-name="P9"><text:span text:style-name="Source_20_Text"><text:span text:style-name="T46">nomes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5">(</text:span></text:span><text:span text:style-name="Source_20_Text"><text:span text:style-name="T69">"Nico"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"Douglas"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"Flavio"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"Daniel"</text:span></text:span><text:span text:style-name="Source_20_Text"><text:span text:style-name="T65">)</text:span></text:span></text:p>
      <text:p text:style-name="P9"><text:span text:style-name="Source_20_Text"><text:span text:style-name="T84">#AQUI</text:span></text:span></text:p>
      <text:p text:style-name="P9"><text:span text:style-name="Source_20_Text"><text:span text:style-name="T46">nomes</text:span></text:span><text:span text:style-name="Source_20_Text"><text:span text:style-name="T65">.</text:span></text:span><text:span text:style-name="Source_20_Text"><text:span text:style-name="T46">append</text:span></text:span><text:span text:style-name="Source_20_Text"><text:span text:style-name="T65">(</text:span></text:span><text:span text:style-name="Source_20_Text"><text:span text:style-name="T69">"Fabio"</text:span></text:span><text:span text:style-name="Source_20_Text"><text:span text:style-name="T65">)</text:span></text:span><text:span text:style-name="Source_20_Text"><text:span text:style-name="T46"> </text:span></text:span></text:p>
      <text:p text:style-name="P13"><text:span text:style-name="T25">Quais alternativas ele pode usar no lugar de </text:span><text:span text:style-name="Source_20_Text"><text:span text:style-name="T27">#AQUI</text:span></text:span><text:span text:style-name="T25"> para o código funcionar?</text:span></text:p>
      <text:p text:style-name="P25"><text:span text:style-name="T101">Selecione </text:span><text:bookmark text:name="multipleChoice-count-number"/><text:span text:style-name="T101">2 </text:span><text:bookmark text:name="multiple-choice-alternative-counter"/><text:span text:style-name="T101">alternativas</text:span></text:p>
      <text:p text:style-name="P14"><text:span text:style-name="T25">Nomes = [] </text:span><text:span text:style-name="T33">-&gt;Nomes será uma lista vazia.</text:span></text:p>
      <text:p text:style-name="P14"><text:span text:style-name="T33">nomes = list(nomes) → </text:span><text:span text:style-name="T74">Estamos usando a função </text:span><text:span text:style-name="Source_20_Text"><text:span text:style-name="T58">list</text:span></text:span><text:span text:style-name="T79"> </text:span><text:span text:style-name="T74">para criar uma lista baseando-se nos valores da tuple </text:span><text:span text:style-name="Source_20_Text"><text:span text:style-name="T58">nomes</text:span></text:span><text:span text:style-name="T74">.</text:span></text:p>
      <text:p text:style-name="P56"/>
      <text:p text:style-name="P14"><text:span text:style-name="T33">Lembrando que para transformar um tuple em uma lista, temos a função </text:span><text:span text:style-name="Source_20_Text"><text:span text:style-name="T58">list(..)</text:span></text:span><text:span text:style-name="T33">. Se queremos transformar de </text:span><text:span text:style-name="Source_20_Text"><text:span text:style-name="T58">list</text:span></text:span><text:span text:style-name="T33"> para </text:span><text:span text:style-name="Source_20_Text"><text:span text:style-name="T58">tuple</text:span></text:span><text:span text:style-name="T33">devemos usar </text:span><text:span text:style-name="Source_20_Text"><text:span text:style-name="T58">tuple(..)</text:span></text:span><text:span text:style-name="T33"> Ambas são funções </text:span><text:span text:style-name="Emphasis"><text:span text:style-name="T42">built-in</text:span></text:span><text:span text:style-name="T33">.</text:span></text:p>
      <text:p text:style-name="P56"/>
      <text:h text:style-name="P82" text:outline-level="1">Exemplos de sequências</text:h>
      <text:p text:style-name="Text_20_body"><text:line-break/><text:span text:style-name="T33">Quais dos exemplos abaixo são mais propensos a serem usados como </text:span><text:span text:style-name="Emphasis"><text:span text:style-name="T33">tuples</text:span></text:span><text:span text:style-name="T33"> em vez de </text:span><text:span text:style-name="Emphasis"><text:span text:style-name="T33">listas</text:span></text:span><text:span text:style-name="T33">?</text:span></text:p>
      <text:p text:style-name="P25"><text:span text:style-name="T101">Selecione </text:span><text:bookmark text:name="multipleChoice-count-number1"/><text:span text:style-name="T101">3 </text:span><text:bookmark text:name="multiple-choice-alternative-counter1"/><text:span text:style-name="T101">alternativas</text:span></text:p>
      <text:p text:style-name="P65"><text:soft-page-break/>Nomes dos meses, nomes dos estados, nome das estações do ano.</text:p>
      <text:p text:style-name="P65"/>
      <text:h text:style-name="P86" text:outline-level="1">Para saber mais: Set</text:h>
      <text:p text:style-name="Text_20_body"><text:line-break/><text:span text:style-name="T34">Quando uma sequência não é suficiente</text:span></text:p>
      <text:p text:style-name="P16"><text:span text:style-name="T24">Já aprendemos algumas características das sequências. Elas guardam valores de qualquer tipo de dado e possuem uma determinada ordem, pois possuem um índice. As sequências também são chamadas de coleções e são o </text:span><text:span text:style-name="Emphasis"><text:span text:style-name="T25">arroz e feijão</text:span></text:span><text:span text:style-name="T24"> para qualquer desenvolvedor Python!</text:span></text:p>
      <text:p text:style-name="P31">Agora dá uma olhada no exemplo abaixo onde criamos uma lista de CPFs:</text:p>
      <text:p text:style-name="P9"><text:span text:style-name="Source_20_Text"><text:span text:style-name="T46">lista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5">[</text:span></text:span><text:span text:style-name="Source_20_Text"><text:span text:style-name="T83">11122233344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83">22233344455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83">33344455566</text:span></text:span><text:span text:style-name="Source_20_Text"><text:span text:style-name="T65">]</text:span></text:span></text:p>
      <text:p text:style-name="P31">Nada errado aqui, mas imagine agora que você precisa evitar que exista algum CPF duplicado nesta lista. Isso é algo muito comum no dia-a-dia! Em muitas circunstâncias precisamos de uma coleção que não permita valores duplicados, mas nada nos impede adicionar um mesmo CPF nessa lista, por exemplo:</text:p>
      <text:p text:style-name="P9"><text:span text:style-name="Source_20_Text"><text:span text:style-name="T46">lista</text:span></text:span><text:span text:style-name="Source_20_Text"><text:span text:style-name="T65">.</text:span></text:span><text:span text:style-name="Source_20_Text"><text:span text:style-name="T46">append</text:span></text:span><text:span text:style-name="Source_20_Text"><text:span text:style-name="T65">(</text:span></text:span><text:span text:style-name="Source_20_Text"><text:span text:style-name="T83">11122233344</text:span></text:span><text:span text:style-name="Source_20_Text"><text:span text:style-name="T65">)</text:span></text:span><text:span text:style-name="Source_20_Text"><text:span text:style-name="T46"> </text:span></text:span><text:span text:style-name="Source_20_Text"><text:span text:style-name="T84">#funciona!</text:span></text:span></text:p>
      <text:p text:style-name="P31">Isso também funciona se fosse uma tuple! Uma tuple também permite elementos duplicados!</text:p>
      <text:h text:style-name="P28" text:outline-level="2">Conhecendo o set</text:h>
      <text:p text:style-name="P16"><text:span text:style-name="T24">E agora? Será que o Python não oferece alguma coleção onde não podem existir elementos duplicados? Claro que existe uma coleção com esse propósito e ela se chama </text:span><text:span text:style-name="Strong_20_Emphasis"><text:span text:style-name="T25">set</text:span></text:span><text:span text:style-name="T24">.</text:span></text:p>
      <text:p text:style-name="P31">Veja o mesmo exemplo, mas agora inicializando um set:</text:p>
      <text:p text:style-name="P9"><text:span text:style-name="Source_20_Text"><text:span text:style-name="T46">colecao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5">{</text:span></text:span><text:span text:style-name="Source_20_Text"><text:span text:style-name="T83">11122233344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83">22233344455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83">33344455566</text:span></text:span><text:span text:style-name="Source_20_Text"><text:span text:style-name="T65">}</text:span></text:span></text:p>
      <text:p text:style-name="P16"><text:span text:style-name="T24">Repare que usamos </text:span><text:span text:style-name="Source_20_Text"><text:span text:style-name="T26">{}</text:span></text:span><text:span text:style-name="T24"> chaves para declarar os elementos iniciais. Pouca diferença comparando com as sequências, não?</text:span></text:p>
      <text:h text:style-name="P28" text:outline-level="2">Adicionando elementos no set</text:h>
      <text:p text:style-name="P16"><text:span text:style-name="T24">Para adicionar um elemento a um set devemos chamar a função </text:span><text:span text:style-name="Source_20_Text"><text:span text:style-name="T26">add</text:span></text:span><text:span text:style-name="T24">(invés da </text:span><text:span text:style-name="Source_20_Text"><text:span text:style-name="T26">append</text:span></text:span><text:span text:style-name="T24">):</text:span></text:p>
      <text:p text:style-name="P9"><text:span text:style-name="Source_20_Text"><text:span text:style-name="T46">colecao</text:span></text:span><text:span text:style-name="Source_20_Text"><text:span text:style-name="T65">.</text:span></text:span><text:span text:style-name="Source_20_Text"><text:span text:style-name="T46">add</text:span></text:span><text:span text:style-name="Source_20_Text"><text:span text:style-name="T65">(</text:span></text:span><text:span text:style-name="Source_20_Text"><text:span text:style-name="T83">44455566677</text:span></text:span><text:span text:style-name="Source_20_Text"><text:span text:style-name="T65">)</text:span></text:span><text:span text:style-name="Source_20_Text"><text:span text:style-name="T46"> </text:span></text:span><text:span text:style-name="Source_20_Text"><text:span text:style-name="T84">#vai adicionar pois não existe ainda</text:span></text:span></text:p>
      <text:p text:style-name="P31"><text:soft-page-break/>E se usarmos um CPF que já existe? Não deve funcionar, certo? Vamos testar,e ver que o set vai ignorá-lo:</text:p>
      <text:p text:style-name="P9"><text:span text:style-name="Source_20_Text"><text:span text:style-name="T46">colecao</text:span></text:span><text:span text:style-name="Source_20_Text"><text:span text:style-name="T65">.</text:span></text:span><text:span text:style-name="Source_20_Text"><text:span text:style-name="T46">add</text:span></text:span><text:span text:style-name="Source_20_Text"><text:span text:style-name="T65">(</text:span></text:span><text:span text:style-name="Source_20_Text"><text:span text:style-name="T83">11122233344</text:span></text:span><text:span text:style-name="Source_20_Text"><text:span text:style-name="T65">)</text:span></text:span><text:span text:style-name="Source_20_Text"><text:span text:style-name="T46"> </text:span></text:span><text:span text:style-name="Source_20_Text"><text:span text:style-name="T84">#nao vai adicionar pois este CPF já existe!</text:span></text:span></text:p>
      <text:h text:style-name="P28" text:outline-level="2">set não possui um índice</text:h>
      <text:p text:style-name="P31">É importante notar que o set não é uma sequência, pois não tem um índice. O código abaixo não funciona:</text:p>
      <text:p text:style-name="P9"><text:span text:style-name="Source_20_Text"><text:span text:style-name="T46">colecao</text:span></text:span><text:span text:style-name="Source_20_Text"><text:span text:style-name="T65">[</text:span></text:span><text:span text:style-name="Source_20_Text"><text:span text:style-name="T83">0</text:span></text:span><text:span text:style-name="Source_20_Text"><text:span text:style-name="T65">]</text:span></text:span></text:p>
      <text:p text:style-name="P9"><text:span text:style-name="Source_20_Text"><text:span text:style-name="T71">Traceback</text:span></text:span><text:span text:style-name="Source_20_Text"><text:span text:style-name="T46"> </text:span></text:span><text:span text:style-name="Source_20_Text"><text:span text:style-name="T65">(</text:span></text:span><text:span text:style-name="Source_20_Text"><text:span text:style-name="T46">most recent call </text:span></text:span><text:span text:style-name="Source_20_Text"><text:span text:style-name="T63">last</text:span></text:span><text:span text:style-name="Source_20_Text"><text:span text:style-name="T65">):</text:span></text:span></text:p>
      <text:p text:style-name="P9"><text:span text:style-name="Source_20_Text"><text:span text:style-name="T48"><text:s text:c="2"/></text:span></text:span><text:span text:style-name="Source_20_Text"><text:span text:style-name="T71">File</text:span></text:span><text:span text:style-name="Source_20_Text"><text:span text:style-name="T46"> </text:span></text:span><text:span text:style-name="Source_20_Text"><text:span text:style-name="T69">"&lt;stdin&gt;"</text:span></text:span><text:span text:style-name="Source_20_Text"><text:span text:style-name="T65">,</text:span></text:span><text:span text:style-name="Source_20_Text"><text:span text:style-name="T46"> line </text:span></text:span><text:span text:style-name="Source_20_Text"><text:span text:style-name="T83">1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3">in</text:span></text:span><text:span text:style-name="Source_20_Text"><text:span text:style-name="T46"> </text:span></text:span><text:span text:style-name="Source_20_Text"><text:span text:style-name="T69">&lt;module&gt;</text:span></text:span></text:p>
      <text:p text:style-name="P9"><text:span text:style-name="Source_20_Text"><text:span text:style-name="T71">TypeError</text:span></text:span><text:span text:style-name="Source_20_Text"><text:span text:style-name="T65">:</text:span></text:span><text:span text:style-name="Source_20_Text"><text:span text:style-name="T46"> </text:span></text:span><text:span text:style-name="Source_20_Text"><text:span text:style-name="T69">'set'</text:span></text:span><text:span text:style-name="Source_20_Text"><text:span text:style-name="T46"> </text:span></text:span><text:span text:style-name="Source_20_Text"><text:span text:style-name="T63">object</text:span></text:span><text:span text:style-name="Source_20_Text"><text:span text:style-name="T46"> does </text:span></text:span><text:span text:style-name="Source_20_Text"><text:span text:style-name="T63">not</text:span></text:span><text:span text:style-name="Source_20_Text"><text:span text:style-name="T46"> support indexing</text:span></text:span></text:p>
      <text:p text:style-name="P16"><text:span text:style-name="T24">Isso mesmo, não tem índice. E como não temos um índice não sabemos em qual ordem vem os valores quando imprimimos um </text:span><text:span text:style-name="Strong_20_Emphasis"><text:span text:style-name="T25">set</text:span></text:span><text:span text:style-name="T24"> de dentro de um laço </text:span><text:span text:style-name="Source_20_Text"><text:span text:style-name="T26">for</text:span></text:span><text:span text:style-name="T24">:</text:span></text:p>
      <text:p text:style-name="P9"><text:span text:style-name="Source_20_Text"><text:span text:style-name="T63">for</text:span></text:span><text:span text:style-name="Source_20_Text"><text:span text:style-name="T46"> cpf </text:span></text:span><text:span text:style-name="Source_20_Text"><text:span text:style-name="T63">in</text:span></text:span><text:span text:style-name="Source_20_Text"><text:span text:style-name="T46"> colecao</text:span></text:span><text:span text:style-name="Source_20_Text"><text:span text:style-name="T65">:</text:span></text:span></text:p>
      <text:p text:style-name="P9"><text:span text:style-name="Source_20_Text"><text:span text:style-name="T48"><text:s text:c="5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46">cpf</text:span></text:span><text:span text:style-name="Source_20_Text"><text:span text:style-name="T65">)</text:span></text:span></text:p>
      <text:p text:style-name="P31">Imprime:</text:p>
      <text:p text:style-name="P9"><text:span text:style-name="Source_20_Text"><text:span text:style-name="T83">11122233344</text:span></text:span></text:p>
      <text:p text:style-name="P9"><text:span text:style-name="Source_20_Text"><text:span text:style-name="T83">44455566677</text:span></text:span></text:p>
      <text:p text:style-name="P9"><text:span text:style-name="Source_20_Text"><text:span text:style-name="T83">33344455566</text:span></text:span></text:p>
      <text:p text:style-name="P9"><text:span text:style-name="Source_20_Text"><text:span text:style-name="T83">22233344455</text:span></text:span></text:p>
      <text:p text:style-name="P31">Repare que os elementos foram listados fora da ordem de inserção. Isso acontece porque o set não é ordenado.</text:p>
      <text:h text:style-name="P28" text:outline-level="2">Resumindo</text:h>
      <text:p text:style-name="P16"><text:span text:style-name="Emphasis"><text:span text:style-name="T25">Um set é uma coleção não ordenada de elementos. Cada elemento é único, isso significa que não existem elementos duplicados dentro do set.</text:span></text:span></text:p>
      <text:p text:style-name="P16"><text:span text:style-name="T24">Respire fundo e fique tranquilo pois o </text:span><text:span text:style-name="Source_20_Text"><text:span text:style-name="T26">set</text:span></text:span><text:span text:style-name="T24"> será abordado ainda com mais detalhe em outros cursos. Vamos continuar?</text:span></text:p>
      <text:p text:style-name="P47"/>
      <text:h text:style-name="P4" text:outline-level="1"><text:soft-page-break/><text:span text:style-name="T3">Para saber mais: </text:span><text:span text:style-name="T6">Dictionary</text:span></text:h>
      <text:p text:style-name="Text_20_body"><text:line-break/><text:span text:style-name="T34">Você aguenta aprender mais um pouco sobre coleções? Então vamos lá :)</text:span></text:p>
      <text:p text:style-name="P16"><text:span text:style-name="T24">Vamos lembrar rapidamente do último exemplo no vídeo quando misturamos as listas e tuples. Primeiro criamos pessoas com nome e idade usando </text:span><text:span text:style-name="Source_20_Text"><text:span text:style-name="T26">tuple</text:span></text:span><text:span text:style-name="T24">s:</text:span></text:p>
      <text:p text:style-name="P9"><text:span text:style-name="Source_20_Text"><text:span text:style-name="T46">pessoa1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5">(</text:span></text:span><text:span text:style-name="Source_20_Text"><text:span text:style-name="T69">"Nico"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83">39</text:span></text:span><text:span text:style-name="Source_20_Text"><text:span text:style-name="T65">)</text:span></text:span></text:p>
      <text:p text:style-name="P9"><text:span text:style-name="Source_20_Text"><text:span text:style-name="T46">pessoa2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5">(</text:span></text:span><text:span text:style-name="Source_20_Text"><text:span text:style-name="T69">"Flavio"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83">37</text:span></text:span><text:span text:style-name="Source_20_Text"><text:span text:style-name="T65">)</text:span></text:span></text:p>
      <text:p text:style-name="P9"><text:span text:style-name="Source_20_Text"><text:span text:style-name="T46">pessoa3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5">(</text:span></text:span><text:span text:style-name="Source_20_Text"><text:span text:style-name="T69">"Marcos"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83">30</text:span></text:span><text:span text:style-name="Source_20_Text"><text:span text:style-name="T65">)</text:span></text:span></text:p>
      <text:p text:style-name="P31">Depois guardamos as tuples dentro de uma lista:</text:p>
      <text:p text:style-name="P9"><text:span text:style-name="Source_20_Text"><text:span text:style-name="T46">instrutores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5">[</text:span></text:span><text:span text:style-name="Source_20_Text"><text:span text:style-name="T46">pessoa1</text:span></text:span><text:span text:style-name="Source_20_Text"><text:span text:style-name="T65">,</text:span></text:span><text:span text:style-name="Source_20_Text"><text:span text:style-name="T46"> pessoa2</text:span></text:span><text:span text:style-name="Source_20_Text"><text:span text:style-name="T65">,</text:span></text:span><text:span text:style-name="Source_20_Text"><text:span text:style-name="T46"> pessoa3</text:span></text:span><text:span text:style-name="Source_20_Text"><text:span text:style-name="T65">]</text:span></text:span></text:p>
      <text:p text:style-name="P16"><text:span text:style-name="T24">Se imprimimos </text:span><text:span text:style-name="Source_20_Text"><text:span text:style-name="T26">instrutores</text:span></text:span><text:span text:style-name="T24"> recebemos:</text:span></text:p>
      <text:p text:style-name="P9"><text:span text:style-name="Source_20_Text"><text:span text:style-name="T65">[(</text:span></text:span><text:span text:style-name="Source_20_Text"><text:span text:style-name="T69">'Nico'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83">39</text:span></text:span><text:span text:style-name="Source_20_Text"><text:span text:style-name="T65">),</text:span></text:span><text:span text:style-name="Source_20_Text"><text:span text:style-name="T46"> </text:span></text:span><text:span text:style-name="Source_20_Text"><text:span text:style-name="T65">(</text:span></text:span><text:span text:style-name="Source_20_Text"><text:span text:style-name="T69">'Flavio'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83">37</text:span></text:span><text:span text:style-name="Source_20_Text"><text:span text:style-name="T65">),</text:span></text:span><text:span text:style-name="Source_20_Text"><text:span text:style-name="T46"> </text:span></text:span><text:span text:style-name="Source_20_Text"><text:span text:style-name="T65">(</text:span></text:span><text:span text:style-name="Source_20_Text"><text:span text:style-name="T69">'Marcos'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83">30</text:span></text:span><text:span text:style-name="Source_20_Text"><text:span text:style-name="T65">)]</text:span></text:span></text:p>
      <text:p text:style-name="P16"><text:span text:style-name="T24">Para saber a idade do </text:span><text:span text:style-name="Source_20_Text"><text:span text:style-name="T26">Flavio</text:span></text:span><text:span text:style-name="T24">, devemos usar os índices (primeiro da lista, depois da tuple). Lembrando que acessamos o índice com os </text:span><text:span text:style-name="Source_20_Text"><text:span text:style-name="T26">[]</text:span></text:span><text:span text:style-name="T24">:</text:span></text:p>
      <text:p text:style-name="P9"><text:span text:style-name="Source_20_Text"><text:span text:style-name="T46">instrutores</text:span></text:span><text:span text:style-name="Source_20_Text"><text:span text:style-name="T65">[</text:span></text:span><text:span text:style-name="Source_20_Text"><text:span text:style-name="T83">1</text:span></text:span><text:span text:style-name="Source_20_Text"><text:span text:style-name="T65">][</text:span></text:span><text:span text:style-name="Source_20_Text"><text:span text:style-name="T83">1</text:span></text:span><text:span text:style-name="Source_20_Text"><text:span text:style-name="T65">]</text:span></text:span></text:p>
      <text:p text:style-name="P9"><text:span text:style-name="Source_20_Text"><text:span text:style-name="T83">37</text:span></text:span></text:p>
      <text:p text:style-name="P16"><text:span text:style-name="T24">Agora vem o problema: E se não sabemos a posição do </text:span><text:span text:style-name="Source_20_Text"><text:span text:style-name="T26">Flavio</text:span></text:span><text:span text:style-name="T24">? Em geral, como podemos descobrir a idade de um instrutor sem saber a posição dele?</text:span></text:p>
      <text:h text:style-name="P28" text:outline-level="2">Instrutor pelo nome</text:h>
      <text:p text:style-name="P16"><text:span text:style-name="T24">Repare que temos, na nossa coleção, sempre um </text:span><text:span text:style-name="Strong_20_Emphasis"><text:span text:style-name="T25">nome</text:span></text:span><text:span text:style-name="T24"> </text:span><text:span text:style-name="Emphasis"><text:span text:style-name="T25">associado</text:span></text:span><text:span text:style-name="T24"> com a </text:span><text:span text:style-name="Strong_20_Emphasis"><text:span text:style-name="T25">idade</text:span></text:span><text:span text:style-name="T24">. Sempre temos um par de valores, aqui é:</text:span></text:p>
      <text:p text:style-name="P9"><text:span text:style-name="Source_20_Text"><text:span text:style-name="T46">nome </text:span></text:span><text:span text:style-name="Source_20_Text"><text:span text:style-name="T65">:</text:span></text:span><text:span text:style-name="Source_20_Text"><text:span text:style-name="T46"> idade</text:span></text:span></text:p>
      <text:p text:style-name="P31">Invés de usar a posição gostaria de descobrir a idade através do nome, algo assim:</text:p>
      <text:p text:style-name="P9"><text:span text:style-name="Source_20_Text"><text:span text:style-name="T46">instrutores</text:span></text:span><text:span text:style-name="Source_20_Text"><text:span text:style-name="T65">[</text:span></text:span><text:span text:style-name="Source_20_Text"><text:span text:style-name="T69">'Flavio'</text:span></text:span><text:span text:style-name="Source_20_Text"><text:span text:style-name="T65">]</text:span></text:span></text:p>
      <text:p text:style-name="P16"><text:span text:style-name="T24">Só que isso não vai funcionar com lista, nem com tuple, nem combinando os dois :( É preciso usar uma nova estrutura de dados, o </text:span><text:span text:style-name="Strong_20_Emphasis"><text:span text:style-name="T25">Dictionary</text:span></text:span><text:span text:style-name="T24">!</text:span></text:p>
      <text:h text:style-name="P28" text:outline-level="2"><text:soft-page-break/>Conhecendo o dictionary</text:h>
      <text:p text:style-name="P31">Para criar um dicionário devemos inicializar os instrutores de um modo um pouco diferente. Veja o código:</text:p>
      <text:p text:style-name="P9"><text:span text:style-name="Source_20_Text"><text:span text:style-name="T46">instrutores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5">{</text:span></text:span><text:span text:style-name="Source_20_Text"><text:span text:style-name="T69">'Nico'</text:span></text:span><text:span text:style-name="Source_20_Text"><text:span text:style-name="T46"> </text:span></text:span><text:span text:style-name="Source_20_Text"><text:span text:style-name="T65">:</text:span></text:span><text:span text:style-name="Source_20_Text"><text:span text:style-name="T46"> </text:span></text:span><text:span text:style-name="Source_20_Text"><text:span text:style-name="T83">39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'Flavio'</text:span></text:span><text:span text:style-name="Source_20_Text"><text:span text:style-name="T65">:</text:span></text:span><text:span text:style-name="Source_20_Text"><text:span text:style-name="T46"> </text:span></text:span><text:span text:style-name="Source_20_Text"><text:span text:style-name="T83">37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'Marcos'</text:span></text:span><text:span text:style-name="Source_20_Text"><text:span text:style-name="T46"> </text:span></text:span><text:span text:style-name="Source_20_Text"><text:span text:style-name="T65">:</text:span></text:span><text:span text:style-name="Source_20_Text"><text:span text:style-name="T46"> </text:span></text:span><text:span text:style-name="Source_20_Text"><text:span text:style-name="T83">30</text:span></text:span><text:span text:style-name="Source_20_Text"><text:span text:style-name="T65">}</text:span></text:span></text:p>
      <text:p text:style-name="P16"><text:span text:style-name="T24">Repare que usamos as chaves </text:span><text:span text:style-name="Source_20_Text"><text:span text:style-name="T26">{}</text:span></text:span><text:span text:style-name="T24"> (como se fosse um set), mas sempre tem em pares. O primeiro par é </text:span><text:span text:style-name="Source_20_Text"><text:span text:style-name="T26">'Nico' : 39</text:span></text:span><text:span text:style-name="T24">, o segundo é </text:span><text:span text:style-name="Source_20_Text"><text:span text:style-name="T26">'Flavio': 37</text:span></text:span><text:span text:style-name="T24">, etc.</text:span></text:p>
      <text:p text:style-name="P16"><text:span text:style-name="T24">Nesse par, temos no lado esquerdo a </text:span><text:span text:style-name="Strong_20_Emphasis"><text:span text:style-name="T25">chave</text:span></text:span><text:span text:style-name="T24"> e no lado direito o </text:span><text:span text:style-name="Source_20_Text"><text:span text:style-name="T26">valor</text:span></text:span><text:span text:style-name="T24">. Isso é importante pois usamos a chave para recuperar um valor e assim resolvemos nosso problema:</text:span></text:p>
      <text:p text:style-name="P9"><text:span text:style-name="Source_20_Text"><text:span text:style-name="T46">instrutores</text:span></text:span><text:span text:style-name="Source_20_Text"><text:span text:style-name="T65">[</text:span></text:span><text:span text:style-name="Source_20_Text"><text:span text:style-name="T69">'Flavio'</text:span></text:span><text:span text:style-name="Source_20_Text"><text:span text:style-name="T65">]</text:span></text:span></text:p>
      <text:p text:style-name="P31">Imprime:</text:p>
      <text:p text:style-name="P9"><text:span text:style-name="Source_20_Text"><text:span text:style-name="T83">37</text:span></text:span></text:p>
      <text:p text:style-name="P31">Isso foi apenas uma introdução, mas não se preocupe pois veremos ainda mais sobre dicionários dentro da carreira Python 3.</text:p>
      <text:p text:style-name="P47"/>
      <text:h text:style-name="P94" text:outline-level="1">Arquivos do projeto atual</text:h>
      <text:p text:style-name="Text_20_body"><text:line-break/><text:span text:style-name="T34">No link abaixo, você encontra o projeto até o momento atual do curso.</text:span></text:p>
      <text:p text:style-name="P16"><text:a xlink:type="simple" xlink:href="https://github.com/alura-cursos/Curso-Python-3-parte-2-Avan-ando-na-linguagem/archive/capitulo4.zip" office:target-frame-name="_blank" xlink:show="new" text:style-name="Internet_20_link" text:visited-style-name="Visited_20_Internet_20_Link"><text:span text:style-name="T25">https://github.com/alura-cursos/Curso-Python-3-parte-2-Avan-ando-na-linguagem/archive/capitulo4.zip</text:span></text:a></text:p>
      <text:p text:style-name="P47"/>
      <text:h text:style-name="P95" text:outline-level="1">Estipulando tentativas de erros</text:h>
      <text:p text:style-name="Text_20_body"><text:line-break/><text:span text:style-name="T24">Agora vamos dar continuidade ao nosso jogo, pois ele ainda não está totalmente funcional, pois ao acertar a palavra secreta, o jogo ainda fica pedindo que o usuário digite uma letra:</text:span></text:p>
      <text:p text:style-name="P9"><text:span text:style-name="Source_20_Text"><text:span text:style-name="T65">*********************************</text:span></text:span></text:p>
      <text:p text:style-name="P9"><text:span text:style-name="Source_20_Text"><text:span text:style-name="T65">***</text:span></text:span><text:span text:style-name="Source_20_Text"><text:span text:style-name="T71">Bem</text:span></text:span><text:span text:style-name="Source_20_Text"><text:span text:style-name="T46"> vindo ao jogo da </text:span></text:span><text:span text:style-name="Source_20_Text"><text:span text:style-name="T71">Forca</text:span></text:span><text:span text:style-name="Source_20_Text"><text:span text:style-name="T65">!***</text:span></text:span></text:p>
      <text:p text:style-name="P9"><text:span text:style-name="Source_20_Text"><text:span text:style-name="T65">*********************************</text:span></text:span></text:p>
      <text:p text:style-name="P9"><text:span text:style-name="Source_20_Text"><text:span text:style-name="T65">[</text:span></text:span><text:span text:style-name="Source_20_Text"><text:span text:style-name="T69">'_'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'_'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'_'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'_'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'_'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'_'</text:span></text:span><text:span text:style-name="Source_20_Text"><text:span text:style-name="T65">]</text:span></text:span></text:p>
      <text:p text:style-name="P9"><text:span text:style-name="Source_20_Text"><text:span text:style-name="T71">Qual</text:span></text:span><text:span text:style-name="Source_20_Text"><text:span text:style-name="T46"> letra</text:span></text:span><text:span text:style-name="Source_20_Text"><text:span text:style-name="T65">?</text:span></text:span><text:span text:style-name="Source_20_Text"><text:span text:style-name="T46"> b</text:span></text:span></text:p>
      <text:p text:style-name="P9"><text:span text:style-name="Source_20_Text"><text:span text:style-name="T65">[</text:span></text:span><text:span text:style-name="Source_20_Text"><text:span text:style-name="T69">'b'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'_'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'_'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'_'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'_'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'_'</text:span></text:span><text:span text:style-name="Source_20_Text"><text:span text:style-name="T65">]</text:span></text:span></text:p>
      <text:p text:style-name="P9"><text:soft-page-break/><text:span text:style-name="Source_20_Text"><text:span text:style-name="T71">Qual</text:span></text:span><text:span text:style-name="Source_20_Text"><text:span text:style-name="T46"> letra</text:span></text:span><text:span text:style-name="Source_20_Text"><text:span text:style-name="T65">?</text:span></text:span><text:span text:style-name="Source_20_Text"><text:span text:style-name="T46"> a</text:span></text:span></text:p>
      <text:p text:style-name="P9"><text:span text:style-name="Source_20_Text"><text:span text:style-name="T65">[</text:span></text:span><text:span text:style-name="Source_20_Text"><text:span text:style-name="T69">'b'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'a'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'_'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'a'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'_'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'a'</text:span></text:span><text:span text:style-name="Source_20_Text"><text:span text:style-name="T65">]</text:span></text:span></text:p>
      <text:p text:style-name="P9"><text:span text:style-name="Source_20_Text"><text:span text:style-name="T71">Qual</text:span></text:span><text:span text:style-name="Source_20_Text"><text:span text:style-name="T46"> letra</text:span></text:span><text:span text:style-name="Source_20_Text"><text:span text:style-name="T65">?</text:span></text:span><text:span text:style-name="Source_20_Text"><text:span text:style-name="T46"> n</text:span></text:span></text:p>
      <text:p text:style-name="P9"><text:span text:style-name="Source_20_Text"><text:span text:style-name="T65">[</text:span></text:span><text:span text:style-name="Source_20_Text"><text:span text:style-name="T69">'b'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'a'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'n'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'a'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'n'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'a'</text:span></text:span><text:span text:style-name="Source_20_Text"><text:span text:style-name="T65">]</text:span></text:span></text:p>
      <text:p text:style-name="P9"><text:span text:style-name="Source_20_Text"><text:span text:style-name="T71">Qual</text:span></text:span><text:span text:style-name="Source_20_Text"><text:span text:style-name="T46"> letra</text:span></text:span><text:span text:style-name="Source_20_Text"><text:span text:style-name="T65">?</text:span></text:span><text:span text:style-name="Source_20_Text"><text:span text:style-name="T46"> </text:span></text:span></text:p>
      <text:p text:style-name="P31">O contrário também acontece, podemos errar várias vezes, até digitar quase o alfabeto inteiro, se quisermos. Ou seja, o usuário possui infinitas tentativas para descobrir a palavra, já que não há um limite de tentativas.</text:p>
      <text:h text:style-name="P28" text:outline-level="2">Encerrando o jogo quando o usuário errar seis vezes</text:h>
      <text:p text:style-name="P16"><text:span text:style-name="T24">Como os valores das variáveis </text:span><text:span text:style-name="Strong_20_Emphasis"><text:span text:style-name="Source_20_Text"><text:span text:style-name="T27">enforcou</text:span></text:span></text:span><text:span text:style-name="T24"> e </text:span><text:span text:style-name="Strong_20_Emphasis"><text:span text:style-name="Source_20_Text"><text:span text:style-name="T27">acertou</text:span></text:span></text:span><text:span text:style-name="T24"> nunca mudam, o loop é infinito. Logo, precisamos mudar os seus valores de acordo com situações do jogo.</text:span></text:p>
      <text:p text:style-name="P16"><text:span text:style-name="T24">Vamos começar com a variável </text:span><text:span text:style-name="Strong_20_Emphasis"><text:span text:style-name="Source_20_Text"><text:span text:style-name="T27">enforcou</text:span></text:span></text:span><text:span text:style-name="T24">. Quando é que o usuário se enforca? Vamos definir que é quando o jogador errar 6 vezes, então precisamos contar esses erros. Logo, vamos declarar uma variável </text:span><text:span text:style-name="Strong_20_Emphasis"><text:span text:style-name="Source_20_Text"><text:span text:style-name="T27">erros</text:span></text:span></text:span><text:span text:style-name="T24"> e inicializá-la com o valor </text:span><text:span text:style-name="Strong_20_Emphasis"><text:span text:style-name="Source_20_Text"><text:span text:style-name="T27">0</text:span></text:span></text:span><text:span text:style-name="T24">:</text:span></text:p>
      <text:p text:style-name="P9"><text:span text:style-name="Source_20_Text"><text:span text:style-name="T46">enforcou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3">False</text:span></text:span></text:p>
      <text:p text:style-name="P9"><text:span text:style-name="Source_20_Text"><text:span text:style-name="T46">acertou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3">False</text:span></text:span></text:p>
      <text:p text:style-name="P9"><text:span text:style-name="Source_20_Text"><text:span text:style-name="T46">erros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83">0</text:span></text:span></text:p>
      <text:p text:style-name="P16"><text:span text:style-name="T24">Agora, se o usuário errou, nós incrementamos a variável. Para tal, precisamos realizar um teste. Vamos testar se o chute está na palavra secreta, se estiver nós executamos o código que posiciona a letra na lista, etc. Mas se o chute não estiver na palavra secreta, incrementamos a variável </text:span><text:span text:style-name="Strong_20_Emphasis"><text:span text:style-name="Source_20_Text"><text:span text:style-name="T27">erros</text:span></text:span></text:span><text:span text:style-name="T24">:</text:span></text:p>
      <text:p text:style-name="P9"><text:span text:style-name="Source_20_Text"><text:span text:style-name="T63">while</text:span></text:span><text:span text:style-name="Source_20_Text"><text:span text:style-name="T46"> </text:span></text:span><text:span text:style-name="Source_20_Text"><text:span text:style-name="T65">(</text:span></text:span><text:span text:style-name="Source_20_Text"><text:span text:style-name="T63">not</text:span></text:span><text:span text:style-name="Source_20_Text"><text:span text:style-name="T46"> acertou </text:span></text:span><text:span text:style-name="Source_20_Text"><text:span text:style-name="T63">and</text:span></text:span><text:span text:style-name="Source_20_Text"><text:span text:style-name="T46"> </text:span></text:span><text:span text:style-name="Source_20_Text"><text:span text:style-name="T63">not</text:span></text:span><text:span text:style-name="Source_20_Text"><text:span text:style-name="T46"> enforcou</text:span></text:span><text:span text:style-name="Source_20_Text"><text:span text:style-name="T65">):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46">chute </text:span></text:span><text:span text:style-name="Source_20_Text"><text:span text:style-name="T65">=</text:span></text:span><text:span text:style-name="Source_20_Text"><text:span text:style-name="T46"> input</text:span></text:span><text:span text:style-name="Source_20_Text"><text:span text:style-name="T65">(</text:span></text:span><text:span text:style-name="Source_20_Text"><text:span text:style-name="T69">"Qual letra? 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46">chute </text:span></text:span><text:span text:style-name="Source_20_Text"><text:span text:style-name="T65">=</text:span></text:span><text:span text:style-name="Source_20_Text"><text:span text:style-name="T46"> chute</text:span></text:span><text:span text:style-name="Source_20_Text"><text:span text:style-name="T65">.</text:span></text:span><text:span text:style-name="Source_20_Text"><text:span text:style-name="T46">strip</text:span></text:span><text:span text:style-name="Source_20_Text"><text:span text:style-name="T65">(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63">if</text:span></text:span><text:span text:style-name="Source_20_Text"><text:span text:style-name="T46"> </text:span></text:span><text:span text:style-name="Source_20_Text"><text:span text:style-name="T65">(</text:span></text:span><text:span text:style-name="Source_20_Text"><text:span text:style-name="T46">chute </text:span></text:span><text:span text:style-name="Source_20_Text"><text:span text:style-name="T63">in</text:span></text:span><text:span text:style-name="Source_20_Text"><text:span text:style-name="T46"> palavra_secreta</text:span></text:span><text:span text:style-name="Source_20_Text"><text:span text:style-name="T65">):</text:span></text:span></text:p>
      <text:p text:style-name="P9"><text:span text:style-name="Source_20_Text"><text:span text:style-name="T48"><text:s text:c="8"/></text:span></text:span><text:span text:style-name="Source_20_Text"><text:span text:style-name="T46">index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83">0</text:span></text:span></text:p>
      <text:p text:style-name="P9"><text:span text:style-name="Source_20_Text"><text:span text:style-name="T48"><text:s text:c="8"/></text:span></text:span><text:span text:style-name="Source_20_Text"><text:span text:style-name="T63">for</text:span></text:span><text:span text:style-name="Source_20_Text"><text:span text:style-name="T46"> letra </text:span></text:span><text:span text:style-name="Source_20_Text"><text:span text:style-name="T63">in</text:span></text:span><text:span text:style-name="Source_20_Text"><text:span text:style-name="T46"> palavra_secreta</text:span></text:span><text:span text:style-name="Source_20_Text"><text:span text:style-name="T65">:</text:span></text:span></text:p>
      <text:p text:style-name="P9"><text:soft-page-break/><text:span text:style-name="Source_20_Text"><text:span text:style-name="T48"><text:s text:c="12"/></text:span></text:span><text:span text:style-name="Source_20_Text"><text:span text:style-name="T63">if</text:span></text:span><text:span text:style-name="Source_20_Text"><text:span text:style-name="T46"> </text:span></text:span><text:span text:style-name="Source_20_Text"><text:span text:style-name="T65">(</text:span></text:span><text:span text:style-name="Source_20_Text"><text:span text:style-name="T46">chute</text:span></text:span><text:span text:style-name="Source_20_Text"><text:span text:style-name="T65">.</text:span></text:span><text:span text:style-name="Source_20_Text"><text:span text:style-name="T46">upper</text:span></text:span><text:span text:style-name="Source_20_Text"><text:span text:style-name="T65">()</text:span></text:span><text:span text:style-name="Source_20_Text"><text:span text:style-name="T46"> </text:span></text:span><text:span text:style-name="Source_20_Text"><text:span text:style-name="T65">==</text:span></text:span><text:span text:style-name="Source_20_Text"><text:span text:style-name="T46"> letra</text:span></text:span><text:span text:style-name="Source_20_Text"><text:span text:style-name="T65">.</text:span></text:span><text:span text:style-name="Source_20_Text"><text:span text:style-name="T46">upper</text:span></text:span><text:span text:style-name="Source_20_Text"><text:span text:style-name="T65">()):</text:span></text:span></text:p>
      <text:p text:style-name="P9"><text:span text:style-name="Source_20_Text"><text:span text:style-name="T48"><text:s text:c="16"/></text:span></text:span><text:span text:style-name="Source_20_Text"><text:span text:style-name="T46">letras_acertadas</text:span></text:span><text:span text:style-name="Source_20_Text"><text:span text:style-name="T65">[</text:span></text:span><text:span text:style-name="Source_20_Text"><text:span text:style-name="T46">index</text:span></text:span><text:span text:style-name="Source_20_Text"><text:span text:style-name="T65">]</text:span></text:span><text:span text:style-name="Source_20_Text"><text:span text:style-name="T46"> </text:span></text:span><text:span text:style-name="Source_20_Text"><text:span text:style-name="T65">=</text:span></text:span><text:span text:style-name="Source_20_Text"><text:span text:style-name="T46"> letra</text:span></text:span></text:p>
      <text:p text:style-name="P9"><text:span text:style-name="Source_20_Text"><text:span text:style-name="T48"><text:s text:c="12"/></text:span></text:span><text:span text:style-name="Source_20_Text"><text:span text:style-name="T46">index </text:span></text:span><text:span text:style-name="Source_20_Text"><text:span text:style-name="T65">=</text:span></text:span><text:span text:style-name="Source_20_Text"><text:span text:style-name="T46"> index </text:span></text:span><text:span text:style-name="Source_20_Text"><text:span text:style-name="T65">+</text:span></text:span><text:span text:style-name="Source_20_Text"><text:span text:style-name="T46"> </text:span></text:span><text:span text:style-name="Source_20_Text"><text:span text:style-name="T83">1</text:span></text:span></text:p>
      <text:p text:style-name="P9"><text:span text:style-name="Source_20_Text"><text:span text:style-name="T48"><text:s text:c="4"/></text:span></text:span><text:span text:style-name="Source_20_Text"><text:span text:style-name="T63">else</text:span></text:span><text:span text:style-name="Source_20_Text"><text:span text:style-name="T65">:</text:span></text:span></text:p>
      <text:p text:style-name="P9"><text:span text:style-name="Source_20_Text"><text:span text:style-name="T48"><text:s text:c="8"/></text:span></text:span><text:span text:style-name="Source_20_Text"><text:span text:style-name="T46">erros </text:span></text:span><text:span text:style-name="Source_20_Text"><text:span text:style-name="T65">=</text:span></text:span><text:span text:style-name="Source_20_Text"><text:span text:style-name="T46"> erros </text:span></text:span><text:span text:style-name="Source_20_Text"><text:span text:style-name="T65">+</text:span></text:span><text:span text:style-name="Source_20_Text"><text:span text:style-name="T46"> </text:span></text:span><text:span text:style-name="Source_20_Text"><text:span text:style-name="T83">1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46">letras_acertadas</text:span></text:span><text:span text:style-name="Source_20_Text"><text:span text:style-name="T65">)</text:span></text:span></text:p>
      <text:p text:style-name="P16"><text:span text:style-name="T24">Ao final do </text:span><text:span text:style-name="Strong_20_Emphasis"><text:span text:style-name="Source_20_Text"><text:span text:style-name="T27">while</text:span></text:span></text:span><text:span text:style-name="T24">, vamos verificar se a variável </text:span><text:span text:style-name="Strong_20_Emphasis"><text:span text:style-name="Source_20_Text"><text:span text:style-name="T27">erros</text:span></text:span></text:span><text:span text:style-name="T24"> é igual a </text:span><text:span text:style-name="Strong_20_Emphasis"><text:span text:style-name="T25">6** e atribuir esse booleano (</text:span></text:span><text:span text:style-name="Source_20_Text"><text:span text:style-name="T26">true</text:span></text:span><text:span text:style-name="T24">** ou </text:span><text:span text:style-name="Strong_20_Emphasis"><text:span text:style-name="Source_20_Text"><text:span text:style-name="T27">false</text:span></text:span></text:span><text:span text:style-name="T24">) à variável </text:span><text:span text:style-name="Strong_20_Emphasis"><text:span text:style-name="Source_20_Text"><text:span text:style-name="T27">enforcou</text:span></text:span></text:span><text:span text:style-name="T24">:</text:span></text:p>
      <text:p text:style-name="P9"><text:span text:style-name="Source_20_Text"><text:span text:style-name="T63">while</text:span></text:span><text:span text:style-name="Source_20_Text"><text:span text:style-name="T46"> </text:span></text:span><text:span text:style-name="Source_20_Text"><text:span text:style-name="T65">(</text:span></text:span><text:span text:style-name="Source_20_Text"><text:span text:style-name="T63">not</text:span></text:span><text:span text:style-name="Source_20_Text"><text:span text:style-name="T46"> acertou </text:span></text:span><text:span text:style-name="Source_20_Text"><text:span text:style-name="T63">and</text:span></text:span><text:span text:style-name="Source_20_Text"><text:span text:style-name="T46"> </text:span></text:span><text:span text:style-name="Source_20_Text"><text:span text:style-name="T63">not</text:span></text:span><text:span text:style-name="Source_20_Text"><text:span text:style-name="T46"> enforcou</text:span></text:span><text:span text:style-name="Source_20_Text"><text:span text:style-name="T65">):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46">chute </text:span></text:span><text:span text:style-name="Source_20_Text"><text:span text:style-name="T65">=</text:span></text:span><text:span text:style-name="Source_20_Text"><text:span text:style-name="T46"> input</text:span></text:span><text:span text:style-name="Source_20_Text"><text:span text:style-name="T65">(</text:span></text:span><text:span text:style-name="Source_20_Text"><text:span text:style-name="T69">"Qual letra? 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46">chute </text:span></text:span><text:span text:style-name="Source_20_Text"><text:span text:style-name="T65">=</text:span></text:span><text:span text:style-name="Source_20_Text"><text:span text:style-name="T46"> chute</text:span></text:span><text:span text:style-name="Source_20_Text"><text:span text:style-name="T65">.</text:span></text:span><text:span text:style-name="Source_20_Text"><text:span text:style-name="T46">strip</text:span></text:span><text:span text:style-name="Source_20_Text"><text:span text:style-name="T65">(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63">if</text:span></text:span><text:span text:style-name="Source_20_Text"><text:span text:style-name="T46"> </text:span></text:span><text:span text:style-name="Source_20_Text"><text:span text:style-name="T65">(</text:span></text:span><text:span text:style-name="Source_20_Text"><text:span text:style-name="T46">chute </text:span></text:span><text:span text:style-name="Source_20_Text"><text:span text:style-name="T63">in</text:span></text:span><text:span text:style-name="Source_20_Text"><text:span text:style-name="T46"> palavra_secreta</text:span></text:span><text:span text:style-name="Source_20_Text"><text:span text:style-name="T65">):</text:span></text:span></text:p>
      <text:p text:style-name="P9"><text:span text:style-name="Source_20_Text"><text:span text:style-name="T48"><text:s text:c="8"/></text:span></text:span><text:span text:style-name="Source_20_Text"><text:span text:style-name="T46">index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83">0</text:span></text:span></text:p>
      <text:p text:style-name="P9"><text:span text:style-name="Source_20_Text"><text:span text:style-name="T48"><text:s text:c="8"/></text:span></text:span><text:span text:style-name="Source_20_Text"><text:span text:style-name="T63">for</text:span></text:span><text:span text:style-name="Source_20_Text"><text:span text:style-name="T46"> letra </text:span></text:span><text:span text:style-name="Source_20_Text"><text:span text:style-name="T63">in</text:span></text:span><text:span text:style-name="Source_20_Text"><text:span text:style-name="T46"> palavra_secreta</text:span></text:span><text:span text:style-name="Source_20_Text"><text:span text:style-name="T65">:</text:span></text:span></text:p>
      <text:p text:style-name="P9"><text:span text:style-name="Source_20_Text"><text:span text:style-name="T48"><text:s text:c="12"/></text:span></text:span><text:span text:style-name="Source_20_Text"><text:span text:style-name="T63">if</text:span></text:span><text:span text:style-name="Source_20_Text"><text:span text:style-name="T46"> </text:span></text:span><text:span text:style-name="Source_20_Text"><text:span text:style-name="T65">(</text:span></text:span><text:span text:style-name="Source_20_Text"><text:span text:style-name="T46">chute</text:span></text:span><text:span text:style-name="Source_20_Text"><text:span text:style-name="T65">.</text:span></text:span><text:span text:style-name="Source_20_Text"><text:span text:style-name="T46">upper</text:span></text:span><text:span text:style-name="Source_20_Text"><text:span text:style-name="T65">()</text:span></text:span><text:span text:style-name="Source_20_Text"><text:span text:style-name="T46"> </text:span></text:span><text:span text:style-name="Source_20_Text"><text:span text:style-name="T65">==</text:span></text:span><text:span text:style-name="Source_20_Text"><text:span text:style-name="T46"> letra</text:span></text:span><text:span text:style-name="Source_20_Text"><text:span text:style-name="T65">.</text:span></text:span><text:span text:style-name="Source_20_Text"><text:span text:style-name="T46">upper</text:span></text:span><text:span text:style-name="Source_20_Text"><text:span text:style-name="T65">()):</text:span></text:span></text:p>
      <text:p text:style-name="P9"><text:span text:style-name="Source_20_Text"><text:span text:style-name="T48"><text:s text:c="16"/></text:span></text:span><text:span text:style-name="Source_20_Text"><text:span text:style-name="T46">letras_acertadas</text:span></text:span><text:span text:style-name="Source_20_Text"><text:span text:style-name="T65">[</text:span></text:span><text:span text:style-name="Source_20_Text"><text:span text:style-name="T46">index</text:span></text:span><text:span text:style-name="Source_20_Text"><text:span text:style-name="T65">]</text:span></text:span><text:span text:style-name="Source_20_Text"><text:span text:style-name="T46"> </text:span></text:span><text:span text:style-name="Source_20_Text"><text:span text:style-name="T65">=</text:span></text:span><text:span text:style-name="Source_20_Text"><text:span text:style-name="T46"> letra</text:span></text:span></text:p>
      <text:p text:style-name="P9"><text:span text:style-name="Source_20_Text"><text:span text:style-name="T48"><text:s text:c="12"/></text:span></text:span><text:span text:style-name="Source_20_Text"><text:span text:style-name="T46">index </text:span></text:span><text:span text:style-name="Source_20_Text"><text:span text:style-name="T65">=</text:span></text:span><text:span text:style-name="Source_20_Text"><text:span text:style-name="T46"> index </text:span></text:span><text:span text:style-name="Source_20_Text"><text:span text:style-name="T65">+</text:span></text:span><text:span text:style-name="Source_20_Text"><text:span text:style-name="T46"> </text:span></text:span><text:span text:style-name="Source_20_Text"><text:span text:style-name="T83">1</text:span></text:span></text:p>
      <text:p text:style-name="P9"><text:span text:style-name="Source_20_Text"><text:span text:style-name="T48"><text:s text:c="4"/></text:span></text:span><text:span text:style-name="Source_20_Text"><text:span text:style-name="T63">else</text:span></text:span><text:span text:style-name="Source_20_Text"><text:span text:style-name="T65">:</text:span></text:span></text:p>
      <text:p text:style-name="P9"><text:span text:style-name="Source_20_Text"><text:span text:style-name="T48"><text:s text:c="8"/></text:span></text:span><text:span text:style-name="Source_20_Text"><text:span text:style-name="T46">erros </text:span></text:span><text:span text:style-name="Source_20_Text"><text:span text:style-name="T65">=</text:span></text:span><text:span text:style-name="Source_20_Text"><text:span text:style-name="T46"> erros </text:span></text:span><text:span text:style-name="Source_20_Text"><text:span text:style-name="T65">+</text:span></text:span><text:span text:style-name="Source_20_Text"><text:span text:style-name="T46"> </text:span></text:span><text:span text:style-name="Source_20_Text"><text:span text:style-name="T83">1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46">enforcou </text:span></text:span><text:span text:style-name="Source_20_Text"><text:span text:style-name="T65">=</text:span></text:span><text:span text:style-name="Source_20_Text"><text:span text:style-name="T46"> erros </text:span></text:span><text:span text:style-name="Source_20_Text"><text:span text:style-name="T65">==</text:span></text:span><text:span text:style-name="Source_20_Text"><text:span text:style-name="T46"> </text:span></text:span><text:span text:style-name="Source_20_Text"><text:span text:style-name="T83">6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46">letras_acertadas</text:span></text:span><text:span text:style-name="Source_20_Text"><text:span text:style-name="T65">)</text:span></text:span></text:p>
      <text:p text:style-name="P16"><text:span text:style-name="T24">Agora, ao executarmos o jogo e errar 6 vezes, o jogo é encerrado! Para melhorar ainda mais o nosso código, podemos seguir a dica do PyCharm e realizar o incremento das variáveis </text:span><text:span text:style-name="Strong_20_Emphasis"><text:span text:style-name="Source_20_Text"><text:span text:style-name="T27">index</text:span></text:span></text:span><text:span text:style-name="T24"> e </text:span><text:span text:style-name="Strong_20_Emphasis"><text:span text:style-name="Source_20_Text"><text:span text:style-name="T27">erros</text:span></text:span></text:span><text:span text:style-name="T24"> da seguinte forma:</text:span></text:p>
      <text:p text:style-name="P9"><text:span text:style-name="Source_20_Text"><text:span text:style-name="T63">while</text:span></text:span><text:span text:style-name="Source_20_Text"><text:span text:style-name="T46"> </text:span></text:span><text:span text:style-name="Source_20_Text"><text:span text:style-name="T65">(</text:span></text:span><text:span text:style-name="Source_20_Text"><text:span text:style-name="T63">not</text:span></text:span><text:span text:style-name="Source_20_Text"><text:span text:style-name="T46"> acertou </text:span></text:span><text:span text:style-name="Source_20_Text"><text:span text:style-name="T63">and</text:span></text:span><text:span text:style-name="Source_20_Text"><text:span text:style-name="T46"> </text:span></text:span><text:span text:style-name="Source_20_Text"><text:span text:style-name="T63">not</text:span></text:span><text:span text:style-name="Source_20_Text"><text:span text:style-name="T46"> enforcou</text:span></text:span><text:span text:style-name="Source_20_Text"><text:span text:style-name="T65">):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46">chute </text:span></text:span><text:span text:style-name="Source_20_Text"><text:span text:style-name="T65">=</text:span></text:span><text:span text:style-name="Source_20_Text"><text:span text:style-name="T46"> input</text:span></text:span><text:span text:style-name="Source_20_Text"><text:span text:style-name="T65">(</text:span></text:span><text:span text:style-name="Source_20_Text"><text:span text:style-name="T69">"Qual letra? 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46">chute </text:span></text:span><text:span text:style-name="Source_20_Text"><text:span text:style-name="T65">=</text:span></text:span><text:span text:style-name="Source_20_Text"><text:span text:style-name="T46"> chute</text:span></text:span><text:span text:style-name="Source_20_Text"><text:span text:style-name="T65">.</text:span></text:span><text:span text:style-name="Source_20_Text"><text:span text:style-name="T46">strip</text:span></text:span><text:span text:style-name="Source_20_Text"><text:span text:style-name="T65">()</text:span></text:span></text:p>
      <text:p text:style-name="P35"/>
      <text:p text:style-name="P9"><text:soft-page-break/><text:span text:style-name="Source_20_Text"><text:span text:style-name="T48"><text:s text:c="4"/></text:span></text:span><text:span text:style-name="Source_20_Text"><text:span text:style-name="T63">if</text:span></text:span><text:span text:style-name="Source_20_Text"><text:span text:style-name="T46"> </text:span></text:span><text:span text:style-name="Source_20_Text"><text:span text:style-name="T65">(</text:span></text:span><text:span text:style-name="Source_20_Text"><text:span text:style-name="T46">chute </text:span></text:span><text:span text:style-name="Source_20_Text"><text:span text:style-name="T63">in</text:span></text:span><text:span text:style-name="Source_20_Text"><text:span text:style-name="T46"> palavra_secreta</text:span></text:span><text:span text:style-name="Source_20_Text"><text:span text:style-name="T65">):</text:span></text:span></text:p>
      <text:p text:style-name="P9"><text:span text:style-name="Source_20_Text"><text:span text:style-name="T48"><text:s text:c="8"/></text:span></text:span><text:span text:style-name="Source_20_Text"><text:span text:style-name="T46">index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83">0</text:span></text:span></text:p>
      <text:p text:style-name="P9"><text:span text:style-name="Source_20_Text"><text:span text:style-name="T48"><text:s text:c="8"/></text:span></text:span><text:span text:style-name="Source_20_Text"><text:span text:style-name="T63">for</text:span></text:span><text:span text:style-name="Source_20_Text"><text:span text:style-name="T46"> letra </text:span></text:span><text:span text:style-name="Source_20_Text"><text:span text:style-name="T63">in</text:span></text:span><text:span text:style-name="Source_20_Text"><text:span text:style-name="T46"> palavra_secreta</text:span></text:span><text:span text:style-name="Source_20_Text"><text:span text:style-name="T65">:</text:span></text:span></text:p>
      <text:p text:style-name="P9"><text:span text:style-name="Source_20_Text"><text:span text:style-name="T48"><text:s text:c="12"/></text:span></text:span><text:span text:style-name="Source_20_Text"><text:span text:style-name="T63">if</text:span></text:span><text:span text:style-name="Source_20_Text"><text:span text:style-name="T46"> </text:span></text:span><text:span text:style-name="Source_20_Text"><text:span text:style-name="T65">(</text:span></text:span><text:span text:style-name="Source_20_Text"><text:span text:style-name="T46">chute</text:span></text:span><text:span text:style-name="Source_20_Text"><text:span text:style-name="T65">.</text:span></text:span><text:span text:style-name="Source_20_Text"><text:span text:style-name="T46">upper</text:span></text:span><text:span text:style-name="Source_20_Text"><text:span text:style-name="T65">()</text:span></text:span><text:span text:style-name="Source_20_Text"><text:span text:style-name="T46"> </text:span></text:span><text:span text:style-name="Source_20_Text"><text:span text:style-name="T65">==</text:span></text:span><text:span text:style-name="Source_20_Text"><text:span text:style-name="T46"> letra</text:span></text:span><text:span text:style-name="Source_20_Text"><text:span text:style-name="T65">.</text:span></text:span><text:span text:style-name="Source_20_Text"><text:span text:style-name="T46">upper</text:span></text:span><text:span text:style-name="Source_20_Text"><text:span text:style-name="T65">()):</text:span></text:span></text:p>
      <text:p text:style-name="P9"><text:span text:style-name="Source_20_Text"><text:span text:style-name="T48"><text:s text:c="16"/></text:span></text:span><text:span text:style-name="Source_20_Text"><text:span text:style-name="T46">letras_acertadas</text:span></text:span><text:span text:style-name="Source_20_Text"><text:span text:style-name="T65">[</text:span></text:span><text:span text:style-name="Source_20_Text"><text:span text:style-name="T46">index</text:span></text:span><text:span text:style-name="Source_20_Text"><text:span text:style-name="T65">]</text:span></text:span><text:span text:style-name="Source_20_Text"><text:span text:style-name="T46"> </text:span></text:span><text:span text:style-name="Source_20_Text"><text:span text:style-name="T65">=</text:span></text:span><text:span text:style-name="Source_20_Text"><text:span text:style-name="T46"> letra</text:span></text:span></text:p>
      <text:p text:style-name="P9"><text:span text:style-name="Source_20_Text"><text:span text:style-name="T48"><text:s text:c="12"/></text:span></text:span><text:span text:style-name="Source_20_Text"><text:span text:style-name="T46">index </text:span></text:span><text:span text:style-name="Source_20_Text"><text:span text:style-name="T65">+=</text:span></text:span><text:span text:style-name="Source_20_Text"><text:span text:style-name="T46"> </text:span></text:span><text:span text:style-name="Source_20_Text"><text:span text:style-name="T83">1</text:span></text:span></text:p>
      <text:p text:style-name="P9"><text:span text:style-name="Source_20_Text"><text:span text:style-name="T48"><text:s text:c="4"/></text:span></text:span><text:span text:style-name="Source_20_Text"><text:span text:style-name="T63">else</text:span></text:span><text:span text:style-name="Source_20_Text"><text:span text:style-name="T65">:</text:span></text:span></text:p>
      <text:p text:style-name="P9"><text:span text:style-name="Source_20_Text"><text:span text:style-name="T48"><text:s text:c="8"/></text:span></text:span><text:span text:style-name="Source_20_Text"><text:span text:style-name="T46">erros </text:span></text:span><text:span text:style-name="Source_20_Text"><text:span text:style-name="T65">+=</text:span></text:span><text:span text:style-name="Source_20_Text"><text:span text:style-name="T46"> </text:span></text:span><text:span text:style-name="Source_20_Text"><text:span text:style-name="T83">1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46">enforcou </text:span></text:span><text:span text:style-name="Source_20_Text"><text:span text:style-name="T65">=</text:span></text:span><text:span text:style-name="Source_20_Text"><text:span text:style-name="T46"> erros </text:span></text:span><text:span text:style-name="Source_20_Text"><text:span text:style-name="T65">==</text:span></text:span><text:span text:style-name="Source_20_Text"><text:span text:style-name="T46"> </text:span></text:span><text:span text:style-name="Source_20_Text"><text:span text:style-name="T83">6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46">letras_acertadas</text:span></text:span><text:span text:style-name="Source_20_Text"><text:span text:style-name="T65">)</text:span></text:span></text:p>
      <text:p text:style-name="P31">O resultado é o mesmo.</text:p>
      <text:h text:style-name="P28" text:outline-level="2">Palavra secreta e chute sempre em caixa alta</text:h>
      <text:p text:style-name="P31">Mas agora, se testarmos um chute com letra maiúscula?</text:p>
      <text:p text:style-name="P9"><text:span text:style-name="Source_20_Text"><text:span text:style-name="T65">*********************************</text:span></text:span></text:p>
      <text:p text:style-name="P9"><text:span text:style-name="Source_20_Text"><text:span text:style-name="T65">***</text:span></text:span><text:span text:style-name="Source_20_Text"><text:span text:style-name="T71">Bem</text:span></text:span><text:span text:style-name="Source_20_Text"><text:span text:style-name="T46"> vindo ao jogo da </text:span></text:span><text:span text:style-name="Source_20_Text"><text:span text:style-name="T71">Forca</text:span></text:span><text:span text:style-name="Source_20_Text"><text:span text:style-name="T65">!***</text:span></text:span></text:p>
      <text:p text:style-name="P9"><text:span text:style-name="Source_20_Text"><text:span text:style-name="T65">*********************************</text:span></text:span></text:p>
      <text:p text:style-name="P9"><text:span text:style-name="Source_20_Text"><text:span text:style-name="T65">[</text:span></text:span><text:span text:style-name="Source_20_Text"><text:span text:style-name="T69">'_'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'_'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'_'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'_'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'_'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'_'</text:span></text:span><text:span text:style-name="Source_20_Text"><text:span text:style-name="T65">]</text:span></text:span></text:p>
      <text:p text:style-name="P9"><text:span text:style-name="Source_20_Text"><text:span text:style-name="T71">Qual</text:span></text:span><text:span text:style-name="Source_20_Text"><text:span text:style-name="T46"> letra</text:span></text:span><text:span text:style-name="Source_20_Text"><text:span text:style-name="T65">?</text:span></text:span><text:span text:style-name="Source_20_Text"><text:span text:style-name="T46"> B</text:span></text:span></text:p>
      <text:p text:style-name="P9"><text:span text:style-name="Source_20_Text"><text:span text:style-name="T65">[</text:span></text:span><text:span text:style-name="Source_20_Text"><text:span text:style-name="T69">'_'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'_'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'_'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'_'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'_'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'_'</text:span></text:span><text:span text:style-name="Source_20_Text"><text:span text:style-name="T65">]</text:span></text:span></text:p>
      <text:p text:style-name="P9"><text:span text:style-name="Source_20_Text"><text:span text:style-name="T71">Qual</text:span></text:span><text:span text:style-name="Source_20_Text"><text:span text:style-name="T46"> letra</text:span></text:span><text:span text:style-name="Source_20_Text"><text:span text:style-name="T65">?</text:span></text:span><text:span text:style-name="Source_20_Text"><text:span text:style-name="T46"> </text:span></text:span></text:p>
      <text:p text:style-name="P16"><text:span text:style-name="T24">Ué, já não tínhamos resolvido isso? Acontece que no </text:span><text:span text:style-name="Strong_20_Emphasis"><text:span text:style-name="Source_20_Text"><text:span text:style-name="T27">if</text:span></text:span></text:span><text:span text:style-name="T24"> que acabamos de escrever, nós não fazemos a comparação do chute com as letras em caixa alta. Para não termos que sempre nos lembrar disso, vamos já definir a palavra secreta e o chute em letra maiúsculas. Assim, nas comparações não precisamos mais deixar todas as letras em caixa alta. O código ficará assim:</text:span></text:p>
      <text:p text:style-name="P9"><text:span text:style-name="Source_20_Text"><text:span text:style-name="T63">def</text:span></text:span><text:span text:style-name="Source_20_Text"><text:span text:style-name="T46"> jogar</text:span></text:span><text:span text:style-name="Source_20_Text"><text:span text:style-name="T65">():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*********************************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***Bem vindo ao jogo da Forca!***"</text:span></text:span><text:span text:style-name="Source_20_Text"><text:span text:style-name="T65">)</text:span></text:span></text:p>
      <text:p text:style-name="P9"><text:soft-page-break/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*********************************"</text:span></text:span><text:span text:style-name="Source_20_Text"><text:span text:style-name="T65">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46">palavra_secreta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9">"banana"</text:span></text:span><text:span text:style-name="Source_20_Text"><text:span text:style-name="T65">.</text:span></text:span><text:span text:style-name="Source_20_Text"><text:span text:style-name="T46">upper</text:span></text:span><text:span text:style-name="Source_20_Text"><text:span text:style-name="T65">()</text:span></text:span></text:p>
      <text:p text:style-name="P9"><text:span text:style-name="Source_20_Text"><text:span text:style-name="T48"><text:s text:c="4"/></text:span></text:span><text:span text:style-name="Source_20_Text"><text:span text:style-name="T46">letras_acertadas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5">[</text:span></text:span><text:span text:style-name="Source_20_Text"><text:span text:style-name="T69">"_"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"_"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"_"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"_"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"_"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"_"</text:span></text:span><text:span text:style-name="Source_20_Text"><text:span text:style-name="T65">]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46">enforcou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3">False</text:span></text:span></text:p>
      <text:p text:style-name="P9"><text:span text:style-name="Source_20_Text"><text:span text:style-name="T48"><text:s text:c="4"/></text:span></text:span><text:span text:style-name="Source_20_Text"><text:span text:style-name="T46">acertou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3">False</text:span></text:span></text:p>
      <text:p text:style-name="P9"><text:span text:style-name="Source_20_Text"><text:span text:style-name="T48"><text:s text:c="4"/></text:span></text:span><text:span text:style-name="Source_20_Text"><text:span text:style-name="T46">erros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83">0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46">letras_acertadas</text:span></text:span><text:span text:style-name="Source_20_Text"><text:span text:style-name="T65">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63">while</text:span></text:span><text:span text:style-name="Source_20_Text"><text:span text:style-name="T46"> </text:span></text:span><text:span text:style-name="Source_20_Text"><text:span text:style-name="T65">(</text:span></text:span><text:span text:style-name="Source_20_Text"><text:span text:style-name="T63">not</text:span></text:span><text:span text:style-name="Source_20_Text"><text:span text:style-name="T46"> acertou </text:span></text:span><text:span text:style-name="Source_20_Text"><text:span text:style-name="T63">and</text:span></text:span><text:span text:style-name="Source_20_Text"><text:span text:style-name="T46"> </text:span></text:span><text:span text:style-name="Source_20_Text"><text:span text:style-name="T63">not</text:span></text:span><text:span text:style-name="Source_20_Text"><text:span text:style-name="T46"> enforcou</text:span></text:span><text:span text:style-name="Source_20_Text"><text:span text:style-name="T65">):</text:span></text:span></text:p>
      <text:p text:style-name="P35"/>
      <text:p text:style-name="P9"><text:span text:style-name="Source_20_Text"><text:span text:style-name="T48"><text:s text:c="8"/></text:span></text:span><text:span text:style-name="Source_20_Text"><text:span text:style-name="T46">chute </text:span></text:span><text:span text:style-name="Source_20_Text"><text:span text:style-name="T65">=</text:span></text:span><text:span text:style-name="Source_20_Text"><text:span text:style-name="T46"> input</text:span></text:span><text:span text:style-name="Source_20_Text"><text:span text:style-name="T65">(</text:span></text:span><text:span text:style-name="Source_20_Text"><text:span text:style-name="T69">"Qual letra? "</text:span></text:span><text:span text:style-name="Source_20_Text"><text:span text:style-name="T65">)</text:span></text:span></text:p>
      <text:p text:style-name="P9"><text:span text:style-name="Source_20_Text"><text:span text:style-name="T48"><text:s text:c="8"/></text:span></text:span><text:span text:style-name="Source_20_Text"><text:span text:style-name="T46">chute </text:span></text:span><text:span text:style-name="Source_20_Text"><text:span text:style-name="T65">=</text:span></text:span><text:span text:style-name="Source_20_Text"><text:span text:style-name="T46"> chute</text:span></text:span><text:span text:style-name="Source_20_Text"><text:span text:style-name="T65">.</text:span></text:span><text:span text:style-name="Source_20_Text"><text:span text:style-name="T46">strip</text:span></text:span><text:span text:style-name="Source_20_Text"><text:span text:style-name="T65">().</text:span></text:span><text:span text:style-name="Source_20_Text"><text:span text:style-name="T46">upper</text:span></text:span><text:span text:style-name="Source_20_Text"><text:span text:style-name="T65">()</text:span></text:span></text:p>
      <text:p text:style-name="P35"/>
      <text:p text:style-name="P9"><text:span text:style-name="Source_20_Text"><text:span text:style-name="T48"><text:s text:c="8"/></text:span></text:span><text:span text:style-name="Source_20_Text"><text:span text:style-name="T63">if</text:span></text:span><text:span text:style-name="Source_20_Text"><text:span text:style-name="T46"> </text:span></text:span><text:span text:style-name="Source_20_Text"><text:span text:style-name="T65">(</text:span></text:span><text:span text:style-name="Source_20_Text"><text:span text:style-name="T46">chute </text:span></text:span><text:span text:style-name="Source_20_Text"><text:span text:style-name="T63">in</text:span></text:span><text:span text:style-name="Source_20_Text"><text:span text:style-name="T46"> palavra_secreta</text:span></text:span><text:span text:style-name="Source_20_Text"><text:span text:style-name="T65">):</text:span></text:span></text:p>
      <text:p text:style-name="P9"><text:span text:style-name="Source_20_Text"><text:span text:style-name="T48"><text:s text:c="12"/></text:span></text:span><text:span text:style-name="Source_20_Text"><text:span text:style-name="T46">index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83">0</text:span></text:span></text:p>
      <text:p text:style-name="P9"><text:span text:style-name="Source_20_Text"><text:span text:style-name="T48"><text:s text:c="12"/></text:span></text:span><text:span text:style-name="Source_20_Text"><text:span text:style-name="T63">for</text:span></text:span><text:span text:style-name="Source_20_Text"><text:span text:style-name="T46"> letra </text:span></text:span><text:span text:style-name="Source_20_Text"><text:span text:style-name="T63">in</text:span></text:span><text:span text:style-name="Source_20_Text"><text:span text:style-name="T46"> palavra_secreta</text:span></text:span><text:span text:style-name="Source_20_Text"><text:span text:style-name="T65">:</text:span></text:span></text:p>
      <text:p text:style-name="P9"><text:span text:style-name="Source_20_Text"><text:span text:style-name="T48"><text:s text:c="16"/></text:span></text:span><text:span text:style-name="Source_20_Text"><text:span text:style-name="T63">if</text:span></text:span><text:span text:style-name="Source_20_Text"><text:span text:style-name="T46"> </text:span></text:span><text:span text:style-name="Source_20_Text"><text:span text:style-name="T65">(</text:span></text:span><text:span text:style-name="Source_20_Text"><text:span text:style-name="T46">chute </text:span></text:span><text:span text:style-name="Source_20_Text"><text:span text:style-name="T65">==</text:span></text:span><text:span text:style-name="Source_20_Text"><text:span text:style-name="T46"> letra</text:span></text:span><text:span text:style-name="Source_20_Text"><text:span text:style-name="T65">):</text:span></text:span></text:p>
      <text:p text:style-name="P9"><text:span text:style-name="Source_20_Text"><text:span text:style-name="T48"><text:s text:c="20"/></text:span></text:span><text:span text:style-name="Source_20_Text"><text:span text:style-name="T46">letras_acertadas</text:span></text:span><text:span text:style-name="Source_20_Text"><text:span text:style-name="T65">[</text:span></text:span><text:span text:style-name="Source_20_Text"><text:span text:style-name="T46">index</text:span></text:span><text:span text:style-name="Source_20_Text"><text:span text:style-name="T65">]</text:span></text:span><text:span text:style-name="Source_20_Text"><text:span text:style-name="T46"> </text:span></text:span><text:span text:style-name="Source_20_Text"><text:span text:style-name="T65">=</text:span></text:span><text:span text:style-name="Source_20_Text"><text:span text:style-name="T46"> letra</text:span></text:span></text:p>
      <text:p text:style-name="P9"><text:span text:style-name="Source_20_Text"><text:span text:style-name="T48"><text:s text:c="16"/></text:span></text:span><text:span text:style-name="Source_20_Text"><text:span text:style-name="T46">index </text:span></text:span><text:span text:style-name="Source_20_Text"><text:span text:style-name="T65">+=</text:span></text:span><text:span text:style-name="Source_20_Text"><text:span text:style-name="T46"> </text:span></text:span><text:span text:style-name="Source_20_Text"><text:span text:style-name="T83">1</text:span></text:span></text:p>
      <text:p text:style-name="P9"><text:span text:style-name="Source_20_Text"><text:span text:style-name="T48"><text:s text:c="8"/></text:span></text:span><text:span text:style-name="Source_20_Text"><text:span text:style-name="T63">else</text:span></text:span><text:span text:style-name="Source_20_Text"><text:span text:style-name="T65">:</text:span></text:span></text:p>
      <text:p text:style-name="P9"><text:span text:style-name="Source_20_Text"><text:span text:style-name="T48"><text:s text:c="12"/></text:span></text:span><text:span text:style-name="Source_20_Text"><text:span text:style-name="T46">erros </text:span></text:span><text:span text:style-name="Source_20_Text"><text:span text:style-name="T65">+=</text:span></text:span><text:span text:style-name="Source_20_Text"><text:span text:style-name="T46"> </text:span></text:span><text:span text:style-name="Source_20_Text"><text:span text:style-name="T83">1</text:span></text:span></text:p>
      <text:p text:style-name="P35"/>
      <text:p text:style-name="P9"><text:span text:style-name="Source_20_Text"><text:span text:style-name="T48"><text:s text:c="8"/></text:span></text:span><text:span text:style-name="Source_20_Text"><text:span text:style-name="T46">enforcou </text:span></text:span><text:span text:style-name="Source_20_Text"><text:span text:style-name="T65">=</text:span></text:span><text:span text:style-name="Source_20_Text"><text:span text:style-name="T46"> erros </text:span></text:span><text:span text:style-name="Source_20_Text"><text:span text:style-name="T65">==</text:span></text:span><text:span text:style-name="Source_20_Text"><text:span text:style-name="T46"> </text:span></text:span><text:span text:style-name="Source_20_Text"><text:span text:style-name="T83">6</text:span></text:span></text:p>
      <text:p text:style-name="P9"><text:span text:style-name="Source_20_Text"><text:span text:style-name="T48"><text:s text:c="8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46">letras_acertadas</text:span></text:span><text:span text:style-name="Source_20_Text"><text:span text:style-name="T65">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Fim do jogo"</text:span></text:span><text:span text:style-name="Source_20_Text"><text:span text:style-name="T65">)</text:span></text:span></text:p>
      <text:p text:style-name="P31">Por fim, falta encerrarmos o jogo quando o jogador acertar a palavra.</text:p>
      <text:h text:style-name="P28" text:outline-level="2"><text:soft-page-break/>Encerrando o jogo quando o usuário acertar a palavra</text:h>
      <text:p text:style-name="P16"><text:span text:style-name="T24">Uma das maneiras de implementar essa funcionalidade é aproveitar a nossa lista de letras acertadas, já que enquanto o jogador não acertar a palavra, o caractere </text:span><text:span text:style-name="Strong_20_Emphasis"><text:span text:style-name="Source_20_Text"><text:span text:style-name="T27">_</text:span></text:span></text:span><text:span text:style-name="T24"> vai existir na lista.</text:span></text:p>
      <text:p text:style-name="P16"><text:span text:style-name="T24">Logo, enquanto a lista possui o </text:span><text:span text:style-name="Strong_20_Emphasis"><text:span text:style-name="Source_20_Text"><text:span text:style-name="T27">_</text:span></text:span></text:span><text:span text:style-name="T24">, significa que a palavra ainda </text:span><text:span text:style-name="Strong_20_Emphasis"><text:span text:style-name="T25">não</text:span></text:span><text:span text:style-name="T24"> foi totalmente preenchida, já que os </text:span><text:span text:style-name="Strong_20_Emphasis"><text:span text:style-name="Source_20_Text"><text:span text:style-name="T27">_</text:span></text:span></text:span><text:span text:style-name="T24"> são substituídos a cada letra acertada. Então vamos adicionar essa verificação abaixo da verificação da variável </text:span><text:span text:style-name="Strong_20_Emphasis"><text:span text:style-name="Source_20_Text"><text:span text:style-name="T27">enforcou</text:span></text:span></text:span><text:span text:style-name="T24">:</text:span></text:p>
      <text:p text:style-name="P9"><text:span text:style-name="Source_20_Text"><text:span text:style-name="T46">enforcou </text:span></text:span><text:span text:style-name="Source_20_Text"><text:span text:style-name="T65">=</text:span></text:span><text:span text:style-name="Source_20_Text"><text:span text:style-name="T46"> erros </text:span></text:span><text:span text:style-name="Source_20_Text"><text:span text:style-name="T65">==</text:span></text:span><text:span text:style-name="Source_20_Text"><text:span text:style-name="T46"> </text:span></text:span><text:span text:style-name="Source_20_Text"><text:span text:style-name="T83">6</text:span></text:span></text:p>
      <text:p text:style-name="P9"><text:span text:style-name="Source_20_Text"><text:span text:style-name="T46">acertou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9">"_"</text:span></text:span><text:span text:style-name="Source_20_Text"><text:span text:style-name="T46"> </text:span></text:span><text:span text:style-name="Source_20_Text"><text:span text:style-name="T63">not</text:span></text:span><text:span text:style-name="Source_20_Text"><text:span text:style-name="T46"> </text:span></text:span><text:span text:style-name="Source_20_Text"><text:span text:style-name="T63">in</text:span></text:span><text:span text:style-name="Source_20_Text"><text:span text:style-name="T46"> letras_acertadas</text:span></text:span></text:p>
      <text:p text:style-name="P31">Ao testar, e acertar a palavra, temos o seguinte resultado:</text:p>
      <text:p text:style-name="P9"><text:span text:style-name="Source_20_Text"><text:span text:style-name="T65">*********************************</text:span></text:span></text:p>
      <text:p text:style-name="P9"><text:span text:style-name="Source_20_Text"><text:span text:style-name="T65">***</text:span></text:span><text:span text:style-name="Source_20_Text"><text:span text:style-name="T71">Bem</text:span></text:span><text:span text:style-name="Source_20_Text"><text:span text:style-name="T46"> vindo ao jogo da </text:span></text:span><text:span text:style-name="Source_20_Text"><text:span text:style-name="T71">Forca</text:span></text:span><text:span text:style-name="Source_20_Text"><text:span text:style-name="T65">!***</text:span></text:span></text:p>
      <text:p text:style-name="P9"><text:span text:style-name="Source_20_Text"><text:span text:style-name="T65">*********************************</text:span></text:span></text:p>
      <text:p text:style-name="P9"><text:span text:style-name="Source_20_Text"><text:span text:style-name="T65">[</text:span></text:span><text:span text:style-name="Source_20_Text"><text:span text:style-name="T69">'_'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'_'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'_'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'_'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'_'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'_'</text:span></text:span><text:span text:style-name="Source_20_Text"><text:span text:style-name="T65">]</text:span></text:span></text:p>
      <text:p text:style-name="P9"><text:span text:style-name="Source_20_Text"><text:span text:style-name="T71">Qual</text:span></text:span><text:span text:style-name="Source_20_Text"><text:span text:style-name="T46"> letra</text:span></text:span><text:span text:style-name="Source_20_Text"><text:span text:style-name="T65">?</text:span></text:span><text:span text:style-name="Source_20_Text"><text:span text:style-name="T46"> b</text:span></text:span></text:p>
      <text:p text:style-name="P9"><text:span text:style-name="Source_20_Text"><text:span text:style-name="T65">[</text:span></text:span><text:span text:style-name="Source_20_Text"><text:span text:style-name="T69">'B'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'_'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'_'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'_'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'_'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'_'</text:span></text:span><text:span text:style-name="Source_20_Text"><text:span text:style-name="T65">]</text:span></text:span></text:p>
      <text:p text:style-name="P9"><text:span text:style-name="Source_20_Text"><text:span text:style-name="T71">Qual</text:span></text:span><text:span text:style-name="Source_20_Text"><text:span text:style-name="T46"> letra</text:span></text:span><text:span text:style-name="Source_20_Text"><text:span text:style-name="T65">?</text:span></text:span><text:span text:style-name="Source_20_Text"><text:span text:style-name="T46"> a</text:span></text:span></text:p>
      <text:p text:style-name="P9"><text:span text:style-name="Source_20_Text"><text:span text:style-name="T65">[</text:span></text:span><text:span text:style-name="Source_20_Text"><text:span text:style-name="T69">'B'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'A'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'_'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'A'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'_'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'A'</text:span></text:span><text:span text:style-name="Source_20_Text"><text:span text:style-name="T65">]</text:span></text:span></text:p>
      <text:p text:style-name="P9"><text:span text:style-name="Source_20_Text"><text:span text:style-name="T71">Qual</text:span></text:span><text:span text:style-name="Source_20_Text"><text:span text:style-name="T46"> letra</text:span></text:span><text:span text:style-name="Source_20_Text"><text:span text:style-name="T65">?</text:span></text:span><text:span text:style-name="Source_20_Text"><text:span text:style-name="T46"> n</text:span></text:span></text:p>
      <text:p text:style-name="P9"><text:span text:style-name="Source_20_Text"><text:span text:style-name="T65">[</text:span></text:span><text:span text:style-name="Source_20_Text"><text:span text:style-name="T69">'B'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'A'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'N'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'A'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'N'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'A'</text:span></text:span><text:span text:style-name="Source_20_Text"><text:span text:style-name="T65">]</text:span></text:span></text:p>
      <text:p text:style-name="P9"><text:span text:style-name="Source_20_Text"><text:span text:style-name="T71">Fim</text:span></text:span><text:span text:style-name="Source_20_Text"><text:span text:style-name="T46"> </text:span></text:span><text:span text:style-name="Source_20_Text"><text:span text:style-name="T63">do</text:span></text:span><text:span text:style-name="Source_20_Text"><text:span text:style-name="T46"> jogo</text:span></text:span></text:p>
      <text:p text:style-name="P16"><text:span text:style-name="T24">O jogo é encerrado ao acertarmos a palavra! Ótimo, funcionalidade concluída. Falta apenas exibir uma mensagem ao usuário, dizendo se ele acertou ou não a palavra. Após o </text:span><text:span text:style-name="Strong_20_Emphasis"><text:span text:style-name="Source_20_Text"><text:span text:style-name="T27">while</text:span></text:span></text:span><text:span text:style-name="T24">, adicionamos:</text:span></text:p>
      <text:p text:style-name="P9"><text:span text:style-name="Source_20_Text"><text:span text:style-name="T63">if</text:span></text:span><text:span text:style-name="Source_20_Text"><text:span text:style-name="T46"> </text:span></text:span><text:span text:style-name="Source_20_Text"><text:span text:style-name="T65">(</text:span></text:span><text:span text:style-name="Source_20_Text"><text:span text:style-name="T46">acertou</text:span></text:span><text:span text:style-name="Source_20_Text"><text:span text:style-name="T65">):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Você ganhou!"</text:span></text:span><text:span text:style-name="Source_20_Text"><text:span text:style-name="T65">)</text:span></text:span></text:p>
      <text:p text:style-name="P9"><text:span text:style-name="Source_20_Text"><text:span text:style-name="T63">else</text:span></text:span><text:span text:style-name="Source_20_Text"><text:span text:style-name="T65">: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Você perdeu!"</text:span></text:span><text:span text:style-name="Source_20_Text"><text:span text:style-name="T65">)</text:span></text:span></text:p>
      <text:p text:style-name="P16"><text:span text:style-name="T24">No próximo vídeo iremos melhorar a declaração da quantidade de </text:span><text:span text:style-name="Strong_20_Emphasis"><text:span text:style-name="Source_20_Text"><text:span text:style-name="T27">_</text:span></text:span></text:span><text:span text:style-name="T24"> na lista de palavras acertadas, já que por enquanto a mesma está fixa.</text:span></text:p>
      <text:p text:style-name="Text_20_body"/>
      <text:h text:style-name="P20" text:outline-level="1"><text:soft-page-break/>Calculando o total de caracteres em um loop</text:h>
      <text:p text:style-name="Text_20_body"><text:line-break/><text:span text:style-name="T11">Carlos criou um loop para calcular a quantidade de caracteres em uma palavra através do seguinte código:</text:span></text:p>
      <text:p text:style-name="P10"><text:span text:style-name="Source_20_Text"><text:span text:style-name="T20">total </text:span></text:span><text:span text:style-name="Source_20_Text"><text:span text:style-name="T91">=</text:span></text:span><text:span text:style-name="Source_20_Text"><text:span text:style-name="T20"> </text:span></text:span><text:span text:style-name="Source_20_Text"><text:span text:style-name="T98">0</text:span></text:span></text:p>
      <text:p text:style-name="P10"><text:span text:style-name="Source_20_Text"><text:span text:style-name="T20">palavra </text:span></text:span><text:span text:style-name="Source_20_Text"><text:span text:style-name="T91">=</text:span></text:span><text:span text:style-name="Source_20_Text"><text:span text:style-name="T20"> </text:span></text:span><text:span text:style-name="Source_20_Text"><text:span text:style-name="T94">"python rocks!"</text:span></text:span></text:p>
      <text:p text:style-name="P10"><text:span text:style-name="Source_20_Text"><text:span text:style-name="T20">acabou </text:span></text:span><text:span text:style-name="Source_20_Text"><text:span text:style-name="T91">=</text:span></text:span><text:span text:style-name="Source_20_Text"><text:span text:style-name="T20"> </text:span></text:span><text:span text:style-name="Source_20_Text"><text:span text:style-name="T96">False</text:span></text:span></text:p>
      <text:p text:style-name="P10"><text:span text:style-name="Source_20_Text"><text:span text:style-name="T96">while</text:span></text:span><text:span text:style-name="Source_20_Text"><text:span text:style-name="T20"> </text:span></text:span><text:span text:style-name="Source_20_Text"><text:span text:style-name="T91">(</text:span></text:span><text:span text:style-name="Source_20_Text"><text:span text:style-name="T96">not</text:span></text:span><text:span text:style-name="Source_20_Text"><text:span text:style-name="T20"> acabou</text:span></text:span><text:span text:style-name="Source_20_Text"><text:span text:style-name="T91">):</text:span></text:span></text:p>
      <text:p text:style-name="P10"><text:span text:style-name="Source_20_Text"><text:span text:style-name="T22"><text:s text:c="4"/></text:span></text:span><text:span text:style-name="Source_20_Text"><text:span text:style-name="T99">#AQUI </text:span></text:span></text:p>
      <text:p text:style-name="P10"><text:span text:style-name="Source_20_Text"><text:span text:style-name="T22"><text:s text:c="4"/></text:span></text:span><text:span text:style-name="Source_20_Text"><text:span text:style-name="T20">total </text:span></text:span><text:span text:style-name="Source_20_Text"><text:span text:style-name="T91">=</text:span></text:span><text:span text:style-name="Source_20_Text"><text:span text:style-name="T20"> total </text:span></text:span><text:span text:style-name="Source_20_Text"><text:span text:style-name="T91">+</text:span></text:span><text:span text:style-name="Source_20_Text"><text:span text:style-name="T20"> </text:span></text:span><text:span text:style-name="Source_20_Text"><text:span text:style-name="T98">1</text:span></text:span></text:p>
      <text:p text:style-name="P10"><text:span text:style-name="Source_20_Text"><text:span text:style-name="T96">print</text:span></text:span><text:span text:style-name="Source_20_Text"><text:span text:style-name="T91">(</text:span></text:span><text:span text:style-name="Source_20_Text"><text:span text:style-name="T20">total </text:span></text:span><text:span text:style-name="Source_20_Text"><text:span text:style-name="T91">-</text:span></text:span><text:span text:style-name="Source_20_Text"><text:span text:style-name="T20"> </text:span></text:span><text:span text:style-name="Source_20_Text"><text:span text:style-name="T98">1</text:span></text:span><text:span text:style-name="Source_20_Text"><text:span text:style-name="T91">)</text:span></text:span></text:p>
      <text:p text:style-name="P12"><text:span text:style-name="T11">O que Carlos precisa colocar dentro do </text:span><text:span text:style-name="Emphasis"><text:span text:style-name="T11">while</text:span></text:span><text:span text:style-name="T11"> no lugar de </text:span><text:span text:style-name="Source_20_Text"><text:span text:style-name="T10">#AQUI</text:span></text:span><text:span text:style-name="T11"> para que se encerre e consiga imprimir o total de caracteres da palavra?</text:span></text:p>
      <text:p text:style-name="P71">Selecione uma alternativa</text:p>
      <text:p text:style-name="P72"><text:bookmark text:name="22035"/>acabou = ( total == len(palavra) )</text:p>
      <text:p text:style-name="P34"><text:span text:style-name="T72">Correto! Carlos poderia ter simplesmente usado a própria função </text:span><text:span text:style-name="Source_20_Text"><text:span text:style-name="T60">len</text:span></text:span><text:span text:style-name="T72">, mas esse código definirá </text:span><text:span text:style-name="Source_20_Text"><text:span text:style-name="T60">True</text:span></text:span><text:span text:style-name="T81"> </text:span><text:span text:style-name="T72">para a variável </text:span><text:span text:style-name="Source_20_Text"><text:span text:style-name="T60">acabou</text:span></text:span><text:span text:style-name="T81"> </text:span><text:span text:style-name="T72">apenas quando total for igual ao tamanho da palavra.</text:span></text:p>
      <text:p text:style-name="P34"><text:span text:style-name="T35">s</text:span><text:span text:style-name="T24">ó para deixar claro, usando a função </text:span><text:span text:style-name="Source_20_Text"><text:span text:style-name="T26">len</text:span></text:span><text:span text:style-name="T24">:</text:span></text:p>
      <text:p text:style-name="P9"><text:span text:style-name="Source_20_Text"><text:span text:style-name="T46">len</text:span></text:span><text:span text:style-name="Source_20_Text"><text:span text:style-name="T65">(</text:span></text:span><text:span text:style-name="Source_20_Text"><text:span text:style-name="T46">palavra</text:span></text:span><text:span text:style-name="Source_20_Text"><text:span text:style-name="T65">)</text:span></text:span></text:p>
      <text:p text:style-name="P31">Já imprime o tamanho da string!</text:p>
      <text:p text:style-name="P72"/>
      <text:h text:style-name="P19" text:outline-level="1">Saindo do loop</text:h>
      <text:p text:style-name="Text_20_body"><text:line-break/><text:span text:style-name="T25">Considere o seguinte trecho de código com um loop:</text:span></text:p>
      <text:p text:style-name="P9"><text:span text:style-name="Source_20_Text"><text:span text:style-name="T46">passos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83">0</text:span></text:span></text:p>
      <text:p text:style-name="P9"><text:span text:style-name="Source_20_Text"><text:span text:style-name="T63">while</text:span></text:span><text:span text:style-name="Source_20_Text"><text:span text:style-name="T46"> </text:span></text:span><text:span text:style-name="Source_20_Text"><text:span text:style-name="T65">(</text:span></text:span><text:span text:style-name="Source_20_Text"><text:span text:style-name="T84">#######):</text:span></text:span></text:p>
      <text:p text:style-name="P9"><text:span text:style-name="Source_20_Text"><text:span text:style-name="T48"><text:s text:c="2"/></text:span></text:span><text:span text:style-name="Source_20_Text"><text:span text:style-name="T46">passos </text:span></text:span><text:span text:style-name="Source_20_Text"><text:span text:style-name="T65">+=</text:span></text:span><text:span text:style-name="Source_20_Text"><text:span text:style-name="T46"> </text:span></text:span><text:span text:style-name="Source_20_Text"><text:span text:style-name="T83">1</text:span></text:span></text:p>
      <text:p text:style-name="P9"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46">passos</text:span></text:span><text:span text:style-name="Source_20_Text"><text:span text:style-name="T65">)</text:span></text:span></text:p>
      <text:p text:style-name="P18"><text:soft-page-break/>O que precisa ser colocado na condição do while para que o loop saia após 10 passos?</text:p>
      <text:p text:style-name="P25"><text:span text:style-name="T101">Selecione </text:span><text:bookmark text:name="multipleChoice-count-number2"/><text:span text:style-name="T101">2 </text:span><text:bookmark text:name="multiple-choice-alternative-counter2"/><text:span text:style-name="T101">alternativas</text:span></text:p>
      <text:p text:style-name="P25">passos&lt;10 - Correto! O loop será executado 10 vezes, conforme o pedido do enunciado.</text:p>
      <text:p text:style-name="P25">Passos&lt;=9 - Correto! O loop será executado 10 vezes (0 até 9), conforme o pedido do enunciado.</text:p>
      <text:p text:style-name="P25"/>
      <text:h text:style-name="P26" text:outline-level="1">Forca com teste de erros alternativo</text:h>
      <text:p text:style-name="Text_20_body"><text:line-break/><text:span text:style-name="T25">No nosso jogo da forca imagine que você inicialize a variável </text:span><text:span text:style-name="Source_20_Text"><text:span text:style-name="T27">erros</text:span></text:span><text:span text:style-name="T25"> com 6 tentativas:</text:span></text:p>
      <text:p text:style-name="P9"><text:span text:style-name="Source_20_Text"><text:span text:style-name="T46">erros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83">6</text:span></text:span></text:p>
      <text:p text:style-name="P18">O que você precisa mudar no código para manter o jogador sendo enforcado após 6 tentativas frustradas?</text:p>
      <text:p text:style-name="P25"><text:span text:style-name="T101">Selecione </text:span><text:bookmark text:name="multipleChoice-count-number3"/><text:span text:style-name="T101">2 </text:span><text:bookmark text:name="multiple-choice-alternative-counter3"/><text:span text:style-name="T101">alternativas</text:span></text:p>
      <text:p text:style-name="P66">1 - Apenas mudar o teste da variável enforcou para:</text:p>
      <text:p text:style-name="P66"><text:tab/>enforcou = <text:s/>erros == 12</text:p>
      <text:p text:style-name="P66"><text:s/>Correto! Se a variável erros começou com 6, pra manter a quantidade de tentativas em 6, precisamos mudar o teste da variável enforcou para 6 + 6, mas seria nada elegante e legível, certo?</text:p>
      <text:p text:style-name="P66">2 - Decrementar a variável erros com:</text:p>
      <text:p text:style-name="P66"><text:tab/>erros = erros - 1</text:p>
      <text:p text:style-name="P66">e mudar o teste da variável enforcou para:</text:p>
      <text:p text:style-name="P66"><text:tab/>enforcou = erros == 0</text:p>
      <text:p text:style-name="P66"><text:s/>Correto! Podemos decrementarmos a variável erros para que ela chegue até zero e com isso o teste da variável enforcou precisará mudar para refletir isso.</text:p>
      <text:p text:style-name="P66"/>
      <text:h text:style-name="P88" text:outline-level="1">Opcional: quantas tentativas faltam?</text:h>
      <text:p text:style-name="Text_20_body"><text:line-break/><text:span text:style-name="T36">Sempre é importante dar feedback ao usuário quando ele realiza alguma ação no sistema. No caso da forca, quando o jogador errar uma letra, queremos indicar isso, </text:span><text:span text:style-name="Strong_20_Emphasis"><text:span text:style-name="T36">juntamente com quantas tentativas faltam</text:span></text:span><text:span text:style-name="T36">. Em outras palavras queremos mostrar para o jogador quantas rodadas ele ainda pode jogar antes ser enforcado.</text:span></text:p>
      <text:p text:style-name="P31">Que código poderíamos escrever para dar esse feedback ao jogador?</text:p>
      <text:p text:style-name="Text_20_body"><text:span text:style-name="T36">Uma possibilidade de código seria colocar uma chamada à função </text:span><text:span text:style-name="Source_20_Text"><text:span text:style-name="T29">print</text:span></text:span><text:span text:style-name="T36"> dentro do </text:span><text:span text:style-name="Emphasis"><text:span text:style-name="T36">else</text:span></text:span><text:span text:style-name="T36"> onde a variável </text:span><text:span text:style-name="Source_20_Text"><text:span text:style-name="T29">erros</text:span></text:span><text:span text:style-name="T36"> é incrementada. Para concatenar o total de tentativas à string, usamos a função </text:span><text:span text:style-name="Source_20_Text"><text:span text:style-name="T29">format</text:span></text:span><text:span text:style-name="T36">.</text:span></text:p>
      <text:p text:style-name="P9"><text:span text:style-name="Source_20_Text"><text:span text:style-name="T63">else</text:span></text:span><text:span text:style-name="Source_20_Text"><text:span text:style-name="T65">:</text:span></text:span></text:p>
      <text:p text:style-name="P9"><text:soft-page-break/><text:span text:style-name="Source_20_Text"><text:span text:style-name="T48"><text:s text:c="4"/></text:span></text:span><text:span text:style-name="Source_20_Text"><text:span text:style-name="T46">erros </text:span></text:span><text:span text:style-name="Source_20_Text"><text:span text:style-name="T65">+=</text:span></text:span><text:span text:style-name="Source_20_Text"><text:span text:style-name="T46"> </text:span></text:span><text:span text:style-name="Source_20_Text"><text:span text:style-name="T83">1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Ops, você errou! Faltam {} tentativas."</text:span></text:span><text:span text:style-name="Source_20_Text"><text:span text:style-name="T65">.</text:span></text:span><text:span text:style-name="Source_20_Text"><text:span text:style-name="T46">format</text:span></text:span><text:span text:style-name="Source_20_Text"><text:span text:style-name="T65">(</text:span></text:span><text:span text:style-name="Source_20_Text"><text:span text:style-name="T83">6</text:span></text:span><text:span text:style-name="Source_20_Text"><text:span text:style-name="T65">-</text:span></text:span><text:span text:style-name="Source_20_Text"><text:span text:style-name="T46">erros</text:span></text:span><text:span text:style-name="Source_20_Text"><text:span text:style-name="T65">))</text:span></text:span></text:p>
      <text:p text:style-name="P49"/>
      <text:h text:style-name="P4" text:outline-level="1"><text:span text:style-name="T107">Para saber mais: outra maneira de sair do loop</text:span></text:h>
      <text:p text:style-name="Text_20_body"><text:line-break/><text:span text:style-name="T36">Vimos nesse capítulo que as variáveis </text:span><text:span text:style-name="Source_20_Text"><text:span text:style-name="T29">acertou</text:span></text:span><text:span text:style-name="T36"> e </text:span><text:span text:style-name="Source_20_Text"><text:span text:style-name="T29">enforcou</text:span></text:span><text:span text:style-name="T36"> foram usadas para controlar a saída do loop. Enquanto elas não forem verdadeiras, o código dentro do loop será executado. Para que o loop seja encerrado, criamos atribuições para essas variáveis.</text:span></text:p>
      <text:p text:style-name="P9"><text:span text:style-name="Source_20_Text"><text:span text:style-name="T46">enforcou </text:span></text:span><text:span text:style-name="Source_20_Text"><text:span text:style-name="T65">=</text:span></text:span><text:span text:style-name="Source_20_Text"><text:span text:style-name="T46"> erros </text:span></text:span><text:span text:style-name="Source_20_Text"><text:span text:style-name="T65">==</text:span></text:span><text:span text:style-name="Source_20_Text"><text:span text:style-name="T46"> </text:span></text:span><text:span text:style-name="Source_20_Text"><text:span text:style-name="T83">6</text:span></text:span></text:p>
      <text:p text:style-name="P9"><text:span text:style-name="Source_20_Text"><text:span text:style-name="T46">acertou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9">"_"</text:span></text:span><text:span text:style-name="Source_20_Text"><text:span text:style-name="T46"> </text:span></text:span><text:span text:style-name="Source_20_Text"><text:span text:style-name="T63">not</text:span></text:span><text:span text:style-name="Source_20_Text"><text:span text:style-name="T46"> </text:span></text:span><text:span text:style-name="Source_20_Text"><text:span text:style-name="T63">in</text:span></text:span><text:span text:style-name="Source_20_Text"><text:span text:style-name="T46"> letras_acertadas</text:span></text:span></text:p>
      <text:p text:style-name="P16"><text:span text:style-name="T24">Contudo, essa não é única maneira de sair de um loop. Podemos usar também a palavra reservada </text:span><text:span text:style-name="Strong_20_Emphasis"><text:span text:style-name="T25">break</text:span></text:span><text:span text:style-name="T24"> que, quando executada, irá encerrar o loop naquele ponto. Como podemos alterar nosso código da forca para utilizar o </text:span><text:span text:style-name="Source_20_Text"><text:span text:style-name="T26">break</text:span></text:span><text:span text:style-name="T24"> e sair do </text:span><text:span text:style-name="Emphasis"><text:span text:style-name="T25">while</text:span></text:span><text:span text:style-name="T24">?</text:span></text:p>
      <text:p text:style-name="Text_20_body"><text:span text:style-name="T55"/></text:p>
      <text:p text:style-name="Text_20_body"><text:span text:style-name="T36">Uma possível solução seria o código abaixo. Repare que usamos um </text:span><text:span text:style-name="Strong_20_Emphasis"><text:span text:style-name="T36">loop infinito</text:span></text:span><text:span text:style-name="T36"> (</text:span><text:span text:style-name="Source_20_Text"><text:span text:style-name="T29">while(true)</text:span></text:span><text:span text:style-name="T36">) e por isso temos que usar o comando </text:span><text:span text:style-name="Source_20_Text"><text:span text:style-name="T29">break</text:span></text:span><text:span text:style-name="T36">para interromper o laço:</text:span></text:p>
      <text:p text:style-name="P9"><text:span text:style-name="Source_20_Text"><text:span text:style-name="T63">def</text:span></text:span><text:span text:style-name="Source_20_Text"><text:span text:style-name="T46"> jogar</text:span></text:span><text:span text:style-name="Source_20_Text"><text:span text:style-name="T65">():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*********************************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***Bem vindo ao jogo da Forca!***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*********************************"</text:span></text:span><text:span text:style-name="Source_20_Text"><text:span text:style-name="T65">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46">palavra_secreta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9">"maça"</text:span></text:span><text:span text:style-name="Source_20_Text"><text:span text:style-name="T65">.</text:span></text:span><text:span text:style-name="Source_20_Text"><text:span text:style-name="T46">upper</text:span></text:span><text:span text:style-name="Source_20_Text"><text:span text:style-name="T65">()</text:span></text:span></text:p>
      <text:p text:style-name="P9"><text:span text:style-name="Source_20_Text"><text:span text:style-name="T48"><text:s text:c="4"/></text:span></text:span><text:span text:style-name="Source_20_Text"><text:span text:style-name="T46">letras_acertadas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5">[</text:span></text:span><text:span text:style-name="Source_20_Text"><text:span text:style-name="T69">"_"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"_"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"_"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"_"</text:span></text:span><text:span text:style-name="Source_20_Text"><text:span text:style-name="T65">]</text:span></text:span></text:p>
      <text:p text:style-name="P35"/>
      <text:p text:style-name="P35"/>
      <text:p text:style-name="P9"><text:span text:style-name="Source_20_Text"><text:span text:style-name="T48"><text:s text:c="4"/></text:span></text:span><text:span text:style-name="Source_20_Text"><text:span text:style-name="T46">erros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83">0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46">len</text:span></text:span><text:span text:style-name="Source_20_Text"><text:span text:style-name="T65">(</text:span></text:span><text:span text:style-name="Source_20_Text"><text:span text:style-name="T46">palavra_secreta</text:span></text:span><text:span text:style-name="Source_20_Text"><text:span text:style-name="T65">))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46">letras_acertadas</text:span></text:span><text:span text:style-name="Source_20_Text"><text:span text:style-name="T65">)</text:span></text:span></text:p>
      <text:p text:style-name="P35"/>
      <text:p text:style-name="P9"><text:soft-page-break/><text:span text:style-name="Source_20_Text"><text:span text:style-name="T48"><text:s text:c="4"/></text:span></text:span><text:span text:style-name="Source_20_Text"><text:span text:style-name="T63">while</text:span></text:span><text:span text:style-name="Source_20_Text"><text:span text:style-name="T65">(</text:span></text:span><text:span text:style-name="Source_20_Text"><text:span text:style-name="T63">True</text:span></text:span><text:span text:style-name="Source_20_Text"><text:span text:style-name="T65">):</text:span></text:span></text:p>
      <text:p text:style-name="P35"/>
      <text:p text:style-name="P9"><text:span text:style-name="Source_20_Text"><text:span text:style-name="T48"><text:s text:c="8"/></text:span></text:span><text:span text:style-name="Source_20_Text"><text:span text:style-name="T46">chute </text:span></text:span><text:span text:style-name="Source_20_Text"><text:span text:style-name="T65">=</text:span></text:span><text:span text:style-name="Source_20_Text"><text:span text:style-name="T46"> input</text:span></text:span><text:span text:style-name="Source_20_Text"><text:span text:style-name="T65">(</text:span></text:span><text:span text:style-name="Source_20_Text"><text:span text:style-name="T69">"Qual letra? "</text:span></text:span><text:span text:style-name="Source_20_Text"><text:span text:style-name="T65">)</text:span></text:span></text:p>
      <text:p text:style-name="P9"><text:span text:style-name="Source_20_Text"><text:span text:style-name="T48"><text:s text:c="8"/></text:span></text:span><text:span text:style-name="Source_20_Text"><text:span text:style-name="T46">chute </text:span></text:span><text:span text:style-name="Source_20_Text"><text:span text:style-name="T65">=</text:span></text:span><text:span text:style-name="Source_20_Text"><text:span text:style-name="T46"> chute</text:span></text:span><text:span text:style-name="Source_20_Text"><text:span text:style-name="T65">.</text:span></text:span><text:span text:style-name="Source_20_Text"><text:span text:style-name="T46">strip</text:span></text:span><text:span text:style-name="Source_20_Text"><text:span text:style-name="T65">().</text:span></text:span><text:span text:style-name="Source_20_Text"><text:span text:style-name="T46">upper</text:span></text:span><text:span text:style-name="Source_20_Text"><text:span text:style-name="T65">()</text:span></text:span></text:p>
      <text:p text:style-name="P35"/>
      <text:p text:style-name="P9"><text:span text:style-name="Source_20_Text"><text:span text:style-name="T48"><text:s text:c="8"/></text:span></text:span><text:span text:style-name="Source_20_Text"><text:span text:style-name="T63">if</text:span></text:span><text:span text:style-name="Source_20_Text"><text:span text:style-name="T65">(</text:span></text:span><text:span text:style-name="Source_20_Text"><text:span text:style-name="T46">chute </text:span></text:span><text:span text:style-name="Source_20_Text"><text:span text:style-name="T63">in</text:span></text:span><text:span text:style-name="Source_20_Text"><text:span text:style-name="T46"> palavra_secreta</text:span></text:span><text:span text:style-name="Source_20_Text"><text:span text:style-name="T65">):</text:span></text:span></text:p>
      <text:p text:style-name="P9"><text:span text:style-name="Source_20_Text"><text:span text:style-name="T48"><text:s text:c="12"/></text:span></text:span><text:span text:style-name="Source_20_Text"><text:span text:style-name="T46">index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83">0</text:span></text:span></text:p>
      <text:p text:style-name="P9"><text:span text:style-name="Source_20_Text"><text:span text:style-name="T48"><text:s text:c="12"/></text:span></text:span><text:span text:style-name="Source_20_Text"><text:span text:style-name="T63">for</text:span></text:span><text:span text:style-name="Source_20_Text"><text:span text:style-name="T46"> letra </text:span></text:span><text:span text:style-name="Source_20_Text"><text:span text:style-name="T63">in</text:span></text:span><text:span text:style-name="Source_20_Text"><text:span text:style-name="T46"> palavra_secreta</text:span></text:span><text:span text:style-name="Source_20_Text"><text:span text:style-name="T65">:</text:span></text:span></text:p>
      <text:p text:style-name="P9"><text:span text:style-name="Source_20_Text"><text:span text:style-name="T48"><text:s text:c="16"/></text:span></text:span><text:span text:style-name="Source_20_Text"><text:span text:style-name="T63">if</text:span></text:span><text:span text:style-name="Source_20_Text"><text:span text:style-name="T65">(</text:span></text:span><text:span text:style-name="Source_20_Text"><text:span text:style-name="T46">chute </text:span></text:span><text:span text:style-name="Source_20_Text"><text:span text:style-name="T65">==</text:span></text:span><text:span text:style-name="Source_20_Text"><text:span text:style-name="T46"> letra</text:span></text:span><text:span text:style-name="Source_20_Text"><text:span text:style-name="T65">):</text:span></text:span></text:p>
      <text:p text:style-name="P9"><text:span text:style-name="Source_20_Text"><text:span text:style-name="T48"><text:s text:c="20"/></text:span></text:span><text:span text:style-name="Source_20_Text"><text:span text:style-name="T46">letras_acertadas</text:span></text:span><text:span text:style-name="Source_20_Text"><text:span text:style-name="T65">[</text:span></text:span><text:span text:style-name="Source_20_Text"><text:span text:style-name="T46">index</text:span></text:span><text:span text:style-name="Source_20_Text"><text:span text:style-name="T65">]</text:span></text:span><text:span text:style-name="Source_20_Text"><text:span text:style-name="T46"> </text:span></text:span><text:span text:style-name="Source_20_Text"><text:span text:style-name="T65">=</text:span></text:span><text:span text:style-name="Source_20_Text"><text:span text:style-name="T46"> letra</text:span></text:span></text:p>
      <text:p text:style-name="P9"><text:span text:style-name="Source_20_Text"><text:span text:style-name="T48"><text:s text:c="16"/></text:span></text:span><text:span text:style-name="Source_20_Text"><text:span text:style-name="T46">index </text:span></text:span><text:span text:style-name="Source_20_Text"><text:span text:style-name="T65">+=</text:span></text:span><text:span text:style-name="Source_20_Text"><text:span text:style-name="T46"> </text:span></text:span><text:span text:style-name="Source_20_Text"><text:span text:style-name="T83">1</text:span></text:span></text:p>
      <text:p text:style-name="P9"><text:span text:style-name="Source_20_Text"><text:span text:style-name="T48"><text:s text:c="8"/></text:span></text:span><text:span text:style-name="Source_20_Text"><text:span text:style-name="T63">else</text:span></text:span><text:span text:style-name="Source_20_Text"><text:span text:style-name="T65">:</text:span></text:span></text:p>
      <text:p text:style-name="P9"><text:span text:style-name="Source_20_Text"><text:span text:style-name="T48"><text:s text:c="12"/></text:span></text:span><text:span text:style-name="Source_20_Text"><text:span text:style-name="T46">erros </text:span></text:span><text:span text:style-name="Source_20_Text"><text:span text:style-name="T65">+=</text:span></text:span><text:span text:style-name="Source_20_Text"><text:span text:style-name="T46"> </text:span></text:span><text:span text:style-name="Source_20_Text"><text:span text:style-name="T83">1</text:span></text:span></text:p>
      <text:p text:style-name="P35"/>
      <text:p text:style-name="P9"><text:span text:style-name="Source_20_Text"><text:span text:style-name="T48"><text:s text:c="8"/></text:span></text:span><text:span text:style-name="Source_20_Text"><text:span text:style-name="T63">if</text:span></text:span><text:span text:style-name="Source_20_Text"><text:span text:style-name="T46"> </text:span></text:span><text:span text:style-name="Source_20_Text"><text:span text:style-name="T65">(</text:span></text:span><text:span text:style-name="Source_20_Text"><text:span text:style-name="T46">erros </text:span></text:span><text:span text:style-name="Source_20_Text"><text:span text:style-name="T65">==</text:span></text:span><text:span text:style-name="Source_20_Text"><text:span text:style-name="T46"> </text:span></text:span><text:span text:style-name="Source_20_Text"><text:span text:style-name="T83">6</text:span></text:span><text:span text:style-name="Source_20_Text"><text:span text:style-name="T65">):</text:span></text:span></text:p>
      <text:p text:style-name="P9"><text:span text:style-name="Source_20_Text"><text:span text:style-name="T48"><text:s text:c="12"/></text:span></text:span><text:span text:style-name="Source_20_Text"><text:span text:style-name="T63">break</text:span></text:span></text:p>
      <text:p text:style-name="P9"><text:span text:style-name="Source_20_Text"><text:span text:style-name="T48"><text:s text:c="8"/></text:span></text:span><text:span text:style-name="Source_20_Text"><text:span text:style-name="T63">if</text:span></text:span><text:span text:style-name="Source_20_Text"><text:span text:style-name="T46"> </text:span></text:span><text:span text:style-name="Source_20_Text"><text:span text:style-name="T65">(</text:span></text:span><text:span text:style-name="Source_20_Text"><text:span text:style-name="T69">"_"</text:span></text:span><text:span text:style-name="Source_20_Text"><text:span text:style-name="T46"> </text:span></text:span><text:span text:style-name="Source_20_Text"><text:span text:style-name="T63">not</text:span></text:span><text:span text:style-name="Source_20_Text"><text:span text:style-name="T46"> </text:span></text:span><text:span text:style-name="Source_20_Text"><text:span text:style-name="T63">in</text:span></text:span><text:span text:style-name="Source_20_Text"><text:span text:style-name="T46"> letras_acertadas</text:span></text:span><text:span text:style-name="Source_20_Text"><text:span text:style-name="T65">):</text:span></text:span></text:p>
      <text:p text:style-name="P9"><text:span text:style-name="Source_20_Text"><text:span text:style-name="T48"><text:s text:c="12"/></text:span></text:span><text:span text:style-name="Source_20_Text"><text:span text:style-name="T63">break</text:span></text:span></text:p>
      <text:p text:style-name="P9"><text:span text:style-name="Source_20_Text"><text:span text:style-name="T48"><text:s text:c="8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46">letras_acertadas</text:span></text:span><text:span text:style-name="Source_20_Text"><text:span text:style-name="T65">)</text:span></text:span></text:p>
      <text:p text:style-name="P35"/>
      <text:p text:style-name="P35"/>
      <text:p text:style-name="P9"><text:span text:style-name="Source_20_Text"><text:span text:style-name="T48"><text:s text:c="4"/></text:span></text:span><text:span text:style-name="Source_20_Text"><text:span text:style-name="T63">if</text:span></text:span><text:span text:style-name="Source_20_Text"><text:span text:style-name="T65">(</text:span></text:span><text:span text:style-name="Source_20_Text"><text:span text:style-name="T69">"_"</text:span></text:span><text:span text:style-name="Source_20_Text"><text:span text:style-name="T46"> </text:span></text:span><text:span text:style-name="Source_20_Text"><text:span text:style-name="T63">not</text:span></text:span><text:span text:style-name="Source_20_Text"><text:span text:style-name="T46"> </text:span></text:span><text:span text:style-name="Source_20_Text"><text:span text:style-name="T63">in</text:span></text:span><text:span text:style-name="Source_20_Text"><text:span text:style-name="T46"> letras_acertadas</text:span></text:span><text:span text:style-name="Source_20_Text"><text:span text:style-name="T65">):</text:span></text:span></text:p>
      <text:p text:style-name="P9"><text:span text:style-name="Source_20_Text"><text:span text:style-name="T48"><text:s text:c="8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Você ganhou!!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63">else</text:span></text:span><text:span text:style-name="Source_20_Text"><text:span text:style-name="T65">:</text:span></text:span></text:p>
      <text:p text:style-name="P9"><text:span text:style-name="Source_20_Text"><text:span text:style-name="T48"><text:s text:c="8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Você perdeu!!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Fim do jogo"</text:span></text:span><text:span text:style-name="Source_20_Text"><text:span text:style-name="T65">)</text:span></text:span></text:p>
      <text:h text:style-name="P4" text:outline-level="1"><text:span text:style-name="T107">Compreensão de lista</text:span></text:h>
      <text:p text:style-name="Text_20_body"><text:line-break/><text:span text:style-name="T36">Atualmente, a nossa palavra secreta é </text:span><text:span text:style-name="Strong_20_Emphasis"><text:span text:style-name="T36">banana</text:span></text:span><text:span text:style-name="T36">, que possui seis letras. Por isso a lista de palavras acertadas possui seis </text:span><text:span text:style-name="Strong_20_Emphasis"><text:span text:style-name="Source_20_Text"><text:span text:style-name="T29">_</text:span></text:span></text:span><text:span text:style-name="T36">. Mas se trocarmos a palavra secreta? Precisamos alterar a quantidade de </text:span><text:span text:style-name="Strong_20_Emphasis"><text:span text:style-name="Source_20_Text"><text:span text:style-name="T29">_</text:span></text:span></text:span><text:span text:style-name="T36"> na lista, de acordo com o número de letras da nova palavra.</text:span></text:p>
      <text:p text:style-name="P31">Meio trabalhoso, né? Então vamos tornar isso mais dinâmico.</text:p>
      <text:h text:style-name="P28" text:outline-level="2"><text:soft-page-break/>Inicializando a lista de acordo com o número de letras da palavra</text:h>
      <text:p text:style-name="P16"><text:span text:style-name="T24">Queremos que a inicialização da lista de palavras acertadas seja dinâmica, baseada na quantidade de letras que houver na palavra secreta. Já sabemos implementar isso, podemos criar a lista vazia, e para cada letra na palavra secreta, adicionamos um </text:span><text:span text:style-name="Strong_20_Emphasis"><text:span text:style-name="Source_20_Text"><text:span text:style-name="T27">_</text:span></text:span></text:span><text:span text:style-name="T24"> à ela:</text:span></text:p>
      <text:p text:style-name="P9"><text:span text:style-name="Source_20_Text"><text:span text:style-name="T46">palavra_secreta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9">"banana"</text:span></text:span><text:span text:style-name="Source_20_Text"><text:span text:style-name="T65">.</text:span></text:span><text:span text:style-name="Source_20_Text"><text:span text:style-name="T46">upper</text:span></text:span><text:span text:style-name="Source_20_Text"><text:span text:style-name="T65">()</text:span></text:span></text:p>
      <text:p text:style-name="P9"><text:span text:style-name="Source_20_Text"><text:span text:style-name="T46">letras_acertadas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5">[]</text:span></text:span></text:p>
      <text:p text:style-name="P35"/>
      <text:p text:style-name="P9"><text:span text:style-name="Source_20_Text"><text:span text:style-name="T63">for</text:span></text:span><text:span text:style-name="Source_20_Text"><text:span text:style-name="T46"> letra </text:span></text:span><text:span text:style-name="Source_20_Text"><text:span text:style-name="T63">in</text:span></text:span><text:span text:style-name="Source_20_Text"><text:span text:style-name="T46"> palavra_secreta</text:span></text:span><text:span text:style-name="Source_20_Text"><text:span text:style-name="T65">:</text:span></text:span></text:p>
      <text:p text:style-name="P9"><text:span text:style-name="Source_20_Text"><text:span text:style-name="T48"><text:s text:c="4"/></text:span></text:span><text:span text:style-name="Source_20_Text"><text:span text:style-name="T46">letras_acertadas</text:span></text:span><text:span text:style-name="Source_20_Text"><text:span text:style-name="T65">.</text:span></text:span><text:span text:style-name="Source_20_Text"><text:span text:style-name="T46">append</text:span></text:span><text:span text:style-name="Source_20_Text"><text:span text:style-name="T65">(</text:span></text:span><text:span text:style-name="Source_20_Text"><text:span text:style-name="T69">"_"</text:span></text:span><text:span text:style-name="Source_20_Text"><text:span text:style-name="T65">)</text:span></text:span></text:p>
      <text:p text:style-name="P31">Perfeito, está funcionando! Mas há uma forma mais interessante de fazer isso.</text:p>
      <text:h text:style-name="P28" text:outline-level="2">Realizando um laço dentro da inicialização da lista</text:h>
      <text:p text:style-name="P16"><text:span text:style-name="T24">Quando inicializamos a lista, queremos inicializá-la com um caractere </text:span><text:span text:style-name="Strong_20_Emphasis"><text:span text:style-name="Source_20_Text"><text:span text:style-name="T27">_</text:span></text:span></text:span><text:span text:style-name="T24"> para cada letra na palavra secreta. Só que com Python, podemos fazer isso diretamente, dentro da inicialização da lista:</text:span></text:p>
      <text:p text:style-name="P9"><text:span text:style-name="Source_20_Text"><text:span text:style-name="T46">palavra_secreta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9">"banana"</text:span></text:span><text:span text:style-name="Source_20_Text"><text:span text:style-name="T65">.</text:span></text:span><text:span text:style-name="Source_20_Text"><text:span text:style-name="T46">upper</text:span></text:span><text:span text:style-name="Source_20_Text"><text:span text:style-name="T65">()</text:span></text:span></text:p>
      <text:p text:style-name="P9"><text:span text:style-name="Source_20_Text"><text:span text:style-name="T46">letras_acertadas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5">[</text:span></text:span><text:span text:style-name="Source_20_Text"><text:span text:style-name="T69">"_"</text:span></text:span><text:span text:style-name="Source_20_Text"><text:span text:style-name="T46"> </text:span></text:span><text:span text:style-name="Source_20_Text"><text:span text:style-name="T63">for</text:span></text:span><text:span text:style-name="Source_20_Text"><text:span text:style-name="T46"> letra </text:span></text:span><text:span text:style-name="Source_20_Text"><text:span text:style-name="T63">in</text:span></text:span><text:span text:style-name="Source_20_Text"><text:span text:style-name="T46"> palavra_secreta</text:span></text:span><text:span text:style-name="Source_20_Text"><text:span text:style-name="T65">]</text:span></text:span></text:p>
      <text:p text:style-name="P16"><text:span text:style-name="T24">Essa funcionalidade do Python se chama </text:span><text:span text:style-name="Strong_20_Emphasis"><text:span text:style-name="Emphasis"><text:span text:style-name="T25">List Comprehension</text:span></text:span></text:span><text:span text:style-name="T24">, em português, </text:span><text:span text:style-name="Emphasis"><text:span text:style-name="T25">Compreensão de lista</text:span></text:span><text:span text:style-name="T24">.</text:span></text:p>
      <text:p text:style-name="Text_20_body"><text:span text:style-name="T55"/></text:p>
      <text:h text:style-name="P4" text:outline-level="1"><text:span text:style-name="T107">Loop relativo à List Comprehension</text:span></text:h>
      <text:p text:style-name="Text_20_body"><text:line-break/><text:span text:style-name="T55">João criou a seguinte lista:</text:span></text:p>
      <text:p text:style-name="Text_20_body"><text:span text:style-name="T55"/></text:p>
      <text:p text:style-name="Text_20_body"><text:span text:style-name="T55">frutas = ["maçã", "banana", "laranja", "melancia"]</text:span></text:p>
      <text:p text:style-name="Text_20_body"><text:span text:style-name="T55">Agora ele precisa criar uma nova lista com as mesmas frutas, mas tudo escrito em letras maiúsculas. Ele escreveu o laço abaixo:</text:span></text:p>
      <text:p text:style-name="Text_20_body"><text:span text:style-name="T55"/></text:p>
      <text:p text:style-name="Text_20_body"><text:soft-page-break/><text:span text:style-name="T55"><text:tab/>lista = []</text:span></text:p>
      <text:p text:style-name="Text_20_body"><text:span text:style-name="T55"><text:tab/>for fruta in frutas:</text:span></text:p>
      <text:p text:style-name="Text_20_body"><text:span text:style-name="T55"><text:tab/> <text:s text:c="3"/>lista.append(fruta.upper())</text:span></text:p>
      <text:p text:style-name="Text_20_body"><text:span text:style-name="T55">O código funciona, mas será que você pode mostrar para ele como usar as List Comprehensions? Qual solução abaixo é relativa ao laço?</text:span></text:p>
      <text:p text:style-name="Text_20_body"><text:span text:style-name="T55"/></text:p>
      <text:p text:style-name="Text_20_body"><text:span text:style-name="T55">Selecione uma alternativa</text:span></text:p>
      <text:p text:style-name="P50"><text:span text:style-name="T55">l</text:span><text:span text:style-name="T56">ista = [</text:span><text:span text:style-name="T55">fruta.upper() for fruta in frutas</text:span><text:span text:style-name="T56">]</text:span></text:p>
      <text:p text:style-name="P50"><text:span text:style-name="T56"/></text:p>
      <text:p text:style-name="P50"><text:span text:style-name="T40">O código com </text:span><text:span text:style-name="Emphasis"><text:span text:style-name="T43">List Comprehension</text:span></text:span><text:span text:style-name="T40">, que inicializaria a lista acima, seria:</text:span></text:p>
      <text:p text:style-name="P10"><text:span text:style-name="Source_20_Text"><text:span text:style-name="T21"><text:tab/>frutas </text:span></text:span><text:span text:style-name="Source_20_Text"><text:span text:style-name="T92">=</text:span></text:span><text:span text:style-name="Source_20_Text"><text:span text:style-name="T21"> </text:span></text:span><text:span text:style-name="Source_20_Text"><text:span text:style-name="T92">[</text:span></text:span><text:span text:style-name="Source_20_Text"><text:span text:style-name="T95">"maçã"</text:span></text:span><text:span text:style-name="Source_20_Text"><text:span text:style-name="T92">,</text:span></text:span><text:span text:style-name="Source_20_Text"><text:span text:style-name="T21"> </text:span></text:span><text:span text:style-name="Source_20_Text"><text:span text:style-name="T95">"banana"</text:span></text:span><text:span text:style-name="Source_20_Text"><text:span text:style-name="T92">,</text:span></text:span><text:span text:style-name="Source_20_Text"><text:span text:style-name="T21"> </text:span></text:span><text:span text:style-name="Source_20_Text"><text:span text:style-name="T95">"laranja"</text:span></text:span><text:span text:style-name="Source_20_Text"><text:span text:style-name="T92">,</text:span></text:span><text:span text:style-name="Source_20_Text"><text:span text:style-name="T21"> </text:span></text:span><text:span text:style-name="Source_20_Text"><text:span text:style-name="T95">"melancia"</text:span></text:span><text:span text:style-name="Source_20_Text"><text:span text:style-name="T92">]</text:span></text:span></text:p>
      <text:p text:style-name="P10"><text:span text:style-name="Source_20_Text"><text:span text:style-name="T21"><text:tab/>lista </text:span></text:span><text:span text:style-name="Source_20_Text"><text:span text:style-name="T92">=</text:span></text:span><text:span text:style-name="Source_20_Text"><text:span text:style-name="T21"> </text:span></text:span><text:span text:style-name="Source_20_Text"><text:span text:style-name="T92">[</text:span></text:span><text:span text:style-name="Source_20_Text"><text:span text:style-name="T21">fruta</text:span></text:span><text:span text:style-name="Source_20_Text"><text:span text:style-name="T92">.</text:span></text:span><text:span text:style-name="Source_20_Text"><text:span text:style-name="T21">upper</text:span></text:span><text:span text:style-name="Source_20_Text"><text:span text:style-name="T92">()</text:span></text:span><text:span text:style-name="Source_20_Text"><text:span text:style-name="T21"> </text:span></text:span><text:span text:style-name="Source_20_Text"><text:span text:style-name="T97">for</text:span></text:span><text:span text:style-name="Source_20_Text"><text:span text:style-name="T21"> fruta </text:span></text:span><text:span text:style-name="Source_20_Text"><text:span text:style-name="T97">in</text:span></text:span><text:span text:style-name="Source_20_Text"><text:span text:style-name="T21"> frutas</text:span></text:span><text:span text:style-name="Source_20_Text"><text:span text:style-name="T92">]</text:span></text:span></text:p>
      <text:p text:style-name="P15">Repare que é muito mais enxuto e, uma vez acostumado com a sintaxe, é até mais fácil de entender.</text:p>
      <text:p text:style-name="P22"><draw:frame draw:style-name="fr2" draw:name="Quadro3" text:anchor-type="char" svg:width="0.041cm" draw:z-index="1"><draw:text-box fo:min-height="0.041cm"><text:p text:style-name="Text_20_body">Parabéns, você acertou!</text:p></draw:text-box></draw:frame></text:p>
      <text:p text:style-name="P50"><text:span text:style-name="T56"/></text:p>
      <text:h text:style-name="P98" text:outline-level="1">Preenchendo uma lista com os quadrados de números inteiros</text:h>
      <text:p text:style-name="Text_20_body"><text:line-break/><text:span text:style-name="T57">Suponha que tenhamos uma lista com os seguintes inteiros:</text:span></text:p>
      <text:p text:style-name="P9"><text:span text:style-name="Source_20_Text"><text:span text:style-name="T46">inteiros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5">[</text:span></text:span><text:span text:style-name="Source_20_Text"><text:span text:style-name="T83">1</text:span></text:span><text:span text:style-name="Source_20_Text"><text:span text:style-name="T65">,</text:span></text:span><text:span text:style-name="Source_20_Text"><text:span text:style-name="T83">3</text:span></text:span><text:span text:style-name="Source_20_Text"><text:span text:style-name="T65">,</text:span></text:span><text:span text:style-name="Source_20_Text"><text:span text:style-name="T83">4</text:span></text:span><text:span text:style-name="Source_20_Text"><text:span text:style-name="T65">,</text:span></text:span><text:span text:style-name="Source_20_Text"><text:span text:style-name="T83">5</text:span></text:span><text:span text:style-name="Source_20_Text"><text:span text:style-name="T65">,</text:span></text:span><text:span text:style-name="Source_20_Text"><text:span text:style-name="T83">7</text:span></text:span><text:span text:style-name="Source_20_Text"><text:span text:style-name="T65">,</text:span></text:span><text:span text:style-name="Source_20_Text"><text:span text:style-name="T83">8</text:span></text:span><text:span text:style-name="Source_20_Text"><text:span text:style-name="T65">]</text:span></text:span></text:p>
      <text:p text:style-name="P13"><text:span text:style-name="T25">Podemos preencher uma nova lista com o quadrado de cada número da lista anterior, através do recurso </text:span><text:span text:style-name="Emphasis"><text:span text:style-name="T25">List Comprehension</text:span></text:span><text:span text:style-name="T25">. Considerando que, para calcular o quadrado de um número, fazemos </text:span><text:span text:style-name="Source_20_Text"><text:span text:style-name="T27">x*x</text:span></text:span><text:span text:style-name="T25">, qual seria o código para obter a lista de quadrados?</text:span></text:p>
      <text:p text:style-name="P74"><text:span text:style-name="T101">Selecione uma alternativa</text:span><text:span text:style-name="Source_20_Text"><text:span text:style-name="T93">: </text:span></text:span><text:span text:style-name="Source_20_Text"><text:span text:style-name="T47">quadrados </text:span></text:span><text:span text:style-name="Source_20_Text"><text:span text:style-name="T67">=</text:span></text:span><text:span text:style-name="Source_20_Text"><text:span text:style-name="T47"> </text:span></text:span><text:span text:style-name="Source_20_Text"><text:span text:style-name="T67">[</text:span></text:span><text:span text:style-name="Source_20_Text"><text:span text:style-name="T47">n</text:span></text:span><text:span text:style-name="Source_20_Text"><text:span text:style-name="T67">*</text:span></text:span><text:span text:style-name="Source_20_Text"><text:span text:style-name="T47">n </text:span></text:span><text:span text:style-name="Source_20_Text"><text:span text:style-name="T64">for</text:span></text:span><text:span text:style-name="Source_20_Text"><text:span text:style-name="T47"> n </text:span></text:span><text:span text:style-name="Source_20_Text"><text:span text:style-name="T64">in</text:span></text:span><text:span text:style-name="Source_20_Text"><text:span text:style-name="T47"> inteiros</text:span></text:span><text:span text:style-name="Source_20_Text"><text:span text:style-name="T67">]</text:span></text:span></text:p>
      <text:h text:style-name="P90" text:outline-level="1"><text:soft-page-break/><text:span text:style-name="Source_20_Text"><text:span text:style-name="T56">Para saber mais: inicializando uma lista de números pares</text:span></text:span></text:h>
      <text:p text:style-name="Text_20_body"><text:line-break/><text:span text:style-name="Source_20_Text"><text:span text:style-name="T25">O recurso </text:span></text:span><text:span text:style-name="Source_20_Text"><text:span text:style-name="Emphasis"><text:span text:style-name="T25">List Comprehension</text:span></text:span></text:span><text:span text:style-name="Source_20_Text"><text:span text:style-name="T25"> também permite utilizar condições para o preenchimento da lista. Considere o objetivo de inicializar uma lista com os números pares a partir de uma lista de números inteiros qualquer, por exemplo, os números 1,3,4,5,7,8,9. Para descobrir se um número é par, usamos a condição </text:span></text:span><text:span text:style-name="Source_20_Text"><text:span text:style-name="T27">numero%2 == 0</text:span></text:span><text:span text:style-name="Source_20_Text"><text:span text:style-name="T25">, que verifica se o resto de uma divisão por 2 é zero. O código abaixo usa um loop para inicializar a lista de pares.</text:span></text:span></text:p>
      <text:p text:style-name="P9"><text:span text:style-name="Source_20_Text"><text:span text:style-name="T46">inteiros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5">[</text:span></text:span><text:span text:style-name="Source_20_Text"><text:span text:style-name="T83">1</text:span></text:span><text:span text:style-name="Source_20_Text"><text:span text:style-name="T65">,</text:span></text:span><text:span text:style-name="Source_20_Text"><text:span text:style-name="T83">3</text:span></text:span><text:span text:style-name="Source_20_Text"><text:span text:style-name="T65">,</text:span></text:span><text:span text:style-name="Source_20_Text"><text:span text:style-name="T83">4</text:span></text:span><text:span text:style-name="Source_20_Text"><text:span text:style-name="T65">,</text:span></text:span><text:span text:style-name="Source_20_Text"><text:span text:style-name="T83">5</text:span></text:span><text:span text:style-name="Source_20_Text"><text:span text:style-name="T65">,</text:span></text:span><text:span text:style-name="Source_20_Text"><text:span text:style-name="T83">7</text:span></text:span><text:span text:style-name="Source_20_Text"><text:span text:style-name="T65">,</text:span></text:span><text:span text:style-name="Source_20_Text"><text:span text:style-name="T83">8</text:span></text:span><text:span text:style-name="Source_20_Text"><text:span text:style-name="T65">,</text:span></text:span><text:span text:style-name="Source_20_Text"><text:span text:style-name="T83">9</text:span></text:span><text:span text:style-name="Source_20_Text"><text:span text:style-name="T65">]</text:span></text:span></text:p>
      <text:p text:style-name="P9"><text:span text:style-name="Source_20_Text"><text:span text:style-name="T46">pares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5">[]</text:span></text:span></text:p>
      <text:p text:style-name="P9"><text:span text:style-name="Source_20_Text"><text:span text:style-name="T63">for</text:span></text:span><text:span text:style-name="Source_20_Text"><text:span text:style-name="T46"> numero </text:span></text:span><text:span text:style-name="Source_20_Text"><text:span text:style-name="T63">in</text:span></text:span><text:span text:style-name="Source_20_Text"><text:span text:style-name="T46"> inteiros</text:span></text:span><text:span text:style-name="Source_20_Text"><text:span text:style-name="T65">:</text:span></text:span></text:p>
      <text:p text:style-name="P9"><text:span text:style-name="Source_20_Text"><text:span text:style-name="T48"><text:s text:c="4"/></text:span></text:span><text:span text:style-name="Source_20_Text"><text:span text:style-name="T63">if</text:span></text:span><text:span text:style-name="Source_20_Text"><text:span text:style-name="T46"> numero </text:span></text:span><text:span text:style-name="Source_20_Text"><text:span text:style-name="T65">%</text:span></text:span><text:span text:style-name="Source_20_Text"><text:span text:style-name="T46"> </text:span></text:span><text:span text:style-name="Source_20_Text"><text:span text:style-name="T83">2</text:span></text:span><text:span text:style-name="Source_20_Text"><text:span text:style-name="T46"> </text:span></text:span><text:span text:style-name="Source_20_Text"><text:span text:style-name="T65">==</text:span></text:span><text:span text:style-name="Source_20_Text"><text:span text:style-name="T46"> </text:span></text:span><text:span text:style-name="Source_20_Text"><text:span text:style-name="T83">0</text:span></text:span><text:span text:style-name="Source_20_Text"><text:span text:style-name="T65">:</text:span></text:span></text:p>
      <text:p text:style-name="P9"><text:span text:style-name="Source_20_Text"><text:span text:style-name="T48"><text:s text:c="8"/></text:span></text:span><text:span text:style-name="Source_20_Text"><text:span text:style-name="T46">pares</text:span></text:span><text:span text:style-name="Source_20_Text"><text:span text:style-name="T65">.</text:span></text:span><text:span text:style-name="Source_20_Text"><text:span text:style-name="T46">append</text:span></text:span><text:span text:style-name="Source_20_Text"><text:span text:style-name="T65">(</text:span></text:span><text:span text:style-name="Source_20_Text"><text:span text:style-name="T46">numero</text:span></text:span><text:span text:style-name="Source_20_Text"><text:span text:style-name="T65">)</text:span></text:span></text:p>
      <text:p text:style-name="P16"><text:span text:style-name="T24">Pesquise como o podemos usar o </text:span><text:span text:style-name="Emphasis"><text:span text:style-name="T25">List Comprehension</text:span></text:span><text:span text:style-name="T24"> para fazer o mesmo que o código acima.</text:span></text:p>
      <text:p text:style-name="Text_20_body"><text:span text:style-name="Source_20_Text"><text:span text:style-name="T93"/></text:span></text:p>
      <text:p text:style-name="P68"><text:span text:style-name="Source_20_Text"><text:span text:style-name="T25">Dado o código de geração da lista de pares abaixo:</text:span></text:span></text:p>
      <text:p text:style-name="P68"><text:span text:style-name="Source_20_Text"><text:span text:style-name="T25"/></text:span></text:p>
      <text:p text:style-name="P9"><text:span text:style-name="Source_20_Text"><text:span text:style-name="T46"><text:tab/>inteiros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5">[</text:span></text:span><text:span text:style-name="Source_20_Text"><text:span text:style-name="T83">1</text:span></text:span><text:span text:style-name="Source_20_Text"><text:span text:style-name="T65">,</text:span></text:span><text:span text:style-name="Source_20_Text"><text:span text:style-name="T83">3</text:span></text:span><text:span text:style-name="Source_20_Text"><text:span text:style-name="T65">,</text:span></text:span><text:span text:style-name="Source_20_Text"><text:span text:style-name="T83">4</text:span></text:span><text:span text:style-name="Source_20_Text"><text:span text:style-name="T65">,</text:span></text:span><text:span text:style-name="Source_20_Text"><text:span text:style-name="T83">5</text:span></text:span><text:span text:style-name="Source_20_Text"><text:span text:style-name="T65">,</text:span></text:span><text:span text:style-name="Source_20_Text"><text:span text:style-name="T83">7</text:span></text:span><text:span text:style-name="Source_20_Text"><text:span text:style-name="T65">,</text:span></text:span><text:span text:style-name="Source_20_Text"><text:span text:style-name="T83">8</text:span></text:span><text:span text:style-name="Source_20_Text"><text:span text:style-name="T65">,</text:span></text:span><text:span text:style-name="Source_20_Text"><text:span text:style-name="T83">9</text:span></text:span><text:span text:style-name="Source_20_Text"><text:span text:style-name="T65">]</text:span></text:span></text:p>
      <text:p text:style-name="P9"><text:span text:style-name="Source_20_Text"><text:span text:style-name="T46"><text:tab/>pares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5">[]</text:span></text:span></text:p>
      <text:p text:style-name="P9"><text:span text:style-name="Source_20_Text"><text:span text:style-name="T63"><text:tab/>for</text:span></text:span><text:span text:style-name="Source_20_Text"><text:span text:style-name="T46"> numero </text:span></text:span><text:span text:style-name="Source_20_Text"><text:span text:style-name="T63">in</text:span></text:span><text:span text:style-name="Source_20_Text"><text:span text:style-name="T46"> inteiros</text:span></text:span><text:span text:style-name="Source_20_Text"><text:span text:style-name="T65">:</text:span></text:span></text:p>
      <text:p text:style-name="P9"><text:span text:style-name="Source_20_Text"><text:span text:style-name="T48"><text:tab/> <text:s text:c="3"/></text:span></text:span><text:span text:style-name="Source_20_Text"><text:span text:style-name="T63">if</text:span></text:span><text:span text:style-name="Source_20_Text"><text:span text:style-name="T46"> numero </text:span></text:span><text:span text:style-name="Source_20_Text"><text:span text:style-name="T65">%</text:span></text:span><text:span text:style-name="Source_20_Text"><text:span text:style-name="T46"> </text:span></text:span><text:span text:style-name="Source_20_Text"><text:span text:style-name="T83">2</text:span></text:span><text:span text:style-name="Source_20_Text"><text:span text:style-name="T46"> </text:span></text:span><text:span text:style-name="Source_20_Text"><text:span text:style-name="T65">==</text:span></text:span><text:span text:style-name="Source_20_Text"><text:span text:style-name="T46"> </text:span></text:span><text:span text:style-name="Source_20_Text"><text:span text:style-name="T83">0</text:span></text:span><text:span text:style-name="Source_20_Text"><text:span text:style-name="T65">:</text:span></text:span></text:p>
      <text:p text:style-name="P9"><text:span text:style-name="Source_20_Text"><text:span text:style-name="T48"><text:tab/> <text:s text:c="7"/></text:span></text:span><text:span text:style-name="Source_20_Text"><text:span text:style-name="T46">pares</text:span></text:span><text:span text:style-name="Source_20_Text"><text:span text:style-name="T65">.</text:span></text:span><text:span text:style-name="Source_20_Text"><text:span text:style-name="T46">append</text:span></text:span><text:span text:style-name="Source_20_Text"><text:span text:style-name="T65">(</text:span></text:span><text:span text:style-name="Source_20_Text"><text:span text:style-name="T46">numero</text:span></text:span><text:span text:style-name="Source_20_Text"><text:span text:style-name="T65">)</text:span></text:span></text:p>
      <text:p text:style-name="P9"><text:span text:style-name="Source_20_Text"><text:span text:style-name="T65"/></text:span></text:p>
      <text:p text:style-name="P16"><text:span text:style-name="T24">O código usando </text:span><text:span text:style-name="Emphasis"><text:span text:style-name="T25">List Comprehension</text:span></text:span><text:span text:style-name="T24"> relativo ficaria muito mais enxuto:</text:span></text:p>
      <text:p text:style-name="P16"><text:span text:style-name="T24"/></text:p>
      <text:p text:style-name="P9"><text:span text:style-name="Source_20_Text"><text:span text:style-name="T46"><text:tab/>inteiros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5">[</text:span></text:span><text:span text:style-name="Source_20_Text"><text:span text:style-name="T83">1</text:span></text:span><text:span text:style-name="Source_20_Text"><text:span text:style-name="T65">,</text:span></text:span><text:span text:style-name="Source_20_Text"><text:span text:style-name="T83">3</text:span></text:span><text:span text:style-name="Source_20_Text"><text:span text:style-name="T65">,</text:span></text:span><text:span text:style-name="Source_20_Text"><text:span text:style-name="T83">4</text:span></text:span><text:span text:style-name="Source_20_Text"><text:span text:style-name="T65">,</text:span></text:span><text:span text:style-name="Source_20_Text"><text:span text:style-name="T83">5</text:span></text:span><text:span text:style-name="Source_20_Text"><text:span text:style-name="T65">,</text:span></text:span><text:span text:style-name="Source_20_Text"><text:span text:style-name="T83">7</text:span></text:span><text:span text:style-name="Source_20_Text"><text:span text:style-name="T65">,</text:span></text:span><text:span text:style-name="Source_20_Text"><text:span text:style-name="T83">8</text:span></text:span><text:span text:style-name="Source_20_Text"><text:span text:style-name="T65">,</text:span></text:span><text:span text:style-name="Source_20_Text"><text:span text:style-name="T83">9</text:span></text:span><text:span text:style-name="Source_20_Text"><text:span text:style-name="T65">]</text:span></text:span></text:p>
      <text:p text:style-name="P9"><text:span text:style-name="Source_20_Text"><text:span text:style-name="T46"><text:tab/>pares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5">[</text:span></text:span><text:span text:style-name="Source_20_Text"><text:span text:style-name="T46">x </text:span></text:span><text:span text:style-name="Source_20_Text"><text:span text:style-name="T63">for</text:span></text:span><text:span text:style-name="Source_20_Text"><text:span text:style-name="T46"> x </text:span></text:span><text:span text:style-name="Source_20_Text"><text:span text:style-name="T63">in</text:span></text:span><text:span text:style-name="Source_20_Text"><text:span text:style-name="T46"> inteiros </text:span></text:span><text:span text:style-name="Source_20_Text"><text:span text:style-name="T63">if</text:span></text:span><text:span text:style-name="Source_20_Text"><text:span text:style-name="T46"> x </text:span></text:span><text:span text:style-name="Source_20_Text"><text:span text:style-name="T65">%</text:span></text:span><text:span text:style-name="Source_20_Text"><text:span text:style-name="T46"> </text:span></text:span><text:span text:style-name="Source_20_Text"><text:span text:style-name="T83">2</text:span></text:span><text:span text:style-name="Source_20_Text"><text:span text:style-name="T46"> </text:span></text:span><text:span text:style-name="Source_20_Text"><text:span text:style-name="T65">==</text:span></text:span><text:span text:style-name="Source_20_Text"><text:span text:style-name="T46"> </text:span></text:span><text:span text:style-name="Source_20_Text"><text:span text:style-name="T83">0</text:span></text:span><text:span text:style-name="Source_20_Text"><text:span text:style-name="T65">]</text:span></text:span></text:p>
      <text:p text:style-name="P16"><text:span text:style-name="T24"/></text:p>
      <text:p text:style-name="P16"><text:span text:style-name="T24">Repare o </text:span><text:span text:style-name="Source_20_Text"><text:span text:style-name="T26">if</text:span></text:span><text:span text:style-name="T24"> depois do </text:span><text:span text:style-name="Source_20_Text"><text:span text:style-name="T26">for</text:span></text:span><text:span text:style-name="T24"> que define a condição! Muito melhor não?</text:span></text:p>
      <text:p text:style-name="P16"><text:span text:style-name="Emphasis"><text:span text:style-name="T25">List Comprehension</text:span></text:span><text:span text:style-name="T24"> é um dos recursos mais legais da linguagem Python :)</text:span></text:p>
      <text:p text:style-name="P9"><text:span text:style-name="Source_20_Text"><text:span text:style-name="T65"/></text:span></text:p>
      <text:h text:style-name="P89" text:outline-level="1"><text:soft-page-break/><text:span text:style-name="Source_20_Text"><text:span text:style-name="T56">Mãos na massa: encerrando o jogo</text:span></text:span></text:h>
      <text:p text:style-name="Text_20_body"><text:line-break/><text:span text:style-name="Source_20_Text"><text:span text:style-name="T25">No jogo da forca, implemente a lógica para que o jogo dê apenas 6 chances para o jogador tentar acertar a palavra. Primeiro, crie uma variável chamada </text:span></text:span><text:span text:style-name="Source_20_Text"><text:span text:style-name="T27">erro</text:span></text:span><text:span text:style-name="Source_20_Text"><text:span text:style-name="T25"> fora do loop e inicialize-a com zero.</text:span></text:span></text:p>
      <text:list xml:id="list1803809314" text:style-name="L1">
        <text:list-header>
          <text:p text:style-name="P105"><text:span text:style-name="Source_20_Text"><text:span text:style-name="T46">erros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83">0</text:span></text:span></text:p>
        </text:list-header>
        <text:list-item>
          <text:p text:style-name="P64"><text:span text:style-name="T24">Em seguida, coloque uma condição dentro do loop para verificar se o jogador acertou a letra. Ela deve englobar a inicialização da variável </text:span><text:span text:style-name="Source_20_Text"><text:span text:style-name="T26">index</text:span></text:span><text:span text:style-name="T24"> e o loop </text:span><text:span text:style-name="Emphasis"><text:span text:style-name="T25">for</text:span></text:span><text:span text:style-name="T24">. Crie um </text:span><text:span text:style-name="Emphasis"><text:span text:style-name="T25">else</text:span></text:span><text:span text:style-name="T24"> para incrementar a variável </text:span><text:span text:style-name="Source_20_Text"><text:span text:style-name="T26">erros</text:span></text:span><text:span text:style-name="T24">.</text:span></text:p>
          <text:p text:style-name="P105"><text:span text:style-name="Source_20_Text"><text:span text:style-name="T63">if</text:span></text:span><text:span text:style-name="Source_20_Text"><text:span text:style-name="T65">(</text:span></text:span><text:span text:style-name="Source_20_Text"><text:span text:style-name="T46">chute </text:span></text:span><text:span text:style-name="Source_20_Text"><text:span text:style-name="T63">in</text:span></text:span><text:span text:style-name="Source_20_Text"><text:span text:style-name="T46"> palavra_secreta</text:span></text:span><text:span text:style-name="Source_20_Text"><text:span text:style-name="T65">):</text:span></text:span></text:p>
          <text:p text:style-name="P105"><text:span text:style-name="Source_20_Text"><text:span text:style-name="T48"><text:s text:c="5"/></text:span></text:span><text:span text:style-name="Source_20_Text"><text:span text:style-name="T46">index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83">0</text:span></text:span></text:p>
          <text:p text:style-name="P105"><text:span text:style-name="Source_20_Text"><text:span text:style-name="T48"><text:s text:c="5"/></text:span></text:span><text:span text:style-name="Source_20_Text"><text:span text:style-name="T63">for</text:span></text:span><text:span text:style-name="Source_20_Text"><text:span text:style-name="T46"> letra </text:span></text:span><text:span text:style-name="Source_20_Text"><text:span text:style-name="T63">in</text:span></text:span><text:span text:style-name="Source_20_Text"><text:span text:style-name="T46"> palavra_secreta</text:span></text:span><text:span text:style-name="Source_20_Text"><text:span text:style-name="T65">:</text:span></text:span></text:p>
          <text:p text:style-name="P105"><text:span text:style-name="Source_20_Text"><text:span text:style-name="T48"><text:s text:c="9"/></text:span></text:span><text:span text:style-name="Source_20_Text"><text:span text:style-name="T63">if</text:span></text:span><text:span text:style-name="Source_20_Text"><text:span text:style-name="T65">(</text:span></text:span><text:span text:style-name="Source_20_Text"><text:span text:style-name="T46">chute </text:span></text:span><text:span text:style-name="Source_20_Text"><text:span text:style-name="T65">==</text:span></text:span><text:span text:style-name="Source_20_Text"><text:span text:style-name="T46"> letra</text:span></text:span><text:span text:style-name="Source_20_Text"><text:span text:style-name="T65">):</text:span></text:span></text:p>
          <text:p text:style-name="P105"><text:span text:style-name="Source_20_Text"><text:span text:style-name="T48"><text:s text:c="13"/></text:span></text:span><text:span text:style-name="Source_20_Text"><text:span text:style-name="T46">letras_acertadas</text:span></text:span><text:span text:style-name="Source_20_Text"><text:span text:style-name="T65">[</text:span></text:span><text:span text:style-name="Source_20_Text"><text:span text:style-name="T46">index</text:span></text:span><text:span text:style-name="Source_20_Text"><text:span text:style-name="T65">]</text:span></text:span><text:span text:style-name="Source_20_Text"><text:span text:style-name="T46"> </text:span></text:span><text:span text:style-name="Source_20_Text"><text:span text:style-name="T65">=</text:span></text:span><text:span text:style-name="Source_20_Text"><text:span text:style-name="T46"> letra</text:span></text:span></text:p>
          <text:p text:style-name="P105"><text:span text:style-name="Source_20_Text"><text:span text:style-name="T48"><text:s text:c="9"/></text:span></text:span><text:span text:style-name="Source_20_Text"><text:span text:style-name="T46">index </text:span></text:span><text:span text:style-name="Source_20_Text"><text:span text:style-name="T65">=</text:span></text:span><text:span text:style-name="Source_20_Text"><text:span text:style-name="T46"> index </text:span></text:span><text:span text:style-name="Source_20_Text"><text:span text:style-name="T65">+</text:span></text:span><text:span text:style-name="Source_20_Text"><text:span text:style-name="T46"> </text:span></text:span><text:span text:style-name="Source_20_Text"><text:span text:style-name="T83">1</text:span></text:span></text:p>
          <text:p text:style-name="P105"><text:span text:style-name="Source_20_Text"><text:span text:style-name="T63">else</text:span></text:span><text:span text:style-name="Source_20_Text"><text:span text:style-name="T65">:</text:span></text:span></text:p>
          <text:p text:style-name="P105"><text:span text:style-name="Source_20_Text"><text:span text:style-name="T48"><text:s text:c="5"/></text:span></text:span><text:span text:style-name="Source_20_Text"><text:span text:style-name="T46">erros </text:span></text:span><text:span text:style-name="Source_20_Text"><text:span text:style-name="T65">=</text:span></text:span><text:span text:style-name="Source_20_Text"><text:span text:style-name="T46"> erros </text:span></text:span><text:span text:style-name="Source_20_Text"><text:span text:style-name="T65">+</text:span></text:span><text:span text:style-name="Source_20_Text"><text:span text:style-name="T46"> </text:span></text:span><text:span text:style-name="Source_20_Text"><text:span text:style-name="T83">1</text:span></text:span></text:p>
        </text:list-item>
        <text:list-item>
          <text:p text:style-name="P64"><text:span text:style-name="T24">No final do loop, atualize a variável </text:span><text:span text:style-name="Source_20_Text"><text:span text:style-name="T26">enforcou</text:span></text:span><text:span text:style-name="T24"> para que ela se torne verdadeira quando a quantidade de erros for 6. Teste o jogo colocando 6 letras erradas e verifique que o jogo termina!</text:span></text:p>
          <text:p text:style-name="P105"><text:span text:style-name="Source_20_Text"><text:span text:style-name="T46">enforcou </text:span></text:span><text:span text:style-name="Source_20_Text"><text:span text:style-name="T65">=</text:span></text:span><text:span text:style-name="Source_20_Text"><text:span text:style-name="T46"> erros </text:span></text:span><text:span text:style-name="Source_20_Text"><text:span text:style-name="T65">==</text:span></text:span><text:span text:style-name="Source_20_Text"><text:span text:style-name="T46"> </text:span></text:span><text:span text:style-name="Source_20_Text"><text:span text:style-name="T83">6</text:span></text:span></text:p>
        </text:list-item>
        <text:list-item>
          <text:p text:style-name="P64"><text:span text:style-name="T24">Agora implemente a lógica para que o jogo termine quando o jogador acertar a palavra. Crie mais uma linha no final do loop para atualizar a variável </text:span><text:span text:style-name="Source_20_Text"><text:span text:style-name="T26">acertou</text:span></text:span><text:span text:style-name="T24"> com a verificação se o caracter </text:span><text:span text:style-name="Emphasis"><text:span text:style-name="T25">underscore</text:span></text:span><text:span text:style-name="T24"> não existe em </text:span><text:span text:style-name="Source_20_Text"><text:span text:style-name="T26">letras_acertadas</text:span></text:span><text:span text:style-name="T24">. Teste a aplicação e coloque as letras da palavra secreta. Confirme que o jogo termina.</text:span></text:p>
          <text:p text:style-name="P105"><text:span text:style-name="Source_20_Text"><text:span text:style-name="T46">acertou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9">"_"</text:span></text:span><text:span text:style-name="Source_20_Text"><text:span text:style-name="T46"> </text:span></text:span><text:span text:style-name="Source_20_Text"><text:span text:style-name="T63">not</text:span></text:span><text:span text:style-name="Source_20_Text"><text:span text:style-name="T46"> </text:span></text:span><text:span text:style-name="Source_20_Text"><text:span text:style-name="T63">in</text:span></text:span><text:span text:style-name="Source_20_Text"><text:span text:style-name="T46"> letras_acertadas</text:span></text:span></text:p>
        </text:list-item>
        <text:list-item>
          <text:p text:style-name="P64"><text:span text:style-name="T24">Apesar do jogo encerrar, o jogador ainda não sabe se acertou ou foi enforcado. Após o loop e antes da impressão da mensagem </text:span><text:span text:style-name="Source_20_Text"><text:span text:style-name="T26">Fim do jogo</text:span></text:span><text:span text:style-name="T24">, coloque um </text:span><text:span text:style-name="Emphasis"><text:span text:style-name="T25">if</text:span></text:span><text:span text:style-name="T24"> para imprimir </text:span><text:span text:style-name="Source_20_Text"><text:span text:style-name="T26">Você ganhou!!</text:span></text:span><text:span text:style-name="T24"> caso ele tenha vencido a forca e </text:span><text:span text:style-name="Source_20_Text"><text:span text:style-name="T26">Você perdeu!</text:span></text:span><text:span text:style-name="T24"> caso contrário. Teste novamente sua aplicação.</text:span></text:p>
          <text:p text:style-name="P105"><text:span text:style-name="Source_20_Text"><text:span text:style-name="T63">if</text:span></text:span><text:span text:style-name="Source_20_Text"><text:span text:style-name="T65">(</text:span></text:span><text:span text:style-name="Source_20_Text"><text:span text:style-name="T46">acertou</text:span></text:span><text:span text:style-name="Source_20_Text"><text:span text:style-name="T65">):</text:span></text:span></text:p>
          <text:p text:style-name="P105"><text:span text:style-name="Source_20_Text"><text:span text:style-name="T48"><text:s text:c="5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Você ganhou!!"</text:span></text:span><text:span text:style-name="Source_20_Text"><text:span text:style-name="T65">)</text:span></text:span></text:p>
          <text:p text:style-name="P105"><text:soft-page-break/><text:span text:style-name="Source_20_Text"><text:span text:style-name="T63">else</text:span></text:span><text:span text:style-name="Source_20_Text"><text:span text:style-name="T65">:</text:span></text:span></text:p>
          <text:p text:style-name="P105"><text:span text:style-name="Source_20_Text"><text:span text:style-name="T48"><text:s text:c="5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Você perdeu!!"</text:span></text:span><text:span text:style-name="Source_20_Text"><text:span text:style-name="T65">)</text:span></text:span></text:p>
        </text:list-item>
        <text:list-item>
          <text:p text:style-name="P64"><text:span text:style-name="T24">Inicialize a variável </text:span><text:span text:style-name="Source_20_Text"><text:span text:style-name="T26">letras_acertadas</text:span></text:span><text:span text:style-name="T24"> dinamicamente a partir de qualquer palavra secreta. Utilize o recurso </text:span><text:span text:style-name="Emphasis"><text:span text:style-name="T25">List Comprehension</text:span></text:span><text:span text:style-name="T24"> para criar um laço dentro da inicialização da lista.</text:span></text:p>
          <text:p text:style-name="P105"><text:span text:style-name="Source_20_Text"><text:span text:style-name="T46">letras_acertadas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5">[</text:span></text:span><text:span text:style-name="Source_20_Text"><text:span text:style-name="T69">"_"</text:span></text:span><text:span text:style-name="Source_20_Text"><text:span text:style-name="T46"> </text:span></text:span><text:span text:style-name="Source_20_Text"><text:span text:style-name="T63">for</text:span></text:span><text:span text:style-name="Source_20_Text"><text:span text:style-name="T46"> letra </text:span></text:span><text:span text:style-name="Source_20_Text"><text:span text:style-name="T63">in</text:span></text:span><text:span text:style-name="Source_20_Text"><text:span text:style-name="T46"> palavra_secreta</text:span></text:span><text:span text:style-name="Source_20_Text"><text:span text:style-name="T65">]</text:span></text:span></text:p>
        </text:list-item>
      </text:list>
      <text:p text:style-name="P16"><text:span text:style-name="Source_20_Text"><text:span text:style-name="T25">Seu código deverá ficar parecido com o abaixo:</text:span></text:span></text:p>
      <text:p text:style-name="P9"><text:span text:style-name="Source_20_Text"><text:span text:style-name="T63">def</text:span></text:span><text:span text:style-name="Source_20_Text"><text:span text:style-name="T46"> jogar</text:span></text:span><text:span text:style-name="Source_20_Text"><text:span text:style-name="T65">():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*********************************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***Bem vindo ao jogo da Forca!***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*********************************"</text:span></text:span><text:span text:style-name="Source_20_Text"><text:span text:style-name="T65">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46">palavra_secreta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9">"maça"</text:span></text:span><text:span text:style-name="Source_20_Text"><text:span text:style-name="T65">.</text:span></text:span><text:span text:style-name="Source_20_Text"><text:span text:style-name="T46">upper</text:span></text:span><text:span text:style-name="Source_20_Text"><text:span text:style-name="T65">()</text:span></text:span></text:p>
      <text:p text:style-name="P9"><text:span text:style-name="Source_20_Text"><text:span text:style-name="T48"><text:s text:c="4"/></text:span></text:span><text:span text:style-name="Source_20_Text"><text:span text:style-name="T46">letras_acertadas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5">[</text:span></text:span><text:span text:style-name="Source_20_Text"><text:span text:style-name="T69">"_"</text:span></text:span><text:span text:style-name="Source_20_Text"><text:span text:style-name="T46"> </text:span></text:span><text:span text:style-name="Source_20_Text"><text:span text:style-name="T63">for</text:span></text:span><text:span text:style-name="Source_20_Text"><text:span text:style-name="T46"> letra </text:span></text:span><text:span text:style-name="Source_20_Text"><text:span text:style-name="T63">in</text:span></text:span><text:span text:style-name="Source_20_Text"><text:span text:style-name="T46"> palavra_secreta</text:span></text:span><text:span text:style-name="Source_20_Text"><text:span text:style-name="T65">]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46">enforcou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3">False</text:span></text:span></text:p>
      <text:p text:style-name="P9"><text:span text:style-name="Source_20_Text"><text:span text:style-name="T48"><text:s text:c="4"/></text:span></text:span><text:span text:style-name="Source_20_Text"><text:span text:style-name="T46">acertou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3">False</text:span></text:span></text:p>
      <text:p text:style-name="P9"><text:span text:style-name="Source_20_Text"><text:span text:style-name="T48"><text:s text:c="4"/></text:span></text:span><text:span text:style-name="Source_20_Text"><text:span text:style-name="T46">erros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83">0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46">letras_acertadas</text:span></text:span><text:span text:style-name="Source_20_Text"><text:span text:style-name="T65">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63">while</text:span></text:span><text:span text:style-name="Source_20_Text"><text:span text:style-name="T65">(</text:span></text:span><text:span text:style-name="Source_20_Text"><text:span text:style-name="T63">not</text:span></text:span><text:span text:style-name="Source_20_Text"><text:span text:style-name="T46"> enforcou </text:span></text:span><text:span text:style-name="Source_20_Text"><text:span text:style-name="T63">and</text:span></text:span><text:span text:style-name="Source_20_Text"><text:span text:style-name="T46"> </text:span></text:span><text:span text:style-name="Source_20_Text"><text:span text:style-name="T63">not</text:span></text:span><text:span text:style-name="Source_20_Text"><text:span text:style-name="T46"> acertou</text:span></text:span><text:span text:style-name="Source_20_Text"><text:span text:style-name="T65">):</text:span></text:span></text:p>
      <text:p text:style-name="P35"/>
      <text:p text:style-name="P9"><text:span text:style-name="Source_20_Text"><text:span text:style-name="T48"><text:s text:c="8"/></text:span></text:span><text:span text:style-name="Source_20_Text"><text:span text:style-name="T46">chute </text:span></text:span><text:span text:style-name="Source_20_Text"><text:span text:style-name="T65">=</text:span></text:span><text:span text:style-name="Source_20_Text"><text:span text:style-name="T46"> input</text:span></text:span><text:span text:style-name="Source_20_Text"><text:span text:style-name="T65">(</text:span></text:span><text:span text:style-name="Source_20_Text"><text:span text:style-name="T69">"Qual letra? "</text:span></text:span><text:span text:style-name="Source_20_Text"><text:span text:style-name="T65">)</text:span></text:span></text:p>
      <text:p text:style-name="P9"><text:span text:style-name="Source_20_Text"><text:span text:style-name="T48"><text:s text:c="8"/></text:span></text:span><text:span text:style-name="Source_20_Text"><text:span text:style-name="T46">chute </text:span></text:span><text:span text:style-name="Source_20_Text"><text:span text:style-name="T65">=</text:span></text:span><text:span text:style-name="Source_20_Text"><text:span text:style-name="T46"> chute</text:span></text:span><text:span text:style-name="Source_20_Text"><text:span text:style-name="T65">.</text:span></text:span><text:span text:style-name="Source_20_Text"><text:span text:style-name="T46">strip</text:span></text:span><text:span text:style-name="Source_20_Text"><text:span text:style-name="T65">().</text:span></text:span><text:span text:style-name="Source_20_Text"><text:span text:style-name="T46">upper</text:span></text:span><text:span text:style-name="Source_20_Text"><text:span text:style-name="T65">()</text:span></text:span></text:p>
      <text:p text:style-name="P35"/>
      <text:p text:style-name="P9"><text:span text:style-name="Source_20_Text"><text:span text:style-name="T48"><text:s text:c="8"/></text:span></text:span><text:span text:style-name="Source_20_Text"><text:span text:style-name="T63">if</text:span></text:span><text:span text:style-name="Source_20_Text"><text:span text:style-name="T65">(</text:span></text:span><text:span text:style-name="Source_20_Text"><text:span text:style-name="T46">chute </text:span></text:span><text:span text:style-name="Source_20_Text"><text:span text:style-name="T63">in</text:span></text:span><text:span text:style-name="Source_20_Text"><text:span text:style-name="T46"> palavra_secreta</text:span></text:span><text:span text:style-name="Source_20_Text"><text:span text:style-name="T65">):</text:span></text:span></text:p>
      <text:p text:style-name="P9"><text:span text:style-name="Source_20_Text"><text:span text:style-name="T48"><text:s text:c="12"/></text:span></text:span><text:span text:style-name="Source_20_Text"><text:span text:style-name="T46">index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83">0</text:span></text:span></text:p>
      <text:p text:style-name="P9"><text:span text:style-name="Source_20_Text"><text:span text:style-name="T48"><text:s text:c="12"/></text:span></text:span><text:span text:style-name="Source_20_Text"><text:span text:style-name="T63">for</text:span></text:span><text:span text:style-name="Source_20_Text"><text:span text:style-name="T46"> letra </text:span></text:span><text:span text:style-name="Source_20_Text"><text:span text:style-name="T63">in</text:span></text:span><text:span text:style-name="Source_20_Text"><text:span text:style-name="T46"> palavra_secreta</text:span></text:span><text:span text:style-name="Source_20_Text"><text:span text:style-name="T65">:</text:span></text:span></text:p>
      <text:p text:style-name="P9"><text:span text:style-name="Source_20_Text"><text:span text:style-name="T48"><text:s text:c="16"/></text:span></text:span><text:span text:style-name="Source_20_Text"><text:span text:style-name="T63">if</text:span></text:span><text:span text:style-name="Source_20_Text"><text:span text:style-name="T65">(</text:span></text:span><text:span text:style-name="Source_20_Text"><text:span text:style-name="T46">chute </text:span></text:span><text:span text:style-name="Source_20_Text"><text:span text:style-name="T65">==</text:span></text:span><text:span text:style-name="Source_20_Text"><text:span text:style-name="T46"> letra</text:span></text:span><text:span text:style-name="Source_20_Text"><text:span text:style-name="T65">):</text:span></text:span></text:p>
      <text:p text:style-name="P9"><text:span text:style-name="Source_20_Text"><text:span text:style-name="T48"><text:s text:c="20"/></text:span></text:span><text:span text:style-name="Source_20_Text"><text:span text:style-name="T46">letras_acertadas</text:span></text:span><text:span text:style-name="Source_20_Text"><text:span text:style-name="T65">[</text:span></text:span><text:span text:style-name="Source_20_Text"><text:span text:style-name="T46">index</text:span></text:span><text:span text:style-name="Source_20_Text"><text:span text:style-name="T65">]</text:span></text:span><text:span text:style-name="Source_20_Text"><text:span text:style-name="T46"> </text:span></text:span><text:span text:style-name="Source_20_Text"><text:span text:style-name="T65">=</text:span></text:span><text:span text:style-name="Source_20_Text"><text:span text:style-name="T46"> letra</text:span></text:span></text:p>
      <text:p text:style-name="P9"><text:span text:style-name="Source_20_Text"><text:span text:style-name="T48"><text:s text:c="16"/></text:span></text:span><text:span text:style-name="Source_20_Text"><text:span text:style-name="T46">index </text:span></text:span><text:span text:style-name="Source_20_Text"><text:span text:style-name="T65">+=</text:span></text:span><text:span text:style-name="Source_20_Text"><text:span text:style-name="T46"> </text:span></text:span><text:span text:style-name="Source_20_Text"><text:span text:style-name="T83">1</text:span></text:span></text:p>
      <text:p text:style-name="P9"><text:span text:style-name="Source_20_Text"><text:span text:style-name="T48"><text:s text:c="8"/></text:span></text:span><text:span text:style-name="Source_20_Text"><text:span text:style-name="T63">else</text:span></text:span><text:span text:style-name="Source_20_Text"><text:span text:style-name="T65">:</text:span></text:span></text:p>
      <text:p text:style-name="P9"><text:soft-page-break/><text:span text:style-name="Source_20_Text"><text:span text:style-name="T48"><text:s text:c="12"/></text:span></text:span><text:span text:style-name="Source_20_Text"><text:span text:style-name="T46">erros </text:span></text:span><text:span text:style-name="Source_20_Text"><text:span text:style-name="T65">+=</text:span></text:span><text:span text:style-name="Source_20_Text"><text:span text:style-name="T46"> </text:span></text:span><text:span text:style-name="Source_20_Text"><text:span text:style-name="T83">1</text:span></text:span></text:p>
      <text:p text:style-name="P35"/>
      <text:p text:style-name="P9"><text:span text:style-name="Source_20_Text"><text:span text:style-name="T48"><text:s text:c="8"/></text:span></text:span><text:span text:style-name="Source_20_Text"><text:span text:style-name="T46">enforcou </text:span></text:span><text:span text:style-name="Source_20_Text"><text:span text:style-name="T65">=</text:span></text:span><text:span text:style-name="Source_20_Text"><text:span text:style-name="T46"> erros </text:span></text:span><text:span text:style-name="Source_20_Text"><text:span text:style-name="T65">==</text:span></text:span><text:span text:style-name="Source_20_Text"><text:span text:style-name="T46"> </text:span></text:span><text:span text:style-name="Source_20_Text"><text:span text:style-name="T83">6</text:span></text:span></text:p>
      <text:p text:style-name="P9"><text:span text:style-name="Source_20_Text"><text:span text:style-name="T48"><text:s text:c="8"/></text:span></text:span><text:span text:style-name="Source_20_Text"><text:span text:style-name="T46">acertou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9">"_"</text:span></text:span><text:span text:style-name="Source_20_Text"><text:span text:style-name="T46"> </text:span></text:span><text:span text:style-name="Source_20_Text"><text:span text:style-name="T63">not</text:span></text:span><text:span text:style-name="Source_20_Text"><text:span text:style-name="T46"> </text:span></text:span><text:span text:style-name="Source_20_Text"><text:span text:style-name="T63">in</text:span></text:span><text:span text:style-name="Source_20_Text"><text:span text:style-name="T46"> letras_acertadas</text:span></text:span></text:p>
      <text:p text:style-name="P9"><text:span text:style-name="Source_20_Text"><text:span text:style-name="T48"><text:s text:c="8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46">letras_acertadas</text:span></text:span><text:span text:style-name="Source_20_Text"><text:span text:style-name="T65">)</text:span></text:span></text:p>
      <text:p text:style-name="P35"/>
      <text:p text:style-name="P35"/>
      <text:p text:style-name="P9"><text:span text:style-name="Source_20_Text"><text:span text:style-name="T48"><text:s text:c="4"/></text:span></text:span><text:span text:style-name="Source_20_Text"><text:span text:style-name="T63">if</text:span></text:span><text:span text:style-name="Source_20_Text"><text:span text:style-name="T65">(</text:span></text:span><text:span text:style-name="Source_20_Text"><text:span text:style-name="T46">acertou</text:span></text:span><text:span text:style-name="Source_20_Text"><text:span text:style-name="T65">):</text:span></text:span></text:p>
      <text:p text:style-name="P9"><text:span text:style-name="Source_20_Text"><text:span text:style-name="T48"><text:s text:c="8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Você ganhou!!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63">else</text:span></text:span><text:span text:style-name="Source_20_Text"><text:span text:style-name="T65">:</text:span></text:span></text:p>
      <text:p text:style-name="P9"><text:span text:style-name="Source_20_Text"><text:span text:style-name="T48"><text:s text:c="8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Você perdeu!!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Fim do jogo"</text:span></text:span><text:span text:style-name="Source_20_Text"><text:span text:style-name="T65">)</text:span></text:span></text:p>
      <text:p text:style-name="P35"/>
      <text:p text:style-name="P9"><text:span text:style-name="Source_20_Text"><text:span text:style-name="T63">if</text:span></text:span><text:span text:style-name="Source_20_Text"><text:span text:style-name="T65">(</text:span></text:span><text:span text:style-name="Source_20_Text"><text:span text:style-name="T46">__name__ </text:span></text:span><text:span text:style-name="Source_20_Text"><text:span text:style-name="T65">==</text:span></text:span><text:span text:style-name="Source_20_Text"><text:span text:style-name="T46"> </text:span></text:span><text:span text:style-name="Source_20_Text"><text:span text:style-name="T69">"__main__"</text:span></text:span><text:span text:style-name="Source_20_Text"><text:span text:style-name="T65">):</text:span></text:span></text:p>
      <text:p text:style-name="P9"><text:span text:style-name="Source_20_Text"><text:span text:style-name="T48"><text:s text:c="4"/></text:span></text:span><text:span text:style-name="Source_20_Text"><text:span text:style-name="T46">jogar</text:span></text:span><text:span text:style-name="Source_20_Text"><text:span text:style-name="T65">()</text:span></text:span></text:p>
      <text:p text:style-name="Text_20_body"><text:span text:style-name="Source_20_Text"><text:span text:style-name="T65"/></text:span></text:p>
      <text:h text:style-name="P21" text:outline-level="1"><text:span text:style-name="Source_20_Text"><text:span text:style-name="T56">Arquivos do projeto atual</text:span></text:span></text:h>
      <text:p text:style-name="Text_20_body"><text:line-break/><text:span text:style-name="Source_20_Text"><text:span text:style-name="T25">No link abaixo, você encontra o projeto até o momento atual do curso.</text:span></text:span></text:p>
      <text:p text:style-name="P13"><text:a xlink:type="simple" xlink:href="https://github.com/alura-cursos/Curso-Python-3-parte-2-Avan-ando-na-linguagem/archive/capitulo5.zip" office:target-frame-name="_blank" xlink:show="new" text:style-name="Internet_20_link" text:visited-style-name="Visited_20_Internet_20_Link"><text:span text:style-name="T25">https://github.com/alura-cursos/Curso-Python-3-parte-2-Avan-ando-na-linguagem/archive/capitulo5.zip</text:span></text:a></text:p>
      <text:p text:style-name="P78"/>
      <text:h text:style-name="P21" text:outline-level="1"><text:span text:style-name="Source_20_Text"><text:span text:style-name="T56">Escrevendo em um arquivo</text:span></text:span></text:h>
      <text:p text:style-name="Text_20_body"><text:line-break/><text:span text:style-name="Source_20_Text"><text:span text:style-name="T25">Uma funcionalidade que ainda nos atrapalha no nosso jogo é a palavra secreta, que atualmente está </text:span></text:span><text:span text:style-name="Source_20_Text"><text:span text:style-name="Strong_20_Emphasis"><text:span text:style-name="T25">fixa</text:span></text:span></text:span><text:span text:style-name="Source_20_Text"><text:span text:style-name="T25">. Se queremos que a palavra seja diferente, devemos modificá-la no código.</text:span></text:span></text:p>
      <text:p text:style-name="P31">A nossa ideia é ler palavras de um arquivo de texto, e dentre elas escolhemos uma palavra aleatoriamente, que será a palavra secreta do jogo</text:p>
      <text:h text:style-name="P28" text:outline-level="2"><text:soft-page-break/>Escrita de um arquivo</text:h>
      <text:p text:style-name="P16"><text:span text:style-name="T24">Para </text:span><text:span text:style-name="Strong_20_Emphasis"><text:span text:style-name="T25">abrir um arquivo</text:span></text:span><text:span text:style-name="T24">, o Python possui a função </text:span><text:span text:style-name="Emphasis"><text:span text:style-name="T25">built-in</text:span></text:span><text:span text:style-name="T24"> </text:span><text:span text:style-name="Strong_20_Emphasis"><text:span text:style-name="Source_20_Text"><text:span text:style-name="T27">open</text:span></text:span></text:span><text:span text:style-name="T24">. Ela recebe dois parâmetros: o primeiro é o nome do arquivo a ser aberto, e o segundo parâmetro é o modo que queremos trabalhar com esse arquivo, se queremos </text:span><text:span text:style-name="Strong_20_Emphasis"><text:span text:style-name="T25">ler</text:span></text:span><text:span text:style-name="T24"> ou </text:span><text:span text:style-name="Strong_20_Emphasis"><text:span text:style-name="T25">escrever</text:span></text:span><text:span text:style-name="T24">. O modo é passado através de uma string: </text:span><text:span text:style-name="Strong_20_Emphasis"><text:span text:style-name="Source_20_Text"><text:span text:style-name="T27">"w"</text:span></text:span></text:span><text:span text:style-name="T24"> para </text:span><text:span text:style-name="Strong_20_Emphasis"><text:span text:style-name="T25">escrita</text:span></text:span><text:span text:style-name="T24"> e </text:span><text:span text:style-name="Strong_20_Emphasis"><text:span text:style-name="Source_20_Text"><text:span text:style-name="T27">"r"</text:span></text:span></text:span><text:span text:style-name="T24"> para </text:span><text:span text:style-name="Strong_20_Emphasis"><text:span text:style-name="T25">leitura</text:span></text:span><text:span text:style-name="T24">.</text:span></text:p>
      <text:p text:style-name="P31">No nosso jogo, faremos a leitura de um arquivo, mas vamos ver antes no terminal do Python 3 como funciona a escrita:</text:p>
      <text:p text:style-name="P9"><text:span text:style-name="Source_20_Text"><text:span text:style-name="T65">&gt;&gt;&gt;</text:span></text:span><text:span text:style-name="Source_20_Text"><text:span text:style-name="T46"> arquivo </text:span></text:span><text:span text:style-name="Source_20_Text"><text:span text:style-name="T65">=</text:span></text:span><text:span text:style-name="Source_20_Text"><text:span text:style-name="T46"> open</text:span></text:span><text:span text:style-name="Source_20_Text"><text:span text:style-name="T65">(</text:span></text:span><text:span text:style-name="Source_20_Text"><text:span text:style-name="T69">"palavras.txt"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"w"</text:span></text:span><text:span text:style-name="Source_20_Text"><text:span text:style-name="T65">)</text:span></text:span></text:p>
      <text:p text:style-name="P16"><text:span text:style-name="T24">Vale lembrar que o </text:span><text:span text:style-name="Strong_20_Emphasis"><text:span text:style-name="Source_20_Text"><text:span text:style-name="T27">w</text:span></text:span></text:span><text:span text:style-name="Strong_20_Emphasis"><text:span text:style-name="T25"> sobrescreve o arquivo</text:span></text:span><text:span text:style-name="T24">, se o mesmo existir. Se só quisermos </text:span><text:span text:style-name="Strong_20_Emphasis"><text:span text:style-name="T25">adicionar conteúdo</text:span></text:span><text:span text:style-name="T24"> ao arquivo, utilizamos o </text:span><text:span text:style-name="Strong_20_Emphasis"><text:span text:style-name="Source_20_Text"><text:span text:style-name="T27">a</text:span></text:span></text:span><text:span text:style-name="T24">.</text:span></text:p>
      <text:p text:style-name="P16"><text:span text:style-name="T24">Agora que temos o arquivo, como escrevemos nele? Basta chamar no arquivo a função </text:span><text:span text:style-name="Strong_20_Emphasis"><text:span text:style-name="Source_20_Text"><text:span text:style-name="T27">write</text:span></text:span></text:span><text:span text:style-name="T24">, passando para ela o que queremos escrever no arquivo:</text:span></text:p>
      <text:p text:style-name="P9"><text:span text:style-name="Source_20_Text"><text:span text:style-name="T65">&gt;&gt;&gt;</text:span></text:span><text:span text:style-name="Source_20_Text"><text:span text:style-name="T46"> arquivo</text:span></text:span><text:span text:style-name="Source_20_Text"><text:span text:style-name="T65">.</text:span></text:span><text:span text:style-name="Source_20_Text"><text:span text:style-name="T46">write</text:span></text:span><text:span text:style-name="Source_20_Text"><text:span text:style-name="T65">(</text:span></text:span><text:span text:style-name="Source_20_Text"><text:span text:style-name="T69">"banana"</text:span></text:span><text:span text:style-name="Source_20_Text"><text:span text:style-name="T65">)</text:span></text:span></text:p>
      <text:p text:style-name="P9"><text:span text:style-name="Source_20_Text"><text:span text:style-name="T83">6</text:span></text:span></text:p>
      <text:p text:style-name="P9"><text:span text:style-name="Source_20_Text"><text:span text:style-name="T65">&gt;&gt;&gt;</text:span></text:span><text:span text:style-name="Source_20_Text"><text:span text:style-name="T46"> arquivo</text:span></text:span><text:span text:style-name="Source_20_Text"><text:span text:style-name="T65">.</text:span></text:span><text:span text:style-name="Source_20_Text"><text:span text:style-name="T46">write</text:span></text:span><text:span text:style-name="Source_20_Text"><text:span text:style-name="T65">(</text:span></text:span><text:span text:style-name="Source_20_Text"><text:span text:style-name="T69">"melancia"</text:span></text:span><text:span text:style-name="Source_20_Text"><text:span text:style-name="T65">)</text:span></text:span></text:p>
      <text:p text:style-name="P9"><text:span text:style-name="Source_20_Text"><text:span text:style-name="T83">8</text:span></text:span></text:p>
      <text:p text:style-name="P31">O retorno dessa função é o número de caracteres que adicionamos no arquivo.</text:p>
      <text:h text:style-name="P28" text:outline-level="2">Fechando um arquivo</text:h>
      <text:p text:style-name="P16"><text:span text:style-name="T24">Quando estamos trabalhando com arquivos, devemos nos preocupar em fechá-lo. Assim como abrimos um arquivo, devemos fechá-los, chamando a função </text:span><text:span text:style-name="Strong_20_Emphasis"><text:span text:style-name="Source_20_Text"><text:span text:style-name="T27">close</text:span></text:span></text:span><text:span text:style-name="T24">:</text:span></text:p>
      <text:p text:style-name="P9"><text:span text:style-name="Source_20_Text"><text:span text:style-name="T65">&gt;&gt;&gt;</text:span></text:span><text:span text:style-name="Source_20_Text"><text:span text:style-name="T46"> arquivo</text:span></text:span><text:span text:style-name="Source_20_Text"><text:span text:style-name="T65">.</text:span></text:span><text:span text:style-name="Source_20_Text"><text:span text:style-name="T46">close</text:span></text:span><text:span text:style-name="Source_20_Text"><text:span text:style-name="T65">()</text:span></text:span></text:p>
      <text:p text:style-name="P31">Após isso, podemos verificar o conteúdo do arquivo, ele foi criado na mesma pasta em que o comando para a abrir o console do Python 3 foi executado. Ao verificar o seu conteúdo, vemos:</text:p>
      <text:p text:style-name="P9"><text:span text:style-name="Source_20_Text"><text:span text:style-name="T46">bananamelancia</text:span></text:span></text:p>
      <text:p text:style-name="P31">As palavras foram escritas em uma mesma linha. Mas como escrever em uma nova linha?</text:p>
      <text:h text:style-name="P28" text:outline-level="2"><text:soft-page-break/>Escrevendo palavras em novas linhas</text:h>
      <text:p text:style-name="P16"><text:span text:style-name="T24">A primeira coisa que devemos fazer é abrir o arquivo novamente, dessa vez utilizando o </text:span><text:span text:style-name="Strong_20_Emphasis"><text:span text:style-name="Source_20_Text"><text:span text:style-name="T27">a</text:span></text:span></text:span><text:span text:style-name="T24">, de </text:span><text:span text:style-name="Strong_20_Emphasis"><text:span text:style-name="Emphasis"><text:span text:style-name="T25">append</text:span></text:span></text:span><text:span text:style-name="T24">:</text:span></text:p>
      <text:p text:style-name="P9"><text:span text:style-name="Source_20_Text"><text:span text:style-name="T65">&gt;&gt;&gt;</text:span></text:span><text:span text:style-name="Source_20_Text"><text:span text:style-name="T46"> arquivo </text:span></text:span><text:span text:style-name="Source_20_Text"><text:span text:style-name="T65">=</text:span></text:span><text:span text:style-name="Source_20_Text"><text:span text:style-name="T46"> open</text:span></text:span><text:span text:style-name="Source_20_Text"><text:span text:style-name="T65">(</text:span></text:span><text:span text:style-name="Source_20_Text"><text:span text:style-name="T69">"palavras.txt"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"a"</text:span></text:span><text:span text:style-name="Source_20_Text"><text:span text:style-name="T65">)</text:span></text:span></text:p>
      <text:p text:style-name="P16"><text:span text:style-name="T24">Podemos escrever novamente no arquivo, mas dessa vez com a preocupação de criar uma nova linha após o que vamos escrever. Para representar uma nova linha em código, adicionamos o </text:span><text:span text:style-name="Strong_20_Emphasis"><text:span text:style-name="Source_20_Text"><text:span text:style-name="T27">\n</text:span></text:span></text:span><text:span text:style-name="T24"> ao final do que queremos escrever:</text:span></text:p>
      <text:p text:style-name="P9"><text:span text:style-name="Source_20_Text"><text:span text:style-name="T65">&gt;&gt;&gt;</text:span></text:span><text:span text:style-name="Source_20_Text"><text:span text:style-name="T46"> arquivo</text:span></text:span><text:span text:style-name="Source_20_Text"><text:span text:style-name="T65">.</text:span></text:span><text:span text:style-name="Source_20_Text"><text:span text:style-name="T46">write</text:span></text:span><text:span text:style-name="Source_20_Text"><text:span text:style-name="T65">(</text:span></text:span><text:span text:style-name="Source_20_Text"><text:span text:style-name="T69">"morango\n"</text:span></text:span><text:span text:style-name="Source_20_Text"><text:span text:style-name="T65">)</text:span></text:span></text:p>
      <text:p text:style-name="P9"><text:span text:style-name="Source_20_Text"><text:span text:style-name="T83">8</text:span></text:span></text:p>
      <text:p text:style-name="P9"><text:span text:style-name="Source_20_Text"><text:span text:style-name="T65">&gt;&gt;&gt;</text:span></text:span><text:span text:style-name="Source_20_Text"><text:span text:style-name="T46"> arquivo</text:span></text:span><text:span text:style-name="Source_20_Text"><text:span text:style-name="T65">.</text:span></text:span><text:span text:style-name="Source_20_Text"><text:span text:style-name="T46">write</text:span></text:span><text:span text:style-name="Source_20_Text"><text:span text:style-name="T65">(</text:span></text:span><text:span text:style-name="Source_20_Text"><text:span text:style-name="T69">"manga\n"</text:span></text:span><text:span text:style-name="Source_20_Text"><text:span text:style-name="T65">)</text:span></text:span></text:p>
      <text:p text:style-name="P9"><text:span text:style-name="Source_20_Text"><text:span text:style-name="T83">6</text:span></text:span></text:p>
      <text:p text:style-name="P31">Ao fechar o arquivo e verificar novamente o seu conteúdo, vemos:</text:p>
      <text:p text:style-name="P9"><text:span text:style-name="Source_20_Text"><text:span text:style-name="T46">bananamelanciamorango</text:span></text:span></text:p>
      <text:p text:style-name="P35"><text:span text:style-name="Source_20_Text"><text:span text:style-name="T46">manga</text:span></text:span></text:p>
      <text:p text:style-name="P16"><text:span text:style-name="T24">A palavra </text:span><text:span text:style-name="Strong_20_Emphasis"><text:span text:style-name="T25">morango</text:span></text:span><text:span text:style-name="T24"> ainda ficou na mesma linha, mas como especificamos na sua adição que após a palavra deverá ter uma quebra de linha, a palavra </text:span><text:span text:style-name="Strong_20_Emphasis"><text:span text:style-name="T25">manga</text:span></text:span><text:span text:style-name="T24"> foi adicionada abaixo, em uma nova linha.</text:span></text:p>
      <text:p text:style-name="P31">Por fim, vamos mover esse arquivo para dentro do nosso projeto, e ajeitar as suas palavras, quebrando as linhas. Ele ficará assim:</text:p>
      <text:p text:style-name="P9"><text:span text:style-name="Source_20_Text"><text:span text:style-name="T46">banana</text:span></text:span></text:p>
      <text:p text:style-name="P35"><text:span text:style-name="Source_20_Text"><text:span text:style-name="T46">melancia</text:span></text:span></text:p>
      <text:p text:style-name="P35"><text:span text:style-name="Source_20_Text"><text:span text:style-name="T46">morango</text:span></text:span></text:p>
      <text:p text:style-name="P35"><text:span text:style-name="Source_20_Text"><text:span text:style-name="T46">manga</text:span></text:span></text:p>
      <text:p text:style-name="Text_20_body"><text:span text:style-name="Source_20_Text"><text:span text:style-name="T65"/></text:span></text:p>
      <text:h text:style-name="P21" text:outline-level="1"><text:span text:style-name="Source_20_Text"><text:span text:style-name="T56">A função open</text:span></text:span></text:h>
      <text:p text:style-name="Text_20_body"><text:line-break/><text:span text:style-name="Source_20_Text"><text:span text:style-name="T25">Se desejamos trabalhar com arquivos, precisamos primeiro abrí-lo utilizando a função </text:span></text:span><text:span text:style-name="Source_20_Text"><text:span text:style-name="T27">open()</text:span></text:span><text:span text:style-name="Source_20_Text"><text:span text:style-name="T25">. A função </text:span></text:span><text:span text:style-name="Source_20_Text"><text:span text:style-name="T27">open()</text:span></text:span><text:span text:style-name="Source_20_Text"><text:span text:style-name="T25"> recebe um ou mais parâmetros. Em uma determinada ordem, quais são eles?</text:span></text:span></text:p>
      <text:p text:style-name="P74"><text:span text:style-name="T101">Selecione uma alternativa</text:span><text:span text:style-name="Source_20_Text"><text:span text:style-name="T65">: O nome do arquivo e o modificador de acesso. →</text:span></text:span><text:span text:style-name="Source_20_Text"><text:span text:style-name="T66"> </text:span></text:span><text:span text:style-name="Source_20_Text"><text:span text:style-name="T65">Correto! Precisamos informar qual é o nome do </text:span></text:span><text:soft-page-break/><text:span text:style-name="Source_20_Text"><text:span text:style-name="T65">arquivo que queremos abrir, e podemos também informar qual modificador de acesso válido.</text:span></text:span></text:p>
      <text:p text:style-name="Text_20_body"/>
      <text:p text:style-name="P43">Importante é que não precisamos passar o modificador de acesso, pois o segundo parâmetro é opcional:</text:p>
      <text:p text:style-name="P9"><text:span text:style-name="Source_20_Text"><text:span text:style-name="T46">arquivo </text:span></text:span><text:span text:style-name="Source_20_Text"><text:span text:style-name="T65">=</text:span></text:span><text:span text:style-name="Source_20_Text"><text:span text:style-name="T46"> open</text:span></text:span><text:span text:style-name="Source_20_Text"><text:span text:style-name="T65">(</text:span></text:span><text:span text:style-name="Source_20_Text"><text:span text:style-name="T69">"entrada.txt"</text:span></text:span><text:span text:style-name="Source_20_Text"><text:span text:style-name="T65">)</text:span></text:span></text:p>
      <text:p text:style-name="P16"><text:span text:style-name="T24">Nesse caso será utilizado o modo de leitura (</text:span><text:span text:style-name="Source_20_Text"><text:span text:style-name="T26">r</text:span></text:span><text:span text:style-name="T24">) por padrão.</text:span></text:p>
      <text:p text:style-name="Text_20_body"/>
      <text:h text:style-name="P4" text:outline-level="1">Os modificadores de acesso</text:h>
      <text:p text:style-name="Text_20_body"><text:line-break/><text:span text:style-name="T25">Marque todas as alternativas abaixo que são modificadores de acesso da função </text:span><text:span text:style-name="Source_20_Text"><text:span text:style-name="T27">open()</text:span></text:span><text:span text:style-name="T25">:</text:span></text:p>
      <text:p text:style-name="P25"><text:span text:style-name="T101">Selecione </text:span><text:bookmark text:name="multipleChoice-count-number4"/><text:span text:style-name="T101">3 </text:span><text:bookmark text:name="multiple-choice-alternative-counter4"/><text:span text:style-name="T101">alternativas</text:span></text:p>
      <text:p text:style-name="P25"><text:span text:style-name="T101">- </text:span><text:span text:style-name="Source_20_Text"><text:span text:style-name="T61">r</text:span></text:span><text:span text:style-name="T82"> </text:span><text:span text:style-name="T75">para o modo de leitura</text:span></text:p>
      <text:p text:style-name="P25"><text:span text:style-name="T86">- </text:span><text:span text:style-name="Source_20_Text"><text:span text:style-name="T61">w</text:span></text:span><text:span text:style-name="T82"> </text:span><text:span text:style-name="T75">para modo de escrita.</text:span></text:p>
      <text:p text:style-name="P25"><text:span text:style-name="T86">- </text:span><text:span text:style-name="Source_20_Text"><text:span text:style-name="T61">a</text:span></text:span><text:span text:style-name="T82"> </text:span><text:span text:style-name="T75">para modo de append, adicionando conteúdo a um arquivo pré existente</text:span></text:p>
      <text:p text:style-name="P25"><text:span text:style-name="T86"/></text:p>
      <text:p text:style-name="P25"><text:span text:style-name="T25">Além do </text:span><text:span text:style-name="Source_20_Text"><text:span text:style-name="T27">r</text:span></text:span><text:span text:style-name="T25">, </text:span><text:span text:style-name="Source_20_Text"><text:span text:style-name="T27">w</text:span></text:span><text:span text:style-name="T25"> e </text:span><text:span text:style-name="Source_20_Text"><text:span text:style-name="T27">a</text:span></text:span><text:span text:style-name="T25"> existe o modificador </text:span><text:span text:style-name="Source_20_Text"><text:span text:style-name="T41">b</text:span></text:span><text:span text:style-name="T25"> que devemos utilizar quando queremos trabalhar no modo binário. Para abrir uma imagem devemos usar:</text:span></text:p>
      <text:p text:style-name="P25"><text:span text:style-name="T25"/></text:p>
      <text:p text:style-name="P9"><text:span text:style-name="Source_20_Text"><text:span text:style-name="T46"><text:tab/>imagem </text:span></text:span><text:span text:style-name="Source_20_Text"><text:span text:style-name="T65">=</text:span></text:span><text:span text:style-name="Source_20_Text"><text:span text:style-name="T46"> open</text:span></text:span><text:span text:style-name="Source_20_Text"><text:span text:style-name="T65">(</text:span></text:span><text:span text:style-name="Source_20_Text"><text:span text:style-name="T69">"foto.jpg"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"rb"</text:span></text:span><text:span text:style-name="Source_20_Text"><text:span text:style-name="T65">)</text:span></text:span></text:p>
      <text:p text:style-name="P31"/>
      <text:p text:style-name="P31">Por exemplo, o código abaixo cria uma cópia de uma imagem:</text:p>
      <text:p text:style-name="P107"><text:span text:style-name="Source_20_Text"><text:span text:style-name="T84">#arquivo copia.py</text:span></text:span></text:p>
      <text:p text:style-name="P107"><text:span text:style-name="Source_20_Text"><text:span text:style-name="T46">logo </text:span></text:span><text:span text:style-name="Source_20_Text"><text:span text:style-name="T65">=</text:span></text:span><text:span text:style-name="Source_20_Text"><text:span text:style-name="T46"> open</text:span></text:span><text:span text:style-name="Source_20_Text"><text:span text:style-name="T65">(</text:span></text:span><text:span text:style-name="Source_20_Text"><text:span text:style-name="T69">'python-logo.png'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'rb'</text:span></text:span><text:span text:style-name="Source_20_Text"><text:span text:style-name="T65">)</text:span></text:span></text:p>
      <text:p text:style-name="P107"><text:span text:style-name="Source_20_Text"><text:span text:style-name="T46">data </text:span></text:span><text:span text:style-name="Source_20_Text"><text:span text:style-name="T65">=</text:span></text:span><text:span text:style-name="Source_20_Text"><text:span text:style-name="T46"> logo</text:span></text:span><text:span text:style-name="Source_20_Text"><text:span text:style-name="T65">.</text:span></text:span><text:span text:style-name="Source_20_Text"><text:span text:style-name="T46">read</text:span></text:span><text:span text:style-name="Source_20_Text"><text:span text:style-name="T65">()</text:span></text:span></text:p>
      <text:p text:style-name="P107"><text:span text:style-name="Source_20_Text"><text:span text:style-name="T46">logo</text:span></text:span><text:span text:style-name="Source_20_Text"><text:span text:style-name="T65">.</text:span></text:span><text:span text:style-name="Source_20_Text"><text:span text:style-name="T46">close</text:span></text:span><text:span text:style-name="Source_20_Text"><text:span text:style-name="T65">()</text:span></text:span></text:p>
      <text:p text:style-name="P107"/>
      <text:p text:style-name="P107"><text:span text:style-name="Source_20_Text"><text:span text:style-name="T46">logo2 </text:span></text:span><text:span text:style-name="Source_20_Text"><text:span text:style-name="T65">=</text:span></text:span><text:span text:style-name="Source_20_Text"><text:span text:style-name="T46"> open</text:span></text:span><text:span text:style-name="Source_20_Text"><text:span text:style-name="T65">(</text:span></text:span><text:span text:style-name="Source_20_Text"><text:span text:style-name="T69">'python-logo2.png'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'wb'</text:span></text:span><text:span text:style-name="Source_20_Text"><text:span text:style-name="T65">)</text:span></text:span></text:p>
      <text:p text:style-name="P107"><text:span text:style-name="Source_20_Text"><text:span text:style-name="T46">logo2</text:span></text:span><text:span text:style-name="Source_20_Text"><text:span text:style-name="T65">.</text:span></text:span><text:span text:style-name="Source_20_Text"><text:span text:style-name="T46">write</text:span></text:span><text:span text:style-name="Source_20_Text"><text:span text:style-name="T65">(</text:span></text:span><text:span text:style-name="Source_20_Text"><text:span text:style-name="T46">data</text:span></text:span><text:span text:style-name="Source_20_Text"><text:span text:style-name="T65">)</text:span></text:span></text:p>
      <text:p text:style-name="P107"><text:span text:style-name="Source_20_Text"><text:span text:style-name="T46">logo2</text:span></text:span><text:span text:style-name="Source_20_Text"><text:span text:style-name="T65">.</text:span></text:span><text:span text:style-name="Source_20_Text"><text:span text:style-name="T46">close</text:span></text:span><text:span text:style-name="Source_20_Text"><text:span text:style-name="T65">()</text:span></text:span></text:p>
      <text:p text:style-name="P25"><text:span text:style-name="T86"/></text:p>
      <text:h text:style-name="P87" text:outline-level="1"><text:soft-page-break/><text:span text:style-name="T103">Uma boa prática com arquivos</text:span></text:h>
      <text:p text:style-name="P51"><text:line-break/><text:span text:style-name="T90">É uma boa prática fecharmos o arquivo depois de utilizá-lo para escrita ou leitura, assim outros programas ou processos podem ter acesso ao arquivo e ele não fica preso apenas ao nosso script Python.</text:span></text:p>
      <text:p text:style-name="P63">Qual das funções abaixo é utilizada para fechar um arquivo que foi aberto desse jeito:</text:p>
      <text:p text:style-name="P10"><text:span text:style-name="Source_20_Text"><text:span text:style-name="T11"><text:tab/></text:span></text:span><text:span text:style-name="Source_20_Text"><text:span text:style-name="T46">arquivo </text:span></text:span><text:span text:style-name="Source_20_Text"><text:span text:style-name="T65">=</text:span></text:span><text:span text:style-name="Source_20_Text"><text:span text:style-name="T46"> open</text:span></text:span><text:span text:style-name="Source_20_Text"><text:span text:style-name="T65">(</text:span></text:span><text:span text:style-name="Source_20_Text"><text:span text:style-name="T69">'nome.txt'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'w'</text:span></text:span><text:span text:style-name="Source_20_Text"><text:span text:style-name="T65">)</text:span></text:span></text:p>
      <text:p text:style-name="P70"><text:span text:style-name="T15">s</text:span><text:span text:style-name="T14">elecione uma alternativa: </text:span><text:span text:style-name="Source_20_Text"><text:span text:style-name="T47">arquivo</text:span></text:span><text:span text:style-name="Source_20_Text"><text:span text:style-name="T67">.</text:span></text:span><text:span text:style-name="Source_20_Text"><text:span text:style-name="T47">close</text:span></text:span><text:span text:style-name="Source_20_Text"><text:span text:style-name="T67">()</text:span></text:span></text:p>
      <text:h text:style-name="P93" text:outline-level="1"><text:span text:style-name="T7">Lendo um arquivo</text:span></text:h>
      <text:p text:style-name="Text_20_body"><text:line-break/><text:span text:style-name="T25">Ainda no terminal do Python 3, vamos ver o funcionamento da </text:span><text:span text:style-name="Strong_20_Emphasis"><text:span text:style-name="T25">leitura de um arquivo</text:span></text:span><text:span text:style-name="T25">. Como agora o arquivo </text:span><text:span text:style-name="Strong_20_Emphasis"><text:span text:style-name="T25">palavras.txt</text:span></text:span><text:span text:style-name="T25"> está na pasta do projeto </text:span><text:span text:style-name="Strong_20_Emphasis"><text:span text:style-name="T25">jogos</text:span></text:span><text:span text:style-name="T25">, devemos executar o comando que abre o terminal do Python 3 na pasta do projeto.</text:span></text:p>
      <text:h text:style-name="P28" text:outline-level="2">Leitura de um arquivo</text:h>
      <text:p text:style-name="P16"><text:span text:style-name="T24">Vamos então abrir o arquivo no modo de leitura, basta passar o nome do arquivo e a letra </text:span><text:span text:style-name="Strong_20_Emphasis"><text:span text:style-name="Source_20_Text"><text:span text:style-name="T27">r</text:span></text:span></text:span><text:span text:style-name="T24"> para a função </text:span><text:span text:style-name="Strong_20_Emphasis"><text:span text:style-name="Source_20_Text"><text:span text:style-name="T27">open</text:span></text:span></text:span><text:span text:style-name="T24">, como já vimos no vídeo anterior:</text:span></text:p>
      <text:p text:style-name="P9"><text:span text:style-name="Source_20_Text"><text:span text:style-name="T65">&gt;&gt;&gt;</text:span></text:span><text:span text:style-name="Source_20_Text"><text:span text:style-name="T46"> arquivo </text:span></text:span><text:span text:style-name="Source_20_Text"><text:span text:style-name="T65">=</text:span></text:span><text:span text:style-name="Source_20_Text"><text:span text:style-name="T46"> open</text:span></text:span><text:span text:style-name="Source_20_Text"><text:span text:style-name="T65">(</text:span></text:span><text:span text:style-name="Source_20_Text"><text:span text:style-name="T69">"palavras.txt"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"r"</text:span></text:span><text:span text:style-name="Source_20_Text"><text:span text:style-name="T65">)</text:span></text:span></text:p>
      <text:p text:style-name="P16"><text:span text:style-name="T24">Como abrimos o arquivo no modo de leitura, a função </text:span><text:span text:style-name="Source_20_Text"><text:span text:style-name="T26">write</text:span></text:span><text:span text:style-name="T24"> não funciona. Para </text:span><text:span text:style-name="Strong_20_Emphasis"><text:span text:style-name="T25">ler o arquivo inteiro</text:span></text:span><text:span text:style-name="T24">, utilizamos a função </text:span><text:span text:style-name="Strong_20_Emphasis"><text:span text:style-name="Source_20_Text"><text:span text:style-name="T27">read</text:span></text:span></text:span><text:span text:style-name="T24">:</text:span></text:p>
      <text:p text:style-name="P9"><text:span text:style-name="Source_20_Text"><text:span text:style-name="T65">&gt;&gt;&gt;</text:span></text:span><text:span text:style-name="Source_20_Text"><text:span text:style-name="T46"> arquivo</text:span></text:span><text:span text:style-name="Source_20_Text"><text:span text:style-name="T65">.</text:span></text:span><text:span text:style-name="Source_20_Text"><text:span text:style-name="T46">read</text:span></text:span><text:span text:style-name="Source_20_Text"><text:span text:style-name="T65">()</text:span></text:span></text:p>
      <text:p text:style-name="P9"><text:span text:style-name="Source_20_Text"><text:span text:style-name="T69">'banana\nmelancia\nmorango\nmanga\n'</text:span></text:span></text:p>
      <text:p text:style-name="P31">Mas se executarmos a função novamente:</text:p>
      <text:p text:style-name="P9"><text:span text:style-name="Source_20_Text"><text:span text:style-name="T65">&gt;&gt;&gt;</text:span></text:span><text:span text:style-name="Source_20_Text"><text:span text:style-name="T46"> arquivo</text:span></text:span><text:span text:style-name="Source_20_Text"><text:span text:style-name="T65">.</text:span></text:span><text:span text:style-name="Source_20_Text"><text:span text:style-name="T46">read</text:span></text:span><text:span text:style-name="Source_20_Text"><text:span text:style-name="T65">()</text:span></text:span></text:p>
      <text:p text:style-name="P9"><text:span text:style-name="Source_20_Text"><text:span text:style-name="T69">''</text:span></text:span></text:p>
      <text:p text:style-name="P31">Nos é retornado uma string vazia. Por quê?</text:p>
      <text:p text:style-name="P16"><text:span text:style-name="T24">O arquivo é como um fluxo de linhas, que começa no início do arquivo, como se fosse o ponteiro. Ele vai descendo e lendo arquivo, após ler tudo, ele fica posicionado no final do arquivo, então quando </text:span><text:soft-page-break/><text:span text:style-name="T24">chamamos a função </text:span><text:span text:style-name="Strong_20_Emphasis"><text:span text:style-name="Source_20_Text"><text:span text:style-name="T27">read()</text:span></text:span></text:span><text:span text:style-name="T24"> novamente, não há mais conteúdo, pois ele todo já foi lido.</text:span></text:p>
      <text:p text:style-name="P31">Ou seja, para ler o arquivo novamente, devemos fechá-lo e abri-lo novamente.</text:p>
      <text:h text:style-name="P28" text:outline-level="2">Lendo linha por linha do arquivo</text:h>
      <text:p text:style-name="P16"><text:span text:style-name="T24">Mas não queremos ler todo o conteúdo do arquivo, e sim ler linha por linha. Como já foi visto, um arquivo é um fluxo de linhas, uma sequência de linhas, então como é uma sequência, podemos fazer um </text:span><text:span text:style-name="Strong_20_Emphasis"><text:span text:style-name="Source_20_Text"><text:span text:style-name="T27">for</text:span></text:span></text:span><text:span text:style-name="T24"> nela:</text:span></text:p>
      <text:p text:style-name="P9"><text:span text:style-name="Source_20_Text"><text:span text:style-name="T65">&gt;&gt;&gt;</text:span></text:span><text:span text:style-name="Source_20_Text"><text:span text:style-name="T46"> arquivo </text:span></text:span><text:span text:style-name="Source_20_Text"><text:span text:style-name="T65">=</text:span></text:span><text:span text:style-name="Source_20_Text"><text:span text:style-name="T46"> open</text:span></text:span><text:span text:style-name="Source_20_Text"><text:span text:style-name="T65">(</text:span></text:span><text:span text:style-name="Source_20_Text"><text:span text:style-name="T69">"palavras.txt"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"r"</text:span></text:span><text:span text:style-name="Source_20_Text"><text:span text:style-name="T65">)</text:span></text:span></text:p>
      <text:p text:style-name="P9"><text:span text:style-name="Source_20_Text"><text:span text:style-name="T65">&gt;&gt;&gt;</text:span></text:span><text:span text:style-name="Source_20_Text"><text:span text:style-name="T46"> </text:span></text:span><text:span text:style-name="Source_20_Text"><text:span text:style-name="T63">for</text:span></text:span><text:span text:style-name="Source_20_Text"><text:span text:style-name="T46"> linha </text:span></text:span><text:span text:style-name="Source_20_Text"><text:span text:style-name="T63">in</text:span></text:span><text:span text:style-name="Source_20_Text"><text:span text:style-name="T46"> arquivo</text:span></text:span><text:span text:style-name="Source_20_Text"><text:span text:style-name="T65">:</text:span></text:span></text:p>
      <text:p text:style-name="P9"><text:span text:style-name="Source_20_Text"><text:span text:style-name="T65">...</text:span></text:span><text:span text:style-name="Source_20_Text"><text:span text:style-name="T46"> 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46">linha</text:span></text:span><text:span text:style-name="Source_20_Text"><text:span text:style-name="T65">)</text:span></text:span></text:p>
      <text:p text:style-name="P9"><text:span text:style-name="Source_20_Text"><text:span text:style-name="T65">...</text:span></text:span><text:span text:style-name="Source_20_Text"><text:span text:style-name="T46"> </text:span></text:span></text:p>
      <text:p text:style-name="P35"><text:span text:style-name="Source_20_Text"><text:span text:style-name="T46">banana</text:span></text:span></text:p>
      <text:p text:style-name="P35"/>
      <text:p text:style-name="P35"><text:span text:style-name="Source_20_Text"><text:span text:style-name="T46">melancia</text:span></text:span></text:p>
      <text:p text:style-name="P35"/>
      <text:p text:style-name="P35"><text:span text:style-name="Source_20_Text"><text:span text:style-name="T46">morango</text:span></text:span></text:p>
      <text:p text:style-name="P35"/>
      <text:p text:style-name="P35"><text:span text:style-name="Source_20_Text"><text:span text:style-name="T46">manga</text:span></text:span></text:p>
      <text:p text:style-name="P16"><text:span text:style-name="T24">Mas podemos reparar que existe uma linha entre cada fruta. Por que isso acontece? Para ver melhor, vamos ler somente uma linha do arquivo, com a função </text:span><text:span text:style-name="Strong_20_Emphasis"><text:span text:style-name="Source_20_Text"><text:span text:style-name="T27">readLine()</text:span></text:span></text:span><text:span text:style-name="T24">:</text:span></text:p>
      <text:p text:style-name="P9"><text:span text:style-name="Source_20_Text"><text:span text:style-name="T65">&gt;&gt;&gt;</text:span></text:span><text:span text:style-name="Source_20_Text"><text:span text:style-name="T46"> arquivo </text:span></text:span><text:span text:style-name="Source_20_Text"><text:span text:style-name="T65">=</text:span></text:span><text:span text:style-name="Source_20_Text"><text:span text:style-name="T46"> open</text:span></text:span><text:span text:style-name="Source_20_Text"><text:span text:style-name="T65">(</text:span></text:span><text:span text:style-name="Source_20_Text"><text:span text:style-name="T69">"palavras.txt"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"r"</text:span></text:span><text:span text:style-name="Source_20_Text"><text:span text:style-name="T65">)</text:span></text:span></text:p>
      <text:p text:style-name="P9"><text:span text:style-name="Source_20_Text"><text:span text:style-name="T65">&gt;&gt;&gt;</text:span></text:span><text:span text:style-name="Source_20_Text"><text:span text:style-name="T46"> linha </text:span></text:span><text:span text:style-name="Source_20_Text"><text:span text:style-name="T65">=</text:span></text:span><text:span text:style-name="Source_20_Text"><text:span text:style-name="T46"> arquivo</text:span></text:span><text:span text:style-name="Source_20_Text"><text:span text:style-name="T65">.</text:span></text:span><text:span text:style-name="Source_20_Text"><text:span text:style-name="T46">readline</text:span></text:span><text:span text:style-name="Source_20_Text"><text:span text:style-name="T65">()</text:span></text:span></text:p>
      <text:p text:style-name="P9"><text:span text:style-name="Source_20_Text"><text:span text:style-name="T65">&gt;&gt;&gt;</text:span></text:span><text:span text:style-name="Source_20_Text"><text:span text:style-name="T46"> linha</text:span></text:span></text:p>
      <text:p text:style-name="P9"><text:span text:style-name="Source_20_Text"><text:span text:style-name="T69">'banana\n'</text:span></text:span></text:p>
      <text:p text:style-name="P16"><text:span text:style-name="T24">Há um </text:span><text:span text:style-name="Strong_20_Emphasis"><text:span text:style-name="Source_20_Text"><text:span text:style-name="T27">\n</text:span></text:span></text:span><text:span text:style-name="T24"> ao final da linha, porque a linha sabe que ao seu final deve ser ser feita uma nova linha. Mas anteriormente havíamos feito um </text:span><text:span text:style-name="Strong_20_Emphasis"><text:span text:style-name="Source_20_Text"><text:span text:style-name="T27">print</text:span></text:span></text:span><text:span text:style-name="T24">, que também quebra uma linha ao final da impressão, colocando também um </text:span><text:span text:style-name="Strong_20_Emphasis"><text:span text:style-name="Source_20_Text"><text:span text:style-name="T27">\n</text:span></text:span></text:span><text:span text:style-name="T24">! Assim, são criadas duas novas linhas, por isso havia uma linha em branco entre as frutas.</text:span></text:p>
      <text:h text:style-name="P28" text:outline-level="2"><text:soft-page-break/>Limpando a linha</text:h>
      <text:p text:style-name="P16"><text:span text:style-name="T24">Como vimos, há um </text:span><text:span text:style-name="Strong_20_Emphasis"><text:span text:style-name="Source_20_Text"><text:span text:style-name="T27">\n</text:span></text:span></text:span><text:span text:style-name="T24"> ao final de cada linha, de cada palavra, mas queremos somente a palavra. Já vimos como tirar espaços em branco no início e no fim da string, basta utilizar a função </text:span><text:span text:style-name="Strong_20_Emphasis"><text:span text:style-name="Source_20_Text"><text:span text:style-name="T27">strip()</text:span></text:span></text:span><text:span text:style-name="T24">, que também remove caracteres especiais, como o </text:span><text:span text:style-name="Strong_20_Emphasis"><text:span text:style-name="Source_20_Text"><text:span text:style-name="T27">\n</text:span></text:span></text:span><text:span text:style-name="T24">.</text:span></text:p>
      <text:p text:style-name="P31">Sabendo disso tudo, podemos implementar a funcionalidade de leitura de arquivo no nosso jogo. Faremos isso no próximo vídeo.</text:p>
      <text:h text:style-name="P99" text:outline-level="1"><text:span text:style-name="T7">Lendo a primeira linha</text:span></text:h>
      <text:p text:style-name="Text_20_body"><text:line-break/><text:span text:style-name="T25">Dado o arquivo abaixo chamado de </text:span><text:span text:style-name="Source_20_Text"><text:span text:style-name="T27">pessoas.txt</text:span></text:span><text:span text:style-name="T25">, onde estão separados os nomes e a idade de um grupo de pessoas:</text:span></text:p>
      <text:p text:style-name="P9"><text:span text:style-name="Source_20_Text"><text:span text:style-name="T71">Rom</text:span></text:span><text:span text:style-name="Source_20_Text"><text:span text:style-name="T65">á</text:span></text:span><text:span text:style-name="Source_20_Text"><text:span text:style-name="T46">rio </text:span></text:span><text:span text:style-name="Source_20_Text"><text:span text:style-name="T83">37</text:span></text:span></text:p>
      <text:p text:style-name="P9"><text:span text:style-name="Source_20_Text"><text:span text:style-name="T71">Junior</text:span></text:span><text:span text:style-name="Source_20_Text"><text:span text:style-name="T46"> </text:span></text:span><text:span text:style-name="Source_20_Text"><text:span text:style-name="T83">32</text:span></text:span></text:p>
      <text:p text:style-name="P9"><text:span text:style-name="Source_20_Text"><text:span text:style-name="T71">Daniel</text:span></text:span><text:span text:style-name="Source_20_Text"><text:span text:style-name="T46"> </text:span></text:span><text:span text:style-name="Source_20_Text"><text:span text:style-name="T83">28</text:span></text:span></text:p>
      <text:p text:style-name="P9"><text:span text:style-name="Source_20_Text"><text:span text:style-name="T71">Izzy</text:span></text:span><text:span text:style-name="Source_20_Text"><text:span text:style-name="T46"> </text:span></text:span><text:span text:style-name="Source_20_Text"><text:span text:style-name="T83">38</text:span></text:span></text:p>
      <text:p text:style-name="P13"><text:span text:style-name="T25">Se queremos ler </text:span><text:span text:style-name="Strong_20_Emphasis"><text:span text:style-name="T25">apenas a primeira linha</text:span></text:span><text:span text:style-name="T25"> do arquivo, quais comandos abaixo realizam este feito?</text:span></text:p>
      <text:p text:style-name="P74"><text:span text:style-name="T101">Selecione uma alternativa</text:span><text:span text:style-name="T13">:</text:span></text:p>
      <text:p text:style-name="P79">arquivo = open('pessoas.txt', 'r')</text:p>
      <text:p text:style-name="P79">linha = arquivo.readline()</text:p>
      <text:p text:style-name="P79">print(linha)</text:p>
      <text:p text:style-name="P81">Correto! A função readline lê apenas uma linha do arquivo.</text:p>
      <text:p text:style-name="P70"><draw:frame draw:style-name="fr2" draw:name="Quadro4" text:anchor-type="char" svg:width="0.041cm" draw:z-index="2"><draw:text-box fo:min-height="0.041cm"><text:p text:style-name="Text_20_body"/></draw:text-box></draw:frame><text:bookmark text:name="22065"/><text:span text:style-name="T25">Se desejamos ler linha a linha de nosso arquivo, podemos utilizar a função </text:span><text:span text:style-name="Source_20_Text"><text:span text:style-name="T59">readline()</text:span></text:span><text:span text:style-name="T25">. Ela nos retorna uma linha por vez, e faz com que a nossa leitura seja feita de modo mais controlado. Também existe a função </text:span><text:span text:style-name="Source_20_Text"><text:span text:style-name="T59">read()</text:span></text:span><text:span text:style-name="T44"> </text:span><text:span text:style-name="T25">que por sua vez lê o arquivo inteiro.</text:span></text:p>
      <text:p text:style-name="Text_20_body"><text:span text:style-name="T86"/></text:p>
      <text:h text:style-name="P101" text:outline-level="1"><text:span text:style-name="T103">Lendo um arquivo por completo</text:span></text:h>
      <text:p text:style-name="Text_20_body"><text:line-break/><text:span text:style-name="T25">Dado um arquivo como o seguinte: </text:span><text:span text:style-name="Source_20_Text"><text:span text:style-name="T27">frutas.txt</text:span></text:span></text:p>
      <text:p text:style-name="P9"><text:span text:style-name="Source_20_Text"><text:span text:style-name="T71">Banana</text:span></text:span></text:p>
      <text:p text:style-name="P9"><text:soft-page-break/><text:span text:style-name="Source_20_Text"><text:span text:style-name="T71">Ma</text:span></text:span><text:span text:style-name="Source_20_Text"><text:span text:style-name="T65">çã</text:span></text:span></text:p>
      <text:p text:style-name="P9"><text:span text:style-name="Source_20_Text"><text:span text:style-name="T71">Pera</text:span></text:span></text:p>
      <text:p text:style-name="P9"><text:span text:style-name="Source_20_Text"><text:span text:style-name="T71">Uva</text:span></text:span></text:p>
      <text:p text:style-name="P9"><text:span text:style-name="Source_20_Text"><text:span text:style-name="T71">Jamel</text:span></text:span><text:span text:style-name="Source_20_Text"><text:span text:style-name="T65">ã</text:span></text:span><text:span text:style-name="Source_20_Text"><text:span text:style-name="T46">o</text:span></text:span></text:p>
      <text:p text:style-name="P18">Que foi aberto deste modo:</text:p>
      <text:p text:style-name="P9"><text:span text:style-name="Source_20_Text"><text:span text:style-name="T46">arquivo </text:span></text:span><text:span text:style-name="Source_20_Text"><text:span text:style-name="T65">=</text:span></text:span><text:span text:style-name="Source_20_Text"><text:span text:style-name="T46"> open</text:span></text:span><text:span text:style-name="Source_20_Text"><text:span text:style-name="T65">(</text:span></text:span><text:span text:style-name="Source_20_Text"><text:span text:style-name="T69">'frutas.txt'</text:span></text:span><text:span text:style-name="Source_20_Text"><text:span text:style-name="T65">,</text:span></text:span><text:span text:style-name="Source_20_Text"><text:span text:style-name="T69">'r'</text:span></text:span><text:span text:style-name="Source_20_Text"><text:span text:style-name="T65">)</text:span></text:span></text:p>
      <text:p text:style-name="P18">E quando executamos os comandos:</text:p>
      <text:p text:style-name="P9"><text:span text:style-name="Source_20_Text"><text:span text:style-name="T46">linha </text:span></text:span><text:span text:style-name="Source_20_Text"><text:span text:style-name="T65">=</text:span></text:span><text:span text:style-name="Source_20_Text"><text:span text:style-name="T46"> arquivo</text:span></text:span><text:span text:style-name="Source_20_Text"><text:span text:style-name="T65">.</text:span></text:span><text:span text:style-name="Source_20_Text"><text:span text:style-name="T46">readline</text:span></text:span><text:span text:style-name="Source_20_Text"><text:span text:style-name="T65">()</text:span></text:span></text:p>
      <text:p text:style-name="P9"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46">linha</text:span></text:span><text:span text:style-name="Source_20_Text"><text:span text:style-name="T65">)</text:span></text:span></text:p>
      <text:p text:style-name="P9"><text:span text:style-name="Source_20_Text"><text:span text:style-name="T46">linha </text:span></text:span><text:span text:style-name="Source_20_Text"><text:span text:style-name="T65">=</text:span></text:span><text:span text:style-name="Source_20_Text"><text:span text:style-name="T46"> arquivo</text:span></text:span><text:span text:style-name="Source_20_Text"><text:span text:style-name="T65">.</text:span></text:span><text:span text:style-name="Source_20_Text"><text:span text:style-name="T46">readline</text:span></text:span><text:span text:style-name="Source_20_Text"><text:span text:style-name="T65">()</text:span></text:span></text:p>
      <text:p text:style-name="P9"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46">linha</text:span></text:span><text:span text:style-name="Source_20_Text"><text:span text:style-name="T65">)</text:span></text:span></text:p>
      <text:p text:style-name="P18">É exibido corretamente as linhas:</text:p>
      <text:p text:style-name="P9"><text:span text:style-name="Source_20_Text"><text:span text:style-name="T71">Banana</text:span></text:span></text:p>
      <text:p text:style-name="P9"><text:span text:style-name="Source_20_Text"><text:span text:style-name="T71">Ma</text:span></text:span><text:span text:style-name="Source_20_Text"><text:span text:style-name="T65">çã</text:span></text:span></text:p>
      <text:p text:style-name="P18">Mas quando abrimos o arquivo e usamos os comandos:</text:p>
      <text:p text:style-name="P9"><text:span text:style-name="Source_20_Text"><text:span text:style-name="T46">arquivo </text:span></text:span><text:span text:style-name="Source_20_Text"><text:span text:style-name="T65">=</text:span></text:span><text:span text:style-name="Source_20_Text"><text:span text:style-name="T46"> open</text:span></text:span><text:span text:style-name="Source_20_Text"><text:span text:style-name="T65">(</text:span></text:span><text:span text:style-name="Source_20_Text"><text:span text:style-name="T69">'frutas.txt'</text:span></text:span><text:span text:style-name="Source_20_Text"><text:span text:style-name="T65">,</text:span></text:span><text:span text:style-name="Source_20_Text"><text:span text:style-name="T69">'r'</text:span></text:span><text:span text:style-name="Source_20_Text"><text:span text:style-name="T65">)</text:span></text:span></text:p>
      <text:p text:style-name="P9"><text:span text:style-name="Source_20_Text"><text:span text:style-name="T46">conteudo </text:span></text:span><text:span text:style-name="Source_20_Text"><text:span text:style-name="T65">=</text:span></text:span><text:span text:style-name="Source_20_Text"><text:span text:style-name="T46"> arquivo</text:span></text:span><text:span text:style-name="Source_20_Text"><text:span text:style-name="T65">.</text:span></text:span><text:span text:style-name="Source_20_Text"><text:span text:style-name="T46">read</text:span></text:span><text:span text:style-name="Source_20_Text"><text:span text:style-name="T65">()</text:span></text:span></text:p>
      <text:p text:style-name="P9"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46">conteudo</text:span></text:span><text:span text:style-name="Source_20_Text"><text:span text:style-name="T65">)</text:span></text:span></text:p>
      <text:p text:style-name="P9"><text:span text:style-name="Source_20_Text"><text:span text:style-name="T46">conteudo </text:span></text:span><text:span text:style-name="Source_20_Text"><text:span text:style-name="T65">=</text:span></text:span><text:span text:style-name="Source_20_Text"><text:span text:style-name="T46"> arquivo</text:span></text:span><text:span text:style-name="Source_20_Text"><text:span text:style-name="T65">.</text:span></text:span><text:span text:style-name="Source_20_Text"><text:span text:style-name="T46">read</text:span></text:span><text:span text:style-name="Source_20_Text"><text:span text:style-name="T65">()</text:span></text:span></text:p>
      <text:p text:style-name="P9"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46">conteudo</text:span></text:span><text:span text:style-name="Source_20_Text"><text:span text:style-name="T65">)</text:span></text:span></text:p>
      <text:p text:style-name="P13"><text:span text:style-name="T25">A primeira vez é exibida corretamente o </text:span><text:span text:style-name="Source_20_Text"><text:span text:style-name="T27">conteudo</text:span></text:span><text:span text:style-name="T25">, porém na segunda não é exibido nada. Porque?</text:span></text:p>
      <text:p text:style-name="P73">Selecione uma alternativa: Pois o comando read() lê o arquivo inteiro de uma vez, colocando o ponteiro de leitura no final do mesmo. Se chamarmos a função read() novamente, como o ponteiro de leitura está no final, nada será lido. →<text:span text:style-name="T108"> </text:span>Correto! Se desejarmos ler o arquivo novamente, devemos fechá-lo com o comando .close(), reabri-lo com o comando .open() e ai sim conseguiremos lê-lo por inteiro novamente.</text:p>
      <text:h text:style-name="P91" text:outline-level="1"><text:soft-page-break/>Escolhendo uma palavra</text:h>
      <text:p text:style-name="Text_20_body"><text:line-break/><text:span text:style-name="T24">Agora que já sabemos ler de um arquivo, podemos implementar a funcionalidade de escolher aleatoriamente a palavra secreta de um arquivo.</text:span></text:p>
      <text:h text:style-name="P28" text:outline-level="2">Lendo e guardando as linhas do arquivo</text:h>
      <text:p text:style-name="P31">A primeira coisa que devemos fazer é abrir o arquivo, e como já sabemos, vamos fechá-lo:</text:p>
      <text:p text:style-name="P9"><text:span text:style-name="Source_20_Text"><text:span text:style-name="T63">def</text:span></text:span><text:span text:style-name="Source_20_Text"><text:span text:style-name="T46"> jogar</text:span></text:span><text:span text:style-name="Source_20_Text"><text:span text:style-name="T65">():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*********************************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***Bem vindo ao jogo da Forca!***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*********************************"</text:span></text:span><text:span text:style-name="Source_20_Text"><text:span text:style-name="T65">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46">arquivo </text:span></text:span><text:span text:style-name="Source_20_Text"><text:span text:style-name="T65">=</text:span></text:span><text:span text:style-name="Source_20_Text"><text:span text:style-name="T46"> open</text:span></text:span><text:span text:style-name="Source_20_Text"><text:span text:style-name="T65">(</text:span></text:span><text:span text:style-name="Source_20_Text"><text:span text:style-name="T69">"palavras.txt"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"r"</text:span></text:span><text:span text:style-name="Source_20_Text"><text:span text:style-name="T65">)</text:span></text:span></text:p>
      <text:p text:style-name="P35"/>
      <text:p text:style-name="P35"/>
      <text:p text:style-name="P35"/>
      <text:p text:style-name="P9"><text:span text:style-name="Source_20_Text"><text:span text:style-name="T48"><text:s text:c="4"/></text:span></text:span><text:span text:style-name="Source_20_Text"><text:span text:style-name="T46">arquivo</text:span></text:span><text:span text:style-name="Source_20_Text"><text:span text:style-name="T65">.</text:span></text:span><text:span text:style-name="Source_20_Text"><text:span text:style-name="T46">close</text:span></text:span><text:span text:style-name="Source_20_Text"><text:span text:style-name="T65">()</text:span></text:span></text:p>
      <text:p text:style-name="P31">Agora, vamos criar uma lista e fazer um laço, acessando cada linha e guardando-as nessa lista:</text:p>
      <text:p text:style-name="P9"><text:span text:style-name="Source_20_Text"><text:span text:style-name="T63">def</text:span></text:span><text:span text:style-name="Source_20_Text"><text:span text:style-name="T46"> jogar</text:span></text:span><text:span text:style-name="Source_20_Text"><text:span text:style-name="T65">():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*********************************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***Bem vindo ao jogo da Forca!***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*********************************"</text:span></text:span><text:span text:style-name="Source_20_Text"><text:span text:style-name="T65">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46">arquivo </text:span></text:span><text:span text:style-name="Source_20_Text"><text:span text:style-name="T65">=</text:span></text:span><text:span text:style-name="Source_20_Text"><text:span text:style-name="T46"> open</text:span></text:span><text:span text:style-name="Source_20_Text"><text:span text:style-name="T65">(</text:span></text:span><text:span text:style-name="Source_20_Text"><text:span text:style-name="T69">"palavras.txt"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"r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46">palavras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5">[]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63">for</text:span></text:span><text:span text:style-name="Source_20_Text"><text:span text:style-name="T46"> linha </text:span></text:span><text:span text:style-name="Source_20_Text"><text:span text:style-name="T63">in</text:span></text:span><text:span text:style-name="Source_20_Text"><text:span text:style-name="T46"> arquivo</text:span></text:span><text:span text:style-name="Source_20_Text"><text:span text:style-name="T65">:</text:span></text:span></text:p>
      <text:p text:style-name="P9"><text:span text:style-name="Source_20_Text"><text:span text:style-name="T48"><text:s text:c="8"/></text:span></text:span><text:span text:style-name="Source_20_Text"><text:span text:style-name="T46">palavras</text:span></text:span><text:span text:style-name="Source_20_Text"><text:span text:style-name="T65">.</text:span></text:span><text:span text:style-name="Source_20_Text"><text:span text:style-name="T46">append</text:span></text:span><text:span text:style-name="Source_20_Text"><text:span text:style-name="T65">(</text:span></text:span><text:span text:style-name="Source_20_Text"><text:span text:style-name="T46">linha</text:span></text:span><text:span text:style-name="Source_20_Text"><text:span text:style-name="T65">)</text:span></text:span></text:p>
      <text:p text:style-name="P35"/>
      <text:p text:style-name="P9"><text:soft-page-break/><text:span text:style-name="Source_20_Text"><text:span text:style-name="T48"><text:s text:c="4"/></text:span></text:span><text:span text:style-name="Source_20_Text"><text:span text:style-name="T46">arquivo</text:span></text:span><text:span text:style-name="Source_20_Text"><text:span text:style-name="T65">.</text:span></text:span><text:span text:style-name="Source_20_Text"><text:span text:style-name="T46">close</text:span></text:span><text:span text:style-name="Source_20_Text"><text:span text:style-name="T65">()</text:span></text:span></text:p>
      <text:p text:style-name="P16"><text:span text:style-name="T24">Mas precisamos remover o </text:span><text:span text:style-name="Strong_20_Emphasis"><text:span text:style-name="Source_20_Text"><text:span text:style-name="T27">\n</text:span></text:span></text:span><text:span text:style-name="T24"> ao final da linha, fazendo um </text:span><text:span text:style-name="Strong_20_Emphasis"><text:span text:style-name="Source_20_Text"><text:span text:style-name="T27">strip</text:span></text:span></text:span><text:span text:style-name="T24">nela:</text:span></text:p>
      <text:p text:style-name="P9"><text:span text:style-name="Source_20_Text"><text:span text:style-name="T63">def</text:span></text:span><text:span text:style-name="Source_20_Text"><text:span text:style-name="T46"> jogar</text:span></text:span><text:span text:style-name="Source_20_Text"><text:span text:style-name="T65">():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*********************************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***Bem vindo ao jogo da Forca!***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*********************************"</text:span></text:span><text:span text:style-name="Source_20_Text"><text:span text:style-name="T65">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46">arquivo </text:span></text:span><text:span text:style-name="Source_20_Text"><text:span text:style-name="T65">=</text:span></text:span><text:span text:style-name="Source_20_Text"><text:span text:style-name="T46"> open</text:span></text:span><text:span text:style-name="Source_20_Text"><text:span text:style-name="T65">(</text:span></text:span><text:span text:style-name="Source_20_Text"><text:span text:style-name="T69">"palavras.txt"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"r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46">palavras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5">[]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63">for</text:span></text:span><text:span text:style-name="Source_20_Text"><text:span text:style-name="T46"> linha </text:span></text:span><text:span text:style-name="Source_20_Text"><text:span text:style-name="T63">in</text:span></text:span><text:span text:style-name="Source_20_Text"><text:span text:style-name="T46"> arquivo</text:span></text:span><text:span text:style-name="Source_20_Text"><text:span text:style-name="T65">:</text:span></text:span></text:p>
      <text:p text:style-name="P9"><text:span text:style-name="Source_20_Text"><text:span text:style-name="T48"><text:s text:c="8"/></text:span></text:span><text:span text:style-name="Source_20_Text"><text:span text:style-name="T46">linha </text:span></text:span><text:span text:style-name="Source_20_Text"><text:span text:style-name="T65">=</text:span></text:span><text:span text:style-name="Source_20_Text"><text:span text:style-name="T46"> linha</text:span></text:span><text:span text:style-name="Source_20_Text"><text:span text:style-name="T65">.</text:span></text:span><text:span text:style-name="Source_20_Text"><text:span text:style-name="T46">strip</text:span></text:span><text:span text:style-name="Source_20_Text"><text:span text:style-name="T65">()</text:span></text:span></text:p>
      <text:p text:style-name="P9"><text:span text:style-name="Source_20_Text"><text:span text:style-name="T48"><text:s text:c="8"/></text:span></text:span><text:span text:style-name="Source_20_Text"><text:span text:style-name="T46">palavras</text:span></text:span><text:span text:style-name="Source_20_Text"><text:span text:style-name="T65">.</text:span></text:span><text:span text:style-name="Source_20_Text"><text:span text:style-name="T46">append</text:span></text:span><text:span text:style-name="Source_20_Text"><text:span text:style-name="T65">(</text:span></text:span><text:span text:style-name="Source_20_Text"><text:span text:style-name="T46">linha</text:span></text:span><text:span text:style-name="Source_20_Text"><text:span text:style-name="T65">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46">arquivo</text:span></text:span><text:span text:style-name="Source_20_Text"><text:span text:style-name="T65">.</text:span></text:span><text:span text:style-name="Source_20_Text"><text:span text:style-name="T46">close</text:span></text:span><text:span text:style-name="Source_20_Text"><text:span text:style-name="T65">()</text:span></text:span></text:p>
      <text:p text:style-name="P31">Agora já temos todas as palavras na lista, mas como selecionar uma delas aleatoriamente?</text:p>
      <text:h text:style-name="P28" text:outline-level="2">Gerando um número aleatório</text:h>
      <text:p text:style-name="P31">Sabemos que cada elemento da lista possui uma posição, e vimos no treinamento anterior como gerar um número aleatório, vamos relembrar?</text:p>
      <text:p text:style-name="P16"><text:span text:style-name="T24">A biblioteca que sabe gerar um número aleatório é a </text:span><text:span text:style-name="Strong_20_Emphasis"><text:span text:style-name="Source_20_Text"><text:span text:style-name="T27">random</text:span></text:span></text:span><text:span text:style-name="T24">. Vamos testá-la no terminal do Python 3, primeiro importando-a:</text:span></text:p>
      <text:p text:style-name="P9"><text:span text:style-name="Source_20_Text"><text:span text:style-name="T65">&gt;&gt;&gt;</text:span></text:span><text:span text:style-name="Source_20_Text"><text:span text:style-name="T46"> </text:span></text:span><text:span text:style-name="Source_20_Text"><text:span text:style-name="T63">import</text:span></text:span><text:span text:style-name="Source_20_Text"><text:span text:style-name="T46"> random</text:span></text:span></text:p>
      <text:p text:style-name="P16"><text:span text:style-name="T24">Para gerar o número aleatório, utilizamos a biblioteca e chamamos a função </text:span><text:span text:style-name="Strong_20_Emphasis"><text:span text:style-name="Source_20_Text"><text:span text:style-name="T27">randrange</text:span></text:span></text:span><text:span text:style-name="T24">, que recebe o intervalo de valores que o número aleatório deve estar. Então vamos passar o valor </text:span><text:span text:style-name="Strong_20_Emphasis"><text:span text:style-name="T25">0</text:span></text:span><text:span text:style-name="T24"> (equivalente à primeira posição da nossa lista) e </text:span><text:span text:style-name="Strong_20_Emphasis"><text:span text:style-name="T25">4</text:span></text:span><text:span text:style-name="T24"> (lembrando que o número é exclusivo, ou seja, o número aleatório será entre 0 e 3, equivalente à última posição da nossa lista):</text:span></text:p>
      <text:p text:style-name="P9"><text:span text:style-name="Source_20_Text"><text:span text:style-name="T65">&gt;&gt;&gt;</text:span></text:span><text:span text:style-name="Source_20_Text"><text:span text:style-name="T46"> </text:span></text:span><text:span text:style-name="Source_20_Text"><text:span text:style-name="T63">import</text:span></text:span><text:span text:style-name="Source_20_Text"><text:span text:style-name="T46"> random</text:span></text:span></text:p>
      <text:p text:style-name="P9"><text:span text:style-name="Source_20_Text"><text:span text:style-name="T65">&gt;&gt;&gt;</text:span></text:span><text:span text:style-name="Source_20_Text"><text:span text:style-name="T46"> random</text:span></text:span><text:span text:style-name="Source_20_Text"><text:span text:style-name="T65">.</text:span></text:span><text:span text:style-name="Source_20_Text"><text:span text:style-name="T46">randrange</text:span></text:span><text:span text:style-name="Source_20_Text"><text:span text:style-name="T65">(</text:span></text:span><text:span text:style-name="Source_20_Text"><text:span text:style-name="T83">0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83">4</text:span></text:span><text:span text:style-name="Source_20_Text"><text:span text:style-name="T65">)</text:span></text:span></text:p>
      <text:p text:style-name="P9"><text:soft-page-break/><text:span text:style-name="Source_20_Text"><text:span text:style-name="T83">0</text:span></text:span></text:p>
      <text:p text:style-name="P9"><text:span text:style-name="Source_20_Text"><text:span text:style-name="T65">&gt;&gt;&gt;</text:span></text:span><text:span text:style-name="Source_20_Text"><text:span text:style-name="T46"> random</text:span></text:span><text:span text:style-name="Source_20_Text"><text:span text:style-name="T65">.</text:span></text:span><text:span text:style-name="Source_20_Text"><text:span text:style-name="T46">randrange</text:span></text:span><text:span text:style-name="Source_20_Text"><text:span text:style-name="T65">(</text:span></text:span><text:span text:style-name="Source_20_Text"><text:span text:style-name="T83">0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83">4</text:span></text:span><text:span text:style-name="Source_20_Text"><text:span text:style-name="T65">)</text:span></text:span></text:p>
      <text:p text:style-name="P9"><text:span text:style-name="Source_20_Text"><text:span text:style-name="T83">1</text:span></text:span></text:p>
      <text:p text:style-name="P9"><text:span text:style-name="Source_20_Text"><text:span text:style-name="T65">&gt;&gt;&gt;</text:span></text:span><text:span text:style-name="Source_20_Text"><text:span text:style-name="T46"> random</text:span></text:span><text:span text:style-name="Source_20_Text"><text:span text:style-name="T65">.</text:span></text:span><text:span text:style-name="Source_20_Text"><text:span text:style-name="T46">randrange</text:span></text:span><text:span text:style-name="Source_20_Text"><text:span text:style-name="T65">(</text:span></text:span><text:span text:style-name="Source_20_Text"><text:span text:style-name="T83">0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83">4</text:span></text:span><text:span text:style-name="Source_20_Text"><text:span text:style-name="T65">)</text:span></text:span></text:p>
      <text:p text:style-name="P9"><text:span text:style-name="Source_20_Text"><text:span text:style-name="T83">3</text:span></text:span></text:p>
      <text:p text:style-name="P9"><text:span text:style-name="Source_20_Text"><text:span text:style-name="T65">&gt;&gt;&gt;</text:span></text:span><text:span text:style-name="Source_20_Text"><text:span text:style-name="T46"> random</text:span></text:span><text:span text:style-name="Source_20_Text"><text:span text:style-name="T65">.</text:span></text:span><text:span text:style-name="Source_20_Text"><text:span text:style-name="T46">randrange</text:span></text:span><text:span text:style-name="Source_20_Text"><text:span text:style-name="T65">(</text:span></text:span><text:span text:style-name="Source_20_Text"><text:span text:style-name="T83">0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83">4</text:span></text:span><text:span text:style-name="Source_20_Text"><text:span text:style-name="T65">)</text:span></text:span></text:p>
      <text:p text:style-name="P9"><text:span text:style-name="Source_20_Text"><text:span text:style-name="T83">1</text:span></text:span></text:p>
      <text:p text:style-name="P9"><text:span text:style-name="Source_20_Text"><text:span text:style-name="T65">&gt;&gt;&gt;</text:span></text:span><text:span text:style-name="Source_20_Text"><text:span text:style-name="T46"> random</text:span></text:span><text:span text:style-name="Source_20_Text"><text:span text:style-name="T65">.</text:span></text:span><text:span text:style-name="Source_20_Text"><text:span text:style-name="T46">randrange</text:span></text:span><text:span text:style-name="Source_20_Text"><text:span text:style-name="T65">(</text:span></text:span><text:span text:style-name="Source_20_Text"><text:span text:style-name="T83">0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83">4</text:span></text:span><text:span text:style-name="Source_20_Text"><text:span text:style-name="T65">)</text:span></text:span></text:p>
      <text:p text:style-name="P9"><text:span text:style-name="Source_20_Text"><text:span text:style-name="T83">3</text:span></text:span></text:p>
      <text:p text:style-name="P31">Sabendo disso, vamos implementar esse código no nosso jogo.</text:p>
      <text:h text:style-name="P28" text:outline-level="2">Selecionando a palavra</text:h>
      <text:p text:style-name="P16"><text:span text:style-name="T24">Primeiramente, devemos importar a biblioteca. Vamos gerar um número de </text:span><text:span text:style-name="Strong_20_Emphasis"><text:span text:style-name="T25">0</text:span></text:span><text:span text:style-name="T24"> até a quantidade de palavras da nossa lista, ou seja, vamos utilizar a função </text:span><text:span text:style-name="Strong_20_Emphasis"><text:span text:style-name="Source_20_Text"><text:span text:style-name="T27">len</text:span></text:span></text:span><text:span text:style-name="T24">, para saber o tamanho da lista:</text:span></text:p>
      <text:p text:style-name="P9"><text:span text:style-name="Source_20_Text"><text:span text:style-name="T63">import</text:span></text:span><text:span text:style-name="Source_20_Text"><text:span text:style-name="T46"> random</text:span></text:span></text:p>
      <text:p text:style-name="P35"/>
      <text:p text:style-name="P9"><text:span text:style-name="Source_20_Text"><text:span text:style-name="T63">def</text:span></text:span><text:span text:style-name="Source_20_Text"><text:span text:style-name="T46"> jogar</text:span></text:span><text:span text:style-name="Source_20_Text"><text:span text:style-name="T65">():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*********************************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***Bem vindo ao jogo da Forca!***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*********************************"</text:span></text:span><text:span text:style-name="Source_20_Text"><text:span text:style-name="T65">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46">arquivo </text:span></text:span><text:span text:style-name="Source_20_Text"><text:span text:style-name="T65">=</text:span></text:span><text:span text:style-name="Source_20_Text"><text:span text:style-name="T46"> open</text:span></text:span><text:span text:style-name="Source_20_Text"><text:span text:style-name="T65">(</text:span></text:span><text:span text:style-name="Source_20_Text"><text:span text:style-name="T69">"palavras.txt"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"r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46">palavras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5">[]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63">for</text:span></text:span><text:span text:style-name="Source_20_Text"><text:span text:style-name="T46"> linha </text:span></text:span><text:span text:style-name="Source_20_Text"><text:span text:style-name="T63">in</text:span></text:span><text:span text:style-name="Source_20_Text"><text:span text:style-name="T46"> arquivo</text:span></text:span><text:span text:style-name="Source_20_Text"><text:span text:style-name="T65">:</text:span></text:span></text:p>
      <text:p text:style-name="P9"><text:span text:style-name="Source_20_Text"><text:span text:style-name="T48"><text:s text:c="8"/></text:span></text:span><text:span text:style-name="Source_20_Text"><text:span text:style-name="T46">linha </text:span></text:span><text:span text:style-name="Source_20_Text"><text:span text:style-name="T65">=</text:span></text:span><text:span text:style-name="Source_20_Text"><text:span text:style-name="T46"> linha</text:span></text:span><text:span text:style-name="Source_20_Text"><text:span text:style-name="T65">.</text:span></text:span><text:span text:style-name="Source_20_Text"><text:span text:style-name="T46">strip</text:span></text:span><text:span text:style-name="Source_20_Text"><text:span text:style-name="T65">()</text:span></text:span></text:p>
      <text:p text:style-name="P9"><text:span text:style-name="Source_20_Text"><text:span text:style-name="T48"><text:s text:c="8"/></text:span></text:span><text:span text:style-name="Source_20_Text"><text:span text:style-name="T46">palavras</text:span></text:span><text:span text:style-name="Source_20_Text"><text:span text:style-name="T65">.</text:span></text:span><text:span text:style-name="Source_20_Text"><text:span text:style-name="T46">append</text:span></text:span><text:span text:style-name="Source_20_Text"><text:span text:style-name="T65">(</text:span></text:span><text:span text:style-name="Source_20_Text"><text:span text:style-name="T46">linha</text:span></text:span><text:span text:style-name="Source_20_Text"><text:span text:style-name="T65">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46">arquivo</text:span></text:span><text:span text:style-name="Source_20_Text"><text:span text:style-name="T65">.</text:span></text:span><text:span text:style-name="Source_20_Text"><text:span text:style-name="T46">close</text:span></text:span><text:span text:style-name="Source_20_Text"><text:span text:style-name="T65">(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46">numero </text:span></text:span><text:span text:style-name="Source_20_Text"><text:span text:style-name="T65">=</text:span></text:span><text:span text:style-name="Source_20_Text"><text:span text:style-name="T46"> random</text:span></text:span><text:span text:style-name="Source_20_Text"><text:span text:style-name="T65">.</text:span></text:span><text:span text:style-name="Source_20_Text"><text:span text:style-name="T46">randrange</text:span></text:span><text:span text:style-name="Source_20_Text"><text:span text:style-name="T65">(</text:span></text:span><text:span text:style-name="Source_20_Text"><text:span text:style-name="T83">0</text:span></text:span><text:span text:style-name="Source_20_Text"><text:span text:style-name="T65">,</text:span></text:span><text:span text:style-name="Source_20_Text"><text:span text:style-name="T46"> len</text:span></text:span><text:span text:style-name="Source_20_Text"><text:span text:style-name="T65">(</text:span></text:span><text:span text:style-name="Source_20_Text"><text:span text:style-name="T46">palavras</text:span></text:span><text:span text:style-name="Source_20_Text"><text:span text:style-name="T65">))</text:span></text:span></text:p>
      <text:p text:style-name="P16"><text:soft-page-break/><text:span text:style-name="T24">Agora que temos o número aleatório, vamos utilizá-lo como índice para acessar a lista e atribuir essa palavra à variável </text:span><text:span text:style-name="Strong_20_Emphasis"><text:span text:style-name="Source_20_Text"><text:span text:style-name="T27">palavra_secreta</text:span></text:span></text:span><text:span text:style-name="T24">:</text:span></text:p>
      <text:p text:style-name="P9"><text:span text:style-name="Source_20_Text"><text:span text:style-name="T63">import</text:span></text:span><text:span text:style-name="Source_20_Text"><text:span text:style-name="T46"> random</text:span></text:span></text:p>
      <text:p text:style-name="P35"/>
      <text:p text:style-name="P9"><text:span text:style-name="Source_20_Text"><text:span text:style-name="T63">def</text:span></text:span><text:span text:style-name="Source_20_Text"><text:span text:style-name="T46"> jogar</text:span></text:span><text:span text:style-name="Source_20_Text"><text:span text:style-name="T65">():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*********************************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***Bem vindo ao jogo da Forca!***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*********************************"</text:span></text:span><text:span text:style-name="Source_20_Text"><text:span text:style-name="T65">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46">arquivo </text:span></text:span><text:span text:style-name="Source_20_Text"><text:span text:style-name="T65">=</text:span></text:span><text:span text:style-name="Source_20_Text"><text:span text:style-name="T46"> open</text:span></text:span><text:span text:style-name="Source_20_Text"><text:span text:style-name="T65">(</text:span></text:span><text:span text:style-name="Source_20_Text"><text:span text:style-name="T69">"palavras.txt"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"r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46">palavras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5">[]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63">for</text:span></text:span><text:span text:style-name="Source_20_Text"><text:span text:style-name="T46"> linha </text:span></text:span><text:span text:style-name="Source_20_Text"><text:span text:style-name="T63">in</text:span></text:span><text:span text:style-name="Source_20_Text"><text:span text:style-name="T46"> arquivo</text:span></text:span><text:span text:style-name="Source_20_Text"><text:span text:style-name="T65">:</text:span></text:span></text:p>
      <text:p text:style-name="P9"><text:span text:style-name="Source_20_Text"><text:span text:style-name="T48"><text:s text:c="8"/></text:span></text:span><text:span text:style-name="Source_20_Text"><text:span text:style-name="T46">linha </text:span></text:span><text:span text:style-name="Source_20_Text"><text:span text:style-name="T65">=</text:span></text:span><text:span text:style-name="Source_20_Text"><text:span text:style-name="T46"> linha</text:span></text:span><text:span text:style-name="Source_20_Text"><text:span text:style-name="T65">.</text:span></text:span><text:span text:style-name="Source_20_Text"><text:span text:style-name="T46">strip</text:span></text:span><text:span text:style-name="Source_20_Text"><text:span text:style-name="T65">()</text:span></text:span></text:p>
      <text:p text:style-name="P9"><text:span text:style-name="Source_20_Text"><text:span text:style-name="T48"><text:s text:c="8"/></text:span></text:span><text:span text:style-name="Source_20_Text"><text:span text:style-name="T46">palavras</text:span></text:span><text:span text:style-name="Source_20_Text"><text:span text:style-name="T65">.</text:span></text:span><text:span text:style-name="Source_20_Text"><text:span text:style-name="T46">append</text:span></text:span><text:span text:style-name="Source_20_Text"><text:span text:style-name="T65">(</text:span></text:span><text:span text:style-name="Source_20_Text"><text:span text:style-name="T46">linha</text:span></text:span><text:span text:style-name="Source_20_Text"><text:span text:style-name="T65">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46">arquivo</text:span></text:span><text:span text:style-name="Source_20_Text"><text:span text:style-name="T65">.</text:span></text:span><text:span text:style-name="Source_20_Text"><text:span text:style-name="T46">close</text:span></text:span><text:span text:style-name="Source_20_Text"><text:span text:style-name="T65">(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46">numero </text:span></text:span><text:span text:style-name="Source_20_Text"><text:span text:style-name="T65">=</text:span></text:span><text:span text:style-name="Source_20_Text"><text:span text:style-name="T46"> random</text:span></text:span><text:span text:style-name="Source_20_Text"><text:span text:style-name="T65">.</text:span></text:span><text:span text:style-name="Source_20_Text"><text:span text:style-name="T46">randrange</text:span></text:span><text:span text:style-name="Source_20_Text"><text:span text:style-name="T65">(</text:span></text:span><text:span text:style-name="Source_20_Text"><text:span text:style-name="T83">0</text:span></text:span><text:span text:style-name="Source_20_Text"><text:span text:style-name="T65">,</text:span></text:span><text:span text:style-name="Source_20_Text"><text:span text:style-name="T46"> len</text:span></text:span><text:span text:style-name="Source_20_Text"><text:span text:style-name="T65">(</text:span></text:span><text:span text:style-name="Source_20_Text"><text:span text:style-name="T46">palavras</text:span></text:span><text:span text:style-name="Source_20_Text"><text:span text:style-name="T65">)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46">palavra_secreta </text:span></text:span><text:span text:style-name="Source_20_Text"><text:span text:style-name="T65">=</text:span></text:span><text:span text:style-name="Source_20_Text"><text:span text:style-name="T46"> palavras</text:span></text:span><text:span text:style-name="Source_20_Text"><text:span text:style-name="T65">[</text:span></text:span><text:span text:style-name="Source_20_Text"><text:span text:style-name="T46">numero</text:span></text:span><text:span text:style-name="Source_20_Text"><text:span text:style-name="T65">].</text:span></text:span><text:span text:style-name="Source_20_Text"><text:span text:style-name="T46">upper</text:span></text:span><text:span text:style-name="Source_20_Text"><text:span text:style-name="T65">()</text:span></text:span></text:p>
      <text:p text:style-name="P9"><text:span text:style-name="Source_20_Text"><text:span text:style-name="T48"><text:s text:c="4"/></text:span></text:span><text:span text:style-name="Source_20_Text"><text:span text:style-name="T46">letras_acertadas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5">[</text:span></text:span><text:span text:style-name="Source_20_Text"><text:span text:style-name="T69">"_"</text:span></text:span><text:span text:style-name="Source_20_Text"><text:span text:style-name="T46"> </text:span></text:span><text:span text:style-name="Source_20_Text"><text:span text:style-name="T63">for</text:span></text:span><text:span text:style-name="Source_20_Text"><text:span text:style-name="T46"> letra </text:span></text:span><text:span text:style-name="Source_20_Text"><text:span text:style-name="T63">in</text:span></text:span><text:span text:style-name="Source_20_Text"><text:span text:style-name="T46"> palavra_secreta</text:span></text:span><text:span text:style-name="Source_20_Text"><text:span text:style-name="T65">]</text:span></text:span></text:p>
      <text:p text:style-name="P31">Podemos executar o jogo agora, e perceber que a palavra é selecionada aleatoriamente!</text:p>
      <text:p text:style-name="P31">Mas agora o nosso arquivo, a nossa função cresceu bastante, com várias funcionalidades e responsabilidades. Então, no próximo capítulo, organizaremos melhor o nosso código, separando-o em funções e deixando-o mais fácil de entender.</text:p>
      <text:p text:style-name="Text_20_body"/>
      <text:h text:style-name="P19" text:outline-level="1">Para saber mais: with</text:h>
      <text:p text:style-name="Text_20_body"><text:line-break/><text:span text:style-name="T24">Já falamos da importância de fechar o arquivo, certo? Veja o código abaixo que justamente usa a função </text:span><text:span text:style-name="Source_20_Text"><text:span text:style-name="T26">close</text:span></text:span><text:span text:style-name="T24"> :</text:span></text:p>
      <text:p text:style-name="P9"><text:span text:style-name="Source_20_Text"><text:span text:style-name="T46">logo </text:span></text:span><text:span text:style-name="Source_20_Text"><text:span text:style-name="T65">=</text:span></text:span><text:span text:style-name="Source_20_Text"><text:span text:style-name="T46"> open</text:span></text:span><text:span text:style-name="Source_20_Text"><text:span text:style-name="T65">(</text:span></text:span><text:span text:style-name="Source_20_Text"><text:span text:style-name="T69">'palavras.txt'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'r'</text:span></text:span><text:span text:style-name="Source_20_Text"><text:span text:style-name="T65">)</text:span></text:span></text:p>
      <text:p text:style-name="P9"><text:soft-page-break/><text:span text:style-name="Source_20_Text"><text:span text:style-name="T46">data </text:span></text:span><text:span text:style-name="Source_20_Text"><text:span text:style-name="T65">=</text:span></text:span><text:span text:style-name="Source_20_Text"><text:span text:style-name="T46"> logo</text:span></text:span><text:span text:style-name="Source_20_Text"><text:span text:style-name="T65">.</text:span></text:span><text:span text:style-name="Source_20_Text"><text:span text:style-name="T46">read</text:span></text:span><text:span text:style-name="Source_20_Text"><text:span text:style-name="T65">()</text:span></text:span></text:p>
      <text:p text:style-name="P9"><text:span text:style-name="Source_20_Text"><text:span text:style-name="T46">logo</text:span></text:span><text:span text:style-name="Source_20_Text"><text:span text:style-name="T65">.</text:span></text:span><text:span text:style-name="Source_20_Text"><text:span text:style-name="T46">close</text:span></text:span><text:span text:style-name="Source_20_Text"><text:span text:style-name="T65">()</text:span></text:span></text:p>
      <text:p text:style-name="P16"><text:span text:style-name="T24">Agora imagine que dê algum problema na hora da leitura quando chamarmos a função </text:span><text:span text:style-name="Source_20_Text"><text:span text:style-name="T26">read()</text:span></text:span><text:span text:style-name="T24">. Será que mesmo com erro o arquivo será fechado?</text:span></text:p>
      <text:p text:style-name="P31">Se for algum erro grave, o programa pode parar a execução sem ter fechado o arquivo! Isso seria muito ruim ...</text:p>
      <text:p text:style-name="P31">Para evitar esse tipo de situação, o Python criou uma sintaxe especial para abertura de arquivo. Veja só:</text:p>
      <text:p text:style-name="P9"><text:span text:style-name="Source_20_Text"><text:span text:style-name="T63">with</text:span></text:span><text:span text:style-name="Source_20_Text"><text:span text:style-name="T46"> open</text:span></text:span><text:span text:style-name="Source_20_Text"><text:span text:style-name="T65">(</text:span></text:span><text:span text:style-name="Source_20_Text"><text:span text:style-name="T69">"palavras.txt"</text:span></text:span><text:span text:style-name="Source_20_Text"><text:span text:style-name="T65">)</text:span></text:span><text:span text:style-name="Source_20_Text"><text:span text:style-name="T46"> </text:span></text:span><text:span text:style-name="Source_20_Text"><text:span text:style-name="T63">as</text:span></text:span><text:span text:style-name="Source_20_Text"><text:span text:style-name="T46"> arquivo</text:span></text:span><text:span text:style-name="Source_20_Text"><text:span text:style-name="T65">:</text:span></text:span></text:p>
      <text:p text:style-name="P9"><text:span text:style-name="Source_20_Text"><text:span text:style-name="T48"><text:s text:c="4"/></text:span></text:span><text:span text:style-name="Source_20_Text"><text:span text:style-name="T63">for</text:span></text:span><text:span text:style-name="Source_20_Text"><text:span text:style-name="T46"> linha </text:span></text:span><text:span text:style-name="Source_20_Text"><text:span text:style-name="T63">in</text:span></text:span><text:span text:style-name="Source_20_Text"><text:span text:style-name="T46"> arquivo</text:span></text:span><text:span text:style-name="Source_20_Text"><text:span text:style-name="T65">:</text:span></text:span></text:p>
      <text:p text:style-name="P9"><text:span text:style-name="Source_20_Text"><text:span text:style-name="T48"><text:s text:c="8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46">linha</text:span></text:span><text:span text:style-name="Source_20_Text"><text:span text:style-name="T65">)</text:span></text:span></text:p>
      <text:p text:style-name="P16"><text:span text:style-name="T24">Repare que o </text:span><text:span text:style-name="Source_20_Text"><text:span text:style-name="T26">with</text:span></text:span><text:span text:style-name="T24"> usa a função </text:span><text:span text:style-name="Source_20_Text"><text:span text:style-name="T26">open</text:span></text:span><text:span text:style-name="T24">. Repare também que não fechamos o arquivo. Isso não é mais necessário pois o Python vai cuidar disso e, mesmo com erro, garantirá o fechamento do arquivo! Muito melhor não?</text:span></text:p>
      <text:p text:style-name="P16"><text:span text:style-name="T24"/></text:p>
      <text:h text:style-name="P84" text:outline-level="1"><text:span text:style-name="T2">Mãos na massa: Palavras aleatórias no jogo</text:span></text:h>
      <text:p text:style-name="Text_20_body"><text:line-break/><text:span text:style-name="T24">Agora que já sabemos ler de um arquivo, podemos implementar a funcionalidade de escolher aleatoriamente a palavra secreta de um arquivo.</text:span></text:p>
      <text:p text:style-name="P31">1 - De início devemos abrir o arquivo, e como já sabemos é uma boa prática fechá-lo ao final:</text:p>
      <text:p text:style-name="P9"><text:span text:style-name="Source_20_Text"><text:span text:style-name="T63">def</text:span></text:span><text:span text:style-name="Source_20_Text"><text:span text:style-name="T46"> jogar</text:span></text:span><text:span text:style-name="Source_20_Text"><text:span text:style-name="T65">():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46">arquivo </text:span></text:span><text:span text:style-name="Source_20_Text"><text:span text:style-name="T65">=</text:span></text:span><text:span text:style-name="Source_20_Text"><text:span text:style-name="T46"> open</text:span></text:span><text:span text:style-name="Source_20_Text"><text:span text:style-name="T65">(</text:span></text:span><text:span text:style-name="Source_20_Text"><text:span text:style-name="T69">"palavras.txt"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"r"</text:span></text:span><text:span text:style-name="Source_20_Text"><text:span text:style-name="T65">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46">arquivo</text:span></text:span><text:span text:style-name="Source_20_Text"><text:span text:style-name="T65">.</text:span></text:span><text:span text:style-name="Source_20_Text"><text:span text:style-name="T46">close</text:span></text:span><text:span text:style-name="Source_20_Text"><text:span text:style-name="T65">()</text:span></text:span></text:p>
      <text:p text:style-name="P31">2 - Depois temos que criar uma lista e percorrer o arquivo. Cada linha do arquivo deve ser guardada nessa lista:</text:p>
      <text:p text:style-name="P9"><text:span text:style-name="Source_20_Text"><text:span text:style-name="T63">def</text:span></text:span><text:span text:style-name="Source_20_Text"><text:span text:style-name="T46"> jogar</text:span></text:span><text:span text:style-name="Source_20_Text"><text:span text:style-name="T65">():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46">arquivo </text:span></text:span><text:span text:style-name="Source_20_Text"><text:span text:style-name="T65">=</text:span></text:span><text:span text:style-name="Source_20_Text"><text:span text:style-name="T46"> open</text:span></text:span><text:span text:style-name="Source_20_Text"><text:span text:style-name="T65">(</text:span></text:span><text:span text:style-name="Source_20_Text"><text:span text:style-name="T69">"palavras.txt"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"r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46">palavras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5">[]</text:span></text:span></text:p>
      <text:p text:style-name="P35"><text:soft-page-break/></text:p>
      <text:p text:style-name="P9"><text:span text:style-name="Source_20_Text"><text:span text:style-name="T48"><text:s text:c="4"/></text:span></text:span><text:span text:style-name="Source_20_Text"><text:span text:style-name="T63">for</text:span></text:span><text:span text:style-name="Source_20_Text"><text:span text:style-name="T46"> linha </text:span></text:span><text:span text:style-name="Source_20_Text"><text:span text:style-name="T63">in</text:span></text:span><text:span text:style-name="Source_20_Text"><text:span text:style-name="T46"> arquivo</text:span></text:span><text:span text:style-name="Source_20_Text"><text:span text:style-name="T65">:</text:span></text:span></text:p>
      <text:p text:style-name="P9"><text:span text:style-name="Source_20_Text"><text:span text:style-name="T48"><text:s text:c="8"/></text:span></text:span><text:span text:style-name="Source_20_Text"><text:span text:style-name="T46">palavras</text:span></text:span><text:span text:style-name="Source_20_Text"><text:span text:style-name="T65">.</text:span></text:span><text:span text:style-name="Source_20_Text"><text:span text:style-name="T46">append</text:span></text:span><text:span text:style-name="Source_20_Text"><text:span text:style-name="T65">(</text:span></text:span><text:span text:style-name="Source_20_Text"><text:span text:style-name="T46">linha</text:span></text:span><text:span text:style-name="Source_20_Text"><text:span text:style-name="T65">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46">arquivo</text:span></text:span><text:span text:style-name="Source_20_Text"><text:span text:style-name="T65">.</text:span></text:span><text:span text:style-name="Source_20_Text"><text:span text:style-name="T46">close</text:span></text:span><text:span text:style-name="Source_20_Text"><text:span text:style-name="T65">()</text:span></text:span></text:p>
      <text:p text:style-name="P16"><text:span text:style-name="T24">3 - Precisamos remover o </text:span><text:span text:style-name="Strong_20_Emphasis"><text:span text:style-name="Source_20_Text"><text:span text:style-name="T27">\n</text:span></text:span></text:span><text:span text:style-name="T24"> ao final da linha, fazendo um </text:span><text:span text:style-name="Strong_20_Emphasis"><text:span text:style-name="Source_20_Text"><text:span text:style-name="T27">strip</text:span></text:span></text:span><text:span text:style-name="T24"> nela:</text:span></text:p>
      <text:p text:style-name="P9"><text:span text:style-name="Source_20_Text"><text:span text:style-name="T63">def</text:span></text:span><text:span text:style-name="Source_20_Text"><text:span text:style-name="T46"> jogar</text:span></text:span><text:span text:style-name="Source_20_Text"><text:span text:style-name="T65">():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46">arquivo </text:span></text:span><text:span text:style-name="Source_20_Text"><text:span text:style-name="T65">=</text:span></text:span><text:span text:style-name="Source_20_Text"><text:span text:style-name="T46"> open</text:span></text:span><text:span text:style-name="Source_20_Text"><text:span text:style-name="T65">(</text:span></text:span><text:span text:style-name="Source_20_Text"><text:span text:style-name="T69">"palavras.txt"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"r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46">palavras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5">[]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63">for</text:span></text:span><text:span text:style-name="Source_20_Text"><text:span text:style-name="T46"> linha </text:span></text:span><text:span text:style-name="Source_20_Text"><text:span text:style-name="T63">in</text:span></text:span><text:span text:style-name="Source_20_Text"><text:span text:style-name="T46"> arquivo</text:span></text:span><text:span text:style-name="Source_20_Text"><text:span text:style-name="T65">:</text:span></text:span></text:p>
      <text:p text:style-name="P9"><text:span text:style-name="Source_20_Text"><text:span text:style-name="T48"><text:s text:c="8"/></text:span></text:span><text:span text:style-name="Source_20_Text"><text:span text:style-name="T46">linha </text:span></text:span><text:span text:style-name="Source_20_Text"><text:span text:style-name="T65">=</text:span></text:span><text:span text:style-name="Source_20_Text"><text:span text:style-name="T46"> linha</text:span></text:span><text:span text:style-name="Source_20_Text"><text:span text:style-name="T65">.</text:span></text:span><text:span text:style-name="Source_20_Text"><text:span text:style-name="T46">strip</text:span></text:span><text:span text:style-name="Source_20_Text"><text:span text:style-name="T65">()</text:span></text:span></text:p>
      <text:p text:style-name="P9"><text:span text:style-name="Source_20_Text"><text:span text:style-name="T48"><text:s text:c="8"/></text:span></text:span><text:span text:style-name="Source_20_Text"><text:span text:style-name="T46">palavras</text:span></text:span><text:span text:style-name="Source_20_Text"><text:span text:style-name="T65">.</text:span></text:span><text:span text:style-name="Source_20_Text"><text:span text:style-name="T46">append</text:span></text:span><text:span text:style-name="Source_20_Text"><text:span text:style-name="T65">(</text:span></text:span><text:span text:style-name="Source_20_Text"><text:span text:style-name="T46">linha</text:span></text:span><text:span text:style-name="Source_20_Text"><text:span text:style-name="T65">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46">arquivo</text:span></text:span><text:span text:style-name="Source_20_Text"><text:span text:style-name="T65">.</text:span></text:span><text:span text:style-name="Source_20_Text"><text:span text:style-name="T46">close</text:span></text:span><text:span text:style-name="Source_20_Text"><text:span text:style-name="T65">()</text:span></text:span></text:p>
      <text:p text:style-name="P16"><text:span text:style-name="T24">4 - Agora que já temos todas as palavras na lista devemos acessá-las aleatoriamente. Para isso, vamos importar a biblioteca </text:span><text:span text:style-name="Strong_20_Emphasis"><text:span text:style-name="Source_20_Text"><text:span text:style-name="T27">random</text:span></text:span></text:span><text:span text:style-name="T24">?</text:span></text:p>
      <text:p text:style-name="P9"><text:span text:style-name="Source_20_Text"><text:span text:style-name="T63">import</text:span></text:span><text:span text:style-name="Source_20_Text"><text:span text:style-name="T46"> random</text:span></text:span></text:p>
      <text:p text:style-name="P31">5 - Com a biblioteca já disponível temos que acessar uma das palavras incluídas na nossa lista. Para isso será necessário gerar um número com a posição aleatória. O número gerado deveria ser apenas de índices válidos na lista: 0 até o tamanho da lista:</text:p>
      <text:p text:style-name="P9"><text:span text:style-name="Source_20_Text"><text:span text:style-name="T48"><text:s text:c="4"/></text:span></text:span><text:span text:style-name="Source_20_Text"><text:span text:style-name="T46">numero </text:span></text:span><text:span text:style-name="Source_20_Text"><text:span text:style-name="T65">=</text:span></text:span><text:span text:style-name="Source_20_Text"><text:span text:style-name="T46"> random</text:span></text:span><text:span text:style-name="Source_20_Text"><text:span text:style-name="T65">.</text:span></text:span><text:span text:style-name="Source_20_Text"><text:span text:style-name="T46">randrange</text:span></text:span><text:span text:style-name="Source_20_Text"><text:span text:style-name="T65">(</text:span></text:span><text:span text:style-name="Source_20_Text"><text:span text:style-name="T83">0</text:span></text:span><text:span text:style-name="Source_20_Text"><text:span text:style-name="T65">,</text:span></text:span><text:span text:style-name="Source_20_Text"><text:span text:style-name="T46"> len</text:span></text:span><text:span text:style-name="Source_20_Text"><text:span text:style-name="T65">(</text:span></text:span><text:span text:style-name="Source_20_Text"><text:span text:style-name="T46">palavras</text:span></text:span><text:span text:style-name="Source_20_Text"><text:span text:style-name="T65">))</text:span></text:span></text:p>
      <text:p text:style-name="P31">6 - Com o número gerado basta agora pegarmos a palavra secreta correspondente a essa posição:</text:p>
      <text:p text:style-name="P9"><text:span text:style-name="Source_20_Text"><text:span text:style-name="T48"><text:s text:c="4"/></text:span></text:span><text:span text:style-name="Source_20_Text"><text:span text:style-name="T46">numero </text:span></text:span><text:span text:style-name="Source_20_Text"><text:span text:style-name="T65">=</text:span></text:span><text:span text:style-name="Source_20_Text"><text:span text:style-name="T46"> random</text:span></text:span><text:span text:style-name="Source_20_Text"><text:span text:style-name="T65">.</text:span></text:span><text:span text:style-name="Source_20_Text"><text:span text:style-name="T46">randrange</text:span></text:span><text:span text:style-name="Source_20_Text"><text:span text:style-name="T65">(</text:span></text:span><text:span text:style-name="Source_20_Text"><text:span text:style-name="T83">0</text:span></text:span><text:span text:style-name="Source_20_Text"><text:span text:style-name="T65">,</text:span></text:span><text:span text:style-name="Source_20_Text"><text:span text:style-name="T46"> len</text:span></text:span><text:span text:style-name="Source_20_Text"><text:span text:style-name="T65">(</text:span></text:span><text:span text:style-name="Source_20_Text"><text:span text:style-name="T46">palavras</text:span></text:span><text:span text:style-name="Source_20_Text"><text:span text:style-name="T65">)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46">palavra_secreta </text:span></text:span><text:span text:style-name="Source_20_Text"><text:span text:style-name="T65">=</text:span></text:span><text:span text:style-name="Source_20_Text"><text:span text:style-name="T46"> palavras</text:span></text:span><text:span text:style-name="Source_20_Text"><text:span text:style-name="T65">[</text:span></text:span><text:span text:style-name="Source_20_Text"><text:span text:style-name="T46">numero</text:span></text:span><text:span text:style-name="Source_20_Text"><text:span text:style-name="T65">].</text:span></text:span><text:span text:style-name="Source_20_Text"><text:span text:style-name="T46">upper</text:span></text:span><text:span text:style-name="Source_20_Text"><text:span text:style-name="T65">()</text:span></text:span></text:p>
      <text:p text:style-name="P43">O seu código final deveria estar como o seguinte:</text:p>
      <text:p text:style-name="P9"><text:span text:style-name="Source_20_Text"><text:span text:style-name="T63">import</text:span></text:span><text:span text:style-name="Source_20_Text"><text:span text:style-name="T46"> random</text:span></text:span></text:p>
      <text:p text:style-name="P35"/>
      <text:p text:style-name="P9"><text:span text:style-name="Source_20_Text"><text:span text:style-name="T63">def</text:span></text:span><text:span text:style-name="Source_20_Text"><text:span text:style-name="T46"> jogar</text:span></text:span><text:span text:style-name="Source_20_Text"><text:span text:style-name="T65">():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*********************************"</text:span></text:span><text:span text:style-name="Source_20_Text"><text:span text:style-name="T65">)</text:span></text:span></text:p>
      <text:p text:style-name="P9"><text:soft-page-break/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***Bem vindo ao jogo da Forca!***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*********************************"</text:span></text:span><text:span text:style-name="Source_20_Text"><text:span text:style-name="T65">)</text:span></text:span></text:p>
      <text:p text:style-name="P35"/>
      <text:p text:style-name="P35"/>
      <text:p text:style-name="P9"><text:span text:style-name="Source_20_Text"><text:span text:style-name="T48"><text:s text:c="4"/></text:span></text:span><text:span text:style-name="Source_20_Text"><text:span text:style-name="T46">arquivo </text:span></text:span><text:span text:style-name="Source_20_Text"><text:span text:style-name="T65">=</text:span></text:span><text:span text:style-name="Source_20_Text"><text:span text:style-name="T46"> open</text:span></text:span><text:span text:style-name="Source_20_Text"><text:span text:style-name="T65">(</text:span></text:span><text:span text:style-name="Source_20_Text"><text:span text:style-name="T69">"palavras.txt"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"r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46">palavras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5">[]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63">for</text:span></text:span><text:span text:style-name="Source_20_Text"><text:span text:style-name="T46"> linha </text:span></text:span><text:span text:style-name="Source_20_Text"><text:span text:style-name="T63">in</text:span></text:span><text:span text:style-name="Source_20_Text"><text:span text:style-name="T46"> arquivo</text:span></text:span><text:span text:style-name="Source_20_Text"><text:span text:style-name="T65">:</text:span></text:span></text:p>
      <text:p text:style-name="P9"><text:span text:style-name="Source_20_Text"><text:span text:style-name="T48"><text:s text:c="8"/></text:span></text:span><text:span text:style-name="Source_20_Text"><text:span text:style-name="T46">linha </text:span></text:span><text:span text:style-name="Source_20_Text"><text:span text:style-name="T65">=</text:span></text:span><text:span text:style-name="Source_20_Text"><text:span text:style-name="T46"> linha</text:span></text:span><text:span text:style-name="Source_20_Text"><text:span text:style-name="T65">.</text:span></text:span><text:span text:style-name="Source_20_Text"><text:span text:style-name="T46">strip</text:span></text:span><text:span text:style-name="Source_20_Text"><text:span text:style-name="T65">()</text:span></text:span></text:p>
      <text:p text:style-name="P9"><text:span text:style-name="Source_20_Text"><text:span text:style-name="T48"><text:s text:c="8"/></text:span></text:span><text:span text:style-name="Source_20_Text"><text:span text:style-name="T46">palavras</text:span></text:span><text:span text:style-name="Source_20_Text"><text:span text:style-name="T65">.</text:span></text:span><text:span text:style-name="Source_20_Text"><text:span text:style-name="T46">append</text:span></text:span><text:span text:style-name="Source_20_Text"><text:span text:style-name="T65">(</text:span></text:span><text:span text:style-name="Source_20_Text"><text:span text:style-name="T46">linha</text:span></text:span><text:span text:style-name="Source_20_Text"><text:span text:style-name="T65">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46">arquivo</text:span></text:span><text:span text:style-name="Source_20_Text"><text:span text:style-name="T65">.</text:span></text:span><text:span text:style-name="Source_20_Text"><text:span text:style-name="T46">close</text:span></text:span><text:span text:style-name="Source_20_Text"><text:span text:style-name="T65">(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46">numero </text:span></text:span><text:span text:style-name="Source_20_Text"><text:span text:style-name="T65">=</text:span></text:span><text:span text:style-name="Source_20_Text"><text:span text:style-name="T46"> random</text:span></text:span><text:span text:style-name="Source_20_Text"><text:span text:style-name="T65">.</text:span></text:span><text:span text:style-name="Source_20_Text"><text:span text:style-name="T46">randrange</text:span></text:span><text:span text:style-name="Source_20_Text"><text:span text:style-name="T65">(</text:span></text:span><text:span text:style-name="Source_20_Text"><text:span text:style-name="T83">0</text:span></text:span><text:span text:style-name="Source_20_Text"><text:span text:style-name="T65">,</text:span></text:span><text:span text:style-name="Source_20_Text"><text:span text:style-name="T46">len</text:span></text:span><text:span text:style-name="Source_20_Text"><text:span text:style-name="T65">(</text:span></text:span><text:span text:style-name="Source_20_Text"><text:span text:style-name="T46">palavras</text:span></text:span><text:span text:style-name="Source_20_Text"><text:span text:style-name="T65">))</text:span></text:span></text:p>
      <text:p text:style-name="P9"><text:span text:style-name="Source_20_Text"><text:span text:style-name="T48"><text:s text:c="4"/></text:span></text:span><text:span text:style-name="Source_20_Text"><text:span text:style-name="T46">palavra_secreta </text:span></text:span><text:span text:style-name="Source_20_Text"><text:span text:style-name="T65">=</text:span></text:span><text:span text:style-name="Source_20_Text"><text:span text:style-name="T46"> palavras</text:span></text:span><text:span text:style-name="Source_20_Text"><text:span text:style-name="T65">[</text:span></text:span><text:span text:style-name="Source_20_Text"><text:span text:style-name="T46">numero</text:span></text:span><text:span text:style-name="Source_20_Text"><text:span text:style-name="T65">].</text:span></text:span><text:span text:style-name="Source_20_Text"><text:span text:style-name="T46">upper</text:span></text:span><text:span text:style-name="Source_20_Text"><text:span text:style-name="T65">(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46">letras_acertadas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5">[</text:span></text:span><text:span text:style-name="Source_20_Text"><text:span text:style-name="T69">"_"</text:span></text:span><text:span text:style-name="Source_20_Text"><text:span text:style-name="T46"> </text:span></text:span><text:span text:style-name="Source_20_Text"><text:span text:style-name="T63">for</text:span></text:span><text:span text:style-name="Source_20_Text"><text:span text:style-name="T46"> letra </text:span></text:span><text:span text:style-name="Source_20_Text"><text:span text:style-name="T63">in</text:span></text:span><text:span text:style-name="Source_20_Text"><text:span text:style-name="T46"> palavra_secreta</text:span></text:span><text:span text:style-name="Source_20_Text"><text:span text:style-name="T65">]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46">enforcou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3">False</text:span></text:span></text:p>
      <text:p text:style-name="P9"><text:span text:style-name="Source_20_Text"><text:span text:style-name="T48"><text:s text:c="4"/></text:span></text:span><text:span text:style-name="Source_20_Text"><text:span text:style-name="T46">acertou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3">False</text:span></text:span></text:p>
      <text:p text:style-name="P9"><text:span text:style-name="Source_20_Text"><text:span text:style-name="T48"><text:s text:c="4"/></text:span></text:span><text:span text:style-name="Source_20_Text"><text:span text:style-name="T46">erros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83">0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46">letras_acertadas</text:span></text:span><text:span text:style-name="Source_20_Text"><text:span text:style-name="T65">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63">while</text:span></text:span><text:span text:style-name="Source_20_Text"><text:span text:style-name="T65">(</text:span></text:span><text:span text:style-name="Source_20_Text"><text:span text:style-name="T63">not</text:span></text:span><text:span text:style-name="Source_20_Text"><text:span text:style-name="T46"> enforcou </text:span></text:span><text:span text:style-name="Source_20_Text"><text:span text:style-name="T63">and</text:span></text:span><text:span text:style-name="Source_20_Text"><text:span text:style-name="T46"> </text:span></text:span><text:span text:style-name="Source_20_Text"><text:span text:style-name="T63">not</text:span></text:span><text:span text:style-name="Source_20_Text"><text:span text:style-name="T46"> acertou</text:span></text:span><text:span text:style-name="Source_20_Text"><text:span text:style-name="T65">):</text:span></text:span></text:p>
      <text:p text:style-name="P35"/>
      <text:p text:style-name="P9"><text:span text:style-name="Source_20_Text"><text:span text:style-name="T48"><text:s text:c="8"/></text:span></text:span><text:span text:style-name="Source_20_Text"><text:span text:style-name="T46">chute </text:span></text:span><text:span text:style-name="Source_20_Text"><text:span text:style-name="T65">=</text:span></text:span><text:span text:style-name="Source_20_Text"><text:span text:style-name="T46"> input</text:span></text:span><text:span text:style-name="Source_20_Text"><text:span text:style-name="T65">(</text:span></text:span><text:span text:style-name="Source_20_Text"><text:span text:style-name="T69">"Qual letra? "</text:span></text:span><text:span text:style-name="Source_20_Text"><text:span text:style-name="T65">)</text:span></text:span></text:p>
      <text:p text:style-name="P9"><text:span text:style-name="Source_20_Text"><text:span text:style-name="T48"><text:s text:c="8"/></text:span></text:span><text:span text:style-name="Source_20_Text"><text:span text:style-name="T46">chute </text:span></text:span><text:span text:style-name="Source_20_Text"><text:span text:style-name="T65">=</text:span></text:span><text:span text:style-name="Source_20_Text"><text:span text:style-name="T46"> chute</text:span></text:span><text:span text:style-name="Source_20_Text"><text:span text:style-name="T65">.</text:span></text:span><text:span text:style-name="Source_20_Text"><text:span text:style-name="T46">strip</text:span></text:span><text:span text:style-name="Source_20_Text"><text:span text:style-name="T65">().</text:span></text:span><text:span text:style-name="Source_20_Text"><text:span text:style-name="T46">upper</text:span></text:span><text:span text:style-name="Source_20_Text"><text:span text:style-name="T65">()</text:span></text:span></text:p>
      <text:p text:style-name="P35"/>
      <text:p text:style-name="P9"><text:span text:style-name="Source_20_Text"><text:span text:style-name="T48"><text:s text:c="8"/></text:span></text:span><text:span text:style-name="Source_20_Text"><text:span text:style-name="T63">if</text:span></text:span><text:span text:style-name="Source_20_Text"><text:span text:style-name="T65">(</text:span></text:span><text:span text:style-name="Source_20_Text"><text:span text:style-name="T46">chute </text:span></text:span><text:span text:style-name="Source_20_Text"><text:span text:style-name="T63">in</text:span></text:span><text:span text:style-name="Source_20_Text"><text:span text:style-name="T46"> palavra_secreta</text:span></text:span><text:span text:style-name="Source_20_Text"><text:span text:style-name="T65">):</text:span></text:span></text:p>
      <text:p text:style-name="P9"><text:span text:style-name="Source_20_Text"><text:span text:style-name="T48"><text:s text:c="12"/></text:span></text:span><text:span text:style-name="Source_20_Text"><text:span text:style-name="T46">index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83">0</text:span></text:span></text:p>
      <text:p text:style-name="P9"><text:span text:style-name="Source_20_Text"><text:span text:style-name="T48"><text:s text:c="12"/></text:span></text:span><text:span text:style-name="Source_20_Text"><text:span text:style-name="T63">for</text:span></text:span><text:span text:style-name="Source_20_Text"><text:span text:style-name="T46"> letra </text:span></text:span><text:span text:style-name="Source_20_Text"><text:span text:style-name="T63">in</text:span></text:span><text:span text:style-name="Source_20_Text"><text:span text:style-name="T46"> palavra_secreta</text:span></text:span><text:span text:style-name="Source_20_Text"><text:span text:style-name="T65">:</text:span></text:span></text:p>
      <text:p text:style-name="P9"><text:span text:style-name="Source_20_Text"><text:span text:style-name="T48"><text:s text:c="16"/></text:span></text:span><text:span text:style-name="Source_20_Text"><text:span text:style-name="T63">if</text:span></text:span><text:span text:style-name="Source_20_Text"><text:span text:style-name="T65">(</text:span></text:span><text:span text:style-name="Source_20_Text"><text:span text:style-name="T46">chute </text:span></text:span><text:span text:style-name="Source_20_Text"><text:span text:style-name="T65">==</text:span></text:span><text:span text:style-name="Source_20_Text"><text:span text:style-name="T46"> letra</text:span></text:span><text:span text:style-name="Source_20_Text"><text:span text:style-name="T65">):</text:span></text:span></text:p>
      <text:p text:style-name="P9"><text:span text:style-name="Source_20_Text"><text:span text:style-name="T48"><text:s text:c="20"/></text:span></text:span><text:span text:style-name="Source_20_Text"><text:span text:style-name="T46">letras_acertadas</text:span></text:span><text:span text:style-name="Source_20_Text"><text:span text:style-name="T65">[</text:span></text:span><text:span text:style-name="Source_20_Text"><text:span text:style-name="T46">index</text:span></text:span><text:span text:style-name="Source_20_Text"><text:span text:style-name="T65">]</text:span></text:span><text:span text:style-name="Source_20_Text"><text:span text:style-name="T46"> </text:span></text:span><text:span text:style-name="Source_20_Text"><text:span text:style-name="T65">=</text:span></text:span><text:span text:style-name="Source_20_Text"><text:span text:style-name="T46"> letra</text:span></text:span></text:p>
      <text:p text:style-name="P9"><text:soft-page-break/><text:span text:style-name="Source_20_Text"><text:span text:style-name="T48"><text:s text:c="16"/></text:span></text:span><text:span text:style-name="Source_20_Text"><text:span text:style-name="T46">index </text:span></text:span><text:span text:style-name="Source_20_Text"><text:span text:style-name="T65">+=</text:span></text:span><text:span text:style-name="Source_20_Text"><text:span text:style-name="T46"> </text:span></text:span><text:span text:style-name="Source_20_Text"><text:span text:style-name="T83">1</text:span></text:span></text:p>
      <text:p text:style-name="P9"><text:span text:style-name="Source_20_Text"><text:span text:style-name="T48"><text:s text:c="8"/></text:span></text:span><text:span text:style-name="Source_20_Text"><text:span text:style-name="T63">else</text:span></text:span><text:span text:style-name="Source_20_Text"><text:span text:style-name="T65">:</text:span></text:span></text:p>
      <text:p text:style-name="P9"><text:span text:style-name="Source_20_Text"><text:span text:style-name="T48"><text:s text:c="12"/></text:span></text:span><text:span text:style-name="Source_20_Text"><text:span text:style-name="T46">erros </text:span></text:span><text:span text:style-name="Source_20_Text"><text:span text:style-name="T65">+=</text:span></text:span><text:span text:style-name="Source_20_Text"><text:span text:style-name="T46"> </text:span></text:span><text:span text:style-name="Source_20_Text"><text:span text:style-name="T83">1</text:span></text:span></text:p>
      <text:p text:style-name="P35"/>
      <text:p text:style-name="P9"><text:span text:style-name="Source_20_Text"><text:span text:style-name="T48"><text:s text:c="8"/></text:span></text:span><text:span text:style-name="Source_20_Text"><text:span text:style-name="T46">enforcou </text:span></text:span><text:span text:style-name="Source_20_Text"><text:span text:style-name="T65">=</text:span></text:span><text:span text:style-name="Source_20_Text"><text:span text:style-name="T46"> erros </text:span></text:span><text:span text:style-name="Source_20_Text"><text:span text:style-name="T65">==</text:span></text:span><text:span text:style-name="Source_20_Text"><text:span text:style-name="T46"> </text:span></text:span><text:span text:style-name="Source_20_Text"><text:span text:style-name="T83">6</text:span></text:span></text:p>
      <text:p text:style-name="P9"><text:span text:style-name="Source_20_Text"><text:span text:style-name="T48"><text:s text:c="8"/></text:span></text:span><text:span text:style-name="Source_20_Text"><text:span text:style-name="T46">acertou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9">"_"</text:span></text:span><text:span text:style-name="Source_20_Text"><text:span text:style-name="T46"> </text:span></text:span><text:span text:style-name="Source_20_Text"><text:span text:style-name="T63">not</text:span></text:span><text:span text:style-name="Source_20_Text"><text:span text:style-name="T46"> </text:span></text:span><text:span text:style-name="Source_20_Text"><text:span text:style-name="T63">in</text:span></text:span><text:span text:style-name="Source_20_Text"><text:span text:style-name="T46"> letras_acertadas</text:span></text:span></text:p>
      <text:p text:style-name="P9"><text:span text:style-name="Source_20_Text"><text:span text:style-name="T48"><text:s text:c="8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46">letras_acertadas</text:span></text:span><text:span text:style-name="Source_20_Text"><text:span text:style-name="T65">)</text:span></text:span></text:p>
      <text:p text:style-name="P35"/>
      <text:p text:style-name="P35"/>
      <text:p text:style-name="P9"><text:span text:style-name="Source_20_Text"><text:span text:style-name="T48"><text:s text:c="4"/></text:span></text:span><text:span text:style-name="Source_20_Text"><text:span text:style-name="T63">if</text:span></text:span><text:span text:style-name="Source_20_Text"><text:span text:style-name="T65">(</text:span></text:span><text:span text:style-name="Source_20_Text"><text:span text:style-name="T46">acertou</text:span></text:span><text:span text:style-name="Source_20_Text"><text:span text:style-name="T65">):</text:span></text:span></text:p>
      <text:p text:style-name="P9"><text:span text:style-name="Source_20_Text"><text:span text:style-name="T48"><text:s text:c="8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Você ganhou!!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63">else</text:span></text:span><text:span text:style-name="Source_20_Text"><text:span text:style-name="T65">:</text:span></text:span></text:p>
      <text:p text:style-name="P9"><text:span text:style-name="Source_20_Text"><text:span text:style-name="T48"><text:s text:c="8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Você perdeu!!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Fim do jogo"</text:span></text:span><text:span text:style-name="Source_20_Text"><text:span text:style-name="T65">)</text:span></text:span></text:p>
      <text:p text:style-name="P35"/>
      <text:p text:style-name="P9"><text:span text:style-name="Source_20_Text"><text:span text:style-name="T63">if</text:span></text:span><text:span text:style-name="Source_20_Text"><text:span text:style-name="T65">(</text:span></text:span><text:span text:style-name="Source_20_Text"><text:span text:style-name="T46">__name__ </text:span></text:span><text:span text:style-name="Source_20_Text"><text:span text:style-name="T65">==</text:span></text:span><text:span text:style-name="Source_20_Text"><text:span text:style-name="T46"> </text:span></text:span><text:span text:style-name="Source_20_Text"><text:span text:style-name="T69">"__main__"</text:span></text:span><text:span text:style-name="Source_20_Text"><text:span text:style-name="T65">):</text:span></text:span></text:p>
      <text:p text:style-name="P9"><text:span text:style-name="Source_20_Text"><text:span text:style-name="T48"><text:s text:c="4"/></text:span></text:span><text:span text:style-name="Source_20_Text"><text:span text:style-name="T46">jogar</text:span></text:span><text:span text:style-name="Source_20_Text"><text:span text:style-name="T65">()</text:span></text:span></text:p>
      <text:h text:style-name="P4" text:outline-level="1"><text:span text:style-name="T2">Arquivos do projeto atual</text:span></text:h>
      <text:p text:style-name="P18">No link abaixo, você encontra o projeto até o momento atual do curso.</text:p>
      <text:p text:style-name="P13"><text:a xlink:type="simple" xlink:href="https://github.com/alura-cursos/Curso-Python-3-parte-2-Avan-ando-na-linguagem/archive/capitulo6.zip" office:target-frame-name="_blank" xlink:show="new" text:style-name="Internet_20_link" text:visited-style-name="Visited_20_Internet_20_Link"><text:span text:style-name="T25">https://github.com/alura-cursos/Curso-Python-3-parte-2-Avan-ando-na-linguagem/archive/capitulo6.zip</text:span></text:a></text:p>
      <text:p text:style-name="P78"/>
      <text:h text:style-name="P19" text:outline-level="1">Organizando o código em funções</text:h>
      <text:p text:style-name="P52"><text:line-break/><text:span text:style-name="T24">A função </text:span><text:span text:style-name="Strong_20_Emphasis"><text:span text:style-name="Source_20_Text"><text:span text:style-name="T27">jogar()</text:span></text:span></text:span><text:span text:style-name="T24"> possui um código muito complexo, com muitas funcionalidades e responsabilidades.</text:span></text:p>
      <text:p text:style-name="P16"><text:span text:style-name="T24">Entre as funcionalidades que o código possui, está a apresentação do jogo, leitura do arquivo e inicialização da palavra secreta, entre outras. Vamos então separar as responsabilidades do código em </text:span><text:span text:style-name="Strong_20_Emphasis"><text:span text:style-name="T25">funções</text:span></text:span><text:span text:style-name="T24">, melhorando a sua legibilidade e organização.</text:span></text:p>
      <text:h text:style-name="P28" text:outline-level="2"><text:soft-page-break/>Função que imprime a mensagem de apresentação do jogo</text:h>
      <text:p text:style-name="P16"><text:span text:style-name="T24">Vamos começar com a mensagem de apresentação do nosso jogo, vamos exportar o código para a função </text:span><text:span text:style-name="Strong_20_Emphasis"><text:span text:style-name="Source_20_Text"><text:span text:style-name="T27">imprime_mensagem_abertura()</text:span></text:span></text:span><text:span text:style-name="T24">. Não podemos nos esquecer de chamar essa função no início da função </text:span><text:span text:style-name="Strong_20_Emphasis"><text:span text:style-name="Source_20_Text"><text:span text:style-name="T27">jogar()</text:span></text:span></text:span><text:span text:style-name="T24">:</text:span></text:p>
      <text:p text:style-name="P9"><text:span text:style-name="Source_20_Text"><text:span text:style-name="T63">import</text:span></text:span><text:span text:style-name="Source_20_Text"><text:span text:style-name="T46"> random</text:span></text:span></text:p>
      <text:p text:style-name="P35"/>
      <text:p text:style-name="P9"><text:span text:style-name="Source_20_Text"><text:span text:style-name="T63">def</text:span></text:span><text:span text:style-name="Source_20_Text"><text:span text:style-name="T46"> imprime_mensagem_abertura</text:span></text:span><text:span text:style-name="Source_20_Text"><text:span text:style-name="T65">():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*********************************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***Bem vindo ao jogo da Forca!***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*********************************"</text:span></text:span><text:span text:style-name="Source_20_Text"><text:span text:style-name="T65">)</text:span></text:span></text:p>
      <text:p text:style-name="P35"/>
      <text:p text:style-name="P9"><text:span text:style-name="Source_20_Text"><text:span text:style-name="T63">def</text:span></text:span><text:span text:style-name="Source_20_Text"><text:span text:style-name="T46"> jogar</text:span></text:span><text:span text:style-name="Source_20_Text"><text:span text:style-name="T65">():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46">imprime_mensagem_abertura</text:span></text:span><text:span text:style-name="Source_20_Text"><text:span text:style-name="T65">(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84"># restante do código omitido</text:span></text:span></text:p>
      <text:p text:style-name="P16"><text:span text:style-name="T24">Não importa o local da função, ela pode ser declarada antes ou depois da função </text:span><text:span text:style-name="Strong_20_Emphasis"><text:span text:style-name="Source_20_Text"><text:span text:style-name="T27">jogar()</text:span></text:span></text:span><text:span text:style-name="T24">.</text:span></text:p>
      <text:h text:style-name="P28" text:outline-level="2">Função de leitura do arquivo e inicialização da palavra secreta</text:h>
      <text:p text:style-name="P16"><text:span text:style-name="T24">Agora, vamos separar o código que realiza a leitura do arquivo e inicializa a palavra secreta na função </text:span><text:span text:style-name="Strong_20_Emphasis"><text:span text:style-name="Source_20_Text"><text:span text:style-name="T27">carrega_palavra_secreta()</text:span></text:span></text:span><text:span text:style-name="T24">:</text:span></text:p>
      <text:p text:style-name="P9"><text:span text:style-name="Source_20_Text"><text:span text:style-name="T63">import</text:span></text:span><text:span text:style-name="Source_20_Text"><text:span text:style-name="T46"> random</text:span></text:span></text:p>
      <text:p text:style-name="P35"/>
      <text:p text:style-name="P9"><text:span text:style-name="Source_20_Text"><text:span text:style-name="T63">def</text:span></text:span><text:span text:style-name="Source_20_Text"><text:span text:style-name="T46"> jogar</text:span></text:span><text:span text:style-name="Source_20_Text"><text:span text:style-name="T65">():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46">imprime_mensagem_abertura</text:span></text:span><text:span text:style-name="Source_20_Text"><text:span text:style-name="T65">(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46">carrega_palavra_secreta</text:span></text:span><text:span text:style-name="Source_20_Text"><text:span text:style-name="T65">(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46">letras_acertadas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5">[</text:span></text:span><text:span text:style-name="Source_20_Text"><text:span text:style-name="T69">"_"</text:span></text:span><text:span text:style-name="Source_20_Text"><text:span text:style-name="T46"> </text:span></text:span><text:span text:style-name="Source_20_Text"><text:span text:style-name="T63">for</text:span></text:span><text:span text:style-name="Source_20_Text"><text:span text:style-name="T46"> letra </text:span></text:span><text:span text:style-name="Source_20_Text"><text:span text:style-name="T63">in</text:span></text:span><text:span text:style-name="Source_20_Text"><text:span text:style-name="T46"> palavra_secreta</text:span></text:span><text:span text:style-name="Source_20_Text"><text:span text:style-name="T65">]</text:span></text:span></text:p>
      <text:p text:style-name="P35"><text:soft-page-break/></text:p>
      <text:p text:style-name="P9"><text:span text:style-name="Source_20_Text"><text:span text:style-name="T48"><text:s text:c="4"/></text:span></text:span><text:span text:style-name="Source_20_Text"><text:span text:style-name="T84"># restante do código omitido</text:span></text:span></text:p>
      <text:p text:style-name="P35"/>
      <text:p text:style-name="P9"><text:span text:style-name="Source_20_Text"><text:span text:style-name="T63">def</text:span></text:span><text:span text:style-name="Source_20_Text"><text:span text:style-name="T46"> carrega_palavra_secreta</text:span></text:span><text:span text:style-name="Source_20_Text"><text:span text:style-name="T65">():</text:span></text:span></text:p>
      <text:p text:style-name="P9"><text:span text:style-name="Source_20_Text"><text:span text:style-name="T48"><text:s text:c="4"/></text:span></text:span><text:span text:style-name="Source_20_Text"><text:span text:style-name="T46">arquivo </text:span></text:span><text:span text:style-name="Source_20_Text"><text:span text:style-name="T65">=</text:span></text:span><text:span text:style-name="Source_20_Text"><text:span text:style-name="T46"> open</text:span></text:span><text:span text:style-name="Source_20_Text"><text:span text:style-name="T65">(</text:span></text:span><text:span text:style-name="Source_20_Text"><text:span text:style-name="T69">"palavras.txt"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"r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46">palavras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5">[]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63">for</text:span></text:span><text:span text:style-name="Source_20_Text"><text:span text:style-name="T46"> linha </text:span></text:span><text:span text:style-name="Source_20_Text"><text:span text:style-name="T63">in</text:span></text:span><text:span text:style-name="Source_20_Text"><text:span text:style-name="T46"> arquivo</text:span></text:span><text:span text:style-name="Source_20_Text"><text:span text:style-name="T65">:</text:span></text:span></text:p>
      <text:p text:style-name="P9"><text:span text:style-name="Source_20_Text"><text:span text:style-name="T48"><text:s text:c="8"/></text:span></text:span><text:span text:style-name="Source_20_Text"><text:span text:style-name="T46">linha </text:span></text:span><text:span text:style-name="Source_20_Text"><text:span text:style-name="T65">=</text:span></text:span><text:span text:style-name="Source_20_Text"><text:span text:style-name="T46"> linha</text:span></text:span><text:span text:style-name="Source_20_Text"><text:span text:style-name="T65">.</text:span></text:span><text:span text:style-name="Source_20_Text"><text:span text:style-name="T46">strip</text:span></text:span><text:span text:style-name="Source_20_Text"><text:span text:style-name="T65">()</text:span></text:span></text:p>
      <text:p text:style-name="P9"><text:span text:style-name="Source_20_Text"><text:span text:style-name="T48"><text:s text:c="8"/></text:span></text:span><text:span text:style-name="Source_20_Text"><text:span text:style-name="T46">palavras</text:span></text:span><text:span text:style-name="Source_20_Text"><text:span text:style-name="T65">.</text:span></text:span><text:span text:style-name="Source_20_Text"><text:span text:style-name="T46">append</text:span></text:span><text:span text:style-name="Source_20_Text"><text:span text:style-name="T65">(</text:span></text:span><text:span text:style-name="Source_20_Text"><text:span text:style-name="T46">linha</text:span></text:span><text:span text:style-name="Source_20_Text"><text:span text:style-name="T65">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46">arquivo</text:span></text:span><text:span text:style-name="Source_20_Text"><text:span text:style-name="T65">.</text:span></text:span><text:span text:style-name="Source_20_Text"><text:span text:style-name="T46">close</text:span></text:span><text:span text:style-name="Source_20_Text"><text:span text:style-name="T65">(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46">numero </text:span></text:span><text:span text:style-name="Source_20_Text"><text:span text:style-name="T65">=</text:span></text:span><text:span text:style-name="Source_20_Text"><text:span text:style-name="T46"> random</text:span></text:span><text:span text:style-name="Source_20_Text"><text:span text:style-name="T65">.</text:span></text:span><text:span text:style-name="Source_20_Text"><text:span text:style-name="T46">randrange</text:span></text:span><text:span text:style-name="Source_20_Text"><text:span text:style-name="T65">(</text:span></text:span><text:span text:style-name="Source_20_Text"><text:span text:style-name="T83">0</text:span></text:span><text:span text:style-name="Source_20_Text"><text:span text:style-name="T65">,</text:span></text:span><text:span text:style-name="Source_20_Text"><text:span text:style-name="T46"> len</text:span></text:span><text:span text:style-name="Source_20_Text"><text:span text:style-name="T65">(</text:span></text:span><text:span text:style-name="Source_20_Text"><text:span text:style-name="T46">palavras</text:span></text:span><text:span text:style-name="Source_20_Text"><text:span text:style-name="T65">))</text:span></text:span></text:p>
      <text:p text:style-name="P9"><text:span text:style-name="Source_20_Text"><text:span text:style-name="T48"><text:s text:c="4"/></text:span></text:span><text:span text:style-name="Source_20_Text"><text:span text:style-name="T46">palavra_secreta </text:span></text:span><text:span text:style-name="Source_20_Text"><text:span text:style-name="T65">=</text:span></text:span><text:span text:style-name="Source_20_Text"><text:span text:style-name="T46"> palavras</text:span></text:span><text:span text:style-name="Source_20_Text"><text:span text:style-name="T65">[</text:span></text:span><text:span text:style-name="Source_20_Text"><text:span text:style-name="T46">numero</text:span></text:span><text:span text:style-name="Source_20_Text"><text:span text:style-name="T65">].</text:span></text:span><text:span text:style-name="Source_20_Text"><text:span text:style-name="T46">upper</text:span></text:span><text:span text:style-name="Source_20_Text"><text:span text:style-name="T65">()</text:span></text:span></text:p>
      <text:p text:style-name="P16"><text:span text:style-name="T24">Só que a função </text:span><text:span text:style-name="Strong_20_Emphasis"><text:span text:style-name="Source_20_Text"><text:span text:style-name="T27">jogar()</text:span></text:span></text:span><text:span text:style-name="T24"> irá reclamar que a </text:span><text:span text:style-name="Strong_20_Emphasis"><text:span text:style-name="Source_20_Text"><text:span text:style-name="T27">palavra_secreta</text:span></text:span></text:span><text:span text:style-name="T24"> não existe. O que queremos é que, ao executar a função </text:span><text:span text:style-name="Strong_20_Emphasis"><text:span text:style-name="Source_20_Text"><text:span text:style-name="T27">carrega_palavra_secreta()</text:span></text:span></text:span><text:span text:style-name="T24">, que ela </text:span><text:span text:style-name="Strong_20_Emphasis"><text:span text:style-name="T25">retorne</text:span></text:span><text:span text:style-name="T24"> a palavra secreta para nós, assim poderemos guardá-la em uma variável:</text:span></text:p>
      <text:p text:style-name="P9"><text:span text:style-name="Source_20_Text"><text:span text:style-name="T63">import</text:span></text:span><text:span text:style-name="Source_20_Text"><text:span text:style-name="T46"> random</text:span></text:span></text:p>
      <text:p text:style-name="P35"/>
      <text:p text:style-name="P9"><text:span text:style-name="Source_20_Text"><text:span text:style-name="T63">def</text:span></text:span><text:span text:style-name="Source_20_Text"><text:span text:style-name="T46"> jogar</text:span></text:span><text:span text:style-name="Source_20_Text"><text:span text:style-name="T65">():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46">imprime_mensagem_abertura</text:span></text:span><text:span text:style-name="Source_20_Text"><text:span text:style-name="T65">(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46">palavra_secreta </text:span></text:span><text:span text:style-name="Source_20_Text"><text:span text:style-name="T65">=</text:span></text:span><text:span text:style-name="Source_20_Text"><text:span text:style-name="T46"> carrega_palavra_secreta</text:span></text:span><text:span text:style-name="Source_20_Text"><text:span text:style-name="T65">(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46">letras_acertadas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5">[</text:span></text:span><text:span text:style-name="Source_20_Text"><text:span text:style-name="T69">"_"</text:span></text:span><text:span text:style-name="Source_20_Text"><text:span text:style-name="T46"> </text:span></text:span><text:span text:style-name="Source_20_Text"><text:span text:style-name="T63">for</text:span></text:span><text:span text:style-name="Source_20_Text"><text:span text:style-name="T46"> letra </text:span></text:span><text:span text:style-name="Source_20_Text"><text:span text:style-name="T63">in</text:span></text:span><text:span text:style-name="Source_20_Text"><text:span text:style-name="T46"> palavra_secreta</text:span></text:span><text:span text:style-name="Source_20_Text"><text:span text:style-name="T65">]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84"># restante do código omitido</text:span></text:span></text:p>
      <text:h text:style-name="P28" text:outline-level="2">Retornando um valor em uma função</text:h>
      <text:p text:style-name="P16"><text:span text:style-name="T24">Só que como faremos a função </text:span><text:span text:style-name="Strong_20_Emphasis"><text:span text:style-name="Source_20_Text"><text:span text:style-name="T27">carrega_palavra_secreta()</text:span></text:span></text:span><text:span text:style-name="T24"> retornar um valor, no caso a </text:span><text:span text:style-name="Strong_20_Emphasis"><text:span text:style-name="Source_20_Text"><text:span text:style-name="T27">palavra_secreta</text:span></text:span></text:span><text:span text:style-name="T24">?</text:span></text:p>
      <text:p text:style-name="P16"><text:soft-page-break/><text:span text:style-name="T24">A </text:span><text:span text:style-name="Strong_20_Emphasis"><text:span text:style-name="Source_20_Text"><text:span text:style-name="T27">palavra_secreta</text:span></text:span></text:span><text:span text:style-name="T24"> já existe, mas só dentro da função </text:span><text:span text:style-name="Strong_20_Emphasis"><text:span text:style-name="Source_20_Text"><text:span text:style-name="T27">carrega_palavra_secreta()</text:span></text:span></text:span><text:span text:style-name="T24">. Para que ela seja retornada, utilizamos a palavra-chave </text:span><text:span text:style-name="Strong_20_Emphasis"><text:span text:style-name="Source_20_Text"><text:span text:style-name="T27">return</text:span></text:span></text:span><text:span text:style-name="T24">:</text:span></text:p>
      <text:p text:style-name="P9"><text:span text:style-name="Source_20_Text"><text:span text:style-name="T63">def</text:span></text:span><text:span text:style-name="Source_20_Text"><text:span text:style-name="T46"> carrega_palavra_secreta</text:span></text:span><text:span text:style-name="Source_20_Text"><text:span text:style-name="T65">():</text:span></text:span></text:p>
      <text:p text:style-name="P9"><text:span text:style-name="Source_20_Text"><text:span text:style-name="T48"><text:s text:c="4"/></text:span></text:span><text:span text:style-name="Source_20_Text"><text:span text:style-name="T46">arquivo </text:span></text:span><text:span text:style-name="Source_20_Text"><text:span text:style-name="T65">=</text:span></text:span><text:span text:style-name="Source_20_Text"><text:span text:style-name="T46"> open</text:span></text:span><text:span text:style-name="Source_20_Text"><text:span text:style-name="T65">(</text:span></text:span><text:span text:style-name="Source_20_Text"><text:span text:style-name="T69">"palavras.txt"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"r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46">palavras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5">[]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63">for</text:span></text:span><text:span text:style-name="Source_20_Text"><text:span text:style-name="T46"> linha </text:span></text:span><text:span text:style-name="Source_20_Text"><text:span text:style-name="T63">in</text:span></text:span><text:span text:style-name="Source_20_Text"><text:span text:style-name="T46"> arquivo</text:span></text:span><text:span text:style-name="Source_20_Text"><text:span text:style-name="T65">:</text:span></text:span></text:p>
      <text:p text:style-name="P9"><text:span text:style-name="Source_20_Text"><text:span text:style-name="T48"><text:s text:c="8"/></text:span></text:span><text:span text:style-name="Source_20_Text"><text:span text:style-name="T46">linha </text:span></text:span><text:span text:style-name="Source_20_Text"><text:span text:style-name="T65">=</text:span></text:span><text:span text:style-name="Source_20_Text"><text:span text:style-name="T46"> linha</text:span></text:span><text:span text:style-name="Source_20_Text"><text:span text:style-name="T65">.</text:span></text:span><text:span text:style-name="Source_20_Text"><text:span text:style-name="T46">strip</text:span></text:span><text:span text:style-name="Source_20_Text"><text:span text:style-name="T65">()</text:span></text:span></text:p>
      <text:p text:style-name="P9"><text:span text:style-name="Source_20_Text"><text:span text:style-name="T48"><text:s text:c="8"/></text:span></text:span><text:span text:style-name="Source_20_Text"><text:span text:style-name="T46">palavras</text:span></text:span><text:span text:style-name="Source_20_Text"><text:span text:style-name="T65">.</text:span></text:span><text:span text:style-name="Source_20_Text"><text:span text:style-name="T46">append</text:span></text:span><text:span text:style-name="Source_20_Text"><text:span text:style-name="T65">(</text:span></text:span><text:span text:style-name="Source_20_Text"><text:span text:style-name="T46">linha</text:span></text:span><text:span text:style-name="Source_20_Text"><text:span text:style-name="T65">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46">arquivo</text:span></text:span><text:span text:style-name="Source_20_Text"><text:span text:style-name="T65">.</text:span></text:span><text:span text:style-name="Source_20_Text"><text:span text:style-name="T46">close</text:span></text:span><text:span text:style-name="Source_20_Text"><text:span text:style-name="T65">(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46">numero </text:span></text:span><text:span text:style-name="Source_20_Text"><text:span text:style-name="T65">=</text:span></text:span><text:span text:style-name="Source_20_Text"><text:span text:style-name="T46"> random</text:span></text:span><text:span text:style-name="Source_20_Text"><text:span text:style-name="T65">.</text:span></text:span><text:span text:style-name="Source_20_Text"><text:span text:style-name="T46">randrange</text:span></text:span><text:span text:style-name="Source_20_Text"><text:span text:style-name="T65">(</text:span></text:span><text:span text:style-name="Source_20_Text"><text:span text:style-name="T83">0</text:span></text:span><text:span text:style-name="Source_20_Text"><text:span text:style-name="T65">,</text:span></text:span><text:span text:style-name="Source_20_Text"><text:span text:style-name="T46"> len</text:span></text:span><text:span text:style-name="Source_20_Text"><text:span text:style-name="T65">(</text:span></text:span><text:span text:style-name="Source_20_Text"><text:span text:style-name="T46">palavras</text:span></text:span><text:span text:style-name="Source_20_Text"><text:span text:style-name="T65">))</text:span></text:span></text:p>
      <text:p text:style-name="P9"><text:span text:style-name="Source_20_Text"><text:span text:style-name="T48"><text:s text:c="4"/></text:span></text:span><text:span text:style-name="Source_20_Text"><text:span text:style-name="T46">palavra_secreta </text:span></text:span><text:span text:style-name="Source_20_Text"><text:span text:style-name="T65">=</text:span></text:span><text:span text:style-name="Source_20_Text"><text:span text:style-name="T46"> palavras</text:span></text:span><text:span text:style-name="Source_20_Text"><text:span text:style-name="T65">[</text:span></text:span><text:span text:style-name="Source_20_Text"><text:span text:style-name="T46">numero</text:span></text:span><text:span text:style-name="Source_20_Text"><text:span text:style-name="T65">].</text:span></text:span><text:span text:style-name="Source_20_Text"><text:span text:style-name="T46">upper</text:span></text:span><text:span text:style-name="Source_20_Text"><text:span text:style-name="T65">(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63">return</text:span></text:span><text:span text:style-name="Source_20_Text"><text:span text:style-name="T46"> palavra_secreta</text:span></text:span></text:p>
      <text:h text:style-name="P28" text:outline-level="2">Passando valores por parâmetro para a função</text:h>
      <text:p text:style-name="P16"><text:span text:style-name="T24">Agora vamos criar uma função que inicializa a lista de letras acertadas com o caractere </text:span><text:span text:style-name="Strong_20_Emphasis"><text:span text:style-name="Source_20_Text"><text:span text:style-name="T27">_</text:span></text:span></text:span><text:span text:style-name="T24">. Criaremos a função </text:span><text:span text:style-name="Strong_20_Emphasis"><text:span text:style-name="Source_20_Text"><text:span text:style-name="T27">inicializa_letras_acertadas()</text:span></text:span></text:span><text:span text:style-name="T24">:</text:span></text:p>
      <text:p text:style-name="P9"><text:span text:style-name="Source_20_Text"><text:span text:style-name="T63">import</text:span></text:span><text:span text:style-name="Source_20_Text"><text:span text:style-name="T46"> random</text:span></text:span></text:p>
      <text:p text:style-name="P35"/>
      <text:p text:style-name="P9"><text:span text:style-name="Source_20_Text"><text:span text:style-name="T63">def</text:span></text:span><text:span text:style-name="Source_20_Text"><text:span text:style-name="T46"> jogar</text:span></text:span><text:span text:style-name="Source_20_Text"><text:span text:style-name="T65">():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46">imprime_mensagem_abertura</text:span></text:span><text:span text:style-name="Source_20_Text"><text:span text:style-name="T65">(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46">palavra_secreta </text:span></text:span><text:span text:style-name="Source_20_Text"><text:span text:style-name="T65">=</text:span></text:span><text:span text:style-name="Source_20_Text"><text:span text:style-name="T46"> carrega_palavra_secreta</text:span></text:span><text:span text:style-name="Source_20_Text"><text:span text:style-name="T65">(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46">letras_acertadas </text:span></text:span><text:span text:style-name="Source_20_Text"><text:span text:style-name="T65">=</text:span></text:span><text:span text:style-name="Source_20_Text"><text:span text:style-name="T46"> inicializa_letras_acertadas</text:span></text:span><text:span text:style-name="Source_20_Text"><text:span text:style-name="T65">(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84"># restante do código omitido</text:span></text:span></text:p>
      <text:p text:style-name="P35"/>
      <text:p text:style-name="P9"><text:span text:style-name="Source_20_Text"><text:span text:style-name="T63">def</text:span></text:span><text:span text:style-name="Source_20_Text"><text:span text:style-name="T46"> inicializa_letras_acertadas</text:span></text:span><text:span text:style-name="Source_20_Text"><text:span text:style-name="T65">():</text:span></text:span></text:p>
      <text:p text:style-name="P9"><text:soft-page-break/><text:span text:style-name="Source_20_Text"><text:span text:style-name="T48"><text:s text:c="4"/></text:span></text:span><text:span text:style-name="Source_20_Text"><text:span text:style-name="T63">return</text:span></text:span><text:span text:style-name="Source_20_Text"><text:span text:style-name="T46"> </text:span></text:span><text:span text:style-name="Source_20_Text"><text:span text:style-name="T65">[</text:span></text:span><text:span text:style-name="Source_20_Text"><text:span text:style-name="T69">"_"</text:span></text:span><text:span text:style-name="Source_20_Text"><text:span text:style-name="T46"> </text:span></text:span><text:span text:style-name="Source_20_Text"><text:span text:style-name="T63">for</text:span></text:span><text:span text:style-name="Source_20_Text"><text:span text:style-name="T46"> letra </text:span></text:span><text:span text:style-name="Source_20_Text"><text:span text:style-name="T63">in</text:span></text:span><text:span text:style-name="Source_20_Text"><text:span text:style-name="T46"> palavra_secreta</text:span></text:span><text:span text:style-name="Source_20_Text"><text:span text:style-name="T65">]</text:span></text:span></text:p>
      <text:p text:style-name="P16"><text:span text:style-name="T24">Mas a função </text:span><text:span text:style-name="Strong_20_Emphasis"><text:span text:style-name="Source_20_Text"><text:span text:style-name="T27">inicializa_letras_acertadas()</text:span></text:span></text:span><text:span text:style-name="T24"> precisa ter acesso à </text:span><text:span text:style-name="Strong_20_Emphasis"><text:span text:style-name="Source_20_Text"><text:span text:style-name="T27">palavra_secreta</text:span></text:span></text:span><text:span text:style-name="T24">, pois ela não existe dentro da função, já que uma função define um </text:span><text:span text:style-name="Strong_20_Emphasis"><text:span text:style-name="T25">escopo</text:span></text:span><text:span text:style-name="T24">, e as variáveis declaradas dentro de uma função só estão disponíveis </text:span><text:span text:style-name="Strong_20_Emphasis"><text:span text:style-name="T25">dentro dela</text:span></text:span><text:span text:style-name="T24">.</text:span></text:p>
      <text:p text:style-name="P16"><text:span text:style-name="T24">Então, ao chamar a função </text:span><text:span text:style-name="Strong_20_Emphasis"><text:span text:style-name="Source_20_Text"><text:span text:style-name="T27">inicializa_letras_acertadas()</text:span></text:span></text:span><text:span text:style-name="T24">, vamos passar </text:span><text:span text:style-name="Strong_20_Emphasis"><text:span text:style-name="Source_20_Text"><text:span text:style-name="T27">palavra_secreta</text:span></text:span></text:span><text:span text:style-name="T24"> para ela por parâmetro:</text:span></text:p>
      <text:p text:style-name="P9"><text:span text:style-name="Source_20_Text"><text:span text:style-name="T63">import</text:span></text:span><text:span text:style-name="Source_20_Text"><text:span text:style-name="T46"> random</text:span></text:span></text:p>
      <text:p text:style-name="P35"/>
      <text:p text:style-name="P9"><text:span text:style-name="Source_20_Text"><text:span text:style-name="T63">def</text:span></text:span><text:span text:style-name="Source_20_Text"><text:span text:style-name="T46"> jogar</text:span></text:span><text:span text:style-name="Source_20_Text"><text:span text:style-name="T65">():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46">imprime_mensagem_abertura</text:span></text:span><text:span text:style-name="Source_20_Text"><text:span text:style-name="T65">(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46">palavra_secreta </text:span></text:span><text:span text:style-name="Source_20_Text"><text:span text:style-name="T65">=</text:span></text:span><text:span text:style-name="Source_20_Text"><text:span text:style-name="T46"> carrega_palavra_secreta</text:span></text:span><text:span text:style-name="Source_20_Text"><text:span text:style-name="T65">(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46">letras_acertadas </text:span></text:span><text:span text:style-name="Source_20_Text"><text:span text:style-name="T65">=</text:span></text:span><text:span text:style-name="Source_20_Text"><text:span text:style-name="T46"> inicializa_letras_acertadas</text:span></text:span><text:span text:style-name="Source_20_Text"><text:span text:style-name="T65">(</text:span></text:span><text:span text:style-name="Source_20_Text"><text:span text:style-name="T46">palavra_secreta</text:span></text:span><text:span text:style-name="Source_20_Text"><text:span text:style-name="T65">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84"># restante do código omitido</text:span></text:span></text:p>
      <text:p text:style-name="P35"/>
      <text:p text:style-name="P9"><text:span text:style-name="Source_20_Text"><text:span text:style-name="T63">def</text:span></text:span><text:span text:style-name="Source_20_Text"><text:span text:style-name="T46"> inicializa_letras_acertadas</text:span></text:span><text:span text:style-name="Source_20_Text"><text:span text:style-name="T65">(</text:span></text:span><text:span text:style-name="Source_20_Text"><text:span text:style-name="T46">palavra</text:span></text:span><text:span text:style-name="Source_20_Text"><text:span text:style-name="T65">):</text:span></text:span></text:p>
      <text:p text:style-name="P9"><text:span text:style-name="Source_20_Text"><text:span text:style-name="T48"><text:s text:c="4"/></text:span></text:span><text:span text:style-name="Source_20_Text"><text:span text:style-name="T63">return</text:span></text:span><text:span text:style-name="Source_20_Text"><text:span text:style-name="T46"> </text:span></text:span><text:span text:style-name="Source_20_Text"><text:span text:style-name="T65">[</text:span></text:span><text:span text:style-name="Source_20_Text"><text:span text:style-name="T69">"_"</text:span></text:span><text:span text:style-name="Source_20_Text"><text:span text:style-name="T46"> </text:span></text:span><text:span text:style-name="Source_20_Text"><text:span text:style-name="T63">for</text:span></text:span><text:span text:style-name="Source_20_Text"><text:span text:style-name="T46"> letra </text:span></text:span><text:span text:style-name="Source_20_Text"><text:span text:style-name="T63">in</text:span></text:span><text:span text:style-name="Source_20_Text"><text:span text:style-name="T46"> palavra</text:span></text:span><text:span text:style-name="Source_20_Text"><text:span text:style-name="T65">]</text:span></text:span></text:p>
      <text:p text:style-name="P31">Vocês podem estar se perguntando por que encapsulamos uma simples linha de código em uma função. Fizemos isso somente para deixar claro o que estamos fazendo, melhorando a legibilidade do código, mas precisamos tomar cuidado com a criação de funções, pois criar funções desnecessariamente pode aumentar a complexidade do código.</text:p>
      <text:p text:style-name="P31">Por fim, podemos executar o nosso código, para verificar que o mesmo continua funcionando normalmente. Lembrando que o código que verifica se o programa é o principal, deve ficar no final do arquivo:</text:p>
      <text:p text:style-name="P9"><text:span text:style-name="Source_20_Text"><text:span text:style-name="T63">import</text:span></text:span><text:span text:style-name="Source_20_Text"><text:span text:style-name="T46"> random</text:span></text:span></text:p>
      <text:p text:style-name="P35"/>
      <text:p text:style-name="P9"><text:span text:style-name="Source_20_Text"><text:span text:style-name="T63">def</text:span></text:span><text:span text:style-name="Source_20_Text"><text:span text:style-name="T46"> jogar</text:span></text:span><text:span text:style-name="Source_20_Text"><text:span text:style-name="T65">():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46">imprime_mensagem_abertura</text:span></text:span><text:span text:style-name="Source_20_Text"><text:span text:style-name="T65">()</text:span></text:span></text:p>
      <text:p text:style-name="P9"><text:soft-page-break/><text:span text:style-name="Source_20_Text"><text:span text:style-name="T48"><text:s text:c="4"/></text:span></text:span><text:span text:style-name="Source_20_Text"><text:span text:style-name="T46">palavra_secreta </text:span></text:span><text:span text:style-name="Source_20_Text"><text:span text:style-name="T65">=</text:span></text:span><text:span text:style-name="Source_20_Text"><text:span text:style-name="T46"> carrega_palavra_secreta</text:span></text:span><text:span text:style-name="Source_20_Text"><text:span text:style-name="T65">()</text:span></text:span></text:p>
      <text:p text:style-name="P9"><text:span text:style-name="Source_20_Text"><text:span text:style-name="T48"><text:s text:c="4"/></text:span></text:span><text:span text:style-name="Source_20_Text"><text:span text:style-name="T46">letras_acertadas </text:span></text:span><text:span text:style-name="Source_20_Text"><text:span text:style-name="T65">=</text:span></text:span><text:span text:style-name="Source_20_Text"><text:span text:style-name="T46"> inicializa_letras_acertadas</text:span></text:span><text:span text:style-name="Source_20_Text"><text:span text:style-name="T65">(</text:span></text:span><text:span text:style-name="Source_20_Text"><text:span text:style-name="T46">palavra_secreta</text:span></text:span><text:span text:style-name="Source_20_Text"><text:span text:style-name="T65">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84"># restante do código omitido</text:span></text:span></text:p>
      <text:p text:style-name="P35"/>
      <text:p text:style-name="P9"><text:span text:style-name="Source_20_Text"><text:span text:style-name="T63">def</text:span></text:span><text:span text:style-name="Source_20_Text"><text:span text:style-name="T46"> imprime_mensagem_abertura</text:span></text:span><text:span text:style-name="Source_20_Text"><text:span text:style-name="T65">():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*********************************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***Bem vindo ao jogo da Forca!***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*********************************"</text:span></text:span><text:span text:style-name="Source_20_Text"><text:span text:style-name="T65">)</text:span></text:span></text:p>
      <text:p text:style-name="P35"/>
      <text:p text:style-name="P9"><text:span text:style-name="Source_20_Text"><text:span text:style-name="T63">def</text:span></text:span><text:span text:style-name="Source_20_Text"><text:span text:style-name="T46"> carrega_palavra_secreta</text:span></text:span><text:span text:style-name="Source_20_Text"><text:span text:style-name="T65">():</text:span></text:span></text:p>
      <text:p text:style-name="P9"><text:span text:style-name="Source_20_Text"><text:span text:style-name="T48"><text:s text:c="4"/></text:span></text:span><text:span text:style-name="Source_20_Text"><text:span text:style-name="T46">arquivo </text:span></text:span><text:span text:style-name="Source_20_Text"><text:span text:style-name="T65">=</text:span></text:span><text:span text:style-name="Source_20_Text"><text:span text:style-name="T46"> open</text:span></text:span><text:span text:style-name="Source_20_Text"><text:span text:style-name="T65">(</text:span></text:span><text:span text:style-name="Source_20_Text"><text:span text:style-name="T69">"palavras.txt"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"r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46">palavras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5">[]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63">for</text:span></text:span><text:span text:style-name="Source_20_Text"><text:span text:style-name="T46"> linha </text:span></text:span><text:span text:style-name="Source_20_Text"><text:span text:style-name="T63">in</text:span></text:span><text:span text:style-name="Source_20_Text"><text:span text:style-name="T46"> arquivo</text:span></text:span><text:span text:style-name="Source_20_Text"><text:span text:style-name="T65">:</text:span></text:span></text:p>
      <text:p text:style-name="P9"><text:span text:style-name="Source_20_Text"><text:span text:style-name="T48"><text:s text:c="8"/></text:span></text:span><text:span text:style-name="Source_20_Text"><text:span text:style-name="T46">linha </text:span></text:span><text:span text:style-name="Source_20_Text"><text:span text:style-name="T65">=</text:span></text:span><text:span text:style-name="Source_20_Text"><text:span text:style-name="T46"> linha</text:span></text:span><text:span text:style-name="Source_20_Text"><text:span text:style-name="T65">.</text:span></text:span><text:span text:style-name="Source_20_Text"><text:span text:style-name="T46">strip</text:span></text:span><text:span text:style-name="Source_20_Text"><text:span text:style-name="T65">()</text:span></text:span></text:p>
      <text:p text:style-name="P9"><text:span text:style-name="Source_20_Text"><text:span text:style-name="T48"><text:s text:c="8"/></text:span></text:span><text:span text:style-name="Source_20_Text"><text:span text:style-name="T46">palavras</text:span></text:span><text:span text:style-name="Source_20_Text"><text:span text:style-name="T65">.</text:span></text:span><text:span text:style-name="Source_20_Text"><text:span text:style-name="T46">append</text:span></text:span><text:span text:style-name="Source_20_Text"><text:span text:style-name="T65">(</text:span></text:span><text:span text:style-name="Source_20_Text"><text:span text:style-name="T46">linha</text:span></text:span><text:span text:style-name="Source_20_Text"><text:span text:style-name="T65">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46">arquivo</text:span></text:span><text:span text:style-name="Source_20_Text"><text:span text:style-name="T65">.</text:span></text:span><text:span text:style-name="Source_20_Text"><text:span text:style-name="T46">close</text:span></text:span><text:span text:style-name="Source_20_Text"><text:span text:style-name="T65">(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46">numero </text:span></text:span><text:span text:style-name="Source_20_Text"><text:span text:style-name="T65">=</text:span></text:span><text:span text:style-name="Source_20_Text"><text:span text:style-name="T46"> random</text:span></text:span><text:span text:style-name="Source_20_Text"><text:span text:style-name="T65">.</text:span></text:span><text:span text:style-name="Source_20_Text"><text:span text:style-name="T46">randrange</text:span></text:span><text:span text:style-name="Source_20_Text"><text:span text:style-name="T65">(</text:span></text:span><text:span text:style-name="Source_20_Text"><text:span text:style-name="T83">0</text:span></text:span><text:span text:style-name="Source_20_Text"><text:span text:style-name="T65">,</text:span></text:span><text:span text:style-name="Source_20_Text"><text:span text:style-name="T46"> len</text:span></text:span><text:span text:style-name="Source_20_Text"><text:span text:style-name="T65">(</text:span></text:span><text:span text:style-name="Source_20_Text"><text:span text:style-name="T46">palavras</text:span></text:span><text:span text:style-name="Source_20_Text"><text:span text:style-name="T65">)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46">palavra_secreta </text:span></text:span><text:span text:style-name="Source_20_Text"><text:span text:style-name="T65">=</text:span></text:span><text:span text:style-name="Source_20_Text"><text:span text:style-name="T46"> palavras</text:span></text:span><text:span text:style-name="Source_20_Text"><text:span text:style-name="T65">[</text:span></text:span><text:span text:style-name="Source_20_Text"><text:span text:style-name="T46">numero</text:span></text:span><text:span text:style-name="Source_20_Text"><text:span text:style-name="T65">].</text:span></text:span><text:span text:style-name="Source_20_Text"><text:span text:style-name="T46">upper</text:span></text:span><text:span text:style-name="Source_20_Text"><text:span text:style-name="T65">(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63">return</text:span></text:span><text:span text:style-name="Source_20_Text"><text:span text:style-name="T46"> palavra_secreta</text:span></text:span></text:p>
      <text:p text:style-name="P35"/>
      <text:p text:style-name="P9"><text:span text:style-name="Source_20_Text"><text:span text:style-name="T63">def</text:span></text:span><text:span text:style-name="Source_20_Text"><text:span text:style-name="T46"> inicializa_letras_acertadas</text:span></text:span><text:span text:style-name="Source_20_Text"><text:span text:style-name="T65">(</text:span></text:span><text:span text:style-name="Source_20_Text"><text:span text:style-name="T46">palavra</text:span></text:span><text:span text:style-name="Source_20_Text"><text:span text:style-name="T65">):</text:span></text:span></text:p>
      <text:p text:style-name="P9"><text:span text:style-name="Source_20_Text"><text:span text:style-name="T48"><text:s text:c="4"/></text:span></text:span><text:span text:style-name="Source_20_Text"><text:span text:style-name="T63">return</text:span></text:span><text:span text:style-name="Source_20_Text"><text:span text:style-name="T46"> </text:span></text:span><text:span text:style-name="Source_20_Text"><text:span text:style-name="T65">[</text:span></text:span><text:span text:style-name="Source_20_Text"><text:span text:style-name="T69">"_"</text:span></text:span><text:span text:style-name="Source_20_Text"><text:span text:style-name="T46"> </text:span></text:span><text:span text:style-name="Source_20_Text"><text:span text:style-name="T63">for</text:span></text:span><text:span text:style-name="Source_20_Text"><text:span text:style-name="T46"> letra </text:span></text:span><text:span text:style-name="Source_20_Text"><text:span text:style-name="T63">in</text:span></text:span><text:span text:style-name="Source_20_Text"><text:span text:style-name="T46"> palavra</text:span></text:span><text:span text:style-name="Source_20_Text"><text:span text:style-name="T65">]</text:span></text:span></text:p>
      <text:p text:style-name="P35"/>
      <text:p text:style-name="P9"><text:span text:style-name="Source_20_Text"><text:span text:style-name="T63">if</text:span></text:span><text:span text:style-name="Source_20_Text"><text:span text:style-name="T46"> </text:span></text:span><text:span text:style-name="Source_20_Text"><text:span text:style-name="T65">(</text:span></text:span><text:span text:style-name="Source_20_Text"><text:span text:style-name="T46">__name__ </text:span></text:span><text:span text:style-name="Source_20_Text"><text:span text:style-name="T65">==</text:span></text:span><text:span text:style-name="Source_20_Text"><text:span text:style-name="T46"> </text:span></text:span><text:span text:style-name="Source_20_Text"><text:span text:style-name="T69">"__main__"</text:span></text:span><text:span text:style-name="Source_20_Text"><text:span text:style-name="T65">):</text:span></text:span></text:p>
      <text:p text:style-name="P9"><text:span text:style-name="Source_20_Text"><text:span text:style-name="T48"><text:s text:c="4"/></text:span></text:span><text:span text:style-name="Source_20_Text"><text:span text:style-name="T46">jogar</text:span></text:span><text:span text:style-name="Source_20_Text"><text:span text:style-name="T65">()</text:span></text:span></text:p>
      <text:p text:style-name="P31"><text:soft-page-break/>Tudo continua funcionando normalmente, mas agora com o nosso código um pouco mais legível e organizado. No próximo vídeo extrairemos mais código para mais funções.</text:p>
      <text:h text:style-name="P97" text:outline-level="1">Sobre funções</text:h>
      <text:p text:style-name="P53"><text:line-break/><text:span text:style-name="T25">Sobre funções em Python, temos as seguintes afirmativas:</text:span></text:p>
      <text:p text:style-name="P18">1 - Uma função é um bloco de código que pode ser guardado, para ser chamado assim que desejarmos, contanto que saibamos seu nome. Contudo, não é necessário sabermos a sua implementação.</text:p>
      <text:p text:style-name="P18">2 - A seguinte declaração de função é válida:</text:p>
      <text:p text:style-name="P9"><text:span text:style-name="Source_20_Text"><text:span text:style-name="T84"># declara a função</text:span></text:span></text:p>
      <text:p text:style-name="P9"><text:span text:style-name="Source_20_Text"><text:span text:style-name="T63">def</text:span></text:span><text:span text:style-name="Source_20_Text"><text:span text:style-name="T46"> imprime_mensagem</text:span></text:span><text:span text:style-name="Source_20_Text"><text:span text:style-name="T65">():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Olá"</text:span></text:span><text:span text:style-name="Source_20_Text"><text:span text:style-name="T65">)</text:span></text:span></text:p>
      <text:p text:style-name="P35"/>
      <text:p text:style-name="P9"><text:span text:style-name="Source_20_Text"><text:span text:style-name="T84"># chama a função</text:span></text:span></text:p>
      <text:p text:style-name="P9"><text:span text:style-name="Source_20_Text"><text:span text:style-name="T46">imprime_mensagem</text:span></text:span><text:span text:style-name="Source_20_Text"><text:span text:style-name="T65">()</text:span></text:span></text:p>
      <text:p text:style-name="P13"><text:span text:style-name="T25">3 - A convenção é criarmos funções no padrão </text:span><text:span text:style-name="Strong_20_Emphasis"><text:span text:style-name="T25">lowerCamelCase</text:span></text:span><text:span text:style-name="T25">, isto é, a primeira palavra é escrita com todas as letras minúsculas, as palavras restantes com a primeira letra maiúscula e unidas sem espaço.</text:span></text:p>
      <text:p text:style-name="P18">Sobre as afirmativas anteriores, podemos afirmar que:</text:p>
      <text:p text:style-name="P75"><text:span text:style-name="T101">Selecione uma alternativa: Apenas a alternativa 3 é falsa. →</text:span><text:span text:style-name="T102"> </text:span><text:span text:style-name="T101">Correto! Em Python, a convenção é criarmos funções no padrão snake_case, isto é, cada palavra é iniciada com letras minúsculas e separadas por um underscore (_).</text:span><text:line-break/></text:p>
      <text:p text:style-name="P75"><text:span text:style-name="T24">Uma função, quando carregada, não tem o seu bloco de código executado automaticamente. A função é </text:span><text:span text:style-name="Emphasis"><text:span text:style-name="T25">guardada</text:span></text:span><text:span text:style-name="T24"> em algum lugar, para mais tarde alguém chamá-la. Mas para que alguém a chame, execute-a, precisa saber seu nome. É por isso que a declaração de uma função é:</text:span></text:p>
      <text:p text:style-name="P9"><text:span text:style-name="Source_20_Text"><text:span text:style-name="T63">def</text:span></text:span><text:span text:style-name="Source_20_Text"><text:span text:style-name="T46"> imprime_mensagem</text:span></text:span><text:span text:style-name="Source_20_Text"><text:span text:style-name="T65">():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Olá"</text:span></text:span><text:span text:style-name="Source_20_Text"><text:span text:style-name="T65">)</text:span></text:span></text:p>
      <text:p text:style-name="P31"><text:soft-page-break/>Quando a função é carregada, nada acontece, mas se chamamos a função pelo seu nome, executamos todo aquele código do bloco da função:</text:p>
      <text:p text:style-name="P9"><text:span text:style-name="Source_20_Text"><text:span text:style-name="T63">def</text:span></text:span><text:span text:style-name="Source_20_Text"><text:span text:style-name="T46"> imprime_mensagem</text:span></text:span><text:span text:style-name="Source_20_Text"><text:span text:style-name="T65">():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Olá"</text:span></text:span><text:span text:style-name="Source_20_Text"><text:span text:style-name="T65">)</text:span></text:span></text:p>
      <text:p text:style-name="P35"/>
      <text:p text:style-name="P9"><text:span text:style-name="Source_20_Text"><text:span text:style-name="T46">imprime_mensagem</text:span></text:span><text:span text:style-name="Source_20_Text"><text:span text:style-name="T65">()</text:span></text:span></text:p>
      <text:p text:style-name="P16"><text:span text:style-name="T24">É através de </text:span><text:span text:style-name="Strong_20_Emphasis"><text:span text:style-name="Source_20_Text"><text:span text:style-name="T27">imprime_mensagem( )</text:span></text:span></text:span><text:span text:style-name="T24"> que executamos tudo que está dentro do bloco (após os dois pontos, que esteja indentado corretamente) da função. Inclusive podemos chamar a função mais de uma vez:</text:span></text:p>
      <text:p text:style-name="P9"><text:span text:style-name="Source_20_Text"><text:span text:style-name="T63">def</text:span></text:span><text:span text:style-name="Source_20_Text"><text:span text:style-name="T46"> imprime_mensagem</text:span></text:span><text:span text:style-name="Source_20_Text"><text:span text:style-name="T65">():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Olá"</text:span></text:span><text:span text:style-name="Source_20_Text"><text:span text:style-name="T65">)</text:span></text:span></text:p>
      <text:p text:style-name="P35"/>
      <text:p text:style-name="P9"><text:span text:style-name="Source_20_Text"><text:span text:style-name="T46">imprime_mensagem</text:span></text:span><text:span text:style-name="Source_20_Text"><text:span text:style-name="T65">()</text:span></text:span></text:p>
      <text:p text:style-name="P9"><text:span text:style-name="Source_20_Text"><text:span text:style-name="T46">imprime_mensagem</text:span></text:span><text:span text:style-name="Source_20_Text"><text:span text:style-name="T65">()</text:span></text:span></text:p>
      <text:p text:style-name="P9"><text:span text:style-name="Source_20_Text"><text:span text:style-name="T46">imprime_mensagem</text:span></text:span><text:span text:style-name="Source_20_Text"><text:span text:style-name="T65">()</text:span></text:span></text:p>
      <text:p text:style-name="P9"><text:span text:style-name="Source_20_Text"><text:span text:style-name="T46">imprime_mensagem</text:span></text:span><text:span text:style-name="Source_20_Text"><text:span text:style-name="T65">()</text:span></text:span></text:p>
      <text:p text:style-name="P31">No exemplo acima, executaremos o bloco da função quatro vezes, porque a chamamos quatro vezes!</text:p>
      <text:p text:style-name="P16"><text:span text:style-name="T24">Aliás, há uma convenção no nome de funções assim como nos nomes das variáveis, usamos o padrão </text:span><text:span text:style-name="Strong_20_Emphasis"><text:span text:style-name="Emphasis"><text:span text:style-name="T25">snake_case</text:span></text:span></text:span><text:span text:style-name="T24">. Sendo assim, toda função possui todas as letras minúsculas e cada palavra que forma o nome da função é separada por um </text:span><text:span text:style-name="Emphasis"><text:span text:style-name="T25">underscore</text:span></text:span><text:span text:style-name="T24"> (o caractere </text:span><text:span text:style-name="Strong_20_Emphasis"><text:span text:style-name="Source_20_Text"><text:span text:style-name="T27">_</text:span></text:span></text:span><text:span text:style-name="T24">).</text:span></text:p>
      <text:h text:style-name="P92" text:outline-level="1">Criando mais funções</text:h>
      <text:p text:style-name="Text_20_body"><text:line-break/><text:span text:style-name="T62">Função para pedir o chute do jogador</text:span></text:p>
      <text:p text:style-name="P16"><text:span text:style-name="T24">Criaremos a função </text:span><text:span text:style-name="Strong_20_Emphasis"><text:span text:style-name="Source_20_Text"><text:span text:style-name="T27">pede_chute()</text:span></text:span></text:span><text:span text:style-name="T24">, que ficará com o código que pede o chute do usuário, remove os espaços antes e depois, e o coloca em caixa alta. Não podemos nos esquecer de retornar o </text:span><text:span text:style-name="Strong_20_Emphasis"><text:span text:style-name="Source_20_Text"><text:span text:style-name="T27">chute</text:span></text:span></text:span><text:span text:style-name="T24">:</text:span></text:p>
      <text:p text:style-name="P9"><text:span text:style-name="Source_20_Text"><text:span text:style-name="T63">import</text:span></text:span><text:span text:style-name="Source_20_Text"><text:span text:style-name="T46"> random</text:span></text:span></text:p>
      <text:p text:style-name="P35"/>
      <text:p text:style-name="P9"><text:span text:style-name="Source_20_Text"><text:span text:style-name="T63">def</text:span></text:span><text:span text:style-name="Source_20_Text"><text:span text:style-name="T46"> jogar</text:span></text:span><text:span text:style-name="Source_20_Text"><text:span text:style-name="T65">():</text:span></text:span></text:p>
      <text:p text:style-name="P35"/>
      <text:p text:style-name="P9"><text:soft-page-break/><text:span text:style-name="Source_20_Text"><text:span text:style-name="T48"><text:s text:c="4"/></text:span></text:span><text:span text:style-name="Source_20_Text"><text:span text:style-name="T46">imprime_mensagem_abertura</text:span></text:span><text:span text:style-name="Source_20_Text"><text:span text:style-name="T65">()</text:span></text:span></text:p>
      <text:p text:style-name="P9"><text:span text:style-name="Source_20_Text"><text:span text:style-name="T48"><text:s text:c="4"/></text:span></text:span><text:span text:style-name="Source_20_Text"><text:span text:style-name="T46">palavra_secreta </text:span></text:span><text:span text:style-name="Source_20_Text"><text:span text:style-name="T65">=</text:span></text:span><text:span text:style-name="Source_20_Text"><text:span text:style-name="T46"> carrega_palavra_secreta</text:span></text:span><text:span text:style-name="Source_20_Text"><text:span text:style-name="T65">(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46">letras_acertadas </text:span></text:span><text:span text:style-name="Source_20_Text"><text:span text:style-name="T65">=</text:span></text:span><text:span text:style-name="Source_20_Text"><text:span text:style-name="T46"> inicializa_letras_acertadas</text:span></text:span><text:span text:style-name="Source_20_Text"><text:span text:style-name="T65">(</text:span></text:span><text:span text:style-name="Source_20_Text"><text:span text:style-name="T46">palavra_secreta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46">letras_acertadas</text:span></text:span><text:span text:style-name="Source_20_Text"><text:span text:style-name="T65">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46">enforcou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3">False</text:span></text:span></text:p>
      <text:p text:style-name="P9"><text:span text:style-name="Source_20_Text"><text:span text:style-name="T48"><text:s text:c="4"/></text:span></text:span><text:span text:style-name="Source_20_Text"><text:span text:style-name="T46">acertou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3">False</text:span></text:span></text:p>
      <text:p text:style-name="P9"><text:span text:style-name="Source_20_Text"><text:span text:style-name="T48"><text:s text:c="4"/></text:span></text:span><text:span text:style-name="Source_20_Text"><text:span text:style-name="T46">erros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83">0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63">while</text:span></text:span><text:span text:style-name="Source_20_Text"><text:span text:style-name="T46"> </text:span></text:span><text:span text:style-name="Source_20_Text"><text:span text:style-name="T65">(</text:span></text:span><text:span text:style-name="Source_20_Text"><text:span text:style-name="T63">not</text:span></text:span><text:span text:style-name="Source_20_Text"><text:span text:style-name="T46"> acertou </text:span></text:span><text:span text:style-name="Source_20_Text"><text:span text:style-name="T63">and</text:span></text:span><text:span text:style-name="Source_20_Text"><text:span text:style-name="T46"> </text:span></text:span><text:span text:style-name="Source_20_Text"><text:span text:style-name="T63">not</text:span></text:span><text:span text:style-name="Source_20_Text"><text:span text:style-name="T46"> enforcou</text:span></text:span><text:span text:style-name="Source_20_Text"><text:span text:style-name="T65">):</text:span></text:span></text:p>
      <text:p text:style-name="P35"/>
      <text:p text:style-name="P9"><text:span text:style-name="Source_20_Text"><text:span text:style-name="T48"><text:s text:c="8"/></text:span></text:span><text:span text:style-name="Source_20_Text"><text:span text:style-name="T46">chute </text:span></text:span><text:span text:style-name="Source_20_Text"><text:span text:style-name="T65">=</text:span></text:span><text:span text:style-name="Source_20_Text"><text:span text:style-name="T46"> pede_chute</text:span></text:span><text:span text:style-name="Source_20_Text"><text:span text:style-name="T65">(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84"># restante do código omitido</text:span></text:span></text:p>
      <text:p text:style-name="P35"/>
      <text:p text:style-name="P9"><text:span text:style-name="Source_20_Text"><text:span text:style-name="T63">def</text:span></text:span><text:span text:style-name="Source_20_Text"><text:span text:style-name="T46"> pede_chute</text:span></text:span><text:span text:style-name="Source_20_Text"><text:span text:style-name="T65">():</text:span></text:span></text:p>
      <text:p text:style-name="P9"><text:span text:style-name="Source_20_Text"><text:span text:style-name="T48"><text:s text:c="4"/></text:span></text:span><text:span text:style-name="Source_20_Text"><text:span text:style-name="T46">chute </text:span></text:span><text:span text:style-name="Source_20_Text"><text:span text:style-name="T65">=</text:span></text:span><text:span text:style-name="Source_20_Text"><text:span text:style-name="T46"> input</text:span></text:span><text:span text:style-name="Source_20_Text"><text:span text:style-name="T65">(</text:span></text:span><text:span text:style-name="Source_20_Text"><text:span text:style-name="T69">"Qual letra? 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46">chute </text:span></text:span><text:span text:style-name="Source_20_Text"><text:span text:style-name="T65">=</text:span></text:span><text:span text:style-name="Source_20_Text"><text:span text:style-name="T46"> chute</text:span></text:span><text:span text:style-name="Source_20_Text"><text:span text:style-name="T65">.</text:span></text:span><text:span text:style-name="Source_20_Text"><text:span text:style-name="T46">strip</text:span></text:span><text:span text:style-name="Source_20_Text"><text:span text:style-name="T65">().</text:span></text:span><text:span text:style-name="Source_20_Text"><text:span text:style-name="T46">upper</text:span></text:span><text:span text:style-name="Source_20_Text"><text:span text:style-name="T65">(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63">return</text:span></text:span><text:span text:style-name="Source_20_Text"><text:span text:style-name="T46"> chute</text:span></text:span></text:p>
      <text:h text:style-name="P28" text:outline-level="2">Função para colocar o chute do usuário na posição correta da lista</text:h>
      <text:p text:style-name="P16"><text:span text:style-name="T24">Ainda temos o código que colocar o chute na posição correta, dentro da lista. Vamos colocá-lo dentro da função </text:span><text:span text:style-name="Strong_20_Emphasis"><text:span text:style-name="Source_20_Text"><text:span text:style-name="T27">marca_chute_correto()</text:span></text:span></text:span><text:span text:style-name="T24">:</text:span></text:p>
      <text:p text:style-name="P9"><text:span text:style-name="Source_20_Text"><text:span text:style-name="T63">import</text:span></text:span><text:span text:style-name="Source_20_Text"><text:span text:style-name="T46"> random</text:span></text:span></text:p>
      <text:p text:style-name="P35"/>
      <text:p text:style-name="P9"><text:span text:style-name="Source_20_Text"><text:span text:style-name="T63">def</text:span></text:span><text:span text:style-name="Source_20_Text"><text:span text:style-name="T46"> jogar</text:span></text:span><text:span text:style-name="Source_20_Text"><text:span text:style-name="T65">():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46">imprime_mensagem_abertura</text:span></text:span><text:span text:style-name="Source_20_Text"><text:span text:style-name="T65">()</text:span></text:span></text:p>
      <text:p text:style-name="P9"><text:span text:style-name="Source_20_Text"><text:span text:style-name="T48"><text:s text:c="4"/></text:span></text:span><text:span text:style-name="Source_20_Text"><text:span text:style-name="T46">palavra_secreta </text:span></text:span><text:span text:style-name="Source_20_Text"><text:span text:style-name="T65">=</text:span></text:span><text:span text:style-name="Source_20_Text"><text:span text:style-name="T46"> carrega_palavra_secreta</text:span></text:span><text:span text:style-name="Source_20_Text"><text:span text:style-name="T65">()</text:span></text:span></text:p>
      <text:p text:style-name="P35"><text:soft-page-break/></text:p>
      <text:p text:style-name="P9"><text:span text:style-name="Source_20_Text"><text:span text:style-name="T48"><text:s text:c="4"/></text:span></text:span><text:span text:style-name="Source_20_Text"><text:span text:style-name="T46">letras_acertadas </text:span></text:span><text:span text:style-name="Source_20_Text"><text:span text:style-name="T65">=</text:span></text:span><text:span text:style-name="Source_20_Text"><text:span text:style-name="T46"> inicializa_letras_acertadas</text:span></text:span><text:span text:style-name="Source_20_Text"><text:span text:style-name="T65">(</text:span></text:span><text:span text:style-name="Source_20_Text"><text:span text:style-name="T46">palavra_secreta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46">letras_acertadas</text:span></text:span><text:span text:style-name="Source_20_Text"><text:span text:style-name="T65">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46">enforcou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3">False</text:span></text:span></text:p>
      <text:p text:style-name="P9"><text:span text:style-name="Source_20_Text"><text:span text:style-name="T48"><text:s text:c="4"/></text:span></text:span><text:span text:style-name="Source_20_Text"><text:span text:style-name="T46">acertou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3">False</text:span></text:span></text:p>
      <text:p text:style-name="P9"><text:span text:style-name="Source_20_Text"><text:span text:style-name="T48"><text:s text:c="4"/></text:span></text:span><text:span text:style-name="Source_20_Text"><text:span text:style-name="T46">erros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83">0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63">while</text:span></text:span><text:span text:style-name="Source_20_Text"><text:span text:style-name="T46"> </text:span></text:span><text:span text:style-name="Source_20_Text"><text:span text:style-name="T65">(</text:span></text:span><text:span text:style-name="Source_20_Text"><text:span text:style-name="T63">not</text:span></text:span><text:span text:style-name="Source_20_Text"><text:span text:style-name="T46"> acertou </text:span></text:span><text:span text:style-name="Source_20_Text"><text:span text:style-name="T63">and</text:span></text:span><text:span text:style-name="Source_20_Text"><text:span text:style-name="T46"> </text:span></text:span><text:span text:style-name="Source_20_Text"><text:span text:style-name="T63">not</text:span></text:span><text:span text:style-name="Source_20_Text"><text:span text:style-name="T46"> enforcou</text:span></text:span><text:span text:style-name="Source_20_Text"><text:span text:style-name="T65">):</text:span></text:span></text:p>
      <text:p text:style-name="P35"/>
      <text:p text:style-name="P9"><text:span text:style-name="Source_20_Text"><text:span text:style-name="T48"><text:s text:c="8"/></text:span></text:span><text:span text:style-name="Source_20_Text"><text:span text:style-name="T46">chute </text:span></text:span><text:span text:style-name="Source_20_Text"><text:span text:style-name="T65">=</text:span></text:span><text:span text:style-name="Source_20_Text"><text:span text:style-name="T46"> pede_chute</text:span></text:span><text:span text:style-name="Source_20_Text"><text:span text:style-name="T65">()</text:span></text:span></text:p>
      <text:p text:style-name="P35"/>
      <text:p text:style-name="P9"><text:span text:style-name="Source_20_Text"><text:span text:style-name="T48"><text:s text:c="8"/></text:span></text:span><text:span text:style-name="Source_20_Text"><text:span text:style-name="T63">if</text:span></text:span><text:span text:style-name="Source_20_Text"><text:span text:style-name="T46"> </text:span></text:span><text:span text:style-name="Source_20_Text"><text:span text:style-name="T65">(</text:span></text:span><text:span text:style-name="Source_20_Text"><text:span text:style-name="T46">chute </text:span></text:span><text:span text:style-name="Source_20_Text"><text:span text:style-name="T63">in</text:span></text:span><text:span text:style-name="Source_20_Text"><text:span text:style-name="T46"> palavra_secreta</text:span></text:span><text:span text:style-name="Source_20_Text"><text:span text:style-name="T65">):</text:span></text:span></text:p>
      <text:p text:style-name="P9"><text:span text:style-name="Source_20_Text"><text:span text:style-name="T48"><text:s text:c="12"/></text:span></text:span><text:span text:style-name="Source_20_Text"><text:span text:style-name="T46">marca_chute_correto</text:span></text:span><text:span text:style-name="Source_20_Text"><text:span text:style-name="T65">()</text:span></text:span></text:p>
      <text:p text:style-name="P9"><text:span text:style-name="Source_20_Text"><text:span text:style-name="T48"><text:s text:c="8"/></text:span></text:span><text:span text:style-name="Source_20_Text"><text:span text:style-name="T63">else</text:span></text:span><text:span text:style-name="Source_20_Text"><text:span text:style-name="T65">:</text:span></text:span></text:p>
      <text:p text:style-name="P9"><text:span text:style-name="Source_20_Text"><text:span text:style-name="T48"><text:s text:c="12"/></text:span></text:span><text:span text:style-name="Source_20_Text"><text:span text:style-name="T46">erros </text:span></text:span><text:span text:style-name="Source_20_Text"><text:span text:style-name="T65">+=</text:span></text:span><text:span text:style-name="Source_20_Text"><text:span text:style-name="T46"> </text:span></text:span><text:span text:style-name="Source_20_Text"><text:span text:style-name="T83">1</text:span></text:span></text:p>
      <text:p text:style-name="P35"/>
      <text:p text:style-name="P9"><text:span text:style-name="Source_20_Text"><text:span text:style-name="T48"><text:s text:c="8"/></text:span></text:span><text:span text:style-name="Source_20_Text"><text:span text:style-name="T46">enforcou </text:span></text:span><text:span text:style-name="Source_20_Text"><text:span text:style-name="T65">=</text:span></text:span><text:span text:style-name="Source_20_Text"><text:span text:style-name="T46"> erros </text:span></text:span><text:span text:style-name="Source_20_Text"><text:span text:style-name="T65">==</text:span></text:span><text:span text:style-name="Source_20_Text"><text:span text:style-name="T46"> </text:span></text:span><text:span text:style-name="Source_20_Text"><text:span text:style-name="T83">6</text:span></text:span></text:p>
      <text:p text:style-name="P9"><text:span text:style-name="Source_20_Text"><text:span text:style-name="T48"><text:s text:c="8"/></text:span></text:span><text:span text:style-name="Source_20_Text"><text:span text:style-name="T46">acertou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9">"_"</text:span></text:span><text:span text:style-name="Source_20_Text"><text:span text:style-name="T46"> </text:span></text:span><text:span text:style-name="Source_20_Text"><text:span text:style-name="T63">not</text:span></text:span><text:span text:style-name="Source_20_Text"><text:span text:style-name="T46"> </text:span></text:span><text:span text:style-name="Source_20_Text"><text:span text:style-name="T63">in</text:span></text:span><text:span text:style-name="Source_20_Text"><text:span text:style-name="T46"> letras_acertadas</text:span></text:span></text:p>
      <text:p text:style-name="P9"><text:span text:style-name="Source_20_Text"><text:span text:style-name="T48"><text:s text:c="8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46">letras_acertadas</text:span></text:span><text:span text:style-name="Source_20_Text"><text:span text:style-name="T65">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63">if</text:span></text:span><text:span text:style-name="Source_20_Text"><text:span text:style-name="T46"> </text:span></text:span><text:span text:style-name="Source_20_Text"><text:span text:style-name="T65">(</text:span></text:span><text:span text:style-name="Source_20_Text"><text:span text:style-name="T46">acertou</text:span></text:span><text:span text:style-name="Source_20_Text"><text:span text:style-name="T65">):</text:span></text:span></text:p>
      <text:p text:style-name="P9"><text:span text:style-name="Source_20_Text"><text:span text:style-name="T48"><text:s text:c="8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Você ganhou!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63">else</text:span></text:span><text:span text:style-name="Source_20_Text"><text:span text:style-name="T65">:</text:span></text:span></text:p>
      <text:p text:style-name="P9"><text:span text:style-name="Source_20_Text"><text:span text:style-name="T48"><text:s text:c="8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Você perdeu!"</text:span></text:span><text:span text:style-name="Source_20_Text"><text:span text:style-name="T65">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Fim do jogo"</text:span></text:span><text:span text:style-name="Source_20_Text"><text:span text:style-name="T65">)</text:span></text:span></text:p>
      <text:p text:style-name="P35"/>
      <text:p text:style-name="P9"><text:span text:style-name="Source_20_Text"><text:span text:style-name="T63">def</text:span></text:span><text:span text:style-name="Source_20_Text"><text:span text:style-name="T46"> marca_chute_correto</text:span></text:span><text:span text:style-name="Source_20_Text"><text:span text:style-name="T65">():</text:span></text:span></text:p>
      <text:p text:style-name="P9"><text:span text:style-name="Source_20_Text"><text:span text:style-name="T48"><text:s text:c="4"/></text:span></text:span><text:span text:style-name="Source_20_Text"><text:span text:style-name="T46">index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83">0</text:span></text:span></text:p>
      <text:p text:style-name="P9"><text:span text:style-name="Source_20_Text"><text:span text:style-name="T48"><text:s text:c="4"/></text:span></text:span><text:span text:style-name="Source_20_Text"><text:span text:style-name="T63">for</text:span></text:span><text:span text:style-name="Source_20_Text"><text:span text:style-name="T46"> letra </text:span></text:span><text:span text:style-name="Source_20_Text"><text:span text:style-name="T63">in</text:span></text:span><text:span text:style-name="Source_20_Text"><text:span text:style-name="T46"> palavra_secreta</text:span></text:span><text:span text:style-name="Source_20_Text"><text:span text:style-name="T65">:</text:span></text:span></text:p>
      <text:p text:style-name="P9"><text:span text:style-name="Source_20_Text"><text:span text:style-name="T48"><text:s text:c="8"/></text:span></text:span><text:span text:style-name="Source_20_Text"><text:span text:style-name="T63">if</text:span></text:span><text:span text:style-name="Source_20_Text"><text:span text:style-name="T46"> </text:span></text:span><text:span text:style-name="Source_20_Text"><text:span text:style-name="T65">(</text:span></text:span><text:span text:style-name="Source_20_Text"><text:span text:style-name="T46">chute </text:span></text:span><text:span text:style-name="Source_20_Text"><text:span text:style-name="T65">==</text:span></text:span><text:span text:style-name="Source_20_Text"><text:span text:style-name="T46"> letra</text:span></text:span><text:span text:style-name="Source_20_Text"><text:span text:style-name="T65">):</text:span></text:span></text:p>
      <text:p text:style-name="P9"><text:soft-page-break/><text:span text:style-name="Source_20_Text"><text:span text:style-name="T48"><text:s text:c="12"/></text:span></text:span><text:span text:style-name="Source_20_Text"><text:span text:style-name="T46">letras_acertadas</text:span></text:span><text:span text:style-name="Source_20_Text"><text:span text:style-name="T65">[</text:span></text:span><text:span text:style-name="Source_20_Text"><text:span text:style-name="T46">index</text:span></text:span><text:span text:style-name="Source_20_Text"><text:span text:style-name="T65">]</text:span></text:span><text:span text:style-name="Source_20_Text"><text:span text:style-name="T46"> </text:span></text:span><text:span text:style-name="Source_20_Text"><text:span text:style-name="T65">=</text:span></text:span><text:span text:style-name="Source_20_Text"><text:span text:style-name="T46"> letra</text:span></text:span></text:p>
      <text:p text:style-name="P9"><text:span text:style-name="Source_20_Text"><text:span text:style-name="T48"><text:s text:c="8"/></text:span></text:span><text:span text:style-name="Source_20_Text"><text:span text:style-name="T46">index </text:span></text:span><text:span text:style-name="Source_20_Text"><text:span text:style-name="T65">+=</text:span></text:span><text:span text:style-name="Source_20_Text"><text:span text:style-name="T46"> </text:span></text:span><text:span text:style-name="Source_20_Text"><text:span text:style-name="T83">1</text:span></text:span></text:p>
      <text:p text:style-name="P16"><text:span text:style-name="T24">Mas a função </text:span><text:span text:style-name="Strong_20_Emphasis"><text:span text:style-name="Source_20_Text"><text:span text:style-name="T27">marca_chute_correto()</text:span></text:span></text:span><text:span text:style-name="T24"> precisa ter acesso a três valores: </text:span><text:span text:style-name="Strong_20_Emphasis"><text:span text:style-name="Source_20_Text"><text:span text:style-name="T27">palavra_secreta</text:span></text:span></text:span><text:span text:style-name="T24">, </text:span><text:span text:style-name="Strong_20_Emphasis"><text:span text:style-name="Source_20_Text"><text:span text:style-name="T27">chute</text:span></text:span></text:span><text:span text:style-name="T24"> e </text:span><text:span text:style-name="Strong_20_Emphasis"><text:span text:style-name="Source_20_Text"><text:span text:style-name="T27">letras_acertadas</text:span></text:span></text:span><text:span text:style-name="T24">. Então vamos passar esses valores por parâmetro:</text:span></text:p>
      <text:p text:style-name="P9"><text:span text:style-name="Source_20_Text"><text:span text:style-name="T63">import</text:span></text:span><text:span text:style-name="Source_20_Text"><text:span text:style-name="T46"> random</text:span></text:span></text:p>
      <text:p text:style-name="P35"/>
      <text:p text:style-name="P9"><text:span text:style-name="Source_20_Text"><text:span text:style-name="T63">def</text:span></text:span><text:span text:style-name="Source_20_Text"><text:span text:style-name="T46"> jogar</text:span></text:span><text:span text:style-name="Source_20_Text"><text:span text:style-name="T65">():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46">imprime_mensagem_abertura</text:span></text:span><text:span text:style-name="Source_20_Text"><text:span text:style-name="T65">()</text:span></text:span></text:p>
      <text:p text:style-name="P9"><text:span text:style-name="Source_20_Text"><text:span text:style-name="T48"><text:s text:c="4"/></text:span></text:span><text:span text:style-name="Source_20_Text"><text:span text:style-name="T46">palavra_secreta </text:span></text:span><text:span text:style-name="Source_20_Text"><text:span text:style-name="T65">=</text:span></text:span><text:span text:style-name="Source_20_Text"><text:span text:style-name="T46"> carrega_palavra_secreta</text:span></text:span><text:span text:style-name="Source_20_Text"><text:span text:style-name="T65">(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46">letras_acertadas </text:span></text:span><text:span text:style-name="Source_20_Text"><text:span text:style-name="T65">=</text:span></text:span><text:span text:style-name="Source_20_Text"><text:span text:style-name="T46"> inicializa_letras_acertadas</text:span></text:span><text:span text:style-name="Source_20_Text"><text:span text:style-name="T65">(</text:span></text:span><text:span text:style-name="Source_20_Text"><text:span text:style-name="T46">palavra_secreta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46">letras_acertadas</text:span></text:span><text:span text:style-name="Source_20_Text"><text:span text:style-name="T65">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46">enforcou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3">False</text:span></text:span></text:p>
      <text:p text:style-name="P9"><text:span text:style-name="Source_20_Text"><text:span text:style-name="T48"><text:s text:c="4"/></text:span></text:span><text:span text:style-name="Source_20_Text"><text:span text:style-name="T46">acertou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3">False</text:span></text:span></text:p>
      <text:p text:style-name="P9"><text:span text:style-name="Source_20_Text"><text:span text:style-name="T48"><text:s text:c="4"/></text:span></text:span><text:span text:style-name="Source_20_Text"><text:span text:style-name="T46">erros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83">0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63">while</text:span></text:span><text:span text:style-name="Source_20_Text"><text:span text:style-name="T46"> </text:span></text:span><text:span text:style-name="Source_20_Text"><text:span text:style-name="T65">(</text:span></text:span><text:span text:style-name="Source_20_Text"><text:span text:style-name="T63">not</text:span></text:span><text:span text:style-name="Source_20_Text"><text:span text:style-name="T46"> acertou </text:span></text:span><text:span text:style-name="Source_20_Text"><text:span text:style-name="T63">and</text:span></text:span><text:span text:style-name="Source_20_Text"><text:span text:style-name="T46"> </text:span></text:span><text:span text:style-name="Source_20_Text"><text:span text:style-name="T63">not</text:span></text:span><text:span text:style-name="Source_20_Text"><text:span text:style-name="T46"> enforcou</text:span></text:span><text:span text:style-name="Source_20_Text"><text:span text:style-name="T65">):</text:span></text:span></text:p>
      <text:p text:style-name="P35"/>
      <text:p text:style-name="P9"><text:span text:style-name="Source_20_Text"><text:span text:style-name="T48"><text:s text:c="8"/></text:span></text:span><text:span text:style-name="Source_20_Text"><text:span text:style-name="T46">chute </text:span></text:span><text:span text:style-name="Source_20_Text"><text:span text:style-name="T65">=</text:span></text:span><text:span text:style-name="Source_20_Text"><text:span text:style-name="T46"> pede_chute</text:span></text:span><text:span text:style-name="Source_20_Text"><text:span text:style-name="T65">()</text:span></text:span></text:p>
      <text:p text:style-name="P35"/>
      <text:p text:style-name="P9"><text:span text:style-name="Source_20_Text"><text:span text:style-name="T48"><text:s text:c="8"/></text:span></text:span><text:span text:style-name="Source_20_Text"><text:span text:style-name="T63">if</text:span></text:span><text:span text:style-name="Source_20_Text"><text:span text:style-name="T46"> </text:span></text:span><text:span text:style-name="Source_20_Text"><text:span text:style-name="T65">(</text:span></text:span><text:span text:style-name="Source_20_Text"><text:span text:style-name="T46">chute </text:span></text:span><text:span text:style-name="Source_20_Text"><text:span text:style-name="T63">in</text:span></text:span><text:span text:style-name="Source_20_Text"><text:span text:style-name="T46"> palavra_secreta</text:span></text:span><text:span text:style-name="Source_20_Text"><text:span text:style-name="T65">):</text:span></text:span></text:p>
      <text:p text:style-name="P9"><text:span text:style-name="Source_20_Text"><text:span text:style-name="T48"><text:s text:c="12"/></text:span></text:span><text:span text:style-name="Source_20_Text"><text:span text:style-name="T46">marca_chute_correto</text:span></text:span><text:span text:style-name="Source_20_Text"><text:span text:style-name="T65">(</text:span></text:span><text:span text:style-name="Source_20_Text"><text:span text:style-name="T46">chute</text:span></text:span><text:span text:style-name="Source_20_Text"><text:span text:style-name="T65">,</text:span></text:span><text:span text:style-name="Source_20_Text"><text:span text:style-name="T46"> letras_acertadas</text:span></text:span><text:span text:style-name="Source_20_Text"><text:span text:style-name="T65">,</text:span></text:span><text:span text:style-name="Source_20_Text"><text:span text:style-name="T46"> palavra_secreta</text:span></text:span><text:span text:style-name="Source_20_Text"><text:span text:style-name="T65">)</text:span></text:span></text:p>
      <text:p text:style-name="P9"><text:span text:style-name="Source_20_Text"><text:span text:style-name="T48"><text:s text:c="8"/></text:span></text:span><text:span text:style-name="Source_20_Text"><text:span text:style-name="T63">else</text:span></text:span><text:span text:style-name="Source_20_Text"><text:span text:style-name="T65">:</text:span></text:span></text:p>
      <text:p text:style-name="P9"><text:span text:style-name="Source_20_Text"><text:span text:style-name="T48"><text:s text:c="12"/></text:span></text:span><text:span text:style-name="Source_20_Text"><text:span text:style-name="T46">erros </text:span></text:span><text:span text:style-name="Source_20_Text"><text:span text:style-name="T65">+=</text:span></text:span><text:span text:style-name="Source_20_Text"><text:span text:style-name="T46"> </text:span></text:span><text:span text:style-name="Source_20_Text"><text:span text:style-name="T83">1</text:span></text:span></text:p>
      <text:p text:style-name="P35"/>
      <text:p text:style-name="P9"><text:span text:style-name="Source_20_Text"><text:span text:style-name="T48"><text:s text:c="8"/></text:span></text:span><text:span text:style-name="Source_20_Text"><text:span text:style-name="T46">enforcou </text:span></text:span><text:span text:style-name="Source_20_Text"><text:span text:style-name="T65">=</text:span></text:span><text:span text:style-name="Source_20_Text"><text:span text:style-name="T46"> erros </text:span></text:span><text:span text:style-name="Source_20_Text"><text:span text:style-name="T65">==</text:span></text:span><text:span text:style-name="Source_20_Text"><text:span text:style-name="T46"> </text:span></text:span><text:span text:style-name="Source_20_Text"><text:span text:style-name="T83">6</text:span></text:span></text:p>
      <text:p text:style-name="P9"><text:span text:style-name="Source_20_Text"><text:span text:style-name="T48"><text:s text:c="8"/></text:span></text:span><text:span text:style-name="Source_20_Text"><text:span text:style-name="T46">acertou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9">"_"</text:span></text:span><text:span text:style-name="Source_20_Text"><text:span text:style-name="T46"> </text:span></text:span><text:span text:style-name="Source_20_Text"><text:span text:style-name="T63">not</text:span></text:span><text:span text:style-name="Source_20_Text"><text:span text:style-name="T46"> </text:span></text:span><text:span text:style-name="Source_20_Text"><text:span text:style-name="T63">in</text:span></text:span><text:span text:style-name="Source_20_Text"><text:span text:style-name="T46"> letras_acertadas</text:span></text:span></text:p>
      <text:p text:style-name="P9"><text:span text:style-name="Source_20_Text"><text:span text:style-name="T48"><text:s text:c="8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46">letras_acertadas</text:span></text:span><text:span text:style-name="Source_20_Text"><text:span text:style-name="T65">)</text:span></text:span></text:p>
      <text:p text:style-name="P35"/>
      <text:p text:style-name="P9"><text:soft-page-break/><text:span text:style-name="Source_20_Text"><text:span text:style-name="T48"><text:s text:c="4"/></text:span></text:span><text:span text:style-name="Source_20_Text"><text:span text:style-name="T63">if</text:span></text:span><text:span text:style-name="Source_20_Text"><text:span text:style-name="T46"> </text:span></text:span><text:span text:style-name="Source_20_Text"><text:span text:style-name="T65">(</text:span></text:span><text:span text:style-name="Source_20_Text"><text:span text:style-name="T46">acertou</text:span></text:span><text:span text:style-name="Source_20_Text"><text:span text:style-name="T65">):</text:span></text:span></text:p>
      <text:p text:style-name="P9"><text:span text:style-name="Source_20_Text"><text:span text:style-name="T48"><text:s text:c="8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Você ganhou!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63">else</text:span></text:span><text:span text:style-name="Source_20_Text"><text:span text:style-name="T65">:</text:span></text:span></text:p>
      <text:p text:style-name="P9"><text:span text:style-name="Source_20_Text"><text:span text:style-name="T48"><text:s text:c="8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Você perdeu!"</text:span></text:span><text:span text:style-name="Source_20_Text"><text:span text:style-name="T65">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Fim do jogo"</text:span></text:span><text:span text:style-name="Source_20_Text"><text:span text:style-name="T65">)</text:span></text:span></text:p>
      <text:p text:style-name="P35"/>
      <text:p text:style-name="P9"><text:span text:style-name="Source_20_Text"><text:span text:style-name="T63">def</text:span></text:span><text:span text:style-name="Source_20_Text"><text:span text:style-name="T46"> marca_chute_correto</text:span></text:span><text:span text:style-name="Source_20_Text"><text:span text:style-name="T65">(</text:span></text:span><text:span text:style-name="Source_20_Text"><text:span text:style-name="T46">chute</text:span></text:span><text:span text:style-name="Source_20_Text"><text:span text:style-name="T65">,</text:span></text:span><text:span text:style-name="Source_20_Text"><text:span text:style-name="T46"> letras_acertadas</text:span></text:span><text:span text:style-name="Source_20_Text"><text:span text:style-name="T65">,</text:span></text:span><text:span text:style-name="Source_20_Text"><text:span text:style-name="T46"> palavra_secreta</text:span></text:span><text:span text:style-name="Source_20_Text"><text:span text:style-name="T65">):</text:span></text:span></text:p>
      <text:p text:style-name="P9"><text:span text:style-name="Source_20_Text"><text:span text:style-name="T48"><text:s text:c="4"/></text:span></text:span><text:span text:style-name="Source_20_Text"><text:span text:style-name="T46">index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83">0</text:span></text:span></text:p>
      <text:p text:style-name="P9"><text:span text:style-name="Source_20_Text"><text:span text:style-name="T48"><text:s text:c="4"/></text:span></text:span><text:span text:style-name="Source_20_Text"><text:span text:style-name="T63">for</text:span></text:span><text:span text:style-name="Source_20_Text"><text:span text:style-name="T46"> letra </text:span></text:span><text:span text:style-name="Source_20_Text"><text:span text:style-name="T63">in</text:span></text:span><text:span text:style-name="Source_20_Text"><text:span text:style-name="T46"> palavra_secreta</text:span></text:span><text:span text:style-name="Source_20_Text"><text:span text:style-name="T65">:</text:span></text:span></text:p>
      <text:p text:style-name="P9"><text:span text:style-name="Source_20_Text"><text:span text:style-name="T48"><text:s text:c="8"/></text:span></text:span><text:span text:style-name="Source_20_Text"><text:span text:style-name="T63">if</text:span></text:span><text:span text:style-name="Source_20_Text"><text:span text:style-name="T46"> </text:span></text:span><text:span text:style-name="Source_20_Text"><text:span text:style-name="T65">(</text:span></text:span><text:span text:style-name="Source_20_Text"><text:span text:style-name="T46">chute </text:span></text:span><text:span text:style-name="Source_20_Text"><text:span text:style-name="T65">==</text:span></text:span><text:span text:style-name="Source_20_Text"><text:span text:style-name="T46"> letra</text:span></text:span><text:span text:style-name="Source_20_Text"><text:span text:style-name="T65">):</text:span></text:span></text:p>
      <text:p text:style-name="P9"><text:span text:style-name="Source_20_Text"><text:span text:style-name="T48"><text:s text:c="12"/></text:span></text:span><text:span text:style-name="Source_20_Text"><text:span text:style-name="T46">letras_acertadas</text:span></text:span><text:span text:style-name="Source_20_Text"><text:span text:style-name="T65">[</text:span></text:span><text:span text:style-name="Source_20_Text"><text:span text:style-name="T46">index</text:span></text:span><text:span text:style-name="Source_20_Text"><text:span text:style-name="T65">]</text:span></text:span><text:span text:style-name="Source_20_Text"><text:span text:style-name="T46"> </text:span></text:span><text:span text:style-name="Source_20_Text"><text:span text:style-name="T65">=</text:span></text:span><text:span text:style-name="Source_20_Text"><text:span text:style-name="T46"> letra</text:span></text:span></text:p>
      <text:p text:style-name="P9"><text:span text:style-name="Source_20_Text"><text:span text:style-name="T48"><text:s text:c="8"/></text:span></text:span><text:span text:style-name="Source_20_Text"><text:span text:style-name="T46">index </text:span></text:span><text:span text:style-name="Source_20_Text"><text:span text:style-name="T65">+=</text:span></text:span><text:span text:style-name="Source_20_Text"><text:span text:style-name="T46"> </text:span></text:span><text:span text:style-name="Source_20_Text"><text:span text:style-name="T83">1</text:span></text:span></text:p>
      <text:h text:style-name="P28" text:outline-level="2">Função para imprimir as mensagens de vencedor e perdedor do jogo</text:h>
      <text:p text:style-name="P31">Por fim, vamos remover a mensagem de fim de jogo e exportar os códigos que imprimem as mensagens de vencedor e perdedor do jogo:</text:p>
      <text:p text:style-name="P9"><text:span text:style-name="Source_20_Text"><text:span text:style-name="T63">import</text:span></text:span><text:span text:style-name="Source_20_Text"><text:span text:style-name="T46"> random</text:span></text:span></text:p>
      <text:p text:style-name="P35"/>
      <text:p text:style-name="P9"><text:span text:style-name="Source_20_Text"><text:span text:style-name="T63">def</text:span></text:span><text:span text:style-name="Source_20_Text"><text:span text:style-name="T46"> jogar</text:span></text:span><text:span text:style-name="Source_20_Text"><text:span text:style-name="T65">():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46">imprime_mensagem_abertura</text:span></text:span><text:span text:style-name="Source_20_Text"><text:span text:style-name="T65">()</text:span></text:span></text:p>
      <text:p text:style-name="P9"><text:span text:style-name="Source_20_Text"><text:span text:style-name="T48"><text:s text:c="4"/></text:span></text:span><text:span text:style-name="Source_20_Text"><text:span text:style-name="T46">palavra_secreta </text:span></text:span><text:span text:style-name="Source_20_Text"><text:span text:style-name="T65">=</text:span></text:span><text:span text:style-name="Source_20_Text"><text:span text:style-name="T46"> carrega_palavra_secreta</text:span></text:span><text:span text:style-name="Source_20_Text"><text:span text:style-name="T65">(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46">letras_acertadas </text:span></text:span><text:span text:style-name="Source_20_Text"><text:span text:style-name="T65">=</text:span></text:span><text:span text:style-name="Source_20_Text"><text:span text:style-name="T46"> inicializa_letras_acertadas</text:span></text:span><text:span text:style-name="Source_20_Text"><text:span text:style-name="T65">(</text:span></text:span><text:span text:style-name="Source_20_Text"><text:span text:style-name="T46">palavra_secreta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46">letras_acertadas</text:span></text:span><text:span text:style-name="Source_20_Text"><text:span text:style-name="T65">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46">enforcou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3">False</text:span></text:span></text:p>
      <text:p text:style-name="P9"><text:soft-page-break/><text:span text:style-name="Source_20_Text"><text:span text:style-name="T48"><text:s text:c="4"/></text:span></text:span><text:span text:style-name="Source_20_Text"><text:span text:style-name="T46">acertou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3">False</text:span></text:span></text:p>
      <text:p text:style-name="P9"><text:span text:style-name="Source_20_Text"><text:span text:style-name="T48"><text:s text:c="4"/></text:span></text:span><text:span text:style-name="Source_20_Text"><text:span text:style-name="T46">erros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83">0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63">while</text:span></text:span><text:span text:style-name="Source_20_Text"><text:span text:style-name="T46"> </text:span></text:span><text:span text:style-name="Source_20_Text"><text:span text:style-name="T65">(</text:span></text:span><text:span text:style-name="Source_20_Text"><text:span text:style-name="T63">not</text:span></text:span><text:span text:style-name="Source_20_Text"><text:span text:style-name="T46"> acertou </text:span></text:span><text:span text:style-name="Source_20_Text"><text:span text:style-name="T63">and</text:span></text:span><text:span text:style-name="Source_20_Text"><text:span text:style-name="T46"> </text:span></text:span><text:span text:style-name="Source_20_Text"><text:span text:style-name="T63">not</text:span></text:span><text:span text:style-name="Source_20_Text"><text:span text:style-name="T46"> enforcou</text:span></text:span><text:span text:style-name="Source_20_Text"><text:span text:style-name="T65">):</text:span></text:span></text:p>
      <text:p text:style-name="P35"/>
      <text:p text:style-name="P9"><text:span text:style-name="Source_20_Text"><text:span text:style-name="T48"><text:s text:c="8"/></text:span></text:span><text:span text:style-name="Source_20_Text"><text:span text:style-name="T46">chute </text:span></text:span><text:span text:style-name="Source_20_Text"><text:span text:style-name="T65">=</text:span></text:span><text:span text:style-name="Source_20_Text"><text:span text:style-name="T46"> pede_chute</text:span></text:span><text:span text:style-name="Source_20_Text"><text:span text:style-name="T65">()</text:span></text:span></text:p>
      <text:p text:style-name="P35"/>
      <text:p text:style-name="P9"><text:span text:style-name="Source_20_Text"><text:span text:style-name="T48"><text:s text:c="8"/></text:span></text:span><text:span text:style-name="Source_20_Text"><text:span text:style-name="T63">if</text:span></text:span><text:span text:style-name="Source_20_Text"><text:span text:style-name="T46"> </text:span></text:span><text:span text:style-name="Source_20_Text"><text:span text:style-name="T65">(</text:span></text:span><text:span text:style-name="Source_20_Text"><text:span text:style-name="T46">chute </text:span></text:span><text:span text:style-name="Source_20_Text"><text:span text:style-name="T63">in</text:span></text:span><text:span text:style-name="Source_20_Text"><text:span text:style-name="T46"> palavra_secreta</text:span></text:span><text:span text:style-name="Source_20_Text"><text:span text:style-name="T65">):</text:span></text:span></text:p>
      <text:p text:style-name="P9"><text:span text:style-name="Source_20_Text"><text:span text:style-name="T48"><text:s text:c="12"/></text:span></text:span><text:span text:style-name="Source_20_Text"><text:span text:style-name="T46">marca_chute_correto</text:span></text:span><text:span text:style-name="Source_20_Text"><text:span text:style-name="T65">(</text:span></text:span><text:span text:style-name="Source_20_Text"><text:span text:style-name="T46">chute</text:span></text:span><text:span text:style-name="Source_20_Text"><text:span text:style-name="T65">,</text:span></text:span><text:span text:style-name="Source_20_Text"><text:span text:style-name="T46"> letras_acertadas</text:span></text:span><text:span text:style-name="Source_20_Text"><text:span text:style-name="T65">,</text:span></text:span><text:span text:style-name="Source_20_Text"><text:span text:style-name="T46"> palavra_secreta</text:span></text:span><text:span text:style-name="Source_20_Text"><text:span text:style-name="T65">)</text:span></text:span></text:p>
      <text:p text:style-name="P9"><text:span text:style-name="Source_20_Text"><text:span text:style-name="T48"><text:s text:c="8"/></text:span></text:span><text:span text:style-name="Source_20_Text"><text:span text:style-name="T63">else</text:span></text:span><text:span text:style-name="Source_20_Text"><text:span text:style-name="T65">:</text:span></text:span></text:p>
      <text:p text:style-name="P9"><text:span text:style-name="Source_20_Text"><text:span text:style-name="T48"><text:s text:c="12"/></text:span></text:span><text:span text:style-name="Source_20_Text"><text:span text:style-name="T46">erros </text:span></text:span><text:span text:style-name="Source_20_Text"><text:span text:style-name="T65">+=</text:span></text:span><text:span text:style-name="Source_20_Text"><text:span text:style-name="T46"> </text:span></text:span><text:span text:style-name="Source_20_Text"><text:span text:style-name="T83">1</text:span></text:span></text:p>
      <text:p text:style-name="P35"/>
      <text:p text:style-name="P9"><text:span text:style-name="Source_20_Text"><text:span text:style-name="T48"><text:s text:c="8"/></text:span></text:span><text:span text:style-name="Source_20_Text"><text:span text:style-name="T46">enforcou </text:span></text:span><text:span text:style-name="Source_20_Text"><text:span text:style-name="T65">=</text:span></text:span><text:span text:style-name="Source_20_Text"><text:span text:style-name="T46"> erros </text:span></text:span><text:span text:style-name="Source_20_Text"><text:span text:style-name="T65">==</text:span></text:span><text:span text:style-name="Source_20_Text"><text:span text:style-name="T46"> </text:span></text:span><text:span text:style-name="Source_20_Text"><text:span text:style-name="T83">6</text:span></text:span></text:p>
      <text:p text:style-name="P9"><text:span text:style-name="Source_20_Text"><text:span text:style-name="T48"><text:s text:c="8"/></text:span></text:span><text:span text:style-name="Source_20_Text"><text:span text:style-name="T46">acertou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9">"_"</text:span></text:span><text:span text:style-name="Source_20_Text"><text:span text:style-name="T46"> </text:span></text:span><text:span text:style-name="Source_20_Text"><text:span text:style-name="T63">not</text:span></text:span><text:span text:style-name="Source_20_Text"><text:span text:style-name="T46"> </text:span></text:span><text:span text:style-name="Source_20_Text"><text:span text:style-name="T63">in</text:span></text:span><text:span text:style-name="Source_20_Text"><text:span text:style-name="T46"> letras_acertadas</text:span></text:span></text:p>
      <text:p text:style-name="P9"><text:span text:style-name="Source_20_Text"><text:span text:style-name="T48"><text:s text:c="8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46">letras_acertadas</text:span></text:span><text:span text:style-name="Source_20_Text"><text:span text:style-name="T65">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63">if</text:span></text:span><text:span text:style-name="Source_20_Text"><text:span text:style-name="T46"> </text:span></text:span><text:span text:style-name="Source_20_Text"><text:span text:style-name="T65">(</text:span></text:span><text:span text:style-name="Source_20_Text"><text:span text:style-name="T46">acertou</text:span></text:span><text:span text:style-name="Source_20_Text"><text:span text:style-name="T65">):</text:span></text:span></text:p>
      <text:p text:style-name="P9"><text:span text:style-name="Source_20_Text"><text:span text:style-name="T48"><text:s text:c="8"/></text:span></text:span><text:span text:style-name="Source_20_Text"><text:span text:style-name="T46">imprime_mensagem_vencedor</text:span></text:span><text:span text:style-name="Source_20_Text"><text:span text:style-name="T65">()</text:span></text:span></text:p>
      <text:p text:style-name="P9"><text:span text:style-name="Source_20_Text"><text:span text:style-name="T48"><text:s text:c="4"/></text:span></text:span><text:span text:style-name="Source_20_Text"><text:span text:style-name="T63">else</text:span></text:span><text:span text:style-name="Source_20_Text"><text:span text:style-name="T65">:</text:span></text:span></text:p>
      <text:p text:style-name="P9"><text:span text:style-name="Source_20_Text"><text:span text:style-name="T48"><text:s text:c="8"/></text:span></text:span><text:span text:style-name="Source_20_Text"><text:span text:style-name="T46">imprime_mensagem_perdedor</text:span></text:span><text:span text:style-name="Source_20_Text"><text:span text:style-name="T65">(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Fim do jogo"</text:span></text:span><text:span text:style-name="Source_20_Text"><text:span text:style-name="T65">)</text:span></text:span></text:p>
      <text:p text:style-name="P35"/>
      <text:p text:style-name="P9"><text:span text:style-name="Source_20_Text"><text:span text:style-name="T63">def</text:span></text:span><text:span text:style-name="Source_20_Text"><text:span text:style-name="T46"> imprime_mensagem_vencedor</text:span></text:span><text:span text:style-name="Source_20_Text"><text:span text:style-name="T65">():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Você ganhou!"</text:span></text:span><text:span text:style-name="Source_20_Text"><text:span text:style-name="T65">)</text:span></text:span></text:p>
      <text:p text:style-name="P35"/>
      <text:p text:style-name="P9"><text:span text:style-name="Source_20_Text"><text:span text:style-name="T63">def</text:span></text:span><text:span text:style-name="Source_20_Text"><text:span text:style-name="T46"> imprime_mensagem_perdedor</text:span></text:span><text:span text:style-name="Source_20_Text"><text:span text:style-name="T65">():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Você perdeu!"</text:span></text:span><text:span text:style-name="Source_20_Text"><text:span text:style-name="T65">)</text:span></text:span></text:p>
      <text:p text:style-name="P31">Agora o nosso código está muito mais organizado e legível.</text:p>
      <text:p text:style-name="Text_20_body"/>
      <text:h text:style-name="P19" text:outline-level="1"><text:soft-page-break/>Sintaxe das funções</text:h>
      <text:p text:style-name="Text_20_body"><text:line-break/><text:span text:style-name="T25">Douglas está criando uma calculadora simples, para realizar cálculos entre dois números. Para isso, ele criou quatro funções, uma para cada operação matemática (soma, subtração, multiplicação e divisão):</text:span></text:p>
      <text:p text:style-name="P9"><text:span text:style-name="Source_20_Text"><text:span text:style-name="T63">def</text:span></text:span><text:span text:style-name="Source_20_Text"><text:span text:style-name="T46"> soma_dois_numeros</text:span></text:span><text:span text:style-name="Source_20_Text"><text:span text:style-name="T65">(</text:span></text:span><text:span text:style-name="Source_20_Text"><text:span text:style-name="T46">primeiro_numero</text:span></text:span><text:span text:style-name="Source_20_Text"><text:span text:style-name="T65">,</text:span></text:span><text:span text:style-name="Source_20_Text"><text:span text:style-name="T46"> segundo_numero</text:span></text:span><text:span text:style-name="Source_20_Text"><text:span text:style-name="T65">):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46">primeiro_numero </text:span></text:span><text:span text:style-name="Source_20_Text"><text:span text:style-name="T65">+</text:span></text:span><text:span text:style-name="Source_20_Text"><text:span text:style-name="T46"> segundo_numero</text:span></text:span><text:span text:style-name="Source_20_Text"><text:span text:style-name="T65">)</text:span></text:span></text:p>
      <text:p text:style-name="P35"/>
      <text:p text:style-name="P9"><text:span text:style-name="Source_20_Text"><text:span text:style-name="T63">def</text:span></text:span><text:span text:style-name="Source_20_Text"><text:span text:style-name="T46"> subtrai_dois_numeros</text:span></text:span><text:span text:style-name="Source_20_Text"><text:span text:style-name="T65">{</text:span></text:span><text:span text:style-name="Source_20_Text"><text:span text:style-name="T46">primeiro_numero</text:span></text:span><text:span text:style-name="Source_20_Text"><text:span text:style-name="T65">,</text:span></text:span><text:span text:style-name="Source_20_Text"><text:span text:style-name="T46"> segundo_numero</text:span></text:span><text:span text:style-name="Source_20_Text"><text:span text:style-name="T65">}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46">primeiro_numero </text:span></text:span><text:span text:style-name="Source_20_Text"><text:span text:style-name="T65">-</text:span></text:span><text:span text:style-name="Source_20_Text"><text:span text:style-name="T46"> segundo_numero</text:span></text:span><text:span text:style-name="Source_20_Text"><text:span text:style-name="T65">)</text:span></text:span></text:p>
      <text:p text:style-name="P35"/>
      <text:p text:style-name="P9"><text:span text:style-name="Source_20_Text"><text:span text:style-name="T63">def</text:span></text:span><text:span text:style-name="Source_20_Text"><text:span text:style-name="T46"> multiplica_dois_numeros</text:span></text:span><text:span text:style-name="Source_20_Text"><text:span text:style-name="T65">(</text:span></text:span><text:span text:style-name="Source_20_Text"><text:span text:style-name="T46">primeiro_numero</text:span></text:span><text:span text:style-name="Source_20_Text"><text:span text:style-name="T65">,</text:span></text:span><text:span text:style-name="Source_20_Text"><text:span text:style-name="T46"> segundo_numero</text:span></text:span><text:span text:style-name="Source_20_Text"><text:span text:style-name="T65">):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46">primeiro_numero </text:span></text:span><text:span text:style-name="Source_20_Text"><text:span text:style-name="T65">*</text:span></text:span><text:span text:style-name="Source_20_Text"><text:span text:style-name="T46"> segundo_numero</text:span></text:span><text:span text:style-name="Source_20_Text"><text:span text:style-name="T65">)</text:span></text:span></text:p>
      <text:p text:style-name="P35"/>
      <text:p text:style-name="P9"><text:span text:style-name="Source_20_Text"><text:span text:style-name="T63">def</text:span></text:span><text:span text:style-name="Source_20_Text"><text:span text:style-name="T46"> divide_dois_numeros</text:span></text:span><text:span text:style-name="Source_20_Text"><text:span text:style-name="T65">(</text:span></text:span><text:span text:style-name="Source_20_Text"><text:span text:style-name="T46">primeiro_numero</text:span></text:span><text:span text:style-name="Source_20_Text"><text:span text:style-name="T65">,</text:span></text:span><text:span text:style-name="Source_20_Text"><text:span text:style-name="T46"> segundo_numero</text:span></text:span><text:span text:style-name="Source_20_Text"><text:span text:style-name="T65">):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46">primeiro_numero </text:span></text:span><text:span text:style-name="Source_20_Text"><text:span text:style-name="T65">/</text:span></text:span><text:span text:style-name="Source_20_Text"><text:span text:style-name="T46"> segundo_numero</text:span></text:span><text:span text:style-name="Source_20_Text"><text:span text:style-name="T65">)</text:span></text:span></text:p>
      <text:p text:style-name="Text_20_body">Mas na hora de testá-las, Douglas reparou algo estranho no funcionamento da sua calculadora. Então, das quatro funções declaradas acima, podemos dizer que:</text:p>
      <text:p text:style-name="Text_20_body">Selecione uma alternativa: A função subtrai_dois_numeros possui erro de sintaxe.</text:p>
      <text:p text:style-name="Text_20_body">Correto! A função subtrai_dois_numeros possui não só um, mas dois erros de sintaxe. Após o nome da função, deve haver parênteses (e não são chaves!), e está faltando os dois pontos após o nome da função.</text:p>
      <text:p text:style-name="Text_20_body"/>
      <text:p text:style-name="P17">Quando declaramos uma função, é importante os parênteses logo após o seu nome, é dentro dele que os parâmetros da função ficam. Inclusive toda função possui um bloco, em que podemos adicionar o código que quisermos que a função execute quando for chamada.</text:p>
      <text:p text:style-name="P31">Lembre-se que um bloco é caracterizado por tudo que fica após os dois pontos, indentado por quatro espaços. Tudo que estiver indentado por quatro espaços são instruções da função.</text:p>
      <text:p text:style-name="Text_20_body"/>
      <text:h text:style-name="P19" text:outline-level="1"><text:soft-page-break/>Melhorando a apresentação da forca</text:h>
      <text:p text:style-name="Text_20_body"><text:line-break/><text:span text:style-name="T24">Com a melhor organização do nosso código, vamos melhorar a exibição, a apresentação da forca, deixando o jogo mais amigável.</text:span></text:p>
      <text:h text:style-name="P28" text:outline-level="2">Novas mensagens de vencedor e perdedor</text:h>
      <text:p text:style-name="P16"><text:span text:style-name="T24">Vamos começar com a mensagem de perdedor, alterando a função </text:span><text:span text:style-name="Strong_20_Emphasis"><text:span text:style-name="Source_20_Text"><text:span text:style-name="T27">imprime_mensagem_perdedor</text:span></text:span></text:span><text:span text:style-name="T24">. Ela ficará assim:</text:span></text:p>
      <text:p text:style-name="P9"><text:span text:style-name="Source_20_Text"><text:span text:style-name="T63">def</text:span></text:span><text:span text:style-name="Source_20_Text"><text:span text:style-name="T46"> imprime_mensagem_perdedor</text:span></text:span><text:span text:style-name="Source_20_Text"><text:span text:style-name="T65">(</text:span></text:span><text:span text:style-name="Source_20_Text"><text:span text:style-name="T46">palavra_secreta</text:span></text:span><text:span text:style-name="Source_20_Text"><text:span text:style-name="T65">):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Puxa, você foi enforcado!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A palavra era {}"</text:span></text:span><text:span text:style-name="Source_20_Text"><text:span text:style-name="T65">.</text:span></text:span><text:span text:style-name="Source_20_Text"><text:span text:style-name="T46">format</text:span></text:span><text:span text:style-name="Source_20_Text"><text:span text:style-name="T65">(</text:span></text:span><text:span text:style-name="Source_20_Text"><text:span text:style-name="T46">palavra_secreta</text:span></text:span><text:span text:style-name="Source_20_Text"><text:span text:style-name="T65">))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<text:s text:c="3"/>_______________ <text:s text:c="8"/>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<text:s text:c="2"/>/ <text:s text:c="14"/>\ <text:s text:c="6"/>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<text:s/>/ <text:s text:c="16"/>\ <text:s text:c="5"/>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// <text:s text:c="18"/>\/\ <text:s/>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\| <text:s text:c="2"/>XXXX <text:s text:c="4"/>XXXX <text:s text:c="2"/>| / <text:s text:c="2"/>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| <text:s text:c="2"/>XXXX <text:s text:c="4"/>XXXX <text:s text:c="2"/>|/ <text:s text:c="4"/>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| <text:s text:c="2"/>XXX <text:s text:c="6"/>XXX <text:s text:c="2"/>| <text:s text:c="5"/>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| <text:s text:c="18"/>| <text:s text:c="5"/>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\__ <text:s text:c="5"/>XXX <text:s text:c="5"/>__/ <text:s text:c="4"/>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<text:s text:c="2"/>|\ <text:s text:c="4"/>XXX <text:s text:c="4"/>/| <text:s text:c="6"/>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<text:s text:c="2"/>| | <text:s text:c="10"/>| | <text:s text:c="7"/>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<text:s text:c="2"/>| I I I I I I I | <text:s text:c="7"/>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<text:s text:c="2"/>| <text:s/>I I I I I I <text:s/>| <text:s text:c="7"/>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<text:s text:c="2"/>\_ <text:s text:c="12"/>_/ <text:s text:c="6"/>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<text:s text:c="4"/>\_ <text:s text:c="8"/>_/ <text:s text:c="8"/>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<text:s text:c="6"/>\_______/ <text:s text:c="10"/>"</text:span></text:span><text:span text:style-name="Source_20_Text"><text:span text:style-name="T65">)</text:span></text:span></text:p>
      <text:p text:style-name="P16"><text:span text:style-name="T24">Agora ela recebe a </text:span><text:span text:style-name="Strong_20_Emphasis"><text:span text:style-name="Source_20_Text"><text:span text:style-name="T27">palavra_secreta</text:span></text:span></text:span><text:span text:style-name="T24"> por parâmetro, então não podemos esquecer de passá-la no momento que chamarmos a função:</text:span></text:p>
      <text:p text:style-name="P9"><text:span text:style-name="Source_20_Text"><text:span text:style-name="T63">def</text:span></text:span><text:span text:style-name="Source_20_Text"><text:span text:style-name="T46"> jogar</text:span></text:span><text:span text:style-name="Source_20_Text"><text:span text:style-name="T65">():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84"># restante do código omitido</text:span></text:span></text:p>
      <text:p text:style-name="P35"><text:soft-page-break/></text:p>
      <text:p text:style-name="P9"><text:span text:style-name="Source_20_Text"><text:span text:style-name="T48"><text:s text:c="4"/></text:span></text:span><text:span text:style-name="Source_20_Text"><text:span text:style-name="T63">if</text:span></text:span><text:span text:style-name="Source_20_Text"><text:span text:style-name="T65">(</text:span></text:span><text:span text:style-name="Source_20_Text"><text:span text:style-name="T46">acertou</text:span></text:span><text:span text:style-name="Source_20_Text"><text:span text:style-name="T65">):</text:span></text:span></text:p>
      <text:p text:style-name="P9"><text:span text:style-name="Source_20_Text"><text:span text:style-name="T48"><text:s text:c="8"/></text:span></text:span><text:span text:style-name="Source_20_Text"><text:span text:style-name="T46">imprime_mensagem_vencedor</text:span></text:span><text:span text:style-name="Source_20_Text"><text:span text:style-name="T65">()</text:span></text:span></text:p>
      <text:p text:style-name="P9"><text:span text:style-name="Source_20_Text"><text:span text:style-name="T48"><text:s text:c="4"/></text:span></text:span><text:span text:style-name="Source_20_Text"><text:span text:style-name="T63">else</text:span></text:span><text:span text:style-name="Source_20_Text"><text:span text:style-name="T65">:</text:span></text:span></text:p>
      <text:p text:style-name="P9"><text:span text:style-name="Source_20_Text"><text:span text:style-name="T48"><text:s text:c="8"/></text:span></text:span><text:span text:style-name="Source_20_Text"><text:span text:style-name="T46">imprime_mensagem_perdedor</text:span></text:span><text:span text:style-name="Source_20_Text"><text:span text:style-name="T65">(</text:span></text:span><text:span text:style-name="Source_20_Text"><text:span text:style-name="T46">palavra_secreta</text:span></text:span><text:span text:style-name="Source_20_Text"><text:span text:style-name="T65">)</text:span></text:span></text:p>
      <text:p text:style-name="P16"><text:span text:style-name="T24">Do mesmo jeito, vamos refazer a mensagem de vencedor, na função </text:span><text:span text:style-name="Strong_20_Emphasis"><text:span text:style-name="Source_20_Text"><text:span text:style-name="T27">imprime_mensagem_vencedor</text:span></text:span></text:span><text:span text:style-name="T24">:</text:span></text:p>
      <text:p text:style-name="P9"><text:span text:style-name="Source_20_Text"><text:span text:style-name="T63">def</text:span></text:span><text:span text:style-name="Source_20_Text"><text:span text:style-name="T46"> imprime_mensagem_vencedor</text:span></text:span><text:span text:style-name="Source_20_Text"><text:span text:style-name="T65">():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Parabéns, você ganhou!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<text:s text:c="6"/>___________ <text:s text:c="5"/>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<text:s text:c="5"/>'._==_==_=_.' <text:s text:c="4"/>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<text:s text:c="5"/>.-\\: <text:s text:c="5"/>/-. <text:s text:c="3"/>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<text:s text:c="4"/>| (|:. <text:s text:c="4"/>|) | <text:s text:c="3"/>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<text:s text:c="5"/>'-|:. <text:s text:c="4"/>|-' <text:s text:c="4"/>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<text:s text:c="7"/>\\::. <text:s text:c="3"/>/ <text:s text:c="5"/>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<text:s text:c="8"/>'::. .' <text:s text:c="7"/>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<text:s text:c="10"/>) ( <text:s text:c="9"/>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<text:s text:c="8"/>_.' '._ <text:s text:c="7"/>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<text:s text:c="7"/>'-------' <text:s text:c="6"/>"</text:span></text:span><text:span text:style-name="Source_20_Text"><text:span text:style-name="T65">)</text:span></text:span></text:p>
      <text:h text:style-name="P28" text:outline-level="2">Desenhando a forca</text:h>
      <text:p text:style-name="P16"><text:span text:style-name="T24">Por fim, o jogo da forca não seria o jogo da forca se não mostrássemos a forca, juntamente com o seu personagem. Vamos criar a função </text:span><text:span text:style-name="Strong_20_Emphasis"><text:span text:style-name="Source_20_Text"><text:span text:style-name="T27">desenha_forca</text:span></text:span></text:span><text:span text:style-name="T24">, que recebe os </text:span><text:span text:style-name="Strong_20_Emphasis"><text:span text:style-name="Source_20_Text"><text:span text:style-name="T27">erros</text:span></text:span></text:span><text:span text:style-name="T24"> por parâmetro. Para cada valor de </text:span><text:span text:style-name="Strong_20_Emphasis"><text:span text:style-name="Source_20_Text"><text:span text:style-name="T27">erros</text:span></text:span></text:span><text:span text:style-name="T24">, a função imprime um desenho diferente:</text:span></text:p>
      <text:p text:style-name="P9"><text:span text:style-name="Source_20_Text"><text:span text:style-name="T63">def</text:span></text:span><text:span text:style-name="Source_20_Text"><text:span text:style-name="T46"> desenha_forca</text:span></text:span><text:span text:style-name="Source_20_Text"><text:span text:style-name="T65">(</text:span></text:span><text:span text:style-name="Source_20_Text"><text:span text:style-name="T46">erros</text:span></text:span><text:span text:style-name="Source_20_Text"><text:span text:style-name="T65">):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<text:s/>_______ <text:s text:c="4"/>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|/ <text:s text:c="5"/>| <text:s text:c="3"/>"</text:span></text:span><text:span text:style-name="Source_20_Text"><text:span text:style-name="T65">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63">if</text:span></text:span><text:span text:style-name="Source_20_Text"><text:span text:style-name="T65">(</text:span></text:span><text:span text:style-name="Source_20_Text"><text:span text:style-name="T46">erros </text:span></text:span><text:span text:style-name="Source_20_Text"><text:span text:style-name="T65">==</text:span></text:span><text:span text:style-name="Source_20_Text"><text:span text:style-name="T46"> </text:span></text:span><text:span text:style-name="Source_20_Text"><text:span text:style-name="T83">1</text:span></text:span><text:span text:style-name="Source_20_Text"><text:span text:style-name="T65">):</text:span></text:span></text:p>
      <text:p text:style-name="P9"><text:span text:style-name="Source_20_Text"><text:span text:style-name="T48"><text:s text:c="8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| <text:s text:c="5"/>(_) <text:s text:c="2"/>"</text:span></text:span><text:span text:style-name="Source_20_Text"><text:span text:style-name="T65">)</text:span></text:span></text:p>
      <text:p text:style-name="P9"><text:span text:style-name="Source_20_Text"><text:span text:style-name="T48"><text:s text:c="8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| <text:s text:c="11"/>"</text:span></text:span><text:span text:style-name="Source_20_Text"><text:span text:style-name="T65">)</text:span></text:span></text:p>
      <text:p text:style-name="P9"><text:soft-page-break/><text:span text:style-name="Source_20_Text"><text:span text:style-name="T48"><text:s text:c="8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| <text:s text:c="11"/>"</text:span></text:span><text:span text:style-name="Source_20_Text"><text:span text:style-name="T65">)</text:span></text:span></text:p>
      <text:p text:style-name="P9"><text:span text:style-name="Source_20_Text"><text:span text:style-name="T48"><text:s text:c="8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| <text:s text:c="11"/>"</text:span></text:span><text:span text:style-name="Source_20_Text"><text:span text:style-name="T65">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63">if</text:span></text:span><text:span text:style-name="Source_20_Text"><text:span text:style-name="T65">(</text:span></text:span><text:span text:style-name="Source_20_Text"><text:span text:style-name="T46">erros </text:span></text:span><text:span text:style-name="Source_20_Text"><text:span text:style-name="T65">==</text:span></text:span><text:span text:style-name="Source_20_Text"><text:span text:style-name="T46"> </text:span></text:span><text:span text:style-name="Source_20_Text"><text:span text:style-name="T83">2</text:span></text:span><text:span text:style-name="Source_20_Text"><text:span text:style-name="T65">):</text:span></text:span></text:p>
      <text:p text:style-name="P9"><text:span text:style-name="Source_20_Text"><text:span text:style-name="T48"><text:s text:c="8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| <text:s text:c="5"/>(_) <text:s text:c="2"/>"</text:span></text:span><text:span text:style-name="Source_20_Text"><text:span text:style-name="T65">)</text:span></text:span></text:p>
      <text:p text:style-name="P9"><text:span text:style-name="Source_20_Text"><text:span text:style-name="T48"><text:s text:c="8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| <text:s text:c="5"/>\ <text:s text:c="4"/>"</text:span></text:span><text:span text:style-name="Source_20_Text"><text:span text:style-name="T65">)</text:span></text:span></text:p>
      <text:p text:style-name="P9"><text:span text:style-name="Source_20_Text"><text:span text:style-name="T48"><text:s text:c="8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| <text:s text:c="11"/>"</text:span></text:span><text:span text:style-name="Source_20_Text"><text:span text:style-name="T65">)</text:span></text:span></text:p>
      <text:p text:style-name="P9"><text:span text:style-name="Source_20_Text"><text:span text:style-name="T48"><text:s text:c="8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| <text:s text:c="11"/>"</text:span></text:span><text:span text:style-name="Source_20_Text"><text:span text:style-name="T65">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63">if</text:span></text:span><text:span text:style-name="Source_20_Text"><text:span text:style-name="T65">(</text:span></text:span><text:span text:style-name="Source_20_Text"><text:span text:style-name="T46">erros </text:span></text:span><text:span text:style-name="Source_20_Text"><text:span text:style-name="T65">==</text:span></text:span><text:span text:style-name="Source_20_Text"><text:span text:style-name="T46"> </text:span></text:span><text:span text:style-name="Source_20_Text"><text:span text:style-name="T83">3</text:span></text:span><text:span text:style-name="Source_20_Text"><text:span text:style-name="T65">):</text:span></text:span></text:p>
      <text:p text:style-name="P9"><text:span text:style-name="Source_20_Text"><text:span text:style-name="T48"><text:s text:c="8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| <text:s text:c="5"/>(_) <text:s text:c="2"/>"</text:span></text:span><text:span text:style-name="Source_20_Text"><text:span text:style-name="T65">)</text:span></text:span></text:p>
      <text:p text:style-name="P9"><text:span text:style-name="Source_20_Text"><text:span text:style-name="T48"><text:s text:c="8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| <text:s text:c="5"/>\| <text:s text:c="3"/>"</text:span></text:span><text:span text:style-name="Source_20_Text"><text:span text:style-name="T65">)</text:span></text:span></text:p>
      <text:p text:style-name="P9"><text:span text:style-name="Source_20_Text"><text:span text:style-name="T48"><text:s text:c="8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| <text:s text:c="11"/>"</text:span></text:span><text:span text:style-name="Source_20_Text"><text:span text:style-name="T65">)</text:span></text:span></text:p>
      <text:p text:style-name="P9"><text:span text:style-name="Source_20_Text"><text:span text:style-name="T48"><text:s text:c="8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| <text:s text:c="11"/>"</text:span></text:span><text:span text:style-name="Source_20_Text"><text:span text:style-name="T65">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63">if</text:span></text:span><text:span text:style-name="Source_20_Text"><text:span text:style-name="T65">(</text:span></text:span><text:span text:style-name="Source_20_Text"><text:span text:style-name="T46">erros </text:span></text:span><text:span text:style-name="Source_20_Text"><text:span text:style-name="T65">==</text:span></text:span><text:span text:style-name="Source_20_Text"><text:span text:style-name="T46"> </text:span></text:span><text:span text:style-name="Source_20_Text"><text:span text:style-name="T83">4</text:span></text:span><text:span text:style-name="Source_20_Text"><text:span text:style-name="T65">):</text:span></text:span></text:p>
      <text:p text:style-name="P9"><text:span text:style-name="Source_20_Text"><text:span text:style-name="T48"><text:s text:c="8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| <text:s text:c="5"/>(_) <text:s text:c="2"/>"</text:span></text:span><text:span text:style-name="Source_20_Text"><text:span text:style-name="T65">)</text:span></text:span></text:p>
      <text:p text:style-name="P9"><text:span text:style-name="Source_20_Text"><text:span text:style-name="T48"><text:s text:c="8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| <text:s text:c="5"/>\|/ <text:s text:c="2"/>"</text:span></text:span><text:span text:style-name="Source_20_Text"><text:span text:style-name="T65">)</text:span></text:span></text:p>
      <text:p text:style-name="P9"><text:span text:style-name="Source_20_Text"><text:span text:style-name="T48"><text:s text:c="8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| <text:s text:c="11"/>"</text:span></text:span><text:span text:style-name="Source_20_Text"><text:span text:style-name="T65">)</text:span></text:span></text:p>
      <text:p text:style-name="P9"><text:span text:style-name="Source_20_Text"><text:span text:style-name="T48"><text:s text:c="8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| <text:s text:c="11"/>"</text:span></text:span><text:span text:style-name="Source_20_Text"><text:span text:style-name="T65">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63">if</text:span></text:span><text:span text:style-name="Source_20_Text"><text:span text:style-name="T65">(</text:span></text:span><text:span text:style-name="Source_20_Text"><text:span text:style-name="T46">erros </text:span></text:span><text:span text:style-name="Source_20_Text"><text:span text:style-name="T65">==</text:span></text:span><text:span text:style-name="Source_20_Text"><text:span text:style-name="T46"> </text:span></text:span><text:span text:style-name="Source_20_Text"><text:span text:style-name="T83">5</text:span></text:span><text:span text:style-name="Source_20_Text"><text:span text:style-name="T65">):</text:span></text:span></text:p>
      <text:p text:style-name="P9"><text:span text:style-name="Source_20_Text"><text:span text:style-name="T48"><text:s text:c="8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| <text:s text:c="5"/>(_) <text:s text:c="2"/>"</text:span></text:span><text:span text:style-name="Source_20_Text"><text:span text:style-name="T65">)</text:span></text:span></text:p>
      <text:p text:style-name="P9"><text:span text:style-name="Source_20_Text"><text:span text:style-name="T48"><text:s text:c="8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| <text:s text:c="5"/>\|/ <text:s text:c="2"/>"</text:span></text:span><text:span text:style-name="Source_20_Text"><text:span text:style-name="T65">)</text:span></text:span></text:p>
      <text:p text:style-name="P9"><text:span text:style-name="Source_20_Text"><text:span text:style-name="T48"><text:s text:c="8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| <text:s text:c="6"/>| <text:s text:c="3"/>"</text:span></text:span><text:span text:style-name="Source_20_Text"><text:span text:style-name="T65">)</text:span></text:span></text:p>
      <text:p text:style-name="P9"><text:span text:style-name="Source_20_Text"><text:span text:style-name="T48"><text:s text:c="8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| <text:s text:c="11"/>"</text:span></text:span><text:span text:style-name="Source_20_Text"><text:span text:style-name="T65">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63">if</text:span></text:span><text:span text:style-name="Source_20_Text"><text:span text:style-name="T65">(</text:span></text:span><text:span text:style-name="Source_20_Text"><text:span text:style-name="T46">erros </text:span></text:span><text:span text:style-name="Source_20_Text"><text:span text:style-name="T65">==</text:span></text:span><text:span text:style-name="Source_20_Text"><text:span text:style-name="T46"> </text:span></text:span><text:span text:style-name="Source_20_Text"><text:span text:style-name="T83">6</text:span></text:span><text:span text:style-name="Source_20_Text"><text:span text:style-name="T65">):</text:span></text:span></text:p>
      <text:p text:style-name="P9"><text:span text:style-name="Source_20_Text"><text:span text:style-name="T48"><text:s text:c="8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| <text:s text:c="5"/>(_) <text:s text:c="2"/>"</text:span></text:span><text:span text:style-name="Source_20_Text"><text:span text:style-name="T65">)</text:span></text:span></text:p>
      <text:p text:style-name="P9"><text:span text:style-name="Source_20_Text"><text:span text:style-name="T48"><text:s text:c="8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| <text:s text:c="5"/>\|/ <text:s text:c="2"/>"</text:span></text:span><text:span text:style-name="Source_20_Text"><text:span text:style-name="T65">)</text:span></text:span></text:p>
      <text:p text:style-name="P9"><text:span text:style-name="Source_20_Text"><text:span text:style-name="T48"><text:s text:c="8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| <text:s text:c="6"/>| <text:s text:c="3"/>"</text:span></text:span><text:span text:style-name="Source_20_Text"><text:span text:style-name="T65">)</text:span></text:span></text:p>
      <text:p text:style-name="P9"><text:span text:style-name="Source_20_Text"><text:span text:style-name="T48"><text:s text:c="8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| <text:s text:c="5"/>/ <text:s text:c="4"/>"</text:span></text:span><text:span text:style-name="Source_20_Text"><text:span text:style-name="T65">)</text:span></text:span></text:p>
      <text:p text:style-name="P35"><text:soft-page-break/></text:p>
      <text:p text:style-name="P9"><text:span text:style-name="Source_20_Text"><text:span text:style-name="T48"><text:s text:c="4"/></text:span></text:span><text:span text:style-name="Source_20_Text"><text:span text:style-name="T63">if</text:span></text:span><text:span text:style-name="Source_20_Text"><text:span text:style-name="T46"> </text:span></text:span><text:span text:style-name="Source_20_Text"><text:span text:style-name="T65">(</text:span></text:span><text:span text:style-name="Source_20_Text"><text:span text:style-name="T46">erros </text:span></text:span><text:span text:style-name="Source_20_Text"><text:span text:style-name="T65">==</text:span></text:span><text:span text:style-name="Source_20_Text"><text:span text:style-name="T46"> </text:span></text:span><text:span text:style-name="Source_20_Text"><text:span text:style-name="T83">7</text:span></text:span><text:span text:style-name="Source_20_Text"><text:span text:style-name="T65">):</text:span></text:span></text:p>
      <text:p text:style-name="P9"><text:span text:style-name="Source_20_Text"><text:span text:style-name="T48"><text:s text:c="8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| <text:s text:c="5"/>(_) <text:s text:c="2"/>"</text:span></text:span><text:span text:style-name="Source_20_Text"><text:span text:style-name="T65">)</text:span></text:span></text:p>
      <text:p text:style-name="P9"><text:span text:style-name="Source_20_Text"><text:span text:style-name="T48"><text:s text:c="8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| <text:s text:c="5"/>\|/ <text:s text:c="2"/>"</text:span></text:span><text:span text:style-name="Source_20_Text"><text:span text:style-name="T65">)</text:span></text:span></text:p>
      <text:p text:style-name="P9"><text:span text:style-name="Source_20_Text"><text:span text:style-name="T48"><text:s text:c="8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| <text:s text:c="6"/>| <text:s text:c="3"/>"</text:span></text:span><text:span text:style-name="Source_20_Text"><text:span text:style-name="T65">)</text:span></text:span></text:p>
      <text:p text:style-name="P9"><text:span text:style-name="Source_20_Text"><text:span text:style-name="T48"><text:s text:c="8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| <text:s text:c="5"/>/ \ <text:s text:c="2"/>"</text:span></text:span><text:span text:style-name="Source_20_Text"><text:span text:style-name="T65">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| <text:s text:c="11"/>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_|___ <text:s text:c="8"/>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)</text:span></text:span></text:p>
      <text:p text:style-name="P16"><text:span text:style-name="T24">Para finalizar, devemos chamar essa função quando o jogador erra, dentro do </text:span><text:span text:style-name="Strong_20_Emphasis"><text:span text:style-name="Source_20_Text"><text:span text:style-name="T27">else</text:span></text:span></text:span><text:span text:style-name="T24"> e aumentar o limite de erros para 7:</text:span></text:p>
      <text:p text:style-name="P9"><text:span text:style-name="Source_20_Text"><text:span text:style-name="T63">while</text:span></text:span><text:span text:style-name="Source_20_Text"><text:span text:style-name="T46"> </text:span></text:span><text:span text:style-name="Source_20_Text"><text:span text:style-name="T65">(</text:span></text:span><text:span text:style-name="Source_20_Text"><text:span text:style-name="T63">not</text:span></text:span><text:span text:style-name="Source_20_Text"><text:span text:style-name="T46"> acertou </text:span></text:span><text:span text:style-name="Source_20_Text"><text:span text:style-name="T63">and</text:span></text:span><text:span text:style-name="Source_20_Text"><text:span text:style-name="T46"> </text:span></text:span><text:span text:style-name="Source_20_Text"><text:span text:style-name="T63">not</text:span></text:span><text:span text:style-name="Source_20_Text"><text:span text:style-name="T46"> enforcou</text:span></text:span><text:span text:style-name="Source_20_Text"><text:span text:style-name="T65">):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46">chute </text:span></text:span><text:span text:style-name="Source_20_Text"><text:span text:style-name="T65">=</text:span></text:span><text:span text:style-name="Source_20_Text"><text:span text:style-name="T46"> pede_chute</text:span></text:span><text:span text:style-name="Source_20_Text"><text:span text:style-name="T65">(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63">if</text:span></text:span><text:span text:style-name="Source_20_Text"><text:span text:style-name="T46"> </text:span></text:span><text:span text:style-name="Source_20_Text"><text:span text:style-name="T65">(</text:span></text:span><text:span text:style-name="Source_20_Text"><text:span text:style-name="T46">chute </text:span></text:span><text:span text:style-name="Source_20_Text"><text:span text:style-name="T63">in</text:span></text:span><text:span text:style-name="Source_20_Text"><text:span text:style-name="T46"> palavra_secreta</text:span></text:span><text:span text:style-name="Source_20_Text"><text:span text:style-name="T65">):</text:span></text:span></text:p>
      <text:p text:style-name="P9"><text:span text:style-name="Source_20_Text"><text:span text:style-name="T48"><text:s text:c="8"/></text:span></text:span><text:span text:style-name="Source_20_Text"><text:span text:style-name="T46">marca_chute_correto</text:span></text:span><text:span text:style-name="Source_20_Text"><text:span text:style-name="T65">(</text:span></text:span><text:span text:style-name="Source_20_Text"><text:span text:style-name="T46">chute</text:span></text:span><text:span text:style-name="Source_20_Text"><text:span text:style-name="T65">,</text:span></text:span><text:span text:style-name="Source_20_Text"><text:span text:style-name="T46"> letras_acertadas</text:span></text:span><text:span text:style-name="Source_20_Text"><text:span text:style-name="T65">,</text:span></text:span><text:span text:style-name="Source_20_Text"><text:span text:style-name="T46"> palavra_secreta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63">else</text:span></text:span><text:span text:style-name="Source_20_Text"><text:span text:style-name="T65">:</text:span></text:span></text:p>
      <text:p text:style-name="P9"><text:span text:style-name="Source_20_Text"><text:span text:style-name="T48"><text:s text:c="8"/></text:span></text:span><text:span text:style-name="Source_20_Text"><text:span text:style-name="T46">erros </text:span></text:span><text:span text:style-name="Source_20_Text"><text:span text:style-name="T65">+=</text:span></text:span><text:span text:style-name="Source_20_Text"><text:span text:style-name="T46"> </text:span></text:span><text:span text:style-name="Source_20_Text"><text:span text:style-name="T83">1</text:span></text:span></text:p>
      <text:p text:style-name="P9"><text:span text:style-name="Source_20_Text"><text:span text:style-name="T48"><text:s text:c="8"/></text:span></text:span><text:span text:style-name="Source_20_Text"><text:span text:style-name="T46">desenha_forca</text:span></text:span><text:span text:style-name="Source_20_Text"><text:span text:style-name="T65">(</text:span></text:span><text:span text:style-name="Source_20_Text"><text:span text:style-name="T46">erros</text:span></text:span><text:span text:style-name="Source_20_Text"><text:span text:style-name="T65">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46">enforcou </text:span></text:span><text:span text:style-name="Source_20_Text"><text:span text:style-name="T65">=</text:span></text:span><text:span text:style-name="Source_20_Text"><text:span text:style-name="T46"> erros </text:span></text:span><text:span text:style-name="Source_20_Text"><text:span text:style-name="T65">==</text:span></text:span><text:span text:style-name="Source_20_Text"><text:span text:style-name="T46"> </text:span></text:span><text:span text:style-name="Source_20_Text"><text:span text:style-name="T83">7</text:span></text:span></text:p>
      <text:p text:style-name="P9"><text:span text:style-name="Source_20_Text"><text:span text:style-name="T48"><text:s text:c="4"/></text:span></text:span><text:span text:style-name="Source_20_Text"><text:span text:style-name="T46">acertou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9">"_"</text:span></text:span><text:span text:style-name="Source_20_Text"><text:span text:style-name="T46"> </text:span></text:span><text:span text:style-name="Source_20_Text"><text:span text:style-name="T63">not</text:span></text:span><text:span text:style-name="Source_20_Text"><text:span text:style-name="T46"> </text:span></text:span><text:span text:style-name="Source_20_Text"><text:span text:style-name="T63">in</text:span></text:span><text:span text:style-name="Source_20_Text"><text:span text:style-name="T46"> letras_acertadas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46">letras_acertadas</text:span></text:span><text:span text:style-name="Source_20_Text"><text:span text:style-name="T65">)</text:span></text:span></text:p>
      <text:p text:style-name="P35"/>
      <text:p text:style-name="P9"><text:span text:style-name="Source_20_Text"><text:span text:style-name="T84"># restante do código omitido</text:span></text:span></text:p>
      <text:p text:style-name="P31">Com isso, chegamos ao final da implementação do nosso jogo da forca!</text:p>
      <text:h text:style-name="P19" text:outline-level="1">Boas práticas de código</text:h>
      <text:p text:style-name="Text_20_body"><text:line-break/><text:span text:style-name="T11">Entre as boas práticas de código, está a divisão do código de uma </text:span><text:soft-page-break/><text:span text:style-name="T11">função grande em funções pequenas. Pensando nisso, todas as afirmativas abaixo são verdadeiras, exceto uma. Qual?</text:span></text:p>
      <text:p text:style-name="P55"><text:span text:style-name="T11">Selecione uma alternativa: </text:span></text:p>
      <text:p text:style-name="P80"><text:span text:style-name="T11">A legibilidade do código fica prejudicada, visto que temos de ler diversas funções, em vez de apenas uma.</text:span></text:p>
      <text:p text:style-name="P79"><text:span text:style-name="T11">Essa afirmativa é falsa! Quebrar o código em pequenas partes aumenta a legibilidade. Mas é preciso tomar cuidado com a criação de funções, pois criar funções desnecessariamente pode aumentar a complexidade do código.</text:span></text:p>
      <text:p text:style-name="Text_20_body"><text:span text:style-name="T11"/></text:p>
      <text:p text:style-name="P54"><text:span text:style-name="T11">corretas:</text:span></text:p>
      <text:p text:style-name="P54"><text:span text:style-name="T11">1 - Dividindo o código de uma função grande em funções pequenas, evitamos o problema das múltiplas responsabilidades em única grande função, afinal uma função só deve ter uma única responsabilidade.</text:span></text:p>
      <text:p text:style-name="P54"><text:span text:style-name="T11">2 - O código fica mais fácil de testar, pois com diversas pequenas funções, é muito mais fácil testá-las individualmente em busca de erros.</text:span></text:p>
      <text:p text:style-name="P54"><text:span text:style-name="T11">3 - Melhora a manutenção do código, já que é mais fácil você cuidar de vários pequenos blocos simples do que um grande bloco complexo.</text:span></text:p>
      <text:p text:style-name="P54"><text:span text:style-name="T11"/></text:p>
      <text:p text:style-name="P48"><text:span text:style-name="T106">Sabemos que quebrar uma grande função complexa em pequenas funções é uma boa prática por causa de diversos fatores, mas podemos citar como os principais deles:</text:span></text:p>
      <text:list xml:id="list3495552041" text:style-name="L4">
        <text:list-item>
          <text:p text:style-name="P59">Dar manutenção ao código fica muito mais fácil, visto que agora podemos examinar vários pequenos blocos, que são muito mais fáceis de compreender do que um grande bloco de código.</text:p>
        </text:list-item>
        <text:list-item>
          <text:p text:style-name="P59">Ao quebrar uma grande função, também estamos deixando ela com menos responsabilidades, com a meta de atingir o ideal de que cada função tenha apenas uma única responsabilidade.</text:p>
        </text:list-item>
        <text:list-item>
          <text:p text:style-name="P59">O código também fica muito mais fácil de testar, pois se temos diversas funções pequenas, conseguimos testar uma a uma em busca de erros no código.</text:p>
        </text:list-item>
        <text:list-item>
          <text:p text:style-name="P77">E por último, a legibilidade do código aumenta muito, pois dando nomes semânticos a cada uma das funções menores, conseguimos <text:soft-page-break/>deixar bem claro o que aquela parte do código deve fazer e facilita o entendimento do todo como um geral.</text:p>
        </text:list-item>
      </text:list>
      <text:h text:style-name="P100" text:outline-level="1"><text:span text:style-name="T2">Mãos na Massa: Exportando o código para funções</text:span></text:h>
      <text:p text:style-name="Text_20_body"><text:line-break/><text:span text:style-name="T37">Neste capítulo, vamos organizar o nosso código para que ele fique mais fácil de manter e para que sigamos as boas práticas.</text:span></text:p>
      <text:p text:style-name="P16"><text:span text:style-name="T24">1 - Crie a função </text:span><text:span text:style-name="Strong_20_Emphasis"><text:span text:style-name="Source_20_Text"><text:span text:style-name="T27">imprime_mensagem_abertura()</text:span></text:span></text:span><text:span text:style-name="T24">, para imprimir a mensagem inicial do jogo:</text:span></text:p>
      <text:p text:style-name="P9"><text:span text:style-name="Source_20_Text"><text:span text:style-name="T63">def</text:span></text:span><text:span text:style-name="Source_20_Text"><text:span text:style-name="T46"> imprime_mensagem_abertura</text:span></text:span><text:span text:style-name="Source_20_Text"><text:span text:style-name="T65">():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*********************************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***Bem vindo ao jogo da Forca!***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*********************************"</text:span></text:span><text:span text:style-name="Source_20_Text"><text:span text:style-name="T65">)</text:span></text:span></text:p>
      <text:p text:style-name="P16"><text:span text:style-name="T24">2 - Crie a função </text:span><text:span text:style-name="Strong_20_Emphasis"><text:span text:style-name="Source_20_Text"><text:span text:style-name="T27">carrega_palavra_secreta()</text:span></text:span></text:span><text:span text:style-name="T24">, que será responsável pela leitura do arquivo e inicialização da palavra secreta. Lembre-se que, como a função irá inicializar a palavra secreta, ela deve </text:span><text:span text:style-name="Strong_20_Emphasis"><text:span text:style-name="T25">retorná-la</text:span></text:span><text:span text:style-name="T24">, assim teremos acesso à palavra fora da função:</text:span></text:p>
      <text:p text:style-name="P9"><text:span text:style-name="Source_20_Text"><text:span text:style-name="T63">def</text:span></text:span><text:span text:style-name="Source_20_Text"><text:span text:style-name="T46"> carrega_palavra_secreta</text:span></text:span><text:span text:style-name="Source_20_Text"><text:span text:style-name="T65">():</text:span></text:span></text:p>
      <text:p text:style-name="P9"><text:span text:style-name="Source_20_Text"><text:span text:style-name="T48"><text:s text:c="4"/></text:span></text:span><text:span text:style-name="Source_20_Text"><text:span text:style-name="T46">arquivo </text:span></text:span><text:span text:style-name="Source_20_Text"><text:span text:style-name="T65">=</text:span></text:span><text:span text:style-name="Source_20_Text"><text:span text:style-name="T46"> open</text:span></text:span><text:span text:style-name="Source_20_Text"><text:span text:style-name="T65">(</text:span></text:span><text:span text:style-name="Source_20_Text"><text:span text:style-name="T69">"palavras.txt"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"r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46">palavras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5">[]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63">for</text:span></text:span><text:span text:style-name="Source_20_Text"><text:span text:style-name="T46"> linha </text:span></text:span><text:span text:style-name="Source_20_Text"><text:span text:style-name="T63">in</text:span></text:span><text:span text:style-name="Source_20_Text"><text:span text:style-name="T46"> arquivo</text:span></text:span><text:span text:style-name="Source_20_Text"><text:span text:style-name="T65">:</text:span></text:span></text:p>
      <text:p text:style-name="P9"><text:span text:style-name="Source_20_Text"><text:span text:style-name="T48"><text:s text:c="8"/></text:span></text:span><text:span text:style-name="Source_20_Text"><text:span text:style-name="T46">linha </text:span></text:span><text:span text:style-name="Source_20_Text"><text:span text:style-name="T65">=</text:span></text:span><text:span text:style-name="Source_20_Text"><text:span text:style-name="T46"> linha</text:span></text:span><text:span text:style-name="Source_20_Text"><text:span text:style-name="T65">.</text:span></text:span><text:span text:style-name="Source_20_Text"><text:span text:style-name="T46">strip</text:span></text:span><text:span text:style-name="Source_20_Text"><text:span text:style-name="T65">()</text:span></text:span></text:p>
      <text:p text:style-name="P9"><text:span text:style-name="Source_20_Text"><text:span text:style-name="T48"><text:s text:c="8"/></text:span></text:span><text:span text:style-name="Source_20_Text"><text:span text:style-name="T46">palavras</text:span></text:span><text:span text:style-name="Source_20_Text"><text:span text:style-name="T65">.</text:span></text:span><text:span text:style-name="Source_20_Text"><text:span text:style-name="T46">append</text:span></text:span><text:span text:style-name="Source_20_Text"><text:span text:style-name="T65">(</text:span></text:span><text:span text:style-name="Source_20_Text"><text:span text:style-name="T46">linha</text:span></text:span><text:span text:style-name="Source_20_Text"><text:span text:style-name="T65">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46">arquivo</text:span></text:span><text:span text:style-name="Source_20_Text"><text:span text:style-name="T65">.</text:span></text:span><text:span text:style-name="Source_20_Text"><text:span text:style-name="T46">close</text:span></text:span><text:span text:style-name="Source_20_Text"><text:span text:style-name="T65">(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46">numero </text:span></text:span><text:span text:style-name="Source_20_Text"><text:span text:style-name="T65">=</text:span></text:span><text:span text:style-name="Source_20_Text"><text:span text:style-name="T46"> random</text:span></text:span><text:span text:style-name="Source_20_Text"><text:span text:style-name="T65">.</text:span></text:span><text:span text:style-name="Source_20_Text"><text:span text:style-name="T46">randrange</text:span></text:span><text:span text:style-name="Source_20_Text"><text:span text:style-name="T65">(</text:span></text:span><text:span text:style-name="Source_20_Text"><text:span text:style-name="T83">0</text:span></text:span><text:span text:style-name="Source_20_Text"><text:span text:style-name="T65">,</text:span></text:span><text:span text:style-name="Source_20_Text"><text:span text:style-name="T46"> len</text:span></text:span><text:span text:style-name="Source_20_Text"><text:span text:style-name="T65">(</text:span></text:span><text:span text:style-name="Source_20_Text"><text:span text:style-name="T46">palavras</text:span></text:span><text:span text:style-name="Source_20_Text"><text:span text:style-name="T65">))</text:span></text:span></text:p>
      <text:p text:style-name="P9"><text:span text:style-name="Source_20_Text"><text:span text:style-name="T48"><text:s text:c="4"/></text:span></text:span><text:span text:style-name="Source_20_Text"><text:span text:style-name="T46">palavra_secreta </text:span></text:span><text:span text:style-name="Source_20_Text"><text:span text:style-name="T65">=</text:span></text:span><text:span text:style-name="Source_20_Text"><text:span text:style-name="T46"> palavras</text:span></text:span><text:span text:style-name="Source_20_Text"><text:span text:style-name="T65">[</text:span></text:span><text:span text:style-name="Source_20_Text"><text:span text:style-name="T46">numero</text:span></text:span><text:span text:style-name="Source_20_Text"><text:span text:style-name="T65">].</text:span></text:span><text:span text:style-name="Source_20_Text"><text:span text:style-name="T46">upper</text:span></text:span><text:span text:style-name="Source_20_Text"><text:span text:style-name="T65">(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63">return</text:span></text:span><text:span text:style-name="Source_20_Text"><text:span text:style-name="T46"> palavra_secreta</text:span></text:span></text:p>
      <text:p text:style-name="P31">Na hora de chamar a função, como ela retorna a palavra secreta, você pode guardá-la em uma variável!</text:p>
      <text:p text:style-name="P16"><text:span text:style-name="T24">3 - Crie a função </text:span><text:span text:style-name="Strong_20_Emphasis"><text:span text:style-name="Source_20_Text"><text:span text:style-name="T27">inicializa_letras_acertadas()</text:span></text:span></text:span><text:span text:style-name="T24">, que será responsável por inicializar a lista de letras acertadas com o caractere </text:span><text:span text:style-name="Strong_20_Emphasis"><text:span text:style-name="Source_20_Text"><text:span text:style-name="T27">_</text:span></text:span></text:span><text:span text:style-name="T24">. Como ela </text:span><text:soft-page-break/><text:span text:style-name="T24">precisa acessar a palavra secreta, que não existe dentro da função, não esqueça de passar a palavra por parâmetro:</text:span></text:p>
      <text:p text:style-name="P9"><text:span text:style-name="Source_20_Text"><text:span text:style-name="T63">def</text:span></text:span><text:span text:style-name="Source_20_Text"><text:span text:style-name="T46"> inicializa_letras_acertadas</text:span></text:span><text:span text:style-name="Source_20_Text"><text:span text:style-name="T65">(</text:span></text:span><text:span text:style-name="Source_20_Text"><text:span text:style-name="T46">palavra</text:span></text:span><text:span text:style-name="Source_20_Text"><text:span text:style-name="T65">):</text:span></text:span></text:p>
      <text:p text:style-name="P9"><text:span text:style-name="Source_20_Text"><text:span text:style-name="T48"><text:s text:c="4"/></text:span></text:span><text:span text:style-name="Source_20_Text"><text:span text:style-name="T63">return</text:span></text:span><text:span text:style-name="Source_20_Text"><text:span text:style-name="T46"> </text:span></text:span><text:span text:style-name="Source_20_Text"><text:span text:style-name="T65">[</text:span></text:span><text:span text:style-name="Source_20_Text"><text:span text:style-name="T69">"_"</text:span></text:span><text:span text:style-name="Source_20_Text"><text:span text:style-name="T46"> </text:span></text:span><text:span text:style-name="Source_20_Text"><text:span text:style-name="T63">for</text:span></text:span><text:span text:style-name="Source_20_Text"><text:span text:style-name="T46"> letra </text:span></text:span><text:span text:style-name="Source_20_Text"><text:span text:style-name="T63">in</text:span></text:span><text:span text:style-name="Source_20_Text"><text:span text:style-name="T46"> palavra</text:span></text:span><text:span text:style-name="Source_20_Text"><text:span text:style-name="T65">]</text:span></text:span></text:p>
      <text:p text:style-name="P16"><text:span text:style-name="T24">4 - Agora, crie a função </text:span><text:span text:style-name="Strong_20_Emphasis"><text:span text:style-name="Source_20_Text"><text:span text:style-name="T27">pede_chute()</text:span></text:span></text:span><text:span text:style-name="T24">, responsável por pedir o chute do usuário e guardá-lo na variável </text:span><text:span text:style-name="Strong_20_Emphasis"><text:span text:style-name="Source_20_Text"><text:span text:style-name="T27">chute</text:span></text:span></text:span><text:span text:style-name="T24">. Não se esqueça de, ao final da função, retornar o chute do usuário:</text:span></text:p>
      <text:p text:style-name="P9"><text:span text:style-name="Source_20_Text"><text:span text:style-name="T63">def</text:span></text:span><text:span text:style-name="Source_20_Text"><text:span text:style-name="T46"> pede_chute</text:span></text:span><text:span text:style-name="Source_20_Text"><text:span text:style-name="T65">():</text:span></text:span></text:p>
      <text:p text:style-name="P9"><text:span text:style-name="Source_20_Text"><text:span text:style-name="T48"><text:s text:c="4"/></text:span></text:span><text:span text:style-name="Source_20_Text"><text:span text:style-name="T46">chute </text:span></text:span><text:span text:style-name="Source_20_Text"><text:span text:style-name="T65">=</text:span></text:span><text:span text:style-name="Source_20_Text"><text:span text:style-name="T46"> input</text:span></text:span><text:span text:style-name="Source_20_Text"><text:span text:style-name="T65">(</text:span></text:span><text:span text:style-name="Source_20_Text"><text:span text:style-name="T69">"Qual letra? 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46">chute </text:span></text:span><text:span text:style-name="Source_20_Text"><text:span text:style-name="T65">=</text:span></text:span><text:span text:style-name="Source_20_Text"><text:span text:style-name="T46"> chute</text:span></text:span><text:span text:style-name="Source_20_Text"><text:span text:style-name="T65">.</text:span></text:span><text:span text:style-name="Source_20_Text"><text:span text:style-name="T46">strip</text:span></text:span><text:span text:style-name="Source_20_Text"><text:span text:style-name="T65">().</text:span></text:span><text:span text:style-name="Source_20_Text"><text:span text:style-name="T46">upper</text:span></text:span><text:span text:style-name="Source_20_Text"><text:span text:style-name="T65">(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63">return</text:span></text:span><text:span text:style-name="Source_20_Text"><text:span text:style-name="T46"> chute</text:span></text:span></text:p>
      <text:p text:style-name="P16"><text:span text:style-name="T24">5 - Para o código que coloca o chute do usuário na posição correta, dentro da lista, crie a função </text:span><text:span text:style-name="Strong_20_Emphasis"><text:span text:style-name="Source_20_Text"><text:span text:style-name="T27">marca_chute_correto()</text:span></text:span></text:span><text:span text:style-name="T24">. Ela precisa ter acesso a três valores: </text:span><text:span text:style-name="Strong_20_Emphasis"><text:span text:style-name="Source_20_Text"><text:span text:style-name="T27">palavra_secreta</text:span></text:span></text:span><text:span text:style-name="T24">, </text:span><text:span text:style-name="Strong_20_Emphasis"><text:span text:style-name="Source_20_Text"><text:span text:style-name="T27">chute</text:span></text:span></text:span><text:span text:style-name="T24"> e </text:span><text:span text:style-name="Strong_20_Emphasis"><text:span text:style-name="Source_20_Text"><text:span text:style-name="T27">letras_acertadas</text:span></text:span></text:span><text:span text:style-name="T24">, então passe-os por parâmetro para a função:</text:span></text:p>
      <text:p text:style-name="P9"><text:span text:style-name="Source_20_Text"><text:span text:style-name="T63">def</text:span></text:span><text:span text:style-name="Source_20_Text"><text:span text:style-name="T46"> marca_chute_correto</text:span></text:span><text:span text:style-name="Source_20_Text"><text:span text:style-name="T65">(</text:span></text:span><text:span text:style-name="Source_20_Text"><text:span text:style-name="T46">chute</text:span></text:span><text:span text:style-name="Source_20_Text"><text:span text:style-name="T65">,</text:span></text:span><text:span text:style-name="Source_20_Text"><text:span text:style-name="T46"> letras_acertadas</text:span></text:span><text:span text:style-name="Source_20_Text"><text:span text:style-name="T65">,</text:span></text:span><text:span text:style-name="Source_20_Text"><text:span text:style-name="T46"> palavra_secreta</text:span></text:span><text:span text:style-name="Source_20_Text"><text:span text:style-name="T65">):</text:span></text:span></text:p>
      <text:p text:style-name="P9"><text:span text:style-name="Source_20_Text"><text:span text:style-name="T48"><text:s text:c="4"/></text:span></text:span><text:span text:style-name="Source_20_Text"><text:span text:style-name="T46">index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83">0</text:span></text:span></text:p>
      <text:p text:style-name="P9"><text:span text:style-name="Source_20_Text"><text:span text:style-name="T48"><text:s text:c="4"/></text:span></text:span><text:span text:style-name="Source_20_Text"><text:span text:style-name="T63">for</text:span></text:span><text:span text:style-name="Source_20_Text"><text:span text:style-name="T46"> letra </text:span></text:span><text:span text:style-name="Source_20_Text"><text:span text:style-name="T63">in</text:span></text:span><text:span text:style-name="Source_20_Text"><text:span text:style-name="T46"> palavra_secreta</text:span></text:span><text:span text:style-name="Source_20_Text"><text:span text:style-name="T65">:</text:span></text:span></text:p>
      <text:p text:style-name="P9"><text:span text:style-name="Source_20_Text"><text:span text:style-name="T48"><text:s text:c="8"/></text:span></text:span><text:span text:style-name="Source_20_Text"><text:span text:style-name="T63">if</text:span></text:span><text:span text:style-name="Source_20_Text"><text:span text:style-name="T46"> </text:span></text:span><text:span text:style-name="Source_20_Text"><text:span text:style-name="T65">(</text:span></text:span><text:span text:style-name="Source_20_Text"><text:span text:style-name="T46">chute </text:span></text:span><text:span text:style-name="Source_20_Text"><text:span text:style-name="T65">==</text:span></text:span><text:span text:style-name="Source_20_Text"><text:span text:style-name="T46"> letra</text:span></text:span><text:span text:style-name="Source_20_Text"><text:span text:style-name="T65">):</text:span></text:span></text:p>
      <text:p text:style-name="P9"><text:span text:style-name="Source_20_Text"><text:span text:style-name="T48"><text:s text:c="12"/></text:span></text:span><text:span text:style-name="Source_20_Text"><text:span text:style-name="T46">letras_acertadas</text:span></text:span><text:span text:style-name="Source_20_Text"><text:span text:style-name="T65">[</text:span></text:span><text:span text:style-name="Source_20_Text"><text:span text:style-name="T46">index</text:span></text:span><text:span text:style-name="Source_20_Text"><text:span text:style-name="T65">]</text:span></text:span><text:span text:style-name="Source_20_Text"><text:span text:style-name="T46"> </text:span></text:span><text:span text:style-name="Source_20_Text"><text:span text:style-name="T65">=</text:span></text:span><text:span text:style-name="Source_20_Text"><text:span text:style-name="T46"> letra</text:span></text:span></text:p>
      <text:p text:style-name="P9"><text:span text:style-name="Source_20_Text"><text:span text:style-name="T48"><text:s text:c="8"/></text:span></text:span><text:span text:style-name="Source_20_Text"><text:span text:style-name="T46">index </text:span></text:span><text:span text:style-name="Source_20_Text"><text:span text:style-name="T65">+=</text:span></text:span><text:span text:style-name="Source_20_Text"><text:span text:style-name="T46"> </text:span></text:span><text:span text:style-name="Source_20_Text"><text:span text:style-name="T83">1</text:span></text:span></text:p>
      <text:p text:style-name="P16"><text:span text:style-name="T24">6 - Exporte os códigos que imprimem as mensagens de vencedor e perdedor do jogo para as funções </text:span><text:span text:style-name="Strong_20_Emphasis"><text:span text:style-name="Source_20_Text"><text:span text:style-name="T27">imprime_mensagem_vencedor()</text:span></text:span></text:span><text:span text:style-name="T24"> e </text:span><text:span text:style-name="Strong_20_Emphasis"><text:span text:style-name="Source_20_Text"><text:span text:style-name="T27">imprime_mensagem_perdedor()</text:span></text:span></text:span><text:span text:style-name="T24">, respectivamente:</text:span></text:p>
      <text:p text:style-name="P9"><text:span text:style-name="Source_20_Text"><text:span text:style-name="T63">def</text:span></text:span><text:span text:style-name="Source_20_Text"><text:span text:style-name="T46"> imprime_mensagem_vencedor</text:span></text:span><text:span text:style-name="Source_20_Text"><text:span text:style-name="T65">():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Você ganhou!"</text:span></text:span><text:span text:style-name="Source_20_Text"><text:span text:style-name="T65">)</text:span></text:span></text:p>
      <text:p text:style-name="P35"/>
      <text:p text:style-name="P9"><text:span text:style-name="Source_20_Text"><text:span text:style-name="T63">def</text:span></text:span><text:span text:style-name="Source_20_Text"><text:span text:style-name="T46"> imprime_mensagem_perdedor</text:span></text:span><text:span text:style-name="Source_20_Text"><text:span text:style-name="T65">():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Você perdeu!"</text:span></text:span><text:span text:style-name="Source_20_Text"><text:span text:style-name="T65">)</text:span></text:span></text:p>
      <text:p text:style-name="P16"><text:span text:style-name="T24">Por fim, chame todas essas funções dentro da função </text:span><text:span text:style-name="Strong_20_Emphasis"><text:span text:style-name="Source_20_Text"><text:span text:style-name="T27">jogar()</text:span></text:span></text:span><text:span text:style-name="T24">, você irá perceber que ela ficará bem mais enxuta e legível.</text:span></text:p>
      <text:p text:style-name="Text_20_body"><text:span text:style-name="T37">Ao chamar todas a funções dentro da função </text:span><text:span text:style-name="Strong_20_Emphasis"><text:span text:style-name="Source_20_Text"><text:span text:style-name="T30">jogar()</text:span></text:span></text:span><text:span text:style-name="T37">, ela ficará assim:</text:span></text:p>
      <text:p text:style-name="P9"><text:soft-page-break/><text:span text:style-name="Source_20_Text"><text:span text:style-name="T63">def</text:span></text:span><text:span text:style-name="Source_20_Text"><text:span text:style-name="T46"> jogar</text:span></text:span><text:span text:style-name="Source_20_Text"><text:span text:style-name="T65">():</text:span></text:span></text:p>
      <text:p text:style-name="P9"><text:span text:style-name="Source_20_Text"><text:span text:style-name="T48"><text:s text:c="4"/></text:span></text:span><text:span text:style-name="Source_20_Text"><text:span text:style-name="T46">imprime_mensagem_abertura</text:span></text:span><text:span text:style-name="Source_20_Text"><text:span text:style-name="T65">()</text:span></text:span></text:p>
      <text:p text:style-name="P9"><text:span text:style-name="Source_20_Text"><text:span text:style-name="T48"><text:s text:c="4"/></text:span></text:span><text:span text:style-name="Source_20_Text"><text:span text:style-name="T46">palavra_secreta </text:span></text:span><text:span text:style-name="Source_20_Text"><text:span text:style-name="T65">=</text:span></text:span><text:span text:style-name="Source_20_Text"><text:span text:style-name="T46"> carrega_palavra_secreta</text:span></text:span><text:span text:style-name="Source_20_Text"><text:span text:style-name="T65">(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46">letras_acertadas </text:span></text:span><text:span text:style-name="Source_20_Text"><text:span text:style-name="T65">=</text:span></text:span><text:span text:style-name="Source_20_Text"><text:span text:style-name="T46"> inicializa_letras_acertadas</text:span></text:span><text:span text:style-name="Source_20_Text"><text:span text:style-name="T65">(</text:span></text:span><text:span text:style-name="Source_20_Text"><text:span text:style-name="T46">palavra_secreta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46">letras_acertadas</text:span></text:span><text:span text:style-name="Source_20_Text"><text:span text:style-name="T65">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46">enforcou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3">False</text:span></text:span></text:p>
      <text:p text:style-name="P9"><text:span text:style-name="Source_20_Text"><text:span text:style-name="T48"><text:s text:c="4"/></text:span></text:span><text:span text:style-name="Source_20_Text"><text:span text:style-name="T46">acertou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3">False</text:span></text:span></text:p>
      <text:p text:style-name="P9"><text:span text:style-name="Source_20_Text"><text:span text:style-name="T48"><text:s text:c="4"/></text:span></text:span><text:span text:style-name="Source_20_Text"><text:span text:style-name="T46">erros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83">0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63">while</text:span></text:span><text:span text:style-name="Source_20_Text"><text:span text:style-name="T65">(</text:span></text:span><text:span text:style-name="Source_20_Text"><text:span text:style-name="T63">not</text:span></text:span><text:span text:style-name="Source_20_Text"><text:span text:style-name="T46"> enforcou </text:span></text:span><text:span text:style-name="Source_20_Text"><text:span text:style-name="T63">and</text:span></text:span><text:span text:style-name="Source_20_Text"><text:span text:style-name="T46"> </text:span></text:span><text:span text:style-name="Source_20_Text"><text:span text:style-name="T63">not</text:span></text:span><text:span text:style-name="Source_20_Text"><text:span text:style-name="T46"> acertou</text:span></text:span><text:span text:style-name="Source_20_Text"><text:span text:style-name="T65">):</text:span></text:span></text:p>
      <text:p text:style-name="P35"/>
      <text:p text:style-name="P9"><text:span text:style-name="Source_20_Text"><text:span text:style-name="T48"><text:s text:c="8"/></text:span></text:span><text:span text:style-name="Source_20_Text"><text:span text:style-name="T46">chute </text:span></text:span><text:span text:style-name="Source_20_Text"><text:span text:style-name="T65">=</text:span></text:span><text:span text:style-name="Source_20_Text"><text:span text:style-name="T46"> pede_chute</text:span></text:span><text:span text:style-name="Source_20_Text"><text:span text:style-name="T65">()</text:span></text:span></text:p>
      <text:p text:style-name="P35"/>
      <text:p text:style-name="P9"><text:span text:style-name="Source_20_Text"><text:span text:style-name="T48"><text:s text:c="8"/></text:span></text:span><text:span text:style-name="Source_20_Text"><text:span text:style-name="T63">if</text:span></text:span><text:span text:style-name="Source_20_Text"><text:span text:style-name="T65">(</text:span></text:span><text:span text:style-name="Source_20_Text"><text:span text:style-name="T46">chute </text:span></text:span><text:span text:style-name="Source_20_Text"><text:span text:style-name="T63">in</text:span></text:span><text:span text:style-name="Source_20_Text"><text:span text:style-name="T46"> palavra_secreta</text:span></text:span><text:span text:style-name="Source_20_Text"><text:span text:style-name="T65">):</text:span></text:span></text:p>
      <text:p text:style-name="P9"><text:span text:style-name="Source_20_Text"><text:span text:style-name="T48"><text:s text:c="12"/></text:span></text:span><text:span text:style-name="Source_20_Text"><text:span text:style-name="T46">marca_chute_correto</text:span></text:span><text:span text:style-name="Source_20_Text"><text:span text:style-name="T65">(</text:span></text:span><text:span text:style-name="Source_20_Text"><text:span text:style-name="T46">chute</text:span></text:span><text:span text:style-name="Source_20_Text"><text:span text:style-name="T65">,</text:span></text:span><text:span text:style-name="Source_20_Text"><text:span text:style-name="T46"> letras_acertadas</text:span></text:span><text:span text:style-name="Source_20_Text"><text:span text:style-name="T65">,</text:span></text:span><text:span text:style-name="Source_20_Text"><text:span text:style-name="T46"> palavra_secreta</text:span></text:span><text:span text:style-name="Source_20_Text"><text:span text:style-name="T65">)</text:span></text:span></text:p>
      <text:p text:style-name="P9"><text:span text:style-name="Source_20_Text"><text:span text:style-name="T48"><text:s text:c="8"/></text:span></text:span><text:span text:style-name="Source_20_Text"><text:span text:style-name="T63">else</text:span></text:span><text:span text:style-name="Source_20_Text"><text:span text:style-name="T65">:</text:span></text:span></text:p>
      <text:p text:style-name="P9"><text:span text:style-name="Source_20_Text"><text:span text:style-name="T48"><text:s text:c="12"/></text:span></text:span><text:span text:style-name="Source_20_Text"><text:span text:style-name="T46">erros </text:span></text:span><text:span text:style-name="Source_20_Text"><text:span text:style-name="T65">+=</text:span></text:span><text:span text:style-name="Source_20_Text"><text:span text:style-name="T46"> </text:span></text:span><text:span text:style-name="Source_20_Text"><text:span text:style-name="T83">1</text:span></text:span></text:p>
      <text:p text:style-name="P35"/>
      <text:p text:style-name="P9"><text:span text:style-name="Source_20_Text"><text:span text:style-name="T48"><text:s text:c="8"/></text:span></text:span><text:span text:style-name="Source_20_Text"><text:span text:style-name="T46">enforcou </text:span></text:span><text:span text:style-name="Source_20_Text"><text:span text:style-name="T65">=</text:span></text:span><text:span text:style-name="Source_20_Text"><text:span text:style-name="T46"> erros </text:span></text:span><text:span text:style-name="Source_20_Text"><text:span text:style-name="T65">==</text:span></text:span><text:span text:style-name="Source_20_Text"><text:span text:style-name="T46"> </text:span></text:span><text:span text:style-name="Source_20_Text"><text:span text:style-name="T83">6</text:span></text:span></text:p>
      <text:p text:style-name="P9"><text:span text:style-name="Source_20_Text"><text:span text:style-name="T48"><text:s text:c="8"/></text:span></text:span><text:span text:style-name="Source_20_Text"><text:span text:style-name="T46">acertou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9">"_"</text:span></text:span><text:span text:style-name="Source_20_Text"><text:span text:style-name="T46"> </text:span></text:span><text:span text:style-name="Source_20_Text"><text:span text:style-name="T63">not</text:span></text:span><text:span text:style-name="Source_20_Text"><text:span text:style-name="T46"> </text:span></text:span><text:span text:style-name="Source_20_Text"><text:span text:style-name="T63">in</text:span></text:span><text:span text:style-name="Source_20_Text"><text:span text:style-name="T46"> letras_acertadas</text:span></text:span></text:p>
      <text:p text:style-name="P35"/>
      <text:p text:style-name="P9"><text:span text:style-name="Source_20_Text"><text:span text:style-name="T48"><text:s text:c="8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46">letras_acertadas</text:span></text:span><text:span text:style-name="Source_20_Text"><text:span text:style-name="T65">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63">if</text:span></text:span><text:span text:style-name="Source_20_Text"><text:span text:style-name="T65">(</text:span></text:span><text:span text:style-name="Source_20_Text"><text:span text:style-name="T46">acertou</text:span></text:span><text:span text:style-name="Source_20_Text"><text:span text:style-name="T65">):</text:span></text:span></text:p>
      <text:p text:style-name="P9"><text:span text:style-name="Source_20_Text"><text:span text:style-name="T48"><text:s text:c="8"/></text:span></text:span><text:span text:style-name="Source_20_Text"><text:span text:style-name="T46">imprime_mensagem_vencedor</text:span></text:span><text:span text:style-name="Source_20_Text"><text:span text:style-name="T65">()</text:span></text:span></text:p>
      <text:p text:style-name="P9"><text:span text:style-name="Source_20_Text"><text:span text:style-name="T48"><text:s text:c="4"/></text:span></text:span><text:span text:style-name="Source_20_Text"><text:span text:style-name="T63">else</text:span></text:span><text:span text:style-name="Source_20_Text"><text:span text:style-name="T65">:</text:span></text:span></text:p>
      <text:p text:style-name="P9"><text:span text:style-name="Source_20_Text"><text:span text:style-name="T48"><text:s text:c="8"/></text:span></text:span><text:span text:style-name="Source_20_Text"><text:span text:style-name="T46">imprime_mensagem_perdedor</text:span></text:span><text:span text:style-name="Source_20_Text"><text:span text:style-name="T65">()</text:span></text:span></text:p>
      <text:h text:style-name="P4" text:outline-level="1"><text:soft-page-break/><text:span text:style-name="T4">Mãos na Massa: Melhorando a apresentação do jogo</text:span></text:h>
      <text:p text:style-name="Text_20_body"><text:line-break/><text:span text:style-name="T37">Com o código mais organizado, vamos melhorar a exibição, a apresentação da forca, deixando o jogo mais amigável.</text:span></text:p>
      <text:p text:style-name="P16"><text:span text:style-name="T24">1 - Modifique a mensagem de perdedor, deixando claro que o usuário perdeu e imprimindo a palavra secreta. Para exibir a palavra secreta, a função </text:span><text:span text:style-name="Strong_20_Emphasis"><text:span text:style-name="Source_20_Text"><text:span text:style-name="T27">imprime_mensagem_perdedor()</text:span></text:span></text:span><text:span text:style-name="T24">, que não possui acesso à palavra, precisa recebê-la por parâmetro:</text:span></text:p>
      <text:p text:style-name="P9"><text:span text:style-name="Source_20_Text"><text:span text:style-name="T63">def</text:span></text:span><text:span text:style-name="Source_20_Text"><text:span text:style-name="T46"> imprime_mensagem_perdedor</text:span></text:span><text:span text:style-name="Source_20_Text"><text:span text:style-name="T65">(</text:span></text:span><text:span text:style-name="Source_20_Text"><text:span text:style-name="T46">palavra_secreta</text:span></text:span><text:span text:style-name="Source_20_Text"><text:span text:style-name="T65">):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Puxa, você foi enforcado!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A palavra era {}"</text:span></text:span><text:span text:style-name="Source_20_Text"><text:span text:style-name="T65">.</text:span></text:span><text:span text:style-name="Source_20_Text"><text:span text:style-name="T46">format</text:span></text:span><text:span text:style-name="Source_20_Text"><text:span text:style-name="T65">(</text:span></text:span><text:span text:style-name="Source_20_Text"><text:span text:style-name="T46">palavra_secreta</text:span></text:span><text:span text:style-name="Source_20_Text"><text:span text:style-name="T65">))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<text:s text:c="3"/>_______________ <text:s text:c="8"/>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<text:s text:c="2"/>/ <text:s text:c="14"/>\ <text:s text:c="6"/>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<text:s/>/ <text:s text:c="16"/>\ <text:s text:c="5"/>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// <text:s text:c="18"/>\/\ <text:s/>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\| <text:s text:c="2"/>XXXX <text:s text:c="4"/>XXXX <text:s text:c="2"/>| / <text:s text:c="2"/>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| <text:s text:c="2"/>XXXX <text:s text:c="4"/>XXXX <text:s text:c="2"/>|/ <text:s text:c="4"/>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| <text:s text:c="2"/>XXX <text:s text:c="6"/>XXX <text:s text:c="2"/>| <text:s text:c="5"/>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| <text:s text:c="18"/>| <text:s text:c="5"/>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\__ <text:s text:c="5"/>XXX <text:s text:c="5"/>__/ <text:s text:c="4"/>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<text:s text:c="2"/>|\ <text:s text:c="4"/>XXX <text:s text:c="4"/>/| <text:s text:c="6"/>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<text:s text:c="2"/>| | <text:s text:c="10"/>| | <text:s text:c="7"/>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<text:s text:c="2"/>| I I I I I I I | <text:s text:c="7"/>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<text:s text:c="2"/>| <text:s/>I I I I I I <text:s/>| <text:s text:c="7"/>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<text:s text:c="2"/>\_ <text:s text:c="12"/>_/ <text:s text:c="6"/>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<text:s text:c="4"/>\_ <text:s text:c="8"/>_/ <text:s text:c="8"/>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<text:s text:c="6"/>\_______/ <text:s text:c="10"/>"</text:span></text:span><text:span text:style-name="Source_20_Text"><text:span text:style-name="T65">)</text:span></text:span></text:p>
      <text:p text:style-name="P16"><text:span text:style-name="T24">Então, ao chamar a função </text:span><text:span text:style-name="Strong_20_Emphasis"><text:span text:style-name="Source_20_Text"><text:span text:style-name="T27">imprime_mensagem_perdedor()</text:span></text:span></text:span><text:span text:style-name="T24">, não esqueça de passar a palavra secreta por parâmetro.</text:span></text:p>
      <text:p text:style-name="P31">2 - Faça a mesma coisa para a mensagem de vencedor, deixando-a mais apresentável:</text:p>
      <text:p text:style-name="P9"><text:span text:style-name="Source_20_Text"><text:span text:style-name="T63">def</text:span></text:span><text:span text:style-name="Source_20_Text"><text:span text:style-name="T46"> imprime_mensagem_vencedor</text:span></text:span><text:span text:style-name="Source_20_Text"><text:span text:style-name="T65">():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Parabéns, você ganhou!"</text:span></text:span><text:span text:style-name="Source_20_Text"><text:span text:style-name="T65">)</text:span></text:span></text:p>
      <text:p text:style-name="P9"><text:soft-page-break/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<text:s text:c="6"/>___________ <text:s text:c="5"/>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<text:s text:c="5"/>'._==_==_=_.' <text:s text:c="4"/>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<text:s text:c="5"/>.-\\: <text:s text:c="5"/>/-. <text:s text:c="3"/>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<text:s text:c="4"/>| (|:. <text:s text:c="4"/>|) | <text:s text:c="3"/>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<text:s text:c="5"/>'-|:. <text:s text:c="4"/>|-' <text:s text:c="4"/>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<text:s text:c="7"/>\\::. <text:s text:c="3"/>/ <text:s text:c="5"/>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<text:s text:c="8"/>'::. .' <text:s text:c="7"/>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<text:s text:c="10"/>) ( <text:s text:c="9"/>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<text:s text:c="8"/>_.' '._ <text:s text:c="7"/>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<text:s text:c="7"/>'-------' <text:s text:c="6"/>"</text:span></text:span><text:span text:style-name="Source_20_Text"><text:span text:style-name="T65">)</text:span></text:span></text:p>
      <text:p text:style-name="P16"><text:span text:style-name="T24">3 - Por fim, crie a função </text:span><text:span text:style-name="Strong_20_Emphasis"><text:span text:style-name="Source_20_Text"><text:span text:style-name="T27">desenha_forca()</text:span></text:span></text:span><text:span text:style-name="T24">, que irá desenhar uma parte da forca, baseado nos erros do usuário. Como ela precisa acessar os erros, passe-o por parâmetro para a função:</text:span></text:p>
      <text:p text:style-name="P9"><text:span text:style-name="Source_20_Text"><text:span text:style-name="T63">def</text:span></text:span><text:span text:style-name="Source_20_Text"><text:span text:style-name="T46"> desenha_forca</text:span></text:span><text:span text:style-name="Source_20_Text"><text:span text:style-name="T65">(</text:span></text:span><text:span text:style-name="Source_20_Text"><text:span text:style-name="T46">erros</text:span></text:span><text:span text:style-name="Source_20_Text"><text:span text:style-name="T65">):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<text:s/>_______ <text:s text:c="4"/>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|/ <text:s text:c="5"/>| <text:s text:c="3"/>"</text:span></text:span><text:span text:style-name="Source_20_Text"><text:span text:style-name="T65">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63">if</text:span></text:span><text:span text:style-name="Source_20_Text"><text:span text:style-name="T65">(</text:span></text:span><text:span text:style-name="Source_20_Text"><text:span text:style-name="T46">erros </text:span></text:span><text:span text:style-name="Source_20_Text"><text:span text:style-name="T65">==</text:span></text:span><text:span text:style-name="Source_20_Text"><text:span text:style-name="T46"> </text:span></text:span><text:span text:style-name="Source_20_Text"><text:span text:style-name="T83">1</text:span></text:span><text:span text:style-name="Source_20_Text"><text:span text:style-name="T65">):</text:span></text:span></text:p>
      <text:p text:style-name="P9"><text:span text:style-name="Source_20_Text"><text:span text:style-name="T48"><text:s text:c="8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| <text:s text:c="5"/>(_) <text:s text:c="2"/>"</text:span></text:span><text:span text:style-name="Source_20_Text"><text:span text:style-name="T65">)</text:span></text:span></text:p>
      <text:p text:style-name="P9"><text:span text:style-name="Source_20_Text"><text:span text:style-name="T48"><text:s text:c="8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| <text:s text:c="11"/>"</text:span></text:span><text:span text:style-name="Source_20_Text"><text:span text:style-name="T65">)</text:span></text:span></text:p>
      <text:p text:style-name="P9"><text:span text:style-name="Source_20_Text"><text:span text:style-name="T48"><text:s text:c="8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| <text:s text:c="11"/>"</text:span></text:span><text:span text:style-name="Source_20_Text"><text:span text:style-name="T65">)</text:span></text:span></text:p>
      <text:p text:style-name="P9"><text:span text:style-name="Source_20_Text"><text:span text:style-name="T48"><text:s text:c="8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| <text:s text:c="11"/>"</text:span></text:span><text:span text:style-name="Source_20_Text"><text:span text:style-name="T65">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63">if</text:span></text:span><text:span text:style-name="Source_20_Text"><text:span text:style-name="T65">(</text:span></text:span><text:span text:style-name="Source_20_Text"><text:span text:style-name="T46">erros </text:span></text:span><text:span text:style-name="Source_20_Text"><text:span text:style-name="T65">==</text:span></text:span><text:span text:style-name="Source_20_Text"><text:span text:style-name="T46"> </text:span></text:span><text:span text:style-name="Source_20_Text"><text:span text:style-name="T83">2</text:span></text:span><text:span text:style-name="Source_20_Text"><text:span text:style-name="T65">):</text:span></text:span></text:p>
      <text:p text:style-name="P9"><text:span text:style-name="Source_20_Text"><text:span text:style-name="T48"><text:s text:c="8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| <text:s text:c="5"/>(_) <text:s text:c="2"/>"</text:span></text:span><text:span text:style-name="Source_20_Text"><text:span text:style-name="T65">)</text:span></text:span></text:p>
      <text:p text:style-name="P9"><text:span text:style-name="Source_20_Text"><text:span text:style-name="T48"><text:s text:c="8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| <text:s text:c="5"/>\ <text:s text:c="4"/>"</text:span></text:span><text:span text:style-name="Source_20_Text"><text:span text:style-name="T65">)</text:span></text:span></text:p>
      <text:p text:style-name="P9"><text:span text:style-name="Source_20_Text"><text:span text:style-name="T48"><text:s text:c="8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| <text:s text:c="11"/>"</text:span></text:span><text:span text:style-name="Source_20_Text"><text:span text:style-name="T65">)</text:span></text:span></text:p>
      <text:p text:style-name="P9"><text:span text:style-name="Source_20_Text"><text:span text:style-name="T48"><text:s text:c="8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| <text:s text:c="11"/>"</text:span></text:span><text:span text:style-name="Source_20_Text"><text:span text:style-name="T65">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63">if</text:span></text:span><text:span text:style-name="Source_20_Text"><text:span text:style-name="T65">(</text:span></text:span><text:span text:style-name="Source_20_Text"><text:span text:style-name="T46">erros </text:span></text:span><text:span text:style-name="Source_20_Text"><text:span text:style-name="T65">==</text:span></text:span><text:span text:style-name="Source_20_Text"><text:span text:style-name="T46"> </text:span></text:span><text:span text:style-name="Source_20_Text"><text:span text:style-name="T83">3</text:span></text:span><text:span text:style-name="Source_20_Text"><text:span text:style-name="T65">):</text:span></text:span></text:p>
      <text:p text:style-name="P9"><text:span text:style-name="Source_20_Text"><text:span text:style-name="T48"><text:s text:c="8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| <text:s text:c="5"/>(_) <text:s text:c="2"/>"</text:span></text:span><text:span text:style-name="Source_20_Text"><text:span text:style-name="T65">)</text:span></text:span></text:p>
      <text:p text:style-name="P9"><text:span text:style-name="Source_20_Text"><text:span text:style-name="T48"><text:s text:c="8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| <text:s text:c="5"/>\| <text:s text:c="3"/>"</text:span></text:span><text:span text:style-name="Source_20_Text"><text:span text:style-name="T65">)</text:span></text:span></text:p>
      <text:p text:style-name="P9"><text:soft-page-break/><text:span text:style-name="Source_20_Text"><text:span text:style-name="T48"><text:s text:c="8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| <text:s text:c="11"/>"</text:span></text:span><text:span text:style-name="Source_20_Text"><text:span text:style-name="T65">)</text:span></text:span></text:p>
      <text:p text:style-name="P9"><text:span text:style-name="Source_20_Text"><text:span text:style-name="T48"><text:s text:c="8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| <text:s text:c="11"/>"</text:span></text:span><text:span text:style-name="Source_20_Text"><text:span text:style-name="T65">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63">if</text:span></text:span><text:span text:style-name="Source_20_Text"><text:span text:style-name="T65">(</text:span></text:span><text:span text:style-name="Source_20_Text"><text:span text:style-name="T46">erros </text:span></text:span><text:span text:style-name="Source_20_Text"><text:span text:style-name="T65">==</text:span></text:span><text:span text:style-name="Source_20_Text"><text:span text:style-name="T46"> </text:span></text:span><text:span text:style-name="Source_20_Text"><text:span text:style-name="T83">4</text:span></text:span><text:span text:style-name="Source_20_Text"><text:span text:style-name="T65">):</text:span></text:span></text:p>
      <text:p text:style-name="P9"><text:span text:style-name="Source_20_Text"><text:span text:style-name="T48"><text:s text:c="8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| <text:s text:c="5"/>(_) <text:s text:c="2"/>"</text:span></text:span><text:span text:style-name="Source_20_Text"><text:span text:style-name="T65">)</text:span></text:span></text:p>
      <text:p text:style-name="P9"><text:span text:style-name="Source_20_Text"><text:span text:style-name="T48"><text:s text:c="8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| <text:s text:c="5"/>\|/ <text:s text:c="2"/>"</text:span></text:span><text:span text:style-name="Source_20_Text"><text:span text:style-name="T65">)</text:span></text:span></text:p>
      <text:p text:style-name="P9"><text:span text:style-name="Source_20_Text"><text:span text:style-name="T48"><text:s text:c="8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| <text:s text:c="11"/>"</text:span></text:span><text:span text:style-name="Source_20_Text"><text:span text:style-name="T65">)</text:span></text:span></text:p>
      <text:p text:style-name="P9"><text:span text:style-name="Source_20_Text"><text:span text:style-name="T48"><text:s text:c="8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| <text:s text:c="11"/>"</text:span></text:span><text:span text:style-name="Source_20_Text"><text:span text:style-name="T65">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63">if</text:span></text:span><text:span text:style-name="Source_20_Text"><text:span text:style-name="T65">(</text:span></text:span><text:span text:style-name="Source_20_Text"><text:span text:style-name="T46">erros </text:span></text:span><text:span text:style-name="Source_20_Text"><text:span text:style-name="T65">==</text:span></text:span><text:span text:style-name="Source_20_Text"><text:span text:style-name="T46"> </text:span></text:span><text:span text:style-name="Source_20_Text"><text:span text:style-name="T83">5</text:span></text:span><text:span text:style-name="Source_20_Text"><text:span text:style-name="T65">):</text:span></text:span></text:p>
      <text:p text:style-name="P9"><text:span text:style-name="Source_20_Text"><text:span text:style-name="T48"><text:s text:c="8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| <text:s text:c="5"/>(_) <text:s text:c="2"/>"</text:span></text:span><text:span text:style-name="Source_20_Text"><text:span text:style-name="T65">)</text:span></text:span></text:p>
      <text:p text:style-name="P9"><text:span text:style-name="Source_20_Text"><text:span text:style-name="T48"><text:s text:c="8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| <text:s text:c="5"/>\|/ <text:s text:c="2"/>"</text:span></text:span><text:span text:style-name="Source_20_Text"><text:span text:style-name="T65">)</text:span></text:span></text:p>
      <text:p text:style-name="P9"><text:span text:style-name="Source_20_Text"><text:span text:style-name="T48"><text:s text:c="8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| <text:s text:c="6"/>| <text:s text:c="3"/>"</text:span></text:span><text:span text:style-name="Source_20_Text"><text:span text:style-name="T65">)</text:span></text:span></text:p>
      <text:p text:style-name="P9"><text:span text:style-name="Source_20_Text"><text:span text:style-name="T48"><text:s text:c="8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| <text:s text:c="11"/>"</text:span></text:span><text:span text:style-name="Source_20_Text"><text:span text:style-name="T65">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63">if</text:span></text:span><text:span text:style-name="Source_20_Text"><text:span text:style-name="T65">(</text:span></text:span><text:span text:style-name="Source_20_Text"><text:span text:style-name="T46">erros </text:span></text:span><text:span text:style-name="Source_20_Text"><text:span text:style-name="T65">==</text:span></text:span><text:span text:style-name="Source_20_Text"><text:span text:style-name="T46"> </text:span></text:span><text:span text:style-name="Source_20_Text"><text:span text:style-name="T83">6</text:span></text:span><text:span text:style-name="Source_20_Text"><text:span text:style-name="T65">):</text:span></text:span></text:p>
      <text:p text:style-name="P9"><text:span text:style-name="Source_20_Text"><text:span text:style-name="T48"><text:s text:c="8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| <text:s text:c="5"/>(_) <text:s text:c="2"/>"</text:span></text:span><text:span text:style-name="Source_20_Text"><text:span text:style-name="T65">)</text:span></text:span></text:p>
      <text:p text:style-name="P9"><text:span text:style-name="Source_20_Text"><text:span text:style-name="T48"><text:s text:c="8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| <text:s text:c="5"/>\|/ <text:s text:c="2"/>"</text:span></text:span><text:span text:style-name="Source_20_Text"><text:span text:style-name="T65">)</text:span></text:span></text:p>
      <text:p text:style-name="P9"><text:span text:style-name="Source_20_Text"><text:span text:style-name="T48"><text:s text:c="8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| <text:s text:c="6"/>| <text:s text:c="3"/>"</text:span></text:span><text:span text:style-name="Source_20_Text"><text:span text:style-name="T65">)</text:span></text:span></text:p>
      <text:p text:style-name="P9"><text:span text:style-name="Source_20_Text"><text:span text:style-name="T48"><text:s text:c="8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| <text:s text:c="5"/>/ <text:s text:c="4"/>"</text:span></text:span><text:span text:style-name="Source_20_Text"><text:span text:style-name="T65">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63">if</text:span></text:span><text:span text:style-name="Source_20_Text"><text:span text:style-name="T46"> </text:span></text:span><text:span text:style-name="Source_20_Text"><text:span text:style-name="T65">(</text:span></text:span><text:span text:style-name="Source_20_Text"><text:span text:style-name="T46">erros </text:span></text:span><text:span text:style-name="Source_20_Text"><text:span text:style-name="T65">==</text:span></text:span><text:span text:style-name="Source_20_Text"><text:span text:style-name="T46"> </text:span></text:span><text:span text:style-name="Source_20_Text"><text:span text:style-name="T83">7</text:span></text:span><text:span text:style-name="Source_20_Text"><text:span text:style-name="T65">):</text:span></text:span></text:p>
      <text:p text:style-name="P9"><text:span text:style-name="Source_20_Text"><text:span text:style-name="T48"><text:s text:c="8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| <text:s text:c="5"/>(_) <text:s text:c="2"/>"</text:span></text:span><text:span text:style-name="Source_20_Text"><text:span text:style-name="T65">)</text:span></text:span></text:p>
      <text:p text:style-name="P9"><text:span text:style-name="Source_20_Text"><text:span text:style-name="T48"><text:s text:c="8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| <text:s text:c="5"/>\|/ <text:s text:c="2"/>"</text:span></text:span><text:span text:style-name="Source_20_Text"><text:span text:style-name="T65">)</text:span></text:span></text:p>
      <text:p text:style-name="P9"><text:span text:style-name="Source_20_Text"><text:span text:style-name="T48"><text:s text:c="8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| <text:s text:c="6"/>| <text:s text:c="3"/>"</text:span></text:span><text:span text:style-name="Source_20_Text"><text:span text:style-name="T65">)</text:span></text:span></text:p>
      <text:p text:style-name="P9"><text:span text:style-name="Source_20_Text"><text:span text:style-name="T48"><text:s text:c="8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| <text:s text:c="5"/>/ \ <text:s text:c="2"/>"</text:span></text:span><text:span text:style-name="Source_20_Text"><text:span text:style-name="T65">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 | <text:s text:c="11"/>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69">"_|___ <text:s text:c="8"/>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)</text:span></text:span></text:p>
      <text:p text:style-name="P16"><text:span text:style-name="T24">4 - Para finalizar, chame a função </text:span><text:span text:style-name="Strong_20_Emphasis"><text:span text:style-name="Source_20_Text"><text:span text:style-name="T27">desenha_forca</text:span></text:span></text:span><text:span text:style-name="T24"> quando o jogador errar e aumente o limite de erros para 7.</text:span></text:p>
      <text:p text:style-name="Text_20_body"><text:span text:style-name="T37">A função </text:span><text:span text:style-name="Strong_20_Emphasis"><text:span text:style-name="Source_20_Text"><text:span text:style-name="T30">jogar()</text:span></text:span></text:span><text:span text:style-name="T37"> ficará assim:</text:span></text:p>
      <text:p text:style-name="P9"><text:soft-page-break/><text:span text:style-name="Source_20_Text"><text:span text:style-name="T63">def</text:span></text:span><text:span text:style-name="Source_20_Text"><text:span text:style-name="T46"> jogar</text:span></text:span><text:span text:style-name="Source_20_Text"><text:span text:style-name="T65">():</text:span></text:span></text:p>
      <text:p text:style-name="P9"><text:span text:style-name="Source_20_Text"><text:span text:style-name="T48"><text:s text:c="4"/></text:span></text:span><text:span text:style-name="Source_20_Text"><text:span text:style-name="T46">imprime_mensagem_abertura</text:span></text:span><text:span text:style-name="Source_20_Text"><text:span text:style-name="T65">()</text:span></text:span></text:p>
      <text:p text:style-name="P9"><text:span text:style-name="Source_20_Text"><text:span text:style-name="T48"><text:s text:c="4"/></text:span></text:span><text:span text:style-name="Source_20_Text"><text:span text:style-name="T46">palavra_secreta </text:span></text:span><text:span text:style-name="Source_20_Text"><text:span text:style-name="T65">=</text:span></text:span><text:span text:style-name="Source_20_Text"><text:span text:style-name="T46"> carrega_palavra_secreta</text:span></text:span><text:span text:style-name="Source_20_Text"><text:span text:style-name="T65">(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46">letras_acertadas </text:span></text:span><text:span text:style-name="Source_20_Text"><text:span text:style-name="T65">=</text:span></text:span><text:span text:style-name="Source_20_Text"><text:span text:style-name="T46"> inicializa_letras_acertadas</text:span></text:span><text:span text:style-name="Source_20_Text"><text:span text:style-name="T65">(</text:span></text:span><text:span text:style-name="Source_20_Text"><text:span text:style-name="T46">palavra_secreta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46">letras_acertadas</text:span></text:span><text:span text:style-name="Source_20_Text"><text:span text:style-name="T65">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46">enforcou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3">False</text:span></text:span></text:p>
      <text:p text:style-name="P9"><text:span text:style-name="Source_20_Text"><text:span text:style-name="T48"><text:s text:c="4"/></text:span></text:span><text:span text:style-name="Source_20_Text"><text:span text:style-name="T46">acertou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3">False</text:span></text:span></text:p>
      <text:p text:style-name="P9"><text:span text:style-name="Source_20_Text"><text:span text:style-name="T48"><text:s text:c="4"/></text:span></text:span><text:span text:style-name="Source_20_Text"><text:span text:style-name="T46">erros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83">0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63">while</text:span></text:span><text:span text:style-name="Source_20_Text"><text:span text:style-name="T65">(</text:span></text:span><text:span text:style-name="Source_20_Text"><text:span text:style-name="T63">not</text:span></text:span><text:span text:style-name="Source_20_Text"><text:span text:style-name="T46"> enforcou </text:span></text:span><text:span text:style-name="Source_20_Text"><text:span text:style-name="T63">and</text:span></text:span><text:span text:style-name="Source_20_Text"><text:span text:style-name="T46"> </text:span></text:span><text:span text:style-name="Source_20_Text"><text:span text:style-name="T63">not</text:span></text:span><text:span text:style-name="Source_20_Text"><text:span text:style-name="T46"> acertou</text:span></text:span><text:span text:style-name="Source_20_Text"><text:span text:style-name="T65">):</text:span></text:span></text:p>
      <text:p text:style-name="P35"/>
      <text:p text:style-name="P9"><text:span text:style-name="Source_20_Text"><text:span text:style-name="T48"><text:s text:c="8"/></text:span></text:span><text:span text:style-name="Source_20_Text"><text:span text:style-name="T46">chute </text:span></text:span><text:span text:style-name="Source_20_Text"><text:span text:style-name="T65">=</text:span></text:span><text:span text:style-name="Source_20_Text"><text:span text:style-name="T46"> pede_chute</text:span></text:span><text:span text:style-name="Source_20_Text"><text:span text:style-name="T65">()</text:span></text:span></text:p>
      <text:p text:style-name="P35"/>
      <text:p text:style-name="P9"><text:span text:style-name="Source_20_Text"><text:span text:style-name="T48"><text:s text:c="8"/></text:span></text:span><text:span text:style-name="Source_20_Text"><text:span text:style-name="T63">if</text:span></text:span><text:span text:style-name="Source_20_Text"><text:span text:style-name="T65">(</text:span></text:span><text:span text:style-name="Source_20_Text"><text:span text:style-name="T46">chute </text:span></text:span><text:span text:style-name="Source_20_Text"><text:span text:style-name="T63">in</text:span></text:span><text:span text:style-name="Source_20_Text"><text:span text:style-name="T46"> palavra_secreta</text:span></text:span><text:span text:style-name="Source_20_Text"><text:span text:style-name="T65">):</text:span></text:span></text:p>
      <text:p text:style-name="P9"><text:span text:style-name="Source_20_Text"><text:span text:style-name="T48"><text:s text:c="12"/></text:span></text:span><text:span text:style-name="Source_20_Text"><text:span text:style-name="T46">marca_chute_correto</text:span></text:span><text:span text:style-name="Source_20_Text"><text:span text:style-name="T65">(</text:span></text:span><text:span text:style-name="Source_20_Text"><text:span text:style-name="T46">chute</text:span></text:span><text:span text:style-name="Source_20_Text"><text:span text:style-name="T65">,</text:span></text:span><text:span text:style-name="Source_20_Text"><text:span text:style-name="T46"> letras_acertadas</text:span></text:span><text:span text:style-name="Source_20_Text"><text:span text:style-name="T65">,</text:span></text:span><text:span text:style-name="Source_20_Text"><text:span text:style-name="T46"> palavra_secreta</text:span></text:span><text:span text:style-name="Source_20_Text"><text:span text:style-name="T65">)</text:span></text:span></text:p>
      <text:p text:style-name="P9"><text:span text:style-name="Source_20_Text"><text:span text:style-name="T48"><text:s text:c="8"/></text:span></text:span><text:span text:style-name="Source_20_Text"><text:span text:style-name="T63">else</text:span></text:span><text:span text:style-name="Source_20_Text"><text:span text:style-name="T65">:</text:span></text:span></text:p>
      <text:p text:style-name="P9"><text:span text:style-name="Source_20_Text"><text:span text:style-name="T48"><text:s text:c="12"/></text:span></text:span><text:span text:style-name="Source_20_Text"><text:span text:style-name="T46">erros </text:span></text:span><text:span text:style-name="Source_20_Text"><text:span text:style-name="T65">+=</text:span></text:span><text:span text:style-name="Source_20_Text"><text:span text:style-name="T46"> </text:span></text:span><text:span text:style-name="Source_20_Text"><text:span text:style-name="T83">1</text:span></text:span></text:p>
      <text:p text:style-name="P9"><text:span text:style-name="Source_20_Text"><text:span text:style-name="T48"><text:s text:c="12"/></text:span></text:span><text:span text:style-name="Source_20_Text"><text:span text:style-name="T46">desenha_forca</text:span></text:span><text:span text:style-name="Source_20_Text"><text:span text:style-name="T65">(</text:span></text:span><text:span text:style-name="Source_20_Text"><text:span text:style-name="T46">erros</text:span></text:span><text:span text:style-name="Source_20_Text"><text:span text:style-name="T65">)</text:span></text:span></text:p>
      <text:p text:style-name="P35"/>
      <text:p text:style-name="P9"><text:span text:style-name="Source_20_Text"><text:span text:style-name="T48"><text:s text:c="8"/></text:span></text:span><text:span text:style-name="Source_20_Text"><text:span text:style-name="T46">enforcou </text:span></text:span><text:span text:style-name="Source_20_Text"><text:span text:style-name="T65">=</text:span></text:span><text:span text:style-name="Source_20_Text"><text:span text:style-name="T46"> erros </text:span></text:span><text:span text:style-name="Source_20_Text"><text:span text:style-name="T65">==</text:span></text:span><text:span text:style-name="Source_20_Text"><text:span text:style-name="T46"> </text:span></text:span><text:span text:style-name="Source_20_Text"><text:span text:style-name="T83">7</text:span></text:span></text:p>
      <text:p text:style-name="P9"><text:span text:style-name="Source_20_Text"><text:span text:style-name="T48"><text:s text:c="8"/></text:span></text:span><text:span text:style-name="Source_20_Text"><text:span text:style-name="T46">acertou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9">"_"</text:span></text:span><text:span text:style-name="Source_20_Text"><text:span text:style-name="T46"> </text:span></text:span><text:span text:style-name="Source_20_Text"><text:span text:style-name="T63">not</text:span></text:span><text:span text:style-name="Source_20_Text"><text:span text:style-name="T46"> </text:span></text:span><text:span text:style-name="Source_20_Text"><text:span text:style-name="T63">in</text:span></text:span><text:span text:style-name="Source_20_Text"><text:span text:style-name="T46"> letras_acertadas</text:span></text:span></text:p>
      <text:p text:style-name="P35"/>
      <text:p text:style-name="P9"><text:span text:style-name="Source_20_Text"><text:span text:style-name="T48"><text:s text:c="8"/></text:span></text:span><text:span text:style-name="Source_20_Text"><text:span text:style-name="T63">print</text:span></text:span><text:span text:style-name="Source_20_Text"><text:span text:style-name="T65">(</text:span></text:span><text:span text:style-name="Source_20_Text"><text:span text:style-name="T46">letras_acertadas</text:span></text:span><text:span text:style-name="Source_20_Text"><text:span text:style-name="T65">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63">if</text:span></text:span><text:span text:style-name="Source_20_Text"><text:span text:style-name="T65">(</text:span></text:span><text:span text:style-name="Source_20_Text"><text:span text:style-name="T46">acertou</text:span></text:span><text:span text:style-name="Source_20_Text"><text:span text:style-name="T65">):</text:span></text:span></text:p>
      <text:p text:style-name="P9"><text:span text:style-name="Source_20_Text"><text:span text:style-name="T48"><text:s text:c="8"/></text:span></text:span><text:span text:style-name="Source_20_Text"><text:span text:style-name="T46">imprime_mensagem_vencedor</text:span></text:span><text:span text:style-name="Source_20_Text"><text:span text:style-name="T65">()</text:span></text:span></text:p>
      <text:p text:style-name="P9"><text:span text:style-name="Source_20_Text"><text:span text:style-name="T48"><text:s text:c="4"/></text:span></text:span><text:span text:style-name="Source_20_Text"><text:span text:style-name="T63">else</text:span></text:span><text:span text:style-name="Source_20_Text"><text:span text:style-name="T65">:</text:span></text:span></text:p>
      <text:p text:style-name="P9"><text:span text:style-name="Source_20_Text"><text:span text:style-name="T48"><text:s text:c="8"/></text:span></text:span><text:span text:style-name="Source_20_Text"><text:span text:style-name="T46">imprime_mensagem_perdedor</text:span></text:span><text:span text:style-name="Source_20_Text"><text:span text:style-name="T65">(</text:span></text:span><text:span text:style-name="Source_20_Text"><text:span text:style-name="T46">palavra_secreta</text:span></text:span><text:span text:style-name="Source_20_Text"><text:span text:style-name="T65">)</text:span></text:span></text:p>
      <text:p text:style-name="Text_20_body"><text:span text:style-name="T12"/></text:p>
      <text:h text:style-name="P99" text:outline-level="1"><text:soft-page-break/><text:span text:style-name="T8">Para saber mais: Parâmetros opcionais e nomeados</text:span></text:h>
      <text:p text:style-name="Text_20_body"><text:line-break/><text:span text:style-name="T37">Parâmetros opcionais</text:span></text:p>
      <text:p text:style-name="P31">Já sabemos como definir e agrupar comportamentos dentro de funções. E que uma função pode ter retorno e receber ou não parâmetros. Praticamos bastante essas sintaxes nesse capítulo mas até agora não tínhamos nenhuma novidade em relação a outras linguagens de programação.</text:p>
      <text:p text:style-name="P31">Acontece que o Python possui algumas facilidades que não estão presentes em todas as outras linguagens.</text:p>
      <text:p text:style-name="P31">Ficou curioso? Aposto que sim! Python é uma linguagem viciante!</text:p>
      <text:p text:style-name="P16"><text:span text:style-name="T24">Relembre o começo da função </text:span><text:span text:style-name="Source_20_Text"><text:span text:style-name="T26">carrega_palavra_secreta</text:span></text:span><text:span text:style-name="T24"> desenvolvida no nosso projeto:</text:span></text:p>
      <text:p text:style-name="P9"><text:span text:style-name="Source_20_Text"><text:span text:style-name="T63">def</text:span></text:span><text:span text:style-name="Source_20_Text"><text:span text:style-name="T46"> carrega_palavra_secreta</text:span></text:span><text:span text:style-name="Source_20_Text"><text:span text:style-name="T65">():</text:span></text:span></text:p>
      <text:p text:style-name="P9"><text:span text:style-name="Source_20_Text"><text:span text:style-name="T48"><text:s text:c="4"/></text:span></text:span><text:span text:style-name="Source_20_Text"><text:span text:style-name="T46">arquivo </text:span></text:span><text:span text:style-name="Source_20_Text"><text:span text:style-name="T65">=</text:span></text:span><text:span text:style-name="Source_20_Text"><text:span text:style-name="T46"> open</text:span></text:span><text:span text:style-name="Source_20_Text"><text:span text:style-name="T65">(</text:span></text:span><text:span text:style-name="Source_20_Text"><text:span text:style-name="T69">"palavras.txt"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"r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46">palavras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5">[]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63">for</text:span></text:span><text:span text:style-name="Source_20_Text"><text:span text:style-name="T46"> linha </text:span></text:span><text:span text:style-name="Source_20_Text"><text:span text:style-name="T63">in</text:span></text:span><text:span text:style-name="Source_20_Text"><text:span text:style-name="T46"> arquivo</text:span></text:span><text:span text:style-name="Source_20_Text"><text:span text:style-name="T65">:</text:span></text:span></text:p>
      <text:p text:style-name="P9"><text:span text:style-name="Source_20_Text"><text:span text:style-name="T48"><text:s text:c="8"/></text:span></text:span><text:span text:style-name="Source_20_Text"><text:span text:style-name="T46">linha </text:span></text:span><text:span text:style-name="Source_20_Text"><text:span text:style-name="T65">=</text:span></text:span><text:span text:style-name="Source_20_Text"><text:span text:style-name="T46"> linha</text:span></text:span><text:span text:style-name="Source_20_Text"><text:span text:style-name="T65">.</text:span></text:span><text:span text:style-name="Source_20_Text"><text:span text:style-name="T46">strip</text:span></text:span><text:span text:style-name="Source_20_Text"><text:span text:style-name="T65">()</text:span></text:span></text:p>
      <text:p text:style-name="P9"><text:span text:style-name="Source_20_Text"><text:span text:style-name="T48"><text:s text:c="8"/></text:span></text:span><text:span text:style-name="Source_20_Text"><text:span text:style-name="T46">palavras</text:span></text:span><text:span text:style-name="Source_20_Text"><text:span text:style-name="T65">.</text:span></text:span><text:span text:style-name="Source_20_Text"><text:span text:style-name="T46">append</text:span></text:span><text:span text:style-name="Source_20_Text"><text:span text:style-name="T65">(</text:span></text:span><text:span text:style-name="Source_20_Text"><text:span text:style-name="T46">linha</text:span></text:span><text:span text:style-name="Source_20_Text"><text:span text:style-name="T65">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46">arquivo</text:span></text:span><text:span text:style-name="Source_20_Text"><text:span text:style-name="T65">.</text:span></text:span><text:span text:style-name="Source_20_Text"><text:span text:style-name="T46">close</text:span></text:span><text:span text:style-name="Source_20_Text"><text:span text:style-name="T65">(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46">numero </text:span></text:span><text:span text:style-name="Source_20_Text"><text:span text:style-name="T65">=</text:span></text:span><text:span text:style-name="Source_20_Text"><text:span text:style-name="T46"> random</text:span></text:span><text:span text:style-name="Source_20_Text"><text:span text:style-name="T65">.</text:span></text:span><text:span text:style-name="Source_20_Text"><text:span text:style-name="T46">randrange</text:span></text:span><text:span text:style-name="Source_20_Text"><text:span text:style-name="T65">(</text:span></text:span><text:span text:style-name="Source_20_Text"><text:span text:style-name="T83">0</text:span></text:span><text:span text:style-name="Source_20_Text"><text:span text:style-name="T65">,</text:span></text:span><text:span text:style-name="Source_20_Text"><text:span text:style-name="T46"> len</text:span></text:span><text:span text:style-name="Source_20_Text"><text:span text:style-name="T65">(</text:span></text:span><text:span text:style-name="Source_20_Text"><text:span text:style-name="T46">palavras</text:span></text:span><text:span text:style-name="Source_20_Text"><text:span text:style-name="T65">))</text:span></text:span></text:p>
      <text:p text:style-name="P9"><text:span text:style-name="Source_20_Text"><text:span text:style-name="T48"><text:s text:c="4"/></text:span></text:span><text:span text:style-name="Source_20_Text"><text:span text:style-name="T46">palavra_secreta </text:span></text:span><text:span text:style-name="Source_20_Text"><text:span text:style-name="T65">=</text:span></text:span><text:span text:style-name="Source_20_Text"><text:span text:style-name="T46"> palavras</text:span></text:span><text:span text:style-name="Source_20_Text"><text:span text:style-name="T65">[</text:span></text:span><text:span text:style-name="Source_20_Text"><text:span text:style-name="T46">numero</text:span></text:span><text:span text:style-name="Source_20_Text"><text:span text:style-name="T65">].</text:span></text:span><text:span text:style-name="Source_20_Text"><text:span text:style-name="T46">upper</text:span></text:span><text:span text:style-name="Source_20_Text"><text:span text:style-name="T65">(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63">return</text:span></text:span><text:span text:style-name="Source_20_Text"><text:span text:style-name="T46"> palavra_secreta</text:span></text:span></text:p>
      <text:p text:style-name="P16"><text:span text:style-name="T24">Essa função como o próprio nome diz carrega uma palavra secreta das contidas em um arquivo chamado de </text:span><text:span text:style-name="Source_20_Text"><text:span text:style-name="T26">palavras.txt</text:span></text:span><text:span text:style-name="T24">.</text:span></text:p>
      <text:p text:style-name="P31">E se quiséssemos deixar essa função um pouco mais flexível permitindo que fosse passado o nome do arquivo usado para o carregamento? Permitindo assim as seguintes chamadas:</text:p>
      <text:p text:style-name="P9"><text:span text:style-name="Source_20_Text"><text:span text:style-name="T46">carrega_palavra_secreta</text:span></text:span><text:span text:style-name="Source_20_Text"><text:span text:style-name="T65">(</text:span></text:span><text:span text:style-name="Source_20_Text"><text:span text:style-name="T69">"frutas.txt"</text:span></text:span><text:span text:style-name="Source_20_Text"><text:span text:style-name="T65">)</text:span></text:span></text:p>
      <text:p text:style-name="P9"><text:span text:style-name="Source_20_Text"><text:span text:style-name="T46">carrega_palavra_secreta</text:span></text:span><text:span text:style-name="Source_20_Text"><text:span text:style-name="T65">(</text:span></text:span><text:span text:style-name="Source_20_Text"><text:span text:style-name="T69">"nomes.txt"</text:span></text:span><text:span text:style-name="Source_20_Text"><text:span text:style-name="T65">)</text:span></text:span></text:p>
      <text:p text:style-name="P31"><text:soft-page-break/>Para que a chamada funcione basta declararmos que a função recebe um parâmetro com o nome do arquivo, além usá-lo no carregamento. Como a seguir:</text:p>
      <text:p text:style-name="P9"><text:span text:style-name="Source_20_Text"><text:span text:style-name="T63">def</text:span></text:span><text:span text:style-name="Source_20_Text"><text:span text:style-name="T46"> carrega_palavra_secreta</text:span></text:span><text:span text:style-name="Source_20_Text"><text:span text:style-name="T65">(</text:span></text:span><text:span text:style-name="Source_20_Text"><text:span text:style-name="T46">nome_arquivo</text:span></text:span><text:span text:style-name="Source_20_Text"><text:span text:style-name="T65">):</text:span></text:span></text:p>
      <text:p text:style-name="P9"><text:span text:style-name="Source_20_Text"><text:span text:style-name="T48"><text:s text:c="4"/></text:span></text:span><text:span text:style-name="Source_20_Text"><text:span text:style-name="T46">arquivo </text:span></text:span><text:span text:style-name="Source_20_Text"><text:span text:style-name="T65">=</text:span></text:span><text:span text:style-name="Source_20_Text"><text:span text:style-name="T46"> open</text:span></text:span><text:span text:style-name="Source_20_Text"><text:span text:style-name="T65">(</text:span></text:span><text:span text:style-name="Source_20_Text"><text:span text:style-name="T46">nome_arquivo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"r"</text:span></text:span><text:span text:style-name="Source_20_Text"><text:span text:style-name="T65">)</text:span></text:span></text:p>
      <text:p text:style-name="P9"><text:span text:style-name="Source_20_Text"><text:span text:style-name="T48"><text:s text:c="3"/></text:span></text:span><text:span text:style-name="Source_20_Text"><text:span text:style-name="T65">...</text:span></text:span></text:p>
      <text:p text:style-name="P31">E se essa função já estivesse sendo chamada em outros lugares sem o parâmetro:</text:p>
      <text:p text:style-name="P9"><text:span text:style-name="Source_20_Text"><text:span text:style-name="T46">palavra_secreta </text:span></text:span><text:span text:style-name="Source_20_Text"><text:span text:style-name="T65">=</text:span></text:span><text:span text:style-name="Source_20_Text"><text:span text:style-name="T46"> carrega_palavra_secreta</text:span></text:span><text:span text:style-name="Source_20_Text"><text:span text:style-name="T65">()</text:span></text:span></text:p>
      <text:p text:style-name="P31">O código anterior deixaria de funcionar, já que houve uma obrigatoriedade de passarmos um nome de arquivo na definição da função. Se fosse necessário manter as duas chamadas válidas:</text:p>
      <text:p text:style-name="P9"><text:span text:style-name="Source_20_Text"><text:span text:style-name="T46">carrega_palavra_secreta</text:span></text:span><text:span text:style-name="Source_20_Text"><text:span text:style-name="T65">(</text:span></text:span><text:span text:style-name="Source_20_Text"><text:span text:style-name="T69">"frutas.txt"</text:span></text:span><text:span text:style-name="Source_20_Text"><text:span text:style-name="T65">)</text:span></text:span></text:p>
      <text:p text:style-name="P9"><text:span text:style-name="Source_20_Text"><text:span text:style-name="T46">carrega_palavra_secreta</text:span></text:span><text:span text:style-name="Source_20_Text"><text:span text:style-name="T65">()</text:span></text:span></text:p>
      <text:p text:style-name="P31">Poderíamos definir que o parâmetro é opcional, ou seja, podemos ou não querer passar o nome do arquivo.</text:p>
      <text:p text:style-name="P31">Para isso precisamos definir um nome de arquivo que seria o padrão usado quando não fosse especificado algum arquivo.</text:p>
      <text:p text:style-name="P16"><text:span text:style-name="T24">Esse arquivo padrão vai ser o </text:span><text:span text:style-name="Source_20_Text"><text:span text:style-name="T26">palavras.txt</text:span></text:span><text:span text:style-name="T24"> usado anteriormente. O nosso código ficaria como a seguir:</text:span></text:p>
      <text:p text:style-name="P9"><text:span text:style-name="Source_20_Text"><text:span text:style-name="T63">def</text:span></text:span><text:span text:style-name="Source_20_Text"><text:span text:style-name="T46"> carrega_palavra_secreta</text:span></text:span><text:span text:style-name="Source_20_Text"><text:span text:style-name="T65">(</text:span></text:span><text:span text:style-name="Source_20_Text"><text:span text:style-name="T46">nome_arquivo</text:span></text:span><text:span text:style-name="Source_20_Text"><text:span text:style-name="T65">=</text:span></text:span><text:span text:style-name="Source_20_Text"><text:span text:style-name="T69">"palavras.txt"</text:span></text:span><text:span text:style-name="Source_20_Text"><text:span text:style-name="T65">):</text:span></text:span></text:p>
      <text:p text:style-name="P9"><text:span text:style-name="Source_20_Text"><text:span text:style-name="T48"><text:s text:c="4"/></text:span></text:span><text:span text:style-name="Source_20_Text"><text:span text:style-name="T46">arquivo </text:span></text:span><text:span text:style-name="Source_20_Text"><text:span text:style-name="T65">=</text:span></text:span><text:span text:style-name="Source_20_Text"><text:span text:style-name="T46"> open</text:span></text:span><text:span text:style-name="Source_20_Text"><text:span text:style-name="T65">(</text:span></text:span><text:span text:style-name="Source_20_Text"><text:span text:style-name="T46">nome_arquivo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"r"</text:span></text:span><text:span text:style-name="Source_20_Text"><text:span text:style-name="T65">)</text:span></text:span></text:p>
      <text:p text:style-name="P9"><text:span text:style-name="Source_20_Text"><text:span text:style-name="T48"><text:s text:c="3"/></text:span></text:span><text:span text:style-name="Source_20_Text"><text:span text:style-name="T65">...</text:span></text:span></text:p>
      <text:p text:style-name="P31">Logo quando temos:</text:p>
      <text:p text:style-name="P9"><text:span text:style-name="Source_20_Text"><text:span text:style-name="T46">carrega_palavra_secreta</text:span></text:span><text:span text:style-name="Source_20_Text"><text:span text:style-name="T65">()</text:span></text:span></text:p>
      <text:p text:style-name="P16"><text:span text:style-name="T24">O arquivo carregado será o </text:span><text:span text:style-name="Source_20_Text"><text:span text:style-name="T26">palavras.txt</text:span></text:span><text:span text:style-name="T24">. Por outro lado quando o parâmetro é especificado como em:</text:span></text:p>
      <text:p text:style-name="P9"><text:span text:style-name="Source_20_Text"><text:span text:style-name="T46">carrega_palavra_secreta</text:span></text:span><text:span text:style-name="Source_20_Text"><text:span text:style-name="T65">(</text:span></text:span><text:span text:style-name="Source_20_Text"><text:span text:style-name="T69">"frutas.txt"</text:span></text:span><text:span text:style-name="Source_20_Text"><text:span text:style-name="T65">)</text:span></text:span></text:p>
      <text:p text:style-name="P16"><text:span text:style-name="T24">O arquivo carregado será o passado: </text:span><text:span text:style-name="Source_20_Text"><text:span text:style-name="T26">frutas.txt</text:span></text:span><text:span text:style-name="T24">.</text:span></text:p>
      <text:p text:style-name="P16"><text:span text:style-name="T24">Isso só é possível porque no Python temos como definir um valor padrão para os parâmetros e assim permitindo os </text:span><text:span text:style-name="Strong_20_Emphasis"><text:span text:style-name="Source_20_Text"><text:span text:style-name="T27">parâmetros opcionais</text:span></text:span></text:span><text:span text:style-name="T24">.</text:span></text:p>
      <text:h text:style-name="P28" text:outline-level="2"><text:soft-page-break/>Parâmetros nomeados</text:h>
      <text:p text:style-name="P16"><text:span text:style-name="T24">Analisando a função completa podemos ver que o número gerado é sempre de </text:span><text:span text:style-name="Source_20_Text"><text:span text:style-name="T26">0</text:span></text:span><text:span text:style-name="T24"> até o número de palavras do arquivo.</text:span></text:p>
      <text:p text:style-name="P9"><text:span text:style-name="Source_20_Text"><text:span text:style-name="T63">def</text:span></text:span><text:span text:style-name="Source_20_Text"><text:span text:style-name="T46"> carrega_palavra_secreta</text:span></text:span><text:span text:style-name="Source_20_Text"><text:span text:style-name="T65">(</text:span></text:span><text:span text:style-name="Source_20_Text"><text:span text:style-name="T46">nome_arquivo</text:span></text:span><text:span text:style-name="Source_20_Text"><text:span text:style-name="T65">=</text:span></text:span><text:span text:style-name="Source_20_Text"><text:span text:style-name="T69">"palavras.txt"</text:span></text:span><text:span text:style-name="Source_20_Text"><text:span text:style-name="T65">):</text:span></text:span></text:p>
      <text:p text:style-name="P9"><text:span text:style-name="Source_20_Text"><text:span text:style-name="T48"><text:s text:c="4"/></text:span></text:span><text:span text:style-name="Source_20_Text"><text:span text:style-name="T46">arquivo </text:span></text:span><text:span text:style-name="Source_20_Text"><text:span text:style-name="T65">=</text:span></text:span><text:span text:style-name="Source_20_Text"><text:span text:style-name="T46"> open</text:span></text:span><text:span text:style-name="Source_20_Text"><text:span text:style-name="T65">(</text:span></text:span><text:span text:style-name="Source_20_Text"><text:span text:style-name="T46">nome_arquivo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"r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46">palavras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5">[]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63">for</text:span></text:span><text:span text:style-name="Source_20_Text"><text:span text:style-name="T46"> linha </text:span></text:span><text:span text:style-name="Source_20_Text"><text:span text:style-name="T63">in</text:span></text:span><text:span text:style-name="Source_20_Text"><text:span text:style-name="T46"> arquivo</text:span></text:span><text:span text:style-name="Source_20_Text"><text:span text:style-name="T65">:</text:span></text:span></text:p>
      <text:p text:style-name="P9"><text:span text:style-name="Source_20_Text"><text:span text:style-name="T48"><text:s text:c="8"/></text:span></text:span><text:span text:style-name="Source_20_Text"><text:span text:style-name="T46">linha </text:span></text:span><text:span text:style-name="Source_20_Text"><text:span text:style-name="T65">=</text:span></text:span><text:span text:style-name="Source_20_Text"><text:span text:style-name="T46"> linha</text:span></text:span><text:span text:style-name="Source_20_Text"><text:span text:style-name="T65">.</text:span></text:span><text:span text:style-name="Source_20_Text"><text:span text:style-name="T46">strip</text:span></text:span><text:span text:style-name="Source_20_Text"><text:span text:style-name="T65">()</text:span></text:span></text:p>
      <text:p text:style-name="P9"><text:span text:style-name="Source_20_Text"><text:span text:style-name="T48"><text:s text:c="8"/></text:span></text:span><text:span text:style-name="Source_20_Text"><text:span text:style-name="T46">palavras</text:span></text:span><text:span text:style-name="Source_20_Text"><text:span text:style-name="T65">.</text:span></text:span><text:span text:style-name="Source_20_Text"><text:span text:style-name="T46">append</text:span></text:span><text:span text:style-name="Source_20_Text"><text:span text:style-name="T65">(</text:span></text:span><text:span text:style-name="Source_20_Text"><text:span text:style-name="T46">linha</text:span></text:span><text:span text:style-name="Source_20_Text"><text:span text:style-name="T65">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46">arquivo</text:span></text:span><text:span text:style-name="Source_20_Text"><text:span text:style-name="T65">.</text:span></text:span><text:span text:style-name="Source_20_Text"><text:span text:style-name="T46">close</text:span></text:span><text:span text:style-name="Source_20_Text"><text:span text:style-name="T65">(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46">numero </text:span></text:span><text:span text:style-name="Source_20_Text"><text:span text:style-name="T65">=</text:span></text:span><text:span text:style-name="Source_20_Text"><text:span text:style-name="T46"> random</text:span></text:span><text:span text:style-name="Source_20_Text"><text:span text:style-name="T65">.</text:span></text:span><text:span text:style-name="Source_20_Text"><text:span text:style-name="T46">randrange</text:span></text:span><text:span text:style-name="Source_20_Text"><text:span text:style-name="T65">(</text:span></text:span><text:span text:style-name="Source_20_Text"><text:span text:style-name="T83">0</text:span></text:span><text:span text:style-name="Source_20_Text"><text:span text:style-name="T65">,</text:span></text:span><text:span text:style-name="Source_20_Text"><text:span text:style-name="T46"> len</text:span></text:span><text:span text:style-name="Source_20_Text"><text:span text:style-name="T65">(</text:span></text:span><text:span text:style-name="Source_20_Text"><text:span text:style-name="T46">palavras</text:span></text:span><text:span text:style-name="Source_20_Text"><text:span text:style-name="T65">))</text:span></text:span></text:p>
      <text:p text:style-name="P9"><text:span text:style-name="Source_20_Text"><text:span text:style-name="T48"><text:s text:c="4"/></text:span></text:span><text:span text:style-name="Source_20_Text"><text:span text:style-name="T46">palavra_secreta </text:span></text:span><text:span text:style-name="Source_20_Text"><text:span text:style-name="T65">=</text:span></text:span><text:span text:style-name="Source_20_Text"><text:span text:style-name="T46"> palavras</text:span></text:span><text:span text:style-name="Source_20_Text"><text:span text:style-name="T65">[</text:span></text:span><text:span text:style-name="Source_20_Text"><text:span text:style-name="T46">numero</text:span></text:span><text:span text:style-name="Source_20_Text"><text:span text:style-name="T65">].</text:span></text:span><text:span text:style-name="Source_20_Text"><text:span text:style-name="T46">upper</text:span></text:span><text:span text:style-name="Source_20_Text"><text:span text:style-name="T65">(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63">return</text:span></text:span><text:span text:style-name="Source_20_Text"><text:span text:style-name="T46"> palavra_secreta</text:span></text:span></text:p>
      <text:p text:style-name="P16"><text:span text:style-name="T24">E se quiséssemos permitir a definição </text:span><text:span text:style-name="Strong_20_Emphasis"><text:span text:style-name="T25">de a</text:span></text:span><text:span text:style-name="T24"> partir de qual linha deveria ser gerado o número? Uma mudança poderia ser feita na função de modo que ela recebesse essa indicação:</text:span></text:p>
      <text:p text:style-name="P9"><text:span text:style-name="Source_20_Text"><text:span text:style-name="T63">def</text:span></text:span><text:span text:style-name="Source_20_Text"><text:span text:style-name="T46"> carrega_palavra_secreta</text:span></text:span><text:span text:style-name="Source_20_Text"><text:span text:style-name="T65">(</text:span></text:span><text:span text:style-name="Source_20_Text"><text:span text:style-name="T46">primeira_linha_valida</text:span></text:span><text:span text:style-name="Source_20_Text"><text:span text:style-name="T65">,</text:span></text:span><text:span text:style-name="Source_20_Text"><text:span text:style-name="T46"> nome_arquivo</text:span></text:span><text:span text:style-name="Source_20_Text"><text:span text:style-name="T65">=</text:span></text:span><text:span text:style-name="Source_20_Text"><text:span text:style-name="T69">"palavras.txt"</text:span></text:span><text:span text:style-name="Source_20_Text"><text:span text:style-name="T65">):</text:span></text:span></text:p>
      <text:p text:style-name="P9"><text:span text:style-name="Source_20_Text"><text:span text:style-name="T48"><text:s text:c="4"/></text:span></text:span><text:span text:style-name="Source_20_Text"><text:span text:style-name="T46">arquivo </text:span></text:span><text:span text:style-name="Source_20_Text"><text:span text:style-name="T65">=</text:span></text:span><text:span text:style-name="Source_20_Text"><text:span text:style-name="T46"> open</text:span></text:span><text:span text:style-name="Source_20_Text"><text:span text:style-name="T65">(</text:span></text:span><text:span text:style-name="Source_20_Text"><text:span text:style-name="T46">nome_arquivo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"r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46">palavras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5">[]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68">…</text:span></text:span><text:span text:style-name="Source_20_Text"><text:span text:style-name="T65">.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46">numero </text:span></text:span><text:span text:style-name="Source_20_Text"><text:span text:style-name="T65">=</text:span></text:span><text:span text:style-name="Source_20_Text"><text:span text:style-name="T46"> random</text:span></text:span><text:span text:style-name="Source_20_Text"><text:span text:style-name="T65">.</text:span></text:span><text:span text:style-name="Source_20_Text"><text:span text:style-name="T46">randrange</text:span></text:span><text:span text:style-name="Source_20_Text"><text:span text:style-name="T65">(</text:span></text:span><text:span text:style-name="Source_20_Text"><text:span text:style-name="T46">primeira_linha_valida</text:span></text:span><text:span text:style-name="Source_20_Text"><text:span text:style-name="T65">,</text:span></text:span><text:span text:style-name="Source_20_Text"><text:span text:style-name="T46"> len</text:span></text:span><text:span text:style-name="Source_20_Text"><text:span text:style-name="T65">(</text:span></text:span><text:span text:style-name="Source_20_Text"><text:span text:style-name="T46">palavras</text:span></text:span><text:span text:style-name="Source_20_Text"><text:span text:style-name="T65">))</text:span></text:span></text:p>
      <text:p text:style-name="P9"><text:span text:style-name="Source_20_Text"><text:span text:style-name="T48"><text:s text:c="4"/></text:span></text:span><text:span text:style-name="Source_20_Text"><text:span text:style-name="T46">palavra_secreta </text:span></text:span><text:span text:style-name="Source_20_Text"><text:span text:style-name="T65">=</text:span></text:span><text:span text:style-name="Source_20_Text"><text:span text:style-name="T46"> palavras</text:span></text:span><text:span text:style-name="Source_20_Text"><text:span text:style-name="T65">[</text:span></text:span><text:span text:style-name="Source_20_Text"><text:span text:style-name="T46">numero</text:span></text:span><text:span text:style-name="Source_20_Text"><text:span text:style-name="T65">].</text:span></text:span><text:span text:style-name="Source_20_Text"><text:span text:style-name="T46">upper</text:span></text:span><text:span text:style-name="Source_20_Text"><text:span text:style-name="T65">(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63">return</text:span></text:span><text:span text:style-name="Source_20_Text"><text:span text:style-name="T46"> palavra_secreta</text:span></text:span></text:p>
      <text:p text:style-name="P31">Poderíamos inclusive definir o valor padrão do parâmetro como sendo zero:</text:p>
      <text:p text:style-name="P9"><text:soft-page-break/><text:span text:style-name="Source_20_Text"><text:span text:style-name="T63">def</text:span></text:span><text:span text:style-name="Source_20_Text"><text:span text:style-name="T46"> carrega_palavra_secreta</text:span></text:span><text:span text:style-name="Source_20_Text"><text:span text:style-name="T65">(</text:span></text:span><text:span text:style-name="Source_20_Text"><text:span text:style-name="T46">nome_arquivo</text:span></text:span><text:span text:style-name="Source_20_Text"><text:span text:style-name="T65">=</text:span></text:span><text:span text:style-name="Source_20_Text"><text:span text:style-name="T69">"palavras.txt"</text:span></text:span><text:span text:style-name="Source_20_Text"><text:span text:style-name="T65">,</text:span></text:span><text:span text:style-name="Source_20_Text"><text:span text:style-name="T46"> primeira_linha_valida</text:span></text:span><text:span text:style-name="Source_20_Text"><text:span text:style-name="T65">=</text:span></text:span><text:span text:style-name="Source_20_Text"><text:span text:style-name="T83">0</text:span></text:span><text:span text:style-name="Source_20_Text"><text:span text:style-name="T65">):</text:span></text:span></text:p>
      <text:p text:style-name="P9"><text:span text:style-name="Source_20_Text"><text:span text:style-name="T48"><text:s text:c="4"/></text:span></text:span><text:span text:style-name="Source_20_Text"><text:span text:style-name="T46">arquivo </text:span></text:span><text:span text:style-name="Source_20_Text"><text:span text:style-name="T65">=</text:span></text:span><text:span text:style-name="Source_20_Text"><text:span text:style-name="T46"> open</text:span></text:span><text:span text:style-name="Source_20_Text"><text:span text:style-name="T65">(</text:span></text:span><text:span text:style-name="Source_20_Text"><text:span text:style-name="T46">nome_arquivo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69">"r"</text:span></text:span><text:span text:style-name="Source_20_Text"><text:span text:style-name="T65">)</text:span></text:span></text:p>
      <text:p text:style-name="P9"><text:span text:style-name="Source_20_Text"><text:span text:style-name="T48"><text:s text:c="4"/></text:span></text:span><text:span text:style-name="Source_20_Text"><text:span text:style-name="T46">palavras 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65">[]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68">…</text:span></text:span><text:span text:style-name="Source_20_Text"><text:span text:style-name="T65">.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46">numero </text:span></text:span><text:span text:style-name="Source_20_Text"><text:span text:style-name="T65">=</text:span></text:span><text:span text:style-name="Source_20_Text"><text:span text:style-name="T46"> random</text:span></text:span><text:span text:style-name="Source_20_Text"><text:span text:style-name="T65">.</text:span></text:span><text:span text:style-name="Source_20_Text"><text:span text:style-name="T46">randrange</text:span></text:span><text:span text:style-name="Source_20_Text"><text:span text:style-name="T65">(</text:span></text:span><text:span text:style-name="Source_20_Text"><text:span text:style-name="T46">primeira_linha_valida</text:span></text:span><text:span text:style-name="Source_20_Text"><text:span text:style-name="T65">,</text:span></text:span><text:span text:style-name="Source_20_Text"><text:span text:style-name="T46"> len</text:span></text:span><text:span text:style-name="Source_20_Text"><text:span text:style-name="T65">(</text:span></text:span><text:span text:style-name="Source_20_Text"><text:span text:style-name="T46">palavras</text:span></text:span><text:span text:style-name="Source_20_Text"><text:span text:style-name="T65">))</text:span></text:span></text:p>
      <text:p text:style-name="P9"><text:span text:style-name="Source_20_Text"><text:span text:style-name="T48"><text:s text:c="4"/></text:span></text:span><text:span text:style-name="Source_20_Text"><text:span text:style-name="T46">palavra_secreta </text:span></text:span><text:span text:style-name="Source_20_Text"><text:span text:style-name="T65">=</text:span></text:span><text:span text:style-name="Source_20_Text"><text:span text:style-name="T46"> palavras</text:span></text:span><text:span text:style-name="Source_20_Text"><text:span text:style-name="T65">[</text:span></text:span><text:span text:style-name="Source_20_Text"><text:span text:style-name="T46">numero</text:span></text:span><text:span text:style-name="Source_20_Text"><text:span text:style-name="T65">].</text:span></text:span><text:span text:style-name="Source_20_Text"><text:span text:style-name="T46">upper</text:span></text:span><text:span text:style-name="Source_20_Text"><text:span text:style-name="T65">()</text:span></text:span></text:p>
      <text:p text:style-name="P35"/>
      <text:p text:style-name="P9"><text:span text:style-name="Source_20_Text"><text:span text:style-name="T48"><text:s text:c="4"/></text:span></text:span><text:span text:style-name="Source_20_Text"><text:span text:style-name="T63">return</text:span></text:span><text:span text:style-name="Source_20_Text"><text:span text:style-name="T46"> palavra_secreta</text:span></text:span></text:p>
      <text:p text:style-name="P31">As seguintes utilizações da função são válidas e não geram erros na execução:</text:p>
      <text:p text:style-name="P9"><text:span text:style-name="Source_20_Text"><text:span text:style-name="T46">carrega_palavra_secreta</text:span></text:span><text:span text:style-name="Source_20_Text"><text:span text:style-name="T65">()</text:span></text:span></text:p>
      <text:p text:style-name="P9"><text:span text:style-name="Source_20_Text"><text:span text:style-name="T46">carrega_palavra_secreta</text:span></text:span><text:span text:style-name="Source_20_Text"><text:span text:style-name="T65">(</text:span></text:span><text:span text:style-name="Source_20_Text"><text:span text:style-name="T69">"frutas.txt"</text:span></text:span><text:span text:style-name="Source_20_Text"><text:span text:style-name="T65">)</text:span></text:span></text:p>
      <text:p text:style-name="P16"><text:span text:style-name="T24">Onde na primeira chamada temos a utilização do valor padrão nos dois parâmetros, ou seja, usa-se o arquivo </text:span><text:span text:style-name="Source_20_Text"><text:span text:style-name="T26">palavras.txt</text:span></text:span><text:span text:style-name="T24"> e a primeira linha válida como sendo </text:span><text:span text:style-name="Source_20_Text"><text:span text:style-name="T26">0</text:span></text:span><text:span text:style-name="T24">.</text:span></text:p>
      <text:p text:style-name="P16"><text:span text:style-name="T24">A segunda chamada já temos a utilização do arquivo </text:span><text:span text:style-name="Source_20_Text"><text:span text:style-name="T26">frutas.txt</text:span></text:span><text:span text:style-name="T24"> e a primeira linha válida como sendo a </text:span><text:span text:style-name="Source_20_Text"><text:span text:style-name="T26">0</text:span></text:span><text:span text:style-name="T24">.</text:span></text:p>
      <text:p text:style-name="P31">Para deixar mais claro que o valor passado refere-se ao nome do arquivo e não a primeira linha válida, podíamos inclusive repetir o nome do parâmetro na própria chamada:</text:p>
      <text:p text:style-name="P9"><text:span text:style-name="Source_20_Text"><text:span text:style-name="T46">carrega_palavra_secreta</text:span></text:span><text:span text:style-name="Source_20_Text"><text:span text:style-name="T65">(</text:span></text:span><text:span text:style-name="Source_20_Text"><text:span text:style-name="T46">nome_arquivo</text:span></text:span><text:span text:style-name="Source_20_Text"><text:span text:style-name="T65">=</text:span></text:span><text:span text:style-name="Source_20_Text"><text:span text:style-name="T69">"frutas.txt"</text:span></text:span><text:span text:style-name="Source_20_Text"><text:span text:style-name="T65">)</text:span></text:span></text:p>
      <text:p text:style-name="P31">Esse recurso é possível pois no Python podemos nomear os parâmetros passados.</text:p>
      <text:p text:style-name="P31">É importante saber que não é obrigatório para o correto funcionamento do código pois quando temos mais de um parâmetro opcional na definição da função, a chamada omitindo algum deles vai usar sempre a ordem de definição.</text:p>
      <text:p text:style-name="P31">Em outras palavras, fazendo:</text:p>
      <text:p text:style-name="P9"><text:span text:style-name="Source_20_Text"><text:span text:style-name="T46">carrega_palavra_secreta</text:span></text:span><text:span text:style-name="Source_20_Text"><text:span text:style-name="T65">(</text:span></text:span><text:span text:style-name="Source_20_Text"><text:span text:style-name="T83">5</text:span></text:span><text:span text:style-name="Source_20_Text"><text:span text:style-name="T65">)</text:span></text:span></text:p>
      <text:p text:style-name="P16"><text:soft-page-break/><text:span text:style-name="T24">Ao contrário do que possa parecer ele não define o parâmetro </text:span><text:span text:style-name="Source_20_Text"><text:span text:style-name="T26">primeira_linha_valida</text:span></text:span><text:span text:style-name="T24"> como </text:span><text:span text:style-name="Source_20_Text"><text:span text:style-name="T26">5</text:span></text:span><text:span text:style-name="T24"> e sim o </text:span><text:span text:style-name="Source_20_Text"><text:span text:style-name="T26">nome_arquivo</text:span></text:span><text:span text:style-name="T24"> como sendo </text:span><text:span text:style-name="Source_20_Text"><text:span text:style-name="T26">5</text:span></text:span><text:span text:style-name="T24">, o que é péssimo para o correto funcionamento da função. Logo, aqui percebe-se uma necessidade real da utilização do recurso de nomeação dos parâmetros. Ficando correta tanto na sintaxe quando na execução a seguinte chamada:</text:span></text:p>
      <text:p text:style-name="P9"><text:span text:style-name="Source_20_Text"><text:span text:style-name="T46">carrega_palavra_secreta</text:span></text:span><text:span text:style-name="Source_20_Text"><text:span text:style-name="T65">(</text:span></text:span><text:span text:style-name="Source_20_Text"><text:span text:style-name="T46">primeira_linha_valida</text:span></text:span><text:span text:style-name="Source_20_Text"><text:span text:style-name="T65">=</text:span></text:span><text:span text:style-name="Source_20_Text"><text:span text:style-name="T83">5</text:span></text:span><text:span text:style-name="Source_20_Text"><text:span text:style-name="T65">)</text:span></text:span></text:p>
      <text:p text:style-name="P31">Já na seguinte abordagem:</text:p>
      <text:p text:style-name="P9"><text:span text:style-name="Source_20_Text"><text:span text:style-name="T46">carrega_palavra_secreta</text:span></text:span><text:span text:style-name="Source_20_Text"><text:span text:style-name="T65">(</text:span></text:span><text:span text:style-name="Source_20_Text"><text:span text:style-name="T69">"frutas.txt"</text:span></text:span><text:span text:style-name="Source_20_Text"><text:span text:style-name="T65">,</text:span></text:span><text:span text:style-name="Source_20_Text"><text:span text:style-name="T46"> </text:span></text:span><text:span text:style-name="Source_20_Text"><text:span text:style-name="T83">5</text:span></text:span><text:span text:style-name="Source_20_Text"><text:span text:style-name="T65">)</text:span></text:span></text:p>
      <text:p text:style-name="P16"><text:span text:style-name="T24">Temos a utilização do arquivo </text:span><text:span text:style-name="Source_20_Text"><text:span text:style-name="T26">frutas.txt</text:span></text:span><text:span text:style-name="T24"> e a primeira linha válida como sendo a quinta.</text:span></text:p>
      <text:p text:style-name="P31">Poderíamos inclusive nomeá-los:</text:p>
      <text:p text:style-name="P9"><text:span text:style-name="Source_20_Text"><text:span text:style-name="T46">carrega_palavra_secreta</text:span></text:span><text:span text:style-name="Source_20_Text"><text:span text:style-name="T65">(</text:span></text:span><text:span text:style-name="Source_20_Text"><text:span text:style-name="T46">nome_arquivo</text:span></text:span><text:span text:style-name="Source_20_Text"><text:span text:style-name="T65">=</text:span></text:span><text:span text:style-name="Source_20_Text"><text:span text:style-name="T69">"frutas.txt"</text:span></text:span><text:span text:style-name="Source_20_Text"><text:span text:style-name="T65">,</text:span></text:span><text:span text:style-name="Source_20_Text"><text:span text:style-name="T46"> primeira_linha_valida</text:span></text:span><text:span text:style-name="Source_20_Text"><text:span text:style-name="T65">=</text:span></text:span><text:span text:style-name="Source_20_Text"><text:span text:style-name="T46"> </text:span></text:span><text:span text:style-name="Source_20_Text"><text:span text:style-name="T83">5</text:span></text:span><text:span text:style-name="Source_20_Text"><text:span text:style-name="T65">)</text:span></text:span></text:p>
      <text:p text:style-name="P31">E até mesmo trocar a ordem, já que estão nomeados:</text:p>
      <text:p text:style-name="P9"><text:span text:style-name="Source_20_Text"><text:span text:style-name="T46">carrega_palavra_secreta</text:span></text:span><text:span text:style-name="Source_20_Text"><text:span text:style-name="T65">(</text:span></text:span><text:span text:style-name="Source_20_Text"><text:span text:style-name="T46">primeira_linha_valida</text:span></text:span><text:span text:style-name="Source_20_Text"><text:span text:style-name="T65">=</text:span></text:span><text:span text:style-name="Source_20_Text"><text:span text:style-name="T83">5</text:span></text:span><text:span text:style-name="Source_20_Text"><text:span text:style-name="T65">,</text:span></text:span><text:span text:style-name="Source_20_Text"><text:span text:style-name="T46"> nome_arquivo</text:span></text:span><text:span text:style-name="Source_20_Text"><text:span text:style-name="T65">=</text:span></text:span><text:span text:style-name="Source_20_Text"><text:span text:style-name="T69">"frutas.txt"</text:span></text:span><text:span text:style-name="Source_20_Text"><text:span text:style-name="T65">)</text:span></text:span></text:p>
      <text:p text:style-name="P31">Parâmetros opcionais e nomeados são recursos bastante poderosos para um código mais flexível e legível. Nem todas as linguagens possuem isso, aproveite o seu Python!</text:p>
      <text:p text:style-name="Text_20_body"><text:span text:style-name="T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onaco, 'Andale Mono', monospace"/>
    <style:font-face style:name="Lohit Devanagari1" svg:font-family="'Lohit Devanagari'"/>
    <style:font-face style:name="Open Sans" svg:font-family="'Open Sans', sans-serif"/>
    <style:font-face style:name="Open sans" svg:font-family="'Open sans', sans-serif"/>
    <style:font-face style:name="Source Serif Pro" svg:font-family="'Source Serif Pro', serif"/>
    <style:font-face style:name="monospace" svg:font-family="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Spranq eco sans" svg:font-family="'Spranq eco sans'" style:font-family-generic="roman" style:font-pitch="variable"/>
    <style:font-face style:name="Spranq eco sans1" svg:font-family="'Spranq eco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Spranq eco sans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pranq eco sans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pranq eco sans1" fo:font-family="'Spranq eco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Spranq eco sans" fo:font-family="'Spranq eco sans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Spranq eco sans" fo:font-family="'Spranq eco sans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8T10:21:08.296093354</meta:creation-date>
    <dc:date>2020-05-20T11:59:05.754056112</dc:date>
    <meta:editing-duration>PT1H32M28S</meta:editing-duration>
    <meta:editing-cycles>7</meta:editing-cycles>
    <meta:generator>LibreOffice/6.0.3.2$Linux_X86_64 LibreOffice_project/00m0$Build-2</meta:generator>
    <meta:document-statistic meta:table-count="0" meta:image-count="0" meta:object-count="0" meta:page-count="101" meta:paragraph-count="2004" meta:word-count="16250" meta:character-count="110879" meta:non-whitespace-character-count="90549"/>
  </office:meta>
</office:document-meta>
</file>